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0.8819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1.032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hresholding_results" table:style-name="ta1">
        <table:shapes>
          <draw:frame draw:z-index="0" draw:style-name="gr1" draw:text-style-name="P1" svg:width="6.302in" svg:height="3.5449in" svg:x="8.4638in" svg:y="1.5583in">
            <draw:object draw:notify-on-update-of-ranges="thresholding_results.D1:thresholding_results.D1 thresholding_results.D2:thresholding_results.D15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09in" svg:height="3.5449in" svg:x="8.4965in" svg:y="5.4799in">
            <draw:object draw:notify-on-update-of-ranges="thresholding_results.F1:thresholding_results.F1 thresholding_results.F2:thresholding_results.F1501 thresholding_results.G1:thresholding_results.G1 thresholding_results.G2:thresholding_results.G15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hreshold value</text:p>
          </table:table-cell>
          <table:table-cell office:value-type="string" calcext:value-type="string">
            <text:p><text:s/>element size</text:p>
          </table:table-cell>
          <table:table-cell office:value-type="string" calcext:value-type="string">
            <text:p><text:s/>nb of pixels</text:p>
          </table:table-cell>
          <table:table-cell office:value-type="string" calcext:value-type="string">
            <text:p><text:s/>correct pixels</text:p>
          </table:table-cell>
          <table:table-cell office:value-type="string" calcext:value-type="string">
            <text:p><text:s/>wrong pixels</text:p>
          </table:table-cell>
          <table:table-cell office:value-type="string" calcext:value-type="string">
            <text:p><text:s/>false path</text:p>
          </table:table-cell>
          <table:table-cell office:value-type="string" calcext:value-type="string">
            <text:p><text:s/>false obstacl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8657" calcext:value-type="float">
            <text:p>608657</text:p>
          </table:table-cell>
          <table:table-cell office:value-type="float" office:value="580295" calcext:value-type="float">
            <text:p>580295</text:p>
          </table:table-cell>
          <table:table-cell office:value-type="float" office:value="16483" calcext:value-type="float">
            <text:p>16483</text:p>
          </table:table-cell>
          <table:table-cell office:value-type="float" office:value="563812" calcext:value-type="float">
            <text:p>5638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8657" calcext:value-type="float">
            <text:p>608657</text:p>
          </table:table-cell>
          <table:table-cell office:value-type="float" office:value="580295" calcext:value-type="float">
            <text:p>580295</text:p>
          </table:table-cell>
          <table:table-cell office:value-type="float" office:value="16483" calcext:value-type="float">
            <text:p>16483</text:p>
          </table:table-cell>
          <table:table-cell office:value-type="float" office:value="563812" calcext:value-type="float">
            <text:p>5638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8657" calcext:value-type="float">
            <text:p>608657</text:p>
          </table:table-cell>
          <table:table-cell office:value-type="float" office:value="580295" calcext:value-type="float">
            <text:p>580295</text:p>
          </table:table-cell>
          <table:table-cell office:value-type="float" office:value="16483" calcext:value-type="float">
            <text:p>16483</text:p>
          </table:table-cell>
          <table:table-cell office:value-type="float" office:value="563812" calcext:value-type="float">
            <text:p>5638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8657" calcext:value-type="float">
            <text:p>608657</text:p>
          </table:table-cell>
          <table:table-cell office:value-type="float" office:value="580295" calcext:value-type="float">
            <text:p>580295</text:p>
          </table:table-cell>
          <table:table-cell office:value-type="float" office:value="16483" calcext:value-type="float">
            <text:p>16483</text:p>
          </table:table-cell>
          <table:table-cell office:value-type="float" office:value="563812" calcext:value-type="float">
            <text:p>5638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8657" calcext:value-type="float">
            <text:p>608657</text:p>
          </table:table-cell>
          <table:table-cell office:value-type="float" office:value="580295" calcext:value-type="float">
            <text:p>580295</text:p>
          </table:table-cell>
          <table:table-cell office:value-type="float" office:value="16483" calcext:value-type="float">
            <text:p>16483</text:p>
          </table:table-cell>
          <table:table-cell office:value-type="float" office:value="563812" calcext:value-type="float">
            <text:p>5638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8657" calcext:value-type="float">
            <text:p>608657</text:p>
          </table:table-cell>
          <table:table-cell office:value-type="float" office:value="580295" calcext:value-type="float">
            <text:p>580295</text:p>
          </table:table-cell>
          <table:table-cell office:value-type="float" office:value="16483" calcext:value-type="float">
            <text:p>16483</text:p>
          </table:table-cell>
          <table:table-cell office:value-type="float" office:value="563812" calcext:value-type="float">
            <text:p>5638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8657" calcext:value-type="float">
            <text:p>608657</text:p>
          </table:table-cell>
          <table:table-cell office:value-type="float" office:value="580295" calcext:value-type="float">
            <text:p>580295</text:p>
          </table:table-cell>
          <table:table-cell office:value-type="float" office:value="16483" calcext:value-type="float">
            <text:p>16483</text:p>
          </table:table-cell>
          <table:table-cell office:value-type="float" office:value="563812" calcext:value-type="float">
            <text:p>5638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8657" calcext:value-type="float">
            <text:p>608657</text:p>
          </table:table-cell>
          <table:table-cell office:value-type="float" office:value="580295" calcext:value-type="float">
            <text:p>580295</text:p>
          </table:table-cell>
          <table:table-cell office:value-type="float" office:value="16483" calcext:value-type="float">
            <text:p>16483</text:p>
          </table:table-cell>
          <table:table-cell office:value-type="float" office:value="563812" calcext:value-type="float">
            <text:p>5638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8657" calcext:value-type="float">
            <text:p>608657</text:p>
          </table:table-cell>
          <table:table-cell office:value-type="float" office:value="580295" calcext:value-type="float">
            <text:p>580295</text:p>
          </table:table-cell>
          <table:table-cell office:value-type="float" office:value="16483" calcext:value-type="float">
            <text:p>16483</text:p>
          </table:table-cell>
          <table:table-cell office:value-type="float" office:value="563812" calcext:value-type="float">
            <text:p>5638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8657" calcext:value-type="float">
            <text:p>608657</text:p>
          </table:table-cell>
          <table:table-cell office:value-type="float" office:value="580295" calcext:value-type="float">
            <text:p>580295</text:p>
          </table:table-cell>
          <table:table-cell office:value-type="float" office:value="16483" calcext:value-type="float">
            <text:p>16483</text:p>
          </table:table-cell>
          <table:table-cell office:value-type="float" office:value="563812" calcext:value-type="float">
            <text:p>5638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8657" calcext:value-type="float">
            <text:p>608657</text:p>
          </table:table-cell>
          <table:table-cell office:value-type="float" office:value="580295" calcext:value-type="float">
            <text:p>580295</text:p>
          </table:table-cell>
          <table:table-cell office:value-type="float" office:value="16483" calcext:value-type="float">
            <text:p>16483</text:p>
          </table:table-cell>
          <table:table-cell office:value-type="float" office:value="563812" calcext:value-type="float">
            <text:p>5638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8657" calcext:value-type="float">
            <text:p>608657</text:p>
          </table:table-cell>
          <table:table-cell office:value-type="float" office:value="580295" calcext:value-type="float">
            <text:p>580295</text:p>
          </table:table-cell>
          <table:table-cell office:value-type="float" office:value="16483" calcext:value-type="float">
            <text:p>16483</text:p>
          </table:table-cell>
          <table:table-cell office:value-type="float" office:value="563812" calcext:value-type="float">
            <text:p>5638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8657" calcext:value-type="float">
            <text:p>608657</text:p>
          </table:table-cell>
          <table:table-cell office:value-type="float" office:value="580295" calcext:value-type="float">
            <text:p>580295</text:p>
          </table:table-cell>
          <table:table-cell office:value-type="float" office:value="16483" calcext:value-type="float">
            <text:p>16483</text:p>
          </table:table-cell>
          <table:table-cell office:value-type="float" office:value="563812" calcext:value-type="float">
            <text:p>5638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8657" calcext:value-type="float">
            <text:p>608657</text:p>
          </table:table-cell>
          <table:table-cell office:value-type="float" office:value="580295" calcext:value-type="float">
            <text:p>580295</text:p>
          </table:table-cell>
          <table:table-cell office:value-type="float" office:value="16483" calcext:value-type="float">
            <text:p>16483</text:p>
          </table:table-cell>
          <table:table-cell office:value-type="float" office:value="563812" calcext:value-type="float">
            <text:p>5638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8657" calcext:value-type="float">
            <text:p>608657</text:p>
          </table:table-cell>
          <table:table-cell office:value-type="float" office:value="580295" calcext:value-type="float">
            <text:p>580295</text:p>
          </table:table-cell>
          <table:table-cell office:value-type="float" office:value="16483" calcext:value-type="float">
            <text:p>16483</text:p>
          </table:table-cell>
          <table:table-cell office:value-type="float" office:value="563812" calcext:value-type="float">
            <text:p>5638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4228" calcext:value-type="float">
            <text:p>604228</text:p>
          </table:table-cell>
          <table:table-cell office:value-type="float" office:value="584724" calcext:value-type="float">
            <text:p>584724</text:p>
          </table:table-cell>
          <table:table-cell office:value-type="float" office:value="21101" calcext:value-type="float">
            <text:p>21101</text:p>
          </table:table-cell>
          <table:table-cell office:value-type="float" office:value="563623" calcext:value-type="float">
            <text:p>5636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4228" calcext:value-type="float">
            <text:p>604228</text:p>
          </table:table-cell>
          <table:table-cell office:value-type="float" office:value="584724" calcext:value-type="float">
            <text:p>584724</text:p>
          </table:table-cell>
          <table:table-cell office:value-type="float" office:value="21101" calcext:value-type="float">
            <text:p>21101</text:p>
          </table:table-cell>
          <table:table-cell office:value-type="float" office:value="563623" calcext:value-type="float">
            <text:p>5636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4228" calcext:value-type="float">
            <text:p>604228</text:p>
          </table:table-cell>
          <table:table-cell office:value-type="float" office:value="584724" calcext:value-type="float">
            <text:p>584724</text:p>
          </table:table-cell>
          <table:table-cell office:value-type="float" office:value="21101" calcext:value-type="float">
            <text:p>21101</text:p>
          </table:table-cell>
          <table:table-cell office:value-type="float" office:value="563623" calcext:value-type="float">
            <text:p>5636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4228" calcext:value-type="float">
            <text:p>604228</text:p>
          </table:table-cell>
          <table:table-cell office:value-type="float" office:value="584724" calcext:value-type="float">
            <text:p>584724</text:p>
          </table:table-cell>
          <table:table-cell office:value-type="float" office:value="21101" calcext:value-type="float">
            <text:p>21101</text:p>
          </table:table-cell>
          <table:table-cell office:value-type="float" office:value="563623" calcext:value-type="float">
            <text:p>5636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4228" calcext:value-type="float">
            <text:p>604228</text:p>
          </table:table-cell>
          <table:table-cell office:value-type="float" office:value="584724" calcext:value-type="float">
            <text:p>584724</text:p>
          </table:table-cell>
          <table:table-cell office:value-type="float" office:value="21101" calcext:value-type="float">
            <text:p>21101</text:p>
          </table:table-cell>
          <table:table-cell office:value-type="float" office:value="563623" calcext:value-type="float">
            <text:p>5636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4228" calcext:value-type="float">
            <text:p>604228</text:p>
          </table:table-cell>
          <table:table-cell office:value-type="float" office:value="584724" calcext:value-type="float">
            <text:p>584724</text:p>
          </table:table-cell>
          <table:table-cell office:value-type="float" office:value="21101" calcext:value-type="float">
            <text:p>21101</text:p>
          </table:table-cell>
          <table:table-cell office:value-type="float" office:value="563623" calcext:value-type="float">
            <text:p>5636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4228" calcext:value-type="float">
            <text:p>604228</text:p>
          </table:table-cell>
          <table:table-cell office:value-type="float" office:value="584724" calcext:value-type="float">
            <text:p>584724</text:p>
          </table:table-cell>
          <table:table-cell office:value-type="float" office:value="21101" calcext:value-type="float">
            <text:p>21101</text:p>
          </table:table-cell>
          <table:table-cell office:value-type="float" office:value="563623" calcext:value-type="float">
            <text:p>5636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4228" calcext:value-type="float">
            <text:p>604228</text:p>
          </table:table-cell>
          <table:table-cell office:value-type="float" office:value="584724" calcext:value-type="float">
            <text:p>584724</text:p>
          </table:table-cell>
          <table:table-cell office:value-type="float" office:value="21101" calcext:value-type="float">
            <text:p>21101</text:p>
          </table:table-cell>
          <table:table-cell office:value-type="float" office:value="563623" calcext:value-type="float">
            <text:p>5636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4228" calcext:value-type="float">
            <text:p>604228</text:p>
          </table:table-cell>
          <table:table-cell office:value-type="float" office:value="584724" calcext:value-type="float">
            <text:p>584724</text:p>
          </table:table-cell>
          <table:table-cell office:value-type="float" office:value="21101" calcext:value-type="float">
            <text:p>21101</text:p>
          </table:table-cell>
          <table:table-cell office:value-type="float" office:value="563623" calcext:value-type="float">
            <text:p>5636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4228" calcext:value-type="float">
            <text:p>604228</text:p>
          </table:table-cell>
          <table:table-cell office:value-type="float" office:value="584724" calcext:value-type="float">
            <text:p>584724</text:p>
          </table:table-cell>
          <table:table-cell office:value-type="float" office:value="21101" calcext:value-type="float">
            <text:p>21101</text:p>
          </table:table-cell>
          <table:table-cell office:value-type="float" office:value="563623" calcext:value-type="float">
            <text:p>5636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4228" calcext:value-type="float">
            <text:p>604228</text:p>
          </table:table-cell>
          <table:table-cell office:value-type="float" office:value="584724" calcext:value-type="float">
            <text:p>584724</text:p>
          </table:table-cell>
          <table:table-cell office:value-type="float" office:value="21101" calcext:value-type="float">
            <text:p>21101</text:p>
          </table:table-cell>
          <table:table-cell office:value-type="float" office:value="563623" calcext:value-type="float">
            <text:p>5636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4228" calcext:value-type="float">
            <text:p>604228</text:p>
          </table:table-cell>
          <table:table-cell office:value-type="float" office:value="584724" calcext:value-type="float">
            <text:p>584724</text:p>
          </table:table-cell>
          <table:table-cell office:value-type="float" office:value="21101" calcext:value-type="float">
            <text:p>21101</text:p>
          </table:table-cell>
          <table:table-cell office:value-type="float" office:value="563623" calcext:value-type="float">
            <text:p>5636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4228" calcext:value-type="float">
            <text:p>604228</text:p>
          </table:table-cell>
          <table:table-cell office:value-type="float" office:value="584724" calcext:value-type="float">
            <text:p>584724</text:p>
          </table:table-cell>
          <table:table-cell office:value-type="float" office:value="21101" calcext:value-type="float">
            <text:p>21101</text:p>
          </table:table-cell>
          <table:table-cell office:value-type="float" office:value="563623" calcext:value-type="float">
            <text:p>5636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4228" calcext:value-type="float">
            <text:p>604228</text:p>
          </table:table-cell>
          <table:table-cell office:value-type="float" office:value="584724" calcext:value-type="float">
            <text:p>584724</text:p>
          </table:table-cell>
          <table:table-cell office:value-type="float" office:value="21101" calcext:value-type="float">
            <text:p>21101</text:p>
          </table:table-cell>
          <table:table-cell office:value-type="float" office:value="563623" calcext:value-type="float">
            <text:p>5636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4228" calcext:value-type="float">
            <text:p>604228</text:p>
          </table:table-cell>
          <table:table-cell office:value-type="float" office:value="584724" calcext:value-type="float">
            <text:p>584724</text:p>
          </table:table-cell>
          <table:table-cell office:value-type="float" office:value="21101" calcext:value-type="float">
            <text:p>21101</text:p>
          </table:table-cell>
          <table:table-cell office:value-type="float" office:value="563623" calcext:value-type="float">
            <text:p>5636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9177" calcext:value-type="float">
            <text:p>599177</text:p>
          </table:table-cell>
          <table:table-cell office:value-type="float" office:value="589775" calcext:value-type="float">
            <text:p>589775</text:p>
          </table:table-cell>
          <table:table-cell office:value-type="float" office:value="26344" calcext:value-type="float">
            <text:p>26344</text:p>
          </table:table-cell>
          <table:table-cell office:value-type="float" office:value="563431" calcext:value-type="float">
            <text:p>5634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9177" calcext:value-type="float">
            <text:p>599177</text:p>
          </table:table-cell>
          <table:table-cell office:value-type="float" office:value="589775" calcext:value-type="float">
            <text:p>589775</text:p>
          </table:table-cell>
          <table:table-cell office:value-type="float" office:value="26344" calcext:value-type="float">
            <text:p>26344</text:p>
          </table:table-cell>
          <table:table-cell office:value-type="float" office:value="563431" calcext:value-type="float">
            <text:p>5634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9177" calcext:value-type="float">
            <text:p>599177</text:p>
          </table:table-cell>
          <table:table-cell office:value-type="float" office:value="589775" calcext:value-type="float">
            <text:p>589775</text:p>
          </table:table-cell>
          <table:table-cell office:value-type="float" office:value="26344" calcext:value-type="float">
            <text:p>26344</text:p>
          </table:table-cell>
          <table:table-cell office:value-type="float" office:value="563431" calcext:value-type="float">
            <text:p>5634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9177" calcext:value-type="float">
            <text:p>599177</text:p>
          </table:table-cell>
          <table:table-cell office:value-type="float" office:value="589775" calcext:value-type="float">
            <text:p>589775</text:p>
          </table:table-cell>
          <table:table-cell office:value-type="float" office:value="26344" calcext:value-type="float">
            <text:p>26344</text:p>
          </table:table-cell>
          <table:table-cell office:value-type="float" office:value="563431" calcext:value-type="float">
            <text:p>5634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9177" calcext:value-type="float">
            <text:p>599177</text:p>
          </table:table-cell>
          <table:table-cell office:value-type="float" office:value="589775" calcext:value-type="float">
            <text:p>589775</text:p>
          </table:table-cell>
          <table:table-cell office:value-type="float" office:value="26344" calcext:value-type="float">
            <text:p>26344</text:p>
          </table:table-cell>
          <table:table-cell office:value-type="float" office:value="563431" calcext:value-type="float">
            <text:p>5634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9177" calcext:value-type="float">
            <text:p>599177</text:p>
          </table:table-cell>
          <table:table-cell office:value-type="float" office:value="589775" calcext:value-type="float">
            <text:p>589775</text:p>
          </table:table-cell>
          <table:table-cell office:value-type="float" office:value="26344" calcext:value-type="float">
            <text:p>26344</text:p>
          </table:table-cell>
          <table:table-cell office:value-type="float" office:value="563431" calcext:value-type="float">
            <text:p>5634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9177" calcext:value-type="float">
            <text:p>599177</text:p>
          </table:table-cell>
          <table:table-cell office:value-type="float" office:value="589775" calcext:value-type="float">
            <text:p>589775</text:p>
          </table:table-cell>
          <table:table-cell office:value-type="float" office:value="26344" calcext:value-type="float">
            <text:p>26344</text:p>
          </table:table-cell>
          <table:table-cell office:value-type="float" office:value="563431" calcext:value-type="float">
            <text:p>5634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9177" calcext:value-type="float">
            <text:p>599177</text:p>
          </table:table-cell>
          <table:table-cell office:value-type="float" office:value="589775" calcext:value-type="float">
            <text:p>589775</text:p>
          </table:table-cell>
          <table:table-cell office:value-type="float" office:value="26344" calcext:value-type="float">
            <text:p>26344</text:p>
          </table:table-cell>
          <table:table-cell office:value-type="float" office:value="563431" calcext:value-type="float">
            <text:p>5634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9177" calcext:value-type="float">
            <text:p>599177</text:p>
          </table:table-cell>
          <table:table-cell office:value-type="float" office:value="589775" calcext:value-type="float">
            <text:p>589775</text:p>
          </table:table-cell>
          <table:table-cell office:value-type="float" office:value="26344" calcext:value-type="float">
            <text:p>26344</text:p>
          </table:table-cell>
          <table:table-cell office:value-type="float" office:value="563431" calcext:value-type="float">
            <text:p>5634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9177" calcext:value-type="float">
            <text:p>599177</text:p>
          </table:table-cell>
          <table:table-cell office:value-type="float" office:value="589775" calcext:value-type="float">
            <text:p>589775</text:p>
          </table:table-cell>
          <table:table-cell office:value-type="float" office:value="26344" calcext:value-type="float">
            <text:p>26344</text:p>
          </table:table-cell>
          <table:table-cell office:value-type="float" office:value="563431" calcext:value-type="float">
            <text:p>5634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9177" calcext:value-type="float">
            <text:p>599177</text:p>
          </table:table-cell>
          <table:table-cell office:value-type="float" office:value="589775" calcext:value-type="float">
            <text:p>589775</text:p>
          </table:table-cell>
          <table:table-cell office:value-type="float" office:value="26344" calcext:value-type="float">
            <text:p>26344</text:p>
          </table:table-cell>
          <table:table-cell office:value-type="float" office:value="563431" calcext:value-type="float">
            <text:p>5634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9177" calcext:value-type="float">
            <text:p>599177</text:p>
          </table:table-cell>
          <table:table-cell office:value-type="float" office:value="589775" calcext:value-type="float">
            <text:p>589775</text:p>
          </table:table-cell>
          <table:table-cell office:value-type="float" office:value="26344" calcext:value-type="float">
            <text:p>26344</text:p>
          </table:table-cell>
          <table:table-cell office:value-type="float" office:value="563431" calcext:value-type="float">
            <text:p>5634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9177" calcext:value-type="float">
            <text:p>599177</text:p>
          </table:table-cell>
          <table:table-cell office:value-type="float" office:value="589775" calcext:value-type="float">
            <text:p>589775</text:p>
          </table:table-cell>
          <table:table-cell office:value-type="float" office:value="26344" calcext:value-type="float">
            <text:p>26344</text:p>
          </table:table-cell>
          <table:table-cell office:value-type="float" office:value="563431" calcext:value-type="float">
            <text:p>5634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9177" calcext:value-type="float">
            <text:p>599177</text:p>
          </table:table-cell>
          <table:table-cell office:value-type="float" office:value="589775" calcext:value-type="float">
            <text:p>589775</text:p>
          </table:table-cell>
          <table:table-cell office:value-type="float" office:value="26344" calcext:value-type="float">
            <text:p>26344</text:p>
          </table:table-cell>
          <table:table-cell office:value-type="float" office:value="563431" calcext:value-type="float">
            <text:p>5634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9177" calcext:value-type="float">
            <text:p>599177</text:p>
          </table:table-cell>
          <table:table-cell office:value-type="float" office:value="589775" calcext:value-type="float">
            <text:p>589775</text:p>
          </table:table-cell>
          <table:table-cell office:value-type="float" office:value="26344" calcext:value-type="float">
            <text:p>26344</text:p>
          </table:table-cell>
          <table:table-cell office:value-type="float" office:value="563431" calcext:value-type="float">
            <text:p>5634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3407" calcext:value-type="float">
            <text:p>593407</text:p>
          </table:table-cell>
          <table:table-cell office:value-type="float" office:value="595545" calcext:value-type="float">
            <text:p>595545</text:p>
          </table:table-cell>
          <table:table-cell office:value-type="float" office:value="32351" calcext:value-type="float">
            <text:p>32351</text:p>
          </table:table-cell>
          <table:table-cell office:value-type="float" office:value="563194" calcext:value-type="float">
            <text:p>5631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3407" calcext:value-type="float">
            <text:p>593407</text:p>
          </table:table-cell>
          <table:table-cell office:value-type="float" office:value="595545" calcext:value-type="float">
            <text:p>595545</text:p>
          </table:table-cell>
          <table:table-cell office:value-type="float" office:value="32351" calcext:value-type="float">
            <text:p>32351</text:p>
          </table:table-cell>
          <table:table-cell office:value-type="float" office:value="563194" calcext:value-type="float">
            <text:p>5631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3407" calcext:value-type="float">
            <text:p>593407</text:p>
          </table:table-cell>
          <table:table-cell office:value-type="float" office:value="595545" calcext:value-type="float">
            <text:p>595545</text:p>
          </table:table-cell>
          <table:table-cell office:value-type="float" office:value="32351" calcext:value-type="float">
            <text:p>32351</text:p>
          </table:table-cell>
          <table:table-cell office:value-type="float" office:value="563194" calcext:value-type="float">
            <text:p>5631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3407" calcext:value-type="float">
            <text:p>593407</text:p>
          </table:table-cell>
          <table:table-cell office:value-type="float" office:value="595545" calcext:value-type="float">
            <text:p>595545</text:p>
          </table:table-cell>
          <table:table-cell office:value-type="float" office:value="32351" calcext:value-type="float">
            <text:p>32351</text:p>
          </table:table-cell>
          <table:table-cell office:value-type="float" office:value="563194" calcext:value-type="float">
            <text:p>5631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3407" calcext:value-type="float">
            <text:p>593407</text:p>
          </table:table-cell>
          <table:table-cell office:value-type="float" office:value="595545" calcext:value-type="float">
            <text:p>595545</text:p>
          </table:table-cell>
          <table:table-cell office:value-type="float" office:value="32351" calcext:value-type="float">
            <text:p>32351</text:p>
          </table:table-cell>
          <table:table-cell office:value-type="float" office:value="563194" calcext:value-type="float">
            <text:p>5631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3407" calcext:value-type="float">
            <text:p>593407</text:p>
          </table:table-cell>
          <table:table-cell office:value-type="float" office:value="595545" calcext:value-type="float">
            <text:p>595545</text:p>
          </table:table-cell>
          <table:table-cell office:value-type="float" office:value="32351" calcext:value-type="float">
            <text:p>32351</text:p>
          </table:table-cell>
          <table:table-cell office:value-type="float" office:value="563194" calcext:value-type="float">
            <text:p>5631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3407" calcext:value-type="float">
            <text:p>593407</text:p>
          </table:table-cell>
          <table:table-cell office:value-type="float" office:value="595545" calcext:value-type="float">
            <text:p>595545</text:p>
          </table:table-cell>
          <table:table-cell office:value-type="float" office:value="32351" calcext:value-type="float">
            <text:p>32351</text:p>
          </table:table-cell>
          <table:table-cell office:value-type="float" office:value="563194" calcext:value-type="float">
            <text:p>5631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3407" calcext:value-type="float">
            <text:p>593407</text:p>
          </table:table-cell>
          <table:table-cell office:value-type="float" office:value="595545" calcext:value-type="float">
            <text:p>595545</text:p>
          </table:table-cell>
          <table:table-cell office:value-type="float" office:value="32351" calcext:value-type="float">
            <text:p>32351</text:p>
          </table:table-cell>
          <table:table-cell office:value-type="float" office:value="563194" calcext:value-type="float">
            <text:p>5631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3407" calcext:value-type="float">
            <text:p>593407</text:p>
          </table:table-cell>
          <table:table-cell office:value-type="float" office:value="595545" calcext:value-type="float">
            <text:p>595545</text:p>
          </table:table-cell>
          <table:table-cell office:value-type="float" office:value="32351" calcext:value-type="float">
            <text:p>32351</text:p>
          </table:table-cell>
          <table:table-cell office:value-type="float" office:value="563194" calcext:value-type="float">
            <text:p>5631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3407" calcext:value-type="float">
            <text:p>593407</text:p>
          </table:table-cell>
          <table:table-cell office:value-type="float" office:value="595545" calcext:value-type="float">
            <text:p>595545</text:p>
          </table:table-cell>
          <table:table-cell office:value-type="float" office:value="32351" calcext:value-type="float">
            <text:p>32351</text:p>
          </table:table-cell>
          <table:table-cell office:value-type="float" office:value="563194" calcext:value-type="float">
            <text:p>5631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3407" calcext:value-type="float">
            <text:p>593407</text:p>
          </table:table-cell>
          <table:table-cell office:value-type="float" office:value="595545" calcext:value-type="float">
            <text:p>595545</text:p>
          </table:table-cell>
          <table:table-cell office:value-type="float" office:value="32351" calcext:value-type="float">
            <text:p>32351</text:p>
          </table:table-cell>
          <table:table-cell office:value-type="float" office:value="563194" calcext:value-type="float">
            <text:p>5631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3407" calcext:value-type="float">
            <text:p>593407</text:p>
          </table:table-cell>
          <table:table-cell office:value-type="float" office:value="595545" calcext:value-type="float">
            <text:p>595545</text:p>
          </table:table-cell>
          <table:table-cell office:value-type="float" office:value="32351" calcext:value-type="float">
            <text:p>32351</text:p>
          </table:table-cell>
          <table:table-cell office:value-type="float" office:value="563194" calcext:value-type="float">
            <text:p>5631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3407" calcext:value-type="float">
            <text:p>593407</text:p>
          </table:table-cell>
          <table:table-cell office:value-type="float" office:value="595545" calcext:value-type="float">
            <text:p>595545</text:p>
          </table:table-cell>
          <table:table-cell office:value-type="float" office:value="32351" calcext:value-type="float">
            <text:p>32351</text:p>
          </table:table-cell>
          <table:table-cell office:value-type="float" office:value="563194" calcext:value-type="float">
            <text:p>5631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3407" calcext:value-type="float">
            <text:p>593407</text:p>
          </table:table-cell>
          <table:table-cell office:value-type="float" office:value="595545" calcext:value-type="float">
            <text:p>595545</text:p>
          </table:table-cell>
          <table:table-cell office:value-type="float" office:value="32351" calcext:value-type="float">
            <text:p>32351</text:p>
          </table:table-cell>
          <table:table-cell office:value-type="float" office:value="563194" calcext:value-type="float">
            <text:p>5631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3407" calcext:value-type="float">
            <text:p>593407</text:p>
          </table:table-cell>
          <table:table-cell office:value-type="float" office:value="595545" calcext:value-type="float">
            <text:p>595545</text:p>
          </table:table-cell>
          <table:table-cell office:value-type="float" office:value="32351" calcext:value-type="float">
            <text:p>32351</text:p>
          </table:table-cell>
          <table:table-cell office:value-type="float" office:value="563194" calcext:value-type="float">
            <text:p>5631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7104" calcext:value-type="float">
            <text:p>587104</text:p>
          </table:table-cell>
          <table:table-cell office:value-type="float" office:value="601848" calcext:value-type="float">
            <text:p>601848</text:p>
          </table:table-cell>
          <table:table-cell office:value-type="float" office:value="38931" calcext:value-type="float">
            <text:p>38931</text:p>
          </table:table-cell>
          <table:table-cell office:value-type="float" office:value="562917" calcext:value-type="float">
            <text:p>5629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7104" calcext:value-type="float">
            <text:p>587104</text:p>
          </table:table-cell>
          <table:table-cell office:value-type="float" office:value="601848" calcext:value-type="float">
            <text:p>601848</text:p>
          </table:table-cell>
          <table:table-cell office:value-type="float" office:value="38931" calcext:value-type="float">
            <text:p>38931</text:p>
          </table:table-cell>
          <table:table-cell office:value-type="float" office:value="562917" calcext:value-type="float">
            <text:p>5629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7104" calcext:value-type="float">
            <text:p>587104</text:p>
          </table:table-cell>
          <table:table-cell office:value-type="float" office:value="601848" calcext:value-type="float">
            <text:p>601848</text:p>
          </table:table-cell>
          <table:table-cell office:value-type="float" office:value="38931" calcext:value-type="float">
            <text:p>38931</text:p>
          </table:table-cell>
          <table:table-cell office:value-type="float" office:value="562917" calcext:value-type="float">
            <text:p>5629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7104" calcext:value-type="float">
            <text:p>587104</text:p>
          </table:table-cell>
          <table:table-cell office:value-type="float" office:value="601848" calcext:value-type="float">
            <text:p>601848</text:p>
          </table:table-cell>
          <table:table-cell office:value-type="float" office:value="38931" calcext:value-type="float">
            <text:p>38931</text:p>
          </table:table-cell>
          <table:table-cell office:value-type="float" office:value="562917" calcext:value-type="float">
            <text:p>5629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7104" calcext:value-type="float">
            <text:p>587104</text:p>
          </table:table-cell>
          <table:table-cell office:value-type="float" office:value="601848" calcext:value-type="float">
            <text:p>601848</text:p>
          </table:table-cell>
          <table:table-cell office:value-type="float" office:value="38931" calcext:value-type="float">
            <text:p>38931</text:p>
          </table:table-cell>
          <table:table-cell office:value-type="float" office:value="562917" calcext:value-type="float">
            <text:p>5629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7104" calcext:value-type="float">
            <text:p>587104</text:p>
          </table:table-cell>
          <table:table-cell office:value-type="float" office:value="601848" calcext:value-type="float">
            <text:p>601848</text:p>
          </table:table-cell>
          <table:table-cell office:value-type="float" office:value="38931" calcext:value-type="float">
            <text:p>38931</text:p>
          </table:table-cell>
          <table:table-cell office:value-type="float" office:value="562917" calcext:value-type="float">
            <text:p>5629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7104" calcext:value-type="float">
            <text:p>587104</text:p>
          </table:table-cell>
          <table:table-cell office:value-type="float" office:value="601848" calcext:value-type="float">
            <text:p>601848</text:p>
          </table:table-cell>
          <table:table-cell office:value-type="float" office:value="38931" calcext:value-type="float">
            <text:p>38931</text:p>
          </table:table-cell>
          <table:table-cell office:value-type="float" office:value="562917" calcext:value-type="float">
            <text:p>5629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7104" calcext:value-type="float">
            <text:p>587104</text:p>
          </table:table-cell>
          <table:table-cell office:value-type="float" office:value="601848" calcext:value-type="float">
            <text:p>601848</text:p>
          </table:table-cell>
          <table:table-cell office:value-type="float" office:value="38931" calcext:value-type="float">
            <text:p>38931</text:p>
          </table:table-cell>
          <table:table-cell office:value-type="float" office:value="562917" calcext:value-type="float">
            <text:p>5629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7104" calcext:value-type="float">
            <text:p>587104</text:p>
          </table:table-cell>
          <table:table-cell office:value-type="float" office:value="601848" calcext:value-type="float">
            <text:p>601848</text:p>
          </table:table-cell>
          <table:table-cell office:value-type="float" office:value="38931" calcext:value-type="float">
            <text:p>38931</text:p>
          </table:table-cell>
          <table:table-cell office:value-type="float" office:value="562917" calcext:value-type="float">
            <text:p>5629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7104" calcext:value-type="float">
            <text:p>587104</text:p>
          </table:table-cell>
          <table:table-cell office:value-type="float" office:value="601848" calcext:value-type="float">
            <text:p>601848</text:p>
          </table:table-cell>
          <table:table-cell office:value-type="float" office:value="38931" calcext:value-type="float">
            <text:p>38931</text:p>
          </table:table-cell>
          <table:table-cell office:value-type="float" office:value="562917" calcext:value-type="float">
            <text:p>5629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7104" calcext:value-type="float">
            <text:p>587104</text:p>
          </table:table-cell>
          <table:table-cell office:value-type="float" office:value="601848" calcext:value-type="float">
            <text:p>601848</text:p>
          </table:table-cell>
          <table:table-cell office:value-type="float" office:value="38931" calcext:value-type="float">
            <text:p>38931</text:p>
          </table:table-cell>
          <table:table-cell office:value-type="float" office:value="562917" calcext:value-type="float">
            <text:p>5629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7104" calcext:value-type="float">
            <text:p>587104</text:p>
          </table:table-cell>
          <table:table-cell office:value-type="float" office:value="601848" calcext:value-type="float">
            <text:p>601848</text:p>
          </table:table-cell>
          <table:table-cell office:value-type="float" office:value="38931" calcext:value-type="float">
            <text:p>38931</text:p>
          </table:table-cell>
          <table:table-cell office:value-type="float" office:value="562917" calcext:value-type="float">
            <text:p>5629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7104" calcext:value-type="float">
            <text:p>587104</text:p>
          </table:table-cell>
          <table:table-cell office:value-type="float" office:value="601848" calcext:value-type="float">
            <text:p>601848</text:p>
          </table:table-cell>
          <table:table-cell office:value-type="float" office:value="38931" calcext:value-type="float">
            <text:p>38931</text:p>
          </table:table-cell>
          <table:table-cell office:value-type="float" office:value="562917" calcext:value-type="float">
            <text:p>5629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7104" calcext:value-type="float">
            <text:p>587104</text:p>
          </table:table-cell>
          <table:table-cell office:value-type="float" office:value="601848" calcext:value-type="float">
            <text:p>601848</text:p>
          </table:table-cell>
          <table:table-cell office:value-type="float" office:value="38931" calcext:value-type="float">
            <text:p>38931</text:p>
          </table:table-cell>
          <table:table-cell office:value-type="float" office:value="562917" calcext:value-type="float">
            <text:p>5629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7104" calcext:value-type="float">
            <text:p>587104</text:p>
          </table:table-cell>
          <table:table-cell office:value-type="float" office:value="601848" calcext:value-type="float">
            <text:p>601848</text:p>
          </table:table-cell>
          <table:table-cell office:value-type="float" office:value="38931" calcext:value-type="float">
            <text:p>38931</text:p>
          </table:table-cell>
          <table:table-cell office:value-type="float" office:value="562917" calcext:value-type="float">
            <text:p>5629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0258" calcext:value-type="float">
            <text:p>580258</text:p>
          </table:table-cell>
          <table:table-cell office:value-type="float" office:value="608694" calcext:value-type="float">
            <text:p>608694</text:p>
          </table:table-cell>
          <table:table-cell office:value-type="float" office:value="46107" calcext:value-type="float">
            <text:p>46107</text:p>
          </table:table-cell>
          <table:table-cell office:value-type="float" office:value="562587" calcext:value-type="float">
            <text:p>5625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0258" calcext:value-type="float">
            <text:p>580258</text:p>
          </table:table-cell>
          <table:table-cell office:value-type="float" office:value="608694" calcext:value-type="float">
            <text:p>608694</text:p>
          </table:table-cell>
          <table:table-cell office:value-type="float" office:value="46107" calcext:value-type="float">
            <text:p>46107</text:p>
          </table:table-cell>
          <table:table-cell office:value-type="float" office:value="562587" calcext:value-type="float">
            <text:p>5625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0258" calcext:value-type="float">
            <text:p>580258</text:p>
          </table:table-cell>
          <table:table-cell office:value-type="float" office:value="608694" calcext:value-type="float">
            <text:p>608694</text:p>
          </table:table-cell>
          <table:table-cell office:value-type="float" office:value="46107" calcext:value-type="float">
            <text:p>46107</text:p>
          </table:table-cell>
          <table:table-cell office:value-type="float" office:value="562587" calcext:value-type="float">
            <text:p>5625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0258" calcext:value-type="float">
            <text:p>580258</text:p>
          </table:table-cell>
          <table:table-cell office:value-type="float" office:value="608694" calcext:value-type="float">
            <text:p>608694</text:p>
          </table:table-cell>
          <table:table-cell office:value-type="float" office:value="46107" calcext:value-type="float">
            <text:p>46107</text:p>
          </table:table-cell>
          <table:table-cell office:value-type="float" office:value="562587" calcext:value-type="float">
            <text:p>5625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0258" calcext:value-type="float">
            <text:p>580258</text:p>
          </table:table-cell>
          <table:table-cell office:value-type="float" office:value="608694" calcext:value-type="float">
            <text:p>608694</text:p>
          </table:table-cell>
          <table:table-cell office:value-type="float" office:value="46107" calcext:value-type="float">
            <text:p>46107</text:p>
          </table:table-cell>
          <table:table-cell office:value-type="float" office:value="562587" calcext:value-type="float">
            <text:p>5625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0258" calcext:value-type="float">
            <text:p>580258</text:p>
          </table:table-cell>
          <table:table-cell office:value-type="float" office:value="608694" calcext:value-type="float">
            <text:p>608694</text:p>
          </table:table-cell>
          <table:table-cell office:value-type="float" office:value="46107" calcext:value-type="float">
            <text:p>46107</text:p>
          </table:table-cell>
          <table:table-cell office:value-type="float" office:value="562587" calcext:value-type="float">
            <text:p>5625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0258" calcext:value-type="float">
            <text:p>580258</text:p>
          </table:table-cell>
          <table:table-cell office:value-type="float" office:value="608694" calcext:value-type="float">
            <text:p>608694</text:p>
          </table:table-cell>
          <table:table-cell office:value-type="float" office:value="46107" calcext:value-type="float">
            <text:p>46107</text:p>
          </table:table-cell>
          <table:table-cell office:value-type="float" office:value="562587" calcext:value-type="float">
            <text:p>5625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0258" calcext:value-type="float">
            <text:p>580258</text:p>
          </table:table-cell>
          <table:table-cell office:value-type="float" office:value="608694" calcext:value-type="float">
            <text:p>608694</text:p>
          </table:table-cell>
          <table:table-cell office:value-type="float" office:value="46107" calcext:value-type="float">
            <text:p>46107</text:p>
          </table:table-cell>
          <table:table-cell office:value-type="float" office:value="562587" calcext:value-type="float">
            <text:p>5625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0258" calcext:value-type="float">
            <text:p>580258</text:p>
          </table:table-cell>
          <table:table-cell office:value-type="float" office:value="608694" calcext:value-type="float">
            <text:p>608694</text:p>
          </table:table-cell>
          <table:table-cell office:value-type="float" office:value="46107" calcext:value-type="float">
            <text:p>46107</text:p>
          </table:table-cell>
          <table:table-cell office:value-type="float" office:value="562587" calcext:value-type="float">
            <text:p>5625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0258" calcext:value-type="float">
            <text:p>580258</text:p>
          </table:table-cell>
          <table:table-cell office:value-type="float" office:value="608694" calcext:value-type="float">
            <text:p>608694</text:p>
          </table:table-cell>
          <table:table-cell office:value-type="float" office:value="46107" calcext:value-type="float">
            <text:p>46107</text:p>
          </table:table-cell>
          <table:table-cell office:value-type="float" office:value="562587" calcext:value-type="float">
            <text:p>5625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0258" calcext:value-type="float">
            <text:p>580258</text:p>
          </table:table-cell>
          <table:table-cell office:value-type="float" office:value="608694" calcext:value-type="float">
            <text:p>608694</text:p>
          </table:table-cell>
          <table:table-cell office:value-type="float" office:value="46107" calcext:value-type="float">
            <text:p>46107</text:p>
          </table:table-cell>
          <table:table-cell office:value-type="float" office:value="562587" calcext:value-type="float">
            <text:p>5625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0258" calcext:value-type="float">
            <text:p>580258</text:p>
          </table:table-cell>
          <table:table-cell office:value-type="float" office:value="608694" calcext:value-type="float">
            <text:p>608694</text:p>
          </table:table-cell>
          <table:table-cell office:value-type="float" office:value="46107" calcext:value-type="float">
            <text:p>46107</text:p>
          </table:table-cell>
          <table:table-cell office:value-type="float" office:value="562587" calcext:value-type="float">
            <text:p>5625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0258" calcext:value-type="float">
            <text:p>580258</text:p>
          </table:table-cell>
          <table:table-cell office:value-type="float" office:value="608694" calcext:value-type="float">
            <text:p>608694</text:p>
          </table:table-cell>
          <table:table-cell office:value-type="float" office:value="46107" calcext:value-type="float">
            <text:p>46107</text:p>
          </table:table-cell>
          <table:table-cell office:value-type="float" office:value="562587" calcext:value-type="float">
            <text:p>5625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0258" calcext:value-type="float">
            <text:p>580258</text:p>
          </table:table-cell>
          <table:table-cell office:value-type="float" office:value="608694" calcext:value-type="float">
            <text:p>608694</text:p>
          </table:table-cell>
          <table:table-cell office:value-type="float" office:value="46107" calcext:value-type="float">
            <text:p>46107</text:p>
          </table:table-cell>
          <table:table-cell office:value-type="float" office:value="562587" calcext:value-type="float">
            <text:p>5625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0258" calcext:value-type="float">
            <text:p>580258</text:p>
          </table:table-cell>
          <table:table-cell office:value-type="float" office:value="608694" calcext:value-type="float">
            <text:p>608694</text:p>
          </table:table-cell>
          <table:table-cell office:value-type="float" office:value="46107" calcext:value-type="float">
            <text:p>46107</text:p>
          </table:table-cell>
          <table:table-cell office:value-type="float" office:value="562587" calcext:value-type="float">
            <text:p>56258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73163" calcext:value-type="float">
            <text:p>573163</text:p>
          </table:table-cell>
          <table:table-cell office:value-type="float" office:value="615789" calcext:value-type="float">
            <text:p>615789</text:p>
          </table:table-cell>
          <table:table-cell office:value-type="float" office:value="53743" calcext:value-type="float">
            <text:p>53743</text:p>
          </table:table-cell>
          <table:table-cell office:value-type="float" office:value="562046" calcext:value-type="float">
            <text:p>5620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73163" calcext:value-type="float">
            <text:p>573163</text:p>
          </table:table-cell>
          <table:table-cell office:value-type="float" office:value="615789" calcext:value-type="float">
            <text:p>615789</text:p>
          </table:table-cell>
          <table:table-cell office:value-type="float" office:value="53743" calcext:value-type="float">
            <text:p>53743</text:p>
          </table:table-cell>
          <table:table-cell office:value-type="float" office:value="562046" calcext:value-type="float">
            <text:p>5620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73163" calcext:value-type="float">
            <text:p>573163</text:p>
          </table:table-cell>
          <table:table-cell office:value-type="float" office:value="615789" calcext:value-type="float">
            <text:p>615789</text:p>
          </table:table-cell>
          <table:table-cell office:value-type="float" office:value="53743" calcext:value-type="float">
            <text:p>53743</text:p>
          </table:table-cell>
          <table:table-cell office:value-type="float" office:value="562046" calcext:value-type="float">
            <text:p>5620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73163" calcext:value-type="float">
            <text:p>573163</text:p>
          </table:table-cell>
          <table:table-cell office:value-type="float" office:value="615789" calcext:value-type="float">
            <text:p>615789</text:p>
          </table:table-cell>
          <table:table-cell office:value-type="float" office:value="53743" calcext:value-type="float">
            <text:p>53743</text:p>
          </table:table-cell>
          <table:table-cell office:value-type="float" office:value="562046" calcext:value-type="float">
            <text:p>5620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73163" calcext:value-type="float">
            <text:p>573163</text:p>
          </table:table-cell>
          <table:table-cell office:value-type="float" office:value="615789" calcext:value-type="float">
            <text:p>615789</text:p>
          </table:table-cell>
          <table:table-cell office:value-type="float" office:value="53743" calcext:value-type="float">
            <text:p>53743</text:p>
          </table:table-cell>
          <table:table-cell office:value-type="float" office:value="562046" calcext:value-type="float">
            <text:p>5620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73163" calcext:value-type="float">
            <text:p>573163</text:p>
          </table:table-cell>
          <table:table-cell office:value-type="float" office:value="615789" calcext:value-type="float">
            <text:p>615789</text:p>
          </table:table-cell>
          <table:table-cell office:value-type="float" office:value="53743" calcext:value-type="float">
            <text:p>53743</text:p>
          </table:table-cell>
          <table:table-cell office:value-type="float" office:value="562046" calcext:value-type="float">
            <text:p>5620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73163" calcext:value-type="float">
            <text:p>573163</text:p>
          </table:table-cell>
          <table:table-cell office:value-type="float" office:value="615789" calcext:value-type="float">
            <text:p>615789</text:p>
          </table:table-cell>
          <table:table-cell office:value-type="float" office:value="53743" calcext:value-type="float">
            <text:p>53743</text:p>
          </table:table-cell>
          <table:table-cell office:value-type="float" office:value="562046" calcext:value-type="float">
            <text:p>5620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73163" calcext:value-type="float">
            <text:p>573163</text:p>
          </table:table-cell>
          <table:table-cell office:value-type="float" office:value="615789" calcext:value-type="float">
            <text:p>615789</text:p>
          </table:table-cell>
          <table:table-cell office:value-type="float" office:value="53743" calcext:value-type="float">
            <text:p>53743</text:p>
          </table:table-cell>
          <table:table-cell office:value-type="float" office:value="562046" calcext:value-type="float">
            <text:p>5620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73163" calcext:value-type="float">
            <text:p>573163</text:p>
          </table:table-cell>
          <table:table-cell office:value-type="float" office:value="615789" calcext:value-type="float">
            <text:p>615789</text:p>
          </table:table-cell>
          <table:table-cell office:value-type="float" office:value="53743" calcext:value-type="float">
            <text:p>53743</text:p>
          </table:table-cell>
          <table:table-cell office:value-type="float" office:value="562046" calcext:value-type="float">
            <text:p>5620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73163" calcext:value-type="float">
            <text:p>573163</text:p>
          </table:table-cell>
          <table:table-cell office:value-type="float" office:value="615789" calcext:value-type="float">
            <text:p>615789</text:p>
          </table:table-cell>
          <table:table-cell office:value-type="float" office:value="53743" calcext:value-type="float">
            <text:p>53743</text:p>
          </table:table-cell>
          <table:table-cell office:value-type="float" office:value="562046" calcext:value-type="float">
            <text:p>5620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73163" calcext:value-type="float">
            <text:p>573163</text:p>
          </table:table-cell>
          <table:table-cell office:value-type="float" office:value="615789" calcext:value-type="float">
            <text:p>615789</text:p>
          </table:table-cell>
          <table:table-cell office:value-type="float" office:value="53743" calcext:value-type="float">
            <text:p>53743</text:p>
          </table:table-cell>
          <table:table-cell office:value-type="float" office:value="562046" calcext:value-type="float">
            <text:p>5620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73163" calcext:value-type="float">
            <text:p>573163</text:p>
          </table:table-cell>
          <table:table-cell office:value-type="float" office:value="615789" calcext:value-type="float">
            <text:p>615789</text:p>
          </table:table-cell>
          <table:table-cell office:value-type="float" office:value="53743" calcext:value-type="float">
            <text:p>53743</text:p>
          </table:table-cell>
          <table:table-cell office:value-type="float" office:value="562046" calcext:value-type="float">
            <text:p>5620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73163" calcext:value-type="float">
            <text:p>573163</text:p>
          </table:table-cell>
          <table:table-cell office:value-type="float" office:value="615789" calcext:value-type="float">
            <text:p>615789</text:p>
          </table:table-cell>
          <table:table-cell office:value-type="float" office:value="53743" calcext:value-type="float">
            <text:p>53743</text:p>
          </table:table-cell>
          <table:table-cell office:value-type="float" office:value="562046" calcext:value-type="float">
            <text:p>5620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73163" calcext:value-type="float">
            <text:p>573163</text:p>
          </table:table-cell>
          <table:table-cell office:value-type="float" office:value="615789" calcext:value-type="float">
            <text:p>615789</text:p>
          </table:table-cell>
          <table:table-cell office:value-type="float" office:value="53743" calcext:value-type="float">
            <text:p>53743</text:p>
          </table:table-cell>
          <table:table-cell office:value-type="float" office:value="562046" calcext:value-type="float">
            <text:p>5620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73163" calcext:value-type="float">
            <text:p>573163</text:p>
          </table:table-cell>
          <table:table-cell office:value-type="float" office:value="615789" calcext:value-type="float">
            <text:p>615789</text:p>
          </table:table-cell>
          <table:table-cell office:value-type="float" office:value="53743" calcext:value-type="float">
            <text:p>53743</text:p>
          </table:table-cell>
          <table:table-cell office:value-type="float" office:value="562046" calcext:value-type="float">
            <text:p>5620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66237" calcext:value-type="float">
            <text:p>566237</text:p>
          </table:table-cell>
          <table:table-cell office:value-type="float" office:value="622715" calcext:value-type="float">
            <text:p>622715</text:p>
          </table:table-cell>
          <table:table-cell office:value-type="float" office:value="61918" calcext:value-type="float">
            <text:p>61918</text:p>
          </table:table-cell>
          <table:table-cell office:value-type="float" office:value="560797" calcext:value-type="float">
            <text:p>5607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66237" calcext:value-type="float">
            <text:p>566237</text:p>
          </table:table-cell>
          <table:table-cell office:value-type="float" office:value="622715" calcext:value-type="float">
            <text:p>622715</text:p>
          </table:table-cell>
          <table:table-cell office:value-type="float" office:value="61918" calcext:value-type="float">
            <text:p>61918</text:p>
          </table:table-cell>
          <table:table-cell office:value-type="float" office:value="560797" calcext:value-type="float">
            <text:p>5607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66237" calcext:value-type="float">
            <text:p>566237</text:p>
          </table:table-cell>
          <table:table-cell office:value-type="float" office:value="622715" calcext:value-type="float">
            <text:p>622715</text:p>
          </table:table-cell>
          <table:table-cell office:value-type="float" office:value="61918" calcext:value-type="float">
            <text:p>61918</text:p>
          </table:table-cell>
          <table:table-cell office:value-type="float" office:value="560797" calcext:value-type="float">
            <text:p>5607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66237" calcext:value-type="float">
            <text:p>566237</text:p>
          </table:table-cell>
          <table:table-cell office:value-type="float" office:value="622715" calcext:value-type="float">
            <text:p>622715</text:p>
          </table:table-cell>
          <table:table-cell office:value-type="float" office:value="61918" calcext:value-type="float">
            <text:p>61918</text:p>
          </table:table-cell>
          <table:table-cell office:value-type="float" office:value="560797" calcext:value-type="float">
            <text:p>5607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66237" calcext:value-type="float">
            <text:p>566237</text:p>
          </table:table-cell>
          <table:table-cell office:value-type="float" office:value="622715" calcext:value-type="float">
            <text:p>622715</text:p>
          </table:table-cell>
          <table:table-cell office:value-type="float" office:value="61918" calcext:value-type="float">
            <text:p>61918</text:p>
          </table:table-cell>
          <table:table-cell office:value-type="float" office:value="560797" calcext:value-type="float">
            <text:p>5607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66237" calcext:value-type="float">
            <text:p>566237</text:p>
          </table:table-cell>
          <table:table-cell office:value-type="float" office:value="622715" calcext:value-type="float">
            <text:p>622715</text:p>
          </table:table-cell>
          <table:table-cell office:value-type="float" office:value="61918" calcext:value-type="float">
            <text:p>61918</text:p>
          </table:table-cell>
          <table:table-cell office:value-type="float" office:value="560797" calcext:value-type="float">
            <text:p>5607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66237" calcext:value-type="float">
            <text:p>566237</text:p>
          </table:table-cell>
          <table:table-cell office:value-type="float" office:value="622715" calcext:value-type="float">
            <text:p>622715</text:p>
          </table:table-cell>
          <table:table-cell office:value-type="float" office:value="61918" calcext:value-type="float">
            <text:p>61918</text:p>
          </table:table-cell>
          <table:table-cell office:value-type="float" office:value="560797" calcext:value-type="float">
            <text:p>5607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66237" calcext:value-type="float">
            <text:p>566237</text:p>
          </table:table-cell>
          <table:table-cell office:value-type="float" office:value="622715" calcext:value-type="float">
            <text:p>622715</text:p>
          </table:table-cell>
          <table:table-cell office:value-type="float" office:value="61918" calcext:value-type="float">
            <text:p>61918</text:p>
          </table:table-cell>
          <table:table-cell office:value-type="float" office:value="560797" calcext:value-type="float">
            <text:p>5607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66237" calcext:value-type="float">
            <text:p>566237</text:p>
          </table:table-cell>
          <table:table-cell office:value-type="float" office:value="622715" calcext:value-type="float">
            <text:p>622715</text:p>
          </table:table-cell>
          <table:table-cell office:value-type="float" office:value="61918" calcext:value-type="float">
            <text:p>61918</text:p>
          </table:table-cell>
          <table:table-cell office:value-type="float" office:value="560797" calcext:value-type="float">
            <text:p>5607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66237" calcext:value-type="float">
            <text:p>566237</text:p>
          </table:table-cell>
          <table:table-cell office:value-type="float" office:value="622715" calcext:value-type="float">
            <text:p>622715</text:p>
          </table:table-cell>
          <table:table-cell office:value-type="float" office:value="61918" calcext:value-type="float">
            <text:p>61918</text:p>
          </table:table-cell>
          <table:table-cell office:value-type="float" office:value="560797" calcext:value-type="float">
            <text:p>5607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66237" calcext:value-type="float">
            <text:p>566237</text:p>
          </table:table-cell>
          <table:table-cell office:value-type="float" office:value="622715" calcext:value-type="float">
            <text:p>622715</text:p>
          </table:table-cell>
          <table:table-cell office:value-type="float" office:value="61918" calcext:value-type="float">
            <text:p>61918</text:p>
          </table:table-cell>
          <table:table-cell office:value-type="float" office:value="560797" calcext:value-type="float">
            <text:p>5607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66237" calcext:value-type="float">
            <text:p>566237</text:p>
          </table:table-cell>
          <table:table-cell office:value-type="float" office:value="622715" calcext:value-type="float">
            <text:p>622715</text:p>
          </table:table-cell>
          <table:table-cell office:value-type="float" office:value="61918" calcext:value-type="float">
            <text:p>61918</text:p>
          </table:table-cell>
          <table:table-cell office:value-type="float" office:value="560797" calcext:value-type="float">
            <text:p>5607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66237" calcext:value-type="float">
            <text:p>566237</text:p>
          </table:table-cell>
          <table:table-cell office:value-type="float" office:value="622715" calcext:value-type="float">
            <text:p>622715</text:p>
          </table:table-cell>
          <table:table-cell office:value-type="float" office:value="61918" calcext:value-type="float">
            <text:p>61918</text:p>
          </table:table-cell>
          <table:table-cell office:value-type="float" office:value="560797" calcext:value-type="float">
            <text:p>5607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66237" calcext:value-type="float">
            <text:p>566237</text:p>
          </table:table-cell>
          <table:table-cell office:value-type="float" office:value="622715" calcext:value-type="float">
            <text:p>622715</text:p>
          </table:table-cell>
          <table:table-cell office:value-type="float" office:value="61918" calcext:value-type="float">
            <text:p>61918</text:p>
          </table:table-cell>
          <table:table-cell office:value-type="float" office:value="560797" calcext:value-type="float">
            <text:p>5607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66237" calcext:value-type="float">
            <text:p>566237</text:p>
          </table:table-cell>
          <table:table-cell office:value-type="float" office:value="622715" calcext:value-type="float">
            <text:p>622715</text:p>
          </table:table-cell>
          <table:table-cell office:value-type="float" office:value="61918" calcext:value-type="float">
            <text:p>61918</text:p>
          </table:table-cell>
          <table:table-cell office:value-type="float" office:value="560797" calcext:value-type="float">
            <text:p>56079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9495" calcext:value-type="float">
            <text:p>559495</text:p>
          </table:table-cell>
          <table:table-cell office:value-type="float" office:value="629457" calcext:value-type="float">
            <text:p>629457</text:p>
          </table:table-cell>
          <table:table-cell office:value-type="float" office:value="70565" calcext:value-type="float">
            <text:p>70565</text:p>
          </table:table-cell>
          <table:table-cell office:value-type="float" office:value="558892" calcext:value-type="float">
            <text:p>55889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9495" calcext:value-type="float">
            <text:p>559495</text:p>
          </table:table-cell>
          <table:table-cell office:value-type="float" office:value="629457" calcext:value-type="float">
            <text:p>629457</text:p>
          </table:table-cell>
          <table:table-cell office:value-type="float" office:value="70565" calcext:value-type="float">
            <text:p>70565</text:p>
          </table:table-cell>
          <table:table-cell office:value-type="float" office:value="558892" calcext:value-type="float">
            <text:p>55889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9495" calcext:value-type="float">
            <text:p>559495</text:p>
          </table:table-cell>
          <table:table-cell office:value-type="float" office:value="629457" calcext:value-type="float">
            <text:p>629457</text:p>
          </table:table-cell>
          <table:table-cell office:value-type="float" office:value="70565" calcext:value-type="float">
            <text:p>70565</text:p>
          </table:table-cell>
          <table:table-cell office:value-type="float" office:value="558892" calcext:value-type="float">
            <text:p>55889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9495" calcext:value-type="float">
            <text:p>559495</text:p>
          </table:table-cell>
          <table:table-cell office:value-type="float" office:value="629457" calcext:value-type="float">
            <text:p>629457</text:p>
          </table:table-cell>
          <table:table-cell office:value-type="float" office:value="70565" calcext:value-type="float">
            <text:p>70565</text:p>
          </table:table-cell>
          <table:table-cell office:value-type="float" office:value="558892" calcext:value-type="float">
            <text:p>55889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9495" calcext:value-type="float">
            <text:p>559495</text:p>
          </table:table-cell>
          <table:table-cell office:value-type="float" office:value="629457" calcext:value-type="float">
            <text:p>629457</text:p>
          </table:table-cell>
          <table:table-cell office:value-type="float" office:value="70565" calcext:value-type="float">
            <text:p>70565</text:p>
          </table:table-cell>
          <table:table-cell office:value-type="float" office:value="558892" calcext:value-type="float">
            <text:p>55889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9495" calcext:value-type="float">
            <text:p>559495</text:p>
          </table:table-cell>
          <table:table-cell office:value-type="float" office:value="629457" calcext:value-type="float">
            <text:p>629457</text:p>
          </table:table-cell>
          <table:table-cell office:value-type="float" office:value="70565" calcext:value-type="float">
            <text:p>70565</text:p>
          </table:table-cell>
          <table:table-cell office:value-type="float" office:value="558892" calcext:value-type="float">
            <text:p>55889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9495" calcext:value-type="float">
            <text:p>559495</text:p>
          </table:table-cell>
          <table:table-cell office:value-type="float" office:value="629457" calcext:value-type="float">
            <text:p>629457</text:p>
          </table:table-cell>
          <table:table-cell office:value-type="float" office:value="70565" calcext:value-type="float">
            <text:p>70565</text:p>
          </table:table-cell>
          <table:table-cell office:value-type="float" office:value="558892" calcext:value-type="float">
            <text:p>55889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9495" calcext:value-type="float">
            <text:p>559495</text:p>
          </table:table-cell>
          <table:table-cell office:value-type="float" office:value="629457" calcext:value-type="float">
            <text:p>629457</text:p>
          </table:table-cell>
          <table:table-cell office:value-type="float" office:value="70565" calcext:value-type="float">
            <text:p>70565</text:p>
          </table:table-cell>
          <table:table-cell office:value-type="float" office:value="558892" calcext:value-type="float">
            <text:p>55889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9495" calcext:value-type="float">
            <text:p>559495</text:p>
          </table:table-cell>
          <table:table-cell office:value-type="float" office:value="629457" calcext:value-type="float">
            <text:p>629457</text:p>
          </table:table-cell>
          <table:table-cell office:value-type="float" office:value="70565" calcext:value-type="float">
            <text:p>70565</text:p>
          </table:table-cell>
          <table:table-cell office:value-type="float" office:value="558892" calcext:value-type="float">
            <text:p>55889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9495" calcext:value-type="float">
            <text:p>559495</text:p>
          </table:table-cell>
          <table:table-cell office:value-type="float" office:value="629457" calcext:value-type="float">
            <text:p>629457</text:p>
          </table:table-cell>
          <table:table-cell office:value-type="float" office:value="70565" calcext:value-type="float">
            <text:p>70565</text:p>
          </table:table-cell>
          <table:table-cell office:value-type="float" office:value="558892" calcext:value-type="float">
            <text:p>55889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9495" calcext:value-type="float">
            <text:p>559495</text:p>
          </table:table-cell>
          <table:table-cell office:value-type="float" office:value="629457" calcext:value-type="float">
            <text:p>629457</text:p>
          </table:table-cell>
          <table:table-cell office:value-type="float" office:value="70565" calcext:value-type="float">
            <text:p>70565</text:p>
          </table:table-cell>
          <table:table-cell office:value-type="float" office:value="558892" calcext:value-type="float">
            <text:p>55889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9495" calcext:value-type="float">
            <text:p>559495</text:p>
          </table:table-cell>
          <table:table-cell office:value-type="float" office:value="629457" calcext:value-type="float">
            <text:p>629457</text:p>
          </table:table-cell>
          <table:table-cell office:value-type="float" office:value="70565" calcext:value-type="float">
            <text:p>70565</text:p>
          </table:table-cell>
          <table:table-cell office:value-type="float" office:value="558892" calcext:value-type="float">
            <text:p>55889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9495" calcext:value-type="float">
            <text:p>559495</text:p>
          </table:table-cell>
          <table:table-cell office:value-type="float" office:value="629457" calcext:value-type="float">
            <text:p>629457</text:p>
          </table:table-cell>
          <table:table-cell office:value-type="float" office:value="70565" calcext:value-type="float">
            <text:p>70565</text:p>
          </table:table-cell>
          <table:table-cell office:value-type="float" office:value="558892" calcext:value-type="float">
            <text:p>55889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9495" calcext:value-type="float">
            <text:p>559495</text:p>
          </table:table-cell>
          <table:table-cell office:value-type="float" office:value="629457" calcext:value-type="float">
            <text:p>629457</text:p>
          </table:table-cell>
          <table:table-cell office:value-type="float" office:value="70565" calcext:value-type="float">
            <text:p>70565</text:p>
          </table:table-cell>
          <table:table-cell office:value-type="float" office:value="558892" calcext:value-type="float">
            <text:p>55889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9495" calcext:value-type="float">
            <text:p>559495</text:p>
          </table:table-cell>
          <table:table-cell office:value-type="float" office:value="629457" calcext:value-type="float">
            <text:p>629457</text:p>
          </table:table-cell>
          <table:table-cell office:value-type="float" office:value="70565" calcext:value-type="float">
            <text:p>70565</text:p>
          </table:table-cell>
          <table:table-cell office:value-type="float" office:value="558892" calcext:value-type="float">
            <text:p>5588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3408" calcext:value-type="float">
            <text:p>553408</text:p>
          </table:table-cell>
          <table:table-cell office:value-type="float" office:value="635544" calcext:value-type="float">
            <text:p>635544</text:p>
          </table:table-cell>
          <table:table-cell office:value-type="float" office:value="79487" calcext:value-type="float">
            <text:p>79487</text:p>
          </table:table-cell>
          <table:table-cell office:value-type="float" office:value="556057" calcext:value-type="float">
            <text:p>5560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3408" calcext:value-type="float">
            <text:p>553408</text:p>
          </table:table-cell>
          <table:table-cell office:value-type="float" office:value="635544" calcext:value-type="float">
            <text:p>635544</text:p>
          </table:table-cell>
          <table:table-cell office:value-type="float" office:value="79487" calcext:value-type="float">
            <text:p>79487</text:p>
          </table:table-cell>
          <table:table-cell office:value-type="float" office:value="556057" calcext:value-type="float">
            <text:p>5560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3408" calcext:value-type="float">
            <text:p>553408</text:p>
          </table:table-cell>
          <table:table-cell office:value-type="float" office:value="635544" calcext:value-type="float">
            <text:p>635544</text:p>
          </table:table-cell>
          <table:table-cell office:value-type="float" office:value="79487" calcext:value-type="float">
            <text:p>79487</text:p>
          </table:table-cell>
          <table:table-cell office:value-type="float" office:value="556057" calcext:value-type="float">
            <text:p>5560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3408" calcext:value-type="float">
            <text:p>553408</text:p>
          </table:table-cell>
          <table:table-cell office:value-type="float" office:value="635544" calcext:value-type="float">
            <text:p>635544</text:p>
          </table:table-cell>
          <table:table-cell office:value-type="float" office:value="79487" calcext:value-type="float">
            <text:p>79487</text:p>
          </table:table-cell>
          <table:table-cell office:value-type="float" office:value="556057" calcext:value-type="float">
            <text:p>5560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3408" calcext:value-type="float">
            <text:p>553408</text:p>
          </table:table-cell>
          <table:table-cell office:value-type="float" office:value="635544" calcext:value-type="float">
            <text:p>635544</text:p>
          </table:table-cell>
          <table:table-cell office:value-type="float" office:value="79487" calcext:value-type="float">
            <text:p>79487</text:p>
          </table:table-cell>
          <table:table-cell office:value-type="float" office:value="556057" calcext:value-type="float">
            <text:p>5560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3408" calcext:value-type="float">
            <text:p>553408</text:p>
          </table:table-cell>
          <table:table-cell office:value-type="float" office:value="635544" calcext:value-type="float">
            <text:p>635544</text:p>
          </table:table-cell>
          <table:table-cell office:value-type="float" office:value="79487" calcext:value-type="float">
            <text:p>79487</text:p>
          </table:table-cell>
          <table:table-cell office:value-type="float" office:value="556057" calcext:value-type="float">
            <text:p>5560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3408" calcext:value-type="float">
            <text:p>553408</text:p>
          </table:table-cell>
          <table:table-cell office:value-type="float" office:value="635544" calcext:value-type="float">
            <text:p>635544</text:p>
          </table:table-cell>
          <table:table-cell office:value-type="float" office:value="79487" calcext:value-type="float">
            <text:p>79487</text:p>
          </table:table-cell>
          <table:table-cell office:value-type="float" office:value="556057" calcext:value-type="float">
            <text:p>5560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3408" calcext:value-type="float">
            <text:p>553408</text:p>
          </table:table-cell>
          <table:table-cell office:value-type="float" office:value="635544" calcext:value-type="float">
            <text:p>635544</text:p>
          </table:table-cell>
          <table:table-cell office:value-type="float" office:value="79487" calcext:value-type="float">
            <text:p>79487</text:p>
          </table:table-cell>
          <table:table-cell office:value-type="float" office:value="556057" calcext:value-type="float">
            <text:p>5560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3408" calcext:value-type="float">
            <text:p>553408</text:p>
          </table:table-cell>
          <table:table-cell office:value-type="float" office:value="635544" calcext:value-type="float">
            <text:p>635544</text:p>
          </table:table-cell>
          <table:table-cell office:value-type="float" office:value="79487" calcext:value-type="float">
            <text:p>79487</text:p>
          </table:table-cell>
          <table:table-cell office:value-type="float" office:value="556057" calcext:value-type="float">
            <text:p>5560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3408" calcext:value-type="float">
            <text:p>553408</text:p>
          </table:table-cell>
          <table:table-cell office:value-type="float" office:value="635544" calcext:value-type="float">
            <text:p>635544</text:p>
          </table:table-cell>
          <table:table-cell office:value-type="float" office:value="79487" calcext:value-type="float">
            <text:p>79487</text:p>
          </table:table-cell>
          <table:table-cell office:value-type="float" office:value="556057" calcext:value-type="float">
            <text:p>5560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3408" calcext:value-type="float">
            <text:p>553408</text:p>
          </table:table-cell>
          <table:table-cell office:value-type="float" office:value="635544" calcext:value-type="float">
            <text:p>635544</text:p>
          </table:table-cell>
          <table:table-cell office:value-type="float" office:value="79487" calcext:value-type="float">
            <text:p>79487</text:p>
          </table:table-cell>
          <table:table-cell office:value-type="float" office:value="556057" calcext:value-type="float">
            <text:p>5560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3408" calcext:value-type="float">
            <text:p>553408</text:p>
          </table:table-cell>
          <table:table-cell office:value-type="float" office:value="635544" calcext:value-type="float">
            <text:p>635544</text:p>
          </table:table-cell>
          <table:table-cell office:value-type="float" office:value="79487" calcext:value-type="float">
            <text:p>79487</text:p>
          </table:table-cell>
          <table:table-cell office:value-type="float" office:value="556057" calcext:value-type="float">
            <text:p>5560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3408" calcext:value-type="float">
            <text:p>553408</text:p>
          </table:table-cell>
          <table:table-cell office:value-type="float" office:value="635544" calcext:value-type="float">
            <text:p>635544</text:p>
          </table:table-cell>
          <table:table-cell office:value-type="float" office:value="79487" calcext:value-type="float">
            <text:p>79487</text:p>
          </table:table-cell>
          <table:table-cell office:value-type="float" office:value="556057" calcext:value-type="float">
            <text:p>5560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3408" calcext:value-type="float">
            <text:p>553408</text:p>
          </table:table-cell>
          <table:table-cell office:value-type="float" office:value="635544" calcext:value-type="float">
            <text:p>635544</text:p>
          </table:table-cell>
          <table:table-cell office:value-type="float" office:value="79487" calcext:value-type="float">
            <text:p>79487</text:p>
          </table:table-cell>
          <table:table-cell office:value-type="float" office:value="556057" calcext:value-type="float">
            <text:p>5560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3408" calcext:value-type="float">
            <text:p>553408</text:p>
          </table:table-cell>
          <table:table-cell office:value-type="float" office:value="635544" calcext:value-type="float">
            <text:p>635544</text:p>
          </table:table-cell>
          <table:table-cell office:value-type="float" office:value="79487" calcext:value-type="float">
            <text:p>79487</text:p>
          </table:table-cell>
          <table:table-cell office:value-type="float" office:value="556057" calcext:value-type="float">
            <text:p>5560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48716" calcext:value-type="float">
            <text:p>548716</text:p>
          </table:table-cell>
          <table:table-cell office:value-type="float" office:value="640236" calcext:value-type="float">
            <text:p>640236</text:p>
          </table:table-cell>
          <table:table-cell office:value-type="float" office:value="88846" calcext:value-type="float">
            <text:p>88846</text:p>
          </table:table-cell>
          <table:table-cell office:value-type="float" office:value="551390" calcext:value-type="float">
            <text:p>5513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48716" calcext:value-type="float">
            <text:p>548716</text:p>
          </table:table-cell>
          <table:table-cell office:value-type="float" office:value="640236" calcext:value-type="float">
            <text:p>640236</text:p>
          </table:table-cell>
          <table:table-cell office:value-type="float" office:value="88846" calcext:value-type="float">
            <text:p>88846</text:p>
          </table:table-cell>
          <table:table-cell office:value-type="float" office:value="551390" calcext:value-type="float">
            <text:p>5513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48716" calcext:value-type="float">
            <text:p>548716</text:p>
          </table:table-cell>
          <table:table-cell office:value-type="float" office:value="640236" calcext:value-type="float">
            <text:p>640236</text:p>
          </table:table-cell>
          <table:table-cell office:value-type="float" office:value="88846" calcext:value-type="float">
            <text:p>88846</text:p>
          </table:table-cell>
          <table:table-cell office:value-type="float" office:value="551390" calcext:value-type="float">
            <text:p>5513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48716" calcext:value-type="float">
            <text:p>548716</text:p>
          </table:table-cell>
          <table:table-cell office:value-type="float" office:value="640236" calcext:value-type="float">
            <text:p>640236</text:p>
          </table:table-cell>
          <table:table-cell office:value-type="float" office:value="88846" calcext:value-type="float">
            <text:p>88846</text:p>
          </table:table-cell>
          <table:table-cell office:value-type="float" office:value="551390" calcext:value-type="float">
            <text:p>5513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48716" calcext:value-type="float">
            <text:p>548716</text:p>
          </table:table-cell>
          <table:table-cell office:value-type="float" office:value="640236" calcext:value-type="float">
            <text:p>640236</text:p>
          </table:table-cell>
          <table:table-cell office:value-type="float" office:value="88846" calcext:value-type="float">
            <text:p>88846</text:p>
          </table:table-cell>
          <table:table-cell office:value-type="float" office:value="551390" calcext:value-type="float">
            <text:p>5513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48716" calcext:value-type="float">
            <text:p>548716</text:p>
          </table:table-cell>
          <table:table-cell office:value-type="float" office:value="640236" calcext:value-type="float">
            <text:p>640236</text:p>
          </table:table-cell>
          <table:table-cell office:value-type="float" office:value="88846" calcext:value-type="float">
            <text:p>88846</text:p>
          </table:table-cell>
          <table:table-cell office:value-type="float" office:value="551390" calcext:value-type="float">
            <text:p>5513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48716" calcext:value-type="float">
            <text:p>548716</text:p>
          </table:table-cell>
          <table:table-cell office:value-type="float" office:value="640236" calcext:value-type="float">
            <text:p>640236</text:p>
          </table:table-cell>
          <table:table-cell office:value-type="float" office:value="88846" calcext:value-type="float">
            <text:p>88846</text:p>
          </table:table-cell>
          <table:table-cell office:value-type="float" office:value="551390" calcext:value-type="float">
            <text:p>5513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48716" calcext:value-type="float">
            <text:p>548716</text:p>
          </table:table-cell>
          <table:table-cell office:value-type="float" office:value="640236" calcext:value-type="float">
            <text:p>640236</text:p>
          </table:table-cell>
          <table:table-cell office:value-type="float" office:value="88846" calcext:value-type="float">
            <text:p>88846</text:p>
          </table:table-cell>
          <table:table-cell office:value-type="float" office:value="551390" calcext:value-type="float">
            <text:p>5513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48716" calcext:value-type="float">
            <text:p>548716</text:p>
          </table:table-cell>
          <table:table-cell office:value-type="float" office:value="640236" calcext:value-type="float">
            <text:p>640236</text:p>
          </table:table-cell>
          <table:table-cell office:value-type="float" office:value="88846" calcext:value-type="float">
            <text:p>88846</text:p>
          </table:table-cell>
          <table:table-cell office:value-type="float" office:value="551390" calcext:value-type="float">
            <text:p>5513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48716" calcext:value-type="float">
            <text:p>548716</text:p>
          </table:table-cell>
          <table:table-cell office:value-type="float" office:value="640236" calcext:value-type="float">
            <text:p>640236</text:p>
          </table:table-cell>
          <table:table-cell office:value-type="float" office:value="88846" calcext:value-type="float">
            <text:p>88846</text:p>
          </table:table-cell>
          <table:table-cell office:value-type="float" office:value="551390" calcext:value-type="float">
            <text:p>5513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48716" calcext:value-type="float">
            <text:p>548716</text:p>
          </table:table-cell>
          <table:table-cell office:value-type="float" office:value="640236" calcext:value-type="float">
            <text:p>640236</text:p>
          </table:table-cell>
          <table:table-cell office:value-type="float" office:value="88846" calcext:value-type="float">
            <text:p>88846</text:p>
          </table:table-cell>
          <table:table-cell office:value-type="float" office:value="551390" calcext:value-type="float">
            <text:p>5513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48716" calcext:value-type="float">
            <text:p>548716</text:p>
          </table:table-cell>
          <table:table-cell office:value-type="float" office:value="640236" calcext:value-type="float">
            <text:p>640236</text:p>
          </table:table-cell>
          <table:table-cell office:value-type="float" office:value="88846" calcext:value-type="float">
            <text:p>88846</text:p>
          </table:table-cell>
          <table:table-cell office:value-type="float" office:value="551390" calcext:value-type="float">
            <text:p>5513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48716" calcext:value-type="float">
            <text:p>548716</text:p>
          </table:table-cell>
          <table:table-cell office:value-type="float" office:value="640236" calcext:value-type="float">
            <text:p>640236</text:p>
          </table:table-cell>
          <table:table-cell office:value-type="float" office:value="88846" calcext:value-type="float">
            <text:p>88846</text:p>
          </table:table-cell>
          <table:table-cell office:value-type="float" office:value="551390" calcext:value-type="float">
            <text:p>5513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48716" calcext:value-type="float">
            <text:p>548716</text:p>
          </table:table-cell>
          <table:table-cell office:value-type="float" office:value="640236" calcext:value-type="float">
            <text:p>640236</text:p>
          </table:table-cell>
          <table:table-cell office:value-type="float" office:value="88846" calcext:value-type="float">
            <text:p>88846</text:p>
          </table:table-cell>
          <table:table-cell office:value-type="float" office:value="551390" calcext:value-type="float">
            <text:p>5513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48716" calcext:value-type="float">
            <text:p>548716</text:p>
          </table:table-cell>
          <table:table-cell office:value-type="float" office:value="640236" calcext:value-type="float">
            <text:p>640236</text:p>
          </table:table-cell>
          <table:table-cell office:value-type="float" office:value="88846" calcext:value-type="float">
            <text:p>88846</text:p>
          </table:table-cell>
          <table:table-cell office:value-type="float" office:value="551390" calcext:value-type="float">
            <text:p>55139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46954" calcext:value-type="float">
            <text:p>546954</text:p>
          </table:table-cell>
          <table:table-cell office:value-type="float" office:value="641998" calcext:value-type="float">
            <text:p>641998</text:p>
          </table:table-cell>
          <table:table-cell office:value-type="float" office:value="98355" calcext:value-type="float">
            <text:p>98355</text:p>
          </table:table-cell>
          <table:table-cell office:value-type="float" office:value="543643" calcext:value-type="float">
            <text:p>5436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46954" calcext:value-type="float">
            <text:p>546954</text:p>
          </table:table-cell>
          <table:table-cell office:value-type="float" office:value="641998" calcext:value-type="float">
            <text:p>641998</text:p>
          </table:table-cell>
          <table:table-cell office:value-type="float" office:value="98355" calcext:value-type="float">
            <text:p>98355</text:p>
          </table:table-cell>
          <table:table-cell office:value-type="float" office:value="543643" calcext:value-type="float">
            <text:p>5436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46954" calcext:value-type="float">
            <text:p>546954</text:p>
          </table:table-cell>
          <table:table-cell office:value-type="float" office:value="641998" calcext:value-type="float">
            <text:p>641998</text:p>
          </table:table-cell>
          <table:table-cell office:value-type="float" office:value="98355" calcext:value-type="float">
            <text:p>98355</text:p>
          </table:table-cell>
          <table:table-cell office:value-type="float" office:value="543643" calcext:value-type="float">
            <text:p>5436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46954" calcext:value-type="float">
            <text:p>546954</text:p>
          </table:table-cell>
          <table:table-cell office:value-type="float" office:value="641998" calcext:value-type="float">
            <text:p>641998</text:p>
          </table:table-cell>
          <table:table-cell office:value-type="float" office:value="98355" calcext:value-type="float">
            <text:p>98355</text:p>
          </table:table-cell>
          <table:table-cell office:value-type="float" office:value="543643" calcext:value-type="float">
            <text:p>5436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46954" calcext:value-type="float">
            <text:p>546954</text:p>
          </table:table-cell>
          <table:table-cell office:value-type="float" office:value="641998" calcext:value-type="float">
            <text:p>641998</text:p>
          </table:table-cell>
          <table:table-cell office:value-type="float" office:value="98355" calcext:value-type="float">
            <text:p>98355</text:p>
          </table:table-cell>
          <table:table-cell office:value-type="float" office:value="543643" calcext:value-type="float">
            <text:p>5436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46954" calcext:value-type="float">
            <text:p>546954</text:p>
          </table:table-cell>
          <table:table-cell office:value-type="float" office:value="641998" calcext:value-type="float">
            <text:p>641998</text:p>
          </table:table-cell>
          <table:table-cell office:value-type="float" office:value="98355" calcext:value-type="float">
            <text:p>98355</text:p>
          </table:table-cell>
          <table:table-cell office:value-type="float" office:value="543643" calcext:value-type="float">
            <text:p>5436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46954" calcext:value-type="float">
            <text:p>546954</text:p>
          </table:table-cell>
          <table:table-cell office:value-type="float" office:value="641998" calcext:value-type="float">
            <text:p>641998</text:p>
          </table:table-cell>
          <table:table-cell office:value-type="float" office:value="98355" calcext:value-type="float">
            <text:p>98355</text:p>
          </table:table-cell>
          <table:table-cell office:value-type="float" office:value="543643" calcext:value-type="float">
            <text:p>5436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46954" calcext:value-type="float">
            <text:p>546954</text:p>
          </table:table-cell>
          <table:table-cell office:value-type="float" office:value="641998" calcext:value-type="float">
            <text:p>641998</text:p>
          </table:table-cell>
          <table:table-cell office:value-type="float" office:value="98355" calcext:value-type="float">
            <text:p>98355</text:p>
          </table:table-cell>
          <table:table-cell office:value-type="float" office:value="543643" calcext:value-type="float">
            <text:p>5436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46954" calcext:value-type="float">
            <text:p>546954</text:p>
          </table:table-cell>
          <table:table-cell office:value-type="float" office:value="641998" calcext:value-type="float">
            <text:p>641998</text:p>
          </table:table-cell>
          <table:table-cell office:value-type="float" office:value="98355" calcext:value-type="float">
            <text:p>98355</text:p>
          </table:table-cell>
          <table:table-cell office:value-type="float" office:value="543643" calcext:value-type="float">
            <text:p>5436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46954" calcext:value-type="float">
            <text:p>546954</text:p>
          </table:table-cell>
          <table:table-cell office:value-type="float" office:value="641998" calcext:value-type="float">
            <text:p>641998</text:p>
          </table:table-cell>
          <table:table-cell office:value-type="float" office:value="98355" calcext:value-type="float">
            <text:p>98355</text:p>
          </table:table-cell>
          <table:table-cell office:value-type="float" office:value="543643" calcext:value-type="float">
            <text:p>5436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46954" calcext:value-type="float">
            <text:p>546954</text:p>
          </table:table-cell>
          <table:table-cell office:value-type="float" office:value="641998" calcext:value-type="float">
            <text:p>641998</text:p>
          </table:table-cell>
          <table:table-cell office:value-type="float" office:value="98355" calcext:value-type="float">
            <text:p>98355</text:p>
          </table:table-cell>
          <table:table-cell office:value-type="float" office:value="543643" calcext:value-type="float">
            <text:p>5436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46954" calcext:value-type="float">
            <text:p>546954</text:p>
          </table:table-cell>
          <table:table-cell office:value-type="float" office:value="641998" calcext:value-type="float">
            <text:p>641998</text:p>
          </table:table-cell>
          <table:table-cell office:value-type="float" office:value="98355" calcext:value-type="float">
            <text:p>98355</text:p>
          </table:table-cell>
          <table:table-cell office:value-type="float" office:value="543643" calcext:value-type="float">
            <text:p>5436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46954" calcext:value-type="float">
            <text:p>546954</text:p>
          </table:table-cell>
          <table:table-cell office:value-type="float" office:value="641998" calcext:value-type="float">
            <text:p>641998</text:p>
          </table:table-cell>
          <table:table-cell office:value-type="float" office:value="98355" calcext:value-type="float">
            <text:p>98355</text:p>
          </table:table-cell>
          <table:table-cell office:value-type="float" office:value="543643" calcext:value-type="float">
            <text:p>5436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46954" calcext:value-type="float">
            <text:p>546954</text:p>
          </table:table-cell>
          <table:table-cell office:value-type="float" office:value="641998" calcext:value-type="float">
            <text:p>641998</text:p>
          </table:table-cell>
          <table:table-cell office:value-type="float" office:value="98355" calcext:value-type="float">
            <text:p>98355</text:p>
          </table:table-cell>
          <table:table-cell office:value-type="float" office:value="543643" calcext:value-type="float">
            <text:p>5436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46954" calcext:value-type="float">
            <text:p>546954</text:p>
          </table:table-cell>
          <table:table-cell office:value-type="float" office:value="641998" calcext:value-type="float">
            <text:p>641998</text:p>
          </table:table-cell>
          <table:table-cell office:value-type="float" office:value="98355" calcext:value-type="float">
            <text:p>98355</text:p>
          </table:table-cell>
          <table:table-cell office:value-type="float" office:value="543643" calcext:value-type="float">
            <text:p>5436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0905" calcext:value-type="float">
            <text:p>550905</text:p>
          </table:table-cell>
          <table:table-cell office:value-type="float" office:value="638047" calcext:value-type="float">
            <text:p>638047</text:p>
          </table:table-cell>
          <table:table-cell office:value-type="float" office:value="108387" calcext:value-type="float">
            <text:p>108387</text:p>
          </table:table-cell>
          <table:table-cell office:value-type="float" office:value="529660" calcext:value-type="float">
            <text:p>5296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0905" calcext:value-type="float">
            <text:p>550905</text:p>
          </table:table-cell>
          <table:table-cell office:value-type="float" office:value="638047" calcext:value-type="float">
            <text:p>638047</text:p>
          </table:table-cell>
          <table:table-cell office:value-type="float" office:value="108387" calcext:value-type="float">
            <text:p>108387</text:p>
          </table:table-cell>
          <table:table-cell office:value-type="float" office:value="529660" calcext:value-type="float">
            <text:p>5296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0905" calcext:value-type="float">
            <text:p>550905</text:p>
          </table:table-cell>
          <table:table-cell office:value-type="float" office:value="638047" calcext:value-type="float">
            <text:p>638047</text:p>
          </table:table-cell>
          <table:table-cell office:value-type="float" office:value="108387" calcext:value-type="float">
            <text:p>108387</text:p>
          </table:table-cell>
          <table:table-cell office:value-type="float" office:value="529660" calcext:value-type="float">
            <text:p>5296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0905" calcext:value-type="float">
            <text:p>550905</text:p>
          </table:table-cell>
          <table:table-cell office:value-type="float" office:value="638047" calcext:value-type="float">
            <text:p>638047</text:p>
          </table:table-cell>
          <table:table-cell office:value-type="float" office:value="108387" calcext:value-type="float">
            <text:p>108387</text:p>
          </table:table-cell>
          <table:table-cell office:value-type="float" office:value="529660" calcext:value-type="float">
            <text:p>5296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0905" calcext:value-type="float">
            <text:p>550905</text:p>
          </table:table-cell>
          <table:table-cell office:value-type="float" office:value="638047" calcext:value-type="float">
            <text:p>638047</text:p>
          </table:table-cell>
          <table:table-cell office:value-type="float" office:value="108387" calcext:value-type="float">
            <text:p>108387</text:p>
          </table:table-cell>
          <table:table-cell office:value-type="float" office:value="529660" calcext:value-type="float">
            <text:p>5296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0905" calcext:value-type="float">
            <text:p>550905</text:p>
          </table:table-cell>
          <table:table-cell office:value-type="float" office:value="638047" calcext:value-type="float">
            <text:p>638047</text:p>
          </table:table-cell>
          <table:table-cell office:value-type="float" office:value="108387" calcext:value-type="float">
            <text:p>108387</text:p>
          </table:table-cell>
          <table:table-cell office:value-type="float" office:value="529660" calcext:value-type="float">
            <text:p>5296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0905" calcext:value-type="float">
            <text:p>550905</text:p>
          </table:table-cell>
          <table:table-cell office:value-type="float" office:value="638047" calcext:value-type="float">
            <text:p>638047</text:p>
          </table:table-cell>
          <table:table-cell office:value-type="float" office:value="108387" calcext:value-type="float">
            <text:p>108387</text:p>
          </table:table-cell>
          <table:table-cell office:value-type="float" office:value="529660" calcext:value-type="float">
            <text:p>5296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0905" calcext:value-type="float">
            <text:p>550905</text:p>
          </table:table-cell>
          <table:table-cell office:value-type="float" office:value="638047" calcext:value-type="float">
            <text:p>638047</text:p>
          </table:table-cell>
          <table:table-cell office:value-type="float" office:value="108387" calcext:value-type="float">
            <text:p>108387</text:p>
          </table:table-cell>
          <table:table-cell office:value-type="float" office:value="529660" calcext:value-type="float">
            <text:p>5296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0905" calcext:value-type="float">
            <text:p>550905</text:p>
          </table:table-cell>
          <table:table-cell office:value-type="float" office:value="638047" calcext:value-type="float">
            <text:p>638047</text:p>
          </table:table-cell>
          <table:table-cell office:value-type="float" office:value="108387" calcext:value-type="float">
            <text:p>108387</text:p>
          </table:table-cell>
          <table:table-cell office:value-type="float" office:value="529660" calcext:value-type="float">
            <text:p>5296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0905" calcext:value-type="float">
            <text:p>550905</text:p>
          </table:table-cell>
          <table:table-cell office:value-type="float" office:value="638047" calcext:value-type="float">
            <text:p>638047</text:p>
          </table:table-cell>
          <table:table-cell office:value-type="float" office:value="108387" calcext:value-type="float">
            <text:p>108387</text:p>
          </table:table-cell>
          <table:table-cell office:value-type="float" office:value="529660" calcext:value-type="float">
            <text:p>5296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0905" calcext:value-type="float">
            <text:p>550905</text:p>
          </table:table-cell>
          <table:table-cell office:value-type="float" office:value="638047" calcext:value-type="float">
            <text:p>638047</text:p>
          </table:table-cell>
          <table:table-cell office:value-type="float" office:value="108387" calcext:value-type="float">
            <text:p>108387</text:p>
          </table:table-cell>
          <table:table-cell office:value-type="float" office:value="529660" calcext:value-type="float">
            <text:p>5296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0905" calcext:value-type="float">
            <text:p>550905</text:p>
          </table:table-cell>
          <table:table-cell office:value-type="float" office:value="638047" calcext:value-type="float">
            <text:p>638047</text:p>
          </table:table-cell>
          <table:table-cell office:value-type="float" office:value="108387" calcext:value-type="float">
            <text:p>108387</text:p>
          </table:table-cell>
          <table:table-cell office:value-type="float" office:value="529660" calcext:value-type="float">
            <text:p>5296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0905" calcext:value-type="float">
            <text:p>550905</text:p>
          </table:table-cell>
          <table:table-cell office:value-type="float" office:value="638047" calcext:value-type="float">
            <text:p>638047</text:p>
          </table:table-cell>
          <table:table-cell office:value-type="float" office:value="108387" calcext:value-type="float">
            <text:p>108387</text:p>
          </table:table-cell>
          <table:table-cell office:value-type="float" office:value="529660" calcext:value-type="float">
            <text:p>5296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0905" calcext:value-type="float">
            <text:p>550905</text:p>
          </table:table-cell>
          <table:table-cell office:value-type="float" office:value="638047" calcext:value-type="float">
            <text:p>638047</text:p>
          </table:table-cell>
          <table:table-cell office:value-type="float" office:value="108387" calcext:value-type="float">
            <text:p>108387</text:p>
          </table:table-cell>
          <table:table-cell office:value-type="float" office:value="529660" calcext:value-type="float">
            <text:p>5296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0905" calcext:value-type="float">
            <text:p>550905</text:p>
          </table:table-cell>
          <table:table-cell office:value-type="float" office:value="638047" calcext:value-type="float">
            <text:p>638047</text:p>
          </table:table-cell>
          <table:table-cell office:value-type="float" office:value="108387" calcext:value-type="float">
            <text:p>108387</text:p>
          </table:table-cell>
          <table:table-cell office:value-type="float" office:value="529660" calcext:value-type="float">
            <text:p>52966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61202" calcext:value-type="float">
            <text:p>561202</text:p>
          </table:table-cell>
          <table:table-cell office:value-type="float" office:value="627750" calcext:value-type="float">
            <text:p>627750</text:p>
          </table:table-cell>
          <table:table-cell office:value-type="float" office:value="118437" calcext:value-type="float">
            <text:p>118437</text:p>
          </table:table-cell>
          <table:table-cell office:value-type="float" office:value="509313" calcext:value-type="float">
            <text:p>5093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61202" calcext:value-type="float">
            <text:p>561202</text:p>
          </table:table-cell>
          <table:table-cell office:value-type="float" office:value="627750" calcext:value-type="float">
            <text:p>627750</text:p>
          </table:table-cell>
          <table:table-cell office:value-type="float" office:value="118437" calcext:value-type="float">
            <text:p>118437</text:p>
          </table:table-cell>
          <table:table-cell office:value-type="float" office:value="509313" calcext:value-type="float">
            <text:p>5093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61202" calcext:value-type="float">
            <text:p>561202</text:p>
          </table:table-cell>
          <table:table-cell office:value-type="float" office:value="627750" calcext:value-type="float">
            <text:p>627750</text:p>
          </table:table-cell>
          <table:table-cell office:value-type="float" office:value="118437" calcext:value-type="float">
            <text:p>118437</text:p>
          </table:table-cell>
          <table:table-cell office:value-type="float" office:value="509313" calcext:value-type="float">
            <text:p>5093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61202" calcext:value-type="float">
            <text:p>561202</text:p>
          </table:table-cell>
          <table:table-cell office:value-type="float" office:value="627750" calcext:value-type="float">
            <text:p>627750</text:p>
          </table:table-cell>
          <table:table-cell office:value-type="float" office:value="118437" calcext:value-type="float">
            <text:p>118437</text:p>
          </table:table-cell>
          <table:table-cell office:value-type="float" office:value="509313" calcext:value-type="float">
            <text:p>5093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61202" calcext:value-type="float">
            <text:p>561202</text:p>
          </table:table-cell>
          <table:table-cell office:value-type="float" office:value="627750" calcext:value-type="float">
            <text:p>627750</text:p>
          </table:table-cell>
          <table:table-cell office:value-type="float" office:value="118437" calcext:value-type="float">
            <text:p>118437</text:p>
          </table:table-cell>
          <table:table-cell office:value-type="float" office:value="509313" calcext:value-type="float">
            <text:p>5093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61202" calcext:value-type="float">
            <text:p>561202</text:p>
          </table:table-cell>
          <table:table-cell office:value-type="float" office:value="627750" calcext:value-type="float">
            <text:p>627750</text:p>
          </table:table-cell>
          <table:table-cell office:value-type="float" office:value="118437" calcext:value-type="float">
            <text:p>118437</text:p>
          </table:table-cell>
          <table:table-cell office:value-type="float" office:value="509313" calcext:value-type="float">
            <text:p>5093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61202" calcext:value-type="float">
            <text:p>561202</text:p>
          </table:table-cell>
          <table:table-cell office:value-type="float" office:value="627750" calcext:value-type="float">
            <text:p>627750</text:p>
          </table:table-cell>
          <table:table-cell office:value-type="float" office:value="118437" calcext:value-type="float">
            <text:p>118437</text:p>
          </table:table-cell>
          <table:table-cell office:value-type="float" office:value="509313" calcext:value-type="float">
            <text:p>5093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61202" calcext:value-type="float">
            <text:p>561202</text:p>
          </table:table-cell>
          <table:table-cell office:value-type="float" office:value="627750" calcext:value-type="float">
            <text:p>627750</text:p>
          </table:table-cell>
          <table:table-cell office:value-type="float" office:value="118437" calcext:value-type="float">
            <text:p>118437</text:p>
          </table:table-cell>
          <table:table-cell office:value-type="float" office:value="509313" calcext:value-type="float">
            <text:p>5093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61202" calcext:value-type="float">
            <text:p>561202</text:p>
          </table:table-cell>
          <table:table-cell office:value-type="float" office:value="627750" calcext:value-type="float">
            <text:p>627750</text:p>
          </table:table-cell>
          <table:table-cell office:value-type="float" office:value="118437" calcext:value-type="float">
            <text:p>118437</text:p>
          </table:table-cell>
          <table:table-cell office:value-type="float" office:value="509313" calcext:value-type="float">
            <text:p>5093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61202" calcext:value-type="float">
            <text:p>561202</text:p>
          </table:table-cell>
          <table:table-cell office:value-type="float" office:value="627750" calcext:value-type="float">
            <text:p>627750</text:p>
          </table:table-cell>
          <table:table-cell office:value-type="float" office:value="118437" calcext:value-type="float">
            <text:p>118437</text:p>
          </table:table-cell>
          <table:table-cell office:value-type="float" office:value="509313" calcext:value-type="float">
            <text:p>5093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61202" calcext:value-type="float">
            <text:p>561202</text:p>
          </table:table-cell>
          <table:table-cell office:value-type="float" office:value="627750" calcext:value-type="float">
            <text:p>627750</text:p>
          </table:table-cell>
          <table:table-cell office:value-type="float" office:value="118437" calcext:value-type="float">
            <text:p>118437</text:p>
          </table:table-cell>
          <table:table-cell office:value-type="float" office:value="509313" calcext:value-type="float">
            <text:p>5093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61202" calcext:value-type="float">
            <text:p>561202</text:p>
          </table:table-cell>
          <table:table-cell office:value-type="float" office:value="627750" calcext:value-type="float">
            <text:p>627750</text:p>
          </table:table-cell>
          <table:table-cell office:value-type="float" office:value="118437" calcext:value-type="float">
            <text:p>118437</text:p>
          </table:table-cell>
          <table:table-cell office:value-type="float" office:value="509313" calcext:value-type="float">
            <text:p>5093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61202" calcext:value-type="float">
            <text:p>561202</text:p>
          </table:table-cell>
          <table:table-cell office:value-type="float" office:value="627750" calcext:value-type="float">
            <text:p>627750</text:p>
          </table:table-cell>
          <table:table-cell office:value-type="float" office:value="118437" calcext:value-type="float">
            <text:p>118437</text:p>
          </table:table-cell>
          <table:table-cell office:value-type="float" office:value="509313" calcext:value-type="float">
            <text:p>5093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61202" calcext:value-type="float">
            <text:p>561202</text:p>
          </table:table-cell>
          <table:table-cell office:value-type="float" office:value="627750" calcext:value-type="float">
            <text:p>627750</text:p>
          </table:table-cell>
          <table:table-cell office:value-type="float" office:value="118437" calcext:value-type="float">
            <text:p>118437</text:p>
          </table:table-cell>
          <table:table-cell office:value-type="float" office:value="509313" calcext:value-type="float">
            <text:p>5093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61202" calcext:value-type="float">
            <text:p>561202</text:p>
          </table:table-cell>
          <table:table-cell office:value-type="float" office:value="627750" calcext:value-type="float">
            <text:p>627750</text:p>
          </table:table-cell>
          <table:table-cell office:value-type="float" office:value="118437" calcext:value-type="float">
            <text:p>118437</text:p>
          </table:table-cell>
          <table:table-cell office:value-type="float" office:value="509313" calcext:value-type="float">
            <text:p>5093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78685" calcext:value-type="float">
            <text:p>578685</text:p>
          </table:table-cell>
          <table:table-cell office:value-type="float" office:value="610267" calcext:value-type="float">
            <text:p>610267</text:p>
          </table:table-cell>
          <table:table-cell office:value-type="float" office:value="128608" calcext:value-type="float">
            <text:p>128608</text:p>
          </table:table-cell>
          <table:table-cell office:value-type="float" office:value="481659" calcext:value-type="float">
            <text:p>4816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78685" calcext:value-type="float">
            <text:p>578685</text:p>
          </table:table-cell>
          <table:table-cell office:value-type="float" office:value="610267" calcext:value-type="float">
            <text:p>610267</text:p>
          </table:table-cell>
          <table:table-cell office:value-type="float" office:value="128608" calcext:value-type="float">
            <text:p>128608</text:p>
          </table:table-cell>
          <table:table-cell office:value-type="float" office:value="481659" calcext:value-type="float">
            <text:p>4816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78685" calcext:value-type="float">
            <text:p>578685</text:p>
          </table:table-cell>
          <table:table-cell office:value-type="float" office:value="610267" calcext:value-type="float">
            <text:p>610267</text:p>
          </table:table-cell>
          <table:table-cell office:value-type="float" office:value="128608" calcext:value-type="float">
            <text:p>128608</text:p>
          </table:table-cell>
          <table:table-cell office:value-type="float" office:value="481659" calcext:value-type="float">
            <text:p>4816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78685" calcext:value-type="float">
            <text:p>578685</text:p>
          </table:table-cell>
          <table:table-cell office:value-type="float" office:value="610267" calcext:value-type="float">
            <text:p>610267</text:p>
          </table:table-cell>
          <table:table-cell office:value-type="float" office:value="128608" calcext:value-type="float">
            <text:p>128608</text:p>
          </table:table-cell>
          <table:table-cell office:value-type="float" office:value="481659" calcext:value-type="float">
            <text:p>4816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78685" calcext:value-type="float">
            <text:p>578685</text:p>
          </table:table-cell>
          <table:table-cell office:value-type="float" office:value="610267" calcext:value-type="float">
            <text:p>610267</text:p>
          </table:table-cell>
          <table:table-cell office:value-type="float" office:value="128608" calcext:value-type="float">
            <text:p>128608</text:p>
          </table:table-cell>
          <table:table-cell office:value-type="float" office:value="481659" calcext:value-type="float">
            <text:p>4816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78685" calcext:value-type="float">
            <text:p>578685</text:p>
          </table:table-cell>
          <table:table-cell office:value-type="float" office:value="610267" calcext:value-type="float">
            <text:p>610267</text:p>
          </table:table-cell>
          <table:table-cell office:value-type="float" office:value="128608" calcext:value-type="float">
            <text:p>128608</text:p>
          </table:table-cell>
          <table:table-cell office:value-type="float" office:value="481659" calcext:value-type="float">
            <text:p>4816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78685" calcext:value-type="float">
            <text:p>578685</text:p>
          </table:table-cell>
          <table:table-cell office:value-type="float" office:value="610267" calcext:value-type="float">
            <text:p>610267</text:p>
          </table:table-cell>
          <table:table-cell office:value-type="float" office:value="128608" calcext:value-type="float">
            <text:p>128608</text:p>
          </table:table-cell>
          <table:table-cell office:value-type="float" office:value="481659" calcext:value-type="float">
            <text:p>4816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78685" calcext:value-type="float">
            <text:p>578685</text:p>
          </table:table-cell>
          <table:table-cell office:value-type="float" office:value="610267" calcext:value-type="float">
            <text:p>610267</text:p>
          </table:table-cell>
          <table:table-cell office:value-type="float" office:value="128608" calcext:value-type="float">
            <text:p>128608</text:p>
          </table:table-cell>
          <table:table-cell office:value-type="float" office:value="481659" calcext:value-type="float">
            <text:p>4816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78685" calcext:value-type="float">
            <text:p>578685</text:p>
          </table:table-cell>
          <table:table-cell office:value-type="float" office:value="610267" calcext:value-type="float">
            <text:p>610267</text:p>
          </table:table-cell>
          <table:table-cell office:value-type="float" office:value="128608" calcext:value-type="float">
            <text:p>128608</text:p>
          </table:table-cell>
          <table:table-cell office:value-type="float" office:value="481659" calcext:value-type="float">
            <text:p>4816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78685" calcext:value-type="float">
            <text:p>578685</text:p>
          </table:table-cell>
          <table:table-cell office:value-type="float" office:value="610267" calcext:value-type="float">
            <text:p>610267</text:p>
          </table:table-cell>
          <table:table-cell office:value-type="float" office:value="128608" calcext:value-type="float">
            <text:p>128608</text:p>
          </table:table-cell>
          <table:table-cell office:value-type="float" office:value="481659" calcext:value-type="float">
            <text:p>4816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78685" calcext:value-type="float">
            <text:p>578685</text:p>
          </table:table-cell>
          <table:table-cell office:value-type="float" office:value="610267" calcext:value-type="float">
            <text:p>610267</text:p>
          </table:table-cell>
          <table:table-cell office:value-type="float" office:value="128608" calcext:value-type="float">
            <text:p>128608</text:p>
          </table:table-cell>
          <table:table-cell office:value-type="float" office:value="481659" calcext:value-type="float">
            <text:p>4816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78685" calcext:value-type="float">
            <text:p>578685</text:p>
          </table:table-cell>
          <table:table-cell office:value-type="float" office:value="610267" calcext:value-type="float">
            <text:p>610267</text:p>
          </table:table-cell>
          <table:table-cell office:value-type="float" office:value="128608" calcext:value-type="float">
            <text:p>128608</text:p>
          </table:table-cell>
          <table:table-cell office:value-type="float" office:value="481659" calcext:value-type="float">
            <text:p>4816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78685" calcext:value-type="float">
            <text:p>578685</text:p>
          </table:table-cell>
          <table:table-cell office:value-type="float" office:value="610267" calcext:value-type="float">
            <text:p>610267</text:p>
          </table:table-cell>
          <table:table-cell office:value-type="float" office:value="128608" calcext:value-type="float">
            <text:p>128608</text:p>
          </table:table-cell>
          <table:table-cell office:value-type="float" office:value="481659" calcext:value-type="float">
            <text:p>4816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78685" calcext:value-type="float">
            <text:p>578685</text:p>
          </table:table-cell>
          <table:table-cell office:value-type="float" office:value="610267" calcext:value-type="float">
            <text:p>610267</text:p>
          </table:table-cell>
          <table:table-cell office:value-type="float" office:value="128608" calcext:value-type="float">
            <text:p>128608</text:p>
          </table:table-cell>
          <table:table-cell office:value-type="float" office:value="481659" calcext:value-type="float">
            <text:p>4816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78685" calcext:value-type="float">
            <text:p>578685</text:p>
          </table:table-cell>
          <table:table-cell office:value-type="float" office:value="610267" calcext:value-type="float">
            <text:p>610267</text:p>
          </table:table-cell>
          <table:table-cell office:value-type="float" office:value="128608" calcext:value-type="float">
            <text:p>128608</text:p>
          </table:table-cell>
          <table:table-cell office:value-type="float" office:value="481659" calcext:value-type="float">
            <text:p>4816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9300" calcext:value-type="float">
            <text:p>589300</text:p>
          </table:table-cell>
          <table:table-cell office:value-type="float" office:value="599652" calcext:value-type="float">
            <text:p>599652</text:p>
          </table:table-cell>
          <table:table-cell office:value-type="float" office:value="138918" calcext:value-type="float">
            <text:p>138918</text:p>
          </table:table-cell>
          <table:table-cell office:value-type="float" office:value="460734" calcext:value-type="float">
            <text:p>4607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9300" calcext:value-type="float">
            <text:p>589300</text:p>
          </table:table-cell>
          <table:table-cell office:value-type="float" office:value="599652" calcext:value-type="float">
            <text:p>599652</text:p>
          </table:table-cell>
          <table:table-cell office:value-type="float" office:value="138918" calcext:value-type="float">
            <text:p>138918</text:p>
          </table:table-cell>
          <table:table-cell office:value-type="float" office:value="460734" calcext:value-type="float">
            <text:p>4607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9300" calcext:value-type="float">
            <text:p>589300</text:p>
          </table:table-cell>
          <table:table-cell office:value-type="float" office:value="599652" calcext:value-type="float">
            <text:p>599652</text:p>
          </table:table-cell>
          <table:table-cell office:value-type="float" office:value="138918" calcext:value-type="float">
            <text:p>138918</text:p>
          </table:table-cell>
          <table:table-cell office:value-type="float" office:value="460734" calcext:value-type="float">
            <text:p>4607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9300" calcext:value-type="float">
            <text:p>589300</text:p>
          </table:table-cell>
          <table:table-cell office:value-type="float" office:value="599652" calcext:value-type="float">
            <text:p>599652</text:p>
          </table:table-cell>
          <table:table-cell office:value-type="float" office:value="138918" calcext:value-type="float">
            <text:p>138918</text:p>
          </table:table-cell>
          <table:table-cell office:value-type="float" office:value="460734" calcext:value-type="float">
            <text:p>4607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9300" calcext:value-type="float">
            <text:p>589300</text:p>
          </table:table-cell>
          <table:table-cell office:value-type="float" office:value="599652" calcext:value-type="float">
            <text:p>599652</text:p>
          </table:table-cell>
          <table:table-cell office:value-type="float" office:value="138918" calcext:value-type="float">
            <text:p>138918</text:p>
          </table:table-cell>
          <table:table-cell office:value-type="float" office:value="460734" calcext:value-type="float">
            <text:p>4607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9300" calcext:value-type="float">
            <text:p>589300</text:p>
          </table:table-cell>
          <table:table-cell office:value-type="float" office:value="599652" calcext:value-type="float">
            <text:p>599652</text:p>
          </table:table-cell>
          <table:table-cell office:value-type="float" office:value="138918" calcext:value-type="float">
            <text:p>138918</text:p>
          </table:table-cell>
          <table:table-cell office:value-type="float" office:value="460734" calcext:value-type="float">
            <text:p>4607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9300" calcext:value-type="float">
            <text:p>589300</text:p>
          </table:table-cell>
          <table:table-cell office:value-type="float" office:value="599652" calcext:value-type="float">
            <text:p>599652</text:p>
          </table:table-cell>
          <table:table-cell office:value-type="float" office:value="138918" calcext:value-type="float">
            <text:p>138918</text:p>
          </table:table-cell>
          <table:table-cell office:value-type="float" office:value="460734" calcext:value-type="float">
            <text:p>4607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9300" calcext:value-type="float">
            <text:p>589300</text:p>
          </table:table-cell>
          <table:table-cell office:value-type="float" office:value="599652" calcext:value-type="float">
            <text:p>599652</text:p>
          </table:table-cell>
          <table:table-cell office:value-type="float" office:value="138918" calcext:value-type="float">
            <text:p>138918</text:p>
          </table:table-cell>
          <table:table-cell office:value-type="float" office:value="460734" calcext:value-type="float">
            <text:p>4607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9300" calcext:value-type="float">
            <text:p>589300</text:p>
          </table:table-cell>
          <table:table-cell office:value-type="float" office:value="599652" calcext:value-type="float">
            <text:p>599652</text:p>
          </table:table-cell>
          <table:table-cell office:value-type="float" office:value="138918" calcext:value-type="float">
            <text:p>138918</text:p>
          </table:table-cell>
          <table:table-cell office:value-type="float" office:value="460734" calcext:value-type="float">
            <text:p>4607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9300" calcext:value-type="float">
            <text:p>589300</text:p>
          </table:table-cell>
          <table:table-cell office:value-type="float" office:value="599652" calcext:value-type="float">
            <text:p>599652</text:p>
          </table:table-cell>
          <table:table-cell office:value-type="float" office:value="138918" calcext:value-type="float">
            <text:p>138918</text:p>
          </table:table-cell>
          <table:table-cell office:value-type="float" office:value="460734" calcext:value-type="float">
            <text:p>4607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9300" calcext:value-type="float">
            <text:p>589300</text:p>
          </table:table-cell>
          <table:table-cell office:value-type="float" office:value="599652" calcext:value-type="float">
            <text:p>599652</text:p>
          </table:table-cell>
          <table:table-cell office:value-type="float" office:value="138918" calcext:value-type="float">
            <text:p>138918</text:p>
          </table:table-cell>
          <table:table-cell office:value-type="float" office:value="460734" calcext:value-type="float">
            <text:p>4607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9300" calcext:value-type="float">
            <text:p>589300</text:p>
          </table:table-cell>
          <table:table-cell office:value-type="float" office:value="599652" calcext:value-type="float">
            <text:p>599652</text:p>
          </table:table-cell>
          <table:table-cell office:value-type="float" office:value="138918" calcext:value-type="float">
            <text:p>138918</text:p>
          </table:table-cell>
          <table:table-cell office:value-type="float" office:value="460734" calcext:value-type="float">
            <text:p>4607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9300" calcext:value-type="float">
            <text:p>589300</text:p>
          </table:table-cell>
          <table:table-cell office:value-type="float" office:value="599652" calcext:value-type="float">
            <text:p>599652</text:p>
          </table:table-cell>
          <table:table-cell office:value-type="float" office:value="138918" calcext:value-type="float">
            <text:p>138918</text:p>
          </table:table-cell>
          <table:table-cell office:value-type="float" office:value="460734" calcext:value-type="float">
            <text:p>4607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9300" calcext:value-type="float">
            <text:p>589300</text:p>
          </table:table-cell>
          <table:table-cell office:value-type="float" office:value="599652" calcext:value-type="float">
            <text:p>599652</text:p>
          </table:table-cell>
          <table:table-cell office:value-type="float" office:value="138918" calcext:value-type="float">
            <text:p>138918</text:p>
          </table:table-cell>
          <table:table-cell office:value-type="float" office:value="460734" calcext:value-type="float">
            <text:p>4607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9300" calcext:value-type="float">
            <text:p>589300</text:p>
          </table:table-cell>
          <table:table-cell office:value-type="float" office:value="599652" calcext:value-type="float">
            <text:p>599652</text:p>
          </table:table-cell>
          <table:table-cell office:value-type="float" office:value="138918" calcext:value-type="float">
            <text:p>138918</text:p>
          </table:table-cell>
          <table:table-cell office:value-type="float" office:value="460734" calcext:value-type="float">
            <text:p>4607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9629" calcext:value-type="float">
            <text:p>599629</text:p>
          </table:table-cell>
          <table:table-cell office:value-type="float" office:value="589323" calcext:value-type="float">
            <text:p>589323</text:p>
          </table:table-cell>
          <table:table-cell office:value-type="float" office:value="149479" calcext:value-type="float">
            <text:p>149479</text:p>
          </table:table-cell>
          <table:table-cell office:value-type="float" office:value="439844" calcext:value-type="float">
            <text:p>4398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9629" calcext:value-type="float">
            <text:p>599629</text:p>
          </table:table-cell>
          <table:table-cell office:value-type="float" office:value="589323" calcext:value-type="float">
            <text:p>589323</text:p>
          </table:table-cell>
          <table:table-cell office:value-type="float" office:value="149479" calcext:value-type="float">
            <text:p>149479</text:p>
          </table:table-cell>
          <table:table-cell office:value-type="float" office:value="439844" calcext:value-type="float">
            <text:p>4398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9629" calcext:value-type="float">
            <text:p>599629</text:p>
          </table:table-cell>
          <table:table-cell office:value-type="float" office:value="589323" calcext:value-type="float">
            <text:p>589323</text:p>
          </table:table-cell>
          <table:table-cell office:value-type="float" office:value="149479" calcext:value-type="float">
            <text:p>149479</text:p>
          </table:table-cell>
          <table:table-cell office:value-type="float" office:value="439844" calcext:value-type="float">
            <text:p>4398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9629" calcext:value-type="float">
            <text:p>599629</text:p>
          </table:table-cell>
          <table:table-cell office:value-type="float" office:value="589323" calcext:value-type="float">
            <text:p>589323</text:p>
          </table:table-cell>
          <table:table-cell office:value-type="float" office:value="149479" calcext:value-type="float">
            <text:p>149479</text:p>
          </table:table-cell>
          <table:table-cell office:value-type="float" office:value="439844" calcext:value-type="float">
            <text:p>4398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9629" calcext:value-type="float">
            <text:p>599629</text:p>
          </table:table-cell>
          <table:table-cell office:value-type="float" office:value="589323" calcext:value-type="float">
            <text:p>589323</text:p>
          </table:table-cell>
          <table:table-cell office:value-type="float" office:value="149479" calcext:value-type="float">
            <text:p>149479</text:p>
          </table:table-cell>
          <table:table-cell office:value-type="float" office:value="439844" calcext:value-type="float">
            <text:p>4398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9629" calcext:value-type="float">
            <text:p>599629</text:p>
          </table:table-cell>
          <table:table-cell office:value-type="float" office:value="589323" calcext:value-type="float">
            <text:p>589323</text:p>
          </table:table-cell>
          <table:table-cell office:value-type="float" office:value="149479" calcext:value-type="float">
            <text:p>149479</text:p>
          </table:table-cell>
          <table:table-cell office:value-type="float" office:value="439844" calcext:value-type="float">
            <text:p>4398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9629" calcext:value-type="float">
            <text:p>599629</text:p>
          </table:table-cell>
          <table:table-cell office:value-type="float" office:value="589323" calcext:value-type="float">
            <text:p>589323</text:p>
          </table:table-cell>
          <table:table-cell office:value-type="float" office:value="149479" calcext:value-type="float">
            <text:p>149479</text:p>
          </table:table-cell>
          <table:table-cell office:value-type="float" office:value="439844" calcext:value-type="float">
            <text:p>4398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9629" calcext:value-type="float">
            <text:p>599629</text:p>
          </table:table-cell>
          <table:table-cell office:value-type="float" office:value="589323" calcext:value-type="float">
            <text:p>589323</text:p>
          </table:table-cell>
          <table:table-cell office:value-type="float" office:value="149479" calcext:value-type="float">
            <text:p>149479</text:p>
          </table:table-cell>
          <table:table-cell office:value-type="float" office:value="439844" calcext:value-type="float">
            <text:p>4398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9629" calcext:value-type="float">
            <text:p>599629</text:p>
          </table:table-cell>
          <table:table-cell office:value-type="float" office:value="589323" calcext:value-type="float">
            <text:p>589323</text:p>
          </table:table-cell>
          <table:table-cell office:value-type="float" office:value="149479" calcext:value-type="float">
            <text:p>149479</text:p>
          </table:table-cell>
          <table:table-cell office:value-type="float" office:value="439844" calcext:value-type="float">
            <text:p>4398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9629" calcext:value-type="float">
            <text:p>599629</text:p>
          </table:table-cell>
          <table:table-cell office:value-type="float" office:value="589323" calcext:value-type="float">
            <text:p>589323</text:p>
          </table:table-cell>
          <table:table-cell office:value-type="float" office:value="149479" calcext:value-type="float">
            <text:p>149479</text:p>
          </table:table-cell>
          <table:table-cell office:value-type="float" office:value="439844" calcext:value-type="float">
            <text:p>4398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9629" calcext:value-type="float">
            <text:p>599629</text:p>
          </table:table-cell>
          <table:table-cell office:value-type="float" office:value="589323" calcext:value-type="float">
            <text:p>589323</text:p>
          </table:table-cell>
          <table:table-cell office:value-type="float" office:value="149479" calcext:value-type="float">
            <text:p>149479</text:p>
          </table:table-cell>
          <table:table-cell office:value-type="float" office:value="439844" calcext:value-type="float">
            <text:p>4398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9629" calcext:value-type="float">
            <text:p>599629</text:p>
          </table:table-cell>
          <table:table-cell office:value-type="float" office:value="589323" calcext:value-type="float">
            <text:p>589323</text:p>
          </table:table-cell>
          <table:table-cell office:value-type="float" office:value="149479" calcext:value-type="float">
            <text:p>149479</text:p>
          </table:table-cell>
          <table:table-cell office:value-type="float" office:value="439844" calcext:value-type="float">
            <text:p>4398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9629" calcext:value-type="float">
            <text:p>599629</text:p>
          </table:table-cell>
          <table:table-cell office:value-type="float" office:value="589323" calcext:value-type="float">
            <text:p>589323</text:p>
          </table:table-cell>
          <table:table-cell office:value-type="float" office:value="149479" calcext:value-type="float">
            <text:p>149479</text:p>
          </table:table-cell>
          <table:table-cell office:value-type="float" office:value="439844" calcext:value-type="float">
            <text:p>4398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9629" calcext:value-type="float">
            <text:p>599629</text:p>
          </table:table-cell>
          <table:table-cell office:value-type="float" office:value="589323" calcext:value-type="float">
            <text:p>589323</text:p>
          </table:table-cell>
          <table:table-cell office:value-type="float" office:value="149479" calcext:value-type="float">
            <text:p>149479</text:p>
          </table:table-cell>
          <table:table-cell office:value-type="float" office:value="439844" calcext:value-type="float">
            <text:p>4398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9629" calcext:value-type="float">
            <text:p>599629</text:p>
          </table:table-cell>
          <table:table-cell office:value-type="float" office:value="589323" calcext:value-type="float">
            <text:p>589323</text:p>
          </table:table-cell>
          <table:table-cell office:value-type="float" office:value="149479" calcext:value-type="float">
            <text:p>149479</text:p>
          </table:table-cell>
          <table:table-cell office:value-type="float" office:value="439844" calcext:value-type="float">
            <text:p>4398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8357" calcext:value-type="float">
            <text:p>608357</text:p>
          </table:table-cell>
          <table:table-cell office:value-type="float" office:value="580595" calcext:value-type="float">
            <text:p>580595</text:p>
          </table:table-cell>
          <table:table-cell office:value-type="float" office:value="160284" calcext:value-type="float">
            <text:p>160284</text:p>
          </table:table-cell>
          <table:table-cell office:value-type="float" office:value="420311" calcext:value-type="float">
            <text:p>4203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8357" calcext:value-type="float">
            <text:p>608357</text:p>
          </table:table-cell>
          <table:table-cell office:value-type="float" office:value="580595" calcext:value-type="float">
            <text:p>580595</text:p>
          </table:table-cell>
          <table:table-cell office:value-type="float" office:value="160284" calcext:value-type="float">
            <text:p>160284</text:p>
          </table:table-cell>
          <table:table-cell office:value-type="float" office:value="420311" calcext:value-type="float">
            <text:p>4203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8357" calcext:value-type="float">
            <text:p>608357</text:p>
          </table:table-cell>
          <table:table-cell office:value-type="float" office:value="580595" calcext:value-type="float">
            <text:p>580595</text:p>
          </table:table-cell>
          <table:table-cell office:value-type="float" office:value="160284" calcext:value-type="float">
            <text:p>160284</text:p>
          </table:table-cell>
          <table:table-cell office:value-type="float" office:value="420311" calcext:value-type="float">
            <text:p>4203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8357" calcext:value-type="float">
            <text:p>608357</text:p>
          </table:table-cell>
          <table:table-cell office:value-type="float" office:value="580595" calcext:value-type="float">
            <text:p>580595</text:p>
          </table:table-cell>
          <table:table-cell office:value-type="float" office:value="160284" calcext:value-type="float">
            <text:p>160284</text:p>
          </table:table-cell>
          <table:table-cell office:value-type="float" office:value="420311" calcext:value-type="float">
            <text:p>4203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8357" calcext:value-type="float">
            <text:p>608357</text:p>
          </table:table-cell>
          <table:table-cell office:value-type="float" office:value="580595" calcext:value-type="float">
            <text:p>580595</text:p>
          </table:table-cell>
          <table:table-cell office:value-type="float" office:value="160284" calcext:value-type="float">
            <text:p>160284</text:p>
          </table:table-cell>
          <table:table-cell office:value-type="float" office:value="420311" calcext:value-type="float">
            <text:p>4203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8357" calcext:value-type="float">
            <text:p>608357</text:p>
          </table:table-cell>
          <table:table-cell office:value-type="float" office:value="580595" calcext:value-type="float">
            <text:p>580595</text:p>
          </table:table-cell>
          <table:table-cell office:value-type="float" office:value="160284" calcext:value-type="float">
            <text:p>160284</text:p>
          </table:table-cell>
          <table:table-cell office:value-type="float" office:value="420311" calcext:value-type="float">
            <text:p>4203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8357" calcext:value-type="float">
            <text:p>608357</text:p>
          </table:table-cell>
          <table:table-cell office:value-type="float" office:value="580595" calcext:value-type="float">
            <text:p>580595</text:p>
          </table:table-cell>
          <table:table-cell office:value-type="float" office:value="160284" calcext:value-type="float">
            <text:p>160284</text:p>
          </table:table-cell>
          <table:table-cell office:value-type="float" office:value="420311" calcext:value-type="float">
            <text:p>4203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8357" calcext:value-type="float">
            <text:p>608357</text:p>
          </table:table-cell>
          <table:table-cell office:value-type="float" office:value="580595" calcext:value-type="float">
            <text:p>580595</text:p>
          </table:table-cell>
          <table:table-cell office:value-type="float" office:value="160284" calcext:value-type="float">
            <text:p>160284</text:p>
          </table:table-cell>
          <table:table-cell office:value-type="float" office:value="420311" calcext:value-type="float">
            <text:p>4203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8357" calcext:value-type="float">
            <text:p>608357</text:p>
          </table:table-cell>
          <table:table-cell office:value-type="float" office:value="580595" calcext:value-type="float">
            <text:p>580595</text:p>
          </table:table-cell>
          <table:table-cell office:value-type="float" office:value="160284" calcext:value-type="float">
            <text:p>160284</text:p>
          </table:table-cell>
          <table:table-cell office:value-type="float" office:value="420311" calcext:value-type="float">
            <text:p>4203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8357" calcext:value-type="float">
            <text:p>608357</text:p>
          </table:table-cell>
          <table:table-cell office:value-type="float" office:value="580595" calcext:value-type="float">
            <text:p>580595</text:p>
          </table:table-cell>
          <table:table-cell office:value-type="float" office:value="160284" calcext:value-type="float">
            <text:p>160284</text:p>
          </table:table-cell>
          <table:table-cell office:value-type="float" office:value="420311" calcext:value-type="float">
            <text:p>4203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8357" calcext:value-type="float">
            <text:p>608357</text:p>
          </table:table-cell>
          <table:table-cell office:value-type="float" office:value="580595" calcext:value-type="float">
            <text:p>580595</text:p>
          </table:table-cell>
          <table:table-cell office:value-type="float" office:value="160284" calcext:value-type="float">
            <text:p>160284</text:p>
          </table:table-cell>
          <table:table-cell office:value-type="float" office:value="420311" calcext:value-type="float">
            <text:p>4203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8357" calcext:value-type="float">
            <text:p>608357</text:p>
          </table:table-cell>
          <table:table-cell office:value-type="float" office:value="580595" calcext:value-type="float">
            <text:p>580595</text:p>
          </table:table-cell>
          <table:table-cell office:value-type="float" office:value="160284" calcext:value-type="float">
            <text:p>160284</text:p>
          </table:table-cell>
          <table:table-cell office:value-type="float" office:value="420311" calcext:value-type="float">
            <text:p>4203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8357" calcext:value-type="float">
            <text:p>608357</text:p>
          </table:table-cell>
          <table:table-cell office:value-type="float" office:value="580595" calcext:value-type="float">
            <text:p>580595</text:p>
          </table:table-cell>
          <table:table-cell office:value-type="float" office:value="160284" calcext:value-type="float">
            <text:p>160284</text:p>
          </table:table-cell>
          <table:table-cell office:value-type="float" office:value="420311" calcext:value-type="float">
            <text:p>4203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8357" calcext:value-type="float">
            <text:p>608357</text:p>
          </table:table-cell>
          <table:table-cell office:value-type="float" office:value="580595" calcext:value-type="float">
            <text:p>580595</text:p>
          </table:table-cell>
          <table:table-cell office:value-type="float" office:value="160284" calcext:value-type="float">
            <text:p>160284</text:p>
          </table:table-cell>
          <table:table-cell office:value-type="float" office:value="420311" calcext:value-type="float">
            <text:p>4203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8357" calcext:value-type="float">
            <text:p>608357</text:p>
          </table:table-cell>
          <table:table-cell office:value-type="float" office:value="580595" calcext:value-type="float">
            <text:p>580595</text:p>
          </table:table-cell>
          <table:table-cell office:value-type="float" office:value="160284" calcext:value-type="float">
            <text:p>160284</text:p>
          </table:table-cell>
          <table:table-cell office:value-type="float" office:value="420311" calcext:value-type="float">
            <text:p>4203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7651" calcext:value-type="float">
            <text:p>617651</text:p>
          </table:table-cell>
          <table:table-cell office:value-type="float" office:value="571301" calcext:value-type="float">
            <text:p>571301</text:p>
          </table:table-cell>
          <table:table-cell office:value-type="float" office:value="171302" calcext:value-type="float">
            <text:p>171302</text:p>
          </table:table-cell>
          <table:table-cell office:value-type="float" office:value="399999" calcext:value-type="float">
            <text:p>3999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7651" calcext:value-type="float">
            <text:p>617651</text:p>
          </table:table-cell>
          <table:table-cell office:value-type="float" office:value="571301" calcext:value-type="float">
            <text:p>571301</text:p>
          </table:table-cell>
          <table:table-cell office:value-type="float" office:value="171302" calcext:value-type="float">
            <text:p>171302</text:p>
          </table:table-cell>
          <table:table-cell office:value-type="float" office:value="399999" calcext:value-type="float">
            <text:p>3999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7651" calcext:value-type="float">
            <text:p>617651</text:p>
          </table:table-cell>
          <table:table-cell office:value-type="float" office:value="571301" calcext:value-type="float">
            <text:p>571301</text:p>
          </table:table-cell>
          <table:table-cell office:value-type="float" office:value="171302" calcext:value-type="float">
            <text:p>171302</text:p>
          </table:table-cell>
          <table:table-cell office:value-type="float" office:value="399999" calcext:value-type="float">
            <text:p>3999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7651" calcext:value-type="float">
            <text:p>617651</text:p>
          </table:table-cell>
          <table:table-cell office:value-type="float" office:value="571301" calcext:value-type="float">
            <text:p>571301</text:p>
          </table:table-cell>
          <table:table-cell office:value-type="float" office:value="171302" calcext:value-type="float">
            <text:p>171302</text:p>
          </table:table-cell>
          <table:table-cell office:value-type="float" office:value="399999" calcext:value-type="float">
            <text:p>3999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7651" calcext:value-type="float">
            <text:p>617651</text:p>
          </table:table-cell>
          <table:table-cell office:value-type="float" office:value="571301" calcext:value-type="float">
            <text:p>571301</text:p>
          </table:table-cell>
          <table:table-cell office:value-type="float" office:value="171302" calcext:value-type="float">
            <text:p>171302</text:p>
          </table:table-cell>
          <table:table-cell office:value-type="float" office:value="399999" calcext:value-type="float">
            <text:p>3999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7651" calcext:value-type="float">
            <text:p>617651</text:p>
          </table:table-cell>
          <table:table-cell office:value-type="float" office:value="571301" calcext:value-type="float">
            <text:p>571301</text:p>
          </table:table-cell>
          <table:table-cell office:value-type="float" office:value="171302" calcext:value-type="float">
            <text:p>171302</text:p>
          </table:table-cell>
          <table:table-cell office:value-type="float" office:value="399999" calcext:value-type="float">
            <text:p>3999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7651" calcext:value-type="float">
            <text:p>617651</text:p>
          </table:table-cell>
          <table:table-cell office:value-type="float" office:value="571301" calcext:value-type="float">
            <text:p>571301</text:p>
          </table:table-cell>
          <table:table-cell office:value-type="float" office:value="171302" calcext:value-type="float">
            <text:p>171302</text:p>
          </table:table-cell>
          <table:table-cell office:value-type="float" office:value="399999" calcext:value-type="float">
            <text:p>3999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7651" calcext:value-type="float">
            <text:p>617651</text:p>
          </table:table-cell>
          <table:table-cell office:value-type="float" office:value="571301" calcext:value-type="float">
            <text:p>571301</text:p>
          </table:table-cell>
          <table:table-cell office:value-type="float" office:value="171302" calcext:value-type="float">
            <text:p>171302</text:p>
          </table:table-cell>
          <table:table-cell office:value-type="float" office:value="399999" calcext:value-type="float">
            <text:p>3999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7651" calcext:value-type="float">
            <text:p>617651</text:p>
          </table:table-cell>
          <table:table-cell office:value-type="float" office:value="571301" calcext:value-type="float">
            <text:p>571301</text:p>
          </table:table-cell>
          <table:table-cell office:value-type="float" office:value="171302" calcext:value-type="float">
            <text:p>171302</text:p>
          </table:table-cell>
          <table:table-cell office:value-type="float" office:value="399999" calcext:value-type="float">
            <text:p>3999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7651" calcext:value-type="float">
            <text:p>617651</text:p>
          </table:table-cell>
          <table:table-cell office:value-type="float" office:value="571301" calcext:value-type="float">
            <text:p>571301</text:p>
          </table:table-cell>
          <table:table-cell office:value-type="float" office:value="171302" calcext:value-type="float">
            <text:p>171302</text:p>
          </table:table-cell>
          <table:table-cell office:value-type="float" office:value="399999" calcext:value-type="float">
            <text:p>3999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7651" calcext:value-type="float">
            <text:p>617651</text:p>
          </table:table-cell>
          <table:table-cell office:value-type="float" office:value="571301" calcext:value-type="float">
            <text:p>571301</text:p>
          </table:table-cell>
          <table:table-cell office:value-type="float" office:value="171302" calcext:value-type="float">
            <text:p>171302</text:p>
          </table:table-cell>
          <table:table-cell office:value-type="float" office:value="399999" calcext:value-type="float">
            <text:p>3999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7651" calcext:value-type="float">
            <text:p>617651</text:p>
          </table:table-cell>
          <table:table-cell office:value-type="float" office:value="571301" calcext:value-type="float">
            <text:p>571301</text:p>
          </table:table-cell>
          <table:table-cell office:value-type="float" office:value="171302" calcext:value-type="float">
            <text:p>171302</text:p>
          </table:table-cell>
          <table:table-cell office:value-type="float" office:value="399999" calcext:value-type="float">
            <text:p>3999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7651" calcext:value-type="float">
            <text:p>617651</text:p>
          </table:table-cell>
          <table:table-cell office:value-type="float" office:value="571301" calcext:value-type="float">
            <text:p>571301</text:p>
          </table:table-cell>
          <table:table-cell office:value-type="float" office:value="171302" calcext:value-type="float">
            <text:p>171302</text:p>
          </table:table-cell>
          <table:table-cell office:value-type="float" office:value="399999" calcext:value-type="float">
            <text:p>3999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7651" calcext:value-type="float">
            <text:p>617651</text:p>
          </table:table-cell>
          <table:table-cell office:value-type="float" office:value="571301" calcext:value-type="float">
            <text:p>571301</text:p>
          </table:table-cell>
          <table:table-cell office:value-type="float" office:value="171302" calcext:value-type="float">
            <text:p>171302</text:p>
          </table:table-cell>
          <table:table-cell office:value-type="float" office:value="399999" calcext:value-type="float">
            <text:p>3999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7651" calcext:value-type="float">
            <text:p>617651</text:p>
          </table:table-cell>
          <table:table-cell office:value-type="float" office:value="571301" calcext:value-type="float">
            <text:p>571301</text:p>
          </table:table-cell>
          <table:table-cell office:value-type="float" office:value="171302" calcext:value-type="float">
            <text:p>171302</text:p>
          </table:table-cell>
          <table:table-cell office:value-type="float" office:value="399999" calcext:value-type="float">
            <text:p>3999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8513" calcext:value-type="float">
            <text:p>628513</text:p>
          </table:table-cell>
          <table:table-cell office:value-type="float" office:value="560439" calcext:value-type="float">
            <text:p>560439</text:p>
          </table:table-cell>
          <table:table-cell office:value-type="float" office:value="182581" calcext:value-type="float">
            <text:p>182581</text:p>
          </table:table-cell>
          <table:table-cell office:value-type="float" office:value="377858" calcext:value-type="float">
            <text:p>3778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8513" calcext:value-type="float">
            <text:p>628513</text:p>
          </table:table-cell>
          <table:table-cell office:value-type="float" office:value="560439" calcext:value-type="float">
            <text:p>560439</text:p>
          </table:table-cell>
          <table:table-cell office:value-type="float" office:value="182581" calcext:value-type="float">
            <text:p>182581</text:p>
          </table:table-cell>
          <table:table-cell office:value-type="float" office:value="377858" calcext:value-type="float">
            <text:p>3778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8513" calcext:value-type="float">
            <text:p>628513</text:p>
          </table:table-cell>
          <table:table-cell office:value-type="float" office:value="560439" calcext:value-type="float">
            <text:p>560439</text:p>
          </table:table-cell>
          <table:table-cell office:value-type="float" office:value="182581" calcext:value-type="float">
            <text:p>182581</text:p>
          </table:table-cell>
          <table:table-cell office:value-type="float" office:value="377858" calcext:value-type="float">
            <text:p>3778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8513" calcext:value-type="float">
            <text:p>628513</text:p>
          </table:table-cell>
          <table:table-cell office:value-type="float" office:value="560439" calcext:value-type="float">
            <text:p>560439</text:p>
          </table:table-cell>
          <table:table-cell office:value-type="float" office:value="182581" calcext:value-type="float">
            <text:p>182581</text:p>
          </table:table-cell>
          <table:table-cell office:value-type="float" office:value="377858" calcext:value-type="float">
            <text:p>3778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8513" calcext:value-type="float">
            <text:p>628513</text:p>
          </table:table-cell>
          <table:table-cell office:value-type="float" office:value="560439" calcext:value-type="float">
            <text:p>560439</text:p>
          </table:table-cell>
          <table:table-cell office:value-type="float" office:value="182581" calcext:value-type="float">
            <text:p>182581</text:p>
          </table:table-cell>
          <table:table-cell office:value-type="float" office:value="377858" calcext:value-type="float">
            <text:p>3778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8513" calcext:value-type="float">
            <text:p>628513</text:p>
          </table:table-cell>
          <table:table-cell office:value-type="float" office:value="560439" calcext:value-type="float">
            <text:p>560439</text:p>
          </table:table-cell>
          <table:table-cell office:value-type="float" office:value="182581" calcext:value-type="float">
            <text:p>182581</text:p>
          </table:table-cell>
          <table:table-cell office:value-type="float" office:value="377858" calcext:value-type="float">
            <text:p>3778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8513" calcext:value-type="float">
            <text:p>628513</text:p>
          </table:table-cell>
          <table:table-cell office:value-type="float" office:value="560439" calcext:value-type="float">
            <text:p>560439</text:p>
          </table:table-cell>
          <table:table-cell office:value-type="float" office:value="182581" calcext:value-type="float">
            <text:p>182581</text:p>
          </table:table-cell>
          <table:table-cell office:value-type="float" office:value="377858" calcext:value-type="float">
            <text:p>3778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8513" calcext:value-type="float">
            <text:p>628513</text:p>
          </table:table-cell>
          <table:table-cell office:value-type="float" office:value="560439" calcext:value-type="float">
            <text:p>560439</text:p>
          </table:table-cell>
          <table:table-cell office:value-type="float" office:value="182581" calcext:value-type="float">
            <text:p>182581</text:p>
          </table:table-cell>
          <table:table-cell office:value-type="float" office:value="377858" calcext:value-type="float">
            <text:p>3778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8513" calcext:value-type="float">
            <text:p>628513</text:p>
          </table:table-cell>
          <table:table-cell office:value-type="float" office:value="560439" calcext:value-type="float">
            <text:p>560439</text:p>
          </table:table-cell>
          <table:table-cell office:value-type="float" office:value="182581" calcext:value-type="float">
            <text:p>182581</text:p>
          </table:table-cell>
          <table:table-cell office:value-type="float" office:value="377858" calcext:value-type="float">
            <text:p>3778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8513" calcext:value-type="float">
            <text:p>628513</text:p>
          </table:table-cell>
          <table:table-cell office:value-type="float" office:value="560439" calcext:value-type="float">
            <text:p>560439</text:p>
          </table:table-cell>
          <table:table-cell office:value-type="float" office:value="182581" calcext:value-type="float">
            <text:p>182581</text:p>
          </table:table-cell>
          <table:table-cell office:value-type="float" office:value="377858" calcext:value-type="float">
            <text:p>3778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8513" calcext:value-type="float">
            <text:p>628513</text:p>
          </table:table-cell>
          <table:table-cell office:value-type="float" office:value="560439" calcext:value-type="float">
            <text:p>560439</text:p>
          </table:table-cell>
          <table:table-cell office:value-type="float" office:value="182581" calcext:value-type="float">
            <text:p>182581</text:p>
          </table:table-cell>
          <table:table-cell office:value-type="float" office:value="377858" calcext:value-type="float">
            <text:p>3778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8513" calcext:value-type="float">
            <text:p>628513</text:p>
          </table:table-cell>
          <table:table-cell office:value-type="float" office:value="560439" calcext:value-type="float">
            <text:p>560439</text:p>
          </table:table-cell>
          <table:table-cell office:value-type="float" office:value="182581" calcext:value-type="float">
            <text:p>182581</text:p>
          </table:table-cell>
          <table:table-cell office:value-type="float" office:value="377858" calcext:value-type="float">
            <text:p>3778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8513" calcext:value-type="float">
            <text:p>628513</text:p>
          </table:table-cell>
          <table:table-cell office:value-type="float" office:value="560439" calcext:value-type="float">
            <text:p>560439</text:p>
          </table:table-cell>
          <table:table-cell office:value-type="float" office:value="182581" calcext:value-type="float">
            <text:p>182581</text:p>
          </table:table-cell>
          <table:table-cell office:value-type="float" office:value="377858" calcext:value-type="float">
            <text:p>3778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8513" calcext:value-type="float">
            <text:p>628513</text:p>
          </table:table-cell>
          <table:table-cell office:value-type="float" office:value="560439" calcext:value-type="float">
            <text:p>560439</text:p>
          </table:table-cell>
          <table:table-cell office:value-type="float" office:value="182581" calcext:value-type="float">
            <text:p>182581</text:p>
          </table:table-cell>
          <table:table-cell office:value-type="float" office:value="377858" calcext:value-type="float">
            <text:p>3778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8513" calcext:value-type="float">
            <text:p>628513</text:p>
          </table:table-cell>
          <table:table-cell office:value-type="float" office:value="560439" calcext:value-type="float">
            <text:p>560439</text:p>
          </table:table-cell>
          <table:table-cell office:value-type="float" office:value="182581" calcext:value-type="float">
            <text:p>182581</text:p>
          </table:table-cell>
          <table:table-cell office:value-type="float" office:value="377858" calcext:value-type="float">
            <text:p>3778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0611" calcext:value-type="float">
            <text:p>640611</text:p>
          </table:table-cell>
          <table:table-cell office:value-type="float" office:value="548341" calcext:value-type="float">
            <text:p>548341</text:p>
          </table:table-cell>
          <table:table-cell office:value-type="float" office:value="193987" calcext:value-type="float">
            <text:p>193987</text:p>
          </table:table-cell>
          <table:table-cell office:value-type="float" office:value="354354" calcext:value-type="float">
            <text:p>3543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0611" calcext:value-type="float">
            <text:p>640611</text:p>
          </table:table-cell>
          <table:table-cell office:value-type="float" office:value="548341" calcext:value-type="float">
            <text:p>548341</text:p>
          </table:table-cell>
          <table:table-cell office:value-type="float" office:value="193987" calcext:value-type="float">
            <text:p>193987</text:p>
          </table:table-cell>
          <table:table-cell office:value-type="float" office:value="354354" calcext:value-type="float">
            <text:p>3543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0611" calcext:value-type="float">
            <text:p>640611</text:p>
          </table:table-cell>
          <table:table-cell office:value-type="float" office:value="548341" calcext:value-type="float">
            <text:p>548341</text:p>
          </table:table-cell>
          <table:table-cell office:value-type="float" office:value="193987" calcext:value-type="float">
            <text:p>193987</text:p>
          </table:table-cell>
          <table:table-cell office:value-type="float" office:value="354354" calcext:value-type="float">
            <text:p>3543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0611" calcext:value-type="float">
            <text:p>640611</text:p>
          </table:table-cell>
          <table:table-cell office:value-type="float" office:value="548341" calcext:value-type="float">
            <text:p>548341</text:p>
          </table:table-cell>
          <table:table-cell office:value-type="float" office:value="193987" calcext:value-type="float">
            <text:p>193987</text:p>
          </table:table-cell>
          <table:table-cell office:value-type="float" office:value="354354" calcext:value-type="float">
            <text:p>3543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0611" calcext:value-type="float">
            <text:p>640611</text:p>
          </table:table-cell>
          <table:table-cell office:value-type="float" office:value="548341" calcext:value-type="float">
            <text:p>548341</text:p>
          </table:table-cell>
          <table:table-cell office:value-type="float" office:value="193987" calcext:value-type="float">
            <text:p>193987</text:p>
          </table:table-cell>
          <table:table-cell office:value-type="float" office:value="354354" calcext:value-type="float">
            <text:p>3543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0611" calcext:value-type="float">
            <text:p>640611</text:p>
          </table:table-cell>
          <table:table-cell office:value-type="float" office:value="548341" calcext:value-type="float">
            <text:p>548341</text:p>
          </table:table-cell>
          <table:table-cell office:value-type="float" office:value="193987" calcext:value-type="float">
            <text:p>193987</text:p>
          </table:table-cell>
          <table:table-cell office:value-type="float" office:value="354354" calcext:value-type="float">
            <text:p>3543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0611" calcext:value-type="float">
            <text:p>640611</text:p>
          </table:table-cell>
          <table:table-cell office:value-type="float" office:value="548341" calcext:value-type="float">
            <text:p>548341</text:p>
          </table:table-cell>
          <table:table-cell office:value-type="float" office:value="193987" calcext:value-type="float">
            <text:p>193987</text:p>
          </table:table-cell>
          <table:table-cell office:value-type="float" office:value="354354" calcext:value-type="float">
            <text:p>3543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0611" calcext:value-type="float">
            <text:p>640611</text:p>
          </table:table-cell>
          <table:table-cell office:value-type="float" office:value="548341" calcext:value-type="float">
            <text:p>548341</text:p>
          </table:table-cell>
          <table:table-cell office:value-type="float" office:value="193987" calcext:value-type="float">
            <text:p>193987</text:p>
          </table:table-cell>
          <table:table-cell office:value-type="float" office:value="354354" calcext:value-type="float">
            <text:p>3543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0611" calcext:value-type="float">
            <text:p>640611</text:p>
          </table:table-cell>
          <table:table-cell office:value-type="float" office:value="548341" calcext:value-type="float">
            <text:p>548341</text:p>
          </table:table-cell>
          <table:table-cell office:value-type="float" office:value="193987" calcext:value-type="float">
            <text:p>193987</text:p>
          </table:table-cell>
          <table:table-cell office:value-type="float" office:value="354354" calcext:value-type="float">
            <text:p>3543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0611" calcext:value-type="float">
            <text:p>640611</text:p>
          </table:table-cell>
          <table:table-cell office:value-type="float" office:value="548341" calcext:value-type="float">
            <text:p>548341</text:p>
          </table:table-cell>
          <table:table-cell office:value-type="float" office:value="193987" calcext:value-type="float">
            <text:p>193987</text:p>
          </table:table-cell>
          <table:table-cell office:value-type="float" office:value="354354" calcext:value-type="float">
            <text:p>3543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0611" calcext:value-type="float">
            <text:p>640611</text:p>
          </table:table-cell>
          <table:table-cell office:value-type="float" office:value="548341" calcext:value-type="float">
            <text:p>548341</text:p>
          </table:table-cell>
          <table:table-cell office:value-type="float" office:value="193987" calcext:value-type="float">
            <text:p>193987</text:p>
          </table:table-cell>
          <table:table-cell office:value-type="float" office:value="354354" calcext:value-type="float">
            <text:p>3543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0611" calcext:value-type="float">
            <text:p>640611</text:p>
          </table:table-cell>
          <table:table-cell office:value-type="float" office:value="548341" calcext:value-type="float">
            <text:p>548341</text:p>
          </table:table-cell>
          <table:table-cell office:value-type="float" office:value="193987" calcext:value-type="float">
            <text:p>193987</text:p>
          </table:table-cell>
          <table:table-cell office:value-type="float" office:value="354354" calcext:value-type="float">
            <text:p>3543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0611" calcext:value-type="float">
            <text:p>640611</text:p>
          </table:table-cell>
          <table:table-cell office:value-type="float" office:value="548341" calcext:value-type="float">
            <text:p>548341</text:p>
          </table:table-cell>
          <table:table-cell office:value-type="float" office:value="193987" calcext:value-type="float">
            <text:p>193987</text:p>
          </table:table-cell>
          <table:table-cell office:value-type="float" office:value="354354" calcext:value-type="float">
            <text:p>3543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0611" calcext:value-type="float">
            <text:p>640611</text:p>
          </table:table-cell>
          <table:table-cell office:value-type="float" office:value="548341" calcext:value-type="float">
            <text:p>548341</text:p>
          </table:table-cell>
          <table:table-cell office:value-type="float" office:value="193987" calcext:value-type="float">
            <text:p>193987</text:p>
          </table:table-cell>
          <table:table-cell office:value-type="float" office:value="354354" calcext:value-type="float">
            <text:p>3543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0611" calcext:value-type="float">
            <text:p>640611</text:p>
          </table:table-cell>
          <table:table-cell office:value-type="float" office:value="548341" calcext:value-type="float">
            <text:p>548341</text:p>
          </table:table-cell>
          <table:table-cell office:value-type="float" office:value="193987" calcext:value-type="float">
            <text:p>193987</text:p>
          </table:table-cell>
          <table:table-cell office:value-type="float" office:value="354354" calcext:value-type="float">
            <text:p>35435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3142" calcext:value-type="float">
            <text:p>653142</text:p>
          </table:table-cell>
          <table:table-cell office:value-type="float" office:value="535810" calcext:value-type="float">
            <text:p>535810</text:p>
          </table:table-cell>
          <table:table-cell office:value-type="float" office:value="205623" calcext:value-type="float">
            <text:p>205623</text:p>
          </table:table-cell>
          <table:table-cell office:value-type="float" office:value="330187" calcext:value-type="float">
            <text:p>33018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3142" calcext:value-type="float">
            <text:p>653142</text:p>
          </table:table-cell>
          <table:table-cell office:value-type="float" office:value="535810" calcext:value-type="float">
            <text:p>535810</text:p>
          </table:table-cell>
          <table:table-cell office:value-type="float" office:value="205623" calcext:value-type="float">
            <text:p>205623</text:p>
          </table:table-cell>
          <table:table-cell office:value-type="float" office:value="330187" calcext:value-type="float">
            <text:p>33018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3142" calcext:value-type="float">
            <text:p>653142</text:p>
          </table:table-cell>
          <table:table-cell office:value-type="float" office:value="535810" calcext:value-type="float">
            <text:p>535810</text:p>
          </table:table-cell>
          <table:table-cell office:value-type="float" office:value="205623" calcext:value-type="float">
            <text:p>205623</text:p>
          </table:table-cell>
          <table:table-cell office:value-type="float" office:value="330187" calcext:value-type="float">
            <text:p>33018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3142" calcext:value-type="float">
            <text:p>653142</text:p>
          </table:table-cell>
          <table:table-cell office:value-type="float" office:value="535810" calcext:value-type="float">
            <text:p>535810</text:p>
          </table:table-cell>
          <table:table-cell office:value-type="float" office:value="205623" calcext:value-type="float">
            <text:p>205623</text:p>
          </table:table-cell>
          <table:table-cell office:value-type="float" office:value="330187" calcext:value-type="float">
            <text:p>33018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3142" calcext:value-type="float">
            <text:p>653142</text:p>
          </table:table-cell>
          <table:table-cell office:value-type="float" office:value="535810" calcext:value-type="float">
            <text:p>535810</text:p>
          </table:table-cell>
          <table:table-cell office:value-type="float" office:value="205623" calcext:value-type="float">
            <text:p>205623</text:p>
          </table:table-cell>
          <table:table-cell office:value-type="float" office:value="330187" calcext:value-type="float">
            <text:p>33018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3142" calcext:value-type="float">
            <text:p>653142</text:p>
          </table:table-cell>
          <table:table-cell office:value-type="float" office:value="535810" calcext:value-type="float">
            <text:p>535810</text:p>
          </table:table-cell>
          <table:table-cell office:value-type="float" office:value="205623" calcext:value-type="float">
            <text:p>205623</text:p>
          </table:table-cell>
          <table:table-cell office:value-type="float" office:value="330187" calcext:value-type="float">
            <text:p>33018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3142" calcext:value-type="float">
            <text:p>653142</text:p>
          </table:table-cell>
          <table:table-cell office:value-type="float" office:value="535810" calcext:value-type="float">
            <text:p>535810</text:p>
          </table:table-cell>
          <table:table-cell office:value-type="float" office:value="205623" calcext:value-type="float">
            <text:p>205623</text:p>
          </table:table-cell>
          <table:table-cell office:value-type="float" office:value="330187" calcext:value-type="float">
            <text:p>33018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3142" calcext:value-type="float">
            <text:p>653142</text:p>
          </table:table-cell>
          <table:table-cell office:value-type="float" office:value="535810" calcext:value-type="float">
            <text:p>535810</text:p>
          </table:table-cell>
          <table:table-cell office:value-type="float" office:value="205623" calcext:value-type="float">
            <text:p>205623</text:p>
          </table:table-cell>
          <table:table-cell office:value-type="float" office:value="330187" calcext:value-type="float">
            <text:p>33018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3142" calcext:value-type="float">
            <text:p>653142</text:p>
          </table:table-cell>
          <table:table-cell office:value-type="float" office:value="535810" calcext:value-type="float">
            <text:p>535810</text:p>
          </table:table-cell>
          <table:table-cell office:value-type="float" office:value="205623" calcext:value-type="float">
            <text:p>205623</text:p>
          </table:table-cell>
          <table:table-cell office:value-type="float" office:value="330187" calcext:value-type="float">
            <text:p>33018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3142" calcext:value-type="float">
            <text:p>653142</text:p>
          </table:table-cell>
          <table:table-cell office:value-type="float" office:value="535810" calcext:value-type="float">
            <text:p>535810</text:p>
          </table:table-cell>
          <table:table-cell office:value-type="float" office:value="205623" calcext:value-type="float">
            <text:p>205623</text:p>
          </table:table-cell>
          <table:table-cell office:value-type="float" office:value="330187" calcext:value-type="float">
            <text:p>33018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3142" calcext:value-type="float">
            <text:p>653142</text:p>
          </table:table-cell>
          <table:table-cell office:value-type="float" office:value="535810" calcext:value-type="float">
            <text:p>535810</text:p>
          </table:table-cell>
          <table:table-cell office:value-type="float" office:value="205623" calcext:value-type="float">
            <text:p>205623</text:p>
          </table:table-cell>
          <table:table-cell office:value-type="float" office:value="330187" calcext:value-type="float">
            <text:p>33018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3142" calcext:value-type="float">
            <text:p>653142</text:p>
          </table:table-cell>
          <table:table-cell office:value-type="float" office:value="535810" calcext:value-type="float">
            <text:p>535810</text:p>
          </table:table-cell>
          <table:table-cell office:value-type="float" office:value="205623" calcext:value-type="float">
            <text:p>205623</text:p>
          </table:table-cell>
          <table:table-cell office:value-type="float" office:value="330187" calcext:value-type="float">
            <text:p>33018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3142" calcext:value-type="float">
            <text:p>653142</text:p>
          </table:table-cell>
          <table:table-cell office:value-type="float" office:value="535810" calcext:value-type="float">
            <text:p>535810</text:p>
          </table:table-cell>
          <table:table-cell office:value-type="float" office:value="205623" calcext:value-type="float">
            <text:p>205623</text:p>
          </table:table-cell>
          <table:table-cell office:value-type="float" office:value="330187" calcext:value-type="float">
            <text:p>33018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3142" calcext:value-type="float">
            <text:p>653142</text:p>
          </table:table-cell>
          <table:table-cell office:value-type="float" office:value="535810" calcext:value-type="float">
            <text:p>535810</text:p>
          </table:table-cell>
          <table:table-cell office:value-type="float" office:value="205623" calcext:value-type="float">
            <text:p>205623</text:p>
          </table:table-cell>
          <table:table-cell office:value-type="float" office:value="330187" calcext:value-type="float">
            <text:p>33018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3142" calcext:value-type="float">
            <text:p>653142</text:p>
          </table:table-cell>
          <table:table-cell office:value-type="float" office:value="535810" calcext:value-type="float">
            <text:p>535810</text:p>
          </table:table-cell>
          <table:table-cell office:value-type="float" office:value="205623" calcext:value-type="float">
            <text:p>205623</text:p>
          </table:table-cell>
          <table:table-cell office:value-type="float" office:value="330187" calcext:value-type="float">
            <text:p>33018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5514" calcext:value-type="float">
            <text:p>665514</text:p>
          </table:table-cell>
          <table:table-cell office:value-type="float" office:value="523438" calcext:value-type="float">
            <text:p>523438</text:p>
          </table:table-cell>
          <table:table-cell office:value-type="float" office:value="217299" calcext:value-type="float">
            <text:p>217299</text:p>
          </table:table-cell>
          <table:table-cell office:value-type="float" office:value="306139" calcext:value-type="float">
            <text:p>3061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5514" calcext:value-type="float">
            <text:p>665514</text:p>
          </table:table-cell>
          <table:table-cell office:value-type="float" office:value="523438" calcext:value-type="float">
            <text:p>523438</text:p>
          </table:table-cell>
          <table:table-cell office:value-type="float" office:value="217299" calcext:value-type="float">
            <text:p>217299</text:p>
          </table:table-cell>
          <table:table-cell office:value-type="float" office:value="306139" calcext:value-type="float">
            <text:p>3061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5514" calcext:value-type="float">
            <text:p>665514</text:p>
          </table:table-cell>
          <table:table-cell office:value-type="float" office:value="523438" calcext:value-type="float">
            <text:p>523438</text:p>
          </table:table-cell>
          <table:table-cell office:value-type="float" office:value="217299" calcext:value-type="float">
            <text:p>217299</text:p>
          </table:table-cell>
          <table:table-cell office:value-type="float" office:value="306139" calcext:value-type="float">
            <text:p>3061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5514" calcext:value-type="float">
            <text:p>665514</text:p>
          </table:table-cell>
          <table:table-cell office:value-type="float" office:value="523438" calcext:value-type="float">
            <text:p>523438</text:p>
          </table:table-cell>
          <table:table-cell office:value-type="float" office:value="217299" calcext:value-type="float">
            <text:p>217299</text:p>
          </table:table-cell>
          <table:table-cell office:value-type="float" office:value="306139" calcext:value-type="float">
            <text:p>3061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5514" calcext:value-type="float">
            <text:p>665514</text:p>
          </table:table-cell>
          <table:table-cell office:value-type="float" office:value="523438" calcext:value-type="float">
            <text:p>523438</text:p>
          </table:table-cell>
          <table:table-cell office:value-type="float" office:value="217299" calcext:value-type="float">
            <text:p>217299</text:p>
          </table:table-cell>
          <table:table-cell office:value-type="float" office:value="306139" calcext:value-type="float">
            <text:p>3061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5514" calcext:value-type="float">
            <text:p>665514</text:p>
          </table:table-cell>
          <table:table-cell office:value-type="float" office:value="523438" calcext:value-type="float">
            <text:p>523438</text:p>
          </table:table-cell>
          <table:table-cell office:value-type="float" office:value="217299" calcext:value-type="float">
            <text:p>217299</text:p>
          </table:table-cell>
          <table:table-cell office:value-type="float" office:value="306139" calcext:value-type="float">
            <text:p>3061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5514" calcext:value-type="float">
            <text:p>665514</text:p>
          </table:table-cell>
          <table:table-cell office:value-type="float" office:value="523438" calcext:value-type="float">
            <text:p>523438</text:p>
          </table:table-cell>
          <table:table-cell office:value-type="float" office:value="217299" calcext:value-type="float">
            <text:p>217299</text:p>
          </table:table-cell>
          <table:table-cell office:value-type="float" office:value="306139" calcext:value-type="float">
            <text:p>3061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5514" calcext:value-type="float">
            <text:p>665514</text:p>
          </table:table-cell>
          <table:table-cell office:value-type="float" office:value="523438" calcext:value-type="float">
            <text:p>523438</text:p>
          </table:table-cell>
          <table:table-cell office:value-type="float" office:value="217299" calcext:value-type="float">
            <text:p>217299</text:p>
          </table:table-cell>
          <table:table-cell office:value-type="float" office:value="306139" calcext:value-type="float">
            <text:p>3061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5514" calcext:value-type="float">
            <text:p>665514</text:p>
          </table:table-cell>
          <table:table-cell office:value-type="float" office:value="523438" calcext:value-type="float">
            <text:p>523438</text:p>
          </table:table-cell>
          <table:table-cell office:value-type="float" office:value="217299" calcext:value-type="float">
            <text:p>217299</text:p>
          </table:table-cell>
          <table:table-cell office:value-type="float" office:value="306139" calcext:value-type="float">
            <text:p>3061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5514" calcext:value-type="float">
            <text:p>665514</text:p>
          </table:table-cell>
          <table:table-cell office:value-type="float" office:value="523438" calcext:value-type="float">
            <text:p>523438</text:p>
          </table:table-cell>
          <table:table-cell office:value-type="float" office:value="217299" calcext:value-type="float">
            <text:p>217299</text:p>
          </table:table-cell>
          <table:table-cell office:value-type="float" office:value="306139" calcext:value-type="float">
            <text:p>3061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5514" calcext:value-type="float">
            <text:p>665514</text:p>
          </table:table-cell>
          <table:table-cell office:value-type="float" office:value="523438" calcext:value-type="float">
            <text:p>523438</text:p>
          </table:table-cell>
          <table:table-cell office:value-type="float" office:value="217299" calcext:value-type="float">
            <text:p>217299</text:p>
          </table:table-cell>
          <table:table-cell office:value-type="float" office:value="306139" calcext:value-type="float">
            <text:p>3061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5514" calcext:value-type="float">
            <text:p>665514</text:p>
          </table:table-cell>
          <table:table-cell office:value-type="float" office:value="523438" calcext:value-type="float">
            <text:p>523438</text:p>
          </table:table-cell>
          <table:table-cell office:value-type="float" office:value="217299" calcext:value-type="float">
            <text:p>217299</text:p>
          </table:table-cell>
          <table:table-cell office:value-type="float" office:value="306139" calcext:value-type="float">
            <text:p>3061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5514" calcext:value-type="float">
            <text:p>665514</text:p>
          </table:table-cell>
          <table:table-cell office:value-type="float" office:value="523438" calcext:value-type="float">
            <text:p>523438</text:p>
          </table:table-cell>
          <table:table-cell office:value-type="float" office:value="217299" calcext:value-type="float">
            <text:p>217299</text:p>
          </table:table-cell>
          <table:table-cell office:value-type="float" office:value="306139" calcext:value-type="float">
            <text:p>3061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5514" calcext:value-type="float">
            <text:p>665514</text:p>
          </table:table-cell>
          <table:table-cell office:value-type="float" office:value="523438" calcext:value-type="float">
            <text:p>523438</text:p>
          </table:table-cell>
          <table:table-cell office:value-type="float" office:value="217299" calcext:value-type="float">
            <text:p>217299</text:p>
          </table:table-cell>
          <table:table-cell office:value-type="float" office:value="306139" calcext:value-type="float">
            <text:p>3061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5514" calcext:value-type="float">
            <text:p>665514</text:p>
          </table:table-cell>
          <table:table-cell office:value-type="float" office:value="523438" calcext:value-type="float">
            <text:p>523438</text:p>
          </table:table-cell>
          <table:table-cell office:value-type="float" office:value="217299" calcext:value-type="float">
            <text:p>217299</text:p>
          </table:table-cell>
          <table:table-cell office:value-type="float" office:value="306139" calcext:value-type="float">
            <text:p>3061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7701" calcext:value-type="float">
            <text:p>677701</text:p>
          </table:table-cell>
          <table:table-cell office:value-type="float" office:value="511251" calcext:value-type="float">
            <text:p>511251</text:p>
          </table:table-cell>
          <table:table-cell office:value-type="float" office:value="228762" calcext:value-type="float">
            <text:p>228762</text:p>
          </table:table-cell>
          <table:table-cell office:value-type="float" office:value="282489" calcext:value-type="float">
            <text:p>2824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7701" calcext:value-type="float">
            <text:p>677701</text:p>
          </table:table-cell>
          <table:table-cell office:value-type="float" office:value="511251" calcext:value-type="float">
            <text:p>511251</text:p>
          </table:table-cell>
          <table:table-cell office:value-type="float" office:value="228762" calcext:value-type="float">
            <text:p>228762</text:p>
          </table:table-cell>
          <table:table-cell office:value-type="float" office:value="282489" calcext:value-type="float">
            <text:p>2824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7701" calcext:value-type="float">
            <text:p>677701</text:p>
          </table:table-cell>
          <table:table-cell office:value-type="float" office:value="511251" calcext:value-type="float">
            <text:p>511251</text:p>
          </table:table-cell>
          <table:table-cell office:value-type="float" office:value="228762" calcext:value-type="float">
            <text:p>228762</text:p>
          </table:table-cell>
          <table:table-cell office:value-type="float" office:value="282489" calcext:value-type="float">
            <text:p>2824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7701" calcext:value-type="float">
            <text:p>677701</text:p>
          </table:table-cell>
          <table:table-cell office:value-type="float" office:value="511251" calcext:value-type="float">
            <text:p>511251</text:p>
          </table:table-cell>
          <table:table-cell office:value-type="float" office:value="228762" calcext:value-type="float">
            <text:p>228762</text:p>
          </table:table-cell>
          <table:table-cell office:value-type="float" office:value="282489" calcext:value-type="float">
            <text:p>2824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7701" calcext:value-type="float">
            <text:p>677701</text:p>
          </table:table-cell>
          <table:table-cell office:value-type="float" office:value="511251" calcext:value-type="float">
            <text:p>511251</text:p>
          </table:table-cell>
          <table:table-cell office:value-type="float" office:value="228762" calcext:value-type="float">
            <text:p>228762</text:p>
          </table:table-cell>
          <table:table-cell office:value-type="float" office:value="282489" calcext:value-type="float">
            <text:p>2824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7701" calcext:value-type="float">
            <text:p>677701</text:p>
          </table:table-cell>
          <table:table-cell office:value-type="float" office:value="511251" calcext:value-type="float">
            <text:p>511251</text:p>
          </table:table-cell>
          <table:table-cell office:value-type="float" office:value="228762" calcext:value-type="float">
            <text:p>228762</text:p>
          </table:table-cell>
          <table:table-cell office:value-type="float" office:value="282489" calcext:value-type="float">
            <text:p>2824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7701" calcext:value-type="float">
            <text:p>677701</text:p>
          </table:table-cell>
          <table:table-cell office:value-type="float" office:value="511251" calcext:value-type="float">
            <text:p>511251</text:p>
          </table:table-cell>
          <table:table-cell office:value-type="float" office:value="228762" calcext:value-type="float">
            <text:p>228762</text:p>
          </table:table-cell>
          <table:table-cell office:value-type="float" office:value="282489" calcext:value-type="float">
            <text:p>2824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7701" calcext:value-type="float">
            <text:p>677701</text:p>
          </table:table-cell>
          <table:table-cell office:value-type="float" office:value="511251" calcext:value-type="float">
            <text:p>511251</text:p>
          </table:table-cell>
          <table:table-cell office:value-type="float" office:value="228762" calcext:value-type="float">
            <text:p>228762</text:p>
          </table:table-cell>
          <table:table-cell office:value-type="float" office:value="282489" calcext:value-type="float">
            <text:p>2824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7701" calcext:value-type="float">
            <text:p>677701</text:p>
          </table:table-cell>
          <table:table-cell office:value-type="float" office:value="511251" calcext:value-type="float">
            <text:p>511251</text:p>
          </table:table-cell>
          <table:table-cell office:value-type="float" office:value="228762" calcext:value-type="float">
            <text:p>228762</text:p>
          </table:table-cell>
          <table:table-cell office:value-type="float" office:value="282489" calcext:value-type="float">
            <text:p>2824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7701" calcext:value-type="float">
            <text:p>677701</text:p>
          </table:table-cell>
          <table:table-cell office:value-type="float" office:value="511251" calcext:value-type="float">
            <text:p>511251</text:p>
          </table:table-cell>
          <table:table-cell office:value-type="float" office:value="228762" calcext:value-type="float">
            <text:p>228762</text:p>
          </table:table-cell>
          <table:table-cell office:value-type="float" office:value="282489" calcext:value-type="float">
            <text:p>2824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7701" calcext:value-type="float">
            <text:p>677701</text:p>
          </table:table-cell>
          <table:table-cell office:value-type="float" office:value="511251" calcext:value-type="float">
            <text:p>511251</text:p>
          </table:table-cell>
          <table:table-cell office:value-type="float" office:value="228762" calcext:value-type="float">
            <text:p>228762</text:p>
          </table:table-cell>
          <table:table-cell office:value-type="float" office:value="282489" calcext:value-type="float">
            <text:p>2824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7701" calcext:value-type="float">
            <text:p>677701</text:p>
          </table:table-cell>
          <table:table-cell office:value-type="float" office:value="511251" calcext:value-type="float">
            <text:p>511251</text:p>
          </table:table-cell>
          <table:table-cell office:value-type="float" office:value="228762" calcext:value-type="float">
            <text:p>228762</text:p>
          </table:table-cell>
          <table:table-cell office:value-type="float" office:value="282489" calcext:value-type="float">
            <text:p>2824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7701" calcext:value-type="float">
            <text:p>677701</text:p>
          </table:table-cell>
          <table:table-cell office:value-type="float" office:value="511251" calcext:value-type="float">
            <text:p>511251</text:p>
          </table:table-cell>
          <table:table-cell office:value-type="float" office:value="228762" calcext:value-type="float">
            <text:p>228762</text:p>
          </table:table-cell>
          <table:table-cell office:value-type="float" office:value="282489" calcext:value-type="float">
            <text:p>2824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7701" calcext:value-type="float">
            <text:p>677701</text:p>
          </table:table-cell>
          <table:table-cell office:value-type="float" office:value="511251" calcext:value-type="float">
            <text:p>511251</text:p>
          </table:table-cell>
          <table:table-cell office:value-type="float" office:value="228762" calcext:value-type="float">
            <text:p>228762</text:p>
          </table:table-cell>
          <table:table-cell office:value-type="float" office:value="282489" calcext:value-type="float">
            <text:p>2824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7701" calcext:value-type="float">
            <text:p>677701</text:p>
          </table:table-cell>
          <table:table-cell office:value-type="float" office:value="511251" calcext:value-type="float">
            <text:p>511251</text:p>
          </table:table-cell>
          <table:table-cell office:value-type="float" office:value="228762" calcext:value-type="float">
            <text:p>228762</text:p>
          </table:table-cell>
          <table:table-cell office:value-type="float" office:value="282489" calcext:value-type="float">
            <text:p>2824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0264" calcext:value-type="float">
            <text:p>690264</text:p>
          </table:table-cell>
          <table:table-cell office:value-type="float" office:value="498688" calcext:value-type="float">
            <text:p>498688</text:p>
          </table:table-cell>
          <table:table-cell office:value-type="float" office:value="240374" calcext:value-type="float">
            <text:p>240374</text:p>
          </table:table-cell>
          <table:table-cell office:value-type="float" office:value="258314" calcext:value-type="float">
            <text:p>2583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0264" calcext:value-type="float">
            <text:p>690264</text:p>
          </table:table-cell>
          <table:table-cell office:value-type="float" office:value="498688" calcext:value-type="float">
            <text:p>498688</text:p>
          </table:table-cell>
          <table:table-cell office:value-type="float" office:value="240374" calcext:value-type="float">
            <text:p>240374</text:p>
          </table:table-cell>
          <table:table-cell office:value-type="float" office:value="258314" calcext:value-type="float">
            <text:p>2583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0264" calcext:value-type="float">
            <text:p>690264</text:p>
          </table:table-cell>
          <table:table-cell office:value-type="float" office:value="498688" calcext:value-type="float">
            <text:p>498688</text:p>
          </table:table-cell>
          <table:table-cell office:value-type="float" office:value="240374" calcext:value-type="float">
            <text:p>240374</text:p>
          </table:table-cell>
          <table:table-cell office:value-type="float" office:value="258314" calcext:value-type="float">
            <text:p>2583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0264" calcext:value-type="float">
            <text:p>690264</text:p>
          </table:table-cell>
          <table:table-cell office:value-type="float" office:value="498688" calcext:value-type="float">
            <text:p>498688</text:p>
          </table:table-cell>
          <table:table-cell office:value-type="float" office:value="240374" calcext:value-type="float">
            <text:p>240374</text:p>
          </table:table-cell>
          <table:table-cell office:value-type="float" office:value="258314" calcext:value-type="float">
            <text:p>2583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0264" calcext:value-type="float">
            <text:p>690264</text:p>
          </table:table-cell>
          <table:table-cell office:value-type="float" office:value="498688" calcext:value-type="float">
            <text:p>498688</text:p>
          </table:table-cell>
          <table:table-cell office:value-type="float" office:value="240374" calcext:value-type="float">
            <text:p>240374</text:p>
          </table:table-cell>
          <table:table-cell office:value-type="float" office:value="258314" calcext:value-type="float">
            <text:p>2583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0264" calcext:value-type="float">
            <text:p>690264</text:p>
          </table:table-cell>
          <table:table-cell office:value-type="float" office:value="498688" calcext:value-type="float">
            <text:p>498688</text:p>
          </table:table-cell>
          <table:table-cell office:value-type="float" office:value="240374" calcext:value-type="float">
            <text:p>240374</text:p>
          </table:table-cell>
          <table:table-cell office:value-type="float" office:value="258314" calcext:value-type="float">
            <text:p>2583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0264" calcext:value-type="float">
            <text:p>690264</text:p>
          </table:table-cell>
          <table:table-cell office:value-type="float" office:value="498688" calcext:value-type="float">
            <text:p>498688</text:p>
          </table:table-cell>
          <table:table-cell office:value-type="float" office:value="240374" calcext:value-type="float">
            <text:p>240374</text:p>
          </table:table-cell>
          <table:table-cell office:value-type="float" office:value="258314" calcext:value-type="float">
            <text:p>2583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0264" calcext:value-type="float">
            <text:p>690264</text:p>
          </table:table-cell>
          <table:table-cell office:value-type="float" office:value="498688" calcext:value-type="float">
            <text:p>498688</text:p>
          </table:table-cell>
          <table:table-cell office:value-type="float" office:value="240374" calcext:value-type="float">
            <text:p>240374</text:p>
          </table:table-cell>
          <table:table-cell office:value-type="float" office:value="258314" calcext:value-type="float">
            <text:p>2583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0264" calcext:value-type="float">
            <text:p>690264</text:p>
          </table:table-cell>
          <table:table-cell office:value-type="float" office:value="498688" calcext:value-type="float">
            <text:p>498688</text:p>
          </table:table-cell>
          <table:table-cell office:value-type="float" office:value="240374" calcext:value-type="float">
            <text:p>240374</text:p>
          </table:table-cell>
          <table:table-cell office:value-type="float" office:value="258314" calcext:value-type="float">
            <text:p>2583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0264" calcext:value-type="float">
            <text:p>690264</text:p>
          </table:table-cell>
          <table:table-cell office:value-type="float" office:value="498688" calcext:value-type="float">
            <text:p>498688</text:p>
          </table:table-cell>
          <table:table-cell office:value-type="float" office:value="240374" calcext:value-type="float">
            <text:p>240374</text:p>
          </table:table-cell>
          <table:table-cell office:value-type="float" office:value="258314" calcext:value-type="float">
            <text:p>2583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0264" calcext:value-type="float">
            <text:p>690264</text:p>
          </table:table-cell>
          <table:table-cell office:value-type="float" office:value="498688" calcext:value-type="float">
            <text:p>498688</text:p>
          </table:table-cell>
          <table:table-cell office:value-type="float" office:value="240374" calcext:value-type="float">
            <text:p>240374</text:p>
          </table:table-cell>
          <table:table-cell office:value-type="float" office:value="258314" calcext:value-type="float">
            <text:p>2583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0264" calcext:value-type="float">
            <text:p>690264</text:p>
          </table:table-cell>
          <table:table-cell office:value-type="float" office:value="498688" calcext:value-type="float">
            <text:p>498688</text:p>
          </table:table-cell>
          <table:table-cell office:value-type="float" office:value="240374" calcext:value-type="float">
            <text:p>240374</text:p>
          </table:table-cell>
          <table:table-cell office:value-type="float" office:value="258314" calcext:value-type="float">
            <text:p>2583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0264" calcext:value-type="float">
            <text:p>690264</text:p>
          </table:table-cell>
          <table:table-cell office:value-type="float" office:value="498688" calcext:value-type="float">
            <text:p>498688</text:p>
          </table:table-cell>
          <table:table-cell office:value-type="float" office:value="240374" calcext:value-type="float">
            <text:p>240374</text:p>
          </table:table-cell>
          <table:table-cell office:value-type="float" office:value="258314" calcext:value-type="float">
            <text:p>2583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0264" calcext:value-type="float">
            <text:p>690264</text:p>
          </table:table-cell>
          <table:table-cell office:value-type="float" office:value="498688" calcext:value-type="float">
            <text:p>498688</text:p>
          </table:table-cell>
          <table:table-cell office:value-type="float" office:value="240374" calcext:value-type="float">
            <text:p>240374</text:p>
          </table:table-cell>
          <table:table-cell office:value-type="float" office:value="258314" calcext:value-type="float">
            <text:p>2583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0264" calcext:value-type="float">
            <text:p>690264</text:p>
          </table:table-cell>
          <table:table-cell office:value-type="float" office:value="498688" calcext:value-type="float">
            <text:p>498688</text:p>
          </table:table-cell>
          <table:table-cell office:value-type="float" office:value="240374" calcext:value-type="float">
            <text:p>240374</text:p>
          </table:table-cell>
          <table:table-cell office:value-type="float" office:value="258314" calcext:value-type="float">
            <text:p>2583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0879" calcext:value-type="float">
            <text:p>700879</text:p>
          </table:table-cell>
          <table:table-cell office:value-type="float" office:value="488073" calcext:value-type="float">
            <text:p>488073</text:p>
          </table:table-cell>
          <table:table-cell office:value-type="float" office:value="251998" calcext:value-type="float">
            <text:p>251998</text:p>
          </table:table-cell>
          <table:table-cell office:value-type="float" office:value="236075" calcext:value-type="float">
            <text:p>2360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0879" calcext:value-type="float">
            <text:p>700879</text:p>
          </table:table-cell>
          <table:table-cell office:value-type="float" office:value="488073" calcext:value-type="float">
            <text:p>488073</text:p>
          </table:table-cell>
          <table:table-cell office:value-type="float" office:value="251998" calcext:value-type="float">
            <text:p>251998</text:p>
          </table:table-cell>
          <table:table-cell office:value-type="float" office:value="236075" calcext:value-type="float">
            <text:p>2360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0879" calcext:value-type="float">
            <text:p>700879</text:p>
          </table:table-cell>
          <table:table-cell office:value-type="float" office:value="488073" calcext:value-type="float">
            <text:p>488073</text:p>
          </table:table-cell>
          <table:table-cell office:value-type="float" office:value="251998" calcext:value-type="float">
            <text:p>251998</text:p>
          </table:table-cell>
          <table:table-cell office:value-type="float" office:value="236075" calcext:value-type="float">
            <text:p>2360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0879" calcext:value-type="float">
            <text:p>700879</text:p>
          </table:table-cell>
          <table:table-cell office:value-type="float" office:value="488073" calcext:value-type="float">
            <text:p>488073</text:p>
          </table:table-cell>
          <table:table-cell office:value-type="float" office:value="251998" calcext:value-type="float">
            <text:p>251998</text:p>
          </table:table-cell>
          <table:table-cell office:value-type="float" office:value="236075" calcext:value-type="float">
            <text:p>2360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0879" calcext:value-type="float">
            <text:p>700879</text:p>
          </table:table-cell>
          <table:table-cell office:value-type="float" office:value="488073" calcext:value-type="float">
            <text:p>488073</text:p>
          </table:table-cell>
          <table:table-cell office:value-type="float" office:value="251998" calcext:value-type="float">
            <text:p>251998</text:p>
          </table:table-cell>
          <table:table-cell office:value-type="float" office:value="236075" calcext:value-type="float">
            <text:p>2360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0879" calcext:value-type="float">
            <text:p>700879</text:p>
          </table:table-cell>
          <table:table-cell office:value-type="float" office:value="488073" calcext:value-type="float">
            <text:p>488073</text:p>
          </table:table-cell>
          <table:table-cell office:value-type="float" office:value="251998" calcext:value-type="float">
            <text:p>251998</text:p>
          </table:table-cell>
          <table:table-cell office:value-type="float" office:value="236075" calcext:value-type="float">
            <text:p>2360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0879" calcext:value-type="float">
            <text:p>700879</text:p>
          </table:table-cell>
          <table:table-cell office:value-type="float" office:value="488073" calcext:value-type="float">
            <text:p>488073</text:p>
          </table:table-cell>
          <table:table-cell office:value-type="float" office:value="251998" calcext:value-type="float">
            <text:p>251998</text:p>
          </table:table-cell>
          <table:table-cell office:value-type="float" office:value="236075" calcext:value-type="float">
            <text:p>2360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0879" calcext:value-type="float">
            <text:p>700879</text:p>
          </table:table-cell>
          <table:table-cell office:value-type="float" office:value="488073" calcext:value-type="float">
            <text:p>488073</text:p>
          </table:table-cell>
          <table:table-cell office:value-type="float" office:value="251998" calcext:value-type="float">
            <text:p>251998</text:p>
          </table:table-cell>
          <table:table-cell office:value-type="float" office:value="236075" calcext:value-type="float">
            <text:p>2360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0879" calcext:value-type="float">
            <text:p>700879</text:p>
          </table:table-cell>
          <table:table-cell office:value-type="float" office:value="488073" calcext:value-type="float">
            <text:p>488073</text:p>
          </table:table-cell>
          <table:table-cell office:value-type="float" office:value="251998" calcext:value-type="float">
            <text:p>251998</text:p>
          </table:table-cell>
          <table:table-cell office:value-type="float" office:value="236075" calcext:value-type="float">
            <text:p>2360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0879" calcext:value-type="float">
            <text:p>700879</text:p>
          </table:table-cell>
          <table:table-cell office:value-type="float" office:value="488073" calcext:value-type="float">
            <text:p>488073</text:p>
          </table:table-cell>
          <table:table-cell office:value-type="float" office:value="251998" calcext:value-type="float">
            <text:p>251998</text:p>
          </table:table-cell>
          <table:table-cell office:value-type="float" office:value="236075" calcext:value-type="float">
            <text:p>2360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0879" calcext:value-type="float">
            <text:p>700879</text:p>
          </table:table-cell>
          <table:table-cell office:value-type="float" office:value="488073" calcext:value-type="float">
            <text:p>488073</text:p>
          </table:table-cell>
          <table:table-cell office:value-type="float" office:value="251998" calcext:value-type="float">
            <text:p>251998</text:p>
          </table:table-cell>
          <table:table-cell office:value-type="float" office:value="236075" calcext:value-type="float">
            <text:p>2360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0879" calcext:value-type="float">
            <text:p>700879</text:p>
          </table:table-cell>
          <table:table-cell office:value-type="float" office:value="488073" calcext:value-type="float">
            <text:p>488073</text:p>
          </table:table-cell>
          <table:table-cell office:value-type="float" office:value="251998" calcext:value-type="float">
            <text:p>251998</text:p>
          </table:table-cell>
          <table:table-cell office:value-type="float" office:value="236075" calcext:value-type="float">
            <text:p>2360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0879" calcext:value-type="float">
            <text:p>700879</text:p>
          </table:table-cell>
          <table:table-cell office:value-type="float" office:value="488073" calcext:value-type="float">
            <text:p>488073</text:p>
          </table:table-cell>
          <table:table-cell office:value-type="float" office:value="251998" calcext:value-type="float">
            <text:p>251998</text:p>
          </table:table-cell>
          <table:table-cell office:value-type="float" office:value="236075" calcext:value-type="float">
            <text:p>2360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0879" calcext:value-type="float">
            <text:p>700879</text:p>
          </table:table-cell>
          <table:table-cell office:value-type="float" office:value="488073" calcext:value-type="float">
            <text:p>488073</text:p>
          </table:table-cell>
          <table:table-cell office:value-type="float" office:value="251998" calcext:value-type="float">
            <text:p>251998</text:p>
          </table:table-cell>
          <table:table-cell office:value-type="float" office:value="236075" calcext:value-type="float">
            <text:p>2360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0879" calcext:value-type="float">
            <text:p>700879</text:p>
          </table:table-cell>
          <table:table-cell office:value-type="float" office:value="488073" calcext:value-type="float">
            <text:p>488073</text:p>
          </table:table-cell>
          <table:table-cell office:value-type="float" office:value="251998" calcext:value-type="float">
            <text:p>251998</text:p>
          </table:table-cell>
          <table:table-cell office:value-type="float" office:value="236075" calcext:value-type="float">
            <text:p>2360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0176" calcext:value-type="float">
            <text:p>710176</text:p>
          </table:table-cell>
          <table:table-cell office:value-type="float" office:value="478776" calcext:value-type="float">
            <text:p>478776</text:p>
          </table:table-cell>
          <table:table-cell office:value-type="float" office:value="263624" calcext:value-type="float">
            <text:p>263624</text:p>
          </table:table-cell>
          <table:table-cell office:value-type="float" office:value="215152" calcext:value-type="float">
            <text:p>2151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0176" calcext:value-type="float">
            <text:p>710176</text:p>
          </table:table-cell>
          <table:table-cell office:value-type="float" office:value="478776" calcext:value-type="float">
            <text:p>478776</text:p>
          </table:table-cell>
          <table:table-cell office:value-type="float" office:value="263624" calcext:value-type="float">
            <text:p>263624</text:p>
          </table:table-cell>
          <table:table-cell office:value-type="float" office:value="215152" calcext:value-type="float">
            <text:p>2151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0176" calcext:value-type="float">
            <text:p>710176</text:p>
          </table:table-cell>
          <table:table-cell office:value-type="float" office:value="478776" calcext:value-type="float">
            <text:p>478776</text:p>
          </table:table-cell>
          <table:table-cell office:value-type="float" office:value="263624" calcext:value-type="float">
            <text:p>263624</text:p>
          </table:table-cell>
          <table:table-cell office:value-type="float" office:value="215152" calcext:value-type="float">
            <text:p>2151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0176" calcext:value-type="float">
            <text:p>710176</text:p>
          </table:table-cell>
          <table:table-cell office:value-type="float" office:value="478776" calcext:value-type="float">
            <text:p>478776</text:p>
          </table:table-cell>
          <table:table-cell office:value-type="float" office:value="263624" calcext:value-type="float">
            <text:p>263624</text:p>
          </table:table-cell>
          <table:table-cell office:value-type="float" office:value="215152" calcext:value-type="float">
            <text:p>2151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0176" calcext:value-type="float">
            <text:p>710176</text:p>
          </table:table-cell>
          <table:table-cell office:value-type="float" office:value="478776" calcext:value-type="float">
            <text:p>478776</text:p>
          </table:table-cell>
          <table:table-cell office:value-type="float" office:value="263624" calcext:value-type="float">
            <text:p>263624</text:p>
          </table:table-cell>
          <table:table-cell office:value-type="float" office:value="215152" calcext:value-type="float">
            <text:p>2151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0176" calcext:value-type="float">
            <text:p>710176</text:p>
          </table:table-cell>
          <table:table-cell office:value-type="float" office:value="478776" calcext:value-type="float">
            <text:p>478776</text:p>
          </table:table-cell>
          <table:table-cell office:value-type="float" office:value="263624" calcext:value-type="float">
            <text:p>263624</text:p>
          </table:table-cell>
          <table:table-cell office:value-type="float" office:value="215152" calcext:value-type="float">
            <text:p>2151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0176" calcext:value-type="float">
            <text:p>710176</text:p>
          </table:table-cell>
          <table:table-cell office:value-type="float" office:value="478776" calcext:value-type="float">
            <text:p>478776</text:p>
          </table:table-cell>
          <table:table-cell office:value-type="float" office:value="263624" calcext:value-type="float">
            <text:p>263624</text:p>
          </table:table-cell>
          <table:table-cell office:value-type="float" office:value="215152" calcext:value-type="float">
            <text:p>2151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0176" calcext:value-type="float">
            <text:p>710176</text:p>
          </table:table-cell>
          <table:table-cell office:value-type="float" office:value="478776" calcext:value-type="float">
            <text:p>478776</text:p>
          </table:table-cell>
          <table:table-cell office:value-type="float" office:value="263624" calcext:value-type="float">
            <text:p>263624</text:p>
          </table:table-cell>
          <table:table-cell office:value-type="float" office:value="215152" calcext:value-type="float">
            <text:p>2151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0176" calcext:value-type="float">
            <text:p>710176</text:p>
          </table:table-cell>
          <table:table-cell office:value-type="float" office:value="478776" calcext:value-type="float">
            <text:p>478776</text:p>
          </table:table-cell>
          <table:table-cell office:value-type="float" office:value="263624" calcext:value-type="float">
            <text:p>263624</text:p>
          </table:table-cell>
          <table:table-cell office:value-type="float" office:value="215152" calcext:value-type="float">
            <text:p>2151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0176" calcext:value-type="float">
            <text:p>710176</text:p>
          </table:table-cell>
          <table:table-cell office:value-type="float" office:value="478776" calcext:value-type="float">
            <text:p>478776</text:p>
          </table:table-cell>
          <table:table-cell office:value-type="float" office:value="263624" calcext:value-type="float">
            <text:p>263624</text:p>
          </table:table-cell>
          <table:table-cell office:value-type="float" office:value="215152" calcext:value-type="float">
            <text:p>2151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0176" calcext:value-type="float">
            <text:p>710176</text:p>
          </table:table-cell>
          <table:table-cell office:value-type="float" office:value="478776" calcext:value-type="float">
            <text:p>478776</text:p>
          </table:table-cell>
          <table:table-cell office:value-type="float" office:value="263624" calcext:value-type="float">
            <text:p>263624</text:p>
          </table:table-cell>
          <table:table-cell office:value-type="float" office:value="215152" calcext:value-type="float">
            <text:p>2151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0176" calcext:value-type="float">
            <text:p>710176</text:p>
          </table:table-cell>
          <table:table-cell office:value-type="float" office:value="478776" calcext:value-type="float">
            <text:p>478776</text:p>
          </table:table-cell>
          <table:table-cell office:value-type="float" office:value="263624" calcext:value-type="float">
            <text:p>263624</text:p>
          </table:table-cell>
          <table:table-cell office:value-type="float" office:value="215152" calcext:value-type="float">
            <text:p>2151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0176" calcext:value-type="float">
            <text:p>710176</text:p>
          </table:table-cell>
          <table:table-cell office:value-type="float" office:value="478776" calcext:value-type="float">
            <text:p>478776</text:p>
          </table:table-cell>
          <table:table-cell office:value-type="float" office:value="263624" calcext:value-type="float">
            <text:p>263624</text:p>
          </table:table-cell>
          <table:table-cell office:value-type="float" office:value="215152" calcext:value-type="float">
            <text:p>2151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0176" calcext:value-type="float">
            <text:p>710176</text:p>
          </table:table-cell>
          <table:table-cell office:value-type="float" office:value="478776" calcext:value-type="float">
            <text:p>478776</text:p>
          </table:table-cell>
          <table:table-cell office:value-type="float" office:value="263624" calcext:value-type="float">
            <text:p>263624</text:p>
          </table:table-cell>
          <table:table-cell office:value-type="float" office:value="215152" calcext:value-type="float">
            <text:p>2151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0176" calcext:value-type="float">
            <text:p>710176</text:p>
          </table:table-cell>
          <table:table-cell office:value-type="float" office:value="478776" calcext:value-type="float">
            <text:p>478776</text:p>
          </table:table-cell>
          <table:table-cell office:value-type="float" office:value="263624" calcext:value-type="float">
            <text:p>263624</text:p>
          </table:table-cell>
          <table:table-cell office:value-type="float" office:value="215152" calcext:value-type="float">
            <text:p>21515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6606" calcext:value-type="float">
            <text:p>716606</text:p>
          </table:table-cell>
          <table:table-cell office:value-type="float" office:value="472346" calcext:value-type="float">
            <text:p>472346</text:p>
          </table:table-cell>
          <table:table-cell office:value-type="float" office:value="275354" calcext:value-type="float">
            <text:p>275354</text:p>
          </table:table-cell>
          <table:table-cell office:value-type="float" office:value="196992" calcext:value-type="float">
            <text:p>19699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6606" calcext:value-type="float">
            <text:p>716606</text:p>
          </table:table-cell>
          <table:table-cell office:value-type="float" office:value="472346" calcext:value-type="float">
            <text:p>472346</text:p>
          </table:table-cell>
          <table:table-cell office:value-type="float" office:value="275354" calcext:value-type="float">
            <text:p>275354</text:p>
          </table:table-cell>
          <table:table-cell office:value-type="float" office:value="196992" calcext:value-type="float">
            <text:p>19699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6606" calcext:value-type="float">
            <text:p>716606</text:p>
          </table:table-cell>
          <table:table-cell office:value-type="float" office:value="472346" calcext:value-type="float">
            <text:p>472346</text:p>
          </table:table-cell>
          <table:table-cell office:value-type="float" office:value="275354" calcext:value-type="float">
            <text:p>275354</text:p>
          </table:table-cell>
          <table:table-cell office:value-type="float" office:value="196992" calcext:value-type="float">
            <text:p>19699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6606" calcext:value-type="float">
            <text:p>716606</text:p>
          </table:table-cell>
          <table:table-cell office:value-type="float" office:value="472346" calcext:value-type="float">
            <text:p>472346</text:p>
          </table:table-cell>
          <table:table-cell office:value-type="float" office:value="275354" calcext:value-type="float">
            <text:p>275354</text:p>
          </table:table-cell>
          <table:table-cell office:value-type="float" office:value="196992" calcext:value-type="float">
            <text:p>19699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6606" calcext:value-type="float">
            <text:p>716606</text:p>
          </table:table-cell>
          <table:table-cell office:value-type="float" office:value="472346" calcext:value-type="float">
            <text:p>472346</text:p>
          </table:table-cell>
          <table:table-cell office:value-type="float" office:value="275354" calcext:value-type="float">
            <text:p>275354</text:p>
          </table:table-cell>
          <table:table-cell office:value-type="float" office:value="196992" calcext:value-type="float">
            <text:p>19699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6606" calcext:value-type="float">
            <text:p>716606</text:p>
          </table:table-cell>
          <table:table-cell office:value-type="float" office:value="472346" calcext:value-type="float">
            <text:p>472346</text:p>
          </table:table-cell>
          <table:table-cell office:value-type="float" office:value="275354" calcext:value-type="float">
            <text:p>275354</text:p>
          </table:table-cell>
          <table:table-cell office:value-type="float" office:value="196992" calcext:value-type="float">
            <text:p>19699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6606" calcext:value-type="float">
            <text:p>716606</text:p>
          </table:table-cell>
          <table:table-cell office:value-type="float" office:value="472346" calcext:value-type="float">
            <text:p>472346</text:p>
          </table:table-cell>
          <table:table-cell office:value-type="float" office:value="275354" calcext:value-type="float">
            <text:p>275354</text:p>
          </table:table-cell>
          <table:table-cell office:value-type="float" office:value="196992" calcext:value-type="float">
            <text:p>19699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6606" calcext:value-type="float">
            <text:p>716606</text:p>
          </table:table-cell>
          <table:table-cell office:value-type="float" office:value="472346" calcext:value-type="float">
            <text:p>472346</text:p>
          </table:table-cell>
          <table:table-cell office:value-type="float" office:value="275354" calcext:value-type="float">
            <text:p>275354</text:p>
          </table:table-cell>
          <table:table-cell office:value-type="float" office:value="196992" calcext:value-type="float">
            <text:p>19699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6606" calcext:value-type="float">
            <text:p>716606</text:p>
          </table:table-cell>
          <table:table-cell office:value-type="float" office:value="472346" calcext:value-type="float">
            <text:p>472346</text:p>
          </table:table-cell>
          <table:table-cell office:value-type="float" office:value="275354" calcext:value-type="float">
            <text:p>275354</text:p>
          </table:table-cell>
          <table:table-cell office:value-type="float" office:value="196992" calcext:value-type="float">
            <text:p>19699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6606" calcext:value-type="float">
            <text:p>716606</text:p>
          </table:table-cell>
          <table:table-cell office:value-type="float" office:value="472346" calcext:value-type="float">
            <text:p>472346</text:p>
          </table:table-cell>
          <table:table-cell office:value-type="float" office:value="275354" calcext:value-type="float">
            <text:p>275354</text:p>
          </table:table-cell>
          <table:table-cell office:value-type="float" office:value="196992" calcext:value-type="float">
            <text:p>19699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6606" calcext:value-type="float">
            <text:p>716606</text:p>
          </table:table-cell>
          <table:table-cell office:value-type="float" office:value="472346" calcext:value-type="float">
            <text:p>472346</text:p>
          </table:table-cell>
          <table:table-cell office:value-type="float" office:value="275354" calcext:value-type="float">
            <text:p>275354</text:p>
          </table:table-cell>
          <table:table-cell office:value-type="float" office:value="196992" calcext:value-type="float">
            <text:p>19699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6606" calcext:value-type="float">
            <text:p>716606</text:p>
          </table:table-cell>
          <table:table-cell office:value-type="float" office:value="472346" calcext:value-type="float">
            <text:p>472346</text:p>
          </table:table-cell>
          <table:table-cell office:value-type="float" office:value="275354" calcext:value-type="float">
            <text:p>275354</text:p>
          </table:table-cell>
          <table:table-cell office:value-type="float" office:value="196992" calcext:value-type="float">
            <text:p>19699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6606" calcext:value-type="float">
            <text:p>716606</text:p>
          </table:table-cell>
          <table:table-cell office:value-type="float" office:value="472346" calcext:value-type="float">
            <text:p>472346</text:p>
          </table:table-cell>
          <table:table-cell office:value-type="float" office:value="275354" calcext:value-type="float">
            <text:p>275354</text:p>
          </table:table-cell>
          <table:table-cell office:value-type="float" office:value="196992" calcext:value-type="float">
            <text:p>19699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6606" calcext:value-type="float">
            <text:p>716606</text:p>
          </table:table-cell>
          <table:table-cell office:value-type="float" office:value="472346" calcext:value-type="float">
            <text:p>472346</text:p>
          </table:table-cell>
          <table:table-cell office:value-type="float" office:value="275354" calcext:value-type="float">
            <text:p>275354</text:p>
          </table:table-cell>
          <table:table-cell office:value-type="float" office:value="196992" calcext:value-type="float">
            <text:p>19699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6606" calcext:value-type="float">
            <text:p>716606</text:p>
          </table:table-cell>
          <table:table-cell office:value-type="float" office:value="472346" calcext:value-type="float">
            <text:p>472346</text:p>
          </table:table-cell>
          <table:table-cell office:value-type="float" office:value="275354" calcext:value-type="float">
            <text:p>275354</text:p>
          </table:table-cell>
          <table:table-cell office:value-type="float" office:value="196992" calcext:value-type="float">
            <text:p>19699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9976" calcext:value-type="float">
            <text:p>719976</text:p>
          </table:table-cell>
          <table:table-cell office:value-type="float" office:value="468976" calcext:value-type="float">
            <text:p>468976</text:p>
          </table:table-cell>
          <table:table-cell office:value-type="float" office:value="286961" calcext:value-type="float">
            <text:p>286961</text:p>
          </table:table-cell>
          <table:table-cell office:value-type="float" office:value="182015" calcext:value-type="float">
            <text:p>1820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9976" calcext:value-type="float">
            <text:p>719976</text:p>
          </table:table-cell>
          <table:table-cell office:value-type="float" office:value="468976" calcext:value-type="float">
            <text:p>468976</text:p>
          </table:table-cell>
          <table:table-cell office:value-type="float" office:value="286961" calcext:value-type="float">
            <text:p>286961</text:p>
          </table:table-cell>
          <table:table-cell office:value-type="float" office:value="182015" calcext:value-type="float">
            <text:p>1820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9976" calcext:value-type="float">
            <text:p>719976</text:p>
          </table:table-cell>
          <table:table-cell office:value-type="float" office:value="468976" calcext:value-type="float">
            <text:p>468976</text:p>
          </table:table-cell>
          <table:table-cell office:value-type="float" office:value="286961" calcext:value-type="float">
            <text:p>286961</text:p>
          </table:table-cell>
          <table:table-cell office:value-type="float" office:value="182015" calcext:value-type="float">
            <text:p>1820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9976" calcext:value-type="float">
            <text:p>719976</text:p>
          </table:table-cell>
          <table:table-cell office:value-type="float" office:value="468976" calcext:value-type="float">
            <text:p>468976</text:p>
          </table:table-cell>
          <table:table-cell office:value-type="float" office:value="286961" calcext:value-type="float">
            <text:p>286961</text:p>
          </table:table-cell>
          <table:table-cell office:value-type="float" office:value="182015" calcext:value-type="float">
            <text:p>1820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9976" calcext:value-type="float">
            <text:p>719976</text:p>
          </table:table-cell>
          <table:table-cell office:value-type="float" office:value="468976" calcext:value-type="float">
            <text:p>468976</text:p>
          </table:table-cell>
          <table:table-cell office:value-type="float" office:value="286961" calcext:value-type="float">
            <text:p>286961</text:p>
          </table:table-cell>
          <table:table-cell office:value-type="float" office:value="182015" calcext:value-type="float">
            <text:p>1820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9976" calcext:value-type="float">
            <text:p>719976</text:p>
          </table:table-cell>
          <table:table-cell office:value-type="float" office:value="468976" calcext:value-type="float">
            <text:p>468976</text:p>
          </table:table-cell>
          <table:table-cell office:value-type="float" office:value="286961" calcext:value-type="float">
            <text:p>286961</text:p>
          </table:table-cell>
          <table:table-cell office:value-type="float" office:value="182015" calcext:value-type="float">
            <text:p>1820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9976" calcext:value-type="float">
            <text:p>719976</text:p>
          </table:table-cell>
          <table:table-cell office:value-type="float" office:value="468976" calcext:value-type="float">
            <text:p>468976</text:p>
          </table:table-cell>
          <table:table-cell office:value-type="float" office:value="286961" calcext:value-type="float">
            <text:p>286961</text:p>
          </table:table-cell>
          <table:table-cell office:value-type="float" office:value="182015" calcext:value-type="float">
            <text:p>1820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9976" calcext:value-type="float">
            <text:p>719976</text:p>
          </table:table-cell>
          <table:table-cell office:value-type="float" office:value="468976" calcext:value-type="float">
            <text:p>468976</text:p>
          </table:table-cell>
          <table:table-cell office:value-type="float" office:value="286961" calcext:value-type="float">
            <text:p>286961</text:p>
          </table:table-cell>
          <table:table-cell office:value-type="float" office:value="182015" calcext:value-type="float">
            <text:p>1820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9976" calcext:value-type="float">
            <text:p>719976</text:p>
          </table:table-cell>
          <table:table-cell office:value-type="float" office:value="468976" calcext:value-type="float">
            <text:p>468976</text:p>
          </table:table-cell>
          <table:table-cell office:value-type="float" office:value="286961" calcext:value-type="float">
            <text:p>286961</text:p>
          </table:table-cell>
          <table:table-cell office:value-type="float" office:value="182015" calcext:value-type="float">
            <text:p>1820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9976" calcext:value-type="float">
            <text:p>719976</text:p>
          </table:table-cell>
          <table:table-cell office:value-type="float" office:value="468976" calcext:value-type="float">
            <text:p>468976</text:p>
          </table:table-cell>
          <table:table-cell office:value-type="float" office:value="286961" calcext:value-type="float">
            <text:p>286961</text:p>
          </table:table-cell>
          <table:table-cell office:value-type="float" office:value="182015" calcext:value-type="float">
            <text:p>1820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9976" calcext:value-type="float">
            <text:p>719976</text:p>
          </table:table-cell>
          <table:table-cell office:value-type="float" office:value="468976" calcext:value-type="float">
            <text:p>468976</text:p>
          </table:table-cell>
          <table:table-cell office:value-type="float" office:value="286961" calcext:value-type="float">
            <text:p>286961</text:p>
          </table:table-cell>
          <table:table-cell office:value-type="float" office:value="182015" calcext:value-type="float">
            <text:p>1820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9976" calcext:value-type="float">
            <text:p>719976</text:p>
          </table:table-cell>
          <table:table-cell office:value-type="float" office:value="468976" calcext:value-type="float">
            <text:p>468976</text:p>
          </table:table-cell>
          <table:table-cell office:value-type="float" office:value="286961" calcext:value-type="float">
            <text:p>286961</text:p>
          </table:table-cell>
          <table:table-cell office:value-type="float" office:value="182015" calcext:value-type="float">
            <text:p>1820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9976" calcext:value-type="float">
            <text:p>719976</text:p>
          </table:table-cell>
          <table:table-cell office:value-type="float" office:value="468976" calcext:value-type="float">
            <text:p>468976</text:p>
          </table:table-cell>
          <table:table-cell office:value-type="float" office:value="286961" calcext:value-type="float">
            <text:p>286961</text:p>
          </table:table-cell>
          <table:table-cell office:value-type="float" office:value="182015" calcext:value-type="float">
            <text:p>1820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9976" calcext:value-type="float">
            <text:p>719976</text:p>
          </table:table-cell>
          <table:table-cell office:value-type="float" office:value="468976" calcext:value-type="float">
            <text:p>468976</text:p>
          </table:table-cell>
          <table:table-cell office:value-type="float" office:value="286961" calcext:value-type="float">
            <text:p>286961</text:p>
          </table:table-cell>
          <table:table-cell office:value-type="float" office:value="182015" calcext:value-type="float">
            <text:p>1820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9976" calcext:value-type="float">
            <text:p>719976</text:p>
          </table:table-cell>
          <table:table-cell office:value-type="float" office:value="468976" calcext:value-type="float">
            <text:p>468976</text:p>
          </table:table-cell>
          <table:table-cell office:value-type="float" office:value="286961" calcext:value-type="float">
            <text:p>286961</text:p>
          </table:table-cell>
          <table:table-cell office:value-type="float" office:value="182015" calcext:value-type="float">
            <text:p>1820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20746" calcext:value-type="float">
            <text:p>720746</text:p>
          </table:table-cell>
          <table:table-cell office:value-type="float" office:value="468206" calcext:value-type="float">
            <text:p>468206</text:p>
          </table:table-cell>
          <table:table-cell office:value-type="float" office:value="298574" calcext:value-type="float">
            <text:p>298574</text:p>
          </table:table-cell>
          <table:table-cell office:value-type="float" office:value="169632" calcext:value-type="float">
            <text:p>1696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20746" calcext:value-type="float">
            <text:p>720746</text:p>
          </table:table-cell>
          <table:table-cell office:value-type="float" office:value="468206" calcext:value-type="float">
            <text:p>468206</text:p>
          </table:table-cell>
          <table:table-cell office:value-type="float" office:value="298574" calcext:value-type="float">
            <text:p>298574</text:p>
          </table:table-cell>
          <table:table-cell office:value-type="float" office:value="169632" calcext:value-type="float">
            <text:p>1696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20746" calcext:value-type="float">
            <text:p>720746</text:p>
          </table:table-cell>
          <table:table-cell office:value-type="float" office:value="468206" calcext:value-type="float">
            <text:p>468206</text:p>
          </table:table-cell>
          <table:table-cell office:value-type="float" office:value="298574" calcext:value-type="float">
            <text:p>298574</text:p>
          </table:table-cell>
          <table:table-cell office:value-type="float" office:value="169632" calcext:value-type="float">
            <text:p>1696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20746" calcext:value-type="float">
            <text:p>720746</text:p>
          </table:table-cell>
          <table:table-cell office:value-type="float" office:value="468206" calcext:value-type="float">
            <text:p>468206</text:p>
          </table:table-cell>
          <table:table-cell office:value-type="float" office:value="298574" calcext:value-type="float">
            <text:p>298574</text:p>
          </table:table-cell>
          <table:table-cell office:value-type="float" office:value="169632" calcext:value-type="float">
            <text:p>1696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20746" calcext:value-type="float">
            <text:p>720746</text:p>
          </table:table-cell>
          <table:table-cell office:value-type="float" office:value="468206" calcext:value-type="float">
            <text:p>468206</text:p>
          </table:table-cell>
          <table:table-cell office:value-type="float" office:value="298574" calcext:value-type="float">
            <text:p>298574</text:p>
          </table:table-cell>
          <table:table-cell office:value-type="float" office:value="169632" calcext:value-type="float">
            <text:p>1696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20746" calcext:value-type="float">
            <text:p>720746</text:p>
          </table:table-cell>
          <table:table-cell office:value-type="float" office:value="468206" calcext:value-type="float">
            <text:p>468206</text:p>
          </table:table-cell>
          <table:table-cell office:value-type="float" office:value="298574" calcext:value-type="float">
            <text:p>298574</text:p>
          </table:table-cell>
          <table:table-cell office:value-type="float" office:value="169632" calcext:value-type="float">
            <text:p>1696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20746" calcext:value-type="float">
            <text:p>720746</text:p>
          </table:table-cell>
          <table:table-cell office:value-type="float" office:value="468206" calcext:value-type="float">
            <text:p>468206</text:p>
          </table:table-cell>
          <table:table-cell office:value-type="float" office:value="298574" calcext:value-type="float">
            <text:p>298574</text:p>
          </table:table-cell>
          <table:table-cell office:value-type="float" office:value="169632" calcext:value-type="float">
            <text:p>1696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20746" calcext:value-type="float">
            <text:p>720746</text:p>
          </table:table-cell>
          <table:table-cell office:value-type="float" office:value="468206" calcext:value-type="float">
            <text:p>468206</text:p>
          </table:table-cell>
          <table:table-cell office:value-type="float" office:value="298574" calcext:value-type="float">
            <text:p>298574</text:p>
          </table:table-cell>
          <table:table-cell office:value-type="float" office:value="169632" calcext:value-type="float">
            <text:p>1696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20746" calcext:value-type="float">
            <text:p>720746</text:p>
          </table:table-cell>
          <table:table-cell office:value-type="float" office:value="468206" calcext:value-type="float">
            <text:p>468206</text:p>
          </table:table-cell>
          <table:table-cell office:value-type="float" office:value="298574" calcext:value-type="float">
            <text:p>298574</text:p>
          </table:table-cell>
          <table:table-cell office:value-type="float" office:value="169632" calcext:value-type="float">
            <text:p>1696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20746" calcext:value-type="float">
            <text:p>720746</text:p>
          </table:table-cell>
          <table:table-cell office:value-type="float" office:value="468206" calcext:value-type="float">
            <text:p>468206</text:p>
          </table:table-cell>
          <table:table-cell office:value-type="float" office:value="298574" calcext:value-type="float">
            <text:p>298574</text:p>
          </table:table-cell>
          <table:table-cell office:value-type="float" office:value="169632" calcext:value-type="float">
            <text:p>1696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20746" calcext:value-type="float">
            <text:p>720746</text:p>
          </table:table-cell>
          <table:table-cell office:value-type="float" office:value="468206" calcext:value-type="float">
            <text:p>468206</text:p>
          </table:table-cell>
          <table:table-cell office:value-type="float" office:value="298574" calcext:value-type="float">
            <text:p>298574</text:p>
          </table:table-cell>
          <table:table-cell office:value-type="float" office:value="169632" calcext:value-type="float">
            <text:p>1696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20746" calcext:value-type="float">
            <text:p>720746</text:p>
          </table:table-cell>
          <table:table-cell office:value-type="float" office:value="468206" calcext:value-type="float">
            <text:p>468206</text:p>
          </table:table-cell>
          <table:table-cell office:value-type="float" office:value="298574" calcext:value-type="float">
            <text:p>298574</text:p>
          </table:table-cell>
          <table:table-cell office:value-type="float" office:value="169632" calcext:value-type="float">
            <text:p>1696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20746" calcext:value-type="float">
            <text:p>720746</text:p>
          </table:table-cell>
          <table:table-cell office:value-type="float" office:value="468206" calcext:value-type="float">
            <text:p>468206</text:p>
          </table:table-cell>
          <table:table-cell office:value-type="float" office:value="298574" calcext:value-type="float">
            <text:p>298574</text:p>
          </table:table-cell>
          <table:table-cell office:value-type="float" office:value="169632" calcext:value-type="float">
            <text:p>1696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20746" calcext:value-type="float">
            <text:p>720746</text:p>
          </table:table-cell>
          <table:table-cell office:value-type="float" office:value="468206" calcext:value-type="float">
            <text:p>468206</text:p>
          </table:table-cell>
          <table:table-cell office:value-type="float" office:value="298574" calcext:value-type="float">
            <text:p>298574</text:p>
          </table:table-cell>
          <table:table-cell office:value-type="float" office:value="169632" calcext:value-type="float">
            <text:p>1696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20746" calcext:value-type="float">
            <text:p>720746</text:p>
          </table:table-cell>
          <table:table-cell office:value-type="float" office:value="468206" calcext:value-type="float">
            <text:p>468206</text:p>
          </table:table-cell>
          <table:table-cell office:value-type="float" office:value="298574" calcext:value-type="float">
            <text:p>298574</text:p>
          </table:table-cell>
          <table:table-cell office:value-type="float" office:value="169632" calcext:value-type="float">
            <text:p>16963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9260" calcext:value-type="float">
            <text:p>719260</text:p>
          </table:table-cell>
          <table:table-cell office:value-type="float" office:value="469692" calcext:value-type="float">
            <text:p>469692</text:p>
          </table:table-cell>
          <table:table-cell office:value-type="float" office:value="310074" calcext:value-type="float">
            <text:p>310074</text:p>
          </table:table-cell>
          <table:table-cell office:value-type="float" office:value="159618" calcext:value-type="float">
            <text:p>1596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9260" calcext:value-type="float">
            <text:p>719260</text:p>
          </table:table-cell>
          <table:table-cell office:value-type="float" office:value="469692" calcext:value-type="float">
            <text:p>469692</text:p>
          </table:table-cell>
          <table:table-cell office:value-type="float" office:value="310074" calcext:value-type="float">
            <text:p>310074</text:p>
          </table:table-cell>
          <table:table-cell office:value-type="float" office:value="159618" calcext:value-type="float">
            <text:p>1596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9260" calcext:value-type="float">
            <text:p>719260</text:p>
          </table:table-cell>
          <table:table-cell office:value-type="float" office:value="469692" calcext:value-type="float">
            <text:p>469692</text:p>
          </table:table-cell>
          <table:table-cell office:value-type="float" office:value="310074" calcext:value-type="float">
            <text:p>310074</text:p>
          </table:table-cell>
          <table:table-cell office:value-type="float" office:value="159618" calcext:value-type="float">
            <text:p>1596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9260" calcext:value-type="float">
            <text:p>719260</text:p>
          </table:table-cell>
          <table:table-cell office:value-type="float" office:value="469692" calcext:value-type="float">
            <text:p>469692</text:p>
          </table:table-cell>
          <table:table-cell office:value-type="float" office:value="310074" calcext:value-type="float">
            <text:p>310074</text:p>
          </table:table-cell>
          <table:table-cell office:value-type="float" office:value="159618" calcext:value-type="float">
            <text:p>1596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9260" calcext:value-type="float">
            <text:p>719260</text:p>
          </table:table-cell>
          <table:table-cell office:value-type="float" office:value="469692" calcext:value-type="float">
            <text:p>469692</text:p>
          </table:table-cell>
          <table:table-cell office:value-type="float" office:value="310074" calcext:value-type="float">
            <text:p>310074</text:p>
          </table:table-cell>
          <table:table-cell office:value-type="float" office:value="159618" calcext:value-type="float">
            <text:p>1596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9260" calcext:value-type="float">
            <text:p>719260</text:p>
          </table:table-cell>
          <table:table-cell office:value-type="float" office:value="469692" calcext:value-type="float">
            <text:p>469692</text:p>
          </table:table-cell>
          <table:table-cell office:value-type="float" office:value="310074" calcext:value-type="float">
            <text:p>310074</text:p>
          </table:table-cell>
          <table:table-cell office:value-type="float" office:value="159618" calcext:value-type="float">
            <text:p>1596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9260" calcext:value-type="float">
            <text:p>719260</text:p>
          </table:table-cell>
          <table:table-cell office:value-type="float" office:value="469692" calcext:value-type="float">
            <text:p>469692</text:p>
          </table:table-cell>
          <table:table-cell office:value-type="float" office:value="310074" calcext:value-type="float">
            <text:p>310074</text:p>
          </table:table-cell>
          <table:table-cell office:value-type="float" office:value="159618" calcext:value-type="float">
            <text:p>1596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9260" calcext:value-type="float">
            <text:p>719260</text:p>
          </table:table-cell>
          <table:table-cell office:value-type="float" office:value="469692" calcext:value-type="float">
            <text:p>469692</text:p>
          </table:table-cell>
          <table:table-cell office:value-type="float" office:value="310074" calcext:value-type="float">
            <text:p>310074</text:p>
          </table:table-cell>
          <table:table-cell office:value-type="float" office:value="159618" calcext:value-type="float">
            <text:p>1596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9260" calcext:value-type="float">
            <text:p>719260</text:p>
          </table:table-cell>
          <table:table-cell office:value-type="float" office:value="469692" calcext:value-type="float">
            <text:p>469692</text:p>
          </table:table-cell>
          <table:table-cell office:value-type="float" office:value="310074" calcext:value-type="float">
            <text:p>310074</text:p>
          </table:table-cell>
          <table:table-cell office:value-type="float" office:value="159618" calcext:value-type="float">
            <text:p>1596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9260" calcext:value-type="float">
            <text:p>719260</text:p>
          </table:table-cell>
          <table:table-cell office:value-type="float" office:value="469692" calcext:value-type="float">
            <text:p>469692</text:p>
          </table:table-cell>
          <table:table-cell office:value-type="float" office:value="310074" calcext:value-type="float">
            <text:p>310074</text:p>
          </table:table-cell>
          <table:table-cell office:value-type="float" office:value="159618" calcext:value-type="float">
            <text:p>1596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9260" calcext:value-type="float">
            <text:p>719260</text:p>
          </table:table-cell>
          <table:table-cell office:value-type="float" office:value="469692" calcext:value-type="float">
            <text:p>469692</text:p>
          </table:table-cell>
          <table:table-cell office:value-type="float" office:value="310074" calcext:value-type="float">
            <text:p>310074</text:p>
          </table:table-cell>
          <table:table-cell office:value-type="float" office:value="159618" calcext:value-type="float">
            <text:p>1596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9260" calcext:value-type="float">
            <text:p>719260</text:p>
          </table:table-cell>
          <table:table-cell office:value-type="float" office:value="469692" calcext:value-type="float">
            <text:p>469692</text:p>
          </table:table-cell>
          <table:table-cell office:value-type="float" office:value="310074" calcext:value-type="float">
            <text:p>310074</text:p>
          </table:table-cell>
          <table:table-cell office:value-type="float" office:value="159618" calcext:value-type="float">
            <text:p>1596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9260" calcext:value-type="float">
            <text:p>719260</text:p>
          </table:table-cell>
          <table:table-cell office:value-type="float" office:value="469692" calcext:value-type="float">
            <text:p>469692</text:p>
          </table:table-cell>
          <table:table-cell office:value-type="float" office:value="310074" calcext:value-type="float">
            <text:p>310074</text:p>
          </table:table-cell>
          <table:table-cell office:value-type="float" office:value="159618" calcext:value-type="float">
            <text:p>1596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9260" calcext:value-type="float">
            <text:p>719260</text:p>
          </table:table-cell>
          <table:table-cell office:value-type="float" office:value="469692" calcext:value-type="float">
            <text:p>469692</text:p>
          </table:table-cell>
          <table:table-cell office:value-type="float" office:value="310074" calcext:value-type="float">
            <text:p>310074</text:p>
          </table:table-cell>
          <table:table-cell office:value-type="float" office:value="159618" calcext:value-type="float">
            <text:p>1596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9260" calcext:value-type="float">
            <text:p>719260</text:p>
          </table:table-cell>
          <table:table-cell office:value-type="float" office:value="469692" calcext:value-type="float">
            <text:p>469692</text:p>
          </table:table-cell>
          <table:table-cell office:value-type="float" office:value="310074" calcext:value-type="float">
            <text:p>310074</text:p>
          </table:table-cell>
          <table:table-cell office:value-type="float" office:value="159618" calcext:value-type="float">
            <text:p>1596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6544" calcext:value-type="float">
            <text:p>716544</text:p>
          </table:table-cell>
          <table:table-cell office:value-type="float" office:value="472408" calcext:value-type="float">
            <text:p>472408</text:p>
          </table:table-cell>
          <table:table-cell office:value-type="float" office:value="321517" calcext:value-type="float">
            <text:p>321517</text:p>
          </table:table-cell>
          <table:table-cell office:value-type="float" office:value="150891" calcext:value-type="float">
            <text:p>15089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6544" calcext:value-type="float">
            <text:p>716544</text:p>
          </table:table-cell>
          <table:table-cell office:value-type="float" office:value="472408" calcext:value-type="float">
            <text:p>472408</text:p>
          </table:table-cell>
          <table:table-cell office:value-type="float" office:value="321517" calcext:value-type="float">
            <text:p>321517</text:p>
          </table:table-cell>
          <table:table-cell office:value-type="float" office:value="150891" calcext:value-type="float">
            <text:p>15089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6544" calcext:value-type="float">
            <text:p>716544</text:p>
          </table:table-cell>
          <table:table-cell office:value-type="float" office:value="472408" calcext:value-type="float">
            <text:p>472408</text:p>
          </table:table-cell>
          <table:table-cell office:value-type="float" office:value="321517" calcext:value-type="float">
            <text:p>321517</text:p>
          </table:table-cell>
          <table:table-cell office:value-type="float" office:value="150891" calcext:value-type="float">
            <text:p>15089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6544" calcext:value-type="float">
            <text:p>716544</text:p>
          </table:table-cell>
          <table:table-cell office:value-type="float" office:value="472408" calcext:value-type="float">
            <text:p>472408</text:p>
          </table:table-cell>
          <table:table-cell office:value-type="float" office:value="321517" calcext:value-type="float">
            <text:p>321517</text:p>
          </table:table-cell>
          <table:table-cell office:value-type="float" office:value="150891" calcext:value-type="float">
            <text:p>15089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6544" calcext:value-type="float">
            <text:p>716544</text:p>
          </table:table-cell>
          <table:table-cell office:value-type="float" office:value="472408" calcext:value-type="float">
            <text:p>472408</text:p>
          </table:table-cell>
          <table:table-cell office:value-type="float" office:value="321517" calcext:value-type="float">
            <text:p>321517</text:p>
          </table:table-cell>
          <table:table-cell office:value-type="float" office:value="150891" calcext:value-type="float">
            <text:p>15089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6544" calcext:value-type="float">
            <text:p>716544</text:p>
          </table:table-cell>
          <table:table-cell office:value-type="float" office:value="472408" calcext:value-type="float">
            <text:p>472408</text:p>
          </table:table-cell>
          <table:table-cell office:value-type="float" office:value="321517" calcext:value-type="float">
            <text:p>321517</text:p>
          </table:table-cell>
          <table:table-cell office:value-type="float" office:value="150891" calcext:value-type="float">
            <text:p>15089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6544" calcext:value-type="float">
            <text:p>716544</text:p>
          </table:table-cell>
          <table:table-cell office:value-type="float" office:value="472408" calcext:value-type="float">
            <text:p>472408</text:p>
          </table:table-cell>
          <table:table-cell office:value-type="float" office:value="321517" calcext:value-type="float">
            <text:p>321517</text:p>
          </table:table-cell>
          <table:table-cell office:value-type="float" office:value="150891" calcext:value-type="float">
            <text:p>15089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6544" calcext:value-type="float">
            <text:p>716544</text:p>
          </table:table-cell>
          <table:table-cell office:value-type="float" office:value="472408" calcext:value-type="float">
            <text:p>472408</text:p>
          </table:table-cell>
          <table:table-cell office:value-type="float" office:value="321517" calcext:value-type="float">
            <text:p>321517</text:p>
          </table:table-cell>
          <table:table-cell office:value-type="float" office:value="150891" calcext:value-type="float">
            <text:p>15089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6544" calcext:value-type="float">
            <text:p>716544</text:p>
          </table:table-cell>
          <table:table-cell office:value-type="float" office:value="472408" calcext:value-type="float">
            <text:p>472408</text:p>
          </table:table-cell>
          <table:table-cell office:value-type="float" office:value="321517" calcext:value-type="float">
            <text:p>321517</text:p>
          </table:table-cell>
          <table:table-cell office:value-type="float" office:value="150891" calcext:value-type="float">
            <text:p>15089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6544" calcext:value-type="float">
            <text:p>716544</text:p>
          </table:table-cell>
          <table:table-cell office:value-type="float" office:value="472408" calcext:value-type="float">
            <text:p>472408</text:p>
          </table:table-cell>
          <table:table-cell office:value-type="float" office:value="321517" calcext:value-type="float">
            <text:p>321517</text:p>
          </table:table-cell>
          <table:table-cell office:value-type="float" office:value="150891" calcext:value-type="float">
            <text:p>15089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6544" calcext:value-type="float">
            <text:p>716544</text:p>
          </table:table-cell>
          <table:table-cell office:value-type="float" office:value="472408" calcext:value-type="float">
            <text:p>472408</text:p>
          </table:table-cell>
          <table:table-cell office:value-type="float" office:value="321517" calcext:value-type="float">
            <text:p>321517</text:p>
          </table:table-cell>
          <table:table-cell office:value-type="float" office:value="150891" calcext:value-type="float">
            <text:p>15089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6544" calcext:value-type="float">
            <text:p>716544</text:p>
          </table:table-cell>
          <table:table-cell office:value-type="float" office:value="472408" calcext:value-type="float">
            <text:p>472408</text:p>
          </table:table-cell>
          <table:table-cell office:value-type="float" office:value="321517" calcext:value-type="float">
            <text:p>321517</text:p>
          </table:table-cell>
          <table:table-cell office:value-type="float" office:value="150891" calcext:value-type="float">
            <text:p>15089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6544" calcext:value-type="float">
            <text:p>716544</text:p>
          </table:table-cell>
          <table:table-cell office:value-type="float" office:value="472408" calcext:value-type="float">
            <text:p>472408</text:p>
          </table:table-cell>
          <table:table-cell office:value-type="float" office:value="321517" calcext:value-type="float">
            <text:p>321517</text:p>
          </table:table-cell>
          <table:table-cell office:value-type="float" office:value="150891" calcext:value-type="float">
            <text:p>15089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6544" calcext:value-type="float">
            <text:p>716544</text:p>
          </table:table-cell>
          <table:table-cell office:value-type="float" office:value="472408" calcext:value-type="float">
            <text:p>472408</text:p>
          </table:table-cell>
          <table:table-cell office:value-type="float" office:value="321517" calcext:value-type="float">
            <text:p>321517</text:p>
          </table:table-cell>
          <table:table-cell office:value-type="float" office:value="150891" calcext:value-type="float">
            <text:p>15089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6544" calcext:value-type="float">
            <text:p>716544</text:p>
          </table:table-cell>
          <table:table-cell office:value-type="float" office:value="472408" calcext:value-type="float">
            <text:p>472408</text:p>
          </table:table-cell>
          <table:table-cell office:value-type="float" office:value="321517" calcext:value-type="float">
            <text:p>321517</text:p>
          </table:table-cell>
          <table:table-cell office:value-type="float" office:value="150891" calcext:value-type="float">
            <text:p>15089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3282" calcext:value-type="float">
            <text:p>713282</text:p>
          </table:table-cell>
          <table:table-cell office:value-type="float" office:value="475670" calcext:value-type="float">
            <text:p>475670</text:p>
          </table:table-cell>
          <table:table-cell office:value-type="float" office:value="332673" calcext:value-type="float">
            <text:p>332673</text:p>
          </table:table-cell>
          <table:table-cell office:value-type="float" office:value="142997" calcext:value-type="float">
            <text:p>14299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3282" calcext:value-type="float">
            <text:p>713282</text:p>
          </table:table-cell>
          <table:table-cell office:value-type="float" office:value="475670" calcext:value-type="float">
            <text:p>475670</text:p>
          </table:table-cell>
          <table:table-cell office:value-type="float" office:value="332673" calcext:value-type="float">
            <text:p>332673</text:p>
          </table:table-cell>
          <table:table-cell office:value-type="float" office:value="142997" calcext:value-type="float">
            <text:p>14299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3282" calcext:value-type="float">
            <text:p>713282</text:p>
          </table:table-cell>
          <table:table-cell office:value-type="float" office:value="475670" calcext:value-type="float">
            <text:p>475670</text:p>
          </table:table-cell>
          <table:table-cell office:value-type="float" office:value="332673" calcext:value-type="float">
            <text:p>332673</text:p>
          </table:table-cell>
          <table:table-cell office:value-type="float" office:value="142997" calcext:value-type="float">
            <text:p>14299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3282" calcext:value-type="float">
            <text:p>713282</text:p>
          </table:table-cell>
          <table:table-cell office:value-type="float" office:value="475670" calcext:value-type="float">
            <text:p>475670</text:p>
          </table:table-cell>
          <table:table-cell office:value-type="float" office:value="332673" calcext:value-type="float">
            <text:p>332673</text:p>
          </table:table-cell>
          <table:table-cell office:value-type="float" office:value="142997" calcext:value-type="float">
            <text:p>14299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3282" calcext:value-type="float">
            <text:p>713282</text:p>
          </table:table-cell>
          <table:table-cell office:value-type="float" office:value="475670" calcext:value-type="float">
            <text:p>475670</text:p>
          </table:table-cell>
          <table:table-cell office:value-type="float" office:value="332673" calcext:value-type="float">
            <text:p>332673</text:p>
          </table:table-cell>
          <table:table-cell office:value-type="float" office:value="142997" calcext:value-type="float">
            <text:p>14299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3282" calcext:value-type="float">
            <text:p>713282</text:p>
          </table:table-cell>
          <table:table-cell office:value-type="float" office:value="475670" calcext:value-type="float">
            <text:p>475670</text:p>
          </table:table-cell>
          <table:table-cell office:value-type="float" office:value="332673" calcext:value-type="float">
            <text:p>332673</text:p>
          </table:table-cell>
          <table:table-cell office:value-type="float" office:value="142997" calcext:value-type="float">
            <text:p>14299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3282" calcext:value-type="float">
            <text:p>713282</text:p>
          </table:table-cell>
          <table:table-cell office:value-type="float" office:value="475670" calcext:value-type="float">
            <text:p>475670</text:p>
          </table:table-cell>
          <table:table-cell office:value-type="float" office:value="332673" calcext:value-type="float">
            <text:p>332673</text:p>
          </table:table-cell>
          <table:table-cell office:value-type="float" office:value="142997" calcext:value-type="float">
            <text:p>14299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3282" calcext:value-type="float">
            <text:p>713282</text:p>
          </table:table-cell>
          <table:table-cell office:value-type="float" office:value="475670" calcext:value-type="float">
            <text:p>475670</text:p>
          </table:table-cell>
          <table:table-cell office:value-type="float" office:value="332673" calcext:value-type="float">
            <text:p>332673</text:p>
          </table:table-cell>
          <table:table-cell office:value-type="float" office:value="142997" calcext:value-type="float">
            <text:p>14299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3282" calcext:value-type="float">
            <text:p>713282</text:p>
          </table:table-cell>
          <table:table-cell office:value-type="float" office:value="475670" calcext:value-type="float">
            <text:p>475670</text:p>
          </table:table-cell>
          <table:table-cell office:value-type="float" office:value="332673" calcext:value-type="float">
            <text:p>332673</text:p>
          </table:table-cell>
          <table:table-cell office:value-type="float" office:value="142997" calcext:value-type="float">
            <text:p>14299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3282" calcext:value-type="float">
            <text:p>713282</text:p>
          </table:table-cell>
          <table:table-cell office:value-type="float" office:value="475670" calcext:value-type="float">
            <text:p>475670</text:p>
          </table:table-cell>
          <table:table-cell office:value-type="float" office:value="332673" calcext:value-type="float">
            <text:p>332673</text:p>
          </table:table-cell>
          <table:table-cell office:value-type="float" office:value="142997" calcext:value-type="float">
            <text:p>14299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3282" calcext:value-type="float">
            <text:p>713282</text:p>
          </table:table-cell>
          <table:table-cell office:value-type="float" office:value="475670" calcext:value-type="float">
            <text:p>475670</text:p>
          </table:table-cell>
          <table:table-cell office:value-type="float" office:value="332673" calcext:value-type="float">
            <text:p>332673</text:p>
          </table:table-cell>
          <table:table-cell office:value-type="float" office:value="142997" calcext:value-type="float">
            <text:p>14299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3282" calcext:value-type="float">
            <text:p>713282</text:p>
          </table:table-cell>
          <table:table-cell office:value-type="float" office:value="475670" calcext:value-type="float">
            <text:p>475670</text:p>
          </table:table-cell>
          <table:table-cell office:value-type="float" office:value="332673" calcext:value-type="float">
            <text:p>332673</text:p>
          </table:table-cell>
          <table:table-cell office:value-type="float" office:value="142997" calcext:value-type="float">
            <text:p>14299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3282" calcext:value-type="float">
            <text:p>713282</text:p>
          </table:table-cell>
          <table:table-cell office:value-type="float" office:value="475670" calcext:value-type="float">
            <text:p>475670</text:p>
          </table:table-cell>
          <table:table-cell office:value-type="float" office:value="332673" calcext:value-type="float">
            <text:p>332673</text:p>
          </table:table-cell>
          <table:table-cell office:value-type="float" office:value="142997" calcext:value-type="float">
            <text:p>14299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3282" calcext:value-type="float">
            <text:p>713282</text:p>
          </table:table-cell>
          <table:table-cell office:value-type="float" office:value="475670" calcext:value-type="float">
            <text:p>475670</text:p>
          </table:table-cell>
          <table:table-cell office:value-type="float" office:value="332673" calcext:value-type="float">
            <text:p>332673</text:p>
          </table:table-cell>
          <table:table-cell office:value-type="float" office:value="142997" calcext:value-type="float">
            <text:p>14299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3282" calcext:value-type="float">
            <text:p>713282</text:p>
          </table:table-cell>
          <table:table-cell office:value-type="float" office:value="475670" calcext:value-type="float">
            <text:p>475670</text:p>
          </table:table-cell>
          <table:table-cell office:value-type="float" office:value="332673" calcext:value-type="float">
            <text:p>332673</text:p>
          </table:table-cell>
          <table:table-cell office:value-type="float" office:value="142997" calcext:value-type="float">
            <text:p>14299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9719" calcext:value-type="float">
            <text:p>709719</text:p>
          </table:table-cell>
          <table:table-cell office:value-type="float" office:value="479233" calcext:value-type="float">
            <text:p>479233</text:p>
          </table:table-cell>
          <table:table-cell office:value-type="float" office:value="344034" calcext:value-type="float">
            <text:p>344034</text:p>
          </table:table-cell>
          <table:table-cell office:value-type="float" office:value="135199" calcext:value-type="float">
            <text:p>1351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9719" calcext:value-type="float">
            <text:p>709719</text:p>
          </table:table-cell>
          <table:table-cell office:value-type="float" office:value="479233" calcext:value-type="float">
            <text:p>479233</text:p>
          </table:table-cell>
          <table:table-cell office:value-type="float" office:value="344034" calcext:value-type="float">
            <text:p>344034</text:p>
          </table:table-cell>
          <table:table-cell office:value-type="float" office:value="135199" calcext:value-type="float">
            <text:p>1351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9719" calcext:value-type="float">
            <text:p>709719</text:p>
          </table:table-cell>
          <table:table-cell office:value-type="float" office:value="479233" calcext:value-type="float">
            <text:p>479233</text:p>
          </table:table-cell>
          <table:table-cell office:value-type="float" office:value="344034" calcext:value-type="float">
            <text:p>344034</text:p>
          </table:table-cell>
          <table:table-cell office:value-type="float" office:value="135199" calcext:value-type="float">
            <text:p>1351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9719" calcext:value-type="float">
            <text:p>709719</text:p>
          </table:table-cell>
          <table:table-cell office:value-type="float" office:value="479233" calcext:value-type="float">
            <text:p>479233</text:p>
          </table:table-cell>
          <table:table-cell office:value-type="float" office:value="344034" calcext:value-type="float">
            <text:p>344034</text:p>
          </table:table-cell>
          <table:table-cell office:value-type="float" office:value="135199" calcext:value-type="float">
            <text:p>1351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9719" calcext:value-type="float">
            <text:p>709719</text:p>
          </table:table-cell>
          <table:table-cell office:value-type="float" office:value="479233" calcext:value-type="float">
            <text:p>479233</text:p>
          </table:table-cell>
          <table:table-cell office:value-type="float" office:value="344034" calcext:value-type="float">
            <text:p>344034</text:p>
          </table:table-cell>
          <table:table-cell office:value-type="float" office:value="135199" calcext:value-type="float">
            <text:p>1351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9719" calcext:value-type="float">
            <text:p>709719</text:p>
          </table:table-cell>
          <table:table-cell office:value-type="float" office:value="479233" calcext:value-type="float">
            <text:p>479233</text:p>
          </table:table-cell>
          <table:table-cell office:value-type="float" office:value="344034" calcext:value-type="float">
            <text:p>344034</text:p>
          </table:table-cell>
          <table:table-cell office:value-type="float" office:value="135199" calcext:value-type="float">
            <text:p>1351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9719" calcext:value-type="float">
            <text:p>709719</text:p>
          </table:table-cell>
          <table:table-cell office:value-type="float" office:value="479233" calcext:value-type="float">
            <text:p>479233</text:p>
          </table:table-cell>
          <table:table-cell office:value-type="float" office:value="344034" calcext:value-type="float">
            <text:p>344034</text:p>
          </table:table-cell>
          <table:table-cell office:value-type="float" office:value="135199" calcext:value-type="float">
            <text:p>1351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9719" calcext:value-type="float">
            <text:p>709719</text:p>
          </table:table-cell>
          <table:table-cell office:value-type="float" office:value="479233" calcext:value-type="float">
            <text:p>479233</text:p>
          </table:table-cell>
          <table:table-cell office:value-type="float" office:value="344034" calcext:value-type="float">
            <text:p>344034</text:p>
          </table:table-cell>
          <table:table-cell office:value-type="float" office:value="135199" calcext:value-type="float">
            <text:p>1351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9719" calcext:value-type="float">
            <text:p>709719</text:p>
          </table:table-cell>
          <table:table-cell office:value-type="float" office:value="479233" calcext:value-type="float">
            <text:p>479233</text:p>
          </table:table-cell>
          <table:table-cell office:value-type="float" office:value="344034" calcext:value-type="float">
            <text:p>344034</text:p>
          </table:table-cell>
          <table:table-cell office:value-type="float" office:value="135199" calcext:value-type="float">
            <text:p>1351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9719" calcext:value-type="float">
            <text:p>709719</text:p>
          </table:table-cell>
          <table:table-cell office:value-type="float" office:value="479233" calcext:value-type="float">
            <text:p>479233</text:p>
          </table:table-cell>
          <table:table-cell office:value-type="float" office:value="344034" calcext:value-type="float">
            <text:p>344034</text:p>
          </table:table-cell>
          <table:table-cell office:value-type="float" office:value="135199" calcext:value-type="float">
            <text:p>1351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9719" calcext:value-type="float">
            <text:p>709719</text:p>
          </table:table-cell>
          <table:table-cell office:value-type="float" office:value="479233" calcext:value-type="float">
            <text:p>479233</text:p>
          </table:table-cell>
          <table:table-cell office:value-type="float" office:value="344034" calcext:value-type="float">
            <text:p>344034</text:p>
          </table:table-cell>
          <table:table-cell office:value-type="float" office:value="135199" calcext:value-type="float">
            <text:p>1351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9719" calcext:value-type="float">
            <text:p>709719</text:p>
          </table:table-cell>
          <table:table-cell office:value-type="float" office:value="479233" calcext:value-type="float">
            <text:p>479233</text:p>
          </table:table-cell>
          <table:table-cell office:value-type="float" office:value="344034" calcext:value-type="float">
            <text:p>344034</text:p>
          </table:table-cell>
          <table:table-cell office:value-type="float" office:value="135199" calcext:value-type="float">
            <text:p>1351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9719" calcext:value-type="float">
            <text:p>709719</text:p>
          </table:table-cell>
          <table:table-cell office:value-type="float" office:value="479233" calcext:value-type="float">
            <text:p>479233</text:p>
          </table:table-cell>
          <table:table-cell office:value-type="float" office:value="344034" calcext:value-type="float">
            <text:p>344034</text:p>
          </table:table-cell>
          <table:table-cell office:value-type="float" office:value="135199" calcext:value-type="float">
            <text:p>1351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9719" calcext:value-type="float">
            <text:p>709719</text:p>
          </table:table-cell>
          <table:table-cell office:value-type="float" office:value="479233" calcext:value-type="float">
            <text:p>479233</text:p>
          </table:table-cell>
          <table:table-cell office:value-type="float" office:value="344034" calcext:value-type="float">
            <text:p>344034</text:p>
          </table:table-cell>
          <table:table-cell office:value-type="float" office:value="135199" calcext:value-type="float">
            <text:p>1351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9719" calcext:value-type="float">
            <text:p>709719</text:p>
          </table:table-cell>
          <table:table-cell office:value-type="float" office:value="479233" calcext:value-type="float">
            <text:p>479233</text:p>
          </table:table-cell>
          <table:table-cell office:value-type="float" office:value="344034" calcext:value-type="float">
            <text:p>344034</text:p>
          </table:table-cell>
          <table:table-cell office:value-type="float" office:value="135199" calcext:value-type="float">
            <text:p>13519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6174" calcext:value-type="float">
            <text:p>706174</text:p>
          </table:table-cell>
          <table:table-cell office:value-type="float" office:value="482778" calcext:value-type="float">
            <text:p>482778</text:p>
          </table:table-cell>
          <table:table-cell office:value-type="float" office:value="354881" calcext:value-type="float">
            <text:p>354881</text:p>
          </table:table-cell>
          <table:table-cell office:value-type="float" office:value="127897" calcext:value-type="float">
            <text:p>12789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6174" calcext:value-type="float">
            <text:p>706174</text:p>
          </table:table-cell>
          <table:table-cell office:value-type="float" office:value="482778" calcext:value-type="float">
            <text:p>482778</text:p>
          </table:table-cell>
          <table:table-cell office:value-type="float" office:value="354881" calcext:value-type="float">
            <text:p>354881</text:p>
          </table:table-cell>
          <table:table-cell office:value-type="float" office:value="127897" calcext:value-type="float">
            <text:p>12789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6174" calcext:value-type="float">
            <text:p>706174</text:p>
          </table:table-cell>
          <table:table-cell office:value-type="float" office:value="482778" calcext:value-type="float">
            <text:p>482778</text:p>
          </table:table-cell>
          <table:table-cell office:value-type="float" office:value="354881" calcext:value-type="float">
            <text:p>354881</text:p>
          </table:table-cell>
          <table:table-cell office:value-type="float" office:value="127897" calcext:value-type="float">
            <text:p>12789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6174" calcext:value-type="float">
            <text:p>706174</text:p>
          </table:table-cell>
          <table:table-cell office:value-type="float" office:value="482778" calcext:value-type="float">
            <text:p>482778</text:p>
          </table:table-cell>
          <table:table-cell office:value-type="float" office:value="354881" calcext:value-type="float">
            <text:p>354881</text:p>
          </table:table-cell>
          <table:table-cell office:value-type="float" office:value="127897" calcext:value-type="float">
            <text:p>12789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6174" calcext:value-type="float">
            <text:p>706174</text:p>
          </table:table-cell>
          <table:table-cell office:value-type="float" office:value="482778" calcext:value-type="float">
            <text:p>482778</text:p>
          </table:table-cell>
          <table:table-cell office:value-type="float" office:value="354881" calcext:value-type="float">
            <text:p>354881</text:p>
          </table:table-cell>
          <table:table-cell office:value-type="float" office:value="127897" calcext:value-type="float">
            <text:p>12789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6174" calcext:value-type="float">
            <text:p>706174</text:p>
          </table:table-cell>
          <table:table-cell office:value-type="float" office:value="482778" calcext:value-type="float">
            <text:p>482778</text:p>
          </table:table-cell>
          <table:table-cell office:value-type="float" office:value="354881" calcext:value-type="float">
            <text:p>354881</text:p>
          </table:table-cell>
          <table:table-cell office:value-type="float" office:value="127897" calcext:value-type="float">
            <text:p>12789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6174" calcext:value-type="float">
            <text:p>706174</text:p>
          </table:table-cell>
          <table:table-cell office:value-type="float" office:value="482778" calcext:value-type="float">
            <text:p>482778</text:p>
          </table:table-cell>
          <table:table-cell office:value-type="float" office:value="354881" calcext:value-type="float">
            <text:p>354881</text:p>
          </table:table-cell>
          <table:table-cell office:value-type="float" office:value="127897" calcext:value-type="float">
            <text:p>12789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6174" calcext:value-type="float">
            <text:p>706174</text:p>
          </table:table-cell>
          <table:table-cell office:value-type="float" office:value="482778" calcext:value-type="float">
            <text:p>482778</text:p>
          </table:table-cell>
          <table:table-cell office:value-type="float" office:value="354881" calcext:value-type="float">
            <text:p>354881</text:p>
          </table:table-cell>
          <table:table-cell office:value-type="float" office:value="127897" calcext:value-type="float">
            <text:p>12789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6174" calcext:value-type="float">
            <text:p>706174</text:p>
          </table:table-cell>
          <table:table-cell office:value-type="float" office:value="482778" calcext:value-type="float">
            <text:p>482778</text:p>
          </table:table-cell>
          <table:table-cell office:value-type="float" office:value="354881" calcext:value-type="float">
            <text:p>354881</text:p>
          </table:table-cell>
          <table:table-cell office:value-type="float" office:value="127897" calcext:value-type="float">
            <text:p>12789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6174" calcext:value-type="float">
            <text:p>706174</text:p>
          </table:table-cell>
          <table:table-cell office:value-type="float" office:value="482778" calcext:value-type="float">
            <text:p>482778</text:p>
          </table:table-cell>
          <table:table-cell office:value-type="float" office:value="354881" calcext:value-type="float">
            <text:p>354881</text:p>
          </table:table-cell>
          <table:table-cell office:value-type="float" office:value="127897" calcext:value-type="float">
            <text:p>12789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6174" calcext:value-type="float">
            <text:p>706174</text:p>
          </table:table-cell>
          <table:table-cell office:value-type="float" office:value="482778" calcext:value-type="float">
            <text:p>482778</text:p>
          </table:table-cell>
          <table:table-cell office:value-type="float" office:value="354881" calcext:value-type="float">
            <text:p>354881</text:p>
          </table:table-cell>
          <table:table-cell office:value-type="float" office:value="127897" calcext:value-type="float">
            <text:p>12789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6174" calcext:value-type="float">
            <text:p>706174</text:p>
          </table:table-cell>
          <table:table-cell office:value-type="float" office:value="482778" calcext:value-type="float">
            <text:p>482778</text:p>
          </table:table-cell>
          <table:table-cell office:value-type="float" office:value="354881" calcext:value-type="float">
            <text:p>354881</text:p>
          </table:table-cell>
          <table:table-cell office:value-type="float" office:value="127897" calcext:value-type="float">
            <text:p>12789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6174" calcext:value-type="float">
            <text:p>706174</text:p>
          </table:table-cell>
          <table:table-cell office:value-type="float" office:value="482778" calcext:value-type="float">
            <text:p>482778</text:p>
          </table:table-cell>
          <table:table-cell office:value-type="float" office:value="354881" calcext:value-type="float">
            <text:p>354881</text:p>
          </table:table-cell>
          <table:table-cell office:value-type="float" office:value="127897" calcext:value-type="float">
            <text:p>12789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6174" calcext:value-type="float">
            <text:p>706174</text:p>
          </table:table-cell>
          <table:table-cell office:value-type="float" office:value="482778" calcext:value-type="float">
            <text:p>482778</text:p>
          </table:table-cell>
          <table:table-cell office:value-type="float" office:value="354881" calcext:value-type="float">
            <text:p>354881</text:p>
          </table:table-cell>
          <table:table-cell office:value-type="float" office:value="127897" calcext:value-type="float">
            <text:p>12789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6174" calcext:value-type="float">
            <text:p>706174</text:p>
          </table:table-cell>
          <table:table-cell office:value-type="float" office:value="482778" calcext:value-type="float">
            <text:p>482778</text:p>
          </table:table-cell>
          <table:table-cell office:value-type="float" office:value="354881" calcext:value-type="float">
            <text:p>354881</text:p>
          </table:table-cell>
          <table:table-cell office:value-type="float" office:value="127897" calcext:value-type="float">
            <text:p>12789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1821" calcext:value-type="float">
            <text:p>701821</text:p>
          </table:table-cell>
          <table:table-cell office:value-type="float" office:value="487131" calcext:value-type="float">
            <text:p>487131</text:p>
          </table:table-cell>
          <table:table-cell office:value-type="float" office:value="365617" calcext:value-type="float">
            <text:p>365617</text:p>
          </table:table-cell>
          <table:table-cell office:value-type="float" office:value="121514" calcext:value-type="float">
            <text:p>1215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1821" calcext:value-type="float">
            <text:p>701821</text:p>
          </table:table-cell>
          <table:table-cell office:value-type="float" office:value="487131" calcext:value-type="float">
            <text:p>487131</text:p>
          </table:table-cell>
          <table:table-cell office:value-type="float" office:value="365617" calcext:value-type="float">
            <text:p>365617</text:p>
          </table:table-cell>
          <table:table-cell office:value-type="float" office:value="121514" calcext:value-type="float">
            <text:p>1215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1821" calcext:value-type="float">
            <text:p>701821</text:p>
          </table:table-cell>
          <table:table-cell office:value-type="float" office:value="487131" calcext:value-type="float">
            <text:p>487131</text:p>
          </table:table-cell>
          <table:table-cell office:value-type="float" office:value="365617" calcext:value-type="float">
            <text:p>365617</text:p>
          </table:table-cell>
          <table:table-cell office:value-type="float" office:value="121514" calcext:value-type="float">
            <text:p>1215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1821" calcext:value-type="float">
            <text:p>701821</text:p>
          </table:table-cell>
          <table:table-cell office:value-type="float" office:value="487131" calcext:value-type="float">
            <text:p>487131</text:p>
          </table:table-cell>
          <table:table-cell office:value-type="float" office:value="365617" calcext:value-type="float">
            <text:p>365617</text:p>
          </table:table-cell>
          <table:table-cell office:value-type="float" office:value="121514" calcext:value-type="float">
            <text:p>1215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1821" calcext:value-type="float">
            <text:p>701821</text:p>
          </table:table-cell>
          <table:table-cell office:value-type="float" office:value="487131" calcext:value-type="float">
            <text:p>487131</text:p>
          </table:table-cell>
          <table:table-cell office:value-type="float" office:value="365617" calcext:value-type="float">
            <text:p>365617</text:p>
          </table:table-cell>
          <table:table-cell office:value-type="float" office:value="121514" calcext:value-type="float">
            <text:p>1215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1821" calcext:value-type="float">
            <text:p>701821</text:p>
          </table:table-cell>
          <table:table-cell office:value-type="float" office:value="487131" calcext:value-type="float">
            <text:p>487131</text:p>
          </table:table-cell>
          <table:table-cell office:value-type="float" office:value="365617" calcext:value-type="float">
            <text:p>365617</text:p>
          </table:table-cell>
          <table:table-cell office:value-type="float" office:value="121514" calcext:value-type="float">
            <text:p>1215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1821" calcext:value-type="float">
            <text:p>701821</text:p>
          </table:table-cell>
          <table:table-cell office:value-type="float" office:value="487131" calcext:value-type="float">
            <text:p>487131</text:p>
          </table:table-cell>
          <table:table-cell office:value-type="float" office:value="365617" calcext:value-type="float">
            <text:p>365617</text:p>
          </table:table-cell>
          <table:table-cell office:value-type="float" office:value="121514" calcext:value-type="float">
            <text:p>1215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1821" calcext:value-type="float">
            <text:p>701821</text:p>
          </table:table-cell>
          <table:table-cell office:value-type="float" office:value="487131" calcext:value-type="float">
            <text:p>487131</text:p>
          </table:table-cell>
          <table:table-cell office:value-type="float" office:value="365617" calcext:value-type="float">
            <text:p>365617</text:p>
          </table:table-cell>
          <table:table-cell office:value-type="float" office:value="121514" calcext:value-type="float">
            <text:p>1215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1821" calcext:value-type="float">
            <text:p>701821</text:p>
          </table:table-cell>
          <table:table-cell office:value-type="float" office:value="487131" calcext:value-type="float">
            <text:p>487131</text:p>
          </table:table-cell>
          <table:table-cell office:value-type="float" office:value="365617" calcext:value-type="float">
            <text:p>365617</text:p>
          </table:table-cell>
          <table:table-cell office:value-type="float" office:value="121514" calcext:value-type="float">
            <text:p>1215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1821" calcext:value-type="float">
            <text:p>701821</text:p>
          </table:table-cell>
          <table:table-cell office:value-type="float" office:value="487131" calcext:value-type="float">
            <text:p>487131</text:p>
          </table:table-cell>
          <table:table-cell office:value-type="float" office:value="365617" calcext:value-type="float">
            <text:p>365617</text:p>
          </table:table-cell>
          <table:table-cell office:value-type="float" office:value="121514" calcext:value-type="float">
            <text:p>1215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1821" calcext:value-type="float">
            <text:p>701821</text:p>
          </table:table-cell>
          <table:table-cell office:value-type="float" office:value="487131" calcext:value-type="float">
            <text:p>487131</text:p>
          </table:table-cell>
          <table:table-cell office:value-type="float" office:value="365617" calcext:value-type="float">
            <text:p>365617</text:p>
          </table:table-cell>
          <table:table-cell office:value-type="float" office:value="121514" calcext:value-type="float">
            <text:p>1215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1821" calcext:value-type="float">
            <text:p>701821</text:p>
          </table:table-cell>
          <table:table-cell office:value-type="float" office:value="487131" calcext:value-type="float">
            <text:p>487131</text:p>
          </table:table-cell>
          <table:table-cell office:value-type="float" office:value="365617" calcext:value-type="float">
            <text:p>365617</text:p>
          </table:table-cell>
          <table:table-cell office:value-type="float" office:value="121514" calcext:value-type="float">
            <text:p>1215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1821" calcext:value-type="float">
            <text:p>701821</text:p>
          </table:table-cell>
          <table:table-cell office:value-type="float" office:value="487131" calcext:value-type="float">
            <text:p>487131</text:p>
          </table:table-cell>
          <table:table-cell office:value-type="float" office:value="365617" calcext:value-type="float">
            <text:p>365617</text:p>
          </table:table-cell>
          <table:table-cell office:value-type="float" office:value="121514" calcext:value-type="float">
            <text:p>1215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1821" calcext:value-type="float">
            <text:p>701821</text:p>
          </table:table-cell>
          <table:table-cell office:value-type="float" office:value="487131" calcext:value-type="float">
            <text:p>487131</text:p>
          </table:table-cell>
          <table:table-cell office:value-type="float" office:value="365617" calcext:value-type="float">
            <text:p>365617</text:p>
          </table:table-cell>
          <table:table-cell office:value-type="float" office:value="121514" calcext:value-type="float">
            <text:p>1215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1821" calcext:value-type="float">
            <text:p>701821</text:p>
          </table:table-cell>
          <table:table-cell office:value-type="float" office:value="487131" calcext:value-type="float">
            <text:p>487131</text:p>
          </table:table-cell>
          <table:table-cell office:value-type="float" office:value="365617" calcext:value-type="float">
            <text:p>365617</text:p>
          </table:table-cell>
          <table:table-cell office:value-type="float" office:value="121514" calcext:value-type="float">
            <text:p>1215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7278" calcext:value-type="float">
            <text:p>697278</text:p>
          </table:table-cell>
          <table:table-cell office:value-type="float" office:value="491674" calcext:value-type="float">
            <text:p>491674</text:p>
          </table:table-cell>
          <table:table-cell office:value-type="float" office:value="376245" calcext:value-type="float">
            <text:p>376245</text:p>
          </table:table-cell>
          <table:table-cell office:value-type="float" office:value="115429" calcext:value-type="float">
            <text:p>11542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7278" calcext:value-type="float">
            <text:p>697278</text:p>
          </table:table-cell>
          <table:table-cell office:value-type="float" office:value="491674" calcext:value-type="float">
            <text:p>491674</text:p>
          </table:table-cell>
          <table:table-cell office:value-type="float" office:value="376245" calcext:value-type="float">
            <text:p>376245</text:p>
          </table:table-cell>
          <table:table-cell office:value-type="float" office:value="115429" calcext:value-type="float">
            <text:p>11542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7278" calcext:value-type="float">
            <text:p>697278</text:p>
          </table:table-cell>
          <table:table-cell office:value-type="float" office:value="491674" calcext:value-type="float">
            <text:p>491674</text:p>
          </table:table-cell>
          <table:table-cell office:value-type="float" office:value="376245" calcext:value-type="float">
            <text:p>376245</text:p>
          </table:table-cell>
          <table:table-cell office:value-type="float" office:value="115429" calcext:value-type="float">
            <text:p>11542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7278" calcext:value-type="float">
            <text:p>697278</text:p>
          </table:table-cell>
          <table:table-cell office:value-type="float" office:value="491674" calcext:value-type="float">
            <text:p>491674</text:p>
          </table:table-cell>
          <table:table-cell office:value-type="float" office:value="376245" calcext:value-type="float">
            <text:p>376245</text:p>
          </table:table-cell>
          <table:table-cell office:value-type="float" office:value="115429" calcext:value-type="float">
            <text:p>11542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7278" calcext:value-type="float">
            <text:p>697278</text:p>
          </table:table-cell>
          <table:table-cell office:value-type="float" office:value="491674" calcext:value-type="float">
            <text:p>491674</text:p>
          </table:table-cell>
          <table:table-cell office:value-type="float" office:value="376245" calcext:value-type="float">
            <text:p>376245</text:p>
          </table:table-cell>
          <table:table-cell office:value-type="float" office:value="115429" calcext:value-type="float">
            <text:p>11542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7278" calcext:value-type="float">
            <text:p>697278</text:p>
          </table:table-cell>
          <table:table-cell office:value-type="float" office:value="491674" calcext:value-type="float">
            <text:p>491674</text:p>
          </table:table-cell>
          <table:table-cell office:value-type="float" office:value="376245" calcext:value-type="float">
            <text:p>376245</text:p>
          </table:table-cell>
          <table:table-cell office:value-type="float" office:value="115429" calcext:value-type="float">
            <text:p>11542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7278" calcext:value-type="float">
            <text:p>697278</text:p>
          </table:table-cell>
          <table:table-cell office:value-type="float" office:value="491674" calcext:value-type="float">
            <text:p>491674</text:p>
          </table:table-cell>
          <table:table-cell office:value-type="float" office:value="376245" calcext:value-type="float">
            <text:p>376245</text:p>
          </table:table-cell>
          <table:table-cell office:value-type="float" office:value="115429" calcext:value-type="float">
            <text:p>11542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7278" calcext:value-type="float">
            <text:p>697278</text:p>
          </table:table-cell>
          <table:table-cell office:value-type="float" office:value="491674" calcext:value-type="float">
            <text:p>491674</text:p>
          </table:table-cell>
          <table:table-cell office:value-type="float" office:value="376245" calcext:value-type="float">
            <text:p>376245</text:p>
          </table:table-cell>
          <table:table-cell office:value-type="float" office:value="115429" calcext:value-type="float">
            <text:p>11542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7278" calcext:value-type="float">
            <text:p>697278</text:p>
          </table:table-cell>
          <table:table-cell office:value-type="float" office:value="491674" calcext:value-type="float">
            <text:p>491674</text:p>
          </table:table-cell>
          <table:table-cell office:value-type="float" office:value="376245" calcext:value-type="float">
            <text:p>376245</text:p>
          </table:table-cell>
          <table:table-cell office:value-type="float" office:value="115429" calcext:value-type="float">
            <text:p>11542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7278" calcext:value-type="float">
            <text:p>697278</text:p>
          </table:table-cell>
          <table:table-cell office:value-type="float" office:value="491674" calcext:value-type="float">
            <text:p>491674</text:p>
          </table:table-cell>
          <table:table-cell office:value-type="float" office:value="376245" calcext:value-type="float">
            <text:p>376245</text:p>
          </table:table-cell>
          <table:table-cell office:value-type="float" office:value="115429" calcext:value-type="float">
            <text:p>11542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7278" calcext:value-type="float">
            <text:p>697278</text:p>
          </table:table-cell>
          <table:table-cell office:value-type="float" office:value="491674" calcext:value-type="float">
            <text:p>491674</text:p>
          </table:table-cell>
          <table:table-cell office:value-type="float" office:value="376245" calcext:value-type="float">
            <text:p>376245</text:p>
          </table:table-cell>
          <table:table-cell office:value-type="float" office:value="115429" calcext:value-type="float">
            <text:p>11542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7278" calcext:value-type="float">
            <text:p>697278</text:p>
          </table:table-cell>
          <table:table-cell office:value-type="float" office:value="491674" calcext:value-type="float">
            <text:p>491674</text:p>
          </table:table-cell>
          <table:table-cell office:value-type="float" office:value="376245" calcext:value-type="float">
            <text:p>376245</text:p>
          </table:table-cell>
          <table:table-cell office:value-type="float" office:value="115429" calcext:value-type="float">
            <text:p>11542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7278" calcext:value-type="float">
            <text:p>697278</text:p>
          </table:table-cell>
          <table:table-cell office:value-type="float" office:value="491674" calcext:value-type="float">
            <text:p>491674</text:p>
          </table:table-cell>
          <table:table-cell office:value-type="float" office:value="376245" calcext:value-type="float">
            <text:p>376245</text:p>
          </table:table-cell>
          <table:table-cell office:value-type="float" office:value="115429" calcext:value-type="float">
            <text:p>11542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7278" calcext:value-type="float">
            <text:p>697278</text:p>
          </table:table-cell>
          <table:table-cell office:value-type="float" office:value="491674" calcext:value-type="float">
            <text:p>491674</text:p>
          </table:table-cell>
          <table:table-cell office:value-type="float" office:value="376245" calcext:value-type="float">
            <text:p>376245</text:p>
          </table:table-cell>
          <table:table-cell office:value-type="float" office:value="115429" calcext:value-type="float">
            <text:p>11542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7278" calcext:value-type="float">
            <text:p>697278</text:p>
          </table:table-cell>
          <table:table-cell office:value-type="float" office:value="491674" calcext:value-type="float">
            <text:p>491674</text:p>
          </table:table-cell>
          <table:table-cell office:value-type="float" office:value="376245" calcext:value-type="float">
            <text:p>376245</text:p>
          </table:table-cell>
          <table:table-cell office:value-type="float" office:value="115429" calcext:value-type="float">
            <text:p>11542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2809" calcext:value-type="float">
            <text:p>692809</text:p>
          </table:table-cell>
          <table:table-cell office:value-type="float" office:value="496143" calcext:value-type="float">
            <text:p>496143</text:p>
          </table:table-cell>
          <table:table-cell office:value-type="float" office:value="386542" calcext:value-type="float">
            <text:p>386542</text:p>
          </table:table-cell>
          <table:table-cell office:value-type="float" office:value="109601" calcext:value-type="float">
            <text:p>1096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2809" calcext:value-type="float">
            <text:p>692809</text:p>
          </table:table-cell>
          <table:table-cell office:value-type="float" office:value="496143" calcext:value-type="float">
            <text:p>496143</text:p>
          </table:table-cell>
          <table:table-cell office:value-type="float" office:value="386542" calcext:value-type="float">
            <text:p>386542</text:p>
          </table:table-cell>
          <table:table-cell office:value-type="float" office:value="109601" calcext:value-type="float">
            <text:p>1096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2809" calcext:value-type="float">
            <text:p>692809</text:p>
          </table:table-cell>
          <table:table-cell office:value-type="float" office:value="496143" calcext:value-type="float">
            <text:p>496143</text:p>
          </table:table-cell>
          <table:table-cell office:value-type="float" office:value="386542" calcext:value-type="float">
            <text:p>386542</text:p>
          </table:table-cell>
          <table:table-cell office:value-type="float" office:value="109601" calcext:value-type="float">
            <text:p>1096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2809" calcext:value-type="float">
            <text:p>692809</text:p>
          </table:table-cell>
          <table:table-cell office:value-type="float" office:value="496143" calcext:value-type="float">
            <text:p>496143</text:p>
          </table:table-cell>
          <table:table-cell office:value-type="float" office:value="386542" calcext:value-type="float">
            <text:p>386542</text:p>
          </table:table-cell>
          <table:table-cell office:value-type="float" office:value="109601" calcext:value-type="float">
            <text:p>1096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2809" calcext:value-type="float">
            <text:p>692809</text:p>
          </table:table-cell>
          <table:table-cell office:value-type="float" office:value="496143" calcext:value-type="float">
            <text:p>496143</text:p>
          </table:table-cell>
          <table:table-cell office:value-type="float" office:value="386542" calcext:value-type="float">
            <text:p>386542</text:p>
          </table:table-cell>
          <table:table-cell office:value-type="float" office:value="109601" calcext:value-type="float">
            <text:p>1096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2809" calcext:value-type="float">
            <text:p>692809</text:p>
          </table:table-cell>
          <table:table-cell office:value-type="float" office:value="496143" calcext:value-type="float">
            <text:p>496143</text:p>
          </table:table-cell>
          <table:table-cell office:value-type="float" office:value="386542" calcext:value-type="float">
            <text:p>386542</text:p>
          </table:table-cell>
          <table:table-cell office:value-type="float" office:value="109601" calcext:value-type="float">
            <text:p>1096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2809" calcext:value-type="float">
            <text:p>692809</text:p>
          </table:table-cell>
          <table:table-cell office:value-type="float" office:value="496143" calcext:value-type="float">
            <text:p>496143</text:p>
          </table:table-cell>
          <table:table-cell office:value-type="float" office:value="386542" calcext:value-type="float">
            <text:p>386542</text:p>
          </table:table-cell>
          <table:table-cell office:value-type="float" office:value="109601" calcext:value-type="float">
            <text:p>1096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2809" calcext:value-type="float">
            <text:p>692809</text:p>
          </table:table-cell>
          <table:table-cell office:value-type="float" office:value="496143" calcext:value-type="float">
            <text:p>496143</text:p>
          </table:table-cell>
          <table:table-cell office:value-type="float" office:value="386542" calcext:value-type="float">
            <text:p>386542</text:p>
          </table:table-cell>
          <table:table-cell office:value-type="float" office:value="109601" calcext:value-type="float">
            <text:p>1096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2809" calcext:value-type="float">
            <text:p>692809</text:p>
          </table:table-cell>
          <table:table-cell office:value-type="float" office:value="496143" calcext:value-type="float">
            <text:p>496143</text:p>
          </table:table-cell>
          <table:table-cell office:value-type="float" office:value="386542" calcext:value-type="float">
            <text:p>386542</text:p>
          </table:table-cell>
          <table:table-cell office:value-type="float" office:value="109601" calcext:value-type="float">
            <text:p>1096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2809" calcext:value-type="float">
            <text:p>692809</text:p>
          </table:table-cell>
          <table:table-cell office:value-type="float" office:value="496143" calcext:value-type="float">
            <text:p>496143</text:p>
          </table:table-cell>
          <table:table-cell office:value-type="float" office:value="386542" calcext:value-type="float">
            <text:p>386542</text:p>
          </table:table-cell>
          <table:table-cell office:value-type="float" office:value="109601" calcext:value-type="float">
            <text:p>1096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2809" calcext:value-type="float">
            <text:p>692809</text:p>
          </table:table-cell>
          <table:table-cell office:value-type="float" office:value="496143" calcext:value-type="float">
            <text:p>496143</text:p>
          </table:table-cell>
          <table:table-cell office:value-type="float" office:value="386542" calcext:value-type="float">
            <text:p>386542</text:p>
          </table:table-cell>
          <table:table-cell office:value-type="float" office:value="109601" calcext:value-type="float">
            <text:p>1096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2809" calcext:value-type="float">
            <text:p>692809</text:p>
          </table:table-cell>
          <table:table-cell office:value-type="float" office:value="496143" calcext:value-type="float">
            <text:p>496143</text:p>
          </table:table-cell>
          <table:table-cell office:value-type="float" office:value="386542" calcext:value-type="float">
            <text:p>386542</text:p>
          </table:table-cell>
          <table:table-cell office:value-type="float" office:value="109601" calcext:value-type="float">
            <text:p>1096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2809" calcext:value-type="float">
            <text:p>692809</text:p>
          </table:table-cell>
          <table:table-cell office:value-type="float" office:value="496143" calcext:value-type="float">
            <text:p>496143</text:p>
          </table:table-cell>
          <table:table-cell office:value-type="float" office:value="386542" calcext:value-type="float">
            <text:p>386542</text:p>
          </table:table-cell>
          <table:table-cell office:value-type="float" office:value="109601" calcext:value-type="float">
            <text:p>1096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2809" calcext:value-type="float">
            <text:p>692809</text:p>
          </table:table-cell>
          <table:table-cell office:value-type="float" office:value="496143" calcext:value-type="float">
            <text:p>496143</text:p>
          </table:table-cell>
          <table:table-cell office:value-type="float" office:value="386542" calcext:value-type="float">
            <text:p>386542</text:p>
          </table:table-cell>
          <table:table-cell office:value-type="float" office:value="109601" calcext:value-type="float">
            <text:p>1096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2809" calcext:value-type="float">
            <text:p>692809</text:p>
          </table:table-cell>
          <table:table-cell office:value-type="float" office:value="496143" calcext:value-type="float">
            <text:p>496143</text:p>
          </table:table-cell>
          <table:table-cell office:value-type="float" office:value="386542" calcext:value-type="float">
            <text:p>386542</text:p>
          </table:table-cell>
          <table:table-cell office:value-type="float" office:value="109601" calcext:value-type="float">
            <text:p>1096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88275" calcext:value-type="float">
            <text:p>688275</text:p>
          </table:table-cell>
          <table:table-cell office:value-type="float" office:value="500677" calcext:value-type="float">
            <text:p>500677</text:p>
          </table:table-cell>
          <table:table-cell office:value-type="float" office:value="396520" calcext:value-type="float">
            <text:p>396520</text:p>
          </table:table-cell>
          <table:table-cell office:value-type="float" office:value="104157" calcext:value-type="float">
            <text:p>10415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88275" calcext:value-type="float">
            <text:p>688275</text:p>
          </table:table-cell>
          <table:table-cell office:value-type="float" office:value="500677" calcext:value-type="float">
            <text:p>500677</text:p>
          </table:table-cell>
          <table:table-cell office:value-type="float" office:value="396520" calcext:value-type="float">
            <text:p>396520</text:p>
          </table:table-cell>
          <table:table-cell office:value-type="float" office:value="104157" calcext:value-type="float">
            <text:p>10415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88275" calcext:value-type="float">
            <text:p>688275</text:p>
          </table:table-cell>
          <table:table-cell office:value-type="float" office:value="500677" calcext:value-type="float">
            <text:p>500677</text:p>
          </table:table-cell>
          <table:table-cell office:value-type="float" office:value="396520" calcext:value-type="float">
            <text:p>396520</text:p>
          </table:table-cell>
          <table:table-cell office:value-type="float" office:value="104157" calcext:value-type="float">
            <text:p>10415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88275" calcext:value-type="float">
            <text:p>688275</text:p>
          </table:table-cell>
          <table:table-cell office:value-type="float" office:value="500677" calcext:value-type="float">
            <text:p>500677</text:p>
          </table:table-cell>
          <table:table-cell office:value-type="float" office:value="396520" calcext:value-type="float">
            <text:p>396520</text:p>
          </table:table-cell>
          <table:table-cell office:value-type="float" office:value="104157" calcext:value-type="float">
            <text:p>10415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88275" calcext:value-type="float">
            <text:p>688275</text:p>
          </table:table-cell>
          <table:table-cell office:value-type="float" office:value="500677" calcext:value-type="float">
            <text:p>500677</text:p>
          </table:table-cell>
          <table:table-cell office:value-type="float" office:value="396520" calcext:value-type="float">
            <text:p>396520</text:p>
          </table:table-cell>
          <table:table-cell office:value-type="float" office:value="104157" calcext:value-type="float">
            <text:p>10415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88275" calcext:value-type="float">
            <text:p>688275</text:p>
          </table:table-cell>
          <table:table-cell office:value-type="float" office:value="500677" calcext:value-type="float">
            <text:p>500677</text:p>
          </table:table-cell>
          <table:table-cell office:value-type="float" office:value="396520" calcext:value-type="float">
            <text:p>396520</text:p>
          </table:table-cell>
          <table:table-cell office:value-type="float" office:value="104157" calcext:value-type="float">
            <text:p>10415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88275" calcext:value-type="float">
            <text:p>688275</text:p>
          </table:table-cell>
          <table:table-cell office:value-type="float" office:value="500677" calcext:value-type="float">
            <text:p>500677</text:p>
          </table:table-cell>
          <table:table-cell office:value-type="float" office:value="396520" calcext:value-type="float">
            <text:p>396520</text:p>
          </table:table-cell>
          <table:table-cell office:value-type="float" office:value="104157" calcext:value-type="float">
            <text:p>10415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88275" calcext:value-type="float">
            <text:p>688275</text:p>
          </table:table-cell>
          <table:table-cell office:value-type="float" office:value="500677" calcext:value-type="float">
            <text:p>500677</text:p>
          </table:table-cell>
          <table:table-cell office:value-type="float" office:value="396520" calcext:value-type="float">
            <text:p>396520</text:p>
          </table:table-cell>
          <table:table-cell office:value-type="float" office:value="104157" calcext:value-type="float">
            <text:p>10415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88275" calcext:value-type="float">
            <text:p>688275</text:p>
          </table:table-cell>
          <table:table-cell office:value-type="float" office:value="500677" calcext:value-type="float">
            <text:p>500677</text:p>
          </table:table-cell>
          <table:table-cell office:value-type="float" office:value="396520" calcext:value-type="float">
            <text:p>396520</text:p>
          </table:table-cell>
          <table:table-cell office:value-type="float" office:value="104157" calcext:value-type="float">
            <text:p>10415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88275" calcext:value-type="float">
            <text:p>688275</text:p>
          </table:table-cell>
          <table:table-cell office:value-type="float" office:value="500677" calcext:value-type="float">
            <text:p>500677</text:p>
          </table:table-cell>
          <table:table-cell office:value-type="float" office:value="396520" calcext:value-type="float">
            <text:p>396520</text:p>
          </table:table-cell>
          <table:table-cell office:value-type="float" office:value="104157" calcext:value-type="float">
            <text:p>10415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88275" calcext:value-type="float">
            <text:p>688275</text:p>
          </table:table-cell>
          <table:table-cell office:value-type="float" office:value="500677" calcext:value-type="float">
            <text:p>500677</text:p>
          </table:table-cell>
          <table:table-cell office:value-type="float" office:value="396520" calcext:value-type="float">
            <text:p>396520</text:p>
          </table:table-cell>
          <table:table-cell office:value-type="float" office:value="104157" calcext:value-type="float">
            <text:p>10415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88275" calcext:value-type="float">
            <text:p>688275</text:p>
          </table:table-cell>
          <table:table-cell office:value-type="float" office:value="500677" calcext:value-type="float">
            <text:p>500677</text:p>
          </table:table-cell>
          <table:table-cell office:value-type="float" office:value="396520" calcext:value-type="float">
            <text:p>396520</text:p>
          </table:table-cell>
          <table:table-cell office:value-type="float" office:value="104157" calcext:value-type="float">
            <text:p>10415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88275" calcext:value-type="float">
            <text:p>688275</text:p>
          </table:table-cell>
          <table:table-cell office:value-type="float" office:value="500677" calcext:value-type="float">
            <text:p>500677</text:p>
          </table:table-cell>
          <table:table-cell office:value-type="float" office:value="396520" calcext:value-type="float">
            <text:p>396520</text:p>
          </table:table-cell>
          <table:table-cell office:value-type="float" office:value="104157" calcext:value-type="float">
            <text:p>10415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88275" calcext:value-type="float">
            <text:p>688275</text:p>
          </table:table-cell>
          <table:table-cell office:value-type="float" office:value="500677" calcext:value-type="float">
            <text:p>500677</text:p>
          </table:table-cell>
          <table:table-cell office:value-type="float" office:value="396520" calcext:value-type="float">
            <text:p>396520</text:p>
          </table:table-cell>
          <table:table-cell office:value-type="float" office:value="104157" calcext:value-type="float">
            <text:p>10415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88275" calcext:value-type="float">
            <text:p>688275</text:p>
          </table:table-cell>
          <table:table-cell office:value-type="float" office:value="500677" calcext:value-type="float">
            <text:p>500677</text:p>
          </table:table-cell>
          <table:table-cell office:value-type="float" office:value="396520" calcext:value-type="float">
            <text:p>396520</text:p>
          </table:table-cell>
          <table:table-cell office:value-type="float" office:value="104157" calcext:value-type="float">
            <text:p>10415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83864" calcext:value-type="float">
            <text:p>683864</text:p>
          </table:table-cell>
          <table:table-cell office:value-type="float" office:value="505088" calcext:value-type="float">
            <text:p>505088</text:p>
          </table:table-cell>
          <table:table-cell office:value-type="float" office:value="406388" calcext:value-type="float">
            <text:p>406388</text:p>
          </table:table-cell>
          <table:table-cell office:value-type="float" office:value="98700" calcext:value-type="float">
            <text:p>987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83864" calcext:value-type="float">
            <text:p>683864</text:p>
          </table:table-cell>
          <table:table-cell office:value-type="float" office:value="505088" calcext:value-type="float">
            <text:p>505088</text:p>
          </table:table-cell>
          <table:table-cell office:value-type="float" office:value="406388" calcext:value-type="float">
            <text:p>406388</text:p>
          </table:table-cell>
          <table:table-cell office:value-type="float" office:value="98700" calcext:value-type="float">
            <text:p>987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83864" calcext:value-type="float">
            <text:p>683864</text:p>
          </table:table-cell>
          <table:table-cell office:value-type="float" office:value="505088" calcext:value-type="float">
            <text:p>505088</text:p>
          </table:table-cell>
          <table:table-cell office:value-type="float" office:value="406388" calcext:value-type="float">
            <text:p>406388</text:p>
          </table:table-cell>
          <table:table-cell office:value-type="float" office:value="98700" calcext:value-type="float">
            <text:p>987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83864" calcext:value-type="float">
            <text:p>683864</text:p>
          </table:table-cell>
          <table:table-cell office:value-type="float" office:value="505088" calcext:value-type="float">
            <text:p>505088</text:p>
          </table:table-cell>
          <table:table-cell office:value-type="float" office:value="406388" calcext:value-type="float">
            <text:p>406388</text:p>
          </table:table-cell>
          <table:table-cell office:value-type="float" office:value="98700" calcext:value-type="float">
            <text:p>987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83864" calcext:value-type="float">
            <text:p>683864</text:p>
          </table:table-cell>
          <table:table-cell office:value-type="float" office:value="505088" calcext:value-type="float">
            <text:p>505088</text:p>
          </table:table-cell>
          <table:table-cell office:value-type="float" office:value="406388" calcext:value-type="float">
            <text:p>406388</text:p>
          </table:table-cell>
          <table:table-cell office:value-type="float" office:value="98700" calcext:value-type="float">
            <text:p>987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83864" calcext:value-type="float">
            <text:p>683864</text:p>
          </table:table-cell>
          <table:table-cell office:value-type="float" office:value="505088" calcext:value-type="float">
            <text:p>505088</text:p>
          </table:table-cell>
          <table:table-cell office:value-type="float" office:value="406388" calcext:value-type="float">
            <text:p>406388</text:p>
          </table:table-cell>
          <table:table-cell office:value-type="float" office:value="98700" calcext:value-type="float">
            <text:p>987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83864" calcext:value-type="float">
            <text:p>683864</text:p>
          </table:table-cell>
          <table:table-cell office:value-type="float" office:value="505088" calcext:value-type="float">
            <text:p>505088</text:p>
          </table:table-cell>
          <table:table-cell office:value-type="float" office:value="406388" calcext:value-type="float">
            <text:p>406388</text:p>
          </table:table-cell>
          <table:table-cell office:value-type="float" office:value="98700" calcext:value-type="float">
            <text:p>987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83864" calcext:value-type="float">
            <text:p>683864</text:p>
          </table:table-cell>
          <table:table-cell office:value-type="float" office:value="505088" calcext:value-type="float">
            <text:p>505088</text:p>
          </table:table-cell>
          <table:table-cell office:value-type="float" office:value="406388" calcext:value-type="float">
            <text:p>406388</text:p>
          </table:table-cell>
          <table:table-cell office:value-type="float" office:value="98700" calcext:value-type="float">
            <text:p>987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83864" calcext:value-type="float">
            <text:p>683864</text:p>
          </table:table-cell>
          <table:table-cell office:value-type="float" office:value="505088" calcext:value-type="float">
            <text:p>505088</text:p>
          </table:table-cell>
          <table:table-cell office:value-type="float" office:value="406388" calcext:value-type="float">
            <text:p>406388</text:p>
          </table:table-cell>
          <table:table-cell office:value-type="float" office:value="98700" calcext:value-type="float">
            <text:p>987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83864" calcext:value-type="float">
            <text:p>683864</text:p>
          </table:table-cell>
          <table:table-cell office:value-type="float" office:value="505088" calcext:value-type="float">
            <text:p>505088</text:p>
          </table:table-cell>
          <table:table-cell office:value-type="float" office:value="406388" calcext:value-type="float">
            <text:p>406388</text:p>
          </table:table-cell>
          <table:table-cell office:value-type="float" office:value="98700" calcext:value-type="float">
            <text:p>987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83864" calcext:value-type="float">
            <text:p>683864</text:p>
          </table:table-cell>
          <table:table-cell office:value-type="float" office:value="505088" calcext:value-type="float">
            <text:p>505088</text:p>
          </table:table-cell>
          <table:table-cell office:value-type="float" office:value="406388" calcext:value-type="float">
            <text:p>406388</text:p>
          </table:table-cell>
          <table:table-cell office:value-type="float" office:value="98700" calcext:value-type="float">
            <text:p>987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83864" calcext:value-type="float">
            <text:p>683864</text:p>
          </table:table-cell>
          <table:table-cell office:value-type="float" office:value="505088" calcext:value-type="float">
            <text:p>505088</text:p>
          </table:table-cell>
          <table:table-cell office:value-type="float" office:value="406388" calcext:value-type="float">
            <text:p>406388</text:p>
          </table:table-cell>
          <table:table-cell office:value-type="float" office:value="98700" calcext:value-type="float">
            <text:p>987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83864" calcext:value-type="float">
            <text:p>683864</text:p>
          </table:table-cell>
          <table:table-cell office:value-type="float" office:value="505088" calcext:value-type="float">
            <text:p>505088</text:p>
          </table:table-cell>
          <table:table-cell office:value-type="float" office:value="406388" calcext:value-type="float">
            <text:p>406388</text:p>
          </table:table-cell>
          <table:table-cell office:value-type="float" office:value="98700" calcext:value-type="float">
            <text:p>987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83864" calcext:value-type="float">
            <text:p>683864</text:p>
          </table:table-cell>
          <table:table-cell office:value-type="float" office:value="505088" calcext:value-type="float">
            <text:p>505088</text:p>
          </table:table-cell>
          <table:table-cell office:value-type="float" office:value="406388" calcext:value-type="float">
            <text:p>406388</text:p>
          </table:table-cell>
          <table:table-cell office:value-type="float" office:value="98700" calcext:value-type="float">
            <text:p>987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83864" calcext:value-type="float">
            <text:p>683864</text:p>
          </table:table-cell>
          <table:table-cell office:value-type="float" office:value="505088" calcext:value-type="float">
            <text:p>505088</text:p>
          </table:table-cell>
          <table:table-cell office:value-type="float" office:value="406388" calcext:value-type="float">
            <text:p>406388</text:p>
          </table:table-cell>
          <table:table-cell office:value-type="float" office:value="98700" calcext:value-type="float">
            <text:p>987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9765" calcext:value-type="float">
            <text:p>679765</text:p>
          </table:table-cell>
          <table:table-cell office:value-type="float" office:value="509187" calcext:value-type="float">
            <text:p>509187</text:p>
          </table:table-cell>
          <table:table-cell office:value-type="float" office:value="416006" calcext:value-type="float">
            <text:p>416006</text:p>
          </table:table-cell>
          <table:table-cell office:value-type="float" office:value="93181" calcext:value-type="float">
            <text:p>9318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9765" calcext:value-type="float">
            <text:p>679765</text:p>
          </table:table-cell>
          <table:table-cell office:value-type="float" office:value="509187" calcext:value-type="float">
            <text:p>509187</text:p>
          </table:table-cell>
          <table:table-cell office:value-type="float" office:value="416006" calcext:value-type="float">
            <text:p>416006</text:p>
          </table:table-cell>
          <table:table-cell office:value-type="float" office:value="93181" calcext:value-type="float">
            <text:p>9318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9765" calcext:value-type="float">
            <text:p>679765</text:p>
          </table:table-cell>
          <table:table-cell office:value-type="float" office:value="509187" calcext:value-type="float">
            <text:p>509187</text:p>
          </table:table-cell>
          <table:table-cell office:value-type="float" office:value="416006" calcext:value-type="float">
            <text:p>416006</text:p>
          </table:table-cell>
          <table:table-cell office:value-type="float" office:value="93181" calcext:value-type="float">
            <text:p>9318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9765" calcext:value-type="float">
            <text:p>679765</text:p>
          </table:table-cell>
          <table:table-cell office:value-type="float" office:value="509187" calcext:value-type="float">
            <text:p>509187</text:p>
          </table:table-cell>
          <table:table-cell office:value-type="float" office:value="416006" calcext:value-type="float">
            <text:p>416006</text:p>
          </table:table-cell>
          <table:table-cell office:value-type="float" office:value="93181" calcext:value-type="float">
            <text:p>9318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9765" calcext:value-type="float">
            <text:p>679765</text:p>
          </table:table-cell>
          <table:table-cell office:value-type="float" office:value="509187" calcext:value-type="float">
            <text:p>509187</text:p>
          </table:table-cell>
          <table:table-cell office:value-type="float" office:value="416006" calcext:value-type="float">
            <text:p>416006</text:p>
          </table:table-cell>
          <table:table-cell office:value-type="float" office:value="93181" calcext:value-type="float">
            <text:p>9318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9765" calcext:value-type="float">
            <text:p>679765</text:p>
          </table:table-cell>
          <table:table-cell office:value-type="float" office:value="509187" calcext:value-type="float">
            <text:p>509187</text:p>
          </table:table-cell>
          <table:table-cell office:value-type="float" office:value="416006" calcext:value-type="float">
            <text:p>416006</text:p>
          </table:table-cell>
          <table:table-cell office:value-type="float" office:value="93181" calcext:value-type="float">
            <text:p>9318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9765" calcext:value-type="float">
            <text:p>679765</text:p>
          </table:table-cell>
          <table:table-cell office:value-type="float" office:value="509187" calcext:value-type="float">
            <text:p>509187</text:p>
          </table:table-cell>
          <table:table-cell office:value-type="float" office:value="416006" calcext:value-type="float">
            <text:p>416006</text:p>
          </table:table-cell>
          <table:table-cell office:value-type="float" office:value="93181" calcext:value-type="float">
            <text:p>9318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9765" calcext:value-type="float">
            <text:p>679765</text:p>
          </table:table-cell>
          <table:table-cell office:value-type="float" office:value="509187" calcext:value-type="float">
            <text:p>509187</text:p>
          </table:table-cell>
          <table:table-cell office:value-type="float" office:value="416006" calcext:value-type="float">
            <text:p>416006</text:p>
          </table:table-cell>
          <table:table-cell office:value-type="float" office:value="93181" calcext:value-type="float">
            <text:p>9318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9765" calcext:value-type="float">
            <text:p>679765</text:p>
          </table:table-cell>
          <table:table-cell office:value-type="float" office:value="509187" calcext:value-type="float">
            <text:p>509187</text:p>
          </table:table-cell>
          <table:table-cell office:value-type="float" office:value="416006" calcext:value-type="float">
            <text:p>416006</text:p>
          </table:table-cell>
          <table:table-cell office:value-type="float" office:value="93181" calcext:value-type="float">
            <text:p>9318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9765" calcext:value-type="float">
            <text:p>679765</text:p>
          </table:table-cell>
          <table:table-cell office:value-type="float" office:value="509187" calcext:value-type="float">
            <text:p>509187</text:p>
          </table:table-cell>
          <table:table-cell office:value-type="float" office:value="416006" calcext:value-type="float">
            <text:p>416006</text:p>
          </table:table-cell>
          <table:table-cell office:value-type="float" office:value="93181" calcext:value-type="float">
            <text:p>9318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9765" calcext:value-type="float">
            <text:p>679765</text:p>
          </table:table-cell>
          <table:table-cell office:value-type="float" office:value="509187" calcext:value-type="float">
            <text:p>509187</text:p>
          </table:table-cell>
          <table:table-cell office:value-type="float" office:value="416006" calcext:value-type="float">
            <text:p>416006</text:p>
          </table:table-cell>
          <table:table-cell office:value-type="float" office:value="93181" calcext:value-type="float">
            <text:p>9318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9765" calcext:value-type="float">
            <text:p>679765</text:p>
          </table:table-cell>
          <table:table-cell office:value-type="float" office:value="509187" calcext:value-type="float">
            <text:p>509187</text:p>
          </table:table-cell>
          <table:table-cell office:value-type="float" office:value="416006" calcext:value-type="float">
            <text:p>416006</text:p>
          </table:table-cell>
          <table:table-cell office:value-type="float" office:value="93181" calcext:value-type="float">
            <text:p>9318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9765" calcext:value-type="float">
            <text:p>679765</text:p>
          </table:table-cell>
          <table:table-cell office:value-type="float" office:value="509187" calcext:value-type="float">
            <text:p>509187</text:p>
          </table:table-cell>
          <table:table-cell office:value-type="float" office:value="416006" calcext:value-type="float">
            <text:p>416006</text:p>
          </table:table-cell>
          <table:table-cell office:value-type="float" office:value="93181" calcext:value-type="float">
            <text:p>9318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9765" calcext:value-type="float">
            <text:p>679765</text:p>
          </table:table-cell>
          <table:table-cell office:value-type="float" office:value="509187" calcext:value-type="float">
            <text:p>509187</text:p>
          </table:table-cell>
          <table:table-cell office:value-type="float" office:value="416006" calcext:value-type="float">
            <text:p>416006</text:p>
          </table:table-cell>
          <table:table-cell office:value-type="float" office:value="93181" calcext:value-type="float">
            <text:p>9318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9765" calcext:value-type="float">
            <text:p>679765</text:p>
          </table:table-cell>
          <table:table-cell office:value-type="float" office:value="509187" calcext:value-type="float">
            <text:p>509187</text:p>
          </table:table-cell>
          <table:table-cell office:value-type="float" office:value="416006" calcext:value-type="float">
            <text:p>416006</text:p>
          </table:table-cell>
          <table:table-cell office:value-type="float" office:value="93181" calcext:value-type="float">
            <text:p>9318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6057" calcext:value-type="float">
            <text:p>676057</text:p>
          </table:table-cell>
          <table:table-cell office:value-type="float" office:value="512895" calcext:value-type="float">
            <text:p>512895</text:p>
          </table:table-cell>
          <table:table-cell office:value-type="float" office:value="425361" calcext:value-type="float">
            <text:p>425361</text:p>
          </table:table-cell>
          <table:table-cell office:value-type="float" office:value="87534" calcext:value-type="float">
            <text:p>875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6057" calcext:value-type="float">
            <text:p>676057</text:p>
          </table:table-cell>
          <table:table-cell office:value-type="float" office:value="512895" calcext:value-type="float">
            <text:p>512895</text:p>
          </table:table-cell>
          <table:table-cell office:value-type="float" office:value="425361" calcext:value-type="float">
            <text:p>425361</text:p>
          </table:table-cell>
          <table:table-cell office:value-type="float" office:value="87534" calcext:value-type="float">
            <text:p>875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6057" calcext:value-type="float">
            <text:p>676057</text:p>
          </table:table-cell>
          <table:table-cell office:value-type="float" office:value="512895" calcext:value-type="float">
            <text:p>512895</text:p>
          </table:table-cell>
          <table:table-cell office:value-type="float" office:value="425361" calcext:value-type="float">
            <text:p>425361</text:p>
          </table:table-cell>
          <table:table-cell office:value-type="float" office:value="87534" calcext:value-type="float">
            <text:p>875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6057" calcext:value-type="float">
            <text:p>676057</text:p>
          </table:table-cell>
          <table:table-cell office:value-type="float" office:value="512895" calcext:value-type="float">
            <text:p>512895</text:p>
          </table:table-cell>
          <table:table-cell office:value-type="float" office:value="425361" calcext:value-type="float">
            <text:p>425361</text:p>
          </table:table-cell>
          <table:table-cell office:value-type="float" office:value="87534" calcext:value-type="float">
            <text:p>875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6057" calcext:value-type="float">
            <text:p>676057</text:p>
          </table:table-cell>
          <table:table-cell office:value-type="float" office:value="512895" calcext:value-type="float">
            <text:p>512895</text:p>
          </table:table-cell>
          <table:table-cell office:value-type="float" office:value="425361" calcext:value-type="float">
            <text:p>425361</text:p>
          </table:table-cell>
          <table:table-cell office:value-type="float" office:value="87534" calcext:value-type="float">
            <text:p>875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6057" calcext:value-type="float">
            <text:p>676057</text:p>
          </table:table-cell>
          <table:table-cell office:value-type="float" office:value="512895" calcext:value-type="float">
            <text:p>512895</text:p>
          </table:table-cell>
          <table:table-cell office:value-type="float" office:value="425361" calcext:value-type="float">
            <text:p>425361</text:p>
          </table:table-cell>
          <table:table-cell office:value-type="float" office:value="87534" calcext:value-type="float">
            <text:p>875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6057" calcext:value-type="float">
            <text:p>676057</text:p>
          </table:table-cell>
          <table:table-cell office:value-type="float" office:value="512895" calcext:value-type="float">
            <text:p>512895</text:p>
          </table:table-cell>
          <table:table-cell office:value-type="float" office:value="425361" calcext:value-type="float">
            <text:p>425361</text:p>
          </table:table-cell>
          <table:table-cell office:value-type="float" office:value="87534" calcext:value-type="float">
            <text:p>875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6057" calcext:value-type="float">
            <text:p>676057</text:p>
          </table:table-cell>
          <table:table-cell office:value-type="float" office:value="512895" calcext:value-type="float">
            <text:p>512895</text:p>
          </table:table-cell>
          <table:table-cell office:value-type="float" office:value="425361" calcext:value-type="float">
            <text:p>425361</text:p>
          </table:table-cell>
          <table:table-cell office:value-type="float" office:value="87534" calcext:value-type="float">
            <text:p>875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6057" calcext:value-type="float">
            <text:p>676057</text:p>
          </table:table-cell>
          <table:table-cell office:value-type="float" office:value="512895" calcext:value-type="float">
            <text:p>512895</text:p>
          </table:table-cell>
          <table:table-cell office:value-type="float" office:value="425361" calcext:value-type="float">
            <text:p>425361</text:p>
          </table:table-cell>
          <table:table-cell office:value-type="float" office:value="87534" calcext:value-type="float">
            <text:p>875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6057" calcext:value-type="float">
            <text:p>676057</text:p>
          </table:table-cell>
          <table:table-cell office:value-type="float" office:value="512895" calcext:value-type="float">
            <text:p>512895</text:p>
          </table:table-cell>
          <table:table-cell office:value-type="float" office:value="425361" calcext:value-type="float">
            <text:p>425361</text:p>
          </table:table-cell>
          <table:table-cell office:value-type="float" office:value="87534" calcext:value-type="float">
            <text:p>875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6057" calcext:value-type="float">
            <text:p>676057</text:p>
          </table:table-cell>
          <table:table-cell office:value-type="float" office:value="512895" calcext:value-type="float">
            <text:p>512895</text:p>
          </table:table-cell>
          <table:table-cell office:value-type="float" office:value="425361" calcext:value-type="float">
            <text:p>425361</text:p>
          </table:table-cell>
          <table:table-cell office:value-type="float" office:value="87534" calcext:value-type="float">
            <text:p>875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6057" calcext:value-type="float">
            <text:p>676057</text:p>
          </table:table-cell>
          <table:table-cell office:value-type="float" office:value="512895" calcext:value-type="float">
            <text:p>512895</text:p>
          </table:table-cell>
          <table:table-cell office:value-type="float" office:value="425361" calcext:value-type="float">
            <text:p>425361</text:p>
          </table:table-cell>
          <table:table-cell office:value-type="float" office:value="87534" calcext:value-type="float">
            <text:p>875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6057" calcext:value-type="float">
            <text:p>676057</text:p>
          </table:table-cell>
          <table:table-cell office:value-type="float" office:value="512895" calcext:value-type="float">
            <text:p>512895</text:p>
          </table:table-cell>
          <table:table-cell office:value-type="float" office:value="425361" calcext:value-type="float">
            <text:p>425361</text:p>
          </table:table-cell>
          <table:table-cell office:value-type="float" office:value="87534" calcext:value-type="float">
            <text:p>875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6057" calcext:value-type="float">
            <text:p>676057</text:p>
          </table:table-cell>
          <table:table-cell office:value-type="float" office:value="512895" calcext:value-type="float">
            <text:p>512895</text:p>
          </table:table-cell>
          <table:table-cell office:value-type="float" office:value="425361" calcext:value-type="float">
            <text:p>425361</text:p>
          </table:table-cell>
          <table:table-cell office:value-type="float" office:value="87534" calcext:value-type="float">
            <text:p>875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6057" calcext:value-type="float">
            <text:p>676057</text:p>
          </table:table-cell>
          <table:table-cell office:value-type="float" office:value="512895" calcext:value-type="float">
            <text:p>512895</text:p>
          </table:table-cell>
          <table:table-cell office:value-type="float" office:value="425361" calcext:value-type="float">
            <text:p>425361</text:p>
          </table:table-cell>
          <table:table-cell office:value-type="float" office:value="87534" calcext:value-type="float">
            <text:p>8753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2521" calcext:value-type="float">
            <text:p>672521</text:p>
          </table:table-cell>
          <table:table-cell office:value-type="float" office:value="516431" calcext:value-type="float">
            <text:p>516431</text:p>
          </table:table-cell>
          <table:table-cell office:value-type="float" office:value="434320" calcext:value-type="float">
            <text:p>434320</text:p>
          </table:table-cell>
          <table:table-cell office:value-type="float" office:value="82111" calcext:value-type="float">
            <text:p>821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2521" calcext:value-type="float">
            <text:p>672521</text:p>
          </table:table-cell>
          <table:table-cell office:value-type="float" office:value="516431" calcext:value-type="float">
            <text:p>516431</text:p>
          </table:table-cell>
          <table:table-cell office:value-type="float" office:value="434320" calcext:value-type="float">
            <text:p>434320</text:p>
          </table:table-cell>
          <table:table-cell office:value-type="float" office:value="82111" calcext:value-type="float">
            <text:p>821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2521" calcext:value-type="float">
            <text:p>672521</text:p>
          </table:table-cell>
          <table:table-cell office:value-type="float" office:value="516431" calcext:value-type="float">
            <text:p>516431</text:p>
          </table:table-cell>
          <table:table-cell office:value-type="float" office:value="434320" calcext:value-type="float">
            <text:p>434320</text:p>
          </table:table-cell>
          <table:table-cell office:value-type="float" office:value="82111" calcext:value-type="float">
            <text:p>821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2521" calcext:value-type="float">
            <text:p>672521</text:p>
          </table:table-cell>
          <table:table-cell office:value-type="float" office:value="516431" calcext:value-type="float">
            <text:p>516431</text:p>
          </table:table-cell>
          <table:table-cell office:value-type="float" office:value="434320" calcext:value-type="float">
            <text:p>434320</text:p>
          </table:table-cell>
          <table:table-cell office:value-type="float" office:value="82111" calcext:value-type="float">
            <text:p>821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2521" calcext:value-type="float">
            <text:p>672521</text:p>
          </table:table-cell>
          <table:table-cell office:value-type="float" office:value="516431" calcext:value-type="float">
            <text:p>516431</text:p>
          </table:table-cell>
          <table:table-cell office:value-type="float" office:value="434320" calcext:value-type="float">
            <text:p>434320</text:p>
          </table:table-cell>
          <table:table-cell office:value-type="float" office:value="82111" calcext:value-type="float">
            <text:p>821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2521" calcext:value-type="float">
            <text:p>672521</text:p>
          </table:table-cell>
          <table:table-cell office:value-type="float" office:value="516431" calcext:value-type="float">
            <text:p>516431</text:p>
          </table:table-cell>
          <table:table-cell office:value-type="float" office:value="434320" calcext:value-type="float">
            <text:p>434320</text:p>
          </table:table-cell>
          <table:table-cell office:value-type="float" office:value="82111" calcext:value-type="float">
            <text:p>821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2521" calcext:value-type="float">
            <text:p>672521</text:p>
          </table:table-cell>
          <table:table-cell office:value-type="float" office:value="516431" calcext:value-type="float">
            <text:p>516431</text:p>
          </table:table-cell>
          <table:table-cell office:value-type="float" office:value="434320" calcext:value-type="float">
            <text:p>434320</text:p>
          </table:table-cell>
          <table:table-cell office:value-type="float" office:value="82111" calcext:value-type="float">
            <text:p>821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2521" calcext:value-type="float">
            <text:p>672521</text:p>
          </table:table-cell>
          <table:table-cell office:value-type="float" office:value="516431" calcext:value-type="float">
            <text:p>516431</text:p>
          </table:table-cell>
          <table:table-cell office:value-type="float" office:value="434320" calcext:value-type="float">
            <text:p>434320</text:p>
          </table:table-cell>
          <table:table-cell office:value-type="float" office:value="82111" calcext:value-type="float">
            <text:p>821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2521" calcext:value-type="float">
            <text:p>672521</text:p>
          </table:table-cell>
          <table:table-cell office:value-type="float" office:value="516431" calcext:value-type="float">
            <text:p>516431</text:p>
          </table:table-cell>
          <table:table-cell office:value-type="float" office:value="434320" calcext:value-type="float">
            <text:p>434320</text:p>
          </table:table-cell>
          <table:table-cell office:value-type="float" office:value="82111" calcext:value-type="float">
            <text:p>821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2521" calcext:value-type="float">
            <text:p>672521</text:p>
          </table:table-cell>
          <table:table-cell office:value-type="float" office:value="516431" calcext:value-type="float">
            <text:p>516431</text:p>
          </table:table-cell>
          <table:table-cell office:value-type="float" office:value="434320" calcext:value-type="float">
            <text:p>434320</text:p>
          </table:table-cell>
          <table:table-cell office:value-type="float" office:value="82111" calcext:value-type="float">
            <text:p>821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2521" calcext:value-type="float">
            <text:p>672521</text:p>
          </table:table-cell>
          <table:table-cell office:value-type="float" office:value="516431" calcext:value-type="float">
            <text:p>516431</text:p>
          </table:table-cell>
          <table:table-cell office:value-type="float" office:value="434320" calcext:value-type="float">
            <text:p>434320</text:p>
          </table:table-cell>
          <table:table-cell office:value-type="float" office:value="82111" calcext:value-type="float">
            <text:p>821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2521" calcext:value-type="float">
            <text:p>672521</text:p>
          </table:table-cell>
          <table:table-cell office:value-type="float" office:value="516431" calcext:value-type="float">
            <text:p>516431</text:p>
          </table:table-cell>
          <table:table-cell office:value-type="float" office:value="434320" calcext:value-type="float">
            <text:p>434320</text:p>
          </table:table-cell>
          <table:table-cell office:value-type="float" office:value="82111" calcext:value-type="float">
            <text:p>821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2521" calcext:value-type="float">
            <text:p>672521</text:p>
          </table:table-cell>
          <table:table-cell office:value-type="float" office:value="516431" calcext:value-type="float">
            <text:p>516431</text:p>
          </table:table-cell>
          <table:table-cell office:value-type="float" office:value="434320" calcext:value-type="float">
            <text:p>434320</text:p>
          </table:table-cell>
          <table:table-cell office:value-type="float" office:value="82111" calcext:value-type="float">
            <text:p>821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2521" calcext:value-type="float">
            <text:p>672521</text:p>
          </table:table-cell>
          <table:table-cell office:value-type="float" office:value="516431" calcext:value-type="float">
            <text:p>516431</text:p>
          </table:table-cell>
          <table:table-cell office:value-type="float" office:value="434320" calcext:value-type="float">
            <text:p>434320</text:p>
          </table:table-cell>
          <table:table-cell office:value-type="float" office:value="82111" calcext:value-type="float">
            <text:p>821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2521" calcext:value-type="float">
            <text:p>672521</text:p>
          </table:table-cell>
          <table:table-cell office:value-type="float" office:value="516431" calcext:value-type="float">
            <text:p>516431</text:p>
          </table:table-cell>
          <table:table-cell office:value-type="float" office:value="434320" calcext:value-type="float">
            <text:p>434320</text:p>
          </table:table-cell>
          <table:table-cell office:value-type="float" office:value="82111" calcext:value-type="float">
            <text:p>821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8981" calcext:value-type="float">
            <text:p>668981</text:p>
          </table:table-cell>
          <table:table-cell office:value-type="float" office:value="519971" calcext:value-type="float">
            <text:p>519971</text:p>
          </table:table-cell>
          <table:table-cell office:value-type="float" office:value="443034" calcext:value-type="float">
            <text:p>443034</text:p>
          </table:table-cell>
          <table:table-cell office:value-type="float" office:value="76937" calcext:value-type="float">
            <text:p>7693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8981" calcext:value-type="float">
            <text:p>668981</text:p>
          </table:table-cell>
          <table:table-cell office:value-type="float" office:value="519971" calcext:value-type="float">
            <text:p>519971</text:p>
          </table:table-cell>
          <table:table-cell office:value-type="float" office:value="443034" calcext:value-type="float">
            <text:p>443034</text:p>
          </table:table-cell>
          <table:table-cell office:value-type="float" office:value="76937" calcext:value-type="float">
            <text:p>7693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8981" calcext:value-type="float">
            <text:p>668981</text:p>
          </table:table-cell>
          <table:table-cell office:value-type="float" office:value="519971" calcext:value-type="float">
            <text:p>519971</text:p>
          </table:table-cell>
          <table:table-cell office:value-type="float" office:value="443034" calcext:value-type="float">
            <text:p>443034</text:p>
          </table:table-cell>
          <table:table-cell office:value-type="float" office:value="76937" calcext:value-type="float">
            <text:p>7693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8981" calcext:value-type="float">
            <text:p>668981</text:p>
          </table:table-cell>
          <table:table-cell office:value-type="float" office:value="519971" calcext:value-type="float">
            <text:p>519971</text:p>
          </table:table-cell>
          <table:table-cell office:value-type="float" office:value="443034" calcext:value-type="float">
            <text:p>443034</text:p>
          </table:table-cell>
          <table:table-cell office:value-type="float" office:value="76937" calcext:value-type="float">
            <text:p>7693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8981" calcext:value-type="float">
            <text:p>668981</text:p>
          </table:table-cell>
          <table:table-cell office:value-type="float" office:value="519971" calcext:value-type="float">
            <text:p>519971</text:p>
          </table:table-cell>
          <table:table-cell office:value-type="float" office:value="443034" calcext:value-type="float">
            <text:p>443034</text:p>
          </table:table-cell>
          <table:table-cell office:value-type="float" office:value="76937" calcext:value-type="float">
            <text:p>7693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8981" calcext:value-type="float">
            <text:p>668981</text:p>
          </table:table-cell>
          <table:table-cell office:value-type="float" office:value="519971" calcext:value-type="float">
            <text:p>519971</text:p>
          </table:table-cell>
          <table:table-cell office:value-type="float" office:value="443034" calcext:value-type="float">
            <text:p>443034</text:p>
          </table:table-cell>
          <table:table-cell office:value-type="float" office:value="76937" calcext:value-type="float">
            <text:p>7693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8981" calcext:value-type="float">
            <text:p>668981</text:p>
          </table:table-cell>
          <table:table-cell office:value-type="float" office:value="519971" calcext:value-type="float">
            <text:p>519971</text:p>
          </table:table-cell>
          <table:table-cell office:value-type="float" office:value="443034" calcext:value-type="float">
            <text:p>443034</text:p>
          </table:table-cell>
          <table:table-cell office:value-type="float" office:value="76937" calcext:value-type="float">
            <text:p>7693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8981" calcext:value-type="float">
            <text:p>668981</text:p>
          </table:table-cell>
          <table:table-cell office:value-type="float" office:value="519971" calcext:value-type="float">
            <text:p>519971</text:p>
          </table:table-cell>
          <table:table-cell office:value-type="float" office:value="443034" calcext:value-type="float">
            <text:p>443034</text:p>
          </table:table-cell>
          <table:table-cell office:value-type="float" office:value="76937" calcext:value-type="float">
            <text:p>7693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8981" calcext:value-type="float">
            <text:p>668981</text:p>
          </table:table-cell>
          <table:table-cell office:value-type="float" office:value="519971" calcext:value-type="float">
            <text:p>519971</text:p>
          </table:table-cell>
          <table:table-cell office:value-type="float" office:value="443034" calcext:value-type="float">
            <text:p>443034</text:p>
          </table:table-cell>
          <table:table-cell office:value-type="float" office:value="76937" calcext:value-type="float">
            <text:p>7693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8981" calcext:value-type="float">
            <text:p>668981</text:p>
          </table:table-cell>
          <table:table-cell office:value-type="float" office:value="519971" calcext:value-type="float">
            <text:p>519971</text:p>
          </table:table-cell>
          <table:table-cell office:value-type="float" office:value="443034" calcext:value-type="float">
            <text:p>443034</text:p>
          </table:table-cell>
          <table:table-cell office:value-type="float" office:value="76937" calcext:value-type="float">
            <text:p>7693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8981" calcext:value-type="float">
            <text:p>668981</text:p>
          </table:table-cell>
          <table:table-cell office:value-type="float" office:value="519971" calcext:value-type="float">
            <text:p>519971</text:p>
          </table:table-cell>
          <table:table-cell office:value-type="float" office:value="443034" calcext:value-type="float">
            <text:p>443034</text:p>
          </table:table-cell>
          <table:table-cell office:value-type="float" office:value="76937" calcext:value-type="float">
            <text:p>7693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8981" calcext:value-type="float">
            <text:p>668981</text:p>
          </table:table-cell>
          <table:table-cell office:value-type="float" office:value="519971" calcext:value-type="float">
            <text:p>519971</text:p>
          </table:table-cell>
          <table:table-cell office:value-type="float" office:value="443034" calcext:value-type="float">
            <text:p>443034</text:p>
          </table:table-cell>
          <table:table-cell office:value-type="float" office:value="76937" calcext:value-type="float">
            <text:p>7693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8981" calcext:value-type="float">
            <text:p>668981</text:p>
          </table:table-cell>
          <table:table-cell office:value-type="float" office:value="519971" calcext:value-type="float">
            <text:p>519971</text:p>
          </table:table-cell>
          <table:table-cell office:value-type="float" office:value="443034" calcext:value-type="float">
            <text:p>443034</text:p>
          </table:table-cell>
          <table:table-cell office:value-type="float" office:value="76937" calcext:value-type="float">
            <text:p>7693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8981" calcext:value-type="float">
            <text:p>668981</text:p>
          </table:table-cell>
          <table:table-cell office:value-type="float" office:value="519971" calcext:value-type="float">
            <text:p>519971</text:p>
          </table:table-cell>
          <table:table-cell office:value-type="float" office:value="443034" calcext:value-type="float">
            <text:p>443034</text:p>
          </table:table-cell>
          <table:table-cell office:value-type="float" office:value="76937" calcext:value-type="float">
            <text:p>7693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8981" calcext:value-type="float">
            <text:p>668981</text:p>
          </table:table-cell>
          <table:table-cell office:value-type="float" office:value="519971" calcext:value-type="float">
            <text:p>519971</text:p>
          </table:table-cell>
          <table:table-cell office:value-type="float" office:value="443034" calcext:value-type="float">
            <text:p>443034</text:p>
          </table:table-cell>
          <table:table-cell office:value-type="float" office:value="76937" calcext:value-type="float">
            <text:p>7693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5591" calcext:value-type="float">
            <text:p>665591</text:p>
          </table:table-cell>
          <table:table-cell office:value-type="float" office:value="523361" calcext:value-type="float">
            <text:p>523361</text:p>
          </table:table-cell>
          <table:table-cell office:value-type="float" office:value="451412" calcext:value-type="float">
            <text:p>451412</text:p>
          </table:table-cell>
          <table:table-cell office:value-type="float" office:value="71949" calcext:value-type="float">
            <text:p>719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5591" calcext:value-type="float">
            <text:p>665591</text:p>
          </table:table-cell>
          <table:table-cell office:value-type="float" office:value="523361" calcext:value-type="float">
            <text:p>523361</text:p>
          </table:table-cell>
          <table:table-cell office:value-type="float" office:value="451412" calcext:value-type="float">
            <text:p>451412</text:p>
          </table:table-cell>
          <table:table-cell office:value-type="float" office:value="71949" calcext:value-type="float">
            <text:p>719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5591" calcext:value-type="float">
            <text:p>665591</text:p>
          </table:table-cell>
          <table:table-cell office:value-type="float" office:value="523361" calcext:value-type="float">
            <text:p>523361</text:p>
          </table:table-cell>
          <table:table-cell office:value-type="float" office:value="451412" calcext:value-type="float">
            <text:p>451412</text:p>
          </table:table-cell>
          <table:table-cell office:value-type="float" office:value="71949" calcext:value-type="float">
            <text:p>719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5591" calcext:value-type="float">
            <text:p>665591</text:p>
          </table:table-cell>
          <table:table-cell office:value-type="float" office:value="523361" calcext:value-type="float">
            <text:p>523361</text:p>
          </table:table-cell>
          <table:table-cell office:value-type="float" office:value="451412" calcext:value-type="float">
            <text:p>451412</text:p>
          </table:table-cell>
          <table:table-cell office:value-type="float" office:value="71949" calcext:value-type="float">
            <text:p>719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5591" calcext:value-type="float">
            <text:p>665591</text:p>
          </table:table-cell>
          <table:table-cell office:value-type="float" office:value="523361" calcext:value-type="float">
            <text:p>523361</text:p>
          </table:table-cell>
          <table:table-cell office:value-type="float" office:value="451412" calcext:value-type="float">
            <text:p>451412</text:p>
          </table:table-cell>
          <table:table-cell office:value-type="float" office:value="71949" calcext:value-type="float">
            <text:p>719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5591" calcext:value-type="float">
            <text:p>665591</text:p>
          </table:table-cell>
          <table:table-cell office:value-type="float" office:value="523361" calcext:value-type="float">
            <text:p>523361</text:p>
          </table:table-cell>
          <table:table-cell office:value-type="float" office:value="451412" calcext:value-type="float">
            <text:p>451412</text:p>
          </table:table-cell>
          <table:table-cell office:value-type="float" office:value="71949" calcext:value-type="float">
            <text:p>719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5591" calcext:value-type="float">
            <text:p>665591</text:p>
          </table:table-cell>
          <table:table-cell office:value-type="float" office:value="523361" calcext:value-type="float">
            <text:p>523361</text:p>
          </table:table-cell>
          <table:table-cell office:value-type="float" office:value="451412" calcext:value-type="float">
            <text:p>451412</text:p>
          </table:table-cell>
          <table:table-cell office:value-type="float" office:value="71949" calcext:value-type="float">
            <text:p>719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5591" calcext:value-type="float">
            <text:p>665591</text:p>
          </table:table-cell>
          <table:table-cell office:value-type="float" office:value="523361" calcext:value-type="float">
            <text:p>523361</text:p>
          </table:table-cell>
          <table:table-cell office:value-type="float" office:value="451412" calcext:value-type="float">
            <text:p>451412</text:p>
          </table:table-cell>
          <table:table-cell office:value-type="float" office:value="71949" calcext:value-type="float">
            <text:p>719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5591" calcext:value-type="float">
            <text:p>665591</text:p>
          </table:table-cell>
          <table:table-cell office:value-type="float" office:value="523361" calcext:value-type="float">
            <text:p>523361</text:p>
          </table:table-cell>
          <table:table-cell office:value-type="float" office:value="451412" calcext:value-type="float">
            <text:p>451412</text:p>
          </table:table-cell>
          <table:table-cell office:value-type="float" office:value="71949" calcext:value-type="float">
            <text:p>719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5591" calcext:value-type="float">
            <text:p>665591</text:p>
          </table:table-cell>
          <table:table-cell office:value-type="float" office:value="523361" calcext:value-type="float">
            <text:p>523361</text:p>
          </table:table-cell>
          <table:table-cell office:value-type="float" office:value="451412" calcext:value-type="float">
            <text:p>451412</text:p>
          </table:table-cell>
          <table:table-cell office:value-type="float" office:value="71949" calcext:value-type="float">
            <text:p>719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5591" calcext:value-type="float">
            <text:p>665591</text:p>
          </table:table-cell>
          <table:table-cell office:value-type="float" office:value="523361" calcext:value-type="float">
            <text:p>523361</text:p>
          </table:table-cell>
          <table:table-cell office:value-type="float" office:value="451412" calcext:value-type="float">
            <text:p>451412</text:p>
          </table:table-cell>
          <table:table-cell office:value-type="float" office:value="71949" calcext:value-type="float">
            <text:p>719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5591" calcext:value-type="float">
            <text:p>665591</text:p>
          </table:table-cell>
          <table:table-cell office:value-type="float" office:value="523361" calcext:value-type="float">
            <text:p>523361</text:p>
          </table:table-cell>
          <table:table-cell office:value-type="float" office:value="451412" calcext:value-type="float">
            <text:p>451412</text:p>
          </table:table-cell>
          <table:table-cell office:value-type="float" office:value="71949" calcext:value-type="float">
            <text:p>719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5591" calcext:value-type="float">
            <text:p>665591</text:p>
          </table:table-cell>
          <table:table-cell office:value-type="float" office:value="523361" calcext:value-type="float">
            <text:p>523361</text:p>
          </table:table-cell>
          <table:table-cell office:value-type="float" office:value="451412" calcext:value-type="float">
            <text:p>451412</text:p>
          </table:table-cell>
          <table:table-cell office:value-type="float" office:value="71949" calcext:value-type="float">
            <text:p>719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5591" calcext:value-type="float">
            <text:p>665591</text:p>
          </table:table-cell>
          <table:table-cell office:value-type="float" office:value="523361" calcext:value-type="float">
            <text:p>523361</text:p>
          </table:table-cell>
          <table:table-cell office:value-type="float" office:value="451412" calcext:value-type="float">
            <text:p>451412</text:p>
          </table:table-cell>
          <table:table-cell office:value-type="float" office:value="71949" calcext:value-type="float">
            <text:p>719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5591" calcext:value-type="float">
            <text:p>665591</text:p>
          </table:table-cell>
          <table:table-cell office:value-type="float" office:value="523361" calcext:value-type="float">
            <text:p>523361</text:p>
          </table:table-cell>
          <table:table-cell office:value-type="float" office:value="451412" calcext:value-type="float">
            <text:p>451412</text:p>
          </table:table-cell>
          <table:table-cell office:value-type="float" office:value="71949" calcext:value-type="float">
            <text:p>719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2560" calcext:value-type="float">
            <text:p>662560</text:p>
          </table:table-cell>
          <table:table-cell office:value-type="float" office:value="526392" calcext:value-type="float">
            <text:p>526392</text:p>
          </table:table-cell>
          <table:table-cell office:value-type="float" office:value="459252" calcext:value-type="float">
            <text:p>459252</text:p>
          </table:table-cell>
          <table:table-cell office:value-type="float" office:value="67140" calcext:value-type="float">
            <text:p>6714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2560" calcext:value-type="float">
            <text:p>662560</text:p>
          </table:table-cell>
          <table:table-cell office:value-type="float" office:value="526392" calcext:value-type="float">
            <text:p>526392</text:p>
          </table:table-cell>
          <table:table-cell office:value-type="float" office:value="459252" calcext:value-type="float">
            <text:p>459252</text:p>
          </table:table-cell>
          <table:table-cell office:value-type="float" office:value="67140" calcext:value-type="float">
            <text:p>6714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2560" calcext:value-type="float">
            <text:p>662560</text:p>
          </table:table-cell>
          <table:table-cell office:value-type="float" office:value="526392" calcext:value-type="float">
            <text:p>526392</text:p>
          </table:table-cell>
          <table:table-cell office:value-type="float" office:value="459252" calcext:value-type="float">
            <text:p>459252</text:p>
          </table:table-cell>
          <table:table-cell office:value-type="float" office:value="67140" calcext:value-type="float">
            <text:p>6714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2560" calcext:value-type="float">
            <text:p>662560</text:p>
          </table:table-cell>
          <table:table-cell office:value-type="float" office:value="526392" calcext:value-type="float">
            <text:p>526392</text:p>
          </table:table-cell>
          <table:table-cell office:value-type="float" office:value="459252" calcext:value-type="float">
            <text:p>459252</text:p>
          </table:table-cell>
          <table:table-cell office:value-type="float" office:value="67140" calcext:value-type="float">
            <text:p>6714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2560" calcext:value-type="float">
            <text:p>662560</text:p>
          </table:table-cell>
          <table:table-cell office:value-type="float" office:value="526392" calcext:value-type="float">
            <text:p>526392</text:p>
          </table:table-cell>
          <table:table-cell office:value-type="float" office:value="459252" calcext:value-type="float">
            <text:p>459252</text:p>
          </table:table-cell>
          <table:table-cell office:value-type="float" office:value="67140" calcext:value-type="float">
            <text:p>6714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2560" calcext:value-type="float">
            <text:p>662560</text:p>
          </table:table-cell>
          <table:table-cell office:value-type="float" office:value="526392" calcext:value-type="float">
            <text:p>526392</text:p>
          </table:table-cell>
          <table:table-cell office:value-type="float" office:value="459252" calcext:value-type="float">
            <text:p>459252</text:p>
          </table:table-cell>
          <table:table-cell office:value-type="float" office:value="67140" calcext:value-type="float">
            <text:p>6714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2560" calcext:value-type="float">
            <text:p>662560</text:p>
          </table:table-cell>
          <table:table-cell office:value-type="float" office:value="526392" calcext:value-type="float">
            <text:p>526392</text:p>
          </table:table-cell>
          <table:table-cell office:value-type="float" office:value="459252" calcext:value-type="float">
            <text:p>459252</text:p>
          </table:table-cell>
          <table:table-cell office:value-type="float" office:value="67140" calcext:value-type="float">
            <text:p>6714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2560" calcext:value-type="float">
            <text:p>662560</text:p>
          </table:table-cell>
          <table:table-cell office:value-type="float" office:value="526392" calcext:value-type="float">
            <text:p>526392</text:p>
          </table:table-cell>
          <table:table-cell office:value-type="float" office:value="459252" calcext:value-type="float">
            <text:p>459252</text:p>
          </table:table-cell>
          <table:table-cell office:value-type="float" office:value="67140" calcext:value-type="float">
            <text:p>6714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2560" calcext:value-type="float">
            <text:p>662560</text:p>
          </table:table-cell>
          <table:table-cell office:value-type="float" office:value="526392" calcext:value-type="float">
            <text:p>526392</text:p>
          </table:table-cell>
          <table:table-cell office:value-type="float" office:value="459252" calcext:value-type="float">
            <text:p>459252</text:p>
          </table:table-cell>
          <table:table-cell office:value-type="float" office:value="67140" calcext:value-type="float">
            <text:p>6714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2560" calcext:value-type="float">
            <text:p>662560</text:p>
          </table:table-cell>
          <table:table-cell office:value-type="float" office:value="526392" calcext:value-type="float">
            <text:p>526392</text:p>
          </table:table-cell>
          <table:table-cell office:value-type="float" office:value="459252" calcext:value-type="float">
            <text:p>459252</text:p>
          </table:table-cell>
          <table:table-cell office:value-type="float" office:value="67140" calcext:value-type="float">
            <text:p>6714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2560" calcext:value-type="float">
            <text:p>662560</text:p>
          </table:table-cell>
          <table:table-cell office:value-type="float" office:value="526392" calcext:value-type="float">
            <text:p>526392</text:p>
          </table:table-cell>
          <table:table-cell office:value-type="float" office:value="459252" calcext:value-type="float">
            <text:p>459252</text:p>
          </table:table-cell>
          <table:table-cell office:value-type="float" office:value="67140" calcext:value-type="float">
            <text:p>6714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2560" calcext:value-type="float">
            <text:p>662560</text:p>
          </table:table-cell>
          <table:table-cell office:value-type="float" office:value="526392" calcext:value-type="float">
            <text:p>526392</text:p>
          </table:table-cell>
          <table:table-cell office:value-type="float" office:value="459252" calcext:value-type="float">
            <text:p>459252</text:p>
          </table:table-cell>
          <table:table-cell office:value-type="float" office:value="67140" calcext:value-type="float">
            <text:p>6714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2560" calcext:value-type="float">
            <text:p>662560</text:p>
          </table:table-cell>
          <table:table-cell office:value-type="float" office:value="526392" calcext:value-type="float">
            <text:p>526392</text:p>
          </table:table-cell>
          <table:table-cell office:value-type="float" office:value="459252" calcext:value-type="float">
            <text:p>459252</text:p>
          </table:table-cell>
          <table:table-cell office:value-type="float" office:value="67140" calcext:value-type="float">
            <text:p>6714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2560" calcext:value-type="float">
            <text:p>662560</text:p>
          </table:table-cell>
          <table:table-cell office:value-type="float" office:value="526392" calcext:value-type="float">
            <text:p>526392</text:p>
          </table:table-cell>
          <table:table-cell office:value-type="float" office:value="459252" calcext:value-type="float">
            <text:p>459252</text:p>
          </table:table-cell>
          <table:table-cell office:value-type="float" office:value="67140" calcext:value-type="float">
            <text:p>6714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2560" calcext:value-type="float">
            <text:p>662560</text:p>
          </table:table-cell>
          <table:table-cell office:value-type="float" office:value="526392" calcext:value-type="float">
            <text:p>526392</text:p>
          </table:table-cell>
          <table:table-cell office:value-type="float" office:value="459252" calcext:value-type="float">
            <text:p>459252</text:p>
          </table:table-cell>
          <table:table-cell office:value-type="float" office:value="67140" calcext:value-type="float">
            <text:p>6714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9190" calcext:value-type="float">
            <text:p>659190</text:p>
          </table:table-cell>
          <table:table-cell office:value-type="float" office:value="529762" calcext:value-type="float">
            <text:p>529762</text:p>
          </table:table-cell>
          <table:table-cell office:value-type="float" office:value="467039" calcext:value-type="float">
            <text:p>467039</text:p>
          </table:table-cell>
          <table:table-cell office:value-type="float" office:value="62723" calcext:value-type="float">
            <text:p>627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9190" calcext:value-type="float">
            <text:p>659190</text:p>
          </table:table-cell>
          <table:table-cell office:value-type="float" office:value="529762" calcext:value-type="float">
            <text:p>529762</text:p>
          </table:table-cell>
          <table:table-cell office:value-type="float" office:value="467039" calcext:value-type="float">
            <text:p>467039</text:p>
          </table:table-cell>
          <table:table-cell office:value-type="float" office:value="62723" calcext:value-type="float">
            <text:p>627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9190" calcext:value-type="float">
            <text:p>659190</text:p>
          </table:table-cell>
          <table:table-cell office:value-type="float" office:value="529762" calcext:value-type="float">
            <text:p>529762</text:p>
          </table:table-cell>
          <table:table-cell office:value-type="float" office:value="467039" calcext:value-type="float">
            <text:p>467039</text:p>
          </table:table-cell>
          <table:table-cell office:value-type="float" office:value="62723" calcext:value-type="float">
            <text:p>627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9190" calcext:value-type="float">
            <text:p>659190</text:p>
          </table:table-cell>
          <table:table-cell office:value-type="float" office:value="529762" calcext:value-type="float">
            <text:p>529762</text:p>
          </table:table-cell>
          <table:table-cell office:value-type="float" office:value="467039" calcext:value-type="float">
            <text:p>467039</text:p>
          </table:table-cell>
          <table:table-cell office:value-type="float" office:value="62723" calcext:value-type="float">
            <text:p>627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9190" calcext:value-type="float">
            <text:p>659190</text:p>
          </table:table-cell>
          <table:table-cell office:value-type="float" office:value="529762" calcext:value-type="float">
            <text:p>529762</text:p>
          </table:table-cell>
          <table:table-cell office:value-type="float" office:value="467039" calcext:value-type="float">
            <text:p>467039</text:p>
          </table:table-cell>
          <table:table-cell office:value-type="float" office:value="62723" calcext:value-type="float">
            <text:p>627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9190" calcext:value-type="float">
            <text:p>659190</text:p>
          </table:table-cell>
          <table:table-cell office:value-type="float" office:value="529762" calcext:value-type="float">
            <text:p>529762</text:p>
          </table:table-cell>
          <table:table-cell office:value-type="float" office:value="467039" calcext:value-type="float">
            <text:p>467039</text:p>
          </table:table-cell>
          <table:table-cell office:value-type="float" office:value="62723" calcext:value-type="float">
            <text:p>627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9190" calcext:value-type="float">
            <text:p>659190</text:p>
          </table:table-cell>
          <table:table-cell office:value-type="float" office:value="529762" calcext:value-type="float">
            <text:p>529762</text:p>
          </table:table-cell>
          <table:table-cell office:value-type="float" office:value="467039" calcext:value-type="float">
            <text:p>467039</text:p>
          </table:table-cell>
          <table:table-cell office:value-type="float" office:value="62723" calcext:value-type="float">
            <text:p>627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9190" calcext:value-type="float">
            <text:p>659190</text:p>
          </table:table-cell>
          <table:table-cell office:value-type="float" office:value="529762" calcext:value-type="float">
            <text:p>529762</text:p>
          </table:table-cell>
          <table:table-cell office:value-type="float" office:value="467039" calcext:value-type="float">
            <text:p>467039</text:p>
          </table:table-cell>
          <table:table-cell office:value-type="float" office:value="62723" calcext:value-type="float">
            <text:p>627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9190" calcext:value-type="float">
            <text:p>659190</text:p>
          </table:table-cell>
          <table:table-cell office:value-type="float" office:value="529762" calcext:value-type="float">
            <text:p>529762</text:p>
          </table:table-cell>
          <table:table-cell office:value-type="float" office:value="467039" calcext:value-type="float">
            <text:p>467039</text:p>
          </table:table-cell>
          <table:table-cell office:value-type="float" office:value="62723" calcext:value-type="float">
            <text:p>627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9190" calcext:value-type="float">
            <text:p>659190</text:p>
          </table:table-cell>
          <table:table-cell office:value-type="float" office:value="529762" calcext:value-type="float">
            <text:p>529762</text:p>
          </table:table-cell>
          <table:table-cell office:value-type="float" office:value="467039" calcext:value-type="float">
            <text:p>467039</text:p>
          </table:table-cell>
          <table:table-cell office:value-type="float" office:value="62723" calcext:value-type="float">
            <text:p>627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9190" calcext:value-type="float">
            <text:p>659190</text:p>
          </table:table-cell>
          <table:table-cell office:value-type="float" office:value="529762" calcext:value-type="float">
            <text:p>529762</text:p>
          </table:table-cell>
          <table:table-cell office:value-type="float" office:value="467039" calcext:value-type="float">
            <text:p>467039</text:p>
          </table:table-cell>
          <table:table-cell office:value-type="float" office:value="62723" calcext:value-type="float">
            <text:p>627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9190" calcext:value-type="float">
            <text:p>659190</text:p>
          </table:table-cell>
          <table:table-cell office:value-type="float" office:value="529762" calcext:value-type="float">
            <text:p>529762</text:p>
          </table:table-cell>
          <table:table-cell office:value-type="float" office:value="467039" calcext:value-type="float">
            <text:p>467039</text:p>
          </table:table-cell>
          <table:table-cell office:value-type="float" office:value="62723" calcext:value-type="float">
            <text:p>627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9190" calcext:value-type="float">
            <text:p>659190</text:p>
          </table:table-cell>
          <table:table-cell office:value-type="float" office:value="529762" calcext:value-type="float">
            <text:p>529762</text:p>
          </table:table-cell>
          <table:table-cell office:value-type="float" office:value="467039" calcext:value-type="float">
            <text:p>467039</text:p>
          </table:table-cell>
          <table:table-cell office:value-type="float" office:value="62723" calcext:value-type="float">
            <text:p>627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9190" calcext:value-type="float">
            <text:p>659190</text:p>
          </table:table-cell>
          <table:table-cell office:value-type="float" office:value="529762" calcext:value-type="float">
            <text:p>529762</text:p>
          </table:table-cell>
          <table:table-cell office:value-type="float" office:value="467039" calcext:value-type="float">
            <text:p>467039</text:p>
          </table:table-cell>
          <table:table-cell office:value-type="float" office:value="62723" calcext:value-type="float">
            <text:p>627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9190" calcext:value-type="float">
            <text:p>659190</text:p>
          </table:table-cell>
          <table:table-cell office:value-type="float" office:value="529762" calcext:value-type="float">
            <text:p>529762</text:p>
          </table:table-cell>
          <table:table-cell office:value-type="float" office:value="467039" calcext:value-type="float">
            <text:p>467039</text:p>
          </table:table-cell>
          <table:table-cell office:value-type="float" office:value="62723" calcext:value-type="float">
            <text:p>6272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732" calcext:value-type="float">
            <text:p>655732</text:p>
          </table:table-cell>
          <table:table-cell office:value-type="float" office:value="533220" calcext:value-type="float">
            <text:p>533220</text:p>
          </table:table-cell>
          <table:table-cell office:value-type="float" office:value="474429" calcext:value-type="float">
            <text:p>474429</text:p>
          </table:table-cell>
          <table:table-cell office:value-type="float" office:value="58791" calcext:value-type="float">
            <text:p>5879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732" calcext:value-type="float">
            <text:p>655732</text:p>
          </table:table-cell>
          <table:table-cell office:value-type="float" office:value="533220" calcext:value-type="float">
            <text:p>533220</text:p>
          </table:table-cell>
          <table:table-cell office:value-type="float" office:value="474429" calcext:value-type="float">
            <text:p>474429</text:p>
          </table:table-cell>
          <table:table-cell office:value-type="float" office:value="58791" calcext:value-type="float">
            <text:p>5879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732" calcext:value-type="float">
            <text:p>655732</text:p>
          </table:table-cell>
          <table:table-cell office:value-type="float" office:value="533220" calcext:value-type="float">
            <text:p>533220</text:p>
          </table:table-cell>
          <table:table-cell office:value-type="float" office:value="474429" calcext:value-type="float">
            <text:p>474429</text:p>
          </table:table-cell>
          <table:table-cell office:value-type="float" office:value="58791" calcext:value-type="float">
            <text:p>5879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732" calcext:value-type="float">
            <text:p>655732</text:p>
          </table:table-cell>
          <table:table-cell office:value-type="float" office:value="533220" calcext:value-type="float">
            <text:p>533220</text:p>
          </table:table-cell>
          <table:table-cell office:value-type="float" office:value="474429" calcext:value-type="float">
            <text:p>474429</text:p>
          </table:table-cell>
          <table:table-cell office:value-type="float" office:value="58791" calcext:value-type="float">
            <text:p>5879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732" calcext:value-type="float">
            <text:p>655732</text:p>
          </table:table-cell>
          <table:table-cell office:value-type="float" office:value="533220" calcext:value-type="float">
            <text:p>533220</text:p>
          </table:table-cell>
          <table:table-cell office:value-type="float" office:value="474429" calcext:value-type="float">
            <text:p>474429</text:p>
          </table:table-cell>
          <table:table-cell office:value-type="float" office:value="58791" calcext:value-type="float">
            <text:p>5879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732" calcext:value-type="float">
            <text:p>655732</text:p>
          </table:table-cell>
          <table:table-cell office:value-type="float" office:value="533220" calcext:value-type="float">
            <text:p>533220</text:p>
          </table:table-cell>
          <table:table-cell office:value-type="float" office:value="474429" calcext:value-type="float">
            <text:p>474429</text:p>
          </table:table-cell>
          <table:table-cell office:value-type="float" office:value="58791" calcext:value-type="float">
            <text:p>5879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732" calcext:value-type="float">
            <text:p>655732</text:p>
          </table:table-cell>
          <table:table-cell office:value-type="float" office:value="533220" calcext:value-type="float">
            <text:p>533220</text:p>
          </table:table-cell>
          <table:table-cell office:value-type="float" office:value="474429" calcext:value-type="float">
            <text:p>474429</text:p>
          </table:table-cell>
          <table:table-cell office:value-type="float" office:value="58791" calcext:value-type="float">
            <text:p>5879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732" calcext:value-type="float">
            <text:p>655732</text:p>
          </table:table-cell>
          <table:table-cell office:value-type="float" office:value="533220" calcext:value-type="float">
            <text:p>533220</text:p>
          </table:table-cell>
          <table:table-cell office:value-type="float" office:value="474429" calcext:value-type="float">
            <text:p>474429</text:p>
          </table:table-cell>
          <table:table-cell office:value-type="float" office:value="58791" calcext:value-type="float">
            <text:p>5879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732" calcext:value-type="float">
            <text:p>655732</text:p>
          </table:table-cell>
          <table:table-cell office:value-type="float" office:value="533220" calcext:value-type="float">
            <text:p>533220</text:p>
          </table:table-cell>
          <table:table-cell office:value-type="float" office:value="474429" calcext:value-type="float">
            <text:p>474429</text:p>
          </table:table-cell>
          <table:table-cell office:value-type="float" office:value="58791" calcext:value-type="float">
            <text:p>5879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732" calcext:value-type="float">
            <text:p>655732</text:p>
          </table:table-cell>
          <table:table-cell office:value-type="float" office:value="533220" calcext:value-type="float">
            <text:p>533220</text:p>
          </table:table-cell>
          <table:table-cell office:value-type="float" office:value="474429" calcext:value-type="float">
            <text:p>474429</text:p>
          </table:table-cell>
          <table:table-cell office:value-type="float" office:value="58791" calcext:value-type="float">
            <text:p>5879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732" calcext:value-type="float">
            <text:p>655732</text:p>
          </table:table-cell>
          <table:table-cell office:value-type="float" office:value="533220" calcext:value-type="float">
            <text:p>533220</text:p>
          </table:table-cell>
          <table:table-cell office:value-type="float" office:value="474429" calcext:value-type="float">
            <text:p>474429</text:p>
          </table:table-cell>
          <table:table-cell office:value-type="float" office:value="58791" calcext:value-type="float">
            <text:p>5879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732" calcext:value-type="float">
            <text:p>655732</text:p>
          </table:table-cell>
          <table:table-cell office:value-type="float" office:value="533220" calcext:value-type="float">
            <text:p>533220</text:p>
          </table:table-cell>
          <table:table-cell office:value-type="float" office:value="474429" calcext:value-type="float">
            <text:p>474429</text:p>
          </table:table-cell>
          <table:table-cell office:value-type="float" office:value="58791" calcext:value-type="float">
            <text:p>5879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732" calcext:value-type="float">
            <text:p>655732</text:p>
          </table:table-cell>
          <table:table-cell office:value-type="float" office:value="533220" calcext:value-type="float">
            <text:p>533220</text:p>
          </table:table-cell>
          <table:table-cell office:value-type="float" office:value="474429" calcext:value-type="float">
            <text:p>474429</text:p>
          </table:table-cell>
          <table:table-cell office:value-type="float" office:value="58791" calcext:value-type="float">
            <text:p>5879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732" calcext:value-type="float">
            <text:p>655732</text:p>
          </table:table-cell>
          <table:table-cell office:value-type="float" office:value="533220" calcext:value-type="float">
            <text:p>533220</text:p>
          </table:table-cell>
          <table:table-cell office:value-type="float" office:value="474429" calcext:value-type="float">
            <text:p>474429</text:p>
          </table:table-cell>
          <table:table-cell office:value-type="float" office:value="58791" calcext:value-type="float">
            <text:p>5879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732" calcext:value-type="float">
            <text:p>655732</text:p>
          </table:table-cell>
          <table:table-cell office:value-type="float" office:value="533220" calcext:value-type="float">
            <text:p>533220</text:p>
          </table:table-cell>
          <table:table-cell office:value-type="float" office:value="474429" calcext:value-type="float">
            <text:p>474429</text:p>
          </table:table-cell>
          <table:table-cell office:value-type="float" office:value="58791" calcext:value-type="float">
            <text:p>5879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2723" calcext:value-type="float">
            <text:p>652723</text:p>
          </table:table-cell>
          <table:table-cell office:value-type="float" office:value="536229" calcext:value-type="float">
            <text:p>536229</text:p>
          </table:table-cell>
          <table:table-cell office:value-type="float" office:value="481245" calcext:value-type="float">
            <text:p>481245</text:p>
          </table:table-cell>
          <table:table-cell office:value-type="float" office:value="54984" calcext:value-type="float">
            <text:p>5498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2723" calcext:value-type="float">
            <text:p>652723</text:p>
          </table:table-cell>
          <table:table-cell office:value-type="float" office:value="536229" calcext:value-type="float">
            <text:p>536229</text:p>
          </table:table-cell>
          <table:table-cell office:value-type="float" office:value="481245" calcext:value-type="float">
            <text:p>481245</text:p>
          </table:table-cell>
          <table:table-cell office:value-type="float" office:value="54984" calcext:value-type="float">
            <text:p>5498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2723" calcext:value-type="float">
            <text:p>652723</text:p>
          </table:table-cell>
          <table:table-cell office:value-type="float" office:value="536229" calcext:value-type="float">
            <text:p>536229</text:p>
          </table:table-cell>
          <table:table-cell office:value-type="float" office:value="481245" calcext:value-type="float">
            <text:p>481245</text:p>
          </table:table-cell>
          <table:table-cell office:value-type="float" office:value="54984" calcext:value-type="float">
            <text:p>5498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2723" calcext:value-type="float">
            <text:p>652723</text:p>
          </table:table-cell>
          <table:table-cell office:value-type="float" office:value="536229" calcext:value-type="float">
            <text:p>536229</text:p>
          </table:table-cell>
          <table:table-cell office:value-type="float" office:value="481245" calcext:value-type="float">
            <text:p>481245</text:p>
          </table:table-cell>
          <table:table-cell office:value-type="float" office:value="54984" calcext:value-type="float">
            <text:p>5498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2723" calcext:value-type="float">
            <text:p>652723</text:p>
          </table:table-cell>
          <table:table-cell office:value-type="float" office:value="536229" calcext:value-type="float">
            <text:p>536229</text:p>
          </table:table-cell>
          <table:table-cell office:value-type="float" office:value="481245" calcext:value-type="float">
            <text:p>481245</text:p>
          </table:table-cell>
          <table:table-cell office:value-type="float" office:value="54984" calcext:value-type="float">
            <text:p>5498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2723" calcext:value-type="float">
            <text:p>652723</text:p>
          </table:table-cell>
          <table:table-cell office:value-type="float" office:value="536229" calcext:value-type="float">
            <text:p>536229</text:p>
          </table:table-cell>
          <table:table-cell office:value-type="float" office:value="481245" calcext:value-type="float">
            <text:p>481245</text:p>
          </table:table-cell>
          <table:table-cell office:value-type="float" office:value="54984" calcext:value-type="float">
            <text:p>5498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2723" calcext:value-type="float">
            <text:p>652723</text:p>
          </table:table-cell>
          <table:table-cell office:value-type="float" office:value="536229" calcext:value-type="float">
            <text:p>536229</text:p>
          </table:table-cell>
          <table:table-cell office:value-type="float" office:value="481245" calcext:value-type="float">
            <text:p>481245</text:p>
          </table:table-cell>
          <table:table-cell office:value-type="float" office:value="54984" calcext:value-type="float">
            <text:p>5498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2723" calcext:value-type="float">
            <text:p>652723</text:p>
          </table:table-cell>
          <table:table-cell office:value-type="float" office:value="536229" calcext:value-type="float">
            <text:p>536229</text:p>
          </table:table-cell>
          <table:table-cell office:value-type="float" office:value="481245" calcext:value-type="float">
            <text:p>481245</text:p>
          </table:table-cell>
          <table:table-cell office:value-type="float" office:value="54984" calcext:value-type="float">
            <text:p>5498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2723" calcext:value-type="float">
            <text:p>652723</text:p>
          </table:table-cell>
          <table:table-cell office:value-type="float" office:value="536229" calcext:value-type="float">
            <text:p>536229</text:p>
          </table:table-cell>
          <table:table-cell office:value-type="float" office:value="481245" calcext:value-type="float">
            <text:p>481245</text:p>
          </table:table-cell>
          <table:table-cell office:value-type="float" office:value="54984" calcext:value-type="float">
            <text:p>5498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2723" calcext:value-type="float">
            <text:p>652723</text:p>
          </table:table-cell>
          <table:table-cell office:value-type="float" office:value="536229" calcext:value-type="float">
            <text:p>536229</text:p>
          </table:table-cell>
          <table:table-cell office:value-type="float" office:value="481245" calcext:value-type="float">
            <text:p>481245</text:p>
          </table:table-cell>
          <table:table-cell office:value-type="float" office:value="54984" calcext:value-type="float">
            <text:p>5498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2723" calcext:value-type="float">
            <text:p>652723</text:p>
          </table:table-cell>
          <table:table-cell office:value-type="float" office:value="536229" calcext:value-type="float">
            <text:p>536229</text:p>
          </table:table-cell>
          <table:table-cell office:value-type="float" office:value="481245" calcext:value-type="float">
            <text:p>481245</text:p>
          </table:table-cell>
          <table:table-cell office:value-type="float" office:value="54984" calcext:value-type="float">
            <text:p>5498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2723" calcext:value-type="float">
            <text:p>652723</text:p>
          </table:table-cell>
          <table:table-cell office:value-type="float" office:value="536229" calcext:value-type="float">
            <text:p>536229</text:p>
          </table:table-cell>
          <table:table-cell office:value-type="float" office:value="481245" calcext:value-type="float">
            <text:p>481245</text:p>
          </table:table-cell>
          <table:table-cell office:value-type="float" office:value="54984" calcext:value-type="float">
            <text:p>5498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2723" calcext:value-type="float">
            <text:p>652723</text:p>
          </table:table-cell>
          <table:table-cell office:value-type="float" office:value="536229" calcext:value-type="float">
            <text:p>536229</text:p>
          </table:table-cell>
          <table:table-cell office:value-type="float" office:value="481245" calcext:value-type="float">
            <text:p>481245</text:p>
          </table:table-cell>
          <table:table-cell office:value-type="float" office:value="54984" calcext:value-type="float">
            <text:p>5498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2723" calcext:value-type="float">
            <text:p>652723</text:p>
          </table:table-cell>
          <table:table-cell office:value-type="float" office:value="536229" calcext:value-type="float">
            <text:p>536229</text:p>
          </table:table-cell>
          <table:table-cell office:value-type="float" office:value="481245" calcext:value-type="float">
            <text:p>481245</text:p>
          </table:table-cell>
          <table:table-cell office:value-type="float" office:value="54984" calcext:value-type="float">
            <text:p>5498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2723" calcext:value-type="float">
            <text:p>652723</text:p>
          </table:table-cell>
          <table:table-cell office:value-type="float" office:value="536229" calcext:value-type="float">
            <text:p>536229</text:p>
          </table:table-cell>
          <table:table-cell office:value-type="float" office:value="481245" calcext:value-type="float">
            <text:p>481245</text:p>
          </table:table-cell>
          <table:table-cell office:value-type="float" office:value="54984" calcext:value-type="float">
            <text:p>5498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9826" calcext:value-type="float">
            <text:p>649826</text:p>
          </table:table-cell>
          <table:table-cell office:value-type="float" office:value="539126" calcext:value-type="float">
            <text:p>539126</text:p>
          </table:table-cell>
          <table:table-cell office:value-type="float" office:value="487763" calcext:value-type="float">
            <text:p>487763</text:p>
          </table:table-cell>
          <table:table-cell office:value-type="float" office:value="51363" calcext:value-type="float">
            <text:p>513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9826" calcext:value-type="float">
            <text:p>649826</text:p>
          </table:table-cell>
          <table:table-cell office:value-type="float" office:value="539126" calcext:value-type="float">
            <text:p>539126</text:p>
          </table:table-cell>
          <table:table-cell office:value-type="float" office:value="487763" calcext:value-type="float">
            <text:p>487763</text:p>
          </table:table-cell>
          <table:table-cell office:value-type="float" office:value="51363" calcext:value-type="float">
            <text:p>513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9826" calcext:value-type="float">
            <text:p>649826</text:p>
          </table:table-cell>
          <table:table-cell office:value-type="float" office:value="539126" calcext:value-type="float">
            <text:p>539126</text:p>
          </table:table-cell>
          <table:table-cell office:value-type="float" office:value="487763" calcext:value-type="float">
            <text:p>487763</text:p>
          </table:table-cell>
          <table:table-cell office:value-type="float" office:value="51363" calcext:value-type="float">
            <text:p>513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9826" calcext:value-type="float">
            <text:p>649826</text:p>
          </table:table-cell>
          <table:table-cell office:value-type="float" office:value="539126" calcext:value-type="float">
            <text:p>539126</text:p>
          </table:table-cell>
          <table:table-cell office:value-type="float" office:value="487763" calcext:value-type="float">
            <text:p>487763</text:p>
          </table:table-cell>
          <table:table-cell office:value-type="float" office:value="51363" calcext:value-type="float">
            <text:p>513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9826" calcext:value-type="float">
            <text:p>649826</text:p>
          </table:table-cell>
          <table:table-cell office:value-type="float" office:value="539126" calcext:value-type="float">
            <text:p>539126</text:p>
          </table:table-cell>
          <table:table-cell office:value-type="float" office:value="487763" calcext:value-type="float">
            <text:p>487763</text:p>
          </table:table-cell>
          <table:table-cell office:value-type="float" office:value="51363" calcext:value-type="float">
            <text:p>513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9826" calcext:value-type="float">
            <text:p>649826</text:p>
          </table:table-cell>
          <table:table-cell office:value-type="float" office:value="539126" calcext:value-type="float">
            <text:p>539126</text:p>
          </table:table-cell>
          <table:table-cell office:value-type="float" office:value="487763" calcext:value-type="float">
            <text:p>487763</text:p>
          </table:table-cell>
          <table:table-cell office:value-type="float" office:value="51363" calcext:value-type="float">
            <text:p>513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9826" calcext:value-type="float">
            <text:p>649826</text:p>
          </table:table-cell>
          <table:table-cell office:value-type="float" office:value="539126" calcext:value-type="float">
            <text:p>539126</text:p>
          </table:table-cell>
          <table:table-cell office:value-type="float" office:value="487763" calcext:value-type="float">
            <text:p>487763</text:p>
          </table:table-cell>
          <table:table-cell office:value-type="float" office:value="51363" calcext:value-type="float">
            <text:p>513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9826" calcext:value-type="float">
            <text:p>649826</text:p>
          </table:table-cell>
          <table:table-cell office:value-type="float" office:value="539126" calcext:value-type="float">
            <text:p>539126</text:p>
          </table:table-cell>
          <table:table-cell office:value-type="float" office:value="487763" calcext:value-type="float">
            <text:p>487763</text:p>
          </table:table-cell>
          <table:table-cell office:value-type="float" office:value="51363" calcext:value-type="float">
            <text:p>513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9826" calcext:value-type="float">
            <text:p>649826</text:p>
          </table:table-cell>
          <table:table-cell office:value-type="float" office:value="539126" calcext:value-type="float">
            <text:p>539126</text:p>
          </table:table-cell>
          <table:table-cell office:value-type="float" office:value="487763" calcext:value-type="float">
            <text:p>487763</text:p>
          </table:table-cell>
          <table:table-cell office:value-type="float" office:value="51363" calcext:value-type="float">
            <text:p>513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9826" calcext:value-type="float">
            <text:p>649826</text:p>
          </table:table-cell>
          <table:table-cell office:value-type="float" office:value="539126" calcext:value-type="float">
            <text:p>539126</text:p>
          </table:table-cell>
          <table:table-cell office:value-type="float" office:value="487763" calcext:value-type="float">
            <text:p>487763</text:p>
          </table:table-cell>
          <table:table-cell office:value-type="float" office:value="51363" calcext:value-type="float">
            <text:p>513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9826" calcext:value-type="float">
            <text:p>649826</text:p>
          </table:table-cell>
          <table:table-cell office:value-type="float" office:value="539126" calcext:value-type="float">
            <text:p>539126</text:p>
          </table:table-cell>
          <table:table-cell office:value-type="float" office:value="487763" calcext:value-type="float">
            <text:p>487763</text:p>
          </table:table-cell>
          <table:table-cell office:value-type="float" office:value="51363" calcext:value-type="float">
            <text:p>513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9826" calcext:value-type="float">
            <text:p>649826</text:p>
          </table:table-cell>
          <table:table-cell office:value-type="float" office:value="539126" calcext:value-type="float">
            <text:p>539126</text:p>
          </table:table-cell>
          <table:table-cell office:value-type="float" office:value="487763" calcext:value-type="float">
            <text:p>487763</text:p>
          </table:table-cell>
          <table:table-cell office:value-type="float" office:value="51363" calcext:value-type="float">
            <text:p>513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9826" calcext:value-type="float">
            <text:p>649826</text:p>
          </table:table-cell>
          <table:table-cell office:value-type="float" office:value="539126" calcext:value-type="float">
            <text:p>539126</text:p>
          </table:table-cell>
          <table:table-cell office:value-type="float" office:value="487763" calcext:value-type="float">
            <text:p>487763</text:p>
          </table:table-cell>
          <table:table-cell office:value-type="float" office:value="51363" calcext:value-type="float">
            <text:p>513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9826" calcext:value-type="float">
            <text:p>649826</text:p>
          </table:table-cell>
          <table:table-cell office:value-type="float" office:value="539126" calcext:value-type="float">
            <text:p>539126</text:p>
          </table:table-cell>
          <table:table-cell office:value-type="float" office:value="487763" calcext:value-type="float">
            <text:p>487763</text:p>
          </table:table-cell>
          <table:table-cell office:value-type="float" office:value="51363" calcext:value-type="float">
            <text:p>513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9826" calcext:value-type="float">
            <text:p>649826</text:p>
          </table:table-cell>
          <table:table-cell office:value-type="float" office:value="539126" calcext:value-type="float">
            <text:p>539126</text:p>
          </table:table-cell>
          <table:table-cell office:value-type="float" office:value="487763" calcext:value-type="float">
            <text:p>487763</text:p>
          </table:table-cell>
          <table:table-cell office:value-type="float" office:value="51363" calcext:value-type="float">
            <text:p>5136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6929" calcext:value-type="float">
            <text:p>646929</text:p>
          </table:table-cell>
          <table:table-cell office:value-type="float" office:value="542023" calcext:value-type="float">
            <text:p>542023</text:p>
          </table:table-cell>
          <table:table-cell office:value-type="float" office:value="494057" calcext:value-type="float">
            <text:p>494057</text:p>
          </table:table-cell>
          <table:table-cell office:value-type="float" office:value="47966" calcext:value-type="float">
            <text:p>479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6929" calcext:value-type="float">
            <text:p>646929</text:p>
          </table:table-cell>
          <table:table-cell office:value-type="float" office:value="542023" calcext:value-type="float">
            <text:p>542023</text:p>
          </table:table-cell>
          <table:table-cell office:value-type="float" office:value="494057" calcext:value-type="float">
            <text:p>494057</text:p>
          </table:table-cell>
          <table:table-cell office:value-type="float" office:value="47966" calcext:value-type="float">
            <text:p>479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6929" calcext:value-type="float">
            <text:p>646929</text:p>
          </table:table-cell>
          <table:table-cell office:value-type="float" office:value="542023" calcext:value-type="float">
            <text:p>542023</text:p>
          </table:table-cell>
          <table:table-cell office:value-type="float" office:value="494057" calcext:value-type="float">
            <text:p>494057</text:p>
          </table:table-cell>
          <table:table-cell office:value-type="float" office:value="47966" calcext:value-type="float">
            <text:p>479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6929" calcext:value-type="float">
            <text:p>646929</text:p>
          </table:table-cell>
          <table:table-cell office:value-type="float" office:value="542023" calcext:value-type="float">
            <text:p>542023</text:p>
          </table:table-cell>
          <table:table-cell office:value-type="float" office:value="494057" calcext:value-type="float">
            <text:p>494057</text:p>
          </table:table-cell>
          <table:table-cell office:value-type="float" office:value="47966" calcext:value-type="float">
            <text:p>479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6929" calcext:value-type="float">
            <text:p>646929</text:p>
          </table:table-cell>
          <table:table-cell office:value-type="float" office:value="542023" calcext:value-type="float">
            <text:p>542023</text:p>
          </table:table-cell>
          <table:table-cell office:value-type="float" office:value="494057" calcext:value-type="float">
            <text:p>494057</text:p>
          </table:table-cell>
          <table:table-cell office:value-type="float" office:value="47966" calcext:value-type="float">
            <text:p>479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6929" calcext:value-type="float">
            <text:p>646929</text:p>
          </table:table-cell>
          <table:table-cell office:value-type="float" office:value="542023" calcext:value-type="float">
            <text:p>542023</text:p>
          </table:table-cell>
          <table:table-cell office:value-type="float" office:value="494057" calcext:value-type="float">
            <text:p>494057</text:p>
          </table:table-cell>
          <table:table-cell office:value-type="float" office:value="47966" calcext:value-type="float">
            <text:p>479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6929" calcext:value-type="float">
            <text:p>646929</text:p>
          </table:table-cell>
          <table:table-cell office:value-type="float" office:value="542023" calcext:value-type="float">
            <text:p>542023</text:p>
          </table:table-cell>
          <table:table-cell office:value-type="float" office:value="494057" calcext:value-type="float">
            <text:p>494057</text:p>
          </table:table-cell>
          <table:table-cell office:value-type="float" office:value="47966" calcext:value-type="float">
            <text:p>479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6929" calcext:value-type="float">
            <text:p>646929</text:p>
          </table:table-cell>
          <table:table-cell office:value-type="float" office:value="542023" calcext:value-type="float">
            <text:p>542023</text:p>
          </table:table-cell>
          <table:table-cell office:value-type="float" office:value="494057" calcext:value-type="float">
            <text:p>494057</text:p>
          </table:table-cell>
          <table:table-cell office:value-type="float" office:value="47966" calcext:value-type="float">
            <text:p>479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6929" calcext:value-type="float">
            <text:p>646929</text:p>
          </table:table-cell>
          <table:table-cell office:value-type="float" office:value="542023" calcext:value-type="float">
            <text:p>542023</text:p>
          </table:table-cell>
          <table:table-cell office:value-type="float" office:value="494057" calcext:value-type="float">
            <text:p>494057</text:p>
          </table:table-cell>
          <table:table-cell office:value-type="float" office:value="47966" calcext:value-type="float">
            <text:p>479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6929" calcext:value-type="float">
            <text:p>646929</text:p>
          </table:table-cell>
          <table:table-cell office:value-type="float" office:value="542023" calcext:value-type="float">
            <text:p>542023</text:p>
          </table:table-cell>
          <table:table-cell office:value-type="float" office:value="494057" calcext:value-type="float">
            <text:p>494057</text:p>
          </table:table-cell>
          <table:table-cell office:value-type="float" office:value="47966" calcext:value-type="float">
            <text:p>479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6929" calcext:value-type="float">
            <text:p>646929</text:p>
          </table:table-cell>
          <table:table-cell office:value-type="float" office:value="542023" calcext:value-type="float">
            <text:p>542023</text:p>
          </table:table-cell>
          <table:table-cell office:value-type="float" office:value="494057" calcext:value-type="float">
            <text:p>494057</text:p>
          </table:table-cell>
          <table:table-cell office:value-type="float" office:value="47966" calcext:value-type="float">
            <text:p>479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6929" calcext:value-type="float">
            <text:p>646929</text:p>
          </table:table-cell>
          <table:table-cell office:value-type="float" office:value="542023" calcext:value-type="float">
            <text:p>542023</text:p>
          </table:table-cell>
          <table:table-cell office:value-type="float" office:value="494057" calcext:value-type="float">
            <text:p>494057</text:p>
          </table:table-cell>
          <table:table-cell office:value-type="float" office:value="47966" calcext:value-type="float">
            <text:p>479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6929" calcext:value-type="float">
            <text:p>646929</text:p>
          </table:table-cell>
          <table:table-cell office:value-type="float" office:value="542023" calcext:value-type="float">
            <text:p>542023</text:p>
          </table:table-cell>
          <table:table-cell office:value-type="float" office:value="494057" calcext:value-type="float">
            <text:p>494057</text:p>
          </table:table-cell>
          <table:table-cell office:value-type="float" office:value="47966" calcext:value-type="float">
            <text:p>479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6929" calcext:value-type="float">
            <text:p>646929</text:p>
          </table:table-cell>
          <table:table-cell office:value-type="float" office:value="542023" calcext:value-type="float">
            <text:p>542023</text:p>
          </table:table-cell>
          <table:table-cell office:value-type="float" office:value="494057" calcext:value-type="float">
            <text:p>494057</text:p>
          </table:table-cell>
          <table:table-cell office:value-type="float" office:value="47966" calcext:value-type="float">
            <text:p>479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6929" calcext:value-type="float">
            <text:p>646929</text:p>
          </table:table-cell>
          <table:table-cell office:value-type="float" office:value="542023" calcext:value-type="float">
            <text:p>542023</text:p>
          </table:table-cell>
          <table:table-cell office:value-type="float" office:value="494057" calcext:value-type="float">
            <text:p>494057</text:p>
          </table:table-cell>
          <table:table-cell office:value-type="float" office:value="47966" calcext:value-type="float">
            <text:p>4796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4195" calcext:value-type="float">
            <text:p>644195</text:p>
          </table:table-cell>
          <table:table-cell office:value-type="float" office:value="544757" calcext:value-type="float">
            <text:p>544757</text:p>
          </table:table-cell>
          <table:table-cell office:value-type="float" office:value="499960" calcext:value-type="float">
            <text:p>499960</text:p>
          </table:table-cell>
          <table:table-cell office:value-type="float" office:value="44797" calcext:value-type="float">
            <text:p>4479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4195" calcext:value-type="float">
            <text:p>644195</text:p>
          </table:table-cell>
          <table:table-cell office:value-type="float" office:value="544757" calcext:value-type="float">
            <text:p>544757</text:p>
          </table:table-cell>
          <table:table-cell office:value-type="float" office:value="499960" calcext:value-type="float">
            <text:p>499960</text:p>
          </table:table-cell>
          <table:table-cell office:value-type="float" office:value="44797" calcext:value-type="float">
            <text:p>4479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4195" calcext:value-type="float">
            <text:p>644195</text:p>
          </table:table-cell>
          <table:table-cell office:value-type="float" office:value="544757" calcext:value-type="float">
            <text:p>544757</text:p>
          </table:table-cell>
          <table:table-cell office:value-type="float" office:value="499960" calcext:value-type="float">
            <text:p>499960</text:p>
          </table:table-cell>
          <table:table-cell office:value-type="float" office:value="44797" calcext:value-type="float">
            <text:p>4479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4195" calcext:value-type="float">
            <text:p>644195</text:p>
          </table:table-cell>
          <table:table-cell office:value-type="float" office:value="544757" calcext:value-type="float">
            <text:p>544757</text:p>
          </table:table-cell>
          <table:table-cell office:value-type="float" office:value="499960" calcext:value-type="float">
            <text:p>499960</text:p>
          </table:table-cell>
          <table:table-cell office:value-type="float" office:value="44797" calcext:value-type="float">
            <text:p>4479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4195" calcext:value-type="float">
            <text:p>644195</text:p>
          </table:table-cell>
          <table:table-cell office:value-type="float" office:value="544757" calcext:value-type="float">
            <text:p>544757</text:p>
          </table:table-cell>
          <table:table-cell office:value-type="float" office:value="499960" calcext:value-type="float">
            <text:p>499960</text:p>
          </table:table-cell>
          <table:table-cell office:value-type="float" office:value="44797" calcext:value-type="float">
            <text:p>4479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4195" calcext:value-type="float">
            <text:p>644195</text:p>
          </table:table-cell>
          <table:table-cell office:value-type="float" office:value="544757" calcext:value-type="float">
            <text:p>544757</text:p>
          </table:table-cell>
          <table:table-cell office:value-type="float" office:value="499960" calcext:value-type="float">
            <text:p>499960</text:p>
          </table:table-cell>
          <table:table-cell office:value-type="float" office:value="44797" calcext:value-type="float">
            <text:p>4479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4195" calcext:value-type="float">
            <text:p>644195</text:p>
          </table:table-cell>
          <table:table-cell office:value-type="float" office:value="544757" calcext:value-type="float">
            <text:p>544757</text:p>
          </table:table-cell>
          <table:table-cell office:value-type="float" office:value="499960" calcext:value-type="float">
            <text:p>499960</text:p>
          </table:table-cell>
          <table:table-cell office:value-type="float" office:value="44797" calcext:value-type="float">
            <text:p>4479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4195" calcext:value-type="float">
            <text:p>644195</text:p>
          </table:table-cell>
          <table:table-cell office:value-type="float" office:value="544757" calcext:value-type="float">
            <text:p>544757</text:p>
          </table:table-cell>
          <table:table-cell office:value-type="float" office:value="499960" calcext:value-type="float">
            <text:p>499960</text:p>
          </table:table-cell>
          <table:table-cell office:value-type="float" office:value="44797" calcext:value-type="float">
            <text:p>4479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4195" calcext:value-type="float">
            <text:p>644195</text:p>
          </table:table-cell>
          <table:table-cell office:value-type="float" office:value="544757" calcext:value-type="float">
            <text:p>544757</text:p>
          </table:table-cell>
          <table:table-cell office:value-type="float" office:value="499960" calcext:value-type="float">
            <text:p>499960</text:p>
          </table:table-cell>
          <table:table-cell office:value-type="float" office:value="44797" calcext:value-type="float">
            <text:p>4479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4195" calcext:value-type="float">
            <text:p>644195</text:p>
          </table:table-cell>
          <table:table-cell office:value-type="float" office:value="544757" calcext:value-type="float">
            <text:p>544757</text:p>
          </table:table-cell>
          <table:table-cell office:value-type="float" office:value="499960" calcext:value-type="float">
            <text:p>499960</text:p>
          </table:table-cell>
          <table:table-cell office:value-type="float" office:value="44797" calcext:value-type="float">
            <text:p>4479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4195" calcext:value-type="float">
            <text:p>644195</text:p>
          </table:table-cell>
          <table:table-cell office:value-type="float" office:value="544757" calcext:value-type="float">
            <text:p>544757</text:p>
          </table:table-cell>
          <table:table-cell office:value-type="float" office:value="499960" calcext:value-type="float">
            <text:p>499960</text:p>
          </table:table-cell>
          <table:table-cell office:value-type="float" office:value="44797" calcext:value-type="float">
            <text:p>4479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4195" calcext:value-type="float">
            <text:p>644195</text:p>
          </table:table-cell>
          <table:table-cell office:value-type="float" office:value="544757" calcext:value-type="float">
            <text:p>544757</text:p>
          </table:table-cell>
          <table:table-cell office:value-type="float" office:value="499960" calcext:value-type="float">
            <text:p>499960</text:p>
          </table:table-cell>
          <table:table-cell office:value-type="float" office:value="44797" calcext:value-type="float">
            <text:p>4479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4195" calcext:value-type="float">
            <text:p>644195</text:p>
          </table:table-cell>
          <table:table-cell office:value-type="float" office:value="544757" calcext:value-type="float">
            <text:p>544757</text:p>
          </table:table-cell>
          <table:table-cell office:value-type="float" office:value="499960" calcext:value-type="float">
            <text:p>499960</text:p>
          </table:table-cell>
          <table:table-cell office:value-type="float" office:value="44797" calcext:value-type="float">
            <text:p>4479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4195" calcext:value-type="float">
            <text:p>644195</text:p>
          </table:table-cell>
          <table:table-cell office:value-type="float" office:value="544757" calcext:value-type="float">
            <text:p>544757</text:p>
          </table:table-cell>
          <table:table-cell office:value-type="float" office:value="499960" calcext:value-type="float">
            <text:p>499960</text:p>
          </table:table-cell>
          <table:table-cell office:value-type="float" office:value="44797" calcext:value-type="float">
            <text:p>4479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4195" calcext:value-type="float">
            <text:p>644195</text:p>
          </table:table-cell>
          <table:table-cell office:value-type="float" office:value="544757" calcext:value-type="float">
            <text:p>544757</text:p>
          </table:table-cell>
          <table:table-cell office:value-type="float" office:value="499960" calcext:value-type="float">
            <text:p>499960</text:p>
          </table:table-cell>
          <table:table-cell office:value-type="float" office:value="44797" calcext:value-type="float">
            <text:p>4479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1750" calcext:value-type="float">
            <text:p>641750</text:p>
          </table:table-cell>
          <table:table-cell office:value-type="float" office:value="547202" calcext:value-type="float">
            <text:p>547202</text:p>
          </table:table-cell>
          <table:table-cell office:value-type="float" office:value="505648" calcext:value-type="float">
            <text:p>505648</text:p>
          </table:table-cell>
          <table:table-cell office:value-type="float" office:value="41554" calcext:value-type="float">
            <text:p>4155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1750" calcext:value-type="float">
            <text:p>641750</text:p>
          </table:table-cell>
          <table:table-cell office:value-type="float" office:value="547202" calcext:value-type="float">
            <text:p>547202</text:p>
          </table:table-cell>
          <table:table-cell office:value-type="float" office:value="505648" calcext:value-type="float">
            <text:p>505648</text:p>
          </table:table-cell>
          <table:table-cell office:value-type="float" office:value="41554" calcext:value-type="float">
            <text:p>4155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1750" calcext:value-type="float">
            <text:p>641750</text:p>
          </table:table-cell>
          <table:table-cell office:value-type="float" office:value="547202" calcext:value-type="float">
            <text:p>547202</text:p>
          </table:table-cell>
          <table:table-cell office:value-type="float" office:value="505648" calcext:value-type="float">
            <text:p>505648</text:p>
          </table:table-cell>
          <table:table-cell office:value-type="float" office:value="41554" calcext:value-type="float">
            <text:p>4155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1750" calcext:value-type="float">
            <text:p>641750</text:p>
          </table:table-cell>
          <table:table-cell office:value-type="float" office:value="547202" calcext:value-type="float">
            <text:p>547202</text:p>
          </table:table-cell>
          <table:table-cell office:value-type="float" office:value="505648" calcext:value-type="float">
            <text:p>505648</text:p>
          </table:table-cell>
          <table:table-cell office:value-type="float" office:value="41554" calcext:value-type="float">
            <text:p>4155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1750" calcext:value-type="float">
            <text:p>641750</text:p>
          </table:table-cell>
          <table:table-cell office:value-type="float" office:value="547202" calcext:value-type="float">
            <text:p>547202</text:p>
          </table:table-cell>
          <table:table-cell office:value-type="float" office:value="505648" calcext:value-type="float">
            <text:p>505648</text:p>
          </table:table-cell>
          <table:table-cell office:value-type="float" office:value="41554" calcext:value-type="float">
            <text:p>4155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1750" calcext:value-type="float">
            <text:p>641750</text:p>
          </table:table-cell>
          <table:table-cell office:value-type="float" office:value="547202" calcext:value-type="float">
            <text:p>547202</text:p>
          </table:table-cell>
          <table:table-cell office:value-type="float" office:value="505648" calcext:value-type="float">
            <text:p>505648</text:p>
          </table:table-cell>
          <table:table-cell office:value-type="float" office:value="41554" calcext:value-type="float">
            <text:p>4155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1750" calcext:value-type="float">
            <text:p>641750</text:p>
          </table:table-cell>
          <table:table-cell office:value-type="float" office:value="547202" calcext:value-type="float">
            <text:p>547202</text:p>
          </table:table-cell>
          <table:table-cell office:value-type="float" office:value="505648" calcext:value-type="float">
            <text:p>505648</text:p>
          </table:table-cell>
          <table:table-cell office:value-type="float" office:value="41554" calcext:value-type="float">
            <text:p>4155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1750" calcext:value-type="float">
            <text:p>641750</text:p>
          </table:table-cell>
          <table:table-cell office:value-type="float" office:value="547202" calcext:value-type="float">
            <text:p>547202</text:p>
          </table:table-cell>
          <table:table-cell office:value-type="float" office:value="505648" calcext:value-type="float">
            <text:p>505648</text:p>
          </table:table-cell>
          <table:table-cell office:value-type="float" office:value="41554" calcext:value-type="float">
            <text:p>4155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1750" calcext:value-type="float">
            <text:p>641750</text:p>
          </table:table-cell>
          <table:table-cell office:value-type="float" office:value="547202" calcext:value-type="float">
            <text:p>547202</text:p>
          </table:table-cell>
          <table:table-cell office:value-type="float" office:value="505648" calcext:value-type="float">
            <text:p>505648</text:p>
          </table:table-cell>
          <table:table-cell office:value-type="float" office:value="41554" calcext:value-type="float">
            <text:p>4155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1750" calcext:value-type="float">
            <text:p>641750</text:p>
          </table:table-cell>
          <table:table-cell office:value-type="float" office:value="547202" calcext:value-type="float">
            <text:p>547202</text:p>
          </table:table-cell>
          <table:table-cell office:value-type="float" office:value="505648" calcext:value-type="float">
            <text:p>505648</text:p>
          </table:table-cell>
          <table:table-cell office:value-type="float" office:value="41554" calcext:value-type="float">
            <text:p>4155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1750" calcext:value-type="float">
            <text:p>641750</text:p>
          </table:table-cell>
          <table:table-cell office:value-type="float" office:value="547202" calcext:value-type="float">
            <text:p>547202</text:p>
          </table:table-cell>
          <table:table-cell office:value-type="float" office:value="505648" calcext:value-type="float">
            <text:p>505648</text:p>
          </table:table-cell>
          <table:table-cell office:value-type="float" office:value="41554" calcext:value-type="float">
            <text:p>4155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1750" calcext:value-type="float">
            <text:p>641750</text:p>
          </table:table-cell>
          <table:table-cell office:value-type="float" office:value="547202" calcext:value-type="float">
            <text:p>547202</text:p>
          </table:table-cell>
          <table:table-cell office:value-type="float" office:value="505648" calcext:value-type="float">
            <text:p>505648</text:p>
          </table:table-cell>
          <table:table-cell office:value-type="float" office:value="41554" calcext:value-type="float">
            <text:p>4155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1750" calcext:value-type="float">
            <text:p>641750</text:p>
          </table:table-cell>
          <table:table-cell office:value-type="float" office:value="547202" calcext:value-type="float">
            <text:p>547202</text:p>
          </table:table-cell>
          <table:table-cell office:value-type="float" office:value="505648" calcext:value-type="float">
            <text:p>505648</text:p>
          </table:table-cell>
          <table:table-cell office:value-type="float" office:value="41554" calcext:value-type="float">
            <text:p>4155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1750" calcext:value-type="float">
            <text:p>641750</text:p>
          </table:table-cell>
          <table:table-cell office:value-type="float" office:value="547202" calcext:value-type="float">
            <text:p>547202</text:p>
          </table:table-cell>
          <table:table-cell office:value-type="float" office:value="505648" calcext:value-type="float">
            <text:p>505648</text:p>
          </table:table-cell>
          <table:table-cell office:value-type="float" office:value="41554" calcext:value-type="float">
            <text:p>4155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1750" calcext:value-type="float">
            <text:p>641750</text:p>
          </table:table-cell>
          <table:table-cell office:value-type="float" office:value="547202" calcext:value-type="float">
            <text:p>547202</text:p>
          </table:table-cell>
          <table:table-cell office:value-type="float" office:value="505648" calcext:value-type="float">
            <text:p>505648</text:p>
          </table:table-cell>
          <table:table-cell office:value-type="float" office:value="41554" calcext:value-type="float">
            <text:p>4155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9476" calcext:value-type="float">
            <text:p>639476</text:p>
          </table:table-cell>
          <table:table-cell office:value-type="float" office:value="549476" calcext:value-type="float">
            <text:p>549476</text:p>
          </table:table-cell>
          <table:table-cell office:value-type="float" office:value="510850" calcext:value-type="float">
            <text:p>510850</text:p>
          </table:table-cell>
          <table:table-cell office:value-type="float" office:value="38626" calcext:value-type="float">
            <text:p>386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9476" calcext:value-type="float">
            <text:p>639476</text:p>
          </table:table-cell>
          <table:table-cell office:value-type="float" office:value="549476" calcext:value-type="float">
            <text:p>549476</text:p>
          </table:table-cell>
          <table:table-cell office:value-type="float" office:value="510850" calcext:value-type="float">
            <text:p>510850</text:p>
          </table:table-cell>
          <table:table-cell office:value-type="float" office:value="38626" calcext:value-type="float">
            <text:p>386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9476" calcext:value-type="float">
            <text:p>639476</text:p>
          </table:table-cell>
          <table:table-cell office:value-type="float" office:value="549476" calcext:value-type="float">
            <text:p>549476</text:p>
          </table:table-cell>
          <table:table-cell office:value-type="float" office:value="510850" calcext:value-type="float">
            <text:p>510850</text:p>
          </table:table-cell>
          <table:table-cell office:value-type="float" office:value="38626" calcext:value-type="float">
            <text:p>386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9476" calcext:value-type="float">
            <text:p>639476</text:p>
          </table:table-cell>
          <table:table-cell office:value-type="float" office:value="549476" calcext:value-type="float">
            <text:p>549476</text:p>
          </table:table-cell>
          <table:table-cell office:value-type="float" office:value="510850" calcext:value-type="float">
            <text:p>510850</text:p>
          </table:table-cell>
          <table:table-cell office:value-type="float" office:value="38626" calcext:value-type="float">
            <text:p>386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9476" calcext:value-type="float">
            <text:p>639476</text:p>
          </table:table-cell>
          <table:table-cell office:value-type="float" office:value="549476" calcext:value-type="float">
            <text:p>549476</text:p>
          </table:table-cell>
          <table:table-cell office:value-type="float" office:value="510850" calcext:value-type="float">
            <text:p>510850</text:p>
          </table:table-cell>
          <table:table-cell office:value-type="float" office:value="38626" calcext:value-type="float">
            <text:p>386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9476" calcext:value-type="float">
            <text:p>639476</text:p>
          </table:table-cell>
          <table:table-cell office:value-type="float" office:value="549476" calcext:value-type="float">
            <text:p>549476</text:p>
          </table:table-cell>
          <table:table-cell office:value-type="float" office:value="510850" calcext:value-type="float">
            <text:p>510850</text:p>
          </table:table-cell>
          <table:table-cell office:value-type="float" office:value="38626" calcext:value-type="float">
            <text:p>386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9476" calcext:value-type="float">
            <text:p>639476</text:p>
          </table:table-cell>
          <table:table-cell office:value-type="float" office:value="549476" calcext:value-type="float">
            <text:p>549476</text:p>
          </table:table-cell>
          <table:table-cell office:value-type="float" office:value="510850" calcext:value-type="float">
            <text:p>510850</text:p>
          </table:table-cell>
          <table:table-cell office:value-type="float" office:value="38626" calcext:value-type="float">
            <text:p>386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9476" calcext:value-type="float">
            <text:p>639476</text:p>
          </table:table-cell>
          <table:table-cell office:value-type="float" office:value="549476" calcext:value-type="float">
            <text:p>549476</text:p>
          </table:table-cell>
          <table:table-cell office:value-type="float" office:value="510850" calcext:value-type="float">
            <text:p>510850</text:p>
          </table:table-cell>
          <table:table-cell office:value-type="float" office:value="38626" calcext:value-type="float">
            <text:p>386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9476" calcext:value-type="float">
            <text:p>639476</text:p>
          </table:table-cell>
          <table:table-cell office:value-type="float" office:value="549476" calcext:value-type="float">
            <text:p>549476</text:p>
          </table:table-cell>
          <table:table-cell office:value-type="float" office:value="510850" calcext:value-type="float">
            <text:p>510850</text:p>
          </table:table-cell>
          <table:table-cell office:value-type="float" office:value="38626" calcext:value-type="float">
            <text:p>386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9476" calcext:value-type="float">
            <text:p>639476</text:p>
          </table:table-cell>
          <table:table-cell office:value-type="float" office:value="549476" calcext:value-type="float">
            <text:p>549476</text:p>
          </table:table-cell>
          <table:table-cell office:value-type="float" office:value="510850" calcext:value-type="float">
            <text:p>510850</text:p>
          </table:table-cell>
          <table:table-cell office:value-type="float" office:value="38626" calcext:value-type="float">
            <text:p>386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9476" calcext:value-type="float">
            <text:p>639476</text:p>
          </table:table-cell>
          <table:table-cell office:value-type="float" office:value="549476" calcext:value-type="float">
            <text:p>549476</text:p>
          </table:table-cell>
          <table:table-cell office:value-type="float" office:value="510850" calcext:value-type="float">
            <text:p>510850</text:p>
          </table:table-cell>
          <table:table-cell office:value-type="float" office:value="38626" calcext:value-type="float">
            <text:p>386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9476" calcext:value-type="float">
            <text:p>639476</text:p>
          </table:table-cell>
          <table:table-cell office:value-type="float" office:value="549476" calcext:value-type="float">
            <text:p>549476</text:p>
          </table:table-cell>
          <table:table-cell office:value-type="float" office:value="510850" calcext:value-type="float">
            <text:p>510850</text:p>
          </table:table-cell>
          <table:table-cell office:value-type="float" office:value="38626" calcext:value-type="float">
            <text:p>386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9476" calcext:value-type="float">
            <text:p>639476</text:p>
          </table:table-cell>
          <table:table-cell office:value-type="float" office:value="549476" calcext:value-type="float">
            <text:p>549476</text:p>
          </table:table-cell>
          <table:table-cell office:value-type="float" office:value="510850" calcext:value-type="float">
            <text:p>510850</text:p>
          </table:table-cell>
          <table:table-cell office:value-type="float" office:value="38626" calcext:value-type="float">
            <text:p>386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9476" calcext:value-type="float">
            <text:p>639476</text:p>
          </table:table-cell>
          <table:table-cell office:value-type="float" office:value="549476" calcext:value-type="float">
            <text:p>549476</text:p>
          </table:table-cell>
          <table:table-cell office:value-type="float" office:value="510850" calcext:value-type="float">
            <text:p>510850</text:p>
          </table:table-cell>
          <table:table-cell office:value-type="float" office:value="38626" calcext:value-type="float">
            <text:p>386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9476" calcext:value-type="float">
            <text:p>639476</text:p>
          </table:table-cell>
          <table:table-cell office:value-type="float" office:value="549476" calcext:value-type="float">
            <text:p>549476</text:p>
          </table:table-cell>
          <table:table-cell office:value-type="float" office:value="510850" calcext:value-type="float">
            <text:p>510850</text:p>
          </table:table-cell>
          <table:table-cell office:value-type="float" office:value="38626" calcext:value-type="float">
            <text:p>3862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7189" calcext:value-type="float">
            <text:p>637189</text:p>
          </table:table-cell>
          <table:table-cell office:value-type="float" office:value="551763" calcext:value-type="float">
            <text:p>551763</text:p>
          </table:table-cell>
          <table:table-cell office:value-type="float" office:value="515789" calcext:value-type="float">
            <text:p>515789</text:p>
          </table:table-cell>
          <table:table-cell office:value-type="float" office:value="35974" calcext:value-type="float">
            <text:p>3597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7189" calcext:value-type="float">
            <text:p>637189</text:p>
          </table:table-cell>
          <table:table-cell office:value-type="float" office:value="551763" calcext:value-type="float">
            <text:p>551763</text:p>
          </table:table-cell>
          <table:table-cell office:value-type="float" office:value="515789" calcext:value-type="float">
            <text:p>515789</text:p>
          </table:table-cell>
          <table:table-cell office:value-type="float" office:value="35974" calcext:value-type="float">
            <text:p>3597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7189" calcext:value-type="float">
            <text:p>637189</text:p>
          </table:table-cell>
          <table:table-cell office:value-type="float" office:value="551763" calcext:value-type="float">
            <text:p>551763</text:p>
          </table:table-cell>
          <table:table-cell office:value-type="float" office:value="515789" calcext:value-type="float">
            <text:p>515789</text:p>
          </table:table-cell>
          <table:table-cell office:value-type="float" office:value="35974" calcext:value-type="float">
            <text:p>3597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7189" calcext:value-type="float">
            <text:p>637189</text:p>
          </table:table-cell>
          <table:table-cell office:value-type="float" office:value="551763" calcext:value-type="float">
            <text:p>551763</text:p>
          </table:table-cell>
          <table:table-cell office:value-type="float" office:value="515789" calcext:value-type="float">
            <text:p>515789</text:p>
          </table:table-cell>
          <table:table-cell office:value-type="float" office:value="35974" calcext:value-type="float">
            <text:p>3597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7189" calcext:value-type="float">
            <text:p>637189</text:p>
          </table:table-cell>
          <table:table-cell office:value-type="float" office:value="551763" calcext:value-type="float">
            <text:p>551763</text:p>
          </table:table-cell>
          <table:table-cell office:value-type="float" office:value="515789" calcext:value-type="float">
            <text:p>515789</text:p>
          </table:table-cell>
          <table:table-cell office:value-type="float" office:value="35974" calcext:value-type="float">
            <text:p>3597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7189" calcext:value-type="float">
            <text:p>637189</text:p>
          </table:table-cell>
          <table:table-cell office:value-type="float" office:value="551763" calcext:value-type="float">
            <text:p>551763</text:p>
          </table:table-cell>
          <table:table-cell office:value-type="float" office:value="515789" calcext:value-type="float">
            <text:p>515789</text:p>
          </table:table-cell>
          <table:table-cell office:value-type="float" office:value="35974" calcext:value-type="float">
            <text:p>3597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7189" calcext:value-type="float">
            <text:p>637189</text:p>
          </table:table-cell>
          <table:table-cell office:value-type="float" office:value="551763" calcext:value-type="float">
            <text:p>551763</text:p>
          </table:table-cell>
          <table:table-cell office:value-type="float" office:value="515789" calcext:value-type="float">
            <text:p>515789</text:p>
          </table:table-cell>
          <table:table-cell office:value-type="float" office:value="35974" calcext:value-type="float">
            <text:p>3597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7189" calcext:value-type="float">
            <text:p>637189</text:p>
          </table:table-cell>
          <table:table-cell office:value-type="float" office:value="551763" calcext:value-type="float">
            <text:p>551763</text:p>
          </table:table-cell>
          <table:table-cell office:value-type="float" office:value="515789" calcext:value-type="float">
            <text:p>515789</text:p>
          </table:table-cell>
          <table:table-cell office:value-type="float" office:value="35974" calcext:value-type="float">
            <text:p>3597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7189" calcext:value-type="float">
            <text:p>637189</text:p>
          </table:table-cell>
          <table:table-cell office:value-type="float" office:value="551763" calcext:value-type="float">
            <text:p>551763</text:p>
          </table:table-cell>
          <table:table-cell office:value-type="float" office:value="515789" calcext:value-type="float">
            <text:p>515789</text:p>
          </table:table-cell>
          <table:table-cell office:value-type="float" office:value="35974" calcext:value-type="float">
            <text:p>3597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7189" calcext:value-type="float">
            <text:p>637189</text:p>
          </table:table-cell>
          <table:table-cell office:value-type="float" office:value="551763" calcext:value-type="float">
            <text:p>551763</text:p>
          </table:table-cell>
          <table:table-cell office:value-type="float" office:value="515789" calcext:value-type="float">
            <text:p>515789</text:p>
          </table:table-cell>
          <table:table-cell office:value-type="float" office:value="35974" calcext:value-type="float">
            <text:p>3597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7189" calcext:value-type="float">
            <text:p>637189</text:p>
          </table:table-cell>
          <table:table-cell office:value-type="float" office:value="551763" calcext:value-type="float">
            <text:p>551763</text:p>
          </table:table-cell>
          <table:table-cell office:value-type="float" office:value="515789" calcext:value-type="float">
            <text:p>515789</text:p>
          </table:table-cell>
          <table:table-cell office:value-type="float" office:value="35974" calcext:value-type="float">
            <text:p>3597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7189" calcext:value-type="float">
            <text:p>637189</text:p>
          </table:table-cell>
          <table:table-cell office:value-type="float" office:value="551763" calcext:value-type="float">
            <text:p>551763</text:p>
          </table:table-cell>
          <table:table-cell office:value-type="float" office:value="515789" calcext:value-type="float">
            <text:p>515789</text:p>
          </table:table-cell>
          <table:table-cell office:value-type="float" office:value="35974" calcext:value-type="float">
            <text:p>3597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7189" calcext:value-type="float">
            <text:p>637189</text:p>
          </table:table-cell>
          <table:table-cell office:value-type="float" office:value="551763" calcext:value-type="float">
            <text:p>551763</text:p>
          </table:table-cell>
          <table:table-cell office:value-type="float" office:value="515789" calcext:value-type="float">
            <text:p>515789</text:p>
          </table:table-cell>
          <table:table-cell office:value-type="float" office:value="35974" calcext:value-type="float">
            <text:p>3597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7189" calcext:value-type="float">
            <text:p>637189</text:p>
          </table:table-cell>
          <table:table-cell office:value-type="float" office:value="551763" calcext:value-type="float">
            <text:p>551763</text:p>
          </table:table-cell>
          <table:table-cell office:value-type="float" office:value="515789" calcext:value-type="float">
            <text:p>515789</text:p>
          </table:table-cell>
          <table:table-cell office:value-type="float" office:value="35974" calcext:value-type="float">
            <text:p>3597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7189" calcext:value-type="float">
            <text:p>637189</text:p>
          </table:table-cell>
          <table:table-cell office:value-type="float" office:value="551763" calcext:value-type="float">
            <text:p>551763</text:p>
          </table:table-cell>
          <table:table-cell office:value-type="float" office:value="515789" calcext:value-type="float">
            <text:p>515789</text:p>
          </table:table-cell>
          <table:table-cell office:value-type="float" office:value="35974" calcext:value-type="float">
            <text:p>3597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4839" calcext:value-type="float">
            <text:p>634839</text:p>
          </table:table-cell>
          <table:table-cell office:value-type="float" office:value="554113" calcext:value-type="float">
            <text:p>554113</text:p>
          </table:table-cell>
          <table:table-cell office:value-type="float" office:value="520575" calcext:value-type="float">
            <text:p>520575</text:p>
          </table:table-cell>
          <table:table-cell office:value-type="float" office:value="33538" calcext:value-type="float">
            <text:p>335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4839" calcext:value-type="float">
            <text:p>634839</text:p>
          </table:table-cell>
          <table:table-cell office:value-type="float" office:value="554113" calcext:value-type="float">
            <text:p>554113</text:p>
          </table:table-cell>
          <table:table-cell office:value-type="float" office:value="520575" calcext:value-type="float">
            <text:p>520575</text:p>
          </table:table-cell>
          <table:table-cell office:value-type="float" office:value="33538" calcext:value-type="float">
            <text:p>335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4839" calcext:value-type="float">
            <text:p>634839</text:p>
          </table:table-cell>
          <table:table-cell office:value-type="float" office:value="554113" calcext:value-type="float">
            <text:p>554113</text:p>
          </table:table-cell>
          <table:table-cell office:value-type="float" office:value="520575" calcext:value-type="float">
            <text:p>520575</text:p>
          </table:table-cell>
          <table:table-cell office:value-type="float" office:value="33538" calcext:value-type="float">
            <text:p>335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4839" calcext:value-type="float">
            <text:p>634839</text:p>
          </table:table-cell>
          <table:table-cell office:value-type="float" office:value="554113" calcext:value-type="float">
            <text:p>554113</text:p>
          </table:table-cell>
          <table:table-cell office:value-type="float" office:value="520575" calcext:value-type="float">
            <text:p>520575</text:p>
          </table:table-cell>
          <table:table-cell office:value-type="float" office:value="33538" calcext:value-type="float">
            <text:p>335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4839" calcext:value-type="float">
            <text:p>634839</text:p>
          </table:table-cell>
          <table:table-cell office:value-type="float" office:value="554113" calcext:value-type="float">
            <text:p>554113</text:p>
          </table:table-cell>
          <table:table-cell office:value-type="float" office:value="520575" calcext:value-type="float">
            <text:p>520575</text:p>
          </table:table-cell>
          <table:table-cell office:value-type="float" office:value="33538" calcext:value-type="float">
            <text:p>335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4839" calcext:value-type="float">
            <text:p>634839</text:p>
          </table:table-cell>
          <table:table-cell office:value-type="float" office:value="554113" calcext:value-type="float">
            <text:p>554113</text:p>
          </table:table-cell>
          <table:table-cell office:value-type="float" office:value="520575" calcext:value-type="float">
            <text:p>520575</text:p>
          </table:table-cell>
          <table:table-cell office:value-type="float" office:value="33538" calcext:value-type="float">
            <text:p>335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4839" calcext:value-type="float">
            <text:p>634839</text:p>
          </table:table-cell>
          <table:table-cell office:value-type="float" office:value="554113" calcext:value-type="float">
            <text:p>554113</text:p>
          </table:table-cell>
          <table:table-cell office:value-type="float" office:value="520575" calcext:value-type="float">
            <text:p>520575</text:p>
          </table:table-cell>
          <table:table-cell office:value-type="float" office:value="33538" calcext:value-type="float">
            <text:p>335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4839" calcext:value-type="float">
            <text:p>634839</text:p>
          </table:table-cell>
          <table:table-cell office:value-type="float" office:value="554113" calcext:value-type="float">
            <text:p>554113</text:p>
          </table:table-cell>
          <table:table-cell office:value-type="float" office:value="520575" calcext:value-type="float">
            <text:p>520575</text:p>
          </table:table-cell>
          <table:table-cell office:value-type="float" office:value="33538" calcext:value-type="float">
            <text:p>335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4839" calcext:value-type="float">
            <text:p>634839</text:p>
          </table:table-cell>
          <table:table-cell office:value-type="float" office:value="554113" calcext:value-type="float">
            <text:p>554113</text:p>
          </table:table-cell>
          <table:table-cell office:value-type="float" office:value="520575" calcext:value-type="float">
            <text:p>520575</text:p>
          </table:table-cell>
          <table:table-cell office:value-type="float" office:value="33538" calcext:value-type="float">
            <text:p>335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4839" calcext:value-type="float">
            <text:p>634839</text:p>
          </table:table-cell>
          <table:table-cell office:value-type="float" office:value="554113" calcext:value-type="float">
            <text:p>554113</text:p>
          </table:table-cell>
          <table:table-cell office:value-type="float" office:value="520575" calcext:value-type="float">
            <text:p>520575</text:p>
          </table:table-cell>
          <table:table-cell office:value-type="float" office:value="33538" calcext:value-type="float">
            <text:p>335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4839" calcext:value-type="float">
            <text:p>634839</text:p>
          </table:table-cell>
          <table:table-cell office:value-type="float" office:value="554113" calcext:value-type="float">
            <text:p>554113</text:p>
          </table:table-cell>
          <table:table-cell office:value-type="float" office:value="520575" calcext:value-type="float">
            <text:p>520575</text:p>
          </table:table-cell>
          <table:table-cell office:value-type="float" office:value="33538" calcext:value-type="float">
            <text:p>335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4839" calcext:value-type="float">
            <text:p>634839</text:p>
          </table:table-cell>
          <table:table-cell office:value-type="float" office:value="554113" calcext:value-type="float">
            <text:p>554113</text:p>
          </table:table-cell>
          <table:table-cell office:value-type="float" office:value="520575" calcext:value-type="float">
            <text:p>520575</text:p>
          </table:table-cell>
          <table:table-cell office:value-type="float" office:value="33538" calcext:value-type="float">
            <text:p>335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4839" calcext:value-type="float">
            <text:p>634839</text:p>
          </table:table-cell>
          <table:table-cell office:value-type="float" office:value="554113" calcext:value-type="float">
            <text:p>554113</text:p>
          </table:table-cell>
          <table:table-cell office:value-type="float" office:value="520575" calcext:value-type="float">
            <text:p>520575</text:p>
          </table:table-cell>
          <table:table-cell office:value-type="float" office:value="33538" calcext:value-type="float">
            <text:p>335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4839" calcext:value-type="float">
            <text:p>634839</text:p>
          </table:table-cell>
          <table:table-cell office:value-type="float" office:value="554113" calcext:value-type="float">
            <text:p>554113</text:p>
          </table:table-cell>
          <table:table-cell office:value-type="float" office:value="520575" calcext:value-type="float">
            <text:p>520575</text:p>
          </table:table-cell>
          <table:table-cell office:value-type="float" office:value="33538" calcext:value-type="float">
            <text:p>335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4839" calcext:value-type="float">
            <text:p>634839</text:p>
          </table:table-cell>
          <table:table-cell office:value-type="float" office:value="554113" calcext:value-type="float">
            <text:p>554113</text:p>
          </table:table-cell>
          <table:table-cell office:value-type="float" office:value="520575" calcext:value-type="float">
            <text:p>520575</text:p>
          </table:table-cell>
          <table:table-cell office:value-type="float" office:value="33538" calcext:value-type="float">
            <text:p>3353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2570" calcext:value-type="float">
            <text:p>632570</text:p>
          </table:table-cell>
          <table:table-cell office:value-type="float" office:value="556382" calcext:value-type="float">
            <text:p>556382</text:p>
          </table:table-cell>
          <table:table-cell office:value-type="float" office:value="525200" calcext:value-type="float">
            <text:p>525200</text:p>
          </table:table-cell>
          <table:table-cell office:value-type="float" office:value="31182" calcext:value-type="float">
            <text:p>3118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2570" calcext:value-type="float">
            <text:p>632570</text:p>
          </table:table-cell>
          <table:table-cell office:value-type="float" office:value="556382" calcext:value-type="float">
            <text:p>556382</text:p>
          </table:table-cell>
          <table:table-cell office:value-type="float" office:value="525200" calcext:value-type="float">
            <text:p>525200</text:p>
          </table:table-cell>
          <table:table-cell office:value-type="float" office:value="31182" calcext:value-type="float">
            <text:p>3118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2570" calcext:value-type="float">
            <text:p>632570</text:p>
          </table:table-cell>
          <table:table-cell office:value-type="float" office:value="556382" calcext:value-type="float">
            <text:p>556382</text:p>
          </table:table-cell>
          <table:table-cell office:value-type="float" office:value="525200" calcext:value-type="float">
            <text:p>525200</text:p>
          </table:table-cell>
          <table:table-cell office:value-type="float" office:value="31182" calcext:value-type="float">
            <text:p>3118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2570" calcext:value-type="float">
            <text:p>632570</text:p>
          </table:table-cell>
          <table:table-cell office:value-type="float" office:value="556382" calcext:value-type="float">
            <text:p>556382</text:p>
          </table:table-cell>
          <table:table-cell office:value-type="float" office:value="525200" calcext:value-type="float">
            <text:p>525200</text:p>
          </table:table-cell>
          <table:table-cell office:value-type="float" office:value="31182" calcext:value-type="float">
            <text:p>3118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2570" calcext:value-type="float">
            <text:p>632570</text:p>
          </table:table-cell>
          <table:table-cell office:value-type="float" office:value="556382" calcext:value-type="float">
            <text:p>556382</text:p>
          </table:table-cell>
          <table:table-cell office:value-type="float" office:value="525200" calcext:value-type="float">
            <text:p>525200</text:p>
          </table:table-cell>
          <table:table-cell office:value-type="float" office:value="31182" calcext:value-type="float">
            <text:p>3118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2570" calcext:value-type="float">
            <text:p>632570</text:p>
          </table:table-cell>
          <table:table-cell office:value-type="float" office:value="556382" calcext:value-type="float">
            <text:p>556382</text:p>
          </table:table-cell>
          <table:table-cell office:value-type="float" office:value="525200" calcext:value-type="float">
            <text:p>525200</text:p>
          </table:table-cell>
          <table:table-cell office:value-type="float" office:value="31182" calcext:value-type="float">
            <text:p>3118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2570" calcext:value-type="float">
            <text:p>632570</text:p>
          </table:table-cell>
          <table:table-cell office:value-type="float" office:value="556382" calcext:value-type="float">
            <text:p>556382</text:p>
          </table:table-cell>
          <table:table-cell office:value-type="float" office:value="525200" calcext:value-type="float">
            <text:p>525200</text:p>
          </table:table-cell>
          <table:table-cell office:value-type="float" office:value="31182" calcext:value-type="float">
            <text:p>3118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2570" calcext:value-type="float">
            <text:p>632570</text:p>
          </table:table-cell>
          <table:table-cell office:value-type="float" office:value="556382" calcext:value-type="float">
            <text:p>556382</text:p>
          </table:table-cell>
          <table:table-cell office:value-type="float" office:value="525200" calcext:value-type="float">
            <text:p>525200</text:p>
          </table:table-cell>
          <table:table-cell office:value-type="float" office:value="31182" calcext:value-type="float">
            <text:p>3118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2570" calcext:value-type="float">
            <text:p>632570</text:p>
          </table:table-cell>
          <table:table-cell office:value-type="float" office:value="556382" calcext:value-type="float">
            <text:p>556382</text:p>
          </table:table-cell>
          <table:table-cell office:value-type="float" office:value="525200" calcext:value-type="float">
            <text:p>525200</text:p>
          </table:table-cell>
          <table:table-cell office:value-type="float" office:value="31182" calcext:value-type="float">
            <text:p>3118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2570" calcext:value-type="float">
            <text:p>632570</text:p>
          </table:table-cell>
          <table:table-cell office:value-type="float" office:value="556382" calcext:value-type="float">
            <text:p>556382</text:p>
          </table:table-cell>
          <table:table-cell office:value-type="float" office:value="525200" calcext:value-type="float">
            <text:p>525200</text:p>
          </table:table-cell>
          <table:table-cell office:value-type="float" office:value="31182" calcext:value-type="float">
            <text:p>3118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2570" calcext:value-type="float">
            <text:p>632570</text:p>
          </table:table-cell>
          <table:table-cell office:value-type="float" office:value="556382" calcext:value-type="float">
            <text:p>556382</text:p>
          </table:table-cell>
          <table:table-cell office:value-type="float" office:value="525200" calcext:value-type="float">
            <text:p>525200</text:p>
          </table:table-cell>
          <table:table-cell office:value-type="float" office:value="31182" calcext:value-type="float">
            <text:p>3118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2570" calcext:value-type="float">
            <text:p>632570</text:p>
          </table:table-cell>
          <table:table-cell office:value-type="float" office:value="556382" calcext:value-type="float">
            <text:p>556382</text:p>
          </table:table-cell>
          <table:table-cell office:value-type="float" office:value="525200" calcext:value-type="float">
            <text:p>525200</text:p>
          </table:table-cell>
          <table:table-cell office:value-type="float" office:value="31182" calcext:value-type="float">
            <text:p>3118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2570" calcext:value-type="float">
            <text:p>632570</text:p>
          </table:table-cell>
          <table:table-cell office:value-type="float" office:value="556382" calcext:value-type="float">
            <text:p>556382</text:p>
          </table:table-cell>
          <table:table-cell office:value-type="float" office:value="525200" calcext:value-type="float">
            <text:p>525200</text:p>
          </table:table-cell>
          <table:table-cell office:value-type="float" office:value="31182" calcext:value-type="float">
            <text:p>3118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2570" calcext:value-type="float">
            <text:p>632570</text:p>
          </table:table-cell>
          <table:table-cell office:value-type="float" office:value="556382" calcext:value-type="float">
            <text:p>556382</text:p>
          </table:table-cell>
          <table:table-cell office:value-type="float" office:value="525200" calcext:value-type="float">
            <text:p>525200</text:p>
          </table:table-cell>
          <table:table-cell office:value-type="float" office:value="31182" calcext:value-type="float">
            <text:p>3118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2570" calcext:value-type="float">
            <text:p>632570</text:p>
          </table:table-cell>
          <table:table-cell office:value-type="float" office:value="556382" calcext:value-type="float">
            <text:p>556382</text:p>
          </table:table-cell>
          <table:table-cell office:value-type="float" office:value="525200" calcext:value-type="float">
            <text:p>525200</text:p>
          </table:table-cell>
          <table:table-cell office:value-type="float" office:value="31182" calcext:value-type="float">
            <text:p>3118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0417" calcext:value-type="float">
            <text:p>630417</text:p>
          </table:table-cell>
          <table:table-cell office:value-type="float" office:value="558535" calcext:value-type="float">
            <text:p>558535</text:p>
          </table:table-cell>
          <table:table-cell office:value-type="float" office:value="529549" calcext:value-type="float">
            <text:p>529549</text:p>
          </table:table-cell>
          <table:table-cell office:value-type="float" office:value="28986" calcext:value-type="float">
            <text:p>2898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0417" calcext:value-type="float">
            <text:p>630417</text:p>
          </table:table-cell>
          <table:table-cell office:value-type="float" office:value="558535" calcext:value-type="float">
            <text:p>558535</text:p>
          </table:table-cell>
          <table:table-cell office:value-type="float" office:value="529549" calcext:value-type="float">
            <text:p>529549</text:p>
          </table:table-cell>
          <table:table-cell office:value-type="float" office:value="28986" calcext:value-type="float">
            <text:p>2898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0417" calcext:value-type="float">
            <text:p>630417</text:p>
          </table:table-cell>
          <table:table-cell office:value-type="float" office:value="558535" calcext:value-type="float">
            <text:p>558535</text:p>
          </table:table-cell>
          <table:table-cell office:value-type="float" office:value="529549" calcext:value-type="float">
            <text:p>529549</text:p>
          </table:table-cell>
          <table:table-cell office:value-type="float" office:value="28986" calcext:value-type="float">
            <text:p>2898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0417" calcext:value-type="float">
            <text:p>630417</text:p>
          </table:table-cell>
          <table:table-cell office:value-type="float" office:value="558535" calcext:value-type="float">
            <text:p>558535</text:p>
          </table:table-cell>
          <table:table-cell office:value-type="float" office:value="529549" calcext:value-type="float">
            <text:p>529549</text:p>
          </table:table-cell>
          <table:table-cell office:value-type="float" office:value="28986" calcext:value-type="float">
            <text:p>2898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0417" calcext:value-type="float">
            <text:p>630417</text:p>
          </table:table-cell>
          <table:table-cell office:value-type="float" office:value="558535" calcext:value-type="float">
            <text:p>558535</text:p>
          </table:table-cell>
          <table:table-cell office:value-type="float" office:value="529549" calcext:value-type="float">
            <text:p>529549</text:p>
          </table:table-cell>
          <table:table-cell office:value-type="float" office:value="28986" calcext:value-type="float">
            <text:p>2898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0417" calcext:value-type="float">
            <text:p>630417</text:p>
          </table:table-cell>
          <table:table-cell office:value-type="float" office:value="558535" calcext:value-type="float">
            <text:p>558535</text:p>
          </table:table-cell>
          <table:table-cell office:value-type="float" office:value="529549" calcext:value-type="float">
            <text:p>529549</text:p>
          </table:table-cell>
          <table:table-cell office:value-type="float" office:value="28986" calcext:value-type="float">
            <text:p>2898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0417" calcext:value-type="float">
            <text:p>630417</text:p>
          </table:table-cell>
          <table:table-cell office:value-type="float" office:value="558535" calcext:value-type="float">
            <text:p>558535</text:p>
          </table:table-cell>
          <table:table-cell office:value-type="float" office:value="529549" calcext:value-type="float">
            <text:p>529549</text:p>
          </table:table-cell>
          <table:table-cell office:value-type="float" office:value="28986" calcext:value-type="float">
            <text:p>2898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0417" calcext:value-type="float">
            <text:p>630417</text:p>
          </table:table-cell>
          <table:table-cell office:value-type="float" office:value="558535" calcext:value-type="float">
            <text:p>558535</text:p>
          </table:table-cell>
          <table:table-cell office:value-type="float" office:value="529549" calcext:value-type="float">
            <text:p>529549</text:p>
          </table:table-cell>
          <table:table-cell office:value-type="float" office:value="28986" calcext:value-type="float">
            <text:p>2898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0417" calcext:value-type="float">
            <text:p>630417</text:p>
          </table:table-cell>
          <table:table-cell office:value-type="float" office:value="558535" calcext:value-type="float">
            <text:p>558535</text:p>
          </table:table-cell>
          <table:table-cell office:value-type="float" office:value="529549" calcext:value-type="float">
            <text:p>529549</text:p>
          </table:table-cell>
          <table:table-cell office:value-type="float" office:value="28986" calcext:value-type="float">
            <text:p>2898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0417" calcext:value-type="float">
            <text:p>630417</text:p>
          </table:table-cell>
          <table:table-cell office:value-type="float" office:value="558535" calcext:value-type="float">
            <text:p>558535</text:p>
          </table:table-cell>
          <table:table-cell office:value-type="float" office:value="529549" calcext:value-type="float">
            <text:p>529549</text:p>
          </table:table-cell>
          <table:table-cell office:value-type="float" office:value="28986" calcext:value-type="float">
            <text:p>2898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0417" calcext:value-type="float">
            <text:p>630417</text:p>
          </table:table-cell>
          <table:table-cell office:value-type="float" office:value="558535" calcext:value-type="float">
            <text:p>558535</text:p>
          </table:table-cell>
          <table:table-cell office:value-type="float" office:value="529549" calcext:value-type="float">
            <text:p>529549</text:p>
          </table:table-cell>
          <table:table-cell office:value-type="float" office:value="28986" calcext:value-type="float">
            <text:p>2898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0417" calcext:value-type="float">
            <text:p>630417</text:p>
          </table:table-cell>
          <table:table-cell office:value-type="float" office:value="558535" calcext:value-type="float">
            <text:p>558535</text:p>
          </table:table-cell>
          <table:table-cell office:value-type="float" office:value="529549" calcext:value-type="float">
            <text:p>529549</text:p>
          </table:table-cell>
          <table:table-cell office:value-type="float" office:value="28986" calcext:value-type="float">
            <text:p>2898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0417" calcext:value-type="float">
            <text:p>630417</text:p>
          </table:table-cell>
          <table:table-cell office:value-type="float" office:value="558535" calcext:value-type="float">
            <text:p>558535</text:p>
          </table:table-cell>
          <table:table-cell office:value-type="float" office:value="529549" calcext:value-type="float">
            <text:p>529549</text:p>
          </table:table-cell>
          <table:table-cell office:value-type="float" office:value="28986" calcext:value-type="float">
            <text:p>2898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0417" calcext:value-type="float">
            <text:p>630417</text:p>
          </table:table-cell>
          <table:table-cell office:value-type="float" office:value="558535" calcext:value-type="float">
            <text:p>558535</text:p>
          </table:table-cell>
          <table:table-cell office:value-type="float" office:value="529549" calcext:value-type="float">
            <text:p>529549</text:p>
          </table:table-cell>
          <table:table-cell office:value-type="float" office:value="28986" calcext:value-type="float">
            <text:p>2898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30417" calcext:value-type="float">
            <text:p>630417</text:p>
          </table:table-cell>
          <table:table-cell office:value-type="float" office:value="558535" calcext:value-type="float">
            <text:p>558535</text:p>
          </table:table-cell>
          <table:table-cell office:value-type="float" office:value="529549" calcext:value-type="float">
            <text:p>529549</text:p>
          </table:table-cell>
          <table:table-cell office:value-type="float" office:value="28986" calcext:value-type="float">
            <text:p>2898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8198" calcext:value-type="float">
            <text:p>628198</text:p>
          </table:table-cell>
          <table:table-cell office:value-type="float" office:value="560754" calcext:value-type="float">
            <text:p>560754</text:p>
          </table:table-cell>
          <table:table-cell office:value-type="float" office:value="533696" calcext:value-type="float">
            <text:p>533696</text:p>
          </table:table-cell>
          <table:table-cell office:value-type="float" office:value="27058" calcext:value-type="float">
            <text:p>2705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8198" calcext:value-type="float">
            <text:p>628198</text:p>
          </table:table-cell>
          <table:table-cell office:value-type="float" office:value="560754" calcext:value-type="float">
            <text:p>560754</text:p>
          </table:table-cell>
          <table:table-cell office:value-type="float" office:value="533696" calcext:value-type="float">
            <text:p>533696</text:p>
          </table:table-cell>
          <table:table-cell office:value-type="float" office:value="27058" calcext:value-type="float">
            <text:p>2705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8198" calcext:value-type="float">
            <text:p>628198</text:p>
          </table:table-cell>
          <table:table-cell office:value-type="float" office:value="560754" calcext:value-type="float">
            <text:p>560754</text:p>
          </table:table-cell>
          <table:table-cell office:value-type="float" office:value="533696" calcext:value-type="float">
            <text:p>533696</text:p>
          </table:table-cell>
          <table:table-cell office:value-type="float" office:value="27058" calcext:value-type="float">
            <text:p>2705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8198" calcext:value-type="float">
            <text:p>628198</text:p>
          </table:table-cell>
          <table:table-cell office:value-type="float" office:value="560754" calcext:value-type="float">
            <text:p>560754</text:p>
          </table:table-cell>
          <table:table-cell office:value-type="float" office:value="533696" calcext:value-type="float">
            <text:p>533696</text:p>
          </table:table-cell>
          <table:table-cell office:value-type="float" office:value="27058" calcext:value-type="float">
            <text:p>2705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8198" calcext:value-type="float">
            <text:p>628198</text:p>
          </table:table-cell>
          <table:table-cell office:value-type="float" office:value="560754" calcext:value-type="float">
            <text:p>560754</text:p>
          </table:table-cell>
          <table:table-cell office:value-type="float" office:value="533696" calcext:value-type="float">
            <text:p>533696</text:p>
          </table:table-cell>
          <table:table-cell office:value-type="float" office:value="27058" calcext:value-type="float">
            <text:p>2705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8198" calcext:value-type="float">
            <text:p>628198</text:p>
          </table:table-cell>
          <table:table-cell office:value-type="float" office:value="560754" calcext:value-type="float">
            <text:p>560754</text:p>
          </table:table-cell>
          <table:table-cell office:value-type="float" office:value="533696" calcext:value-type="float">
            <text:p>533696</text:p>
          </table:table-cell>
          <table:table-cell office:value-type="float" office:value="27058" calcext:value-type="float">
            <text:p>2705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8198" calcext:value-type="float">
            <text:p>628198</text:p>
          </table:table-cell>
          <table:table-cell office:value-type="float" office:value="560754" calcext:value-type="float">
            <text:p>560754</text:p>
          </table:table-cell>
          <table:table-cell office:value-type="float" office:value="533696" calcext:value-type="float">
            <text:p>533696</text:p>
          </table:table-cell>
          <table:table-cell office:value-type="float" office:value="27058" calcext:value-type="float">
            <text:p>2705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8198" calcext:value-type="float">
            <text:p>628198</text:p>
          </table:table-cell>
          <table:table-cell office:value-type="float" office:value="560754" calcext:value-type="float">
            <text:p>560754</text:p>
          </table:table-cell>
          <table:table-cell office:value-type="float" office:value="533696" calcext:value-type="float">
            <text:p>533696</text:p>
          </table:table-cell>
          <table:table-cell office:value-type="float" office:value="27058" calcext:value-type="float">
            <text:p>2705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8198" calcext:value-type="float">
            <text:p>628198</text:p>
          </table:table-cell>
          <table:table-cell office:value-type="float" office:value="560754" calcext:value-type="float">
            <text:p>560754</text:p>
          </table:table-cell>
          <table:table-cell office:value-type="float" office:value="533696" calcext:value-type="float">
            <text:p>533696</text:p>
          </table:table-cell>
          <table:table-cell office:value-type="float" office:value="27058" calcext:value-type="float">
            <text:p>2705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8198" calcext:value-type="float">
            <text:p>628198</text:p>
          </table:table-cell>
          <table:table-cell office:value-type="float" office:value="560754" calcext:value-type="float">
            <text:p>560754</text:p>
          </table:table-cell>
          <table:table-cell office:value-type="float" office:value="533696" calcext:value-type="float">
            <text:p>533696</text:p>
          </table:table-cell>
          <table:table-cell office:value-type="float" office:value="27058" calcext:value-type="float">
            <text:p>2705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8198" calcext:value-type="float">
            <text:p>628198</text:p>
          </table:table-cell>
          <table:table-cell office:value-type="float" office:value="560754" calcext:value-type="float">
            <text:p>560754</text:p>
          </table:table-cell>
          <table:table-cell office:value-type="float" office:value="533696" calcext:value-type="float">
            <text:p>533696</text:p>
          </table:table-cell>
          <table:table-cell office:value-type="float" office:value="27058" calcext:value-type="float">
            <text:p>2705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8198" calcext:value-type="float">
            <text:p>628198</text:p>
          </table:table-cell>
          <table:table-cell office:value-type="float" office:value="560754" calcext:value-type="float">
            <text:p>560754</text:p>
          </table:table-cell>
          <table:table-cell office:value-type="float" office:value="533696" calcext:value-type="float">
            <text:p>533696</text:p>
          </table:table-cell>
          <table:table-cell office:value-type="float" office:value="27058" calcext:value-type="float">
            <text:p>2705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8198" calcext:value-type="float">
            <text:p>628198</text:p>
          </table:table-cell>
          <table:table-cell office:value-type="float" office:value="560754" calcext:value-type="float">
            <text:p>560754</text:p>
          </table:table-cell>
          <table:table-cell office:value-type="float" office:value="533696" calcext:value-type="float">
            <text:p>533696</text:p>
          </table:table-cell>
          <table:table-cell office:value-type="float" office:value="27058" calcext:value-type="float">
            <text:p>2705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8198" calcext:value-type="float">
            <text:p>628198</text:p>
          </table:table-cell>
          <table:table-cell office:value-type="float" office:value="560754" calcext:value-type="float">
            <text:p>560754</text:p>
          </table:table-cell>
          <table:table-cell office:value-type="float" office:value="533696" calcext:value-type="float">
            <text:p>533696</text:p>
          </table:table-cell>
          <table:table-cell office:value-type="float" office:value="27058" calcext:value-type="float">
            <text:p>2705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8198" calcext:value-type="float">
            <text:p>628198</text:p>
          </table:table-cell>
          <table:table-cell office:value-type="float" office:value="560754" calcext:value-type="float">
            <text:p>560754</text:p>
          </table:table-cell>
          <table:table-cell office:value-type="float" office:value="533696" calcext:value-type="float">
            <text:p>533696</text:p>
          </table:table-cell>
          <table:table-cell office:value-type="float" office:value="27058" calcext:value-type="float">
            <text:p>2705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6165" calcext:value-type="float">
            <text:p>626165</text:p>
          </table:table-cell>
          <table:table-cell office:value-type="float" office:value="562787" calcext:value-type="float">
            <text:p>562787</text:p>
          </table:table-cell>
          <table:table-cell office:value-type="float" office:value="537558" calcext:value-type="float">
            <text:p>537558</text:p>
          </table:table-cell>
          <table:table-cell office:value-type="float" office:value="25229" calcext:value-type="float">
            <text:p>2522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6165" calcext:value-type="float">
            <text:p>626165</text:p>
          </table:table-cell>
          <table:table-cell office:value-type="float" office:value="562787" calcext:value-type="float">
            <text:p>562787</text:p>
          </table:table-cell>
          <table:table-cell office:value-type="float" office:value="537558" calcext:value-type="float">
            <text:p>537558</text:p>
          </table:table-cell>
          <table:table-cell office:value-type="float" office:value="25229" calcext:value-type="float">
            <text:p>2522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6165" calcext:value-type="float">
            <text:p>626165</text:p>
          </table:table-cell>
          <table:table-cell office:value-type="float" office:value="562787" calcext:value-type="float">
            <text:p>562787</text:p>
          </table:table-cell>
          <table:table-cell office:value-type="float" office:value="537558" calcext:value-type="float">
            <text:p>537558</text:p>
          </table:table-cell>
          <table:table-cell office:value-type="float" office:value="25229" calcext:value-type="float">
            <text:p>2522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6165" calcext:value-type="float">
            <text:p>626165</text:p>
          </table:table-cell>
          <table:table-cell office:value-type="float" office:value="562787" calcext:value-type="float">
            <text:p>562787</text:p>
          </table:table-cell>
          <table:table-cell office:value-type="float" office:value="537558" calcext:value-type="float">
            <text:p>537558</text:p>
          </table:table-cell>
          <table:table-cell office:value-type="float" office:value="25229" calcext:value-type="float">
            <text:p>2522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6165" calcext:value-type="float">
            <text:p>626165</text:p>
          </table:table-cell>
          <table:table-cell office:value-type="float" office:value="562787" calcext:value-type="float">
            <text:p>562787</text:p>
          </table:table-cell>
          <table:table-cell office:value-type="float" office:value="537558" calcext:value-type="float">
            <text:p>537558</text:p>
          </table:table-cell>
          <table:table-cell office:value-type="float" office:value="25229" calcext:value-type="float">
            <text:p>2522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6165" calcext:value-type="float">
            <text:p>626165</text:p>
          </table:table-cell>
          <table:table-cell office:value-type="float" office:value="562787" calcext:value-type="float">
            <text:p>562787</text:p>
          </table:table-cell>
          <table:table-cell office:value-type="float" office:value="537558" calcext:value-type="float">
            <text:p>537558</text:p>
          </table:table-cell>
          <table:table-cell office:value-type="float" office:value="25229" calcext:value-type="float">
            <text:p>2522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6165" calcext:value-type="float">
            <text:p>626165</text:p>
          </table:table-cell>
          <table:table-cell office:value-type="float" office:value="562787" calcext:value-type="float">
            <text:p>562787</text:p>
          </table:table-cell>
          <table:table-cell office:value-type="float" office:value="537558" calcext:value-type="float">
            <text:p>537558</text:p>
          </table:table-cell>
          <table:table-cell office:value-type="float" office:value="25229" calcext:value-type="float">
            <text:p>2522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6165" calcext:value-type="float">
            <text:p>626165</text:p>
          </table:table-cell>
          <table:table-cell office:value-type="float" office:value="562787" calcext:value-type="float">
            <text:p>562787</text:p>
          </table:table-cell>
          <table:table-cell office:value-type="float" office:value="537558" calcext:value-type="float">
            <text:p>537558</text:p>
          </table:table-cell>
          <table:table-cell office:value-type="float" office:value="25229" calcext:value-type="float">
            <text:p>2522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6165" calcext:value-type="float">
            <text:p>626165</text:p>
          </table:table-cell>
          <table:table-cell office:value-type="float" office:value="562787" calcext:value-type="float">
            <text:p>562787</text:p>
          </table:table-cell>
          <table:table-cell office:value-type="float" office:value="537558" calcext:value-type="float">
            <text:p>537558</text:p>
          </table:table-cell>
          <table:table-cell office:value-type="float" office:value="25229" calcext:value-type="float">
            <text:p>2522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6165" calcext:value-type="float">
            <text:p>626165</text:p>
          </table:table-cell>
          <table:table-cell office:value-type="float" office:value="562787" calcext:value-type="float">
            <text:p>562787</text:p>
          </table:table-cell>
          <table:table-cell office:value-type="float" office:value="537558" calcext:value-type="float">
            <text:p>537558</text:p>
          </table:table-cell>
          <table:table-cell office:value-type="float" office:value="25229" calcext:value-type="float">
            <text:p>2522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6165" calcext:value-type="float">
            <text:p>626165</text:p>
          </table:table-cell>
          <table:table-cell office:value-type="float" office:value="562787" calcext:value-type="float">
            <text:p>562787</text:p>
          </table:table-cell>
          <table:table-cell office:value-type="float" office:value="537558" calcext:value-type="float">
            <text:p>537558</text:p>
          </table:table-cell>
          <table:table-cell office:value-type="float" office:value="25229" calcext:value-type="float">
            <text:p>2522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6165" calcext:value-type="float">
            <text:p>626165</text:p>
          </table:table-cell>
          <table:table-cell office:value-type="float" office:value="562787" calcext:value-type="float">
            <text:p>562787</text:p>
          </table:table-cell>
          <table:table-cell office:value-type="float" office:value="537558" calcext:value-type="float">
            <text:p>537558</text:p>
          </table:table-cell>
          <table:table-cell office:value-type="float" office:value="25229" calcext:value-type="float">
            <text:p>2522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6165" calcext:value-type="float">
            <text:p>626165</text:p>
          </table:table-cell>
          <table:table-cell office:value-type="float" office:value="562787" calcext:value-type="float">
            <text:p>562787</text:p>
          </table:table-cell>
          <table:table-cell office:value-type="float" office:value="537558" calcext:value-type="float">
            <text:p>537558</text:p>
          </table:table-cell>
          <table:table-cell office:value-type="float" office:value="25229" calcext:value-type="float">
            <text:p>2522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6165" calcext:value-type="float">
            <text:p>626165</text:p>
          </table:table-cell>
          <table:table-cell office:value-type="float" office:value="562787" calcext:value-type="float">
            <text:p>562787</text:p>
          </table:table-cell>
          <table:table-cell office:value-type="float" office:value="537558" calcext:value-type="float">
            <text:p>537558</text:p>
          </table:table-cell>
          <table:table-cell office:value-type="float" office:value="25229" calcext:value-type="float">
            <text:p>2522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6165" calcext:value-type="float">
            <text:p>626165</text:p>
          </table:table-cell>
          <table:table-cell office:value-type="float" office:value="562787" calcext:value-type="float">
            <text:p>562787</text:p>
          </table:table-cell>
          <table:table-cell office:value-type="float" office:value="537558" calcext:value-type="float">
            <text:p>537558</text:p>
          </table:table-cell>
          <table:table-cell office:value-type="float" office:value="25229" calcext:value-type="float">
            <text:p>252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4042" calcext:value-type="float">
            <text:p>624042</text:p>
          </table:table-cell>
          <table:table-cell office:value-type="float" office:value="564910" calcext:value-type="float">
            <text:p>564910</text:p>
          </table:table-cell>
          <table:table-cell office:value-type="float" office:value="541267" calcext:value-type="float">
            <text:p>541267</text:p>
          </table:table-cell>
          <table:table-cell office:value-type="float" office:value="23643" calcext:value-type="float">
            <text:p>2364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4042" calcext:value-type="float">
            <text:p>624042</text:p>
          </table:table-cell>
          <table:table-cell office:value-type="float" office:value="564910" calcext:value-type="float">
            <text:p>564910</text:p>
          </table:table-cell>
          <table:table-cell office:value-type="float" office:value="541267" calcext:value-type="float">
            <text:p>541267</text:p>
          </table:table-cell>
          <table:table-cell office:value-type="float" office:value="23643" calcext:value-type="float">
            <text:p>2364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4042" calcext:value-type="float">
            <text:p>624042</text:p>
          </table:table-cell>
          <table:table-cell office:value-type="float" office:value="564910" calcext:value-type="float">
            <text:p>564910</text:p>
          </table:table-cell>
          <table:table-cell office:value-type="float" office:value="541267" calcext:value-type="float">
            <text:p>541267</text:p>
          </table:table-cell>
          <table:table-cell office:value-type="float" office:value="23643" calcext:value-type="float">
            <text:p>2364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4042" calcext:value-type="float">
            <text:p>624042</text:p>
          </table:table-cell>
          <table:table-cell office:value-type="float" office:value="564910" calcext:value-type="float">
            <text:p>564910</text:p>
          </table:table-cell>
          <table:table-cell office:value-type="float" office:value="541267" calcext:value-type="float">
            <text:p>541267</text:p>
          </table:table-cell>
          <table:table-cell office:value-type="float" office:value="23643" calcext:value-type="float">
            <text:p>2364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4042" calcext:value-type="float">
            <text:p>624042</text:p>
          </table:table-cell>
          <table:table-cell office:value-type="float" office:value="564910" calcext:value-type="float">
            <text:p>564910</text:p>
          </table:table-cell>
          <table:table-cell office:value-type="float" office:value="541267" calcext:value-type="float">
            <text:p>541267</text:p>
          </table:table-cell>
          <table:table-cell office:value-type="float" office:value="23643" calcext:value-type="float">
            <text:p>2364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4042" calcext:value-type="float">
            <text:p>624042</text:p>
          </table:table-cell>
          <table:table-cell office:value-type="float" office:value="564910" calcext:value-type="float">
            <text:p>564910</text:p>
          </table:table-cell>
          <table:table-cell office:value-type="float" office:value="541267" calcext:value-type="float">
            <text:p>541267</text:p>
          </table:table-cell>
          <table:table-cell office:value-type="float" office:value="23643" calcext:value-type="float">
            <text:p>2364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4042" calcext:value-type="float">
            <text:p>624042</text:p>
          </table:table-cell>
          <table:table-cell office:value-type="float" office:value="564910" calcext:value-type="float">
            <text:p>564910</text:p>
          </table:table-cell>
          <table:table-cell office:value-type="float" office:value="541267" calcext:value-type="float">
            <text:p>541267</text:p>
          </table:table-cell>
          <table:table-cell office:value-type="float" office:value="23643" calcext:value-type="float">
            <text:p>2364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4042" calcext:value-type="float">
            <text:p>624042</text:p>
          </table:table-cell>
          <table:table-cell office:value-type="float" office:value="564910" calcext:value-type="float">
            <text:p>564910</text:p>
          </table:table-cell>
          <table:table-cell office:value-type="float" office:value="541267" calcext:value-type="float">
            <text:p>541267</text:p>
          </table:table-cell>
          <table:table-cell office:value-type="float" office:value="23643" calcext:value-type="float">
            <text:p>2364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4042" calcext:value-type="float">
            <text:p>624042</text:p>
          </table:table-cell>
          <table:table-cell office:value-type="float" office:value="564910" calcext:value-type="float">
            <text:p>564910</text:p>
          </table:table-cell>
          <table:table-cell office:value-type="float" office:value="541267" calcext:value-type="float">
            <text:p>541267</text:p>
          </table:table-cell>
          <table:table-cell office:value-type="float" office:value="23643" calcext:value-type="float">
            <text:p>2364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4042" calcext:value-type="float">
            <text:p>624042</text:p>
          </table:table-cell>
          <table:table-cell office:value-type="float" office:value="564910" calcext:value-type="float">
            <text:p>564910</text:p>
          </table:table-cell>
          <table:table-cell office:value-type="float" office:value="541267" calcext:value-type="float">
            <text:p>541267</text:p>
          </table:table-cell>
          <table:table-cell office:value-type="float" office:value="23643" calcext:value-type="float">
            <text:p>2364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4042" calcext:value-type="float">
            <text:p>624042</text:p>
          </table:table-cell>
          <table:table-cell office:value-type="float" office:value="564910" calcext:value-type="float">
            <text:p>564910</text:p>
          </table:table-cell>
          <table:table-cell office:value-type="float" office:value="541267" calcext:value-type="float">
            <text:p>541267</text:p>
          </table:table-cell>
          <table:table-cell office:value-type="float" office:value="23643" calcext:value-type="float">
            <text:p>2364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4042" calcext:value-type="float">
            <text:p>624042</text:p>
          </table:table-cell>
          <table:table-cell office:value-type="float" office:value="564910" calcext:value-type="float">
            <text:p>564910</text:p>
          </table:table-cell>
          <table:table-cell office:value-type="float" office:value="541267" calcext:value-type="float">
            <text:p>541267</text:p>
          </table:table-cell>
          <table:table-cell office:value-type="float" office:value="23643" calcext:value-type="float">
            <text:p>2364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4042" calcext:value-type="float">
            <text:p>624042</text:p>
          </table:table-cell>
          <table:table-cell office:value-type="float" office:value="564910" calcext:value-type="float">
            <text:p>564910</text:p>
          </table:table-cell>
          <table:table-cell office:value-type="float" office:value="541267" calcext:value-type="float">
            <text:p>541267</text:p>
          </table:table-cell>
          <table:table-cell office:value-type="float" office:value="23643" calcext:value-type="float">
            <text:p>2364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4042" calcext:value-type="float">
            <text:p>624042</text:p>
          </table:table-cell>
          <table:table-cell office:value-type="float" office:value="564910" calcext:value-type="float">
            <text:p>564910</text:p>
          </table:table-cell>
          <table:table-cell office:value-type="float" office:value="541267" calcext:value-type="float">
            <text:p>541267</text:p>
          </table:table-cell>
          <table:table-cell office:value-type="float" office:value="23643" calcext:value-type="float">
            <text:p>2364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4042" calcext:value-type="float">
            <text:p>624042</text:p>
          </table:table-cell>
          <table:table-cell office:value-type="float" office:value="564910" calcext:value-type="float">
            <text:p>564910</text:p>
          </table:table-cell>
          <table:table-cell office:value-type="float" office:value="541267" calcext:value-type="float">
            <text:p>541267</text:p>
          </table:table-cell>
          <table:table-cell office:value-type="float" office:value="23643" calcext:value-type="float">
            <text:p>2364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1899" calcext:value-type="float">
            <text:p>621899</text:p>
          </table:table-cell>
          <table:table-cell office:value-type="float" office:value="567053" calcext:value-type="float">
            <text:p>567053</text:p>
          </table:table-cell>
          <table:table-cell office:value-type="float" office:value="544878" calcext:value-type="float">
            <text:p>544878</text:p>
          </table:table-cell>
          <table:table-cell office:value-type="float" office:value="22175" calcext:value-type="float">
            <text:p>2217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1899" calcext:value-type="float">
            <text:p>621899</text:p>
          </table:table-cell>
          <table:table-cell office:value-type="float" office:value="567053" calcext:value-type="float">
            <text:p>567053</text:p>
          </table:table-cell>
          <table:table-cell office:value-type="float" office:value="544878" calcext:value-type="float">
            <text:p>544878</text:p>
          </table:table-cell>
          <table:table-cell office:value-type="float" office:value="22175" calcext:value-type="float">
            <text:p>2217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1899" calcext:value-type="float">
            <text:p>621899</text:p>
          </table:table-cell>
          <table:table-cell office:value-type="float" office:value="567053" calcext:value-type="float">
            <text:p>567053</text:p>
          </table:table-cell>
          <table:table-cell office:value-type="float" office:value="544878" calcext:value-type="float">
            <text:p>544878</text:p>
          </table:table-cell>
          <table:table-cell office:value-type="float" office:value="22175" calcext:value-type="float">
            <text:p>2217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1899" calcext:value-type="float">
            <text:p>621899</text:p>
          </table:table-cell>
          <table:table-cell office:value-type="float" office:value="567053" calcext:value-type="float">
            <text:p>567053</text:p>
          </table:table-cell>
          <table:table-cell office:value-type="float" office:value="544878" calcext:value-type="float">
            <text:p>544878</text:p>
          </table:table-cell>
          <table:table-cell office:value-type="float" office:value="22175" calcext:value-type="float">
            <text:p>2217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1899" calcext:value-type="float">
            <text:p>621899</text:p>
          </table:table-cell>
          <table:table-cell office:value-type="float" office:value="567053" calcext:value-type="float">
            <text:p>567053</text:p>
          </table:table-cell>
          <table:table-cell office:value-type="float" office:value="544878" calcext:value-type="float">
            <text:p>544878</text:p>
          </table:table-cell>
          <table:table-cell office:value-type="float" office:value="22175" calcext:value-type="float">
            <text:p>2217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1899" calcext:value-type="float">
            <text:p>621899</text:p>
          </table:table-cell>
          <table:table-cell office:value-type="float" office:value="567053" calcext:value-type="float">
            <text:p>567053</text:p>
          </table:table-cell>
          <table:table-cell office:value-type="float" office:value="544878" calcext:value-type="float">
            <text:p>544878</text:p>
          </table:table-cell>
          <table:table-cell office:value-type="float" office:value="22175" calcext:value-type="float">
            <text:p>2217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1899" calcext:value-type="float">
            <text:p>621899</text:p>
          </table:table-cell>
          <table:table-cell office:value-type="float" office:value="567053" calcext:value-type="float">
            <text:p>567053</text:p>
          </table:table-cell>
          <table:table-cell office:value-type="float" office:value="544878" calcext:value-type="float">
            <text:p>544878</text:p>
          </table:table-cell>
          <table:table-cell office:value-type="float" office:value="22175" calcext:value-type="float">
            <text:p>2217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1899" calcext:value-type="float">
            <text:p>621899</text:p>
          </table:table-cell>
          <table:table-cell office:value-type="float" office:value="567053" calcext:value-type="float">
            <text:p>567053</text:p>
          </table:table-cell>
          <table:table-cell office:value-type="float" office:value="544878" calcext:value-type="float">
            <text:p>544878</text:p>
          </table:table-cell>
          <table:table-cell office:value-type="float" office:value="22175" calcext:value-type="float">
            <text:p>2217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1899" calcext:value-type="float">
            <text:p>621899</text:p>
          </table:table-cell>
          <table:table-cell office:value-type="float" office:value="567053" calcext:value-type="float">
            <text:p>567053</text:p>
          </table:table-cell>
          <table:table-cell office:value-type="float" office:value="544878" calcext:value-type="float">
            <text:p>544878</text:p>
          </table:table-cell>
          <table:table-cell office:value-type="float" office:value="22175" calcext:value-type="float">
            <text:p>2217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1899" calcext:value-type="float">
            <text:p>621899</text:p>
          </table:table-cell>
          <table:table-cell office:value-type="float" office:value="567053" calcext:value-type="float">
            <text:p>567053</text:p>
          </table:table-cell>
          <table:table-cell office:value-type="float" office:value="544878" calcext:value-type="float">
            <text:p>544878</text:p>
          </table:table-cell>
          <table:table-cell office:value-type="float" office:value="22175" calcext:value-type="float">
            <text:p>2217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1899" calcext:value-type="float">
            <text:p>621899</text:p>
          </table:table-cell>
          <table:table-cell office:value-type="float" office:value="567053" calcext:value-type="float">
            <text:p>567053</text:p>
          </table:table-cell>
          <table:table-cell office:value-type="float" office:value="544878" calcext:value-type="float">
            <text:p>544878</text:p>
          </table:table-cell>
          <table:table-cell office:value-type="float" office:value="22175" calcext:value-type="float">
            <text:p>2217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1899" calcext:value-type="float">
            <text:p>621899</text:p>
          </table:table-cell>
          <table:table-cell office:value-type="float" office:value="567053" calcext:value-type="float">
            <text:p>567053</text:p>
          </table:table-cell>
          <table:table-cell office:value-type="float" office:value="544878" calcext:value-type="float">
            <text:p>544878</text:p>
          </table:table-cell>
          <table:table-cell office:value-type="float" office:value="22175" calcext:value-type="float">
            <text:p>2217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1899" calcext:value-type="float">
            <text:p>621899</text:p>
          </table:table-cell>
          <table:table-cell office:value-type="float" office:value="567053" calcext:value-type="float">
            <text:p>567053</text:p>
          </table:table-cell>
          <table:table-cell office:value-type="float" office:value="544878" calcext:value-type="float">
            <text:p>544878</text:p>
          </table:table-cell>
          <table:table-cell office:value-type="float" office:value="22175" calcext:value-type="float">
            <text:p>2217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1899" calcext:value-type="float">
            <text:p>621899</text:p>
          </table:table-cell>
          <table:table-cell office:value-type="float" office:value="567053" calcext:value-type="float">
            <text:p>567053</text:p>
          </table:table-cell>
          <table:table-cell office:value-type="float" office:value="544878" calcext:value-type="float">
            <text:p>544878</text:p>
          </table:table-cell>
          <table:table-cell office:value-type="float" office:value="22175" calcext:value-type="float">
            <text:p>2217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1899" calcext:value-type="float">
            <text:p>621899</text:p>
          </table:table-cell>
          <table:table-cell office:value-type="float" office:value="567053" calcext:value-type="float">
            <text:p>567053</text:p>
          </table:table-cell>
          <table:table-cell office:value-type="float" office:value="544878" calcext:value-type="float">
            <text:p>544878</text:p>
          </table:table-cell>
          <table:table-cell office:value-type="float" office:value="22175" calcext:value-type="float">
            <text:p>2217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9826" calcext:value-type="float">
            <text:p>619826</text:p>
          </table:table-cell>
          <table:table-cell office:value-type="float" office:value="569126" calcext:value-type="float">
            <text:p>569126</text:p>
          </table:table-cell>
          <table:table-cell office:value-type="float" office:value="548294" calcext:value-type="float">
            <text:p>548294</text:p>
          </table:table-cell>
          <table:table-cell office:value-type="float" office:value="20832" calcext:value-type="float">
            <text:p>2083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9826" calcext:value-type="float">
            <text:p>619826</text:p>
          </table:table-cell>
          <table:table-cell office:value-type="float" office:value="569126" calcext:value-type="float">
            <text:p>569126</text:p>
          </table:table-cell>
          <table:table-cell office:value-type="float" office:value="548294" calcext:value-type="float">
            <text:p>548294</text:p>
          </table:table-cell>
          <table:table-cell office:value-type="float" office:value="20832" calcext:value-type="float">
            <text:p>2083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9826" calcext:value-type="float">
            <text:p>619826</text:p>
          </table:table-cell>
          <table:table-cell office:value-type="float" office:value="569126" calcext:value-type="float">
            <text:p>569126</text:p>
          </table:table-cell>
          <table:table-cell office:value-type="float" office:value="548294" calcext:value-type="float">
            <text:p>548294</text:p>
          </table:table-cell>
          <table:table-cell office:value-type="float" office:value="20832" calcext:value-type="float">
            <text:p>2083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9826" calcext:value-type="float">
            <text:p>619826</text:p>
          </table:table-cell>
          <table:table-cell office:value-type="float" office:value="569126" calcext:value-type="float">
            <text:p>569126</text:p>
          </table:table-cell>
          <table:table-cell office:value-type="float" office:value="548294" calcext:value-type="float">
            <text:p>548294</text:p>
          </table:table-cell>
          <table:table-cell office:value-type="float" office:value="20832" calcext:value-type="float">
            <text:p>2083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9826" calcext:value-type="float">
            <text:p>619826</text:p>
          </table:table-cell>
          <table:table-cell office:value-type="float" office:value="569126" calcext:value-type="float">
            <text:p>569126</text:p>
          </table:table-cell>
          <table:table-cell office:value-type="float" office:value="548294" calcext:value-type="float">
            <text:p>548294</text:p>
          </table:table-cell>
          <table:table-cell office:value-type="float" office:value="20832" calcext:value-type="float">
            <text:p>2083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9826" calcext:value-type="float">
            <text:p>619826</text:p>
          </table:table-cell>
          <table:table-cell office:value-type="float" office:value="569126" calcext:value-type="float">
            <text:p>569126</text:p>
          </table:table-cell>
          <table:table-cell office:value-type="float" office:value="548294" calcext:value-type="float">
            <text:p>548294</text:p>
          </table:table-cell>
          <table:table-cell office:value-type="float" office:value="20832" calcext:value-type="float">
            <text:p>2083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9826" calcext:value-type="float">
            <text:p>619826</text:p>
          </table:table-cell>
          <table:table-cell office:value-type="float" office:value="569126" calcext:value-type="float">
            <text:p>569126</text:p>
          </table:table-cell>
          <table:table-cell office:value-type="float" office:value="548294" calcext:value-type="float">
            <text:p>548294</text:p>
          </table:table-cell>
          <table:table-cell office:value-type="float" office:value="20832" calcext:value-type="float">
            <text:p>2083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9826" calcext:value-type="float">
            <text:p>619826</text:p>
          </table:table-cell>
          <table:table-cell office:value-type="float" office:value="569126" calcext:value-type="float">
            <text:p>569126</text:p>
          </table:table-cell>
          <table:table-cell office:value-type="float" office:value="548294" calcext:value-type="float">
            <text:p>548294</text:p>
          </table:table-cell>
          <table:table-cell office:value-type="float" office:value="20832" calcext:value-type="float">
            <text:p>2083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9826" calcext:value-type="float">
            <text:p>619826</text:p>
          </table:table-cell>
          <table:table-cell office:value-type="float" office:value="569126" calcext:value-type="float">
            <text:p>569126</text:p>
          </table:table-cell>
          <table:table-cell office:value-type="float" office:value="548294" calcext:value-type="float">
            <text:p>548294</text:p>
          </table:table-cell>
          <table:table-cell office:value-type="float" office:value="20832" calcext:value-type="float">
            <text:p>2083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9826" calcext:value-type="float">
            <text:p>619826</text:p>
          </table:table-cell>
          <table:table-cell office:value-type="float" office:value="569126" calcext:value-type="float">
            <text:p>569126</text:p>
          </table:table-cell>
          <table:table-cell office:value-type="float" office:value="548294" calcext:value-type="float">
            <text:p>548294</text:p>
          </table:table-cell>
          <table:table-cell office:value-type="float" office:value="20832" calcext:value-type="float">
            <text:p>2083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9826" calcext:value-type="float">
            <text:p>619826</text:p>
          </table:table-cell>
          <table:table-cell office:value-type="float" office:value="569126" calcext:value-type="float">
            <text:p>569126</text:p>
          </table:table-cell>
          <table:table-cell office:value-type="float" office:value="548294" calcext:value-type="float">
            <text:p>548294</text:p>
          </table:table-cell>
          <table:table-cell office:value-type="float" office:value="20832" calcext:value-type="float">
            <text:p>2083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9826" calcext:value-type="float">
            <text:p>619826</text:p>
          </table:table-cell>
          <table:table-cell office:value-type="float" office:value="569126" calcext:value-type="float">
            <text:p>569126</text:p>
          </table:table-cell>
          <table:table-cell office:value-type="float" office:value="548294" calcext:value-type="float">
            <text:p>548294</text:p>
          </table:table-cell>
          <table:table-cell office:value-type="float" office:value="20832" calcext:value-type="float">
            <text:p>2083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9826" calcext:value-type="float">
            <text:p>619826</text:p>
          </table:table-cell>
          <table:table-cell office:value-type="float" office:value="569126" calcext:value-type="float">
            <text:p>569126</text:p>
          </table:table-cell>
          <table:table-cell office:value-type="float" office:value="548294" calcext:value-type="float">
            <text:p>548294</text:p>
          </table:table-cell>
          <table:table-cell office:value-type="float" office:value="20832" calcext:value-type="float">
            <text:p>2083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9826" calcext:value-type="float">
            <text:p>619826</text:p>
          </table:table-cell>
          <table:table-cell office:value-type="float" office:value="569126" calcext:value-type="float">
            <text:p>569126</text:p>
          </table:table-cell>
          <table:table-cell office:value-type="float" office:value="548294" calcext:value-type="float">
            <text:p>548294</text:p>
          </table:table-cell>
          <table:table-cell office:value-type="float" office:value="20832" calcext:value-type="float">
            <text:p>2083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9826" calcext:value-type="float">
            <text:p>619826</text:p>
          </table:table-cell>
          <table:table-cell office:value-type="float" office:value="569126" calcext:value-type="float">
            <text:p>569126</text:p>
          </table:table-cell>
          <table:table-cell office:value-type="float" office:value="548294" calcext:value-type="float">
            <text:p>548294</text:p>
          </table:table-cell>
          <table:table-cell office:value-type="float" office:value="20832" calcext:value-type="float">
            <text:p>2083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7986" calcext:value-type="float">
            <text:p>617986</text:p>
          </table:table-cell>
          <table:table-cell office:value-type="float" office:value="570966" calcext:value-type="float">
            <text:p>570966</text:p>
          </table:table-cell>
          <table:table-cell office:value-type="float" office:value="551392" calcext:value-type="float">
            <text:p>551392</text:p>
          </table:table-cell>
          <table:table-cell office:value-type="float" office:value="19574" calcext:value-type="float">
            <text:p>1957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7986" calcext:value-type="float">
            <text:p>617986</text:p>
          </table:table-cell>
          <table:table-cell office:value-type="float" office:value="570966" calcext:value-type="float">
            <text:p>570966</text:p>
          </table:table-cell>
          <table:table-cell office:value-type="float" office:value="551392" calcext:value-type="float">
            <text:p>551392</text:p>
          </table:table-cell>
          <table:table-cell office:value-type="float" office:value="19574" calcext:value-type="float">
            <text:p>1957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7986" calcext:value-type="float">
            <text:p>617986</text:p>
          </table:table-cell>
          <table:table-cell office:value-type="float" office:value="570966" calcext:value-type="float">
            <text:p>570966</text:p>
          </table:table-cell>
          <table:table-cell office:value-type="float" office:value="551392" calcext:value-type="float">
            <text:p>551392</text:p>
          </table:table-cell>
          <table:table-cell office:value-type="float" office:value="19574" calcext:value-type="float">
            <text:p>1957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7986" calcext:value-type="float">
            <text:p>617986</text:p>
          </table:table-cell>
          <table:table-cell office:value-type="float" office:value="570966" calcext:value-type="float">
            <text:p>570966</text:p>
          </table:table-cell>
          <table:table-cell office:value-type="float" office:value="551392" calcext:value-type="float">
            <text:p>551392</text:p>
          </table:table-cell>
          <table:table-cell office:value-type="float" office:value="19574" calcext:value-type="float">
            <text:p>1957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7986" calcext:value-type="float">
            <text:p>617986</text:p>
          </table:table-cell>
          <table:table-cell office:value-type="float" office:value="570966" calcext:value-type="float">
            <text:p>570966</text:p>
          </table:table-cell>
          <table:table-cell office:value-type="float" office:value="551392" calcext:value-type="float">
            <text:p>551392</text:p>
          </table:table-cell>
          <table:table-cell office:value-type="float" office:value="19574" calcext:value-type="float">
            <text:p>1957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7986" calcext:value-type="float">
            <text:p>617986</text:p>
          </table:table-cell>
          <table:table-cell office:value-type="float" office:value="570966" calcext:value-type="float">
            <text:p>570966</text:p>
          </table:table-cell>
          <table:table-cell office:value-type="float" office:value="551392" calcext:value-type="float">
            <text:p>551392</text:p>
          </table:table-cell>
          <table:table-cell office:value-type="float" office:value="19574" calcext:value-type="float">
            <text:p>1957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7986" calcext:value-type="float">
            <text:p>617986</text:p>
          </table:table-cell>
          <table:table-cell office:value-type="float" office:value="570966" calcext:value-type="float">
            <text:p>570966</text:p>
          </table:table-cell>
          <table:table-cell office:value-type="float" office:value="551392" calcext:value-type="float">
            <text:p>551392</text:p>
          </table:table-cell>
          <table:table-cell office:value-type="float" office:value="19574" calcext:value-type="float">
            <text:p>1957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7986" calcext:value-type="float">
            <text:p>617986</text:p>
          </table:table-cell>
          <table:table-cell office:value-type="float" office:value="570966" calcext:value-type="float">
            <text:p>570966</text:p>
          </table:table-cell>
          <table:table-cell office:value-type="float" office:value="551392" calcext:value-type="float">
            <text:p>551392</text:p>
          </table:table-cell>
          <table:table-cell office:value-type="float" office:value="19574" calcext:value-type="float">
            <text:p>1957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7986" calcext:value-type="float">
            <text:p>617986</text:p>
          </table:table-cell>
          <table:table-cell office:value-type="float" office:value="570966" calcext:value-type="float">
            <text:p>570966</text:p>
          </table:table-cell>
          <table:table-cell office:value-type="float" office:value="551392" calcext:value-type="float">
            <text:p>551392</text:p>
          </table:table-cell>
          <table:table-cell office:value-type="float" office:value="19574" calcext:value-type="float">
            <text:p>1957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7986" calcext:value-type="float">
            <text:p>617986</text:p>
          </table:table-cell>
          <table:table-cell office:value-type="float" office:value="570966" calcext:value-type="float">
            <text:p>570966</text:p>
          </table:table-cell>
          <table:table-cell office:value-type="float" office:value="551392" calcext:value-type="float">
            <text:p>551392</text:p>
          </table:table-cell>
          <table:table-cell office:value-type="float" office:value="19574" calcext:value-type="float">
            <text:p>1957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7986" calcext:value-type="float">
            <text:p>617986</text:p>
          </table:table-cell>
          <table:table-cell office:value-type="float" office:value="570966" calcext:value-type="float">
            <text:p>570966</text:p>
          </table:table-cell>
          <table:table-cell office:value-type="float" office:value="551392" calcext:value-type="float">
            <text:p>551392</text:p>
          </table:table-cell>
          <table:table-cell office:value-type="float" office:value="19574" calcext:value-type="float">
            <text:p>1957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7986" calcext:value-type="float">
            <text:p>617986</text:p>
          </table:table-cell>
          <table:table-cell office:value-type="float" office:value="570966" calcext:value-type="float">
            <text:p>570966</text:p>
          </table:table-cell>
          <table:table-cell office:value-type="float" office:value="551392" calcext:value-type="float">
            <text:p>551392</text:p>
          </table:table-cell>
          <table:table-cell office:value-type="float" office:value="19574" calcext:value-type="float">
            <text:p>1957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7986" calcext:value-type="float">
            <text:p>617986</text:p>
          </table:table-cell>
          <table:table-cell office:value-type="float" office:value="570966" calcext:value-type="float">
            <text:p>570966</text:p>
          </table:table-cell>
          <table:table-cell office:value-type="float" office:value="551392" calcext:value-type="float">
            <text:p>551392</text:p>
          </table:table-cell>
          <table:table-cell office:value-type="float" office:value="19574" calcext:value-type="float">
            <text:p>1957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7986" calcext:value-type="float">
            <text:p>617986</text:p>
          </table:table-cell>
          <table:table-cell office:value-type="float" office:value="570966" calcext:value-type="float">
            <text:p>570966</text:p>
          </table:table-cell>
          <table:table-cell office:value-type="float" office:value="551392" calcext:value-type="float">
            <text:p>551392</text:p>
          </table:table-cell>
          <table:table-cell office:value-type="float" office:value="19574" calcext:value-type="float">
            <text:p>1957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7986" calcext:value-type="float">
            <text:p>617986</text:p>
          </table:table-cell>
          <table:table-cell office:value-type="float" office:value="570966" calcext:value-type="float">
            <text:p>570966</text:p>
          </table:table-cell>
          <table:table-cell office:value-type="float" office:value="551392" calcext:value-type="float">
            <text:p>551392</text:p>
          </table:table-cell>
          <table:table-cell office:value-type="float" office:value="19574" calcext:value-type="float">
            <text:p>1957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6068" calcext:value-type="float">
            <text:p>616068</text:p>
          </table:table-cell>
          <table:table-cell office:value-type="float" office:value="572884" calcext:value-type="float">
            <text:p>572884</text:p>
          </table:table-cell>
          <table:table-cell office:value-type="float" office:value="554482" calcext:value-type="float">
            <text:p>554482</text:p>
          </table:table-cell>
          <table:table-cell office:value-type="float" office:value="18402" calcext:value-type="float">
            <text:p>1840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6068" calcext:value-type="float">
            <text:p>616068</text:p>
          </table:table-cell>
          <table:table-cell office:value-type="float" office:value="572884" calcext:value-type="float">
            <text:p>572884</text:p>
          </table:table-cell>
          <table:table-cell office:value-type="float" office:value="554482" calcext:value-type="float">
            <text:p>554482</text:p>
          </table:table-cell>
          <table:table-cell office:value-type="float" office:value="18402" calcext:value-type="float">
            <text:p>1840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6068" calcext:value-type="float">
            <text:p>616068</text:p>
          </table:table-cell>
          <table:table-cell office:value-type="float" office:value="572884" calcext:value-type="float">
            <text:p>572884</text:p>
          </table:table-cell>
          <table:table-cell office:value-type="float" office:value="554482" calcext:value-type="float">
            <text:p>554482</text:p>
          </table:table-cell>
          <table:table-cell office:value-type="float" office:value="18402" calcext:value-type="float">
            <text:p>1840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6068" calcext:value-type="float">
            <text:p>616068</text:p>
          </table:table-cell>
          <table:table-cell office:value-type="float" office:value="572884" calcext:value-type="float">
            <text:p>572884</text:p>
          </table:table-cell>
          <table:table-cell office:value-type="float" office:value="554482" calcext:value-type="float">
            <text:p>554482</text:p>
          </table:table-cell>
          <table:table-cell office:value-type="float" office:value="18402" calcext:value-type="float">
            <text:p>1840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6068" calcext:value-type="float">
            <text:p>616068</text:p>
          </table:table-cell>
          <table:table-cell office:value-type="float" office:value="572884" calcext:value-type="float">
            <text:p>572884</text:p>
          </table:table-cell>
          <table:table-cell office:value-type="float" office:value="554482" calcext:value-type="float">
            <text:p>554482</text:p>
          </table:table-cell>
          <table:table-cell office:value-type="float" office:value="18402" calcext:value-type="float">
            <text:p>1840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6068" calcext:value-type="float">
            <text:p>616068</text:p>
          </table:table-cell>
          <table:table-cell office:value-type="float" office:value="572884" calcext:value-type="float">
            <text:p>572884</text:p>
          </table:table-cell>
          <table:table-cell office:value-type="float" office:value="554482" calcext:value-type="float">
            <text:p>554482</text:p>
          </table:table-cell>
          <table:table-cell office:value-type="float" office:value="18402" calcext:value-type="float">
            <text:p>1840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6068" calcext:value-type="float">
            <text:p>616068</text:p>
          </table:table-cell>
          <table:table-cell office:value-type="float" office:value="572884" calcext:value-type="float">
            <text:p>572884</text:p>
          </table:table-cell>
          <table:table-cell office:value-type="float" office:value="554482" calcext:value-type="float">
            <text:p>554482</text:p>
          </table:table-cell>
          <table:table-cell office:value-type="float" office:value="18402" calcext:value-type="float">
            <text:p>1840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6068" calcext:value-type="float">
            <text:p>616068</text:p>
          </table:table-cell>
          <table:table-cell office:value-type="float" office:value="572884" calcext:value-type="float">
            <text:p>572884</text:p>
          </table:table-cell>
          <table:table-cell office:value-type="float" office:value="554482" calcext:value-type="float">
            <text:p>554482</text:p>
          </table:table-cell>
          <table:table-cell office:value-type="float" office:value="18402" calcext:value-type="float">
            <text:p>1840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6068" calcext:value-type="float">
            <text:p>616068</text:p>
          </table:table-cell>
          <table:table-cell office:value-type="float" office:value="572884" calcext:value-type="float">
            <text:p>572884</text:p>
          </table:table-cell>
          <table:table-cell office:value-type="float" office:value="554482" calcext:value-type="float">
            <text:p>554482</text:p>
          </table:table-cell>
          <table:table-cell office:value-type="float" office:value="18402" calcext:value-type="float">
            <text:p>1840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6068" calcext:value-type="float">
            <text:p>616068</text:p>
          </table:table-cell>
          <table:table-cell office:value-type="float" office:value="572884" calcext:value-type="float">
            <text:p>572884</text:p>
          </table:table-cell>
          <table:table-cell office:value-type="float" office:value="554482" calcext:value-type="float">
            <text:p>554482</text:p>
          </table:table-cell>
          <table:table-cell office:value-type="float" office:value="18402" calcext:value-type="float">
            <text:p>1840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6068" calcext:value-type="float">
            <text:p>616068</text:p>
          </table:table-cell>
          <table:table-cell office:value-type="float" office:value="572884" calcext:value-type="float">
            <text:p>572884</text:p>
          </table:table-cell>
          <table:table-cell office:value-type="float" office:value="554482" calcext:value-type="float">
            <text:p>554482</text:p>
          </table:table-cell>
          <table:table-cell office:value-type="float" office:value="18402" calcext:value-type="float">
            <text:p>1840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6068" calcext:value-type="float">
            <text:p>616068</text:p>
          </table:table-cell>
          <table:table-cell office:value-type="float" office:value="572884" calcext:value-type="float">
            <text:p>572884</text:p>
          </table:table-cell>
          <table:table-cell office:value-type="float" office:value="554482" calcext:value-type="float">
            <text:p>554482</text:p>
          </table:table-cell>
          <table:table-cell office:value-type="float" office:value="18402" calcext:value-type="float">
            <text:p>1840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6068" calcext:value-type="float">
            <text:p>616068</text:p>
          </table:table-cell>
          <table:table-cell office:value-type="float" office:value="572884" calcext:value-type="float">
            <text:p>572884</text:p>
          </table:table-cell>
          <table:table-cell office:value-type="float" office:value="554482" calcext:value-type="float">
            <text:p>554482</text:p>
          </table:table-cell>
          <table:table-cell office:value-type="float" office:value="18402" calcext:value-type="float">
            <text:p>1840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6068" calcext:value-type="float">
            <text:p>616068</text:p>
          </table:table-cell>
          <table:table-cell office:value-type="float" office:value="572884" calcext:value-type="float">
            <text:p>572884</text:p>
          </table:table-cell>
          <table:table-cell office:value-type="float" office:value="554482" calcext:value-type="float">
            <text:p>554482</text:p>
          </table:table-cell>
          <table:table-cell office:value-type="float" office:value="18402" calcext:value-type="float">
            <text:p>1840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6068" calcext:value-type="float">
            <text:p>616068</text:p>
          </table:table-cell>
          <table:table-cell office:value-type="float" office:value="572884" calcext:value-type="float">
            <text:p>572884</text:p>
          </table:table-cell>
          <table:table-cell office:value-type="float" office:value="554482" calcext:value-type="float">
            <text:p>554482</text:p>
          </table:table-cell>
          <table:table-cell office:value-type="float" office:value="18402" calcext:value-type="float">
            <text:p>1840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4139" calcext:value-type="float">
            <text:p>614139</text:p>
          </table:table-cell>
          <table:table-cell office:value-type="float" office:value="574813" calcext:value-type="float">
            <text:p>574813</text:p>
          </table:table-cell>
          <table:table-cell office:value-type="float" office:value="557454" calcext:value-type="float">
            <text:p>557454</text:p>
          </table:table-cell>
          <table:table-cell office:value-type="float" office:value="17359" calcext:value-type="float">
            <text:p>173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4139" calcext:value-type="float">
            <text:p>614139</text:p>
          </table:table-cell>
          <table:table-cell office:value-type="float" office:value="574813" calcext:value-type="float">
            <text:p>574813</text:p>
          </table:table-cell>
          <table:table-cell office:value-type="float" office:value="557454" calcext:value-type="float">
            <text:p>557454</text:p>
          </table:table-cell>
          <table:table-cell office:value-type="float" office:value="17359" calcext:value-type="float">
            <text:p>173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4139" calcext:value-type="float">
            <text:p>614139</text:p>
          </table:table-cell>
          <table:table-cell office:value-type="float" office:value="574813" calcext:value-type="float">
            <text:p>574813</text:p>
          </table:table-cell>
          <table:table-cell office:value-type="float" office:value="557454" calcext:value-type="float">
            <text:p>557454</text:p>
          </table:table-cell>
          <table:table-cell office:value-type="float" office:value="17359" calcext:value-type="float">
            <text:p>173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4139" calcext:value-type="float">
            <text:p>614139</text:p>
          </table:table-cell>
          <table:table-cell office:value-type="float" office:value="574813" calcext:value-type="float">
            <text:p>574813</text:p>
          </table:table-cell>
          <table:table-cell office:value-type="float" office:value="557454" calcext:value-type="float">
            <text:p>557454</text:p>
          </table:table-cell>
          <table:table-cell office:value-type="float" office:value="17359" calcext:value-type="float">
            <text:p>173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4139" calcext:value-type="float">
            <text:p>614139</text:p>
          </table:table-cell>
          <table:table-cell office:value-type="float" office:value="574813" calcext:value-type="float">
            <text:p>574813</text:p>
          </table:table-cell>
          <table:table-cell office:value-type="float" office:value="557454" calcext:value-type="float">
            <text:p>557454</text:p>
          </table:table-cell>
          <table:table-cell office:value-type="float" office:value="17359" calcext:value-type="float">
            <text:p>173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4139" calcext:value-type="float">
            <text:p>614139</text:p>
          </table:table-cell>
          <table:table-cell office:value-type="float" office:value="574813" calcext:value-type="float">
            <text:p>574813</text:p>
          </table:table-cell>
          <table:table-cell office:value-type="float" office:value="557454" calcext:value-type="float">
            <text:p>557454</text:p>
          </table:table-cell>
          <table:table-cell office:value-type="float" office:value="17359" calcext:value-type="float">
            <text:p>173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4139" calcext:value-type="float">
            <text:p>614139</text:p>
          </table:table-cell>
          <table:table-cell office:value-type="float" office:value="574813" calcext:value-type="float">
            <text:p>574813</text:p>
          </table:table-cell>
          <table:table-cell office:value-type="float" office:value="557454" calcext:value-type="float">
            <text:p>557454</text:p>
          </table:table-cell>
          <table:table-cell office:value-type="float" office:value="17359" calcext:value-type="float">
            <text:p>173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4139" calcext:value-type="float">
            <text:p>614139</text:p>
          </table:table-cell>
          <table:table-cell office:value-type="float" office:value="574813" calcext:value-type="float">
            <text:p>574813</text:p>
          </table:table-cell>
          <table:table-cell office:value-type="float" office:value="557454" calcext:value-type="float">
            <text:p>557454</text:p>
          </table:table-cell>
          <table:table-cell office:value-type="float" office:value="17359" calcext:value-type="float">
            <text:p>173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4139" calcext:value-type="float">
            <text:p>614139</text:p>
          </table:table-cell>
          <table:table-cell office:value-type="float" office:value="574813" calcext:value-type="float">
            <text:p>574813</text:p>
          </table:table-cell>
          <table:table-cell office:value-type="float" office:value="557454" calcext:value-type="float">
            <text:p>557454</text:p>
          </table:table-cell>
          <table:table-cell office:value-type="float" office:value="17359" calcext:value-type="float">
            <text:p>173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4139" calcext:value-type="float">
            <text:p>614139</text:p>
          </table:table-cell>
          <table:table-cell office:value-type="float" office:value="574813" calcext:value-type="float">
            <text:p>574813</text:p>
          </table:table-cell>
          <table:table-cell office:value-type="float" office:value="557454" calcext:value-type="float">
            <text:p>557454</text:p>
          </table:table-cell>
          <table:table-cell office:value-type="float" office:value="17359" calcext:value-type="float">
            <text:p>173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4139" calcext:value-type="float">
            <text:p>614139</text:p>
          </table:table-cell>
          <table:table-cell office:value-type="float" office:value="574813" calcext:value-type="float">
            <text:p>574813</text:p>
          </table:table-cell>
          <table:table-cell office:value-type="float" office:value="557454" calcext:value-type="float">
            <text:p>557454</text:p>
          </table:table-cell>
          <table:table-cell office:value-type="float" office:value="17359" calcext:value-type="float">
            <text:p>173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4139" calcext:value-type="float">
            <text:p>614139</text:p>
          </table:table-cell>
          <table:table-cell office:value-type="float" office:value="574813" calcext:value-type="float">
            <text:p>574813</text:p>
          </table:table-cell>
          <table:table-cell office:value-type="float" office:value="557454" calcext:value-type="float">
            <text:p>557454</text:p>
          </table:table-cell>
          <table:table-cell office:value-type="float" office:value="17359" calcext:value-type="float">
            <text:p>173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4139" calcext:value-type="float">
            <text:p>614139</text:p>
          </table:table-cell>
          <table:table-cell office:value-type="float" office:value="574813" calcext:value-type="float">
            <text:p>574813</text:p>
          </table:table-cell>
          <table:table-cell office:value-type="float" office:value="557454" calcext:value-type="float">
            <text:p>557454</text:p>
          </table:table-cell>
          <table:table-cell office:value-type="float" office:value="17359" calcext:value-type="float">
            <text:p>173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4139" calcext:value-type="float">
            <text:p>614139</text:p>
          </table:table-cell>
          <table:table-cell office:value-type="float" office:value="574813" calcext:value-type="float">
            <text:p>574813</text:p>
          </table:table-cell>
          <table:table-cell office:value-type="float" office:value="557454" calcext:value-type="float">
            <text:p>557454</text:p>
          </table:table-cell>
          <table:table-cell office:value-type="float" office:value="17359" calcext:value-type="float">
            <text:p>173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4139" calcext:value-type="float">
            <text:p>614139</text:p>
          </table:table-cell>
          <table:table-cell office:value-type="float" office:value="574813" calcext:value-type="float">
            <text:p>574813</text:p>
          </table:table-cell>
          <table:table-cell office:value-type="float" office:value="557454" calcext:value-type="float">
            <text:p>557454</text:p>
          </table:table-cell>
          <table:table-cell office:value-type="float" office:value="17359" calcext:value-type="float">
            <text:p>1735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2424" calcext:value-type="float">
            <text:p>612424</text:p>
          </table:table-cell>
          <table:table-cell office:value-type="float" office:value="576528" calcext:value-type="float">
            <text:p>576528</text:p>
          </table:table-cell>
          <table:table-cell office:value-type="float" office:value="560203" calcext:value-type="float">
            <text:p>560203</text:p>
          </table:table-cell>
          <table:table-cell office:value-type="float" office:value="16325" calcext:value-type="float">
            <text:p>163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2424" calcext:value-type="float">
            <text:p>612424</text:p>
          </table:table-cell>
          <table:table-cell office:value-type="float" office:value="576528" calcext:value-type="float">
            <text:p>576528</text:p>
          </table:table-cell>
          <table:table-cell office:value-type="float" office:value="560203" calcext:value-type="float">
            <text:p>560203</text:p>
          </table:table-cell>
          <table:table-cell office:value-type="float" office:value="16325" calcext:value-type="float">
            <text:p>163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2424" calcext:value-type="float">
            <text:p>612424</text:p>
          </table:table-cell>
          <table:table-cell office:value-type="float" office:value="576528" calcext:value-type="float">
            <text:p>576528</text:p>
          </table:table-cell>
          <table:table-cell office:value-type="float" office:value="560203" calcext:value-type="float">
            <text:p>560203</text:p>
          </table:table-cell>
          <table:table-cell office:value-type="float" office:value="16325" calcext:value-type="float">
            <text:p>163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2424" calcext:value-type="float">
            <text:p>612424</text:p>
          </table:table-cell>
          <table:table-cell office:value-type="float" office:value="576528" calcext:value-type="float">
            <text:p>576528</text:p>
          </table:table-cell>
          <table:table-cell office:value-type="float" office:value="560203" calcext:value-type="float">
            <text:p>560203</text:p>
          </table:table-cell>
          <table:table-cell office:value-type="float" office:value="16325" calcext:value-type="float">
            <text:p>163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2424" calcext:value-type="float">
            <text:p>612424</text:p>
          </table:table-cell>
          <table:table-cell office:value-type="float" office:value="576528" calcext:value-type="float">
            <text:p>576528</text:p>
          </table:table-cell>
          <table:table-cell office:value-type="float" office:value="560203" calcext:value-type="float">
            <text:p>560203</text:p>
          </table:table-cell>
          <table:table-cell office:value-type="float" office:value="16325" calcext:value-type="float">
            <text:p>163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2424" calcext:value-type="float">
            <text:p>612424</text:p>
          </table:table-cell>
          <table:table-cell office:value-type="float" office:value="576528" calcext:value-type="float">
            <text:p>576528</text:p>
          </table:table-cell>
          <table:table-cell office:value-type="float" office:value="560203" calcext:value-type="float">
            <text:p>560203</text:p>
          </table:table-cell>
          <table:table-cell office:value-type="float" office:value="16325" calcext:value-type="float">
            <text:p>163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2424" calcext:value-type="float">
            <text:p>612424</text:p>
          </table:table-cell>
          <table:table-cell office:value-type="float" office:value="576528" calcext:value-type="float">
            <text:p>576528</text:p>
          </table:table-cell>
          <table:table-cell office:value-type="float" office:value="560203" calcext:value-type="float">
            <text:p>560203</text:p>
          </table:table-cell>
          <table:table-cell office:value-type="float" office:value="16325" calcext:value-type="float">
            <text:p>163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2424" calcext:value-type="float">
            <text:p>612424</text:p>
          </table:table-cell>
          <table:table-cell office:value-type="float" office:value="576528" calcext:value-type="float">
            <text:p>576528</text:p>
          </table:table-cell>
          <table:table-cell office:value-type="float" office:value="560203" calcext:value-type="float">
            <text:p>560203</text:p>
          </table:table-cell>
          <table:table-cell office:value-type="float" office:value="16325" calcext:value-type="float">
            <text:p>163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2424" calcext:value-type="float">
            <text:p>612424</text:p>
          </table:table-cell>
          <table:table-cell office:value-type="float" office:value="576528" calcext:value-type="float">
            <text:p>576528</text:p>
          </table:table-cell>
          <table:table-cell office:value-type="float" office:value="560203" calcext:value-type="float">
            <text:p>560203</text:p>
          </table:table-cell>
          <table:table-cell office:value-type="float" office:value="16325" calcext:value-type="float">
            <text:p>163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2424" calcext:value-type="float">
            <text:p>612424</text:p>
          </table:table-cell>
          <table:table-cell office:value-type="float" office:value="576528" calcext:value-type="float">
            <text:p>576528</text:p>
          </table:table-cell>
          <table:table-cell office:value-type="float" office:value="560203" calcext:value-type="float">
            <text:p>560203</text:p>
          </table:table-cell>
          <table:table-cell office:value-type="float" office:value="16325" calcext:value-type="float">
            <text:p>163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2424" calcext:value-type="float">
            <text:p>612424</text:p>
          </table:table-cell>
          <table:table-cell office:value-type="float" office:value="576528" calcext:value-type="float">
            <text:p>576528</text:p>
          </table:table-cell>
          <table:table-cell office:value-type="float" office:value="560203" calcext:value-type="float">
            <text:p>560203</text:p>
          </table:table-cell>
          <table:table-cell office:value-type="float" office:value="16325" calcext:value-type="float">
            <text:p>163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2424" calcext:value-type="float">
            <text:p>612424</text:p>
          </table:table-cell>
          <table:table-cell office:value-type="float" office:value="576528" calcext:value-type="float">
            <text:p>576528</text:p>
          </table:table-cell>
          <table:table-cell office:value-type="float" office:value="560203" calcext:value-type="float">
            <text:p>560203</text:p>
          </table:table-cell>
          <table:table-cell office:value-type="float" office:value="16325" calcext:value-type="float">
            <text:p>163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2424" calcext:value-type="float">
            <text:p>612424</text:p>
          </table:table-cell>
          <table:table-cell office:value-type="float" office:value="576528" calcext:value-type="float">
            <text:p>576528</text:p>
          </table:table-cell>
          <table:table-cell office:value-type="float" office:value="560203" calcext:value-type="float">
            <text:p>560203</text:p>
          </table:table-cell>
          <table:table-cell office:value-type="float" office:value="16325" calcext:value-type="float">
            <text:p>163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2424" calcext:value-type="float">
            <text:p>612424</text:p>
          </table:table-cell>
          <table:table-cell office:value-type="float" office:value="576528" calcext:value-type="float">
            <text:p>576528</text:p>
          </table:table-cell>
          <table:table-cell office:value-type="float" office:value="560203" calcext:value-type="float">
            <text:p>560203</text:p>
          </table:table-cell>
          <table:table-cell office:value-type="float" office:value="16325" calcext:value-type="float">
            <text:p>163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2424" calcext:value-type="float">
            <text:p>612424</text:p>
          </table:table-cell>
          <table:table-cell office:value-type="float" office:value="576528" calcext:value-type="float">
            <text:p>576528</text:p>
          </table:table-cell>
          <table:table-cell office:value-type="float" office:value="560203" calcext:value-type="float">
            <text:p>560203</text:p>
          </table:table-cell>
          <table:table-cell office:value-type="float" office:value="16325" calcext:value-type="float">
            <text:p>163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0633" calcext:value-type="float">
            <text:p>610633</text:p>
          </table:table-cell>
          <table:table-cell office:value-type="float" office:value="578319" calcext:value-type="float">
            <text:p>578319</text:p>
          </table:table-cell>
          <table:table-cell office:value-type="float" office:value="562907" calcext:value-type="float">
            <text:p>562907</text:p>
          </table:table-cell>
          <table:table-cell office:value-type="float" office:value="15412" calcext:value-type="float">
            <text:p>154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0633" calcext:value-type="float">
            <text:p>610633</text:p>
          </table:table-cell>
          <table:table-cell office:value-type="float" office:value="578319" calcext:value-type="float">
            <text:p>578319</text:p>
          </table:table-cell>
          <table:table-cell office:value-type="float" office:value="562907" calcext:value-type="float">
            <text:p>562907</text:p>
          </table:table-cell>
          <table:table-cell office:value-type="float" office:value="15412" calcext:value-type="float">
            <text:p>154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0633" calcext:value-type="float">
            <text:p>610633</text:p>
          </table:table-cell>
          <table:table-cell office:value-type="float" office:value="578319" calcext:value-type="float">
            <text:p>578319</text:p>
          </table:table-cell>
          <table:table-cell office:value-type="float" office:value="562907" calcext:value-type="float">
            <text:p>562907</text:p>
          </table:table-cell>
          <table:table-cell office:value-type="float" office:value="15412" calcext:value-type="float">
            <text:p>154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0633" calcext:value-type="float">
            <text:p>610633</text:p>
          </table:table-cell>
          <table:table-cell office:value-type="float" office:value="578319" calcext:value-type="float">
            <text:p>578319</text:p>
          </table:table-cell>
          <table:table-cell office:value-type="float" office:value="562907" calcext:value-type="float">
            <text:p>562907</text:p>
          </table:table-cell>
          <table:table-cell office:value-type="float" office:value="15412" calcext:value-type="float">
            <text:p>154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0633" calcext:value-type="float">
            <text:p>610633</text:p>
          </table:table-cell>
          <table:table-cell office:value-type="float" office:value="578319" calcext:value-type="float">
            <text:p>578319</text:p>
          </table:table-cell>
          <table:table-cell office:value-type="float" office:value="562907" calcext:value-type="float">
            <text:p>562907</text:p>
          </table:table-cell>
          <table:table-cell office:value-type="float" office:value="15412" calcext:value-type="float">
            <text:p>154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0633" calcext:value-type="float">
            <text:p>610633</text:p>
          </table:table-cell>
          <table:table-cell office:value-type="float" office:value="578319" calcext:value-type="float">
            <text:p>578319</text:p>
          </table:table-cell>
          <table:table-cell office:value-type="float" office:value="562907" calcext:value-type="float">
            <text:p>562907</text:p>
          </table:table-cell>
          <table:table-cell office:value-type="float" office:value="15412" calcext:value-type="float">
            <text:p>154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0633" calcext:value-type="float">
            <text:p>610633</text:p>
          </table:table-cell>
          <table:table-cell office:value-type="float" office:value="578319" calcext:value-type="float">
            <text:p>578319</text:p>
          </table:table-cell>
          <table:table-cell office:value-type="float" office:value="562907" calcext:value-type="float">
            <text:p>562907</text:p>
          </table:table-cell>
          <table:table-cell office:value-type="float" office:value="15412" calcext:value-type="float">
            <text:p>154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0633" calcext:value-type="float">
            <text:p>610633</text:p>
          </table:table-cell>
          <table:table-cell office:value-type="float" office:value="578319" calcext:value-type="float">
            <text:p>578319</text:p>
          </table:table-cell>
          <table:table-cell office:value-type="float" office:value="562907" calcext:value-type="float">
            <text:p>562907</text:p>
          </table:table-cell>
          <table:table-cell office:value-type="float" office:value="15412" calcext:value-type="float">
            <text:p>154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0633" calcext:value-type="float">
            <text:p>610633</text:p>
          </table:table-cell>
          <table:table-cell office:value-type="float" office:value="578319" calcext:value-type="float">
            <text:p>578319</text:p>
          </table:table-cell>
          <table:table-cell office:value-type="float" office:value="562907" calcext:value-type="float">
            <text:p>562907</text:p>
          </table:table-cell>
          <table:table-cell office:value-type="float" office:value="15412" calcext:value-type="float">
            <text:p>154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0633" calcext:value-type="float">
            <text:p>610633</text:p>
          </table:table-cell>
          <table:table-cell office:value-type="float" office:value="578319" calcext:value-type="float">
            <text:p>578319</text:p>
          </table:table-cell>
          <table:table-cell office:value-type="float" office:value="562907" calcext:value-type="float">
            <text:p>562907</text:p>
          </table:table-cell>
          <table:table-cell office:value-type="float" office:value="15412" calcext:value-type="float">
            <text:p>154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0633" calcext:value-type="float">
            <text:p>610633</text:p>
          </table:table-cell>
          <table:table-cell office:value-type="float" office:value="578319" calcext:value-type="float">
            <text:p>578319</text:p>
          </table:table-cell>
          <table:table-cell office:value-type="float" office:value="562907" calcext:value-type="float">
            <text:p>562907</text:p>
          </table:table-cell>
          <table:table-cell office:value-type="float" office:value="15412" calcext:value-type="float">
            <text:p>154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0633" calcext:value-type="float">
            <text:p>610633</text:p>
          </table:table-cell>
          <table:table-cell office:value-type="float" office:value="578319" calcext:value-type="float">
            <text:p>578319</text:p>
          </table:table-cell>
          <table:table-cell office:value-type="float" office:value="562907" calcext:value-type="float">
            <text:p>562907</text:p>
          </table:table-cell>
          <table:table-cell office:value-type="float" office:value="15412" calcext:value-type="float">
            <text:p>154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0633" calcext:value-type="float">
            <text:p>610633</text:p>
          </table:table-cell>
          <table:table-cell office:value-type="float" office:value="578319" calcext:value-type="float">
            <text:p>578319</text:p>
          </table:table-cell>
          <table:table-cell office:value-type="float" office:value="562907" calcext:value-type="float">
            <text:p>562907</text:p>
          </table:table-cell>
          <table:table-cell office:value-type="float" office:value="15412" calcext:value-type="float">
            <text:p>154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0633" calcext:value-type="float">
            <text:p>610633</text:p>
          </table:table-cell>
          <table:table-cell office:value-type="float" office:value="578319" calcext:value-type="float">
            <text:p>578319</text:p>
          </table:table-cell>
          <table:table-cell office:value-type="float" office:value="562907" calcext:value-type="float">
            <text:p>562907</text:p>
          </table:table-cell>
          <table:table-cell office:value-type="float" office:value="15412" calcext:value-type="float">
            <text:p>154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0633" calcext:value-type="float">
            <text:p>610633</text:p>
          </table:table-cell>
          <table:table-cell office:value-type="float" office:value="578319" calcext:value-type="float">
            <text:p>578319</text:p>
          </table:table-cell>
          <table:table-cell office:value-type="float" office:value="562907" calcext:value-type="float">
            <text:p>562907</text:p>
          </table:table-cell>
          <table:table-cell office:value-type="float" office:value="15412" calcext:value-type="float">
            <text:p>1541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9017" calcext:value-type="float">
            <text:p>609017</text:p>
          </table:table-cell>
          <table:table-cell office:value-type="float" office:value="579935" calcext:value-type="float">
            <text:p>579935</text:p>
          </table:table-cell>
          <table:table-cell office:value-type="float" office:value="565381" calcext:value-type="float">
            <text:p>565381</text:p>
          </table:table-cell>
          <table:table-cell office:value-type="float" office:value="14554" calcext:value-type="float">
            <text:p>1455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9017" calcext:value-type="float">
            <text:p>609017</text:p>
          </table:table-cell>
          <table:table-cell office:value-type="float" office:value="579935" calcext:value-type="float">
            <text:p>579935</text:p>
          </table:table-cell>
          <table:table-cell office:value-type="float" office:value="565381" calcext:value-type="float">
            <text:p>565381</text:p>
          </table:table-cell>
          <table:table-cell office:value-type="float" office:value="14554" calcext:value-type="float">
            <text:p>1455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9017" calcext:value-type="float">
            <text:p>609017</text:p>
          </table:table-cell>
          <table:table-cell office:value-type="float" office:value="579935" calcext:value-type="float">
            <text:p>579935</text:p>
          </table:table-cell>
          <table:table-cell office:value-type="float" office:value="565381" calcext:value-type="float">
            <text:p>565381</text:p>
          </table:table-cell>
          <table:table-cell office:value-type="float" office:value="14554" calcext:value-type="float">
            <text:p>1455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9017" calcext:value-type="float">
            <text:p>609017</text:p>
          </table:table-cell>
          <table:table-cell office:value-type="float" office:value="579935" calcext:value-type="float">
            <text:p>579935</text:p>
          </table:table-cell>
          <table:table-cell office:value-type="float" office:value="565381" calcext:value-type="float">
            <text:p>565381</text:p>
          </table:table-cell>
          <table:table-cell office:value-type="float" office:value="14554" calcext:value-type="float">
            <text:p>1455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9017" calcext:value-type="float">
            <text:p>609017</text:p>
          </table:table-cell>
          <table:table-cell office:value-type="float" office:value="579935" calcext:value-type="float">
            <text:p>579935</text:p>
          </table:table-cell>
          <table:table-cell office:value-type="float" office:value="565381" calcext:value-type="float">
            <text:p>565381</text:p>
          </table:table-cell>
          <table:table-cell office:value-type="float" office:value="14554" calcext:value-type="float">
            <text:p>1455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9017" calcext:value-type="float">
            <text:p>609017</text:p>
          </table:table-cell>
          <table:table-cell office:value-type="float" office:value="579935" calcext:value-type="float">
            <text:p>579935</text:p>
          </table:table-cell>
          <table:table-cell office:value-type="float" office:value="565381" calcext:value-type="float">
            <text:p>565381</text:p>
          </table:table-cell>
          <table:table-cell office:value-type="float" office:value="14554" calcext:value-type="float">
            <text:p>1455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9017" calcext:value-type="float">
            <text:p>609017</text:p>
          </table:table-cell>
          <table:table-cell office:value-type="float" office:value="579935" calcext:value-type="float">
            <text:p>579935</text:p>
          </table:table-cell>
          <table:table-cell office:value-type="float" office:value="565381" calcext:value-type="float">
            <text:p>565381</text:p>
          </table:table-cell>
          <table:table-cell office:value-type="float" office:value="14554" calcext:value-type="float">
            <text:p>1455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9017" calcext:value-type="float">
            <text:p>609017</text:p>
          </table:table-cell>
          <table:table-cell office:value-type="float" office:value="579935" calcext:value-type="float">
            <text:p>579935</text:p>
          </table:table-cell>
          <table:table-cell office:value-type="float" office:value="565381" calcext:value-type="float">
            <text:p>565381</text:p>
          </table:table-cell>
          <table:table-cell office:value-type="float" office:value="14554" calcext:value-type="float">
            <text:p>1455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9017" calcext:value-type="float">
            <text:p>609017</text:p>
          </table:table-cell>
          <table:table-cell office:value-type="float" office:value="579935" calcext:value-type="float">
            <text:p>579935</text:p>
          </table:table-cell>
          <table:table-cell office:value-type="float" office:value="565381" calcext:value-type="float">
            <text:p>565381</text:p>
          </table:table-cell>
          <table:table-cell office:value-type="float" office:value="14554" calcext:value-type="float">
            <text:p>1455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9017" calcext:value-type="float">
            <text:p>609017</text:p>
          </table:table-cell>
          <table:table-cell office:value-type="float" office:value="579935" calcext:value-type="float">
            <text:p>579935</text:p>
          </table:table-cell>
          <table:table-cell office:value-type="float" office:value="565381" calcext:value-type="float">
            <text:p>565381</text:p>
          </table:table-cell>
          <table:table-cell office:value-type="float" office:value="14554" calcext:value-type="float">
            <text:p>1455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9017" calcext:value-type="float">
            <text:p>609017</text:p>
          </table:table-cell>
          <table:table-cell office:value-type="float" office:value="579935" calcext:value-type="float">
            <text:p>579935</text:p>
          </table:table-cell>
          <table:table-cell office:value-type="float" office:value="565381" calcext:value-type="float">
            <text:p>565381</text:p>
          </table:table-cell>
          <table:table-cell office:value-type="float" office:value="14554" calcext:value-type="float">
            <text:p>1455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9017" calcext:value-type="float">
            <text:p>609017</text:p>
          </table:table-cell>
          <table:table-cell office:value-type="float" office:value="579935" calcext:value-type="float">
            <text:p>579935</text:p>
          </table:table-cell>
          <table:table-cell office:value-type="float" office:value="565381" calcext:value-type="float">
            <text:p>565381</text:p>
          </table:table-cell>
          <table:table-cell office:value-type="float" office:value="14554" calcext:value-type="float">
            <text:p>1455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9017" calcext:value-type="float">
            <text:p>609017</text:p>
          </table:table-cell>
          <table:table-cell office:value-type="float" office:value="579935" calcext:value-type="float">
            <text:p>579935</text:p>
          </table:table-cell>
          <table:table-cell office:value-type="float" office:value="565381" calcext:value-type="float">
            <text:p>565381</text:p>
          </table:table-cell>
          <table:table-cell office:value-type="float" office:value="14554" calcext:value-type="float">
            <text:p>1455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9017" calcext:value-type="float">
            <text:p>609017</text:p>
          </table:table-cell>
          <table:table-cell office:value-type="float" office:value="579935" calcext:value-type="float">
            <text:p>579935</text:p>
          </table:table-cell>
          <table:table-cell office:value-type="float" office:value="565381" calcext:value-type="float">
            <text:p>565381</text:p>
          </table:table-cell>
          <table:table-cell office:value-type="float" office:value="14554" calcext:value-type="float">
            <text:p>1455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9017" calcext:value-type="float">
            <text:p>609017</text:p>
          </table:table-cell>
          <table:table-cell office:value-type="float" office:value="579935" calcext:value-type="float">
            <text:p>579935</text:p>
          </table:table-cell>
          <table:table-cell office:value-type="float" office:value="565381" calcext:value-type="float">
            <text:p>565381</text:p>
          </table:table-cell>
          <table:table-cell office:value-type="float" office:value="14554" calcext:value-type="float">
            <text:p>1455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7463" calcext:value-type="float">
            <text:p>607463</text:p>
          </table:table-cell>
          <table:table-cell office:value-type="float" office:value="581489" calcext:value-type="float">
            <text:p>581489</text:p>
          </table:table-cell>
          <table:table-cell office:value-type="float" office:value="567707" calcext:value-type="float">
            <text:p>567707</text:p>
          </table:table-cell>
          <table:table-cell office:value-type="float" office:value="13782" calcext:value-type="float">
            <text:p>1378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7463" calcext:value-type="float">
            <text:p>607463</text:p>
          </table:table-cell>
          <table:table-cell office:value-type="float" office:value="581489" calcext:value-type="float">
            <text:p>581489</text:p>
          </table:table-cell>
          <table:table-cell office:value-type="float" office:value="567707" calcext:value-type="float">
            <text:p>567707</text:p>
          </table:table-cell>
          <table:table-cell office:value-type="float" office:value="13782" calcext:value-type="float">
            <text:p>1378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7463" calcext:value-type="float">
            <text:p>607463</text:p>
          </table:table-cell>
          <table:table-cell office:value-type="float" office:value="581489" calcext:value-type="float">
            <text:p>581489</text:p>
          </table:table-cell>
          <table:table-cell office:value-type="float" office:value="567707" calcext:value-type="float">
            <text:p>567707</text:p>
          </table:table-cell>
          <table:table-cell office:value-type="float" office:value="13782" calcext:value-type="float">
            <text:p>1378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7463" calcext:value-type="float">
            <text:p>607463</text:p>
          </table:table-cell>
          <table:table-cell office:value-type="float" office:value="581489" calcext:value-type="float">
            <text:p>581489</text:p>
          </table:table-cell>
          <table:table-cell office:value-type="float" office:value="567707" calcext:value-type="float">
            <text:p>567707</text:p>
          </table:table-cell>
          <table:table-cell office:value-type="float" office:value="13782" calcext:value-type="float">
            <text:p>1378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7463" calcext:value-type="float">
            <text:p>607463</text:p>
          </table:table-cell>
          <table:table-cell office:value-type="float" office:value="581489" calcext:value-type="float">
            <text:p>581489</text:p>
          </table:table-cell>
          <table:table-cell office:value-type="float" office:value="567707" calcext:value-type="float">
            <text:p>567707</text:p>
          </table:table-cell>
          <table:table-cell office:value-type="float" office:value="13782" calcext:value-type="float">
            <text:p>1378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7463" calcext:value-type="float">
            <text:p>607463</text:p>
          </table:table-cell>
          <table:table-cell office:value-type="float" office:value="581489" calcext:value-type="float">
            <text:p>581489</text:p>
          </table:table-cell>
          <table:table-cell office:value-type="float" office:value="567707" calcext:value-type="float">
            <text:p>567707</text:p>
          </table:table-cell>
          <table:table-cell office:value-type="float" office:value="13782" calcext:value-type="float">
            <text:p>1378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7463" calcext:value-type="float">
            <text:p>607463</text:p>
          </table:table-cell>
          <table:table-cell office:value-type="float" office:value="581489" calcext:value-type="float">
            <text:p>581489</text:p>
          </table:table-cell>
          <table:table-cell office:value-type="float" office:value="567707" calcext:value-type="float">
            <text:p>567707</text:p>
          </table:table-cell>
          <table:table-cell office:value-type="float" office:value="13782" calcext:value-type="float">
            <text:p>1378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7463" calcext:value-type="float">
            <text:p>607463</text:p>
          </table:table-cell>
          <table:table-cell office:value-type="float" office:value="581489" calcext:value-type="float">
            <text:p>581489</text:p>
          </table:table-cell>
          <table:table-cell office:value-type="float" office:value="567707" calcext:value-type="float">
            <text:p>567707</text:p>
          </table:table-cell>
          <table:table-cell office:value-type="float" office:value="13782" calcext:value-type="float">
            <text:p>1378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7463" calcext:value-type="float">
            <text:p>607463</text:p>
          </table:table-cell>
          <table:table-cell office:value-type="float" office:value="581489" calcext:value-type="float">
            <text:p>581489</text:p>
          </table:table-cell>
          <table:table-cell office:value-type="float" office:value="567707" calcext:value-type="float">
            <text:p>567707</text:p>
          </table:table-cell>
          <table:table-cell office:value-type="float" office:value="13782" calcext:value-type="float">
            <text:p>1378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7463" calcext:value-type="float">
            <text:p>607463</text:p>
          </table:table-cell>
          <table:table-cell office:value-type="float" office:value="581489" calcext:value-type="float">
            <text:p>581489</text:p>
          </table:table-cell>
          <table:table-cell office:value-type="float" office:value="567707" calcext:value-type="float">
            <text:p>567707</text:p>
          </table:table-cell>
          <table:table-cell office:value-type="float" office:value="13782" calcext:value-type="float">
            <text:p>1378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7463" calcext:value-type="float">
            <text:p>607463</text:p>
          </table:table-cell>
          <table:table-cell office:value-type="float" office:value="581489" calcext:value-type="float">
            <text:p>581489</text:p>
          </table:table-cell>
          <table:table-cell office:value-type="float" office:value="567707" calcext:value-type="float">
            <text:p>567707</text:p>
          </table:table-cell>
          <table:table-cell office:value-type="float" office:value="13782" calcext:value-type="float">
            <text:p>1378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7463" calcext:value-type="float">
            <text:p>607463</text:p>
          </table:table-cell>
          <table:table-cell office:value-type="float" office:value="581489" calcext:value-type="float">
            <text:p>581489</text:p>
          </table:table-cell>
          <table:table-cell office:value-type="float" office:value="567707" calcext:value-type="float">
            <text:p>567707</text:p>
          </table:table-cell>
          <table:table-cell office:value-type="float" office:value="13782" calcext:value-type="float">
            <text:p>1378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7463" calcext:value-type="float">
            <text:p>607463</text:p>
          </table:table-cell>
          <table:table-cell office:value-type="float" office:value="581489" calcext:value-type="float">
            <text:p>581489</text:p>
          </table:table-cell>
          <table:table-cell office:value-type="float" office:value="567707" calcext:value-type="float">
            <text:p>567707</text:p>
          </table:table-cell>
          <table:table-cell office:value-type="float" office:value="13782" calcext:value-type="float">
            <text:p>1378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7463" calcext:value-type="float">
            <text:p>607463</text:p>
          </table:table-cell>
          <table:table-cell office:value-type="float" office:value="581489" calcext:value-type="float">
            <text:p>581489</text:p>
          </table:table-cell>
          <table:table-cell office:value-type="float" office:value="567707" calcext:value-type="float">
            <text:p>567707</text:p>
          </table:table-cell>
          <table:table-cell office:value-type="float" office:value="13782" calcext:value-type="float">
            <text:p>1378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7463" calcext:value-type="float">
            <text:p>607463</text:p>
          </table:table-cell>
          <table:table-cell office:value-type="float" office:value="581489" calcext:value-type="float">
            <text:p>581489</text:p>
          </table:table-cell>
          <table:table-cell office:value-type="float" office:value="567707" calcext:value-type="float">
            <text:p>567707</text:p>
          </table:table-cell>
          <table:table-cell office:value-type="float" office:value="13782" calcext:value-type="float">
            <text:p>1378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6033" calcext:value-type="float">
            <text:p>606033</text:p>
          </table:table-cell>
          <table:table-cell office:value-type="float" office:value="582919" calcext:value-type="float">
            <text:p>582919</text:p>
          </table:table-cell>
          <table:table-cell office:value-type="float" office:value="569901" calcext:value-type="float">
            <text:p>569901</text:p>
          </table:table-cell>
          <table:table-cell office:value-type="float" office:value="13018" calcext:value-type="float">
            <text:p>130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6033" calcext:value-type="float">
            <text:p>606033</text:p>
          </table:table-cell>
          <table:table-cell office:value-type="float" office:value="582919" calcext:value-type="float">
            <text:p>582919</text:p>
          </table:table-cell>
          <table:table-cell office:value-type="float" office:value="569901" calcext:value-type="float">
            <text:p>569901</text:p>
          </table:table-cell>
          <table:table-cell office:value-type="float" office:value="13018" calcext:value-type="float">
            <text:p>130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6033" calcext:value-type="float">
            <text:p>606033</text:p>
          </table:table-cell>
          <table:table-cell office:value-type="float" office:value="582919" calcext:value-type="float">
            <text:p>582919</text:p>
          </table:table-cell>
          <table:table-cell office:value-type="float" office:value="569901" calcext:value-type="float">
            <text:p>569901</text:p>
          </table:table-cell>
          <table:table-cell office:value-type="float" office:value="13018" calcext:value-type="float">
            <text:p>130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6033" calcext:value-type="float">
            <text:p>606033</text:p>
          </table:table-cell>
          <table:table-cell office:value-type="float" office:value="582919" calcext:value-type="float">
            <text:p>582919</text:p>
          </table:table-cell>
          <table:table-cell office:value-type="float" office:value="569901" calcext:value-type="float">
            <text:p>569901</text:p>
          </table:table-cell>
          <table:table-cell office:value-type="float" office:value="13018" calcext:value-type="float">
            <text:p>130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6033" calcext:value-type="float">
            <text:p>606033</text:p>
          </table:table-cell>
          <table:table-cell office:value-type="float" office:value="582919" calcext:value-type="float">
            <text:p>582919</text:p>
          </table:table-cell>
          <table:table-cell office:value-type="float" office:value="569901" calcext:value-type="float">
            <text:p>569901</text:p>
          </table:table-cell>
          <table:table-cell office:value-type="float" office:value="13018" calcext:value-type="float">
            <text:p>130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6033" calcext:value-type="float">
            <text:p>606033</text:p>
          </table:table-cell>
          <table:table-cell office:value-type="float" office:value="582919" calcext:value-type="float">
            <text:p>582919</text:p>
          </table:table-cell>
          <table:table-cell office:value-type="float" office:value="569901" calcext:value-type="float">
            <text:p>569901</text:p>
          </table:table-cell>
          <table:table-cell office:value-type="float" office:value="13018" calcext:value-type="float">
            <text:p>130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6033" calcext:value-type="float">
            <text:p>606033</text:p>
          </table:table-cell>
          <table:table-cell office:value-type="float" office:value="582919" calcext:value-type="float">
            <text:p>582919</text:p>
          </table:table-cell>
          <table:table-cell office:value-type="float" office:value="569901" calcext:value-type="float">
            <text:p>569901</text:p>
          </table:table-cell>
          <table:table-cell office:value-type="float" office:value="13018" calcext:value-type="float">
            <text:p>130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6033" calcext:value-type="float">
            <text:p>606033</text:p>
          </table:table-cell>
          <table:table-cell office:value-type="float" office:value="582919" calcext:value-type="float">
            <text:p>582919</text:p>
          </table:table-cell>
          <table:table-cell office:value-type="float" office:value="569901" calcext:value-type="float">
            <text:p>569901</text:p>
          </table:table-cell>
          <table:table-cell office:value-type="float" office:value="13018" calcext:value-type="float">
            <text:p>130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6033" calcext:value-type="float">
            <text:p>606033</text:p>
          </table:table-cell>
          <table:table-cell office:value-type="float" office:value="582919" calcext:value-type="float">
            <text:p>582919</text:p>
          </table:table-cell>
          <table:table-cell office:value-type="float" office:value="569901" calcext:value-type="float">
            <text:p>569901</text:p>
          </table:table-cell>
          <table:table-cell office:value-type="float" office:value="13018" calcext:value-type="float">
            <text:p>130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6033" calcext:value-type="float">
            <text:p>606033</text:p>
          </table:table-cell>
          <table:table-cell office:value-type="float" office:value="582919" calcext:value-type="float">
            <text:p>582919</text:p>
          </table:table-cell>
          <table:table-cell office:value-type="float" office:value="569901" calcext:value-type="float">
            <text:p>569901</text:p>
          </table:table-cell>
          <table:table-cell office:value-type="float" office:value="13018" calcext:value-type="float">
            <text:p>130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6033" calcext:value-type="float">
            <text:p>606033</text:p>
          </table:table-cell>
          <table:table-cell office:value-type="float" office:value="582919" calcext:value-type="float">
            <text:p>582919</text:p>
          </table:table-cell>
          <table:table-cell office:value-type="float" office:value="569901" calcext:value-type="float">
            <text:p>569901</text:p>
          </table:table-cell>
          <table:table-cell office:value-type="float" office:value="13018" calcext:value-type="float">
            <text:p>130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6033" calcext:value-type="float">
            <text:p>606033</text:p>
          </table:table-cell>
          <table:table-cell office:value-type="float" office:value="582919" calcext:value-type="float">
            <text:p>582919</text:p>
          </table:table-cell>
          <table:table-cell office:value-type="float" office:value="569901" calcext:value-type="float">
            <text:p>569901</text:p>
          </table:table-cell>
          <table:table-cell office:value-type="float" office:value="13018" calcext:value-type="float">
            <text:p>130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6033" calcext:value-type="float">
            <text:p>606033</text:p>
          </table:table-cell>
          <table:table-cell office:value-type="float" office:value="582919" calcext:value-type="float">
            <text:p>582919</text:p>
          </table:table-cell>
          <table:table-cell office:value-type="float" office:value="569901" calcext:value-type="float">
            <text:p>569901</text:p>
          </table:table-cell>
          <table:table-cell office:value-type="float" office:value="13018" calcext:value-type="float">
            <text:p>130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6033" calcext:value-type="float">
            <text:p>606033</text:p>
          </table:table-cell>
          <table:table-cell office:value-type="float" office:value="582919" calcext:value-type="float">
            <text:p>582919</text:p>
          </table:table-cell>
          <table:table-cell office:value-type="float" office:value="569901" calcext:value-type="float">
            <text:p>569901</text:p>
          </table:table-cell>
          <table:table-cell office:value-type="float" office:value="13018" calcext:value-type="float">
            <text:p>130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6033" calcext:value-type="float">
            <text:p>606033</text:p>
          </table:table-cell>
          <table:table-cell office:value-type="float" office:value="582919" calcext:value-type="float">
            <text:p>582919</text:p>
          </table:table-cell>
          <table:table-cell office:value-type="float" office:value="569901" calcext:value-type="float">
            <text:p>569901</text:p>
          </table:table-cell>
          <table:table-cell office:value-type="float" office:value="13018" calcext:value-type="float">
            <text:p>130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4509" calcext:value-type="float">
            <text:p>604509</text:p>
          </table:table-cell>
          <table:table-cell office:value-type="float" office:value="584443" calcext:value-type="float">
            <text:p>584443</text:p>
          </table:table-cell>
          <table:table-cell office:value-type="float" office:value="572075" calcext:value-type="float">
            <text:p>572075</text:p>
          </table:table-cell>
          <table:table-cell office:value-type="float" office:value="12368" calcext:value-type="float">
            <text:p>1236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4509" calcext:value-type="float">
            <text:p>604509</text:p>
          </table:table-cell>
          <table:table-cell office:value-type="float" office:value="584443" calcext:value-type="float">
            <text:p>584443</text:p>
          </table:table-cell>
          <table:table-cell office:value-type="float" office:value="572075" calcext:value-type="float">
            <text:p>572075</text:p>
          </table:table-cell>
          <table:table-cell office:value-type="float" office:value="12368" calcext:value-type="float">
            <text:p>1236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4509" calcext:value-type="float">
            <text:p>604509</text:p>
          </table:table-cell>
          <table:table-cell office:value-type="float" office:value="584443" calcext:value-type="float">
            <text:p>584443</text:p>
          </table:table-cell>
          <table:table-cell office:value-type="float" office:value="572075" calcext:value-type="float">
            <text:p>572075</text:p>
          </table:table-cell>
          <table:table-cell office:value-type="float" office:value="12368" calcext:value-type="float">
            <text:p>1236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4509" calcext:value-type="float">
            <text:p>604509</text:p>
          </table:table-cell>
          <table:table-cell office:value-type="float" office:value="584443" calcext:value-type="float">
            <text:p>584443</text:p>
          </table:table-cell>
          <table:table-cell office:value-type="float" office:value="572075" calcext:value-type="float">
            <text:p>572075</text:p>
          </table:table-cell>
          <table:table-cell office:value-type="float" office:value="12368" calcext:value-type="float">
            <text:p>1236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4509" calcext:value-type="float">
            <text:p>604509</text:p>
          </table:table-cell>
          <table:table-cell office:value-type="float" office:value="584443" calcext:value-type="float">
            <text:p>584443</text:p>
          </table:table-cell>
          <table:table-cell office:value-type="float" office:value="572075" calcext:value-type="float">
            <text:p>572075</text:p>
          </table:table-cell>
          <table:table-cell office:value-type="float" office:value="12368" calcext:value-type="float">
            <text:p>1236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4509" calcext:value-type="float">
            <text:p>604509</text:p>
          </table:table-cell>
          <table:table-cell office:value-type="float" office:value="584443" calcext:value-type="float">
            <text:p>584443</text:p>
          </table:table-cell>
          <table:table-cell office:value-type="float" office:value="572075" calcext:value-type="float">
            <text:p>572075</text:p>
          </table:table-cell>
          <table:table-cell office:value-type="float" office:value="12368" calcext:value-type="float">
            <text:p>1236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4509" calcext:value-type="float">
            <text:p>604509</text:p>
          </table:table-cell>
          <table:table-cell office:value-type="float" office:value="584443" calcext:value-type="float">
            <text:p>584443</text:p>
          </table:table-cell>
          <table:table-cell office:value-type="float" office:value="572075" calcext:value-type="float">
            <text:p>572075</text:p>
          </table:table-cell>
          <table:table-cell office:value-type="float" office:value="12368" calcext:value-type="float">
            <text:p>1236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4509" calcext:value-type="float">
            <text:p>604509</text:p>
          </table:table-cell>
          <table:table-cell office:value-type="float" office:value="584443" calcext:value-type="float">
            <text:p>584443</text:p>
          </table:table-cell>
          <table:table-cell office:value-type="float" office:value="572075" calcext:value-type="float">
            <text:p>572075</text:p>
          </table:table-cell>
          <table:table-cell office:value-type="float" office:value="12368" calcext:value-type="float">
            <text:p>1236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4509" calcext:value-type="float">
            <text:p>604509</text:p>
          </table:table-cell>
          <table:table-cell office:value-type="float" office:value="584443" calcext:value-type="float">
            <text:p>584443</text:p>
          </table:table-cell>
          <table:table-cell office:value-type="float" office:value="572075" calcext:value-type="float">
            <text:p>572075</text:p>
          </table:table-cell>
          <table:table-cell office:value-type="float" office:value="12368" calcext:value-type="float">
            <text:p>1236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4509" calcext:value-type="float">
            <text:p>604509</text:p>
          </table:table-cell>
          <table:table-cell office:value-type="float" office:value="584443" calcext:value-type="float">
            <text:p>584443</text:p>
          </table:table-cell>
          <table:table-cell office:value-type="float" office:value="572075" calcext:value-type="float">
            <text:p>572075</text:p>
          </table:table-cell>
          <table:table-cell office:value-type="float" office:value="12368" calcext:value-type="float">
            <text:p>1236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4509" calcext:value-type="float">
            <text:p>604509</text:p>
          </table:table-cell>
          <table:table-cell office:value-type="float" office:value="584443" calcext:value-type="float">
            <text:p>584443</text:p>
          </table:table-cell>
          <table:table-cell office:value-type="float" office:value="572075" calcext:value-type="float">
            <text:p>572075</text:p>
          </table:table-cell>
          <table:table-cell office:value-type="float" office:value="12368" calcext:value-type="float">
            <text:p>1236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4509" calcext:value-type="float">
            <text:p>604509</text:p>
          </table:table-cell>
          <table:table-cell office:value-type="float" office:value="584443" calcext:value-type="float">
            <text:p>584443</text:p>
          </table:table-cell>
          <table:table-cell office:value-type="float" office:value="572075" calcext:value-type="float">
            <text:p>572075</text:p>
          </table:table-cell>
          <table:table-cell office:value-type="float" office:value="12368" calcext:value-type="float">
            <text:p>1236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4509" calcext:value-type="float">
            <text:p>604509</text:p>
          </table:table-cell>
          <table:table-cell office:value-type="float" office:value="584443" calcext:value-type="float">
            <text:p>584443</text:p>
          </table:table-cell>
          <table:table-cell office:value-type="float" office:value="572075" calcext:value-type="float">
            <text:p>572075</text:p>
          </table:table-cell>
          <table:table-cell office:value-type="float" office:value="12368" calcext:value-type="float">
            <text:p>1236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4509" calcext:value-type="float">
            <text:p>604509</text:p>
          </table:table-cell>
          <table:table-cell office:value-type="float" office:value="584443" calcext:value-type="float">
            <text:p>584443</text:p>
          </table:table-cell>
          <table:table-cell office:value-type="float" office:value="572075" calcext:value-type="float">
            <text:p>572075</text:p>
          </table:table-cell>
          <table:table-cell office:value-type="float" office:value="12368" calcext:value-type="float">
            <text:p>1236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4509" calcext:value-type="float">
            <text:p>604509</text:p>
          </table:table-cell>
          <table:table-cell office:value-type="float" office:value="584443" calcext:value-type="float">
            <text:p>584443</text:p>
          </table:table-cell>
          <table:table-cell office:value-type="float" office:value="572075" calcext:value-type="float">
            <text:p>572075</text:p>
          </table:table-cell>
          <table:table-cell office:value-type="float" office:value="12368" calcext:value-type="float">
            <text:p>1236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3040" calcext:value-type="float">
            <text:p>603040</text:p>
          </table:table-cell>
          <table:table-cell office:value-type="float" office:value="585912" calcext:value-type="float">
            <text:p>585912</text:p>
          </table:table-cell>
          <table:table-cell office:value-type="float" office:value="574161" calcext:value-type="float">
            <text:p>574161</text:p>
          </table:table-cell>
          <table:table-cell office:value-type="float" office:value="11751" calcext:value-type="float">
            <text:p>1175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3040" calcext:value-type="float">
            <text:p>603040</text:p>
          </table:table-cell>
          <table:table-cell office:value-type="float" office:value="585912" calcext:value-type="float">
            <text:p>585912</text:p>
          </table:table-cell>
          <table:table-cell office:value-type="float" office:value="574161" calcext:value-type="float">
            <text:p>574161</text:p>
          </table:table-cell>
          <table:table-cell office:value-type="float" office:value="11751" calcext:value-type="float">
            <text:p>1175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3040" calcext:value-type="float">
            <text:p>603040</text:p>
          </table:table-cell>
          <table:table-cell office:value-type="float" office:value="585912" calcext:value-type="float">
            <text:p>585912</text:p>
          </table:table-cell>
          <table:table-cell office:value-type="float" office:value="574161" calcext:value-type="float">
            <text:p>574161</text:p>
          </table:table-cell>
          <table:table-cell office:value-type="float" office:value="11751" calcext:value-type="float">
            <text:p>1175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3040" calcext:value-type="float">
            <text:p>603040</text:p>
          </table:table-cell>
          <table:table-cell office:value-type="float" office:value="585912" calcext:value-type="float">
            <text:p>585912</text:p>
          </table:table-cell>
          <table:table-cell office:value-type="float" office:value="574161" calcext:value-type="float">
            <text:p>574161</text:p>
          </table:table-cell>
          <table:table-cell office:value-type="float" office:value="11751" calcext:value-type="float">
            <text:p>1175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3040" calcext:value-type="float">
            <text:p>603040</text:p>
          </table:table-cell>
          <table:table-cell office:value-type="float" office:value="585912" calcext:value-type="float">
            <text:p>585912</text:p>
          </table:table-cell>
          <table:table-cell office:value-type="float" office:value="574161" calcext:value-type="float">
            <text:p>574161</text:p>
          </table:table-cell>
          <table:table-cell office:value-type="float" office:value="11751" calcext:value-type="float">
            <text:p>1175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3040" calcext:value-type="float">
            <text:p>603040</text:p>
          </table:table-cell>
          <table:table-cell office:value-type="float" office:value="585912" calcext:value-type="float">
            <text:p>585912</text:p>
          </table:table-cell>
          <table:table-cell office:value-type="float" office:value="574161" calcext:value-type="float">
            <text:p>574161</text:p>
          </table:table-cell>
          <table:table-cell office:value-type="float" office:value="11751" calcext:value-type="float">
            <text:p>1175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3040" calcext:value-type="float">
            <text:p>603040</text:p>
          </table:table-cell>
          <table:table-cell office:value-type="float" office:value="585912" calcext:value-type="float">
            <text:p>585912</text:p>
          </table:table-cell>
          <table:table-cell office:value-type="float" office:value="574161" calcext:value-type="float">
            <text:p>574161</text:p>
          </table:table-cell>
          <table:table-cell office:value-type="float" office:value="11751" calcext:value-type="float">
            <text:p>1175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3040" calcext:value-type="float">
            <text:p>603040</text:p>
          </table:table-cell>
          <table:table-cell office:value-type="float" office:value="585912" calcext:value-type="float">
            <text:p>585912</text:p>
          </table:table-cell>
          <table:table-cell office:value-type="float" office:value="574161" calcext:value-type="float">
            <text:p>574161</text:p>
          </table:table-cell>
          <table:table-cell office:value-type="float" office:value="11751" calcext:value-type="float">
            <text:p>1175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3040" calcext:value-type="float">
            <text:p>603040</text:p>
          </table:table-cell>
          <table:table-cell office:value-type="float" office:value="585912" calcext:value-type="float">
            <text:p>585912</text:p>
          </table:table-cell>
          <table:table-cell office:value-type="float" office:value="574161" calcext:value-type="float">
            <text:p>574161</text:p>
          </table:table-cell>
          <table:table-cell office:value-type="float" office:value="11751" calcext:value-type="float">
            <text:p>1175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3040" calcext:value-type="float">
            <text:p>603040</text:p>
          </table:table-cell>
          <table:table-cell office:value-type="float" office:value="585912" calcext:value-type="float">
            <text:p>585912</text:p>
          </table:table-cell>
          <table:table-cell office:value-type="float" office:value="574161" calcext:value-type="float">
            <text:p>574161</text:p>
          </table:table-cell>
          <table:table-cell office:value-type="float" office:value="11751" calcext:value-type="float">
            <text:p>1175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3040" calcext:value-type="float">
            <text:p>603040</text:p>
          </table:table-cell>
          <table:table-cell office:value-type="float" office:value="585912" calcext:value-type="float">
            <text:p>585912</text:p>
          </table:table-cell>
          <table:table-cell office:value-type="float" office:value="574161" calcext:value-type="float">
            <text:p>574161</text:p>
          </table:table-cell>
          <table:table-cell office:value-type="float" office:value="11751" calcext:value-type="float">
            <text:p>1175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3040" calcext:value-type="float">
            <text:p>603040</text:p>
          </table:table-cell>
          <table:table-cell office:value-type="float" office:value="585912" calcext:value-type="float">
            <text:p>585912</text:p>
          </table:table-cell>
          <table:table-cell office:value-type="float" office:value="574161" calcext:value-type="float">
            <text:p>574161</text:p>
          </table:table-cell>
          <table:table-cell office:value-type="float" office:value="11751" calcext:value-type="float">
            <text:p>1175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3040" calcext:value-type="float">
            <text:p>603040</text:p>
          </table:table-cell>
          <table:table-cell office:value-type="float" office:value="585912" calcext:value-type="float">
            <text:p>585912</text:p>
          </table:table-cell>
          <table:table-cell office:value-type="float" office:value="574161" calcext:value-type="float">
            <text:p>574161</text:p>
          </table:table-cell>
          <table:table-cell office:value-type="float" office:value="11751" calcext:value-type="float">
            <text:p>1175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3040" calcext:value-type="float">
            <text:p>603040</text:p>
          </table:table-cell>
          <table:table-cell office:value-type="float" office:value="585912" calcext:value-type="float">
            <text:p>585912</text:p>
          </table:table-cell>
          <table:table-cell office:value-type="float" office:value="574161" calcext:value-type="float">
            <text:p>574161</text:p>
          </table:table-cell>
          <table:table-cell office:value-type="float" office:value="11751" calcext:value-type="float">
            <text:p>1175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3040" calcext:value-type="float">
            <text:p>603040</text:p>
          </table:table-cell>
          <table:table-cell office:value-type="float" office:value="585912" calcext:value-type="float">
            <text:p>585912</text:p>
          </table:table-cell>
          <table:table-cell office:value-type="float" office:value="574161" calcext:value-type="float">
            <text:p>574161</text:p>
          </table:table-cell>
          <table:table-cell office:value-type="float" office:value="11751" calcext:value-type="float">
            <text:p>1175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1709" calcext:value-type="float">
            <text:p>601709</text:p>
          </table:table-cell>
          <table:table-cell office:value-type="float" office:value="587243" calcext:value-type="float">
            <text:p>587243</text:p>
          </table:table-cell>
          <table:table-cell office:value-type="float" office:value="576074" calcext:value-type="float">
            <text:p>576074</text:p>
          </table:table-cell>
          <table:table-cell office:value-type="float" office:value="11169" calcext:value-type="float">
            <text:p>111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1709" calcext:value-type="float">
            <text:p>601709</text:p>
          </table:table-cell>
          <table:table-cell office:value-type="float" office:value="587243" calcext:value-type="float">
            <text:p>587243</text:p>
          </table:table-cell>
          <table:table-cell office:value-type="float" office:value="576074" calcext:value-type="float">
            <text:p>576074</text:p>
          </table:table-cell>
          <table:table-cell office:value-type="float" office:value="11169" calcext:value-type="float">
            <text:p>111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1709" calcext:value-type="float">
            <text:p>601709</text:p>
          </table:table-cell>
          <table:table-cell office:value-type="float" office:value="587243" calcext:value-type="float">
            <text:p>587243</text:p>
          </table:table-cell>
          <table:table-cell office:value-type="float" office:value="576074" calcext:value-type="float">
            <text:p>576074</text:p>
          </table:table-cell>
          <table:table-cell office:value-type="float" office:value="11169" calcext:value-type="float">
            <text:p>111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1709" calcext:value-type="float">
            <text:p>601709</text:p>
          </table:table-cell>
          <table:table-cell office:value-type="float" office:value="587243" calcext:value-type="float">
            <text:p>587243</text:p>
          </table:table-cell>
          <table:table-cell office:value-type="float" office:value="576074" calcext:value-type="float">
            <text:p>576074</text:p>
          </table:table-cell>
          <table:table-cell office:value-type="float" office:value="11169" calcext:value-type="float">
            <text:p>111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1709" calcext:value-type="float">
            <text:p>601709</text:p>
          </table:table-cell>
          <table:table-cell office:value-type="float" office:value="587243" calcext:value-type="float">
            <text:p>587243</text:p>
          </table:table-cell>
          <table:table-cell office:value-type="float" office:value="576074" calcext:value-type="float">
            <text:p>576074</text:p>
          </table:table-cell>
          <table:table-cell office:value-type="float" office:value="11169" calcext:value-type="float">
            <text:p>111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1709" calcext:value-type="float">
            <text:p>601709</text:p>
          </table:table-cell>
          <table:table-cell office:value-type="float" office:value="587243" calcext:value-type="float">
            <text:p>587243</text:p>
          </table:table-cell>
          <table:table-cell office:value-type="float" office:value="576074" calcext:value-type="float">
            <text:p>576074</text:p>
          </table:table-cell>
          <table:table-cell office:value-type="float" office:value="11169" calcext:value-type="float">
            <text:p>111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1709" calcext:value-type="float">
            <text:p>601709</text:p>
          </table:table-cell>
          <table:table-cell office:value-type="float" office:value="587243" calcext:value-type="float">
            <text:p>587243</text:p>
          </table:table-cell>
          <table:table-cell office:value-type="float" office:value="576074" calcext:value-type="float">
            <text:p>576074</text:p>
          </table:table-cell>
          <table:table-cell office:value-type="float" office:value="11169" calcext:value-type="float">
            <text:p>111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1709" calcext:value-type="float">
            <text:p>601709</text:p>
          </table:table-cell>
          <table:table-cell office:value-type="float" office:value="587243" calcext:value-type="float">
            <text:p>587243</text:p>
          </table:table-cell>
          <table:table-cell office:value-type="float" office:value="576074" calcext:value-type="float">
            <text:p>576074</text:p>
          </table:table-cell>
          <table:table-cell office:value-type="float" office:value="11169" calcext:value-type="float">
            <text:p>111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1709" calcext:value-type="float">
            <text:p>601709</text:p>
          </table:table-cell>
          <table:table-cell office:value-type="float" office:value="587243" calcext:value-type="float">
            <text:p>587243</text:p>
          </table:table-cell>
          <table:table-cell office:value-type="float" office:value="576074" calcext:value-type="float">
            <text:p>576074</text:p>
          </table:table-cell>
          <table:table-cell office:value-type="float" office:value="11169" calcext:value-type="float">
            <text:p>111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1709" calcext:value-type="float">
            <text:p>601709</text:p>
          </table:table-cell>
          <table:table-cell office:value-type="float" office:value="587243" calcext:value-type="float">
            <text:p>587243</text:p>
          </table:table-cell>
          <table:table-cell office:value-type="float" office:value="576074" calcext:value-type="float">
            <text:p>576074</text:p>
          </table:table-cell>
          <table:table-cell office:value-type="float" office:value="11169" calcext:value-type="float">
            <text:p>111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1709" calcext:value-type="float">
            <text:p>601709</text:p>
          </table:table-cell>
          <table:table-cell office:value-type="float" office:value="587243" calcext:value-type="float">
            <text:p>587243</text:p>
          </table:table-cell>
          <table:table-cell office:value-type="float" office:value="576074" calcext:value-type="float">
            <text:p>576074</text:p>
          </table:table-cell>
          <table:table-cell office:value-type="float" office:value="11169" calcext:value-type="float">
            <text:p>111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1709" calcext:value-type="float">
            <text:p>601709</text:p>
          </table:table-cell>
          <table:table-cell office:value-type="float" office:value="587243" calcext:value-type="float">
            <text:p>587243</text:p>
          </table:table-cell>
          <table:table-cell office:value-type="float" office:value="576074" calcext:value-type="float">
            <text:p>576074</text:p>
          </table:table-cell>
          <table:table-cell office:value-type="float" office:value="11169" calcext:value-type="float">
            <text:p>111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1709" calcext:value-type="float">
            <text:p>601709</text:p>
          </table:table-cell>
          <table:table-cell office:value-type="float" office:value="587243" calcext:value-type="float">
            <text:p>587243</text:p>
          </table:table-cell>
          <table:table-cell office:value-type="float" office:value="576074" calcext:value-type="float">
            <text:p>576074</text:p>
          </table:table-cell>
          <table:table-cell office:value-type="float" office:value="11169" calcext:value-type="float">
            <text:p>111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1709" calcext:value-type="float">
            <text:p>601709</text:p>
          </table:table-cell>
          <table:table-cell office:value-type="float" office:value="587243" calcext:value-type="float">
            <text:p>587243</text:p>
          </table:table-cell>
          <table:table-cell office:value-type="float" office:value="576074" calcext:value-type="float">
            <text:p>576074</text:p>
          </table:table-cell>
          <table:table-cell office:value-type="float" office:value="11169" calcext:value-type="float">
            <text:p>111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1709" calcext:value-type="float">
            <text:p>601709</text:p>
          </table:table-cell>
          <table:table-cell office:value-type="float" office:value="587243" calcext:value-type="float">
            <text:p>587243</text:p>
          </table:table-cell>
          <table:table-cell office:value-type="float" office:value="576074" calcext:value-type="float">
            <text:p>576074</text:p>
          </table:table-cell>
          <table:table-cell office:value-type="float" office:value="11169" calcext:value-type="float">
            <text:p>111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0454" calcext:value-type="float">
            <text:p>600454</text:p>
          </table:table-cell>
          <table:table-cell office:value-type="float" office:value="588498" calcext:value-type="float">
            <text:p>588498</text:p>
          </table:table-cell>
          <table:table-cell office:value-type="float" office:value="577891" calcext:value-type="float">
            <text:p>577891</text:p>
          </table:table-cell>
          <table:table-cell office:value-type="float" office:value="10607" calcext:value-type="float">
            <text:p>1060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0454" calcext:value-type="float">
            <text:p>600454</text:p>
          </table:table-cell>
          <table:table-cell office:value-type="float" office:value="588498" calcext:value-type="float">
            <text:p>588498</text:p>
          </table:table-cell>
          <table:table-cell office:value-type="float" office:value="577891" calcext:value-type="float">
            <text:p>577891</text:p>
          </table:table-cell>
          <table:table-cell office:value-type="float" office:value="10607" calcext:value-type="float">
            <text:p>1060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0454" calcext:value-type="float">
            <text:p>600454</text:p>
          </table:table-cell>
          <table:table-cell office:value-type="float" office:value="588498" calcext:value-type="float">
            <text:p>588498</text:p>
          </table:table-cell>
          <table:table-cell office:value-type="float" office:value="577891" calcext:value-type="float">
            <text:p>577891</text:p>
          </table:table-cell>
          <table:table-cell office:value-type="float" office:value="10607" calcext:value-type="float">
            <text:p>1060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0454" calcext:value-type="float">
            <text:p>600454</text:p>
          </table:table-cell>
          <table:table-cell office:value-type="float" office:value="588498" calcext:value-type="float">
            <text:p>588498</text:p>
          </table:table-cell>
          <table:table-cell office:value-type="float" office:value="577891" calcext:value-type="float">
            <text:p>577891</text:p>
          </table:table-cell>
          <table:table-cell office:value-type="float" office:value="10607" calcext:value-type="float">
            <text:p>1060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0454" calcext:value-type="float">
            <text:p>600454</text:p>
          </table:table-cell>
          <table:table-cell office:value-type="float" office:value="588498" calcext:value-type="float">
            <text:p>588498</text:p>
          </table:table-cell>
          <table:table-cell office:value-type="float" office:value="577891" calcext:value-type="float">
            <text:p>577891</text:p>
          </table:table-cell>
          <table:table-cell office:value-type="float" office:value="10607" calcext:value-type="float">
            <text:p>1060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0454" calcext:value-type="float">
            <text:p>600454</text:p>
          </table:table-cell>
          <table:table-cell office:value-type="float" office:value="588498" calcext:value-type="float">
            <text:p>588498</text:p>
          </table:table-cell>
          <table:table-cell office:value-type="float" office:value="577891" calcext:value-type="float">
            <text:p>577891</text:p>
          </table:table-cell>
          <table:table-cell office:value-type="float" office:value="10607" calcext:value-type="float">
            <text:p>1060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0454" calcext:value-type="float">
            <text:p>600454</text:p>
          </table:table-cell>
          <table:table-cell office:value-type="float" office:value="588498" calcext:value-type="float">
            <text:p>588498</text:p>
          </table:table-cell>
          <table:table-cell office:value-type="float" office:value="577891" calcext:value-type="float">
            <text:p>577891</text:p>
          </table:table-cell>
          <table:table-cell office:value-type="float" office:value="10607" calcext:value-type="float">
            <text:p>1060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0454" calcext:value-type="float">
            <text:p>600454</text:p>
          </table:table-cell>
          <table:table-cell office:value-type="float" office:value="588498" calcext:value-type="float">
            <text:p>588498</text:p>
          </table:table-cell>
          <table:table-cell office:value-type="float" office:value="577891" calcext:value-type="float">
            <text:p>577891</text:p>
          </table:table-cell>
          <table:table-cell office:value-type="float" office:value="10607" calcext:value-type="float">
            <text:p>1060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0454" calcext:value-type="float">
            <text:p>600454</text:p>
          </table:table-cell>
          <table:table-cell office:value-type="float" office:value="588498" calcext:value-type="float">
            <text:p>588498</text:p>
          </table:table-cell>
          <table:table-cell office:value-type="float" office:value="577891" calcext:value-type="float">
            <text:p>577891</text:p>
          </table:table-cell>
          <table:table-cell office:value-type="float" office:value="10607" calcext:value-type="float">
            <text:p>1060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0454" calcext:value-type="float">
            <text:p>600454</text:p>
          </table:table-cell>
          <table:table-cell office:value-type="float" office:value="588498" calcext:value-type="float">
            <text:p>588498</text:p>
          </table:table-cell>
          <table:table-cell office:value-type="float" office:value="577891" calcext:value-type="float">
            <text:p>577891</text:p>
          </table:table-cell>
          <table:table-cell office:value-type="float" office:value="10607" calcext:value-type="float">
            <text:p>1060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0454" calcext:value-type="float">
            <text:p>600454</text:p>
          </table:table-cell>
          <table:table-cell office:value-type="float" office:value="588498" calcext:value-type="float">
            <text:p>588498</text:p>
          </table:table-cell>
          <table:table-cell office:value-type="float" office:value="577891" calcext:value-type="float">
            <text:p>577891</text:p>
          </table:table-cell>
          <table:table-cell office:value-type="float" office:value="10607" calcext:value-type="float">
            <text:p>1060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0454" calcext:value-type="float">
            <text:p>600454</text:p>
          </table:table-cell>
          <table:table-cell office:value-type="float" office:value="588498" calcext:value-type="float">
            <text:p>588498</text:p>
          </table:table-cell>
          <table:table-cell office:value-type="float" office:value="577891" calcext:value-type="float">
            <text:p>577891</text:p>
          </table:table-cell>
          <table:table-cell office:value-type="float" office:value="10607" calcext:value-type="float">
            <text:p>1060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0454" calcext:value-type="float">
            <text:p>600454</text:p>
          </table:table-cell>
          <table:table-cell office:value-type="float" office:value="588498" calcext:value-type="float">
            <text:p>588498</text:p>
          </table:table-cell>
          <table:table-cell office:value-type="float" office:value="577891" calcext:value-type="float">
            <text:p>577891</text:p>
          </table:table-cell>
          <table:table-cell office:value-type="float" office:value="10607" calcext:value-type="float">
            <text:p>1060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0454" calcext:value-type="float">
            <text:p>600454</text:p>
          </table:table-cell>
          <table:table-cell office:value-type="float" office:value="588498" calcext:value-type="float">
            <text:p>588498</text:p>
          </table:table-cell>
          <table:table-cell office:value-type="float" office:value="577891" calcext:value-type="float">
            <text:p>577891</text:p>
          </table:table-cell>
          <table:table-cell office:value-type="float" office:value="10607" calcext:value-type="float">
            <text:p>1060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0454" calcext:value-type="float">
            <text:p>600454</text:p>
          </table:table-cell>
          <table:table-cell office:value-type="float" office:value="588498" calcext:value-type="float">
            <text:p>588498</text:p>
          </table:table-cell>
          <table:table-cell office:value-type="float" office:value="577891" calcext:value-type="float">
            <text:p>577891</text:p>
          </table:table-cell>
          <table:table-cell office:value-type="float" office:value="10607" calcext:value-type="float">
            <text:p>106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9212" calcext:value-type="float">
            <text:p>599212</text:p>
          </table:table-cell>
          <table:table-cell office:value-type="float" office:value="589740" calcext:value-type="float">
            <text:p>589740</text:p>
          </table:table-cell>
          <table:table-cell office:value-type="float" office:value="579643" calcext:value-type="float">
            <text:p>579643</text:p>
          </table:table-cell>
          <table:table-cell office:value-type="float" office:value="10097" calcext:value-type="float">
            <text:p>100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9212" calcext:value-type="float">
            <text:p>599212</text:p>
          </table:table-cell>
          <table:table-cell office:value-type="float" office:value="589740" calcext:value-type="float">
            <text:p>589740</text:p>
          </table:table-cell>
          <table:table-cell office:value-type="float" office:value="579643" calcext:value-type="float">
            <text:p>579643</text:p>
          </table:table-cell>
          <table:table-cell office:value-type="float" office:value="10097" calcext:value-type="float">
            <text:p>100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9212" calcext:value-type="float">
            <text:p>599212</text:p>
          </table:table-cell>
          <table:table-cell office:value-type="float" office:value="589740" calcext:value-type="float">
            <text:p>589740</text:p>
          </table:table-cell>
          <table:table-cell office:value-type="float" office:value="579643" calcext:value-type="float">
            <text:p>579643</text:p>
          </table:table-cell>
          <table:table-cell office:value-type="float" office:value="10097" calcext:value-type="float">
            <text:p>100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9212" calcext:value-type="float">
            <text:p>599212</text:p>
          </table:table-cell>
          <table:table-cell office:value-type="float" office:value="589740" calcext:value-type="float">
            <text:p>589740</text:p>
          </table:table-cell>
          <table:table-cell office:value-type="float" office:value="579643" calcext:value-type="float">
            <text:p>579643</text:p>
          </table:table-cell>
          <table:table-cell office:value-type="float" office:value="10097" calcext:value-type="float">
            <text:p>100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9212" calcext:value-type="float">
            <text:p>599212</text:p>
          </table:table-cell>
          <table:table-cell office:value-type="float" office:value="589740" calcext:value-type="float">
            <text:p>589740</text:p>
          </table:table-cell>
          <table:table-cell office:value-type="float" office:value="579643" calcext:value-type="float">
            <text:p>579643</text:p>
          </table:table-cell>
          <table:table-cell office:value-type="float" office:value="10097" calcext:value-type="float">
            <text:p>100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9212" calcext:value-type="float">
            <text:p>599212</text:p>
          </table:table-cell>
          <table:table-cell office:value-type="float" office:value="589740" calcext:value-type="float">
            <text:p>589740</text:p>
          </table:table-cell>
          <table:table-cell office:value-type="float" office:value="579643" calcext:value-type="float">
            <text:p>579643</text:p>
          </table:table-cell>
          <table:table-cell office:value-type="float" office:value="10097" calcext:value-type="float">
            <text:p>100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9212" calcext:value-type="float">
            <text:p>599212</text:p>
          </table:table-cell>
          <table:table-cell office:value-type="float" office:value="589740" calcext:value-type="float">
            <text:p>589740</text:p>
          </table:table-cell>
          <table:table-cell office:value-type="float" office:value="579643" calcext:value-type="float">
            <text:p>579643</text:p>
          </table:table-cell>
          <table:table-cell office:value-type="float" office:value="10097" calcext:value-type="float">
            <text:p>100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9212" calcext:value-type="float">
            <text:p>599212</text:p>
          </table:table-cell>
          <table:table-cell office:value-type="float" office:value="589740" calcext:value-type="float">
            <text:p>589740</text:p>
          </table:table-cell>
          <table:table-cell office:value-type="float" office:value="579643" calcext:value-type="float">
            <text:p>579643</text:p>
          </table:table-cell>
          <table:table-cell office:value-type="float" office:value="10097" calcext:value-type="float">
            <text:p>100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9212" calcext:value-type="float">
            <text:p>599212</text:p>
          </table:table-cell>
          <table:table-cell office:value-type="float" office:value="589740" calcext:value-type="float">
            <text:p>589740</text:p>
          </table:table-cell>
          <table:table-cell office:value-type="float" office:value="579643" calcext:value-type="float">
            <text:p>579643</text:p>
          </table:table-cell>
          <table:table-cell office:value-type="float" office:value="10097" calcext:value-type="float">
            <text:p>100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9212" calcext:value-type="float">
            <text:p>599212</text:p>
          </table:table-cell>
          <table:table-cell office:value-type="float" office:value="589740" calcext:value-type="float">
            <text:p>589740</text:p>
          </table:table-cell>
          <table:table-cell office:value-type="float" office:value="579643" calcext:value-type="float">
            <text:p>579643</text:p>
          </table:table-cell>
          <table:table-cell office:value-type="float" office:value="10097" calcext:value-type="float">
            <text:p>100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9212" calcext:value-type="float">
            <text:p>599212</text:p>
          </table:table-cell>
          <table:table-cell office:value-type="float" office:value="589740" calcext:value-type="float">
            <text:p>589740</text:p>
          </table:table-cell>
          <table:table-cell office:value-type="float" office:value="579643" calcext:value-type="float">
            <text:p>579643</text:p>
          </table:table-cell>
          <table:table-cell office:value-type="float" office:value="10097" calcext:value-type="float">
            <text:p>100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9212" calcext:value-type="float">
            <text:p>599212</text:p>
          </table:table-cell>
          <table:table-cell office:value-type="float" office:value="589740" calcext:value-type="float">
            <text:p>589740</text:p>
          </table:table-cell>
          <table:table-cell office:value-type="float" office:value="579643" calcext:value-type="float">
            <text:p>579643</text:p>
          </table:table-cell>
          <table:table-cell office:value-type="float" office:value="10097" calcext:value-type="float">
            <text:p>100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9212" calcext:value-type="float">
            <text:p>599212</text:p>
          </table:table-cell>
          <table:table-cell office:value-type="float" office:value="589740" calcext:value-type="float">
            <text:p>589740</text:p>
          </table:table-cell>
          <table:table-cell office:value-type="float" office:value="579643" calcext:value-type="float">
            <text:p>579643</text:p>
          </table:table-cell>
          <table:table-cell office:value-type="float" office:value="10097" calcext:value-type="float">
            <text:p>100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9212" calcext:value-type="float">
            <text:p>599212</text:p>
          </table:table-cell>
          <table:table-cell office:value-type="float" office:value="589740" calcext:value-type="float">
            <text:p>589740</text:p>
          </table:table-cell>
          <table:table-cell office:value-type="float" office:value="579643" calcext:value-type="float">
            <text:p>579643</text:p>
          </table:table-cell>
          <table:table-cell office:value-type="float" office:value="10097" calcext:value-type="float">
            <text:p>100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9212" calcext:value-type="float">
            <text:p>599212</text:p>
          </table:table-cell>
          <table:table-cell office:value-type="float" office:value="589740" calcext:value-type="float">
            <text:p>589740</text:p>
          </table:table-cell>
          <table:table-cell office:value-type="float" office:value="579643" calcext:value-type="float">
            <text:p>579643</text:p>
          </table:table-cell>
          <table:table-cell office:value-type="float" office:value="10097" calcext:value-type="float">
            <text:p>1009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8055" calcext:value-type="float">
            <text:p>598055</text:p>
          </table:table-cell>
          <table:table-cell office:value-type="float" office:value="590897" calcext:value-type="float">
            <text:p>590897</text:p>
          </table:table-cell>
          <table:table-cell office:value-type="float" office:value="581265" calcext:value-type="float">
            <text:p>581265</text:p>
          </table:table-cell>
          <table:table-cell office:value-type="float" office:value="9632" calcext:value-type="float">
            <text:p>963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8055" calcext:value-type="float">
            <text:p>598055</text:p>
          </table:table-cell>
          <table:table-cell office:value-type="float" office:value="590897" calcext:value-type="float">
            <text:p>590897</text:p>
          </table:table-cell>
          <table:table-cell office:value-type="float" office:value="581265" calcext:value-type="float">
            <text:p>581265</text:p>
          </table:table-cell>
          <table:table-cell office:value-type="float" office:value="9632" calcext:value-type="float">
            <text:p>963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8055" calcext:value-type="float">
            <text:p>598055</text:p>
          </table:table-cell>
          <table:table-cell office:value-type="float" office:value="590897" calcext:value-type="float">
            <text:p>590897</text:p>
          </table:table-cell>
          <table:table-cell office:value-type="float" office:value="581265" calcext:value-type="float">
            <text:p>581265</text:p>
          </table:table-cell>
          <table:table-cell office:value-type="float" office:value="9632" calcext:value-type="float">
            <text:p>963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8055" calcext:value-type="float">
            <text:p>598055</text:p>
          </table:table-cell>
          <table:table-cell office:value-type="float" office:value="590897" calcext:value-type="float">
            <text:p>590897</text:p>
          </table:table-cell>
          <table:table-cell office:value-type="float" office:value="581265" calcext:value-type="float">
            <text:p>581265</text:p>
          </table:table-cell>
          <table:table-cell office:value-type="float" office:value="9632" calcext:value-type="float">
            <text:p>963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8055" calcext:value-type="float">
            <text:p>598055</text:p>
          </table:table-cell>
          <table:table-cell office:value-type="float" office:value="590897" calcext:value-type="float">
            <text:p>590897</text:p>
          </table:table-cell>
          <table:table-cell office:value-type="float" office:value="581265" calcext:value-type="float">
            <text:p>581265</text:p>
          </table:table-cell>
          <table:table-cell office:value-type="float" office:value="9632" calcext:value-type="float">
            <text:p>963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8055" calcext:value-type="float">
            <text:p>598055</text:p>
          </table:table-cell>
          <table:table-cell office:value-type="float" office:value="590897" calcext:value-type="float">
            <text:p>590897</text:p>
          </table:table-cell>
          <table:table-cell office:value-type="float" office:value="581265" calcext:value-type="float">
            <text:p>581265</text:p>
          </table:table-cell>
          <table:table-cell office:value-type="float" office:value="9632" calcext:value-type="float">
            <text:p>963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8055" calcext:value-type="float">
            <text:p>598055</text:p>
          </table:table-cell>
          <table:table-cell office:value-type="float" office:value="590897" calcext:value-type="float">
            <text:p>590897</text:p>
          </table:table-cell>
          <table:table-cell office:value-type="float" office:value="581265" calcext:value-type="float">
            <text:p>581265</text:p>
          </table:table-cell>
          <table:table-cell office:value-type="float" office:value="9632" calcext:value-type="float">
            <text:p>963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8055" calcext:value-type="float">
            <text:p>598055</text:p>
          </table:table-cell>
          <table:table-cell office:value-type="float" office:value="590897" calcext:value-type="float">
            <text:p>590897</text:p>
          </table:table-cell>
          <table:table-cell office:value-type="float" office:value="581265" calcext:value-type="float">
            <text:p>581265</text:p>
          </table:table-cell>
          <table:table-cell office:value-type="float" office:value="9632" calcext:value-type="float">
            <text:p>963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8055" calcext:value-type="float">
            <text:p>598055</text:p>
          </table:table-cell>
          <table:table-cell office:value-type="float" office:value="590897" calcext:value-type="float">
            <text:p>590897</text:p>
          </table:table-cell>
          <table:table-cell office:value-type="float" office:value="581265" calcext:value-type="float">
            <text:p>581265</text:p>
          </table:table-cell>
          <table:table-cell office:value-type="float" office:value="9632" calcext:value-type="float">
            <text:p>963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8055" calcext:value-type="float">
            <text:p>598055</text:p>
          </table:table-cell>
          <table:table-cell office:value-type="float" office:value="590897" calcext:value-type="float">
            <text:p>590897</text:p>
          </table:table-cell>
          <table:table-cell office:value-type="float" office:value="581265" calcext:value-type="float">
            <text:p>581265</text:p>
          </table:table-cell>
          <table:table-cell office:value-type="float" office:value="9632" calcext:value-type="float">
            <text:p>963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8055" calcext:value-type="float">
            <text:p>598055</text:p>
          </table:table-cell>
          <table:table-cell office:value-type="float" office:value="590897" calcext:value-type="float">
            <text:p>590897</text:p>
          </table:table-cell>
          <table:table-cell office:value-type="float" office:value="581265" calcext:value-type="float">
            <text:p>581265</text:p>
          </table:table-cell>
          <table:table-cell office:value-type="float" office:value="9632" calcext:value-type="float">
            <text:p>963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8055" calcext:value-type="float">
            <text:p>598055</text:p>
          </table:table-cell>
          <table:table-cell office:value-type="float" office:value="590897" calcext:value-type="float">
            <text:p>590897</text:p>
          </table:table-cell>
          <table:table-cell office:value-type="float" office:value="581265" calcext:value-type="float">
            <text:p>581265</text:p>
          </table:table-cell>
          <table:table-cell office:value-type="float" office:value="9632" calcext:value-type="float">
            <text:p>963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8055" calcext:value-type="float">
            <text:p>598055</text:p>
          </table:table-cell>
          <table:table-cell office:value-type="float" office:value="590897" calcext:value-type="float">
            <text:p>590897</text:p>
          </table:table-cell>
          <table:table-cell office:value-type="float" office:value="581265" calcext:value-type="float">
            <text:p>581265</text:p>
          </table:table-cell>
          <table:table-cell office:value-type="float" office:value="9632" calcext:value-type="float">
            <text:p>963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8055" calcext:value-type="float">
            <text:p>598055</text:p>
          </table:table-cell>
          <table:table-cell office:value-type="float" office:value="590897" calcext:value-type="float">
            <text:p>590897</text:p>
          </table:table-cell>
          <table:table-cell office:value-type="float" office:value="581265" calcext:value-type="float">
            <text:p>581265</text:p>
          </table:table-cell>
          <table:table-cell office:value-type="float" office:value="9632" calcext:value-type="float">
            <text:p>963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8055" calcext:value-type="float">
            <text:p>598055</text:p>
          </table:table-cell>
          <table:table-cell office:value-type="float" office:value="590897" calcext:value-type="float">
            <text:p>590897</text:p>
          </table:table-cell>
          <table:table-cell office:value-type="float" office:value="581265" calcext:value-type="float">
            <text:p>581265</text:p>
          </table:table-cell>
          <table:table-cell office:value-type="float" office:value="9632" calcext:value-type="float">
            <text:p>963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6942" calcext:value-type="float">
            <text:p>596942</text:p>
          </table:table-cell>
          <table:table-cell office:value-type="float" office:value="592010" calcext:value-type="float">
            <text:p>592010</text:p>
          </table:table-cell>
          <table:table-cell office:value-type="float" office:value="582787" calcext:value-type="float">
            <text:p>582787</text:p>
          </table:table-cell>
          <table:table-cell office:value-type="float" office:value="9223" calcext:value-type="float">
            <text:p>922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6942" calcext:value-type="float">
            <text:p>596942</text:p>
          </table:table-cell>
          <table:table-cell office:value-type="float" office:value="592010" calcext:value-type="float">
            <text:p>592010</text:p>
          </table:table-cell>
          <table:table-cell office:value-type="float" office:value="582787" calcext:value-type="float">
            <text:p>582787</text:p>
          </table:table-cell>
          <table:table-cell office:value-type="float" office:value="9223" calcext:value-type="float">
            <text:p>922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6942" calcext:value-type="float">
            <text:p>596942</text:p>
          </table:table-cell>
          <table:table-cell office:value-type="float" office:value="592010" calcext:value-type="float">
            <text:p>592010</text:p>
          </table:table-cell>
          <table:table-cell office:value-type="float" office:value="582787" calcext:value-type="float">
            <text:p>582787</text:p>
          </table:table-cell>
          <table:table-cell office:value-type="float" office:value="9223" calcext:value-type="float">
            <text:p>922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6942" calcext:value-type="float">
            <text:p>596942</text:p>
          </table:table-cell>
          <table:table-cell office:value-type="float" office:value="592010" calcext:value-type="float">
            <text:p>592010</text:p>
          </table:table-cell>
          <table:table-cell office:value-type="float" office:value="582787" calcext:value-type="float">
            <text:p>582787</text:p>
          </table:table-cell>
          <table:table-cell office:value-type="float" office:value="9223" calcext:value-type="float">
            <text:p>922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6942" calcext:value-type="float">
            <text:p>596942</text:p>
          </table:table-cell>
          <table:table-cell office:value-type="float" office:value="592010" calcext:value-type="float">
            <text:p>592010</text:p>
          </table:table-cell>
          <table:table-cell office:value-type="float" office:value="582787" calcext:value-type="float">
            <text:p>582787</text:p>
          </table:table-cell>
          <table:table-cell office:value-type="float" office:value="9223" calcext:value-type="float">
            <text:p>922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6942" calcext:value-type="float">
            <text:p>596942</text:p>
          </table:table-cell>
          <table:table-cell office:value-type="float" office:value="592010" calcext:value-type="float">
            <text:p>592010</text:p>
          </table:table-cell>
          <table:table-cell office:value-type="float" office:value="582787" calcext:value-type="float">
            <text:p>582787</text:p>
          </table:table-cell>
          <table:table-cell office:value-type="float" office:value="9223" calcext:value-type="float">
            <text:p>922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6942" calcext:value-type="float">
            <text:p>596942</text:p>
          </table:table-cell>
          <table:table-cell office:value-type="float" office:value="592010" calcext:value-type="float">
            <text:p>592010</text:p>
          </table:table-cell>
          <table:table-cell office:value-type="float" office:value="582787" calcext:value-type="float">
            <text:p>582787</text:p>
          </table:table-cell>
          <table:table-cell office:value-type="float" office:value="9223" calcext:value-type="float">
            <text:p>922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6942" calcext:value-type="float">
            <text:p>596942</text:p>
          </table:table-cell>
          <table:table-cell office:value-type="float" office:value="592010" calcext:value-type="float">
            <text:p>592010</text:p>
          </table:table-cell>
          <table:table-cell office:value-type="float" office:value="582787" calcext:value-type="float">
            <text:p>582787</text:p>
          </table:table-cell>
          <table:table-cell office:value-type="float" office:value="9223" calcext:value-type="float">
            <text:p>922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6942" calcext:value-type="float">
            <text:p>596942</text:p>
          </table:table-cell>
          <table:table-cell office:value-type="float" office:value="592010" calcext:value-type="float">
            <text:p>592010</text:p>
          </table:table-cell>
          <table:table-cell office:value-type="float" office:value="582787" calcext:value-type="float">
            <text:p>582787</text:p>
          </table:table-cell>
          <table:table-cell office:value-type="float" office:value="9223" calcext:value-type="float">
            <text:p>922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6942" calcext:value-type="float">
            <text:p>596942</text:p>
          </table:table-cell>
          <table:table-cell office:value-type="float" office:value="592010" calcext:value-type="float">
            <text:p>592010</text:p>
          </table:table-cell>
          <table:table-cell office:value-type="float" office:value="582787" calcext:value-type="float">
            <text:p>582787</text:p>
          </table:table-cell>
          <table:table-cell office:value-type="float" office:value="9223" calcext:value-type="float">
            <text:p>922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6942" calcext:value-type="float">
            <text:p>596942</text:p>
          </table:table-cell>
          <table:table-cell office:value-type="float" office:value="592010" calcext:value-type="float">
            <text:p>592010</text:p>
          </table:table-cell>
          <table:table-cell office:value-type="float" office:value="582787" calcext:value-type="float">
            <text:p>582787</text:p>
          </table:table-cell>
          <table:table-cell office:value-type="float" office:value="9223" calcext:value-type="float">
            <text:p>922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6942" calcext:value-type="float">
            <text:p>596942</text:p>
          </table:table-cell>
          <table:table-cell office:value-type="float" office:value="592010" calcext:value-type="float">
            <text:p>592010</text:p>
          </table:table-cell>
          <table:table-cell office:value-type="float" office:value="582787" calcext:value-type="float">
            <text:p>582787</text:p>
          </table:table-cell>
          <table:table-cell office:value-type="float" office:value="9223" calcext:value-type="float">
            <text:p>922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6942" calcext:value-type="float">
            <text:p>596942</text:p>
          </table:table-cell>
          <table:table-cell office:value-type="float" office:value="592010" calcext:value-type="float">
            <text:p>592010</text:p>
          </table:table-cell>
          <table:table-cell office:value-type="float" office:value="582787" calcext:value-type="float">
            <text:p>582787</text:p>
          </table:table-cell>
          <table:table-cell office:value-type="float" office:value="9223" calcext:value-type="float">
            <text:p>922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6942" calcext:value-type="float">
            <text:p>596942</text:p>
          </table:table-cell>
          <table:table-cell office:value-type="float" office:value="592010" calcext:value-type="float">
            <text:p>592010</text:p>
          </table:table-cell>
          <table:table-cell office:value-type="float" office:value="582787" calcext:value-type="float">
            <text:p>582787</text:p>
          </table:table-cell>
          <table:table-cell office:value-type="float" office:value="9223" calcext:value-type="float">
            <text:p>922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6942" calcext:value-type="float">
            <text:p>596942</text:p>
          </table:table-cell>
          <table:table-cell office:value-type="float" office:value="592010" calcext:value-type="float">
            <text:p>592010</text:p>
          </table:table-cell>
          <table:table-cell office:value-type="float" office:value="582787" calcext:value-type="float">
            <text:p>582787</text:p>
          </table:table-cell>
          <table:table-cell office:value-type="float" office:value="9223" calcext:value-type="float">
            <text:p>922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5884" calcext:value-type="float">
            <text:p>595884</text:p>
          </table:table-cell>
          <table:table-cell office:value-type="float" office:value="593068" calcext:value-type="float">
            <text:p>593068</text:p>
          </table:table-cell>
          <table:table-cell office:value-type="float" office:value="584245" calcext:value-type="float">
            <text:p>584245</text:p>
          </table:table-cell>
          <table:table-cell office:value-type="float" office:value="8823" calcext:value-type="float">
            <text:p>882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5884" calcext:value-type="float">
            <text:p>595884</text:p>
          </table:table-cell>
          <table:table-cell office:value-type="float" office:value="593068" calcext:value-type="float">
            <text:p>593068</text:p>
          </table:table-cell>
          <table:table-cell office:value-type="float" office:value="584245" calcext:value-type="float">
            <text:p>584245</text:p>
          </table:table-cell>
          <table:table-cell office:value-type="float" office:value="8823" calcext:value-type="float">
            <text:p>882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5884" calcext:value-type="float">
            <text:p>595884</text:p>
          </table:table-cell>
          <table:table-cell office:value-type="float" office:value="593068" calcext:value-type="float">
            <text:p>593068</text:p>
          </table:table-cell>
          <table:table-cell office:value-type="float" office:value="584245" calcext:value-type="float">
            <text:p>584245</text:p>
          </table:table-cell>
          <table:table-cell office:value-type="float" office:value="8823" calcext:value-type="float">
            <text:p>882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5884" calcext:value-type="float">
            <text:p>595884</text:p>
          </table:table-cell>
          <table:table-cell office:value-type="float" office:value="593068" calcext:value-type="float">
            <text:p>593068</text:p>
          </table:table-cell>
          <table:table-cell office:value-type="float" office:value="584245" calcext:value-type="float">
            <text:p>584245</text:p>
          </table:table-cell>
          <table:table-cell office:value-type="float" office:value="8823" calcext:value-type="float">
            <text:p>882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5884" calcext:value-type="float">
            <text:p>595884</text:p>
          </table:table-cell>
          <table:table-cell office:value-type="float" office:value="593068" calcext:value-type="float">
            <text:p>593068</text:p>
          </table:table-cell>
          <table:table-cell office:value-type="float" office:value="584245" calcext:value-type="float">
            <text:p>584245</text:p>
          </table:table-cell>
          <table:table-cell office:value-type="float" office:value="8823" calcext:value-type="float">
            <text:p>882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5884" calcext:value-type="float">
            <text:p>595884</text:p>
          </table:table-cell>
          <table:table-cell office:value-type="float" office:value="593068" calcext:value-type="float">
            <text:p>593068</text:p>
          </table:table-cell>
          <table:table-cell office:value-type="float" office:value="584245" calcext:value-type="float">
            <text:p>584245</text:p>
          </table:table-cell>
          <table:table-cell office:value-type="float" office:value="8823" calcext:value-type="float">
            <text:p>882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5884" calcext:value-type="float">
            <text:p>595884</text:p>
          </table:table-cell>
          <table:table-cell office:value-type="float" office:value="593068" calcext:value-type="float">
            <text:p>593068</text:p>
          </table:table-cell>
          <table:table-cell office:value-type="float" office:value="584245" calcext:value-type="float">
            <text:p>584245</text:p>
          </table:table-cell>
          <table:table-cell office:value-type="float" office:value="8823" calcext:value-type="float">
            <text:p>882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5884" calcext:value-type="float">
            <text:p>595884</text:p>
          </table:table-cell>
          <table:table-cell office:value-type="float" office:value="593068" calcext:value-type="float">
            <text:p>593068</text:p>
          </table:table-cell>
          <table:table-cell office:value-type="float" office:value="584245" calcext:value-type="float">
            <text:p>584245</text:p>
          </table:table-cell>
          <table:table-cell office:value-type="float" office:value="8823" calcext:value-type="float">
            <text:p>882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5884" calcext:value-type="float">
            <text:p>595884</text:p>
          </table:table-cell>
          <table:table-cell office:value-type="float" office:value="593068" calcext:value-type="float">
            <text:p>593068</text:p>
          </table:table-cell>
          <table:table-cell office:value-type="float" office:value="584245" calcext:value-type="float">
            <text:p>584245</text:p>
          </table:table-cell>
          <table:table-cell office:value-type="float" office:value="8823" calcext:value-type="float">
            <text:p>882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5884" calcext:value-type="float">
            <text:p>595884</text:p>
          </table:table-cell>
          <table:table-cell office:value-type="float" office:value="593068" calcext:value-type="float">
            <text:p>593068</text:p>
          </table:table-cell>
          <table:table-cell office:value-type="float" office:value="584245" calcext:value-type="float">
            <text:p>584245</text:p>
          </table:table-cell>
          <table:table-cell office:value-type="float" office:value="8823" calcext:value-type="float">
            <text:p>882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5884" calcext:value-type="float">
            <text:p>595884</text:p>
          </table:table-cell>
          <table:table-cell office:value-type="float" office:value="593068" calcext:value-type="float">
            <text:p>593068</text:p>
          </table:table-cell>
          <table:table-cell office:value-type="float" office:value="584245" calcext:value-type="float">
            <text:p>584245</text:p>
          </table:table-cell>
          <table:table-cell office:value-type="float" office:value="8823" calcext:value-type="float">
            <text:p>882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5884" calcext:value-type="float">
            <text:p>595884</text:p>
          </table:table-cell>
          <table:table-cell office:value-type="float" office:value="593068" calcext:value-type="float">
            <text:p>593068</text:p>
          </table:table-cell>
          <table:table-cell office:value-type="float" office:value="584245" calcext:value-type="float">
            <text:p>584245</text:p>
          </table:table-cell>
          <table:table-cell office:value-type="float" office:value="8823" calcext:value-type="float">
            <text:p>882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5884" calcext:value-type="float">
            <text:p>595884</text:p>
          </table:table-cell>
          <table:table-cell office:value-type="float" office:value="593068" calcext:value-type="float">
            <text:p>593068</text:p>
          </table:table-cell>
          <table:table-cell office:value-type="float" office:value="584245" calcext:value-type="float">
            <text:p>584245</text:p>
          </table:table-cell>
          <table:table-cell office:value-type="float" office:value="8823" calcext:value-type="float">
            <text:p>882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5884" calcext:value-type="float">
            <text:p>595884</text:p>
          </table:table-cell>
          <table:table-cell office:value-type="float" office:value="593068" calcext:value-type="float">
            <text:p>593068</text:p>
          </table:table-cell>
          <table:table-cell office:value-type="float" office:value="584245" calcext:value-type="float">
            <text:p>584245</text:p>
          </table:table-cell>
          <table:table-cell office:value-type="float" office:value="8823" calcext:value-type="float">
            <text:p>882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5884" calcext:value-type="float">
            <text:p>595884</text:p>
          </table:table-cell>
          <table:table-cell office:value-type="float" office:value="593068" calcext:value-type="float">
            <text:p>593068</text:p>
          </table:table-cell>
          <table:table-cell office:value-type="float" office:value="584245" calcext:value-type="float">
            <text:p>584245</text:p>
          </table:table-cell>
          <table:table-cell office:value-type="float" office:value="8823" calcext:value-type="float">
            <text:p>882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4876" calcext:value-type="float">
            <text:p>594876</text:p>
          </table:table-cell>
          <table:table-cell office:value-type="float" office:value="594076" calcext:value-type="float">
            <text:p>594076</text:p>
          </table:table-cell>
          <table:table-cell office:value-type="float" office:value="585657" calcext:value-type="float">
            <text:p>585657</text:p>
          </table:table-cell>
          <table:table-cell office:value-type="float" office:value="8419" calcext:value-type="float">
            <text:p>841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4876" calcext:value-type="float">
            <text:p>594876</text:p>
          </table:table-cell>
          <table:table-cell office:value-type="float" office:value="594076" calcext:value-type="float">
            <text:p>594076</text:p>
          </table:table-cell>
          <table:table-cell office:value-type="float" office:value="585657" calcext:value-type="float">
            <text:p>585657</text:p>
          </table:table-cell>
          <table:table-cell office:value-type="float" office:value="8419" calcext:value-type="float">
            <text:p>841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4876" calcext:value-type="float">
            <text:p>594876</text:p>
          </table:table-cell>
          <table:table-cell office:value-type="float" office:value="594076" calcext:value-type="float">
            <text:p>594076</text:p>
          </table:table-cell>
          <table:table-cell office:value-type="float" office:value="585657" calcext:value-type="float">
            <text:p>585657</text:p>
          </table:table-cell>
          <table:table-cell office:value-type="float" office:value="8419" calcext:value-type="float">
            <text:p>841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4876" calcext:value-type="float">
            <text:p>594876</text:p>
          </table:table-cell>
          <table:table-cell office:value-type="float" office:value="594076" calcext:value-type="float">
            <text:p>594076</text:p>
          </table:table-cell>
          <table:table-cell office:value-type="float" office:value="585657" calcext:value-type="float">
            <text:p>585657</text:p>
          </table:table-cell>
          <table:table-cell office:value-type="float" office:value="8419" calcext:value-type="float">
            <text:p>841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4876" calcext:value-type="float">
            <text:p>594876</text:p>
          </table:table-cell>
          <table:table-cell office:value-type="float" office:value="594076" calcext:value-type="float">
            <text:p>594076</text:p>
          </table:table-cell>
          <table:table-cell office:value-type="float" office:value="585657" calcext:value-type="float">
            <text:p>585657</text:p>
          </table:table-cell>
          <table:table-cell office:value-type="float" office:value="8419" calcext:value-type="float">
            <text:p>841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4876" calcext:value-type="float">
            <text:p>594876</text:p>
          </table:table-cell>
          <table:table-cell office:value-type="float" office:value="594076" calcext:value-type="float">
            <text:p>594076</text:p>
          </table:table-cell>
          <table:table-cell office:value-type="float" office:value="585657" calcext:value-type="float">
            <text:p>585657</text:p>
          </table:table-cell>
          <table:table-cell office:value-type="float" office:value="8419" calcext:value-type="float">
            <text:p>841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4876" calcext:value-type="float">
            <text:p>594876</text:p>
          </table:table-cell>
          <table:table-cell office:value-type="float" office:value="594076" calcext:value-type="float">
            <text:p>594076</text:p>
          </table:table-cell>
          <table:table-cell office:value-type="float" office:value="585657" calcext:value-type="float">
            <text:p>585657</text:p>
          </table:table-cell>
          <table:table-cell office:value-type="float" office:value="8419" calcext:value-type="float">
            <text:p>841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4876" calcext:value-type="float">
            <text:p>594876</text:p>
          </table:table-cell>
          <table:table-cell office:value-type="float" office:value="594076" calcext:value-type="float">
            <text:p>594076</text:p>
          </table:table-cell>
          <table:table-cell office:value-type="float" office:value="585657" calcext:value-type="float">
            <text:p>585657</text:p>
          </table:table-cell>
          <table:table-cell office:value-type="float" office:value="8419" calcext:value-type="float">
            <text:p>841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4876" calcext:value-type="float">
            <text:p>594876</text:p>
          </table:table-cell>
          <table:table-cell office:value-type="float" office:value="594076" calcext:value-type="float">
            <text:p>594076</text:p>
          </table:table-cell>
          <table:table-cell office:value-type="float" office:value="585657" calcext:value-type="float">
            <text:p>585657</text:p>
          </table:table-cell>
          <table:table-cell office:value-type="float" office:value="8419" calcext:value-type="float">
            <text:p>841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4876" calcext:value-type="float">
            <text:p>594876</text:p>
          </table:table-cell>
          <table:table-cell office:value-type="float" office:value="594076" calcext:value-type="float">
            <text:p>594076</text:p>
          </table:table-cell>
          <table:table-cell office:value-type="float" office:value="585657" calcext:value-type="float">
            <text:p>585657</text:p>
          </table:table-cell>
          <table:table-cell office:value-type="float" office:value="8419" calcext:value-type="float">
            <text:p>841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4876" calcext:value-type="float">
            <text:p>594876</text:p>
          </table:table-cell>
          <table:table-cell office:value-type="float" office:value="594076" calcext:value-type="float">
            <text:p>594076</text:p>
          </table:table-cell>
          <table:table-cell office:value-type="float" office:value="585657" calcext:value-type="float">
            <text:p>585657</text:p>
          </table:table-cell>
          <table:table-cell office:value-type="float" office:value="8419" calcext:value-type="float">
            <text:p>841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4876" calcext:value-type="float">
            <text:p>594876</text:p>
          </table:table-cell>
          <table:table-cell office:value-type="float" office:value="594076" calcext:value-type="float">
            <text:p>594076</text:p>
          </table:table-cell>
          <table:table-cell office:value-type="float" office:value="585657" calcext:value-type="float">
            <text:p>585657</text:p>
          </table:table-cell>
          <table:table-cell office:value-type="float" office:value="8419" calcext:value-type="float">
            <text:p>841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4876" calcext:value-type="float">
            <text:p>594876</text:p>
          </table:table-cell>
          <table:table-cell office:value-type="float" office:value="594076" calcext:value-type="float">
            <text:p>594076</text:p>
          </table:table-cell>
          <table:table-cell office:value-type="float" office:value="585657" calcext:value-type="float">
            <text:p>585657</text:p>
          </table:table-cell>
          <table:table-cell office:value-type="float" office:value="8419" calcext:value-type="float">
            <text:p>841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4876" calcext:value-type="float">
            <text:p>594876</text:p>
          </table:table-cell>
          <table:table-cell office:value-type="float" office:value="594076" calcext:value-type="float">
            <text:p>594076</text:p>
          </table:table-cell>
          <table:table-cell office:value-type="float" office:value="585657" calcext:value-type="float">
            <text:p>585657</text:p>
          </table:table-cell>
          <table:table-cell office:value-type="float" office:value="8419" calcext:value-type="float">
            <text:p>841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4876" calcext:value-type="float">
            <text:p>594876</text:p>
          </table:table-cell>
          <table:table-cell office:value-type="float" office:value="594076" calcext:value-type="float">
            <text:p>594076</text:p>
          </table:table-cell>
          <table:table-cell office:value-type="float" office:value="585657" calcext:value-type="float">
            <text:p>585657</text:p>
          </table:table-cell>
          <table:table-cell office:value-type="float" office:value="8419" calcext:value-type="float">
            <text:p>841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3958" calcext:value-type="float">
            <text:p>593958</text:p>
          </table:table-cell>
          <table:table-cell office:value-type="float" office:value="594994" calcext:value-type="float">
            <text:p>594994</text:p>
          </table:table-cell>
          <table:table-cell office:value-type="float" office:value="586972" calcext:value-type="float">
            <text:p>586972</text:p>
          </table:table-cell>
          <table:table-cell office:value-type="float" office:value="8022" calcext:value-type="float">
            <text:p>80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3958" calcext:value-type="float">
            <text:p>593958</text:p>
          </table:table-cell>
          <table:table-cell office:value-type="float" office:value="594994" calcext:value-type="float">
            <text:p>594994</text:p>
          </table:table-cell>
          <table:table-cell office:value-type="float" office:value="586972" calcext:value-type="float">
            <text:p>586972</text:p>
          </table:table-cell>
          <table:table-cell office:value-type="float" office:value="8022" calcext:value-type="float">
            <text:p>80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3958" calcext:value-type="float">
            <text:p>593958</text:p>
          </table:table-cell>
          <table:table-cell office:value-type="float" office:value="594994" calcext:value-type="float">
            <text:p>594994</text:p>
          </table:table-cell>
          <table:table-cell office:value-type="float" office:value="586972" calcext:value-type="float">
            <text:p>586972</text:p>
          </table:table-cell>
          <table:table-cell office:value-type="float" office:value="8022" calcext:value-type="float">
            <text:p>80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3958" calcext:value-type="float">
            <text:p>593958</text:p>
          </table:table-cell>
          <table:table-cell office:value-type="float" office:value="594994" calcext:value-type="float">
            <text:p>594994</text:p>
          </table:table-cell>
          <table:table-cell office:value-type="float" office:value="586972" calcext:value-type="float">
            <text:p>586972</text:p>
          </table:table-cell>
          <table:table-cell office:value-type="float" office:value="8022" calcext:value-type="float">
            <text:p>80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3958" calcext:value-type="float">
            <text:p>593958</text:p>
          </table:table-cell>
          <table:table-cell office:value-type="float" office:value="594994" calcext:value-type="float">
            <text:p>594994</text:p>
          </table:table-cell>
          <table:table-cell office:value-type="float" office:value="586972" calcext:value-type="float">
            <text:p>586972</text:p>
          </table:table-cell>
          <table:table-cell office:value-type="float" office:value="8022" calcext:value-type="float">
            <text:p>80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3958" calcext:value-type="float">
            <text:p>593958</text:p>
          </table:table-cell>
          <table:table-cell office:value-type="float" office:value="594994" calcext:value-type="float">
            <text:p>594994</text:p>
          </table:table-cell>
          <table:table-cell office:value-type="float" office:value="586972" calcext:value-type="float">
            <text:p>586972</text:p>
          </table:table-cell>
          <table:table-cell office:value-type="float" office:value="8022" calcext:value-type="float">
            <text:p>80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3958" calcext:value-type="float">
            <text:p>593958</text:p>
          </table:table-cell>
          <table:table-cell office:value-type="float" office:value="594994" calcext:value-type="float">
            <text:p>594994</text:p>
          </table:table-cell>
          <table:table-cell office:value-type="float" office:value="586972" calcext:value-type="float">
            <text:p>586972</text:p>
          </table:table-cell>
          <table:table-cell office:value-type="float" office:value="8022" calcext:value-type="float">
            <text:p>80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3958" calcext:value-type="float">
            <text:p>593958</text:p>
          </table:table-cell>
          <table:table-cell office:value-type="float" office:value="594994" calcext:value-type="float">
            <text:p>594994</text:p>
          </table:table-cell>
          <table:table-cell office:value-type="float" office:value="586972" calcext:value-type="float">
            <text:p>586972</text:p>
          </table:table-cell>
          <table:table-cell office:value-type="float" office:value="8022" calcext:value-type="float">
            <text:p>80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3958" calcext:value-type="float">
            <text:p>593958</text:p>
          </table:table-cell>
          <table:table-cell office:value-type="float" office:value="594994" calcext:value-type="float">
            <text:p>594994</text:p>
          </table:table-cell>
          <table:table-cell office:value-type="float" office:value="586972" calcext:value-type="float">
            <text:p>586972</text:p>
          </table:table-cell>
          <table:table-cell office:value-type="float" office:value="8022" calcext:value-type="float">
            <text:p>80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3958" calcext:value-type="float">
            <text:p>593958</text:p>
          </table:table-cell>
          <table:table-cell office:value-type="float" office:value="594994" calcext:value-type="float">
            <text:p>594994</text:p>
          </table:table-cell>
          <table:table-cell office:value-type="float" office:value="586972" calcext:value-type="float">
            <text:p>586972</text:p>
          </table:table-cell>
          <table:table-cell office:value-type="float" office:value="8022" calcext:value-type="float">
            <text:p>80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3958" calcext:value-type="float">
            <text:p>593958</text:p>
          </table:table-cell>
          <table:table-cell office:value-type="float" office:value="594994" calcext:value-type="float">
            <text:p>594994</text:p>
          </table:table-cell>
          <table:table-cell office:value-type="float" office:value="586972" calcext:value-type="float">
            <text:p>586972</text:p>
          </table:table-cell>
          <table:table-cell office:value-type="float" office:value="8022" calcext:value-type="float">
            <text:p>80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3958" calcext:value-type="float">
            <text:p>593958</text:p>
          </table:table-cell>
          <table:table-cell office:value-type="float" office:value="594994" calcext:value-type="float">
            <text:p>594994</text:p>
          </table:table-cell>
          <table:table-cell office:value-type="float" office:value="586972" calcext:value-type="float">
            <text:p>586972</text:p>
          </table:table-cell>
          <table:table-cell office:value-type="float" office:value="8022" calcext:value-type="float">
            <text:p>80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3958" calcext:value-type="float">
            <text:p>593958</text:p>
          </table:table-cell>
          <table:table-cell office:value-type="float" office:value="594994" calcext:value-type="float">
            <text:p>594994</text:p>
          </table:table-cell>
          <table:table-cell office:value-type="float" office:value="586972" calcext:value-type="float">
            <text:p>586972</text:p>
          </table:table-cell>
          <table:table-cell office:value-type="float" office:value="8022" calcext:value-type="float">
            <text:p>80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3958" calcext:value-type="float">
            <text:p>593958</text:p>
          </table:table-cell>
          <table:table-cell office:value-type="float" office:value="594994" calcext:value-type="float">
            <text:p>594994</text:p>
          </table:table-cell>
          <table:table-cell office:value-type="float" office:value="586972" calcext:value-type="float">
            <text:p>586972</text:p>
          </table:table-cell>
          <table:table-cell office:value-type="float" office:value="8022" calcext:value-type="float">
            <text:p>80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3958" calcext:value-type="float">
            <text:p>593958</text:p>
          </table:table-cell>
          <table:table-cell office:value-type="float" office:value="594994" calcext:value-type="float">
            <text:p>594994</text:p>
          </table:table-cell>
          <table:table-cell office:value-type="float" office:value="586972" calcext:value-type="float">
            <text:p>586972</text:p>
          </table:table-cell>
          <table:table-cell office:value-type="float" office:value="8022" calcext:value-type="float">
            <text:p>802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3058" calcext:value-type="float">
            <text:p>593058</text:p>
          </table:table-cell>
          <table:table-cell office:value-type="float" office:value="595894" calcext:value-type="float">
            <text:p>595894</text:p>
          </table:table-cell>
          <table:table-cell office:value-type="float" office:value="588219" calcext:value-type="float">
            <text:p>588219</text:p>
          </table:table-cell>
          <table:table-cell office:value-type="float" office:value="7675" calcext:value-type="float">
            <text:p>767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3058" calcext:value-type="float">
            <text:p>593058</text:p>
          </table:table-cell>
          <table:table-cell office:value-type="float" office:value="595894" calcext:value-type="float">
            <text:p>595894</text:p>
          </table:table-cell>
          <table:table-cell office:value-type="float" office:value="588219" calcext:value-type="float">
            <text:p>588219</text:p>
          </table:table-cell>
          <table:table-cell office:value-type="float" office:value="7675" calcext:value-type="float">
            <text:p>767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3058" calcext:value-type="float">
            <text:p>593058</text:p>
          </table:table-cell>
          <table:table-cell office:value-type="float" office:value="595894" calcext:value-type="float">
            <text:p>595894</text:p>
          </table:table-cell>
          <table:table-cell office:value-type="float" office:value="588219" calcext:value-type="float">
            <text:p>588219</text:p>
          </table:table-cell>
          <table:table-cell office:value-type="float" office:value="7675" calcext:value-type="float">
            <text:p>767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3058" calcext:value-type="float">
            <text:p>593058</text:p>
          </table:table-cell>
          <table:table-cell office:value-type="float" office:value="595894" calcext:value-type="float">
            <text:p>595894</text:p>
          </table:table-cell>
          <table:table-cell office:value-type="float" office:value="588219" calcext:value-type="float">
            <text:p>588219</text:p>
          </table:table-cell>
          <table:table-cell office:value-type="float" office:value="7675" calcext:value-type="float">
            <text:p>767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3058" calcext:value-type="float">
            <text:p>593058</text:p>
          </table:table-cell>
          <table:table-cell office:value-type="float" office:value="595894" calcext:value-type="float">
            <text:p>595894</text:p>
          </table:table-cell>
          <table:table-cell office:value-type="float" office:value="588219" calcext:value-type="float">
            <text:p>588219</text:p>
          </table:table-cell>
          <table:table-cell office:value-type="float" office:value="7675" calcext:value-type="float">
            <text:p>767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3058" calcext:value-type="float">
            <text:p>593058</text:p>
          </table:table-cell>
          <table:table-cell office:value-type="float" office:value="595894" calcext:value-type="float">
            <text:p>595894</text:p>
          </table:table-cell>
          <table:table-cell office:value-type="float" office:value="588219" calcext:value-type="float">
            <text:p>588219</text:p>
          </table:table-cell>
          <table:table-cell office:value-type="float" office:value="7675" calcext:value-type="float">
            <text:p>767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3058" calcext:value-type="float">
            <text:p>593058</text:p>
          </table:table-cell>
          <table:table-cell office:value-type="float" office:value="595894" calcext:value-type="float">
            <text:p>595894</text:p>
          </table:table-cell>
          <table:table-cell office:value-type="float" office:value="588219" calcext:value-type="float">
            <text:p>588219</text:p>
          </table:table-cell>
          <table:table-cell office:value-type="float" office:value="7675" calcext:value-type="float">
            <text:p>767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3058" calcext:value-type="float">
            <text:p>593058</text:p>
          </table:table-cell>
          <table:table-cell office:value-type="float" office:value="595894" calcext:value-type="float">
            <text:p>595894</text:p>
          </table:table-cell>
          <table:table-cell office:value-type="float" office:value="588219" calcext:value-type="float">
            <text:p>588219</text:p>
          </table:table-cell>
          <table:table-cell office:value-type="float" office:value="7675" calcext:value-type="float">
            <text:p>767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3058" calcext:value-type="float">
            <text:p>593058</text:p>
          </table:table-cell>
          <table:table-cell office:value-type="float" office:value="595894" calcext:value-type="float">
            <text:p>595894</text:p>
          </table:table-cell>
          <table:table-cell office:value-type="float" office:value="588219" calcext:value-type="float">
            <text:p>588219</text:p>
          </table:table-cell>
          <table:table-cell office:value-type="float" office:value="7675" calcext:value-type="float">
            <text:p>767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3058" calcext:value-type="float">
            <text:p>593058</text:p>
          </table:table-cell>
          <table:table-cell office:value-type="float" office:value="595894" calcext:value-type="float">
            <text:p>595894</text:p>
          </table:table-cell>
          <table:table-cell office:value-type="float" office:value="588219" calcext:value-type="float">
            <text:p>588219</text:p>
          </table:table-cell>
          <table:table-cell office:value-type="float" office:value="7675" calcext:value-type="float">
            <text:p>767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3058" calcext:value-type="float">
            <text:p>593058</text:p>
          </table:table-cell>
          <table:table-cell office:value-type="float" office:value="595894" calcext:value-type="float">
            <text:p>595894</text:p>
          </table:table-cell>
          <table:table-cell office:value-type="float" office:value="588219" calcext:value-type="float">
            <text:p>588219</text:p>
          </table:table-cell>
          <table:table-cell office:value-type="float" office:value="7675" calcext:value-type="float">
            <text:p>767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3058" calcext:value-type="float">
            <text:p>593058</text:p>
          </table:table-cell>
          <table:table-cell office:value-type="float" office:value="595894" calcext:value-type="float">
            <text:p>595894</text:p>
          </table:table-cell>
          <table:table-cell office:value-type="float" office:value="588219" calcext:value-type="float">
            <text:p>588219</text:p>
          </table:table-cell>
          <table:table-cell office:value-type="float" office:value="7675" calcext:value-type="float">
            <text:p>767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3058" calcext:value-type="float">
            <text:p>593058</text:p>
          </table:table-cell>
          <table:table-cell office:value-type="float" office:value="595894" calcext:value-type="float">
            <text:p>595894</text:p>
          </table:table-cell>
          <table:table-cell office:value-type="float" office:value="588219" calcext:value-type="float">
            <text:p>588219</text:p>
          </table:table-cell>
          <table:table-cell office:value-type="float" office:value="7675" calcext:value-type="float">
            <text:p>767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3058" calcext:value-type="float">
            <text:p>593058</text:p>
          </table:table-cell>
          <table:table-cell office:value-type="float" office:value="595894" calcext:value-type="float">
            <text:p>595894</text:p>
          </table:table-cell>
          <table:table-cell office:value-type="float" office:value="588219" calcext:value-type="float">
            <text:p>588219</text:p>
          </table:table-cell>
          <table:table-cell office:value-type="float" office:value="7675" calcext:value-type="float">
            <text:p>767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3058" calcext:value-type="float">
            <text:p>593058</text:p>
          </table:table-cell>
          <table:table-cell office:value-type="float" office:value="595894" calcext:value-type="float">
            <text:p>595894</text:p>
          </table:table-cell>
          <table:table-cell office:value-type="float" office:value="588219" calcext:value-type="float">
            <text:p>588219</text:p>
          </table:table-cell>
          <table:table-cell office:value-type="float" office:value="7675" calcext:value-type="float">
            <text:p>767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2072" calcext:value-type="float">
            <text:p>592072</text:p>
          </table:table-cell>
          <table:table-cell office:value-type="float" office:value="596880" calcext:value-type="float">
            <text:p>596880</text:p>
          </table:table-cell>
          <table:table-cell office:value-type="float" office:value="589533" calcext:value-type="float">
            <text:p>589533</text:p>
          </table:table-cell>
          <table:table-cell office:value-type="float" office:value="7347" calcext:value-type="float">
            <text:p>734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2072" calcext:value-type="float">
            <text:p>592072</text:p>
          </table:table-cell>
          <table:table-cell office:value-type="float" office:value="596880" calcext:value-type="float">
            <text:p>596880</text:p>
          </table:table-cell>
          <table:table-cell office:value-type="float" office:value="589533" calcext:value-type="float">
            <text:p>589533</text:p>
          </table:table-cell>
          <table:table-cell office:value-type="float" office:value="7347" calcext:value-type="float">
            <text:p>734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2072" calcext:value-type="float">
            <text:p>592072</text:p>
          </table:table-cell>
          <table:table-cell office:value-type="float" office:value="596880" calcext:value-type="float">
            <text:p>596880</text:p>
          </table:table-cell>
          <table:table-cell office:value-type="float" office:value="589533" calcext:value-type="float">
            <text:p>589533</text:p>
          </table:table-cell>
          <table:table-cell office:value-type="float" office:value="7347" calcext:value-type="float">
            <text:p>734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2072" calcext:value-type="float">
            <text:p>592072</text:p>
          </table:table-cell>
          <table:table-cell office:value-type="float" office:value="596880" calcext:value-type="float">
            <text:p>596880</text:p>
          </table:table-cell>
          <table:table-cell office:value-type="float" office:value="589533" calcext:value-type="float">
            <text:p>589533</text:p>
          </table:table-cell>
          <table:table-cell office:value-type="float" office:value="7347" calcext:value-type="float">
            <text:p>734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2072" calcext:value-type="float">
            <text:p>592072</text:p>
          </table:table-cell>
          <table:table-cell office:value-type="float" office:value="596880" calcext:value-type="float">
            <text:p>596880</text:p>
          </table:table-cell>
          <table:table-cell office:value-type="float" office:value="589533" calcext:value-type="float">
            <text:p>589533</text:p>
          </table:table-cell>
          <table:table-cell office:value-type="float" office:value="7347" calcext:value-type="float">
            <text:p>734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2072" calcext:value-type="float">
            <text:p>592072</text:p>
          </table:table-cell>
          <table:table-cell office:value-type="float" office:value="596880" calcext:value-type="float">
            <text:p>596880</text:p>
          </table:table-cell>
          <table:table-cell office:value-type="float" office:value="589533" calcext:value-type="float">
            <text:p>589533</text:p>
          </table:table-cell>
          <table:table-cell office:value-type="float" office:value="7347" calcext:value-type="float">
            <text:p>734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2072" calcext:value-type="float">
            <text:p>592072</text:p>
          </table:table-cell>
          <table:table-cell office:value-type="float" office:value="596880" calcext:value-type="float">
            <text:p>596880</text:p>
          </table:table-cell>
          <table:table-cell office:value-type="float" office:value="589533" calcext:value-type="float">
            <text:p>589533</text:p>
          </table:table-cell>
          <table:table-cell office:value-type="float" office:value="7347" calcext:value-type="float">
            <text:p>734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2072" calcext:value-type="float">
            <text:p>592072</text:p>
          </table:table-cell>
          <table:table-cell office:value-type="float" office:value="596880" calcext:value-type="float">
            <text:p>596880</text:p>
          </table:table-cell>
          <table:table-cell office:value-type="float" office:value="589533" calcext:value-type="float">
            <text:p>589533</text:p>
          </table:table-cell>
          <table:table-cell office:value-type="float" office:value="7347" calcext:value-type="float">
            <text:p>734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2072" calcext:value-type="float">
            <text:p>592072</text:p>
          </table:table-cell>
          <table:table-cell office:value-type="float" office:value="596880" calcext:value-type="float">
            <text:p>596880</text:p>
          </table:table-cell>
          <table:table-cell office:value-type="float" office:value="589533" calcext:value-type="float">
            <text:p>589533</text:p>
          </table:table-cell>
          <table:table-cell office:value-type="float" office:value="7347" calcext:value-type="float">
            <text:p>734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2072" calcext:value-type="float">
            <text:p>592072</text:p>
          </table:table-cell>
          <table:table-cell office:value-type="float" office:value="596880" calcext:value-type="float">
            <text:p>596880</text:p>
          </table:table-cell>
          <table:table-cell office:value-type="float" office:value="589533" calcext:value-type="float">
            <text:p>589533</text:p>
          </table:table-cell>
          <table:table-cell office:value-type="float" office:value="7347" calcext:value-type="float">
            <text:p>734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2072" calcext:value-type="float">
            <text:p>592072</text:p>
          </table:table-cell>
          <table:table-cell office:value-type="float" office:value="596880" calcext:value-type="float">
            <text:p>596880</text:p>
          </table:table-cell>
          <table:table-cell office:value-type="float" office:value="589533" calcext:value-type="float">
            <text:p>589533</text:p>
          </table:table-cell>
          <table:table-cell office:value-type="float" office:value="7347" calcext:value-type="float">
            <text:p>734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2072" calcext:value-type="float">
            <text:p>592072</text:p>
          </table:table-cell>
          <table:table-cell office:value-type="float" office:value="596880" calcext:value-type="float">
            <text:p>596880</text:p>
          </table:table-cell>
          <table:table-cell office:value-type="float" office:value="589533" calcext:value-type="float">
            <text:p>589533</text:p>
          </table:table-cell>
          <table:table-cell office:value-type="float" office:value="7347" calcext:value-type="float">
            <text:p>734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2072" calcext:value-type="float">
            <text:p>592072</text:p>
          </table:table-cell>
          <table:table-cell office:value-type="float" office:value="596880" calcext:value-type="float">
            <text:p>596880</text:p>
          </table:table-cell>
          <table:table-cell office:value-type="float" office:value="589533" calcext:value-type="float">
            <text:p>589533</text:p>
          </table:table-cell>
          <table:table-cell office:value-type="float" office:value="7347" calcext:value-type="float">
            <text:p>734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2072" calcext:value-type="float">
            <text:p>592072</text:p>
          </table:table-cell>
          <table:table-cell office:value-type="float" office:value="596880" calcext:value-type="float">
            <text:p>596880</text:p>
          </table:table-cell>
          <table:table-cell office:value-type="float" office:value="589533" calcext:value-type="float">
            <text:p>589533</text:p>
          </table:table-cell>
          <table:table-cell office:value-type="float" office:value="7347" calcext:value-type="float">
            <text:p>734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2072" calcext:value-type="float">
            <text:p>592072</text:p>
          </table:table-cell>
          <table:table-cell office:value-type="float" office:value="596880" calcext:value-type="float">
            <text:p>596880</text:p>
          </table:table-cell>
          <table:table-cell office:value-type="float" office:value="589533" calcext:value-type="float">
            <text:p>589533</text:p>
          </table:table-cell>
          <table:table-cell office:value-type="float" office:value="7347" calcext:value-type="float">
            <text:p>734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1198" calcext:value-type="float">
            <text:p>591198</text:p>
          </table:table-cell>
          <table:table-cell office:value-type="float" office:value="597754" calcext:value-type="float">
            <text:p>597754</text:p>
          </table:table-cell>
          <table:table-cell office:value-type="float" office:value="590725" calcext:value-type="float">
            <text:p>590725</text:p>
          </table:table-cell>
          <table:table-cell office:value-type="float" office:value="7029" calcext:value-type="float">
            <text:p>702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1198" calcext:value-type="float">
            <text:p>591198</text:p>
          </table:table-cell>
          <table:table-cell office:value-type="float" office:value="597754" calcext:value-type="float">
            <text:p>597754</text:p>
          </table:table-cell>
          <table:table-cell office:value-type="float" office:value="590725" calcext:value-type="float">
            <text:p>590725</text:p>
          </table:table-cell>
          <table:table-cell office:value-type="float" office:value="7029" calcext:value-type="float">
            <text:p>702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1198" calcext:value-type="float">
            <text:p>591198</text:p>
          </table:table-cell>
          <table:table-cell office:value-type="float" office:value="597754" calcext:value-type="float">
            <text:p>597754</text:p>
          </table:table-cell>
          <table:table-cell office:value-type="float" office:value="590725" calcext:value-type="float">
            <text:p>590725</text:p>
          </table:table-cell>
          <table:table-cell office:value-type="float" office:value="7029" calcext:value-type="float">
            <text:p>702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1198" calcext:value-type="float">
            <text:p>591198</text:p>
          </table:table-cell>
          <table:table-cell office:value-type="float" office:value="597754" calcext:value-type="float">
            <text:p>597754</text:p>
          </table:table-cell>
          <table:table-cell office:value-type="float" office:value="590725" calcext:value-type="float">
            <text:p>590725</text:p>
          </table:table-cell>
          <table:table-cell office:value-type="float" office:value="7029" calcext:value-type="float">
            <text:p>702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1198" calcext:value-type="float">
            <text:p>591198</text:p>
          </table:table-cell>
          <table:table-cell office:value-type="float" office:value="597754" calcext:value-type="float">
            <text:p>597754</text:p>
          </table:table-cell>
          <table:table-cell office:value-type="float" office:value="590725" calcext:value-type="float">
            <text:p>590725</text:p>
          </table:table-cell>
          <table:table-cell office:value-type="float" office:value="7029" calcext:value-type="float">
            <text:p>702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1198" calcext:value-type="float">
            <text:p>591198</text:p>
          </table:table-cell>
          <table:table-cell office:value-type="float" office:value="597754" calcext:value-type="float">
            <text:p>597754</text:p>
          </table:table-cell>
          <table:table-cell office:value-type="float" office:value="590725" calcext:value-type="float">
            <text:p>590725</text:p>
          </table:table-cell>
          <table:table-cell office:value-type="float" office:value="7029" calcext:value-type="float">
            <text:p>702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1198" calcext:value-type="float">
            <text:p>591198</text:p>
          </table:table-cell>
          <table:table-cell office:value-type="float" office:value="597754" calcext:value-type="float">
            <text:p>597754</text:p>
          </table:table-cell>
          <table:table-cell office:value-type="float" office:value="590725" calcext:value-type="float">
            <text:p>590725</text:p>
          </table:table-cell>
          <table:table-cell office:value-type="float" office:value="7029" calcext:value-type="float">
            <text:p>702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1198" calcext:value-type="float">
            <text:p>591198</text:p>
          </table:table-cell>
          <table:table-cell office:value-type="float" office:value="597754" calcext:value-type="float">
            <text:p>597754</text:p>
          </table:table-cell>
          <table:table-cell office:value-type="float" office:value="590725" calcext:value-type="float">
            <text:p>590725</text:p>
          </table:table-cell>
          <table:table-cell office:value-type="float" office:value="7029" calcext:value-type="float">
            <text:p>702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1198" calcext:value-type="float">
            <text:p>591198</text:p>
          </table:table-cell>
          <table:table-cell office:value-type="float" office:value="597754" calcext:value-type="float">
            <text:p>597754</text:p>
          </table:table-cell>
          <table:table-cell office:value-type="float" office:value="590725" calcext:value-type="float">
            <text:p>590725</text:p>
          </table:table-cell>
          <table:table-cell office:value-type="float" office:value="7029" calcext:value-type="float">
            <text:p>702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1198" calcext:value-type="float">
            <text:p>591198</text:p>
          </table:table-cell>
          <table:table-cell office:value-type="float" office:value="597754" calcext:value-type="float">
            <text:p>597754</text:p>
          </table:table-cell>
          <table:table-cell office:value-type="float" office:value="590725" calcext:value-type="float">
            <text:p>590725</text:p>
          </table:table-cell>
          <table:table-cell office:value-type="float" office:value="7029" calcext:value-type="float">
            <text:p>702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1198" calcext:value-type="float">
            <text:p>591198</text:p>
          </table:table-cell>
          <table:table-cell office:value-type="float" office:value="597754" calcext:value-type="float">
            <text:p>597754</text:p>
          </table:table-cell>
          <table:table-cell office:value-type="float" office:value="590725" calcext:value-type="float">
            <text:p>590725</text:p>
          </table:table-cell>
          <table:table-cell office:value-type="float" office:value="7029" calcext:value-type="float">
            <text:p>702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1198" calcext:value-type="float">
            <text:p>591198</text:p>
          </table:table-cell>
          <table:table-cell office:value-type="float" office:value="597754" calcext:value-type="float">
            <text:p>597754</text:p>
          </table:table-cell>
          <table:table-cell office:value-type="float" office:value="590725" calcext:value-type="float">
            <text:p>590725</text:p>
          </table:table-cell>
          <table:table-cell office:value-type="float" office:value="7029" calcext:value-type="float">
            <text:p>702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1198" calcext:value-type="float">
            <text:p>591198</text:p>
          </table:table-cell>
          <table:table-cell office:value-type="float" office:value="597754" calcext:value-type="float">
            <text:p>597754</text:p>
          </table:table-cell>
          <table:table-cell office:value-type="float" office:value="590725" calcext:value-type="float">
            <text:p>590725</text:p>
          </table:table-cell>
          <table:table-cell office:value-type="float" office:value="7029" calcext:value-type="float">
            <text:p>702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1198" calcext:value-type="float">
            <text:p>591198</text:p>
          </table:table-cell>
          <table:table-cell office:value-type="float" office:value="597754" calcext:value-type="float">
            <text:p>597754</text:p>
          </table:table-cell>
          <table:table-cell office:value-type="float" office:value="590725" calcext:value-type="float">
            <text:p>590725</text:p>
          </table:table-cell>
          <table:table-cell office:value-type="float" office:value="7029" calcext:value-type="float">
            <text:p>702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1198" calcext:value-type="float">
            <text:p>591198</text:p>
          </table:table-cell>
          <table:table-cell office:value-type="float" office:value="597754" calcext:value-type="float">
            <text:p>597754</text:p>
          </table:table-cell>
          <table:table-cell office:value-type="float" office:value="590725" calcext:value-type="float">
            <text:p>590725</text:p>
          </table:table-cell>
          <table:table-cell office:value-type="float" office:value="7029" calcext:value-type="float">
            <text:p>702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0355" calcext:value-type="float">
            <text:p>590355</text:p>
          </table:table-cell>
          <table:table-cell office:value-type="float" office:value="598597" calcext:value-type="float">
            <text:p>598597</text:p>
          </table:table-cell>
          <table:table-cell office:value-type="float" office:value="591872" calcext:value-type="float">
            <text:p>591872</text:p>
          </table:table-cell>
          <table:table-cell office:value-type="float" office:value="6725" calcext:value-type="float">
            <text:p>672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0355" calcext:value-type="float">
            <text:p>590355</text:p>
          </table:table-cell>
          <table:table-cell office:value-type="float" office:value="598597" calcext:value-type="float">
            <text:p>598597</text:p>
          </table:table-cell>
          <table:table-cell office:value-type="float" office:value="591872" calcext:value-type="float">
            <text:p>591872</text:p>
          </table:table-cell>
          <table:table-cell office:value-type="float" office:value="6725" calcext:value-type="float">
            <text:p>672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0355" calcext:value-type="float">
            <text:p>590355</text:p>
          </table:table-cell>
          <table:table-cell office:value-type="float" office:value="598597" calcext:value-type="float">
            <text:p>598597</text:p>
          </table:table-cell>
          <table:table-cell office:value-type="float" office:value="591872" calcext:value-type="float">
            <text:p>591872</text:p>
          </table:table-cell>
          <table:table-cell office:value-type="float" office:value="6725" calcext:value-type="float">
            <text:p>672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0355" calcext:value-type="float">
            <text:p>590355</text:p>
          </table:table-cell>
          <table:table-cell office:value-type="float" office:value="598597" calcext:value-type="float">
            <text:p>598597</text:p>
          </table:table-cell>
          <table:table-cell office:value-type="float" office:value="591872" calcext:value-type="float">
            <text:p>591872</text:p>
          </table:table-cell>
          <table:table-cell office:value-type="float" office:value="6725" calcext:value-type="float">
            <text:p>672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0355" calcext:value-type="float">
            <text:p>590355</text:p>
          </table:table-cell>
          <table:table-cell office:value-type="float" office:value="598597" calcext:value-type="float">
            <text:p>598597</text:p>
          </table:table-cell>
          <table:table-cell office:value-type="float" office:value="591872" calcext:value-type="float">
            <text:p>591872</text:p>
          </table:table-cell>
          <table:table-cell office:value-type="float" office:value="6725" calcext:value-type="float">
            <text:p>672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0355" calcext:value-type="float">
            <text:p>590355</text:p>
          </table:table-cell>
          <table:table-cell office:value-type="float" office:value="598597" calcext:value-type="float">
            <text:p>598597</text:p>
          </table:table-cell>
          <table:table-cell office:value-type="float" office:value="591872" calcext:value-type="float">
            <text:p>591872</text:p>
          </table:table-cell>
          <table:table-cell office:value-type="float" office:value="6725" calcext:value-type="float">
            <text:p>672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0355" calcext:value-type="float">
            <text:p>590355</text:p>
          </table:table-cell>
          <table:table-cell office:value-type="float" office:value="598597" calcext:value-type="float">
            <text:p>598597</text:p>
          </table:table-cell>
          <table:table-cell office:value-type="float" office:value="591872" calcext:value-type="float">
            <text:p>591872</text:p>
          </table:table-cell>
          <table:table-cell office:value-type="float" office:value="6725" calcext:value-type="float">
            <text:p>672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0355" calcext:value-type="float">
            <text:p>590355</text:p>
          </table:table-cell>
          <table:table-cell office:value-type="float" office:value="598597" calcext:value-type="float">
            <text:p>598597</text:p>
          </table:table-cell>
          <table:table-cell office:value-type="float" office:value="591872" calcext:value-type="float">
            <text:p>591872</text:p>
          </table:table-cell>
          <table:table-cell office:value-type="float" office:value="6725" calcext:value-type="float">
            <text:p>672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0355" calcext:value-type="float">
            <text:p>590355</text:p>
          </table:table-cell>
          <table:table-cell office:value-type="float" office:value="598597" calcext:value-type="float">
            <text:p>598597</text:p>
          </table:table-cell>
          <table:table-cell office:value-type="float" office:value="591872" calcext:value-type="float">
            <text:p>591872</text:p>
          </table:table-cell>
          <table:table-cell office:value-type="float" office:value="6725" calcext:value-type="float">
            <text:p>672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0355" calcext:value-type="float">
            <text:p>590355</text:p>
          </table:table-cell>
          <table:table-cell office:value-type="float" office:value="598597" calcext:value-type="float">
            <text:p>598597</text:p>
          </table:table-cell>
          <table:table-cell office:value-type="float" office:value="591872" calcext:value-type="float">
            <text:p>591872</text:p>
          </table:table-cell>
          <table:table-cell office:value-type="float" office:value="6725" calcext:value-type="float">
            <text:p>672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0355" calcext:value-type="float">
            <text:p>590355</text:p>
          </table:table-cell>
          <table:table-cell office:value-type="float" office:value="598597" calcext:value-type="float">
            <text:p>598597</text:p>
          </table:table-cell>
          <table:table-cell office:value-type="float" office:value="591872" calcext:value-type="float">
            <text:p>591872</text:p>
          </table:table-cell>
          <table:table-cell office:value-type="float" office:value="6725" calcext:value-type="float">
            <text:p>672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0355" calcext:value-type="float">
            <text:p>590355</text:p>
          </table:table-cell>
          <table:table-cell office:value-type="float" office:value="598597" calcext:value-type="float">
            <text:p>598597</text:p>
          </table:table-cell>
          <table:table-cell office:value-type="float" office:value="591872" calcext:value-type="float">
            <text:p>591872</text:p>
          </table:table-cell>
          <table:table-cell office:value-type="float" office:value="6725" calcext:value-type="float">
            <text:p>672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0355" calcext:value-type="float">
            <text:p>590355</text:p>
          </table:table-cell>
          <table:table-cell office:value-type="float" office:value="598597" calcext:value-type="float">
            <text:p>598597</text:p>
          </table:table-cell>
          <table:table-cell office:value-type="float" office:value="591872" calcext:value-type="float">
            <text:p>591872</text:p>
          </table:table-cell>
          <table:table-cell office:value-type="float" office:value="6725" calcext:value-type="float">
            <text:p>672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0355" calcext:value-type="float">
            <text:p>590355</text:p>
          </table:table-cell>
          <table:table-cell office:value-type="float" office:value="598597" calcext:value-type="float">
            <text:p>598597</text:p>
          </table:table-cell>
          <table:table-cell office:value-type="float" office:value="591872" calcext:value-type="float">
            <text:p>591872</text:p>
          </table:table-cell>
          <table:table-cell office:value-type="float" office:value="6725" calcext:value-type="float">
            <text:p>672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0355" calcext:value-type="float">
            <text:p>590355</text:p>
          </table:table-cell>
          <table:table-cell office:value-type="float" office:value="598597" calcext:value-type="float">
            <text:p>598597</text:p>
          </table:table-cell>
          <table:table-cell office:value-type="float" office:value="591872" calcext:value-type="float">
            <text:p>591872</text:p>
          </table:table-cell>
          <table:table-cell office:value-type="float" office:value="6725" calcext:value-type="float">
            <text:p>67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9573" calcext:value-type="float">
            <text:p>589573</text:p>
          </table:table-cell>
          <table:table-cell office:value-type="float" office:value="599379" calcext:value-type="float">
            <text:p>599379</text:p>
          </table:table-cell>
          <table:table-cell office:value-type="float" office:value="592959" calcext:value-type="float">
            <text:p>592959</text:p>
          </table:table-cell>
          <table:table-cell office:value-type="float" office:value="6420" calcext:value-type="float">
            <text:p>642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9573" calcext:value-type="float">
            <text:p>589573</text:p>
          </table:table-cell>
          <table:table-cell office:value-type="float" office:value="599379" calcext:value-type="float">
            <text:p>599379</text:p>
          </table:table-cell>
          <table:table-cell office:value-type="float" office:value="592959" calcext:value-type="float">
            <text:p>592959</text:p>
          </table:table-cell>
          <table:table-cell office:value-type="float" office:value="6420" calcext:value-type="float">
            <text:p>642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9573" calcext:value-type="float">
            <text:p>589573</text:p>
          </table:table-cell>
          <table:table-cell office:value-type="float" office:value="599379" calcext:value-type="float">
            <text:p>599379</text:p>
          </table:table-cell>
          <table:table-cell office:value-type="float" office:value="592959" calcext:value-type="float">
            <text:p>592959</text:p>
          </table:table-cell>
          <table:table-cell office:value-type="float" office:value="6420" calcext:value-type="float">
            <text:p>642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9573" calcext:value-type="float">
            <text:p>589573</text:p>
          </table:table-cell>
          <table:table-cell office:value-type="float" office:value="599379" calcext:value-type="float">
            <text:p>599379</text:p>
          </table:table-cell>
          <table:table-cell office:value-type="float" office:value="592959" calcext:value-type="float">
            <text:p>592959</text:p>
          </table:table-cell>
          <table:table-cell office:value-type="float" office:value="6420" calcext:value-type="float">
            <text:p>642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9573" calcext:value-type="float">
            <text:p>589573</text:p>
          </table:table-cell>
          <table:table-cell office:value-type="float" office:value="599379" calcext:value-type="float">
            <text:p>599379</text:p>
          </table:table-cell>
          <table:table-cell office:value-type="float" office:value="592959" calcext:value-type="float">
            <text:p>592959</text:p>
          </table:table-cell>
          <table:table-cell office:value-type="float" office:value="6420" calcext:value-type="float">
            <text:p>642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9573" calcext:value-type="float">
            <text:p>589573</text:p>
          </table:table-cell>
          <table:table-cell office:value-type="float" office:value="599379" calcext:value-type="float">
            <text:p>599379</text:p>
          </table:table-cell>
          <table:table-cell office:value-type="float" office:value="592959" calcext:value-type="float">
            <text:p>592959</text:p>
          </table:table-cell>
          <table:table-cell office:value-type="float" office:value="6420" calcext:value-type="float">
            <text:p>642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9573" calcext:value-type="float">
            <text:p>589573</text:p>
          </table:table-cell>
          <table:table-cell office:value-type="float" office:value="599379" calcext:value-type="float">
            <text:p>599379</text:p>
          </table:table-cell>
          <table:table-cell office:value-type="float" office:value="592959" calcext:value-type="float">
            <text:p>592959</text:p>
          </table:table-cell>
          <table:table-cell office:value-type="float" office:value="6420" calcext:value-type="float">
            <text:p>642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9573" calcext:value-type="float">
            <text:p>589573</text:p>
          </table:table-cell>
          <table:table-cell office:value-type="float" office:value="599379" calcext:value-type="float">
            <text:p>599379</text:p>
          </table:table-cell>
          <table:table-cell office:value-type="float" office:value="592959" calcext:value-type="float">
            <text:p>592959</text:p>
          </table:table-cell>
          <table:table-cell office:value-type="float" office:value="6420" calcext:value-type="float">
            <text:p>642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9573" calcext:value-type="float">
            <text:p>589573</text:p>
          </table:table-cell>
          <table:table-cell office:value-type="float" office:value="599379" calcext:value-type="float">
            <text:p>599379</text:p>
          </table:table-cell>
          <table:table-cell office:value-type="float" office:value="592959" calcext:value-type="float">
            <text:p>592959</text:p>
          </table:table-cell>
          <table:table-cell office:value-type="float" office:value="6420" calcext:value-type="float">
            <text:p>642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9573" calcext:value-type="float">
            <text:p>589573</text:p>
          </table:table-cell>
          <table:table-cell office:value-type="float" office:value="599379" calcext:value-type="float">
            <text:p>599379</text:p>
          </table:table-cell>
          <table:table-cell office:value-type="float" office:value="592959" calcext:value-type="float">
            <text:p>592959</text:p>
          </table:table-cell>
          <table:table-cell office:value-type="float" office:value="6420" calcext:value-type="float">
            <text:p>642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9573" calcext:value-type="float">
            <text:p>589573</text:p>
          </table:table-cell>
          <table:table-cell office:value-type="float" office:value="599379" calcext:value-type="float">
            <text:p>599379</text:p>
          </table:table-cell>
          <table:table-cell office:value-type="float" office:value="592959" calcext:value-type="float">
            <text:p>592959</text:p>
          </table:table-cell>
          <table:table-cell office:value-type="float" office:value="6420" calcext:value-type="float">
            <text:p>642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9573" calcext:value-type="float">
            <text:p>589573</text:p>
          </table:table-cell>
          <table:table-cell office:value-type="float" office:value="599379" calcext:value-type="float">
            <text:p>599379</text:p>
          </table:table-cell>
          <table:table-cell office:value-type="float" office:value="592959" calcext:value-type="float">
            <text:p>592959</text:p>
          </table:table-cell>
          <table:table-cell office:value-type="float" office:value="6420" calcext:value-type="float">
            <text:p>642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9573" calcext:value-type="float">
            <text:p>589573</text:p>
          </table:table-cell>
          <table:table-cell office:value-type="float" office:value="599379" calcext:value-type="float">
            <text:p>599379</text:p>
          </table:table-cell>
          <table:table-cell office:value-type="float" office:value="592959" calcext:value-type="float">
            <text:p>592959</text:p>
          </table:table-cell>
          <table:table-cell office:value-type="float" office:value="6420" calcext:value-type="float">
            <text:p>642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9573" calcext:value-type="float">
            <text:p>589573</text:p>
          </table:table-cell>
          <table:table-cell office:value-type="float" office:value="599379" calcext:value-type="float">
            <text:p>599379</text:p>
          </table:table-cell>
          <table:table-cell office:value-type="float" office:value="592959" calcext:value-type="float">
            <text:p>592959</text:p>
          </table:table-cell>
          <table:table-cell office:value-type="float" office:value="6420" calcext:value-type="float">
            <text:p>642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9573" calcext:value-type="float">
            <text:p>589573</text:p>
          </table:table-cell>
          <table:table-cell office:value-type="float" office:value="599379" calcext:value-type="float">
            <text:p>599379</text:p>
          </table:table-cell>
          <table:table-cell office:value-type="float" office:value="592959" calcext:value-type="float">
            <text:p>592959</text:p>
          </table:table-cell>
          <table:table-cell office:value-type="float" office:value="6420" calcext:value-type="float">
            <text:p>642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8804" calcext:value-type="float">
            <text:p>588804</text:p>
          </table:table-cell>
          <table:table-cell office:value-type="float" office:value="600148" calcext:value-type="float">
            <text:p>600148</text:p>
          </table:table-cell>
          <table:table-cell office:value-type="float" office:value="594000" calcext:value-type="float">
            <text:p>594000</text:p>
          </table:table-cell>
          <table:table-cell office:value-type="float" office:value="6148" calcext:value-type="float">
            <text:p>61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8804" calcext:value-type="float">
            <text:p>588804</text:p>
          </table:table-cell>
          <table:table-cell office:value-type="float" office:value="600148" calcext:value-type="float">
            <text:p>600148</text:p>
          </table:table-cell>
          <table:table-cell office:value-type="float" office:value="594000" calcext:value-type="float">
            <text:p>594000</text:p>
          </table:table-cell>
          <table:table-cell office:value-type="float" office:value="6148" calcext:value-type="float">
            <text:p>61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8804" calcext:value-type="float">
            <text:p>588804</text:p>
          </table:table-cell>
          <table:table-cell office:value-type="float" office:value="600148" calcext:value-type="float">
            <text:p>600148</text:p>
          </table:table-cell>
          <table:table-cell office:value-type="float" office:value="594000" calcext:value-type="float">
            <text:p>594000</text:p>
          </table:table-cell>
          <table:table-cell office:value-type="float" office:value="6148" calcext:value-type="float">
            <text:p>61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8804" calcext:value-type="float">
            <text:p>588804</text:p>
          </table:table-cell>
          <table:table-cell office:value-type="float" office:value="600148" calcext:value-type="float">
            <text:p>600148</text:p>
          </table:table-cell>
          <table:table-cell office:value-type="float" office:value="594000" calcext:value-type="float">
            <text:p>594000</text:p>
          </table:table-cell>
          <table:table-cell office:value-type="float" office:value="6148" calcext:value-type="float">
            <text:p>61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8804" calcext:value-type="float">
            <text:p>588804</text:p>
          </table:table-cell>
          <table:table-cell office:value-type="float" office:value="600148" calcext:value-type="float">
            <text:p>600148</text:p>
          </table:table-cell>
          <table:table-cell office:value-type="float" office:value="594000" calcext:value-type="float">
            <text:p>594000</text:p>
          </table:table-cell>
          <table:table-cell office:value-type="float" office:value="6148" calcext:value-type="float">
            <text:p>61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8804" calcext:value-type="float">
            <text:p>588804</text:p>
          </table:table-cell>
          <table:table-cell office:value-type="float" office:value="600148" calcext:value-type="float">
            <text:p>600148</text:p>
          </table:table-cell>
          <table:table-cell office:value-type="float" office:value="594000" calcext:value-type="float">
            <text:p>594000</text:p>
          </table:table-cell>
          <table:table-cell office:value-type="float" office:value="6148" calcext:value-type="float">
            <text:p>61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8804" calcext:value-type="float">
            <text:p>588804</text:p>
          </table:table-cell>
          <table:table-cell office:value-type="float" office:value="600148" calcext:value-type="float">
            <text:p>600148</text:p>
          </table:table-cell>
          <table:table-cell office:value-type="float" office:value="594000" calcext:value-type="float">
            <text:p>594000</text:p>
          </table:table-cell>
          <table:table-cell office:value-type="float" office:value="6148" calcext:value-type="float">
            <text:p>61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8804" calcext:value-type="float">
            <text:p>588804</text:p>
          </table:table-cell>
          <table:table-cell office:value-type="float" office:value="600148" calcext:value-type="float">
            <text:p>600148</text:p>
          </table:table-cell>
          <table:table-cell office:value-type="float" office:value="594000" calcext:value-type="float">
            <text:p>594000</text:p>
          </table:table-cell>
          <table:table-cell office:value-type="float" office:value="6148" calcext:value-type="float">
            <text:p>61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8804" calcext:value-type="float">
            <text:p>588804</text:p>
          </table:table-cell>
          <table:table-cell office:value-type="float" office:value="600148" calcext:value-type="float">
            <text:p>600148</text:p>
          </table:table-cell>
          <table:table-cell office:value-type="float" office:value="594000" calcext:value-type="float">
            <text:p>594000</text:p>
          </table:table-cell>
          <table:table-cell office:value-type="float" office:value="6148" calcext:value-type="float">
            <text:p>61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8804" calcext:value-type="float">
            <text:p>588804</text:p>
          </table:table-cell>
          <table:table-cell office:value-type="float" office:value="600148" calcext:value-type="float">
            <text:p>600148</text:p>
          </table:table-cell>
          <table:table-cell office:value-type="float" office:value="594000" calcext:value-type="float">
            <text:p>594000</text:p>
          </table:table-cell>
          <table:table-cell office:value-type="float" office:value="6148" calcext:value-type="float">
            <text:p>61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8804" calcext:value-type="float">
            <text:p>588804</text:p>
          </table:table-cell>
          <table:table-cell office:value-type="float" office:value="600148" calcext:value-type="float">
            <text:p>600148</text:p>
          </table:table-cell>
          <table:table-cell office:value-type="float" office:value="594000" calcext:value-type="float">
            <text:p>594000</text:p>
          </table:table-cell>
          <table:table-cell office:value-type="float" office:value="6148" calcext:value-type="float">
            <text:p>61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8804" calcext:value-type="float">
            <text:p>588804</text:p>
          </table:table-cell>
          <table:table-cell office:value-type="float" office:value="600148" calcext:value-type="float">
            <text:p>600148</text:p>
          </table:table-cell>
          <table:table-cell office:value-type="float" office:value="594000" calcext:value-type="float">
            <text:p>594000</text:p>
          </table:table-cell>
          <table:table-cell office:value-type="float" office:value="6148" calcext:value-type="float">
            <text:p>61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8804" calcext:value-type="float">
            <text:p>588804</text:p>
          </table:table-cell>
          <table:table-cell office:value-type="float" office:value="600148" calcext:value-type="float">
            <text:p>600148</text:p>
          </table:table-cell>
          <table:table-cell office:value-type="float" office:value="594000" calcext:value-type="float">
            <text:p>594000</text:p>
          </table:table-cell>
          <table:table-cell office:value-type="float" office:value="6148" calcext:value-type="float">
            <text:p>61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8804" calcext:value-type="float">
            <text:p>588804</text:p>
          </table:table-cell>
          <table:table-cell office:value-type="float" office:value="600148" calcext:value-type="float">
            <text:p>600148</text:p>
          </table:table-cell>
          <table:table-cell office:value-type="float" office:value="594000" calcext:value-type="float">
            <text:p>594000</text:p>
          </table:table-cell>
          <table:table-cell office:value-type="float" office:value="6148" calcext:value-type="float">
            <text:p>61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8804" calcext:value-type="float">
            <text:p>588804</text:p>
          </table:table-cell>
          <table:table-cell office:value-type="float" office:value="600148" calcext:value-type="float">
            <text:p>600148</text:p>
          </table:table-cell>
          <table:table-cell office:value-type="float" office:value="594000" calcext:value-type="float">
            <text:p>594000</text:p>
          </table:table-cell>
          <table:table-cell office:value-type="float" office:value="6148" calcext:value-type="float">
            <text:p>614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8092" calcext:value-type="float">
            <text:p>588092</text:p>
          </table:table-cell>
          <table:table-cell office:value-type="float" office:value="600860" calcext:value-type="float">
            <text:p>600860</text:p>
          </table:table-cell>
          <table:table-cell office:value-type="float" office:value="595004" calcext:value-type="float">
            <text:p>595004</text:p>
          </table:table-cell>
          <table:table-cell office:value-type="float" office:value="5856" calcext:value-type="float">
            <text:p>585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8092" calcext:value-type="float">
            <text:p>588092</text:p>
          </table:table-cell>
          <table:table-cell office:value-type="float" office:value="600860" calcext:value-type="float">
            <text:p>600860</text:p>
          </table:table-cell>
          <table:table-cell office:value-type="float" office:value="595004" calcext:value-type="float">
            <text:p>595004</text:p>
          </table:table-cell>
          <table:table-cell office:value-type="float" office:value="5856" calcext:value-type="float">
            <text:p>585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8092" calcext:value-type="float">
            <text:p>588092</text:p>
          </table:table-cell>
          <table:table-cell office:value-type="float" office:value="600860" calcext:value-type="float">
            <text:p>600860</text:p>
          </table:table-cell>
          <table:table-cell office:value-type="float" office:value="595004" calcext:value-type="float">
            <text:p>595004</text:p>
          </table:table-cell>
          <table:table-cell office:value-type="float" office:value="5856" calcext:value-type="float">
            <text:p>585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8092" calcext:value-type="float">
            <text:p>588092</text:p>
          </table:table-cell>
          <table:table-cell office:value-type="float" office:value="600860" calcext:value-type="float">
            <text:p>600860</text:p>
          </table:table-cell>
          <table:table-cell office:value-type="float" office:value="595004" calcext:value-type="float">
            <text:p>595004</text:p>
          </table:table-cell>
          <table:table-cell office:value-type="float" office:value="5856" calcext:value-type="float">
            <text:p>585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8092" calcext:value-type="float">
            <text:p>588092</text:p>
          </table:table-cell>
          <table:table-cell office:value-type="float" office:value="600860" calcext:value-type="float">
            <text:p>600860</text:p>
          </table:table-cell>
          <table:table-cell office:value-type="float" office:value="595004" calcext:value-type="float">
            <text:p>595004</text:p>
          </table:table-cell>
          <table:table-cell office:value-type="float" office:value="5856" calcext:value-type="float">
            <text:p>585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8092" calcext:value-type="float">
            <text:p>588092</text:p>
          </table:table-cell>
          <table:table-cell office:value-type="float" office:value="600860" calcext:value-type="float">
            <text:p>600860</text:p>
          </table:table-cell>
          <table:table-cell office:value-type="float" office:value="595004" calcext:value-type="float">
            <text:p>595004</text:p>
          </table:table-cell>
          <table:table-cell office:value-type="float" office:value="5856" calcext:value-type="float">
            <text:p>585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8092" calcext:value-type="float">
            <text:p>588092</text:p>
          </table:table-cell>
          <table:table-cell office:value-type="float" office:value="600860" calcext:value-type="float">
            <text:p>600860</text:p>
          </table:table-cell>
          <table:table-cell office:value-type="float" office:value="595004" calcext:value-type="float">
            <text:p>595004</text:p>
          </table:table-cell>
          <table:table-cell office:value-type="float" office:value="5856" calcext:value-type="float">
            <text:p>585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8092" calcext:value-type="float">
            <text:p>588092</text:p>
          </table:table-cell>
          <table:table-cell office:value-type="float" office:value="600860" calcext:value-type="float">
            <text:p>600860</text:p>
          </table:table-cell>
          <table:table-cell office:value-type="float" office:value="595004" calcext:value-type="float">
            <text:p>595004</text:p>
          </table:table-cell>
          <table:table-cell office:value-type="float" office:value="5856" calcext:value-type="float">
            <text:p>585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8092" calcext:value-type="float">
            <text:p>588092</text:p>
          </table:table-cell>
          <table:table-cell office:value-type="float" office:value="600860" calcext:value-type="float">
            <text:p>600860</text:p>
          </table:table-cell>
          <table:table-cell office:value-type="float" office:value="595004" calcext:value-type="float">
            <text:p>595004</text:p>
          </table:table-cell>
          <table:table-cell office:value-type="float" office:value="5856" calcext:value-type="float">
            <text:p>585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8092" calcext:value-type="float">
            <text:p>588092</text:p>
          </table:table-cell>
          <table:table-cell office:value-type="float" office:value="600860" calcext:value-type="float">
            <text:p>600860</text:p>
          </table:table-cell>
          <table:table-cell office:value-type="float" office:value="595004" calcext:value-type="float">
            <text:p>595004</text:p>
          </table:table-cell>
          <table:table-cell office:value-type="float" office:value="5856" calcext:value-type="float">
            <text:p>585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8092" calcext:value-type="float">
            <text:p>588092</text:p>
          </table:table-cell>
          <table:table-cell office:value-type="float" office:value="600860" calcext:value-type="float">
            <text:p>600860</text:p>
          </table:table-cell>
          <table:table-cell office:value-type="float" office:value="595004" calcext:value-type="float">
            <text:p>595004</text:p>
          </table:table-cell>
          <table:table-cell office:value-type="float" office:value="5856" calcext:value-type="float">
            <text:p>585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8092" calcext:value-type="float">
            <text:p>588092</text:p>
          </table:table-cell>
          <table:table-cell office:value-type="float" office:value="600860" calcext:value-type="float">
            <text:p>600860</text:p>
          </table:table-cell>
          <table:table-cell office:value-type="float" office:value="595004" calcext:value-type="float">
            <text:p>595004</text:p>
          </table:table-cell>
          <table:table-cell office:value-type="float" office:value="5856" calcext:value-type="float">
            <text:p>585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8092" calcext:value-type="float">
            <text:p>588092</text:p>
          </table:table-cell>
          <table:table-cell office:value-type="float" office:value="600860" calcext:value-type="float">
            <text:p>600860</text:p>
          </table:table-cell>
          <table:table-cell office:value-type="float" office:value="595004" calcext:value-type="float">
            <text:p>595004</text:p>
          </table:table-cell>
          <table:table-cell office:value-type="float" office:value="5856" calcext:value-type="float">
            <text:p>585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8092" calcext:value-type="float">
            <text:p>588092</text:p>
          </table:table-cell>
          <table:table-cell office:value-type="float" office:value="600860" calcext:value-type="float">
            <text:p>600860</text:p>
          </table:table-cell>
          <table:table-cell office:value-type="float" office:value="595004" calcext:value-type="float">
            <text:p>595004</text:p>
          </table:table-cell>
          <table:table-cell office:value-type="float" office:value="5856" calcext:value-type="float">
            <text:p>585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8092" calcext:value-type="float">
            <text:p>588092</text:p>
          </table:table-cell>
          <table:table-cell office:value-type="float" office:value="600860" calcext:value-type="float">
            <text:p>600860</text:p>
          </table:table-cell>
          <table:table-cell office:value-type="float" office:value="595004" calcext:value-type="float">
            <text:p>595004</text:p>
          </table:table-cell>
          <table:table-cell office:value-type="float" office:value="5856" calcext:value-type="float">
            <text:p>585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7375" calcext:value-type="float">
            <text:p>587375</text:p>
          </table:table-cell>
          <table:table-cell office:value-type="float" office:value="601577" calcext:value-type="float">
            <text:p>601577</text:p>
          </table:table-cell>
          <table:table-cell office:value-type="float" office:value="595974" calcext:value-type="float">
            <text:p>595974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7375" calcext:value-type="float">
            <text:p>587375</text:p>
          </table:table-cell>
          <table:table-cell office:value-type="float" office:value="601577" calcext:value-type="float">
            <text:p>601577</text:p>
          </table:table-cell>
          <table:table-cell office:value-type="float" office:value="595974" calcext:value-type="float">
            <text:p>595974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7375" calcext:value-type="float">
            <text:p>587375</text:p>
          </table:table-cell>
          <table:table-cell office:value-type="float" office:value="601577" calcext:value-type="float">
            <text:p>601577</text:p>
          </table:table-cell>
          <table:table-cell office:value-type="float" office:value="595974" calcext:value-type="float">
            <text:p>595974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7375" calcext:value-type="float">
            <text:p>587375</text:p>
          </table:table-cell>
          <table:table-cell office:value-type="float" office:value="601577" calcext:value-type="float">
            <text:p>601577</text:p>
          </table:table-cell>
          <table:table-cell office:value-type="float" office:value="595974" calcext:value-type="float">
            <text:p>595974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7375" calcext:value-type="float">
            <text:p>587375</text:p>
          </table:table-cell>
          <table:table-cell office:value-type="float" office:value="601577" calcext:value-type="float">
            <text:p>601577</text:p>
          </table:table-cell>
          <table:table-cell office:value-type="float" office:value="595974" calcext:value-type="float">
            <text:p>595974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7375" calcext:value-type="float">
            <text:p>587375</text:p>
          </table:table-cell>
          <table:table-cell office:value-type="float" office:value="601577" calcext:value-type="float">
            <text:p>601577</text:p>
          </table:table-cell>
          <table:table-cell office:value-type="float" office:value="595974" calcext:value-type="float">
            <text:p>595974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7375" calcext:value-type="float">
            <text:p>587375</text:p>
          </table:table-cell>
          <table:table-cell office:value-type="float" office:value="601577" calcext:value-type="float">
            <text:p>601577</text:p>
          </table:table-cell>
          <table:table-cell office:value-type="float" office:value="595974" calcext:value-type="float">
            <text:p>595974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7375" calcext:value-type="float">
            <text:p>587375</text:p>
          </table:table-cell>
          <table:table-cell office:value-type="float" office:value="601577" calcext:value-type="float">
            <text:p>601577</text:p>
          </table:table-cell>
          <table:table-cell office:value-type="float" office:value="595974" calcext:value-type="float">
            <text:p>595974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7375" calcext:value-type="float">
            <text:p>587375</text:p>
          </table:table-cell>
          <table:table-cell office:value-type="float" office:value="601577" calcext:value-type="float">
            <text:p>601577</text:p>
          </table:table-cell>
          <table:table-cell office:value-type="float" office:value="595974" calcext:value-type="float">
            <text:p>595974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7375" calcext:value-type="float">
            <text:p>587375</text:p>
          </table:table-cell>
          <table:table-cell office:value-type="float" office:value="601577" calcext:value-type="float">
            <text:p>601577</text:p>
          </table:table-cell>
          <table:table-cell office:value-type="float" office:value="595974" calcext:value-type="float">
            <text:p>595974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7375" calcext:value-type="float">
            <text:p>587375</text:p>
          </table:table-cell>
          <table:table-cell office:value-type="float" office:value="601577" calcext:value-type="float">
            <text:p>601577</text:p>
          </table:table-cell>
          <table:table-cell office:value-type="float" office:value="595974" calcext:value-type="float">
            <text:p>595974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7375" calcext:value-type="float">
            <text:p>587375</text:p>
          </table:table-cell>
          <table:table-cell office:value-type="float" office:value="601577" calcext:value-type="float">
            <text:p>601577</text:p>
          </table:table-cell>
          <table:table-cell office:value-type="float" office:value="595974" calcext:value-type="float">
            <text:p>595974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7375" calcext:value-type="float">
            <text:p>587375</text:p>
          </table:table-cell>
          <table:table-cell office:value-type="float" office:value="601577" calcext:value-type="float">
            <text:p>601577</text:p>
          </table:table-cell>
          <table:table-cell office:value-type="float" office:value="595974" calcext:value-type="float">
            <text:p>595974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7375" calcext:value-type="float">
            <text:p>587375</text:p>
          </table:table-cell>
          <table:table-cell office:value-type="float" office:value="601577" calcext:value-type="float">
            <text:p>601577</text:p>
          </table:table-cell>
          <table:table-cell office:value-type="float" office:value="595974" calcext:value-type="float">
            <text:p>595974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7375" calcext:value-type="float">
            <text:p>587375</text:p>
          </table:table-cell>
          <table:table-cell office:value-type="float" office:value="601577" calcext:value-type="float">
            <text:p>601577</text:p>
          </table:table-cell>
          <table:table-cell office:value-type="float" office:value="595974" calcext:value-type="float">
            <text:p>595974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6692" calcext:value-type="float">
            <text:p>586692</text:p>
          </table:table-cell>
          <table:table-cell office:value-type="float" office:value="602260" calcext:value-type="float">
            <text:p>602260</text:p>
          </table:table-cell>
          <table:table-cell office:value-type="float" office:value="596914" calcext:value-type="float">
            <text:p>596914</text:p>
          </table:table-cell>
          <table:table-cell office:value-type="float" office:value="5346" calcext:value-type="float">
            <text:p>534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6692" calcext:value-type="float">
            <text:p>586692</text:p>
          </table:table-cell>
          <table:table-cell office:value-type="float" office:value="602260" calcext:value-type="float">
            <text:p>602260</text:p>
          </table:table-cell>
          <table:table-cell office:value-type="float" office:value="596914" calcext:value-type="float">
            <text:p>596914</text:p>
          </table:table-cell>
          <table:table-cell office:value-type="float" office:value="5346" calcext:value-type="float">
            <text:p>534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6692" calcext:value-type="float">
            <text:p>586692</text:p>
          </table:table-cell>
          <table:table-cell office:value-type="float" office:value="602260" calcext:value-type="float">
            <text:p>602260</text:p>
          </table:table-cell>
          <table:table-cell office:value-type="float" office:value="596914" calcext:value-type="float">
            <text:p>596914</text:p>
          </table:table-cell>
          <table:table-cell office:value-type="float" office:value="5346" calcext:value-type="float">
            <text:p>534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6692" calcext:value-type="float">
            <text:p>586692</text:p>
          </table:table-cell>
          <table:table-cell office:value-type="float" office:value="602260" calcext:value-type="float">
            <text:p>602260</text:p>
          </table:table-cell>
          <table:table-cell office:value-type="float" office:value="596914" calcext:value-type="float">
            <text:p>596914</text:p>
          </table:table-cell>
          <table:table-cell office:value-type="float" office:value="5346" calcext:value-type="float">
            <text:p>534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6692" calcext:value-type="float">
            <text:p>586692</text:p>
          </table:table-cell>
          <table:table-cell office:value-type="float" office:value="602260" calcext:value-type="float">
            <text:p>602260</text:p>
          </table:table-cell>
          <table:table-cell office:value-type="float" office:value="596914" calcext:value-type="float">
            <text:p>596914</text:p>
          </table:table-cell>
          <table:table-cell office:value-type="float" office:value="5346" calcext:value-type="float">
            <text:p>534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6692" calcext:value-type="float">
            <text:p>586692</text:p>
          </table:table-cell>
          <table:table-cell office:value-type="float" office:value="602260" calcext:value-type="float">
            <text:p>602260</text:p>
          </table:table-cell>
          <table:table-cell office:value-type="float" office:value="596914" calcext:value-type="float">
            <text:p>596914</text:p>
          </table:table-cell>
          <table:table-cell office:value-type="float" office:value="5346" calcext:value-type="float">
            <text:p>534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6692" calcext:value-type="float">
            <text:p>586692</text:p>
          </table:table-cell>
          <table:table-cell office:value-type="float" office:value="602260" calcext:value-type="float">
            <text:p>602260</text:p>
          </table:table-cell>
          <table:table-cell office:value-type="float" office:value="596914" calcext:value-type="float">
            <text:p>596914</text:p>
          </table:table-cell>
          <table:table-cell office:value-type="float" office:value="5346" calcext:value-type="float">
            <text:p>534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6692" calcext:value-type="float">
            <text:p>586692</text:p>
          </table:table-cell>
          <table:table-cell office:value-type="float" office:value="602260" calcext:value-type="float">
            <text:p>602260</text:p>
          </table:table-cell>
          <table:table-cell office:value-type="float" office:value="596914" calcext:value-type="float">
            <text:p>596914</text:p>
          </table:table-cell>
          <table:table-cell office:value-type="float" office:value="5346" calcext:value-type="float">
            <text:p>534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6692" calcext:value-type="float">
            <text:p>586692</text:p>
          </table:table-cell>
          <table:table-cell office:value-type="float" office:value="602260" calcext:value-type="float">
            <text:p>602260</text:p>
          </table:table-cell>
          <table:table-cell office:value-type="float" office:value="596914" calcext:value-type="float">
            <text:p>596914</text:p>
          </table:table-cell>
          <table:table-cell office:value-type="float" office:value="5346" calcext:value-type="float">
            <text:p>534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6692" calcext:value-type="float">
            <text:p>586692</text:p>
          </table:table-cell>
          <table:table-cell office:value-type="float" office:value="602260" calcext:value-type="float">
            <text:p>602260</text:p>
          </table:table-cell>
          <table:table-cell office:value-type="float" office:value="596914" calcext:value-type="float">
            <text:p>596914</text:p>
          </table:table-cell>
          <table:table-cell office:value-type="float" office:value="5346" calcext:value-type="float">
            <text:p>534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6692" calcext:value-type="float">
            <text:p>586692</text:p>
          </table:table-cell>
          <table:table-cell office:value-type="float" office:value="602260" calcext:value-type="float">
            <text:p>602260</text:p>
          </table:table-cell>
          <table:table-cell office:value-type="float" office:value="596914" calcext:value-type="float">
            <text:p>596914</text:p>
          </table:table-cell>
          <table:table-cell office:value-type="float" office:value="5346" calcext:value-type="float">
            <text:p>534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6692" calcext:value-type="float">
            <text:p>586692</text:p>
          </table:table-cell>
          <table:table-cell office:value-type="float" office:value="602260" calcext:value-type="float">
            <text:p>602260</text:p>
          </table:table-cell>
          <table:table-cell office:value-type="float" office:value="596914" calcext:value-type="float">
            <text:p>596914</text:p>
          </table:table-cell>
          <table:table-cell office:value-type="float" office:value="5346" calcext:value-type="float">
            <text:p>534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6692" calcext:value-type="float">
            <text:p>586692</text:p>
          </table:table-cell>
          <table:table-cell office:value-type="float" office:value="602260" calcext:value-type="float">
            <text:p>602260</text:p>
          </table:table-cell>
          <table:table-cell office:value-type="float" office:value="596914" calcext:value-type="float">
            <text:p>596914</text:p>
          </table:table-cell>
          <table:table-cell office:value-type="float" office:value="5346" calcext:value-type="float">
            <text:p>534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6692" calcext:value-type="float">
            <text:p>586692</text:p>
          </table:table-cell>
          <table:table-cell office:value-type="float" office:value="602260" calcext:value-type="float">
            <text:p>602260</text:p>
          </table:table-cell>
          <table:table-cell office:value-type="float" office:value="596914" calcext:value-type="float">
            <text:p>596914</text:p>
          </table:table-cell>
          <table:table-cell office:value-type="float" office:value="5346" calcext:value-type="float">
            <text:p>534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6692" calcext:value-type="float">
            <text:p>586692</text:p>
          </table:table-cell>
          <table:table-cell office:value-type="float" office:value="602260" calcext:value-type="float">
            <text:p>602260</text:p>
          </table:table-cell>
          <table:table-cell office:value-type="float" office:value="596914" calcext:value-type="float">
            <text:p>596914</text:p>
          </table:table-cell>
          <table:table-cell office:value-type="float" office:value="5346" calcext:value-type="float">
            <text:p>534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5986" calcext:value-type="float">
            <text:p>585986</text:p>
          </table:table-cell>
          <table:table-cell office:value-type="float" office:value="602966" calcext:value-type="float">
            <text:p>602966</text:p>
          </table:table-cell>
          <table:table-cell office:value-type="float" office:value="597856" calcext:value-type="float">
            <text:p>597856</text:p>
          </table:table-cell>
          <table:table-cell office:value-type="float" office:value="5110" calcext:value-type="float">
            <text:p>51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5986" calcext:value-type="float">
            <text:p>585986</text:p>
          </table:table-cell>
          <table:table-cell office:value-type="float" office:value="602966" calcext:value-type="float">
            <text:p>602966</text:p>
          </table:table-cell>
          <table:table-cell office:value-type="float" office:value="597856" calcext:value-type="float">
            <text:p>597856</text:p>
          </table:table-cell>
          <table:table-cell office:value-type="float" office:value="5110" calcext:value-type="float">
            <text:p>51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5986" calcext:value-type="float">
            <text:p>585986</text:p>
          </table:table-cell>
          <table:table-cell office:value-type="float" office:value="602966" calcext:value-type="float">
            <text:p>602966</text:p>
          </table:table-cell>
          <table:table-cell office:value-type="float" office:value="597856" calcext:value-type="float">
            <text:p>597856</text:p>
          </table:table-cell>
          <table:table-cell office:value-type="float" office:value="5110" calcext:value-type="float">
            <text:p>51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5986" calcext:value-type="float">
            <text:p>585986</text:p>
          </table:table-cell>
          <table:table-cell office:value-type="float" office:value="602966" calcext:value-type="float">
            <text:p>602966</text:p>
          </table:table-cell>
          <table:table-cell office:value-type="float" office:value="597856" calcext:value-type="float">
            <text:p>597856</text:p>
          </table:table-cell>
          <table:table-cell office:value-type="float" office:value="5110" calcext:value-type="float">
            <text:p>51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5986" calcext:value-type="float">
            <text:p>585986</text:p>
          </table:table-cell>
          <table:table-cell office:value-type="float" office:value="602966" calcext:value-type="float">
            <text:p>602966</text:p>
          </table:table-cell>
          <table:table-cell office:value-type="float" office:value="597856" calcext:value-type="float">
            <text:p>597856</text:p>
          </table:table-cell>
          <table:table-cell office:value-type="float" office:value="5110" calcext:value-type="float">
            <text:p>51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5986" calcext:value-type="float">
            <text:p>585986</text:p>
          </table:table-cell>
          <table:table-cell office:value-type="float" office:value="602966" calcext:value-type="float">
            <text:p>602966</text:p>
          </table:table-cell>
          <table:table-cell office:value-type="float" office:value="597856" calcext:value-type="float">
            <text:p>597856</text:p>
          </table:table-cell>
          <table:table-cell office:value-type="float" office:value="5110" calcext:value-type="float">
            <text:p>51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5986" calcext:value-type="float">
            <text:p>585986</text:p>
          </table:table-cell>
          <table:table-cell office:value-type="float" office:value="602966" calcext:value-type="float">
            <text:p>602966</text:p>
          </table:table-cell>
          <table:table-cell office:value-type="float" office:value="597856" calcext:value-type="float">
            <text:p>597856</text:p>
          </table:table-cell>
          <table:table-cell office:value-type="float" office:value="5110" calcext:value-type="float">
            <text:p>51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5986" calcext:value-type="float">
            <text:p>585986</text:p>
          </table:table-cell>
          <table:table-cell office:value-type="float" office:value="602966" calcext:value-type="float">
            <text:p>602966</text:p>
          </table:table-cell>
          <table:table-cell office:value-type="float" office:value="597856" calcext:value-type="float">
            <text:p>597856</text:p>
          </table:table-cell>
          <table:table-cell office:value-type="float" office:value="5110" calcext:value-type="float">
            <text:p>51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5986" calcext:value-type="float">
            <text:p>585986</text:p>
          </table:table-cell>
          <table:table-cell office:value-type="float" office:value="602966" calcext:value-type="float">
            <text:p>602966</text:p>
          </table:table-cell>
          <table:table-cell office:value-type="float" office:value="597856" calcext:value-type="float">
            <text:p>597856</text:p>
          </table:table-cell>
          <table:table-cell office:value-type="float" office:value="5110" calcext:value-type="float">
            <text:p>51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5986" calcext:value-type="float">
            <text:p>585986</text:p>
          </table:table-cell>
          <table:table-cell office:value-type="float" office:value="602966" calcext:value-type="float">
            <text:p>602966</text:p>
          </table:table-cell>
          <table:table-cell office:value-type="float" office:value="597856" calcext:value-type="float">
            <text:p>597856</text:p>
          </table:table-cell>
          <table:table-cell office:value-type="float" office:value="5110" calcext:value-type="float">
            <text:p>51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5986" calcext:value-type="float">
            <text:p>585986</text:p>
          </table:table-cell>
          <table:table-cell office:value-type="float" office:value="602966" calcext:value-type="float">
            <text:p>602966</text:p>
          </table:table-cell>
          <table:table-cell office:value-type="float" office:value="597856" calcext:value-type="float">
            <text:p>597856</text:p>
          </table:table-cell>
          <table:table-cell office:value-type="float" office:value="5110" calcext:value-type="float">
            <text:p>51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5986" calcext:value-type="float">
            <text:p>585986</text:p>
          </table:table-cell>
          <table:table-cell office:value-type="float" office:value="602966" calcext:value-type="float">
            <text:p>602966</text:p>
          </table:table-cell>
          <table:table-cell office:value-type="float" office:value="597856" calcext:value-type="float">
            <text:p>597856</text:p>
          </table:table-cell>
          <table:table-cell office:value-type="float" office:value="5110" calcext:value-type="float">
            <text:p>51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5986" calcext:value-type="float">
            <text:p>585986</text:p>
          </table:table-cell>
          <table:table-cell office:value-type="float" office:value="602966" calcext:value-type="float">
            <text:p>602966</text:p>
          </table:table-cell>
          <table:table-cell office:value-type="float" office:value="597856" calcext:value-type="float">
            <text:p>597856</text:p>
          </table:table-cell>
          <table:table-cell office:value-type="float" office:value="5110" calcext:value-type="float">
            <text:p>51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5986" calcext:value-type="float">
            <text:p>585986</text:p>
          </table:table-cell>
          <table:table-cell office:value-type="float" office:value="602966" calcext:value-type="float">
            <text:p>602966</text:p>
          </table:table-cell>
          <table:table-cell office:value-type="float" office:value="597856" calcext:value-type="float">
            <text:p>597856</text:p>
          </table:table-cell>
          <table:table-cell office:value-type="float" office:value="5110" calcext:value-type="float">
            <text:p>51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5986" calcext:value-type="float">
            <text:p>585986</text:p>
          </table:table-cell>
          <table:table-cell office:value-type="float" office:value="602966" calcext:value-type="float">
            <text:p>602966</text:p>
          </table:table-cell>
          <table:table-cell office:value-type="float" office:value="597856" calcext:value-type="float">
            <text:p>597856</text:p>
          </table:table-cell>
          <table:table-cell office:value-type="float" office:value="5110" calcext:value-type="float">
            <text:p>511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5356" calcext:value-type="float">
            <text:p>585356</text:p>
          </table:table-cell>
          <table:table-cell office:value-type="float" office:value="603596" calcext:value-type="float">
            <text:p>603596</text:p>
          </table:table-cell>
          <table:table-cell office:value-type="float" office:value="598734" calcext:value-type="float">
            <text:p>598734</text:p>
          </table:table-cell>
          <table:table-cell office:value-type="float" office:value="4862" calcext:value-type="float">
            <text:p>486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5356" calcext:value-type="float">
            <text:p>585356</text:p>
          </table:table-cell>
          <table:table-cell office:value-type="float" office:value="603596" calcext:value-type="float">
            <text:p>603596</text:p>
          </table:table-cell>
          <table:table-cell office:value-type="float" office:value="598734" calcext:value-type="float">
            <text:p>598734</text:p>
          </table:table-cell>
          <table:table-cell office:value-type="float" office:value="4862" calcext:value-type="float">
            <text:p>486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5356" calcext:value-type="float">
            <text:p>585356</text:p>
          </table:table-cell>
          <table:table-cell office:value-type="float" office:value="603596" calcext:value-type="float">
            <text:p>603596</text:p>
          </table:table-cell>
          <table:table-cell office:value-type="float" office:value="598734" calcext:value-type="float">
            <text:p>598734</text:p>
          </table:table-cell>
          <table:table-cell office:value-type="float" office:value="4862" calcext:value-type="float">
            <text:p>486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5356" calcext:value-type="float">
            <text:p>585356</text:p>
          </table:table-cell>
          <table:table-cell office:value-type="float" office:value="603596" calcext:value-type="float">
            <text:p>603596</text:p>
          </table:table-cell>
          <table:table-cell office:value-type="float" office:value="598734" calcext:value-type="float">
            <text:p>598734</text:p>
          </table:table-cell>
          <table:table-cell office:value-type="float" office:value="4862" calcext:value-type="float">
            <text:p>486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5356" calcext:value-type="float">
            <text:p>585356</text:p>
          </table:table-cell>
          <table:table-cell office:value-type="float" office:value="603596" calcext:value-type="float">
            <text:p>603596</text:p>
          </table:table-cell>
          <table:table-cell office:value-type="float" office:value="598734" calcext:value-type="float">
            <text:p>598734</text:p>
          </table:table-cell>
          <table:table-cell office:value-type="float" office:value="4862" calcext:value-type="float">
            <text:p>486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5356" calcext:value-type="float">
            <text:p>585356</text:p>
          </table:table-cell>
          <table:table-cell office:value-type="float" office:value="603596" calcext:value-type="float">
            <text:p>603596</text:p>
          </table:table-cell>
          <table:table-cell office:value-type="float" office:value="598734" calcext:value-type="float">
            <text:p>598734</text:p>
          </table:table-cell>
          <table:table-cell office:value-type="float" office:value="4862" calcext:value-type="float">
            <text:p>486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5356" calcext:value-type="float">
            <text:p>585356</text:p>
          </table:table-cell>
          <table:table-cell office:value-type="float" office:value="603596" calcext:value-type="float">
            <text:p>603596</text:p>
          </table:table-cell>
          <table:table-cell office:value-type="float" office:value="598734" calcext:value-type="float">
            <text:p>598734</text:p>
          </table:table-cell>
          <table:table-cell office:value-type="float" office:value="4862" calcext:value-type="float">
            <text:p>486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5356" calcext:value-type="float">
            <text:p>585356</text:p>
          </table:table-cell>
          <table:table-cell office:value-type="float" office:value="603596" calcext:value-type="float">
            <text:p>603596</text:p>
          </table:table-cell>
          <table:table-cell office:value-type="float" office:value="598734" calcext:value-type="float">
            <text:p>598734</text:p>
          </table:table-cell>
          <table:table-cell office:value-type="float" office:value="4862" calcext:value-type="float">
            <text:p>486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5356" calcext:value-type="float">
            <text:p>585356</text:p>
          </table:table-cell>
          <table:table-cell office:value-type="float" office:value="603596" calcext:value-type="float">
            <text:p>603596</text:p>
          </table:table-cell>
          <table:table-cell office:value-type="float" office:value="598734" calcext:value-type="float">
            <text:p>598734</text:p>
          </table:table-cell>
          <table:table-cell office:value-type="float" office:value="4862" calcext:value-type="float">
            <text:p>486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5356" calcext:value-type="float">
            <text:p>585356</text:p>
          </table:table-cell>
          <table:table-cell office:value-type="float" office:value="603596" calcext:value-type="float">
            <text:p>603596</text:p>
          </table:table-cell>
          <table:table-cell office:value-type="float" office:value="598734" calcext:value-type="float">
            <text:p>598734</text:p>
          </table:table-cell>
          <table:table-cell office:value-type="float" office:value="4862" calcext:value-type="float">
            <text:p>486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5356" calcext:value-type="float">
            <text:p>585356</text:p>
          </table:table-cell>
          <table:table-cell office:value-type="float" office:value="603596" calcext:value-type="float">
            <text:p>603596</text:p>
          </table:table-cell>
          <table:table-cell office:value-type="float" office:value="598734" calcext:value-type="float">
            <text:p>598734</text:p>
          </table:table-cell>
          <table:table-cell office:value-type="float" office:value="4862" calcext:value-type="float">
            <text:p>486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5356" calcext:value-type="float">
            <text:p>585356</text:p>
          </table:table-cell>
          <table:table-cell office:value-type="float" office:value="603596" calcext:value-type="float">
            <text:p>603596</text:p>
          </table:table-cell>
          <table:table-cell office:value-type="float" office:value="598734" calcext:value-type="float">
            <text:p>598734</text:p>
          </table:table-cell>
          <table:table-cell office:value-type="float" office:value="4862" calcext:value-type="float">
            <text:p>486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5356" calcext:value-type="float">
            <text:p>585356</text:p>
          </table:table-cell>
          <table:table-cell office:value-type="float" office:value="603596" calcext:value-type="float">
            <text:p>603596</text:p>
          </table:table-cell>
          <table:table-cell office:value-type="float" office:value="598734" calcext:value-type="float">
            <text:p>598734</text:p>
          </table:table-cell>
          <table:table-cell office:value-type="float" office:value="4862" calcext:value-type="float">
            <text:p>486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5356" calcext:value-type="float">
            <text:p>585356</text:p>
          </table:table-cell>
          <table:table-cell office:value-type="float" office:value="603596" calcext:value-type="float">
            <text:p>603596</text:p>
          </table:table-cell>
          <table:table-cell office:value-type="float" office:value="598734" calcext:value-type="float">
            <text:p>598734</text:p>
          </table:table-cell>
          <table:table-cell office:value-type="float" office:value="4862" calcext:value-type="float">
            <text:p>486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5356" calcext:value-type="float">
            <text:p>585356</text:p>
          </table:table-cell>
          <table:table-cell office:value-type="float" office:value="603596" calcext:value-type="float">
            <text:p>603596</text:p>
          </table:table-cell>
          <table:table-cell office:value-type="float" office:value="598734" calcext:value-type="float">
            <text:p>598734</text:p>
          </table:table-cell>
          <table:table-cell office:value-type="float" office:value="4862" calcext:value-type="float">
            <text:p>486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4729" calcext:value-type="float">
            <text:p>584729</text:p>
          </table:table-cell>
          <table:table-cell office:value-type="float" office:value="604223" calcext:value-type="float">
            <text:p>604223</text:p>
          </table:table-cell>
          <table:table-cell office:value-type="float" office:value="599550" calcext:value-type="float">
            <text:p>599550</text:p>
          </table:table-cell>
          <table:table-cell office:value-type="float" office:value="4673" calcext:value-type="float">
            <text:p>467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4729" calcext:value-type="float">
            <text:p>584729</text:p>
          </table:table-cell>
          <table:table-cell office:value-type="float" office:value="604223" calcext:value-type="float">
            <text:p>604223</text:p>
          </table:table-cell>
          <table:table-cell office:value-type="float" office:value="599550" calcext:value-type="float">
            <text:p>599550</text:p>
          </table:table-cell>
          <table:table-cell office:value-type="float" office:value="4673" calcext:value-type="float">
            <text:p>467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4729" calcext:value-type="float">
            <text:p>584729</text:p>
          </table:table-cell>
          <table:table-cell office:value-type="float" office:value="604223" calcext:value-type="float">
            <text:p>604223</text:p>
          </table:table-cell>
          <table:table-cell office:value-type="float" office:value="599550" calcext:value-type="float">
            <text:p>599550</text:p>
          </table:table-cell>
          <table:table-cell office:value-type="float" office:value="4673" calcext:value-type="float">
            <text:p>467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4729" calcext:value-type="float">
            <text:p>584729</text:p>
          </table:table-cell>
          <table:table-cell office:value-type="float" office:value="604223" calcext:value-type="float">
            <text:p>604223</text:p>
          </table:table-cell>
          <table:table-cell office:value-type="float" office:value="599550" calcext:value-type="float">
            <text:p>599550</text:p>
          </table:table-cell>
          <table:table-cell office:value-type="float" office:value="4673" calcext:value-type="float">
            <text:p>467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4729" calcext:value-type="float">
            <text:p>584729</text:p>
          </table:table-cell>
          <table:table-cell office:value-type="float" office:value="604223" calcext:value-type="float">
            <text:p>604223</text:p>
          </table:table-cell>
          <table:table-cell office:value-type="float" office:value="599550" calcext:value-type="float">
            <text:p>599550</text:p>
          </table:table-cell>
          <table:table-cell office:value-type="float" office:value="4673" calcext:value-type="float">
            <text:p>467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4729" calcext:value-type="float">
            <text:p>584729</text:p>
          </table:table-cell>
          <table:table-cell office:value-type="float" office:value="604223" calcext:value-type="float">
            <text:p>604223</text:p>
          </table:table-cell>
          <table:table-cell office:value-type="float" office:value="599550" calcext:value-type="float">
            <text:p>599550</text:p>
          </table:table-cell>
          <table:table-cell office:value-type="float" office:value="4673" calcext:value-type="float">
            <text:p>467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4729" calcext:value-type="float">
            <text:p>584729</text:p>
          </table:table-cell>
          <table:table-cell office:value-type="float" office:value="604223" calcext:value-type="float">
            <text:p>604223</text:p>
          </table:table-cell>
          <table:table-cell office:value-type="float" office:value="599550" calcext:value-type="float">
            <text:p>599550</text:p>
          </table:table-cell>
          <table:table-cell office:value-type="float" office:value="4673" calcext:value-type="float">
            <text:p>467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4729" calcext:value-type="float">
            <text:p>584729</text:p>
          </table:table-cell>
          <table:table-cell office:value-type="float" office:value="604223" calcext:value-type="float">
            <text:p>604223</text:p>
          </table:table-cell>
          <table:table-cell office:value-type="float" office:value="599550" calcext:value-type="float">
            <text:p>599550</text:p>
          </table:table-cell>
          <table:table-cell office:value-type="float" office:value="4673" calcext:value-type="float">
            <text:p>467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4729" calcext:value-type="float">
            <text:p>584729</text:p>
          </table:table-cell>
          <table:table-cell office:value-type="float" office:value="604223" calcext:value-type="float">
            <text:p>604223</text:p>
          </table:table-cell>
          <table:table-cell office:value-type="float" office:value="599550" calcext:value-type="float">
            <text:p>599550</text:p>
          </table:table-cell>
          <table:table-cell office:value-type="float" office:value="4673" calcext:value-type="float">
            <text:p>467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4729" calcext:value-type="float">
            <text:p>584729</text:p>
          </table:table-cell>
          <table:table-cell office:value-type="float" office:value="604223" calcext:value-type="float">
            <text:p>604223</text:p>
          </table:table-cell>
          <table:table-cell office:value-type="float" office:value="599550" calcext:value-type="float">
            <text:p>599550</text:p>
          </table:table-cell>
          <table:table-cell office:value-type="float" office:value="4673" calcext:value-type="float">
            <text:p>467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4729" calcext:value-type="float">
            <text:p>584729</text:p>
          </table:table-cell>
          <table:table-cell office:value-type="float" office:value="604223" calcext:value-type="float">
            <text:p>604223</text:p>
          </table:table-cell>
          <table:table-cell office:value-type="float" office:value="599550" calcext:value-type="float">
            <text:p>599550</text:p>
          </table:table-cell>
          <table:table-cell office:value-type="float" office:value="4673" calcext:value-type="float">
            <text:p>467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4729" calcext:value-type="float">
            <text:p>584729</text:p>
          </table:table-cell>
          <table:table-cell office:value-type="float" office:value="604223" calcext:value-type="float">
            <text:p>604223</text:p>
          </table:table-cell>
          <table:table-cell office:value-type="float" office:value="599550" calcext:value-type="float">
            <text:p>599550</text:p>
          </table:table-cell>
          <table:table-cell office:value-type="float" office:value="4673" calcext:value-type="float">
            <text:p>467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4729" calcext:value-type="float">
            <text:p>584729</text:p>
          </table:table-cell>
          <table:table-cell office:value-type="float" office:value="604223" calcext:value-type="float">
            <text:p>604223</text:p>
          </table:table-cell>
          <table:table-cell office:value-type="float" office:value="599550" calcext:value-type="float">
            <text:p>599550</text:p>
          </table:table-cell>
          <table:table-cell office:value-type="float" office:value="4673" calcext:value-type="float">
            <text:p>467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4729" calcext:value-type="float">
            <text:p>584729</text:p>
          </table:table-cell>
          <table:table-cell office:value-type="float" office:value="604223" calcext:value-type="float">
            <text:p>604223</text:p>
          </table:table-cell>
          <table:table-cell office:value-type="float" office:value="599550" calcext:value-type="float">
            <text:p>599550</text:p>
          </table:table-cell>
          <table:table-cell office:value-type="float" office:value="4673" calcext:value-type="float">
            <text:p>467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4729" calcext:value-type="float">
            <text:p>584729</text:p>
          </table:table-cell>
          <table:table-cell office:value-type="float" office:value="604223" calcext:value-type="float">
            <text:p>604223</text:p>
          </table:table-cell>
          <table:table-cell office:value-type="float" office:value="599550" calcext:value-type="float">
            <text:p>599550</text:p>
          </table:table-cell>
          <table:table-cell office:value-type="float" office:value="4673" calcext:value-type="float">
            <text:p>467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4107" calcext:value-type="float">
            <text:p>584107</text:p>
          </table:table-cell>
          <table:table-cell office:value-type="float" office:value="604845" calcext:value-type="float">
            <text:p>604845</text:p>
          </table:table-cell>
          <table:table-cell office:value-type="float" office:value="600373" calcext:value-type="float">
            <text:p>600373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4107" calcext:value-type="float">
            <text:p>584107</text:p>
          </table:table-cell>
          <table:table-cell office:value-type="float" office:value="604845" calcext:value-type="float">
            <text:p>604845</text:p>
          </table:table-cell>
          <table:table-cell office:value-type="float" office:value="600373" calcext:value-type="float">
            <text:p>600373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4107" calcext:value-type="float">
            <text:p>584107</text:p>
          </table:table-cell>
          <table:table-cell office:value-type="float" office:value="604845" calcext:value-type="float">
            <text:p>604845</text:p>
          </table:table-cell>
          <table:table-cell office:value-type="float" office:value="600373" calcext:value-type="float">
            <text:p>600373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4107" calcext:value-type="float">
            <text:p>584107</text:p>
          </table:table-cell>
          <table:table-cell office:value-type="float" office:value="604845" calcext:value-type="float">
            <text:p>604845</text:p>
          </table:table-cell>
          <table:table-cell office:value-type="float" office:value="600373" calcext:value-type="float">
            <text:p>600373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4107" calcext:value-type="float">
            <text:p>584107</text:p>
          </table:table-cell>
          <table:table-cell office:value-type="float" office:value="604845" calcext:value-type="float">
            <text:p>604845</text:p>
          </table:table-cell>
          <table:table-cell office:value-type="float" office:value="600373" calcext:value-type="float">
            <text:p>600373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4107" calcext:value-type="float">
            <text:p>584107</text:p>
          </table:table-cell>
          <table:table-cell office:value-type="float" office:value="604845" calcext:value-type="float">
            <text:p>604845</text:p>
          </table:table-cell>
          <table:table-cell office:value-type="float" office:value="600373" calcext:value-type="float">
            <text:p>600373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4107" calcext:value-type="float">
            <text:p>584107</text:p>
          </table:table-cell>
          <table:table-cell office:value-type="float" office:value="604845" calcext:value-type="float">
            <text:p>604845</text:p>
          </table:table-cell>
          <table:table-cell office:value-type="float" office:value="600373" calcext:value-type="float">
            <text:p>600373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4107" calcext:value-type="float">
            <text:p>584107</text:p>
          </table:table-cell>
          <table:table-cell office:value-type="float" office:value="604845" calcext:value-type="float">
            <text:p>604845</text:p>
          </table:table-cell>
          <table:table-cell office:value-type="float" office:value="600373" calcext:value-type="float">
            <text:p>600373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4107" calcext:value-type="float">
            <text:p>584107</text:p>
          </table:table-cell>
          <table:table-cell office:value-type="float" office:value="604845" calcext:value-type="float">
            <text:p>604845</text:p>
          </table:table-cell>
          <table:table-cell office:value-type="float" office:value="600373" calcext:value-type="float">
            <text:p>600373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4107" calcext:value-type="float">
            <text:p>584107</text:p>
          </table:table-cell>
          <table:table-cell office:value-type="float" office:value="604845" calcext:value-type="float">
            <text:p>604845</text:p>
          </table:table-cell>
          <table:table-cell office:value-type="float" office:value="600373" calcext:value-type="float">
            <text:p>600373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4107" calcext:value-type="float">
            <text:p>584107</text:p>
          </table:table-cell>
          <table:table-cell office:value-type="float" office:value="604845" calcext:value-type="float">
            <text:p>604845</text:p>
          </table:table-cell>
          <table:table-cell office:value-type="float" office:value="600373" calcext:value-type="float">
            <text:p>600373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4107" calcext:value-type="float">
            <text:p>584107</text:p>
          </table:table-cell>
          <table:table-cell office:value-type="float" office:value="604845" calcext:value-type="float">
            <text:p>604845</text:p>
          </table:table-cell>
          <table:table-cell office:value-type="float" office:value="600373" calcext:value-type="float">
            <text:p>600373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4107" calcext:value-type="float">
            <text:p>584107</text:p>
          </table:table-cell>
          <table:table-cell office:value-type="float" office:value="604845" calcext:value-type="float">
            <text:p>604845</text:p>
          </table:table-cell>
          <table:table-cell office:value-type="float" office:value="600373" calcext:value-type="float">
            <text:p>600373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4107" calcext:value-type="float">
            <text:p>584107</text:p>
          </table:table-cell>
          <table:table-cell office:value-type="float" office:value="604845" calcext:value-type="float">
            <text:p>604845</text:p>
          </table:table-cell>
          <table:table-cell office:value-type="float" office:value="600373" calcext:value-type="float">
            <text:p>600373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4107" calcext:value-type="float">
            <text:p>584107</text:p>
          </table:table-cell>
          <table:table-cell office:value-type="float" office:value="604845" calcext:value-type="float">
            <text:p>604845</text:p>
          </table:table-cell>
          <table:table-cell office:value-type="float" office:value="600373" calcext:value-type="float">
            <text:p>600373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3544" calcext:value-type="float">
            <text:p>583544</text:p>
          </table:table-cell>
          <table:table-cell office:value-type="float" office:value="605408" calcext:value-type="float">
            <text:p>605408</text:p>
          </table:table-cell>
          <table:table-cell office:value-type="float" office:value="601130" calcext:value-type="float">
            <text:p>601130</text:p>
          </table:table-cell>
          <table:table-cell office:value-type="float" office:value="4278" calcext:value-type="float">
            <text:p>427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3544" calcext:value-type="float">
            <text:p>583544</text:p>
          </table:table-cell>
          <table:table-cell office:value-type="float" office:value="605408" calcext:value-type="float">
            <text:p>605408</text:p>
          </table:table-cell>
          <table:table-cell office:value-type="float" office:value="601130" calcext:value-type="float">
            <text:p>601130</text:p>
          </table:table-cell>
          <table:table-cell office:value-type="float" office:value="4278" calcext:value-type="float">
            <text:p>427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3544" calcext:value-type="float">
            <text:p>583544</text:p>
          </table:table-cell>
          <table:table-cell office:value-type="float" office:value="605408" calcext:value-type="float">
            <text:p>605408</text:p>
          </table:table-cell>
          <table:table-cell office:value-type="float" office:value="601130" calcext:value-type="float">
            <text:p>601130</text:p>
          </table:table-cell>
          <table:table-cell office:value-type="float" office:value="4278" calcext:value-type="float">
            <text:p>427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3544" calcext:value-type="float">
            <text:p>583544</text:p>
          </table:table-cell>
          <table:table-cell office:value-type="float" office:value="605408" calcext:value-type="float">
            <text:p>605408</text:p>
          </table:table-cell>
          <table:table-cell office:value-type="float" office:value="601130" calcext:value-type="float">
            <text:p>601130</text:p>
          </table:table-cell>
          <table:table-cell office:value-type="float" office:value="4278" calcext:value-type="float">
            <text:p>427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3544" calcext:value-type="float">
            <text:p>583544</text:p>
          </table:table-cell>
          <table:table-cell office:value-type="float" office:value="605408" calcext:value-type="float">
            <text:p>605408</text:p>
          </table:table-cell>
          <table:table-cell office:value-type="float" office:value="601130" calcext:value-type="float">
            <text:p>601130</text:p>
          </table:table-cell>
          <table:table-cell office:value-type="float" office:value="4278" calcext:value-type="float">
            <text:p>427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3544" calcext:value-type="float">
            <text:p>583544</text:p>
          </table:table-cell>
          <table:table-cell office:value-type="float" office:value="605408" calcext:value-type="float">
            <text:p>605408</text:p>
          </table:table-cell>
          <table:table-cell office:value-type="float" office:value="601130" calcext:value-type="float">
            <text:p>601130</text:p>
          </table:table-cell>
          <table:table-cell office:value-type="float" office:value="4278" calcext:value-type="float">
            <text:p>427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3544" calcext:value-type="float">
            <text:p>583544</text:p>
          </table:table-cell>
          <table:table-cell office:value-type="float" office:value="605408" calcext:value-type="float">
            <text:p>605408</text:p>
          </table:table-cell>
          <table:table-cell office:value-type="float" office:value="601130" calcext:value-type="float">
            <text:p>601130</text:p>
          </table:table-cell>
          <table:table-cell office:value-type="float" office:value="4278" calcext:value-type="float">
            <text:p>427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3544" calcext:value-type="float">
            <text:p>583544</text:p>
          </table:table-cell>
          <table:table-cell office:value-type="float" office:value="605408" calcext:value-type="float">
            <text:p>605408</text:p>
          </table:table-cell>
          <table:table-cell office:value-type="float" office:value="601130" calcext:value-type="float">
            <text:p>601130</text:p>
          </table:table-cell>
          <table:table-cell office:value-type="float" office:value="4278" calcext:value-type="float">
            <text:p>427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3544" calcext:value-type="float">
            <text:p>583544</text:p>
          </table:table-cell>
          <table:table-cell office:value-type="float" office:value="605408" calcext:value-type="float">
            <text:p>605408</text:p>
          </table:table-cell>
          <table:table-cell office:value-type="float" office:value="601130" calcext:value-type="float">
            <text:p>601130</text:p>
          </table:table-cell>
          <table:table-cell office:value-type="float" office:value="4278" calcext:value-type="float">
            <text:p>427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3544" calcext:value-type="float">
            <text:p>583544</text:p>
          </table:table-cell>
          <table:table-cell office:value-type="float" office:value="605408" calcext:value-type="float">
            <text:p>605408</text:p>
          </table:table-cell>
          <table:table-cell office:value-type="float" office:value="601130" calcext:value-type="float">
            <text:p>601130</text:p>
          </table:table-cell>
          <table:table-cell office:value-type="float" office:value="4278" calcext:value-type="float">
            <text:p>427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3544" calcext:value-type="float">
            <text:p>583544</text:p>
          </table:table-cell>
          <table:table-cell office:value-type="float" office:value="605408" calcext:value-type="float">
            <text:p>605408</text:p>
          </table:table-cell>
          <table:table-cell office:value-type="float" office:value="601130" calcext:value-type="float">
            <text:p>601130</text:p>
          </table:table-cell>
          <table:table-cell office:value-type="float" office:value="4278" calcext:value-type="float">
            <text:p>427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3544" calcext:value-type="float">
            <text:p>583544</text:p>
          </table:table-cell>
          <table:table-cell office:value-type="float" office:value="605408" calcext:value-type="float">
            <text:p>605408</text:p>
          </table:table-cell>
          <table:table-cell office:value-type="float" office:value="601130" calcext:value-type="float">
            <text:p>601130</text:p>
          </table:table-cell>
          <table:table-cell office:value-type="float" office:value="4278" calcext:value-type="float">
            <text:p>427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3544" calcext:value-type="float">
            <text:p>583544</text:p>
          </table:table-cell>
          <table:table-cell office:value-type="float" office:value="605408" calcext:value-type="float">
            <text:p>605408</text:p>
          </table:table-cell>
          <table:table-cell office:value-type="float" office:value="601130" calcext:value-type="float">
            <text:p>601130</text:p>
          </table:table-cell>
          <table:table-cell office:value-type="float" office:value="4278" calcext:value-type="float">
            <text:p>427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3544" calcext:value-type="float">
            <text:p>583544</text:p>
          </table:table-cell>
          <table:table-cell office:value-type="float" office:value="605408" calcext:value-type="float">
            <text:p>605408</text:p>
          </table:table-cell>
          <table:table-cell office:value-type="float" office:value="601130" calcext:value-type="float">
            <text:p>601130</text:p>
          </table:table-cell>
          <table:table-cell office:value-type="float" office:value="4278" calcext:value-type="float">
            <text:p>427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3544" calcext:value-type="float">
            <text:p>583544</text:p>
          </table:table-cell>
          <table:table-cell office:value-type="float" office:value="605408" calcext:value-type="float">
            <text:p>605408</text:p>
          </table:table-cell>
          <table:table-cell office:value-type="float" office:value="601130" calcext:value-type="float">
            <text:p>601130</text:p>
          </table:table-cell>
          <table:table-cell office:value-type="float" office:value="4278" calcext:value-type="float">
            <text:p>427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3004" calcext:value-type="float">
            <text:p>583004</text:p>
          </table:table-cell>
          <table:table-cell office:value-type="float" office:value="605948" calcext:value-type="float">
            <text:p>605948</text:p>
          </table:table-cell>
          <table:table-cell office:value-type="float" office:value="601858" calcext:value-type="float">
            <text:p>601858</text:p>
          </table:table-cell>
          <table:table-cell office:value-type="float" office:value="4090" calcext:value-type="float">
            <text:p>409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3004" calcext:value-type="float">
            <text:p>583004</text:p>
          </table:table-cell>
          <table:table-cell office:value-type="float" office:value="605948" calcext:value-type="float">
            <text:p>605948</text:p>
          </table:table-cell>
          <table:table-cell office:value-type="float" office:value="601858" calcext:value-type="float">
            <text:p>601858</text:p>
          </table:table-cell>
          <table:table-cell office:value-type="float" office:value="4090" calcext:value-type="float">
            <text:p>409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3004" calcext:value-type="float">
            <text:p>583004</text:p>
          </table:table-cell>
          <table:table-cell office:value-type="float" office:value="605948" calcext:value-type="float">
            <text:p>605948</text:p>
          </table:table-cell>
          <table:table-cell office:value-type="float" office:value="601858" calcext:value-type="float">
            <text:p>601858</text:p>
          </table:table-cell>
          <table:table-cell office:value-type="float" office:value="4090" calcext:value-type="float">
            <text:p>409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3004" calcext:value-type="float">
            <text:p>583004</text:p>
          </table:table-cell>
          <table:table-cell office:value-type="float" office:value="605948" calcext:value-type="float">
            <text:p>605948</text:p>
          </table:table-cell>
          <table:table-cell office:value-type="float" office:value="601858" calcext:value-type="float">
            <text:p>601858</text:p>
          </table:table-cell>
          <table:table-cell office:value-type="float" office:value="4090" calcext:value-type="float">
            <text:p>409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3004" calcext:value-type="float">
            <text:p>583004</text:p>
          </table:table-cell>
          <table:table-cell office:value-type="float" office:value="605948" calcext:value-type="float">
            <text:p>605948</text:p>
          </table:table-cell>
          <table:table-cell office:value-type="float" office:value="601858" calcext:value-type="float">
            <text:p>601858</text:p>
          </table:table-cell>
          <table:table-cell office:value-type="float" office:value="4090" calcext:value-type="float">
            <text:p>409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3004" calcext:value-type="float">
            <text:p>583004</text:p>
          </table:table-cell>
          <table:table-cell office:value-type="float" office:value="605948" calcext:value-type="float">
            <text:p>605948</text:p>
          </table:table-cell>
          <table:table-cell office:value-type="float" office:value="601858" calcext:value-type="float">
            <text:p>601858</text:p>
          </table:table-cell>
          <table:table-cell office:value-type="float" office:value="4090" calcext:value-type="float">
            <text:p>409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3004" calcext:value-type="float">
            <text:p>583004</text:p>
          </table:table-cell>
          <table:table-cell office:value-type="float" office:value="605948" calcext:value-type="float">
            <text:p>605948</text:p>
          </table:table-cell>
          <table:table-cell office:value-type="float" office:value="601858" calcext:value-type="float">
            <text:p>601858</text:p>
          </table:table-cell>
          <table:table-cell office:value-type="float" office:value="4090" calcext:value-type="float">
            <text:p>409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3004" calcext:value-type="float">
            <text:p>583004</text:p>
          </table:table-cell>
          <table:table-cell office:value-type="float" office:value="605948" calcext:value-type="float">
            <text:p>605948</text:p>
          </table:table-cell>
          <table:table-cell office:value-type="float" office:value="601858" calcext:value-type="float">
            <text:p>601858</text:p>
          </table:table-cell>
          <table:table-cell office:value-type="float" office:value="4090" calcext:value-type="float">
            <text:p>409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3004" calcext:value-type="float">
            <text:p>583004</text:p>
          </table:table-cell>
          <table:table-cell office:value-type="float" office:value="605948" calcext:value-type="float">
            <text:p>605948</text:p>
          </table:table-cell>
          <table:table-cell office:value-type="float" office:value="601858" calcext:value-type="float">
            <text:p>601858</text:p>
          </table:table-cell>
          <table:table-cell office:value-type="float" office:value="4090" calcext:value-type="float">
            <text:p>409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3004" calcext:value-type="float">
            <text:p>583004</text:p>
          </table:table-cell>
          <table:table-cell office:value-type="float" office:value="605948" calcext:value-type="float">
            <text:p>605948</text:p>
          </table:table-cell>
          <table:table-cell office:value-type="float" office:value="601858" calcext:value-type="float">
            <text:p>601858</text:p>
          </table:table-cell>
          <table:table-cell office:value-type="float" office:value="4090" calcext:value-type="float">
            <text:p>409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3004" calcext:value-type="float">
            <text:p>583004</text:p>
          </table:table-cell>
          <table:table-cell office:value-type="float" office:value="605948" calcext:value-type="float">
            <text:p>605948</text:p>
          </table:table-cell>
          <table:table-cell office:value-type="float" office:value="601858" calcext:value-type="float">
            <text:p>601858</text:p>
          </table:table-cell>
          <table:table-cell office:value-type="float" office:value="4090" calcext:value-type="float">
            <text:p>409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3004" calcext:value-type="float">
            <text:p>583004</text:p>
          </table:table-cell>
          <table:table-cell office:value-type="float" office:value="605948" calcext:value-type="float">
            <text:p>605948</text:p>
          </table:table-cell>
          <table:table-cell office:value-type="float" office:value="601858" calcext:value-type="float">
            <text:p>601858</text:p>
          </table:table-cell>
          <table:table-cell office:value-type="float" office:value="4090" calcext:value-type="float">
            <text:p>409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3004" calcext:value-type="float">
            <text:p>583004</text:p>
          </table:table-cell>
          <table:table-cell office:value-type="float" office:value="605948" calcext:value-type="float">
            <text:p>605948</text:p>
          </table:table-cell>
          <table:table-cell office:value-type="float" office:value="601858" calcext:value-type="float">
            <text:p>601858</text:p>
          </table:table-cell>
          <table:table-cell office:value-type="float" office:value="4090" calcext:value-type="float">
            <text:p>409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3004" calcext:value-type="float">
            <text:p>583004</text:p>
          </table:table-cell>
          <table:table-cell office:value-type="float" office:value="605948" calcext:value-type="float">
            <text:p>605948</text:p>
          </table:table-cell>
          <table:table-cell office:value-type="float" office:value="601858" calcext:value-type="float">
            <text:p>601858</text:p>
          </table:table-cell>
          <table:table-cell office:value-type="float" office:value="4090" calcext:value-type="float">
            <text:p>409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3004" calcext:value-type="float">
            <text:p>583004</text:p>
          </table:table-cell>
          <table:table-cell office:value-type="float" office:value="605948" calcext:value-type="float">
            <text:p>605948</text:p>
          </table:table-cell>
          <table:table-cell office:value-type="float" office:value="601858" calcext:value-type="float">
            <text:p>601858</text:p>
          </table:table-cell>
          <table:table-cell office:value-type="float" office:value="4090" calcext:value-type="float">
            <text:p>409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2444" calcext:value-type="float">
            <text:p>582444</text:p>
          </table:table-cell>
          <table:table-cell office:value-type="float" office:value="606508" calcext:value-type="float">
            <text:p>606508</text:p>
          </table:table-cell>
          <table:table-cell office:value-type="float" office:value="602601" calcext:value-type="float">
            <text:p>602601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2444" calcext:value-type="float">
            <text:p>582444</text:p>
          </table:table-cell>
          <table:table-cell office:value-type="float" office:value="606508" calcext:value-type="float">
            <text:p>606508</text:p>
          </table:table-cell>
          <table:table-cell office:value-type="float" office:value="602601" calcext:value-type="float">
            <text:p>602601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2444" calcext:value-type="float">
            <text:p>582444</text:p>
          </table:table-cell>
          <table:table-cell office:value-type="float" office:value="606508" calcext:value-type="float">
            <text:p>606508</text:p>
          </table:table-cell>
          <table:table-cell office:value-type="float" office:value="602601" calcext:value-type="float">
            <text:p>602601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2444" calcext:value-type="float">
            <text:p>582444</text:p>
          </table:table-cell>
          <table:table-cell office:value-type="float" office:value="606508" calcext:value-type="float">
            <text:p>606508</text:p>
          </table:table-cell>
          <table:table-cell office:value-type="float" office:value="602601" calcext:value-type="float">
            <text:p>602601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2444" calcext:value-type="float">
            <text:p>582444</text:p>
          </table:table-cell>
          <table:table-cell office:value-type="float" office:value="606508" calcext:value-type="float">
            <text:p>606508</text:p>
          </table:table-cell>
          <table:table-cell office:value-type="float" office:value="602601" calcext:value-type="float">
            <text:p>602601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2444" calcext:value-type="float">
            <text:p>582444</text:p>
          </table:table-cell>
          <table:table-cell office:value-type="float" office:value="606508" calcext:value-type="float">
            <text:p>606508</text:p>
          </table:table-cell>
          <table:table-cell office:value-type="float" office:value="602601" calcext:value-type="float">
            <text:p>602601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2444" calcext:value-type="float">
            <text:p>582444</text:p>
          </table:table-cell>
          <table:table-cell office:value-type="float" office:value="606508" calcext:value-type="float">
            <text:p>606508</text:p>
          </table:table-cell>
          <table:table-cell office:value-type="float" office:value="602601" calcext:value-type="float">
            <text:p>602601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2444" calcext:value-type="float">
            <text:p>582444</text:p>
          </table:table-cell>
          <table:table-cell office:value-type="float" office:value="606508" calcext:value-type="float">
            <text:p>606508</text:p>
          </table:table-cell>
          <table:table-cell office:value-type="float" office:value="602601" calcext:value-type="float">
            <text:p>602601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2444" calcext:value-type="float">
            <text:p>582444</text:p>
          </table:table-cell>
          <table:table-cell office:value-type="float" office:value="606508" calcext:value-type="float">
            <text:p>606508</text:p>
          </table:table-cell>
          <table:table-cell office:value-type="float" office:value="602601" calcext:value-type="float">
            <text:p>602601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2444" calcext:value-type="float">
            <text:p>582444</text:p>
          </table:table-cell>
          <table:table-cell office:value-type="float" office:value="606508" calcext:value-type="float">
            <text:p>606508</text:p>
          </table:table-cell>
          <table:table-cell office:value-type="float" office:value="602601" calcext:value-type="float">
            <text:p>602601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2444" calcext:value-type="float">
            <text:p>582444</text:p>
          </table:table-cell>
          <table:table-cell office:value-type="float" office:value="606508" calcext:value-type="float">
            <text:p>606508</text:p>
          </table:table-cell>
          <table:table-cell office:value-type="float" office:value="602601" calcext:value-type="float">
            <text:p>602601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2444" calcext:value-type="float">
            <text:p>582444</text:p>
          </table:table-cell>
          <table:table-cell office:value-type="float" office:value="606508" calcext:value-type="float">
            <text:p>606508</text:p>
          </table:table-cell>
          <table:table-cell office:value-type="float" office:value="602601" calcext:value-type="float">
            <text:p>602601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2444" calcext:value-type="float">
            <text:p>582444</text:p>
          </table:table-cell>
          <table:table-cell office:value-type="float" office:value="606508" calcext:value-type="float">
            <text:p>606508</text:p>
          </table:table-cell>
          <table:table-cell office:value-type="float" office:value="602601" calcext:value-type="float">
            <text:p>602601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2444" calcext:value-type="float">
            <text:p>582444</text:p>
          </table:table-cell>
          <table:table-cell office:value-type="float" office:value="606508" calcext:value-type="float">
            <text:p>606508</text:p>
          </table:table-cell>
          <table:table-cell office:value-type="float" office:value="602601" calcext:value-type="float">
            <text:p>602601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2444" calcext:value-type="float">
            <text:p>582444</text:p>
          </table:table-cell>
          <table:table-cell office:value-type="float" office:value="606508" calcext:value-type="float">
            <text:p>606508</text:p>
          </table:table-cell>
          <table:table-cell office:value-type="float" office:value="602601" calcext:value-type="float">
            <text:p>602601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1930" calcext:value-type="float">
            <text:p>581930</text:p>
          </table:table-cell>
          <table:table-cell office:value-type="float" office:value="607022" calcext:value-type="float">
            <text:p>607022</text:p>
          </table:table-cell>
          <table:table-cell office:value-type="float" office:value="603276" calcext:value-type="float">
            <text:p>603276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1930" calcext:value-type="float">
            <text:p>581930</text:p>
          </table:table-cell>
          <table:table-cell office:value-type="float" office:value="607022" calcext:value-type="float">
            <text:p>607022</text:p>
          </table:table-cell>
          <table:table-cell office:value-type="float" office:value="603276" calcext:value-type="float">
            <text:p>603276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1930" calcext:value-type="float">
            <text:p>581930</text:p>
          </table:table-cell>
          <table:table-cell office:value-type="float" office:value="607022" calcext:value-type="float">
            <text:p>607022</text:p>
          </table:table-cell>
          <table:table-cell office:value-type="float" office:value="603276" calcext:value-type="float">
            <text:p>603276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1930" calcext:value-type="float">
            <text:p>581930</text:p>
          </table:table-cell>
          <table:table-cell office:value-type="float" office:value="607022" calcext:value-type="float">
            <text:p>607022</text:p>
          </table:table-cell>
          <table:table-cell office:value-type="float" office:value="603276" calcext:value-type="float">
            <text:p>603276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1930" calcext:value-type="float">
            <text:p>581930</text:p>
          </table:table-cell>
          <table:table-cell office:value-type="float" office:value="607022" calcext:value-type="float">
            <text:p>607022</text:p>
          </table:table-cell>
          <table:table-cell office:value-type="float" office:value="603276" calcext:value-type="float">
            <text:p>603276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1930" calcext:value-type="float">
            <text:p>581930</text:p>
          </table:table-cell>
          <table:table-cell office:value-type="float" office:value="607022" calcext:value-type="float">
            <text:p>607022</text:p>
          </table:table-cell>
          <table:table-cell office:value-type="float" office:value="603276" calcext:value-type="float">
            <text:p>603276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1930" calcext:value-type="float">
            <text:p>581930</text:p>
          </table:table-cell>
          <table:table-cell office:value-type="float" office:value="607022" calcext:value-type="float">
            <text:p>607022</text:p>
          </table:table-cell>
          <table:table-cell office:value-type="float" office:value="603276" calcext:value-type="float">
            <text:p>603276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1930" calcext:value-type="float">
            <text:p>581930</text:p>
          </table:table-cell>
          <table:table-cell office:value-type="float" office:value="607022" calcext:value-type="float">
            <text:p>607022</text:p>
          </table:table-cell>
          <table:table-cell office:value-type="float" office:value="603276" calcext:value-type="float">
            <text:p>603276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1930" calcext:value-type="float">
            <text:p>581930</text:p>
          </table:table-cell>
          <table:table-cell office:value-type="float" office:value="607022" calcext:value-type="float">
            <text:p>607022</text:p>
          </table:table-cell>
          <table:table-cell office:value-type="float" office:value="603276" calcext:value-type="float">
            <text:p>603276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1930" calcext:value-type="float">
            <text:p>581930</text:p>
          </table:table-cell>
          <table:table-cell office:value-type="float" office:value="607022" calcext:value-type="float">
            <text:p>607022</text:p>
          </table:table-cell>
          <table:table-cell office:value-type="float" office:value="603276" calcext:value-type="float">
            <text:p>603276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1930" calcext:value-type="float">
            <text:p>581930</text:p>
          </table:table-cell>
          <table:table-cell office:value-type="float" office:value="607022" calcext:value-type="float">
            <text:p>607022</text:p>
          </table:table-cell>
          <table:table-cell office:value-type="float" office:value="603276" calcext:value-type="float">
            <text:p>603276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1930" calcext:value-type="float">
            <text:p>581930</text:p>
          </table:table-cell>
          <table:table-cell office:value-type="float" office:value="607022" calcext:value-type="float">
            <text:p>607022</text:p>
          </table:table-cell>
          <table:table-cell office:value-type="float" office:value="603276" calcext:value-type="float">
            <text:p>603276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1930" calcext:value-type="float">
            <text:p>581930</text:p>
          </table:table-cell>
          <table:table-cell office:value-type="float" office:value="607022" calcext:value-type="float">
            <text:p>607022</text:p>
          </table:table-cell>
          <table:table-cell office:value-type="float" office:value="603276" calcext:value-type="float">
            <text:p>603276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1930" calcext:value-type="float">
            <text:p>581930</text:p>
          </table:table-cell>
          <table:table-cell office:value-type="float" office:value="607022" calcext:value-type="float">
            <text:p>607022</text:p>
          </table:table-cell>
          <table:table-cell office:value-type="float" office:value="603276" calcext:value-type="float">
            <text:p>603276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1930" calcext:value-type="float">
            <text:p>581930</text:p>
          </table:table-cell>
          <table:table-cell office:value-type="float" office:value="607022" calcext:value-type="float">
            <text:p>607022</text:p>
          </table:table-cell>
          <table:table-cell office:value-type="float" office:value="603276" calcext:value-type="float">
            <text:p>603276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1404" calcext:value-type="float">
            <text:p>581404</text:p>
          </table:table-cell>
          <table:table-cell office:value-type="float" office:value="607548" calcext:value-type="float">
            <text:p>607548</text:p>
          </table:table-cell>
          <table:table-cell office:value-type="float" office:value="603946" calcext:value-type="float">
            <text:p>603946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1404" calcext:value-type="float">
            <text:p>581404</text:p>
          </table:table-cell>
          <table:table-cell office:value-type="float" office:value="607548" calcext:value-type="float">
            <text:p>607548</text:p>
          </table:table-cell>
          <table:table-cell office:value-type="float" office:value="603946" calcext:value-type="float">
            <text:p>603946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1404" calcext:value-type="float">
            <text:p>581404</text:p>
          </table:table-cell>
          <table:table-cell office:value-type="float" office:value="607548" calcext:value-type="float">
            <text:p>607548</text:p>
          </table:table-cell>
          <table:table-cell office:value-type="float" office:value="603946" calcext:value-type="float">
            <text:p>603946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1404" calcext:value-type="float">
            <text:p>581404</text:p>
          </table:table-cell>
          <table:table-cell office:value-type="float" office:value="607548" calcext:value-type="float">
            <text:p>607548</text:p>
          </table:table-cell>
          <table:table-cell office:value-type="float" office:value="603946" calcext:value-type="float">
            <text:p>603946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1404" calcext:value-type="float">
            <text:p>581404</text:p>
          </table:table-cell>
          <table:table-cell office:value-type="float" office:value="607548" calcext:value-type="float">
            <text:p>607548</text:p>
          </table:table-cell>
          <table:table-cell office:value-type="float" office:value="603946" calcext:value-type="float">
            <text:p>603946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1404" calcext:value-type="float">
            <text:p>581404</text:p>
          </table:table-cell>
          <table:table-cell office:value-type="float" office:value="607548" calcext:value-type="float">
            <text:p>607548</text:p>
          </table:table-cell>
          <table:table-cell office:value-type="float" office:value="603946" calcext:value-type="float">
            <text:p>603946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1404" calcext:value-type="float">
            <text:p>581404</text:p>
          </table:table-cell>
          <table:table-cell office:value-type="float" office:value="607548" calcext:value-type="float">
            <text:p>607548</text:p>
          </table:table-cell>
          <table:table-cell office:value-type="float" office:value="603946" calcext:value-type="float">
            <text:p>603946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1404" calcext:value-type="float">
            <text:p>581404</text:p>
          </table:table-cell>
          <table:table-cell office:value-type="float" office:value="607548" calcext:value-type="float">
            <text:p>607548</text:p>
          </table:table-cell>
          <table:table-cell office:value-type="float" office:value="603946" calcext:value-type="float">
            <text:p>603946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1404" calcext:value-type="float">
            <text:p>581404</text:p>
          </table:table-cell>
          <table:table-cell office:value-type="float" office:value="607548" calcext:value-type="float">
            <text:p>607548</text:p>
          </table:table-cell>
          <table:table-cell office:value-type="float" office:value="603946" calcext:value-type="float">
            <text:p>603946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1404" calcext:value-type="float">
            <text:p>581404</text:p>
          </table:table-cell>
          <table:table-cell office:value-type="float" office:value="607548" calcext:value-type="float">
            <text:p>607548</text:p>
          </table:table-cell>
          <table:table-cell office:value-type="float" office:value="603946" calcext:value-type="float">
            <text:p>603946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1404" calcext:value-type="float">
            <text:p>581404</text:p>
          </table:table-cell>
          <table:table-cell office:value-type="float" office:value="607548" calcext:value-type="float">
            <text:p>607548</text:p>
          </table:table-cell>
          <table:table-cell office:value-type="float" office:value="603946" calcext:value-type="float">
            <text:p>603946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1404" calcext:value-type="float">
            <text:p>581404</text:p>
          </table:table-cell>
          <table:table-cell office:value-type="float" office:value="607548" calcext:value-type="float">
            <text:p>607548</text:p>
          </table:table-cell>
          <table:table-cell office:value-type="float" office:value="603946" calcext:value-type="float">
            <text:p>603946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1404" calcext:value-type="float">
            <text:p>581404</text:p>
          </table:table-cell>
          <table:table-cell office:value-type="float" office:value="607548" calcext:value-type="float">
            <text:p>607548</text:p>
          </table:table-cell>
          <table:table-cell office:value-type="float" office:value="603946" calcext:value-type="float">
            <text:p>603946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1404" calcext:value-type="float">
            <text:p>581404</text:p>
          </table:table-cell>
          <table:table-cell office:value-type="float" office:value="607548" calcext:value-type="float">
            <text:p>607548</text:p>
          </table:table-cell>
          <table:table-cell office:value-type="float" office:value="603946" calcext:value-type="float">
            <text:p>603946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1404" calcext:value-type="float">
            <text:p>581404</text:p>
          </table:table-cell>
          <table:table-cell office:value-type="float" office:value="607548" calcext:value-type="float">
            <text:p>607548</text:p>
          </table:table-cell>
          <table:table-cell office:value-type="float" office:value="603946" calcext:value-type="float">
            <text:p>603946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0903" calcext:value-type="float">
            <text:p>580903</text:p>
          </table:table-cell>
          <table:table-cell office:value-type="float" office:value="608049" calcext:value-type="float">
            <text:p>608049</text:p>
          </table:table-cell>
          <table:table-cell office:value-type="float" office:value="604589" calcext:value-type="float">
            <text:p>604589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0903" calcext:value-type="float">
            <text:p>580903</text:p>
          </table:table-cell>
          <table:table-cell office:value-type="float" office:value="608049" calcext:value-type="float">
            <text:p>608049</text:p>
          </table:table-cell>
          <table:table-cell office:value-type="float" office:value="604589" calcext:value-type="float">
            <text:p>604589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0903" calcext:value-type="float">
            <text:p>580903</text:p>
          </table:table-cell>
          <table:table-cell office:value-type="float" office:value="608049" calcext:value-type="float">
            <text:p>608049</text:p>
          </table:table-cell>
          <table:table-cell office:value-type="float" office:value="604589" calcext:value-type="float">
            <text:p>604589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0903" calcext:value-type="float">
            <text:p>580903</text:p>
          </table:table-cell>
          <table:table-cell office:value-type="float" office:value="608049" calcext:value-type="float">
            <text:p>608049</text:p>
          </table:table-cell>
          <table:table-cell office:value-type="float" office:value="604589" calcext:value-type="float">
            <text:p>604589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0903" calcext:value-type="float">
            <text:p>580903</text:p>
          </table:table-cell>
          <table:table-cell office:value-type="float" office:value="608049" calcext:value-type="float">
            <text:p>608049</text:p>
          </table:table-cell>
          <table:table-cell office:value-type="float" office:value="604589" calcext:value-type="float">
            <text:p>604589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0903" calcext:value-type="float">
            <text:p>580903</text:p>
          </table:table-cell>
          <table:table-cell office:value-type="float" office:value="608049" calcext:value-type="float">
            <text:p>608049</text:p>
          </table:table-cell>
          <table:table-cell office:value-type="float" office:value="604589" calcext:value-type="float">
            <text:p>604589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" calcext:value-type="float">
            <text:p>7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0903" calcext:value-type="float">
            <text:p>580903</text:p>
          </table:table-cell>
          <table:table-cell office:value-type="float" office:value="608049" calcext:value-type="float">
            <text:p>608049</text:p>
          </table:table-cell>
          <table:table-cell office:value-type="float" office:value="604589" calcext:value-type="float">
            <text:p>604589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" calcext:value-type="float">
            <text:p>8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0903" calcext:value-type="float">
            <text:p>580903</text:p>
          </table:table-cell>
          <table:table-cell office:value-type="float" office:value="608049" calcext:value-type="float">
            <text:p>608049</text:p>
          </table:table-cell>
          <table:table-cell office:value-type="float" office:value="604589" calcext:value-type="float">
            <text:p>604589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" calcext:value-type="float">
            <text:p>9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0903" calcext:value-type="float">
            <text:p>580903</text:p>
          </table:table-cell>
          <table:table-cell office:value-type="float" office:value="608049" calcext:value-type="float">
            <text:p>608049</text:p>
          </table:table-cell>
          <table:table-cell office:value-type="float" office:value="604589" calcext:value-type="float">
            <text:p>604589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0903" calcext:value-type="float">
            <text:p>580903</text:p>
          </table:table-cell>
          <table:table-cell office:value-type="float" office:value="608049" calcext:value-type="float">
            <text:p>608049</text:p>
          </table:table-cell>
          <table:table-cell office:value-type="float" office:value="604589" calcext:value-type="float">
            <text:p>604589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" calcext:value-type="float">
            <text:p>1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0903" calcext:value-type="float">
            <text:p>580903</text:p>
          </table:table-cell>
          <table:table-cell office:value-type="float" office:value="608049" calcext:value-type="float">
            <text:p>608049</text:p>
          </table:table-cell>
          <table:table-cell office:value-type="float" office:value="604589" calcext:value-type="float">
            <text:p>604589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" calcext:value-type="float">
            <text:p>12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0903" calcext:value-type="float">
            <text:p>580903</text:p>
          </table:table-cell>
          <table:table-cell office:value-type="float" office:value="608049" calcext:value-type="float">
            <text:p>608049</text:p>
          </table:table-cell>
          <table:table-cell office:value-type="float" office:value="604589" calcext:value-type="float">
            <text:p>604589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0903" calcext:value-type="float">
            <text:p>580903</text:p>
          </table:table-cell>
          <table:table-cell office:value-type="float" office:value="608049" calcext:value-type="float">
            <text:p>608049</text:p>
          </table:table-cell>
          <table:table-cell office:value-type="float" office:value="604589" calcext:value-type="float">
            <text:p>604589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" calcext:value-type="float">
            <text:p>14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0903" calcext:value-type="float">
            <text:p>580903</text:p>
          </table:table-cell>
          <table:table-cell office:value-type="float" office:value="608049" calcext:value-type="float">
            <text:p>608049</text:p>
          </table:table-cell>
          <table:table-cell office:value-type="float" office:value="604589" calcext:value-type="float">
            <text:p>604589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" calcext:value-type="float">
            <text:p>15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0903" calcext:value-type="float">
            <text:p>580903</text:p>
          </table:table-cell>
          <table:table-cell office:value-type="float" office:value="608049" calcext:value-type="float">
            <text:p>608049</text:p>
          </table:table-cell>
          <table:table-cell office:value-type="float" office:value="604589" calcext:value-type="float">
            <text:p>604589</text:p>
          </table:table-cell>
          <table:table-cell office:value-type="float" office:value="3460" calcext:value-type="float">
            <text:p>34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2T13:18:38.909288841</dc:date>
    <meta:editing-duration>PT5M</meta:editing-duration>
    <meta:editing-cycles>1</meta:editing-cycles>
    <meta:document-statistic meta:table-count="1" meta:cell-count="10507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bar" chart:style-name="ch1">
        <chart:legend chart:legend-position="end" svg:x="13.083cm" svg:y="4.203cm" style:legend-expansion="high" chart:style-name="ch2"/>
        <chart:plot-area chart:style-name="ch3" table:cell-range-address="thresholding_results.D1:thresholding_results.D1501" chart:data-source-has-labels="row" svg:x="0.32cm" svg:y="0.18cm" svg:width="12.443cm" svg:height="8.645cm">
          <chart:coordinate-region svg:x="1.682cm" svg:y="0.379cm" svg:width="11.07cm" svg:height="7.3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hresholding_results.D2:thresholding_results.D1501" chart:label-cell-address="thresholding_results.D1:thresholding_results.D1" chart:class="chart:bar">
            <chart:data-point chart:repeated="1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rrect pixels</text:p>
                <draw:g>
                  <svg:desc>thresholding_results.D1:thresholding_result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8657">
                <text:p>608657</text:p>
                <draw:g>
                  <svg:desc>thresholding_results.D2:thresholding_results.D1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8657">
                <text:p>6086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8657">
                <text:p>6086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8657">
                <text:p>6086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8657">
                <text:p>6086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8657">
                <text:p>6086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8657">
                <text:p>6086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8657">
                <text:p>6086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8657">
                <text:p>6086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8657">
                <text:p>6086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8657">
                <text:p>6086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8657">
                <text:p>6086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8657">
                <text:p>6086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8657">
                <text:p>6086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8657">
                <text:p>6086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4228">
                <text:p>6042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4228">
                <text:p>6042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4228">
                <text:p>6042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4228">
                <text:p>6042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4228">
                <text:p>6042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4228">
                <text:p>6042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4228">
                <text:p>6042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4228">
                <text:p>6042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4228">
                <text:p>6042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4228">
                <text:p>6042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4228">
                <text:p>6042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4228">
                <text:p>6042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4228">
                <text:p>6042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4228">
                <text:p>6042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4228">
                <text:p>604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99177">
                <text:p>5991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99177">
                <text:p>5991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99177">
                <text:p>5991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99177">
                <text:p>5991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9177">
                <text:p>5991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99177">
                <text:p>5991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99177">
                <text:p>5991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99177">
                <text:p>5991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99177">
                <text:p>5991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9177">
                <text:p>5991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99177">
                <text:p>5991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9177">
                <text:p>5991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9177">
                <text:p>5991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9177">
                <text:p>5991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9177">
                <text:p>5991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3407">
                <text:p>5934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93407">
                <text:p>5934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3407">
                <text:p>5934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3407">
                <text:p>5934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3407">
                <text:p>5934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93407">
                <text:p>5934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3407">
                <text:p>5934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3407">
                <text:p>5934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3407">
                <text:p>5934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3407">
                <text:p>5934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3407">
                <text:p>5934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3407">
                <text:p>5934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3407">
                <text:p>5934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3407">
                <text:p>5934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3407">
                <text:p>5934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87104">
                <text:p>5871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87104">
                <text:p>5871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87104">
                <text:p>5871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87104">
                <text:p>5871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87104">
                <text:p>5871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87104">
                <text:p>5871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87104">
                <text:p>5871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87104">
                <text:p>5871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87104">
                <text:p>5871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87104">
                <text:p>5871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87104">
                <text:p>5871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87104">
                <text:p>5871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87104">
                <text:p>5871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7104">
                <text:p>5871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87104">
                <text:p>5871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80258">
                <text:p>5802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80258">
                <text:p>5802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80258">
                <text:p>5802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80258">
                <text:p>5802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80258">
                <text:p>5802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80258">
                <text:p>5802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80258">
                <text:p>5802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80258">
                <text:p>5802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80258">
                <text:p>5802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80258">
                <text:p>5802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80258">
                <text:p>5802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80258">
                <text:p>5802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80258">
                <text:p>5802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80258">
                <text:p>5802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0258">
                <text:p>5802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3163">
                <text:p>5731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73163">
                <text:p>5731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73163">
                <text:p>5731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73163">
                <text:p>5731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73163">
                <text:p>5731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73163">
                <text:p>5731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73163">
                <text:p>5731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73163">
                <text:p>5731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73163">
                <text:p>5731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73163">
                <text:p>5731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73163">
                <text:p>5731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73163">
                <text:p>5731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3163">
                <text:p>5731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3163">
                <text:p>5731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73163">
                <text:p>5731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66237">
                <text:p>5662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66237">
                <text:p>5662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66237">
                <text:p>5662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66237">
                <text:p>5662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66237">
                <text:p>5662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66237">
                <text:p>5662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6237">
                <text:p>5662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6237">
                <text:p>5662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6237">
                <text:p>5662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66237">
                <text:p>5662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66237">
                <text:p>5662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66237">
                <text:p>5662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66237">
                <text:p>5662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66237">
                <text:p>5662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66237">
                <text:p>5662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59495">
                <text:p>5594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59495">
                <text:p>5594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59495">
                <text:p>5594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59495">
                <text:p>5594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59495">
                <text:p>5594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59495">
                <text:p>5594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59495">
                <text:p>5594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59495">
                <text:p>55949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59495">
                <text:p>5594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59495">
                <text:p>5594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59495">
                <text:p>5594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59495">
                <text:p>5594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59495">
                <text:p>5594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59495">
                <text:p>5594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59495">
                <text:p>5594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53408">
                <text:p>5534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53408">
                <text:p>5534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53408">
                <text:p>5534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53408">
                <text:p>5534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53408">
                <text:p>5534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53408">
                <text:p>5534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53408">
                <text:p>5534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53408">
                <text:p>5534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53408">
                <text:p>5534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53408">
                <text:p>5534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53408">
                <text:p>5534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53408">
                <text:p>5534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53408">
                <text:p>5534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53408">
                <text:p>5534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53408">
                <text:p>5534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48716">
                <text:p>5487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8716">
                <text:p>5487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48716">
                <text:p>5487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48716">
                <text:p>5487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8716">
                <text:p>5487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48716">
                <text:p>5487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48716">
                <text:p>5487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48716">
                <text:p>5487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48716">
                <text:p>5487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48716">
                <text:p>5487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48716">
                <text:p>5487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48716">
                <text:p>5487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48716">
                <text:p>5487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48716">
                <text:p>5487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48716">
                <text:p>5487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46954">
                <text:p>54695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46954">
                <text:p>5469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46954">
                <text:p>5469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46954">
                <text:p>5469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46954">
                <text:p>5469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46954">
                <text:p>5469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46954">
                <text:p>5469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46954">
                <text:p>5469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46954">
                <text:p>5469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46954">
                <text:p>5469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46954">
                <text:p>5469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46954">
                <text:p>5469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46954">
                <text:p>5469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46954">
                <text:p>5469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46954">
                <text:p>54695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50905">
                <text:p>5509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50905">
                <text:p>5509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50905">
                <text:p>5509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50905">
                <text:p>5509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50905">
                <text:p>5509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50905">
                <text:p>5509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50905">
                <text:p>5509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50905">
                <text:p>5509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50905">
                <text:p>5509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50905">
                <text:p>5509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50905">
                <text:p>5509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50905">
                <text:p>5509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50905">
                <text:p>5509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50905">
                <text:p>5509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50905">
                <text:p>5509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61202">
                <text:p>5612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61202">
                <text:p>5612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61202">
                <text:p>5612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61202">
                <text:p>5612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61202">
                <text:p>5612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61202">
                <text:p>5612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61202">
                <text:p>5612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61202">
                <text:p>5612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61202">
                <text:p>5612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61202">
                <text:p>5612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61202">
                <text:p>5612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61202">
                <text:p>5612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61202">
                <text:p>5612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61202">
                <text:p>5612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61202">
                <text:p>5612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78685">
                <text:p>5786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78685">
                <text:p>57868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78685">
                <text:p>5786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78685">
                <text:p>5786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78685">
                <text:p>57868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78685">
                <text:p>5786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78685">
                <text:p>5786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78685">
                <text:p>5786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78685">
                <text:p>5786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78685">
                <text:p>57868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78685">
                <text:p>5786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78685">
                <text:p>57868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8685">
                <text:p>57868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78685">
                <text:p>5786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78685">
                <text:p>57868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9300">
                <text:p>5893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9300">
                <text:p>5893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9300">
                <text:p>5893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89300">
                <text:p>5893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89300">
                <text:p>5893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89300">
                <text:p>5893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89300">
                <text:p>5893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89300">
                <text:p>5893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89300">
                <text:p>5893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89300">
                <text:p>5893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89300">
                <text:p>5893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89300">
                <text:p>5893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89300">
                <text:p>5893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89300">
                <text:p>5893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89300">
                <text:p>5893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99629">
                <text:p>5996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99629">
                <text:p>59962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99629">
                <text:p>5996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99629">
                <text:p>5996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99629">
                <text:p>5996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99629">
                <text:p>59962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99629">
                <text:p>59962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99629">
                <text:p>5996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99629">
                <text:p>59962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99629">
                <text:p>59962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99629">
                <text:p>59962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99629">
                <text:p>59962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99629">
                <text:p>59962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99629">
                <text:p>59962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99629">
                <text:p>59962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08357">
                <text:p>60835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08357">
                <text:p>60835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08357">
                <text:p>60835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08357">
                <text:p>60835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08357">
                <text:p>60835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08357">
                <text:p>60835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08357">
                <text:p>60835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08357">
                <text:p>6083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08357">
                <text:p>60835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08357">
                <text:p>60835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08357">
                <text:p>60835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08357">
                <text:p>60835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08357">
                <text:p>6083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08357">
                <text:p>60835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08357">
                <text:p>60835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17651">
                <text:p>61765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17651">
                <text:p>61765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17651">
                <text:p>61765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17651">
                <text:p>61765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17651">
                <text:p>61765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17651">
                <text:p>61765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17651">
                <text:p>61765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17651">
                <text:p>61765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17651">
                <text:p>61765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17651">
                <text:p>61765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17651">
                <text:p>61765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17651">
                <text:p>61765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17651">
                <text:p>61765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17651">
                <text:p>61765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17651">
                <text:p>61765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28513">
                <text:p>6285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28513">
                <text:p>62851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28513">
                <text:p>6285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28513">
                <text:p>6285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28513">
                <text:p>62851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28513">
                <text:p>62851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28513">
                <text:p>62851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28513">
                <text:p>6285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28513">
                <text:p>6285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28513">
                <text:p>62851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28513">
                <text:p>6285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28513">
                <text:p>6285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28513">
                <text:p>62851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28513">
                <text:p>62851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28513">
                <text:p>62851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40611">
                <text:p>64061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40611">
                <text:p>64061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40611">
                <text:p>6406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40611">
                <text:p>64061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40611">
                <text:p>6406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40611">
                <text:p>6406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40611">
                <text:p>64061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40611">
                <text:p>6406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40611">
                <text:p>6406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40611">
                <text:p>64061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40611">
                <text:p>64061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40611">
                <text:p>6406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40611">
                <text:p>64061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40611">
                <text:p>64061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40611">
                <text:p>64061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53142">
                <text:p>6531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53142">
                <text:p>65314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53142">
                <text:p>65314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53142">
                <text:p>65314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53142">
                <text:p>65314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53142">
                <text:p>65314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53142">
                <text:p>65314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53142">
                <text:p>65314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53142">
                <text:p>65314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53142">
                <text:p>65314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3142">
                <text:p>65314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3142">
                <text:p>65314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3142">
                <text:p>65314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3142">
                <text:p>65314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53142">
                <text:p>65314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5514">
                <text:p>66551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5514">
                <text:p>66551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5514">
                <text:p>66551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5514">
                <text:p>66551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5514">
                <text:p>6655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65514">
                <text:p>66551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65514">
                <text:p>6655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65514">
                <text:p>66551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65514">
                <text:p>66551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65514">
                <text:p>6655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65514">
                <text:p>66551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65514">
                <text:p>66551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65514">
                <text:p>66551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65514">
                <text:p>66551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65514">
                <text:p>66551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77701">
                <text:p>67770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77701">
                <text:p>67770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77701">
                <text:p>67770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77701">
                <text:p>67770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77701">
                <text:p>67770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77701">
                <text:p>6777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77701">
                <text:p>67770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77701">
                <text:p>67770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77701">
                <text:p>6777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77701">
                <text:p>67770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77701">
                <text:p>67770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77701">
                <text:p>67770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77701">
                <text:p>67770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77701">
                <text:p>67770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77701">
                <text:p>67770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90264">
                <text:p>69026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90264">
                <text:p>69026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90264">
                <text:p>6902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90264">
                <text:p>69026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90264">
                <text:p>6902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90264">
                <text:p>6902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90264">
                <text:p>69026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90264">
                <text:p>69026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90264">
                <text:p>69026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90264">
                <text:p>69026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90264">
                <text:p>69026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90264">
                <text:p>69026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90264">
                <text:p>6902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90264">
                <text:p>69026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90264">
                <text:p>69026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00879">
                <text:p>70087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00879">
                <text:p>70087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00879">
                <text:p>70087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00879">
                <text:p>70087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00879">
                <text:p>70087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00879">
                <text:p>70087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00879">
                <text:p>70087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00879">
                <text:p>70087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00879">
                <text:p>70087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00879">
                <text:p>70087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00879">
                <text:p>70087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00879">
                <text:p>70087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00879">
                <text:p>70087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00879">
                <text:p>70087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00879">
                <text:p>70087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10176">
                <text:p>71017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10176">
                <text:p>71017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10176">
                <text:p>71017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10176">
                <text:p>71017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10176">
                <text:p>71017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10176">
                <text:p>71017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10176">
                <text:p>71017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10176">
                <text:p>71017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10176">
                <text:p>71017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10176">
                <text:p>71017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10176">
                <text:p>71017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10176">
                <text:p>71017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10176">
                <text:p>71017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10176">
                <text:p>71017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10176">
                <text:p>71017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16606">
                <text:p>71660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16606">
                <text:p>71660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16606">
                <text:p>71660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16606">
                <text:p>71660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16606">
                <text:p>71660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16606">
                <text:p>71660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16606">
                <text:p>71660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16606">
                <text:p>71660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16606">
                <text:p>71660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16606">
                <text:p>71660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16606">
                <text:p>71660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16606">
                <text:p>71660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16606">
                <text:p>71660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16606">
                <text:p>71660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16606">
                <text:p>71660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19976">
                <text:p>71997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19976">
                <text:p>71997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19976">
                <text:p>71997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19976">
                <text:p>71997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19976">
                <text:p>71997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19976">
                <text:p>71997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19976">
                <text:p>71997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19976">
                <text:p>71997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19976">
                <text:p>71997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19976">
                <text:p>71997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19976">
                <text:p>71997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19976">
                <text:p>71997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19976">
                <text:p>71997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19976">
                <text:p>71997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19976">
                <text:p>71997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20746">
                <text:p>72074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20746">
                <text:p>72074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20746">
                <text:p>72074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20746">
                <text:p>72074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20746">
                <text:p>72074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20746">
                <text:p>72074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20746">
                <text:p>72074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20746">
                <text:p>72074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20746">
                <text:p>72074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20746">
                <text:p>72074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20746">
                <text:p>72074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20746">
                <text:p>72074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20746">
                <text:p>72074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20746">
                <text:p>72074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20746">
                <text:p>72074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19260">
                <text:p>71926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19260">
                <text:p>71926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19260">
                <text:p>71926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19260">
                <text:p>71926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19260">
                <text:p>71926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19260">
                <text:p>71926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19260">
                <text:p>71926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19260">
                <text:p>71926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19260">
                <text:p>71926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19260">
                <text:p>71926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19260">
                <text:p>71926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19260">
                <text:p>71926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19260">
                <text:p>71926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19260">
                <text:p>71926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19260">
                <text:p>71926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16544">
                <text:p>71654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16544">
                <text:p>71654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16544">
                <text:p>71654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16544">
                <text:p>71654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16544">
                <text:p>71654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16544">
                <text:p>71654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16544">
                <text:p>71654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16544">
                <text:p>71654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16544">
                <text:p>71654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16544">
                <text:p>71654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16544">
                <text:p>71654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16544">
                <text:p>71654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16544">
                <text:p>71654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16544">
                <text:p>71654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16544">
                <text:p>7165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13282">
                <text:p>71328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13282">
                <text:p>71328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13282">
                <text:p>71328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13282">
                <text:p>71328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13282">
                <text:p>71328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13282">
                <text:p>71328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13282">
                <text:p>71328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13282">
                <text:p>71328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13282">
                <text:p>71328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13282">
                <text:p>71328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13282">
                <text:p>71328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13282">
                <text:p>71328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13282">
                <text:p>71328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13282">
                <text:p>71328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13282">
                <text:p>71328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09719">
                <text:p>70971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09719">
                <text:p>70971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09719">
                <text:p>70971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09719">
                <text:p>70971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09719">
                <text:p>70971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09719">
                <text:p>70971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09719">
                <text:p>70971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09719">
                <text:p>70971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09719">
                <text:p>70971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09719">
                <text:p>70971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09719">
                <text:p>70971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09719">
                <text:p>70971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09719">
                <text:p>70971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09719">
                <text:p>70971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09719">
                <text:p>70971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06174">
                <text:p>70617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06174">
                <text:p>70617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06174">
                <text:p>70617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06174">
                <text:p>70617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06174">
                <text:p>70617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06174">
                <text:p>70617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06174">
                <text:p>70617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06174">
                <text:p>70617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06174">
                <text:p>70617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06174">
                <text:p>70617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06174">
                <text:p>70617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06174">
                <text:p>70617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06174">
                <text:p>70617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06174">
                <text:p>70617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06174">
                <text:p>70617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01821">
                <text:p>70182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01821">
                <text:p>70182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01821">
                <text:p>70182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01821">
                <text:p>70182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01821">
                <text:p>70182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01821">
                <text:p>70182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01821">
                <text:p>70182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01821">
                <text:p>70182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01821">
                <text:p>70182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01821">
                <text:p>70182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01821">
                <text:p>70182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01821">
                <text:p>70182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01821">
                <text:p>70182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01821">
                <text:p>70182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01821">
                <text:p>70182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97278">
                <text:p>69727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97278">
                <text:p>69727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97278">
                <text:p>69727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97278">
                <text:p>69727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97278">
                <text:p>69727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97278">
                <text:p>69727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97278">
                <text:p>69727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97278">
                <text:p>69727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97278">
                <text:p>69727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97278">
                <text:p>69727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97278">
                <text:p>69727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97278">
                <text:p>69727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97278">
                <text:p>69727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97278">
                <text:p>69727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97278">
                <text:p>69727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92809">
                <text:p>69280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92809">
                <text:p>69280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92809">
                <text:p>69280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92809">
                <text:p>69280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92809">
                <text:p>69280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92809">
                <text:p>69280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92809">
                <text:p>69280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92809">
                <text:p>69280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92809">
                <text:p>69280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92809">
                <text:p>69280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92809">
                <text:p>69280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92809">
                <text:p>69280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92809">
                <text:p>69280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92809">
                <text:p>69280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92809">
                <text:p>69280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88275">
                <text:p>68827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88275">
                <text:p>68827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88275">
                <text:p>68827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88275">
                <text:p>68827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88275">
                <text:p>68827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88275">
                <text:p>68827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88275">
                <text:p>68827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88275">
                <text:p>68827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88275">
                <text:p>68827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88275">
                <text:p>68827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88275">
                <text:p>68827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88275">
                <text:p>68827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88275">
                <text:p>68827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88275">
                <text:p>68827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88275">
                <text:p>68827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83864">
                <text:p>68386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83864">
                <text:p>68386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83864">
                <text:p>68386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83864">
                <text:p>68386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83864">
                <text:p>68386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83864">
                <text:p>68386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83864">
                <text:p>68386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83864">
                <text:p>68386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83864">
                <text:p>68386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83864">
                <text:p>68386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83864">
                <text:p>68386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83864">
                <text:p>68386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83864">
                <text:p>68386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83864">
                <text:p>68386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83864">
                <text:p>68386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79765">
                <text:p>67976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79765">
                <text:p>67976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79765">
                <text:p>67976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79765">
                <text:p>67976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79765">
                <text:p>67976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79765">
                <text:p>67976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79765">
                <text:p>67976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79765">
                <text:p>67976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79765">
                <text:p>67976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79765">
                <text:p>67976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79765">
                <text:p>67976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79765">
                <text:p>67976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79765">
                <text:p>67976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79765">
                <text:p>67976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79765">
                <text:p>67976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76057">
                <text:p>67605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76057">
                <text:p>67605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76057">
                <text:p>67605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76057">
                <text:p>67605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76057">
                <text:p>67605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76057">
                <text:p>67605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76057">
                <text:p>67605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76057">
                <text:p>67605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76057">
                <text:p>67605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76057">
                <text:p>67605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76057">
                <text:p>67605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76057">
                <text:p>67605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76057">
                <text:p>67605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76057">
                <text:p>67605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76057">
                <text:p>67605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72521">
                <text:p>67252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72521">
                <text:p>67252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72521">
                <text:p>67252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72521">
                <text:p>67252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72521">
                <text:p>67252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72521">
                <text:p>67252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72521">
                <text:p>67252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72521">
                <text:p>67252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72521">
                <text:p>67252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72521">
                <text:p>67252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72521">
                <text:p>67252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72521">
                <text:p>67252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72521">
                <text:p>67252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72521">
                <text:p>67252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72521">
                <text:p>67252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68981">
                <text:p>66898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68981">
                <text:p>66898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68981">
                <text:p>66898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68981">
                <text:p>66898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68981">
                <text:p>66898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68981">
                <text:p>66898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68981">
                <text:p>66898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68981">
                <text:p>66898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68981">
                <text:p>66898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68981">
                <text:p>66898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68981">
                <text:p>66898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68981">
                <text:p>66898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68981">
                <text:p>66898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68981">
                <text:p>66898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8981">
                <text:p>66898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5591">
                <text:p>66559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5591">
                <text:p>66559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5591">
                <text:p>66559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5591">
                <text:p>66559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591">
                <text:p>66559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591">
                <text:p>66559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5591">
                <text:p>66559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5591">
                <text:p>66559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5591">
                <text:p>66559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5591">
                <text:p>66559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65591">
                <text:p>66559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65591">
                <text:p>66559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65591">
                <text:p>66559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65591">
                <text:p>66559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65591">
                <text:p>66559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62560">
                <text:p>66256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62560">
                <text:p>66256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62560">
                <text:p>66256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62560">
                <text:p>66256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62560">
                <text:p>66256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62560">
                <text:p>66256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62560">
                <text:p>66256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62560">
                <text:p>66256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62560">
                <text:p>66256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62560">
                <text:p>66256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62560">
                <text:p>66256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62560">
                <text:p>66256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62560">
                <text:p>66256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62560">
                <text:p>66256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62560">
                <text:p>66256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59190">
                <text:p>65919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59190">
                <text:p>65919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59190">
                <text:p>65919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59190">
                <text:p>65919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59190">
                <text:p>65919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59190">
                <text:p>65919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59190">
                <text:p>65919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59190">
                <text:p>65919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59190">
                <text:p>65919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59190">
                <text:p>65919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59190">
                <text:p>65919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59190">
                <text:p>65919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59190">
                <text:p>65919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59190">
                <text:p>65919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59190">
                <text:p>65919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55732">
                <text:p>65573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55732">
                <text:p>65573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55732">
                <text:p>65573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55732">
                <text:p>65573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55732">
                <text:p>65573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55732">
                <text:p>65573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55732">
                <text:p>65573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55732">
                <text:p>65573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55732">
                <text:p>65573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655732">
                <text:p>65573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55732">
                <text:p>65573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55732">
                <text:p>65573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55732">
                <text:p>65573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55732">
                <text:p>65573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55732">
                <text:p>65573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52723">
                <text:p>65272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52723">
                <text:p>65272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652723">
                <text:p>65272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652723">
                <text:p>65272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652723">
                <text:p>65272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52723">
                <text:p>65272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652723">
                <text:p>65272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52723">
                <text:p>65272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52723">
                <text:p>65272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652723">
                <text:p>65272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652723">
                <text:p>65272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52723">
                <text:p>65272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652723">
                <text:p>65272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652723">
                <text:p>65272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52723">
                <text:p>65272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49826">
                <text:p>64982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49826">
                <text:p>64982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49826">
                <text:p>64982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49826">
                <text:p>64982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49826">
                <text:p>64982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49826">
                <text:p>64982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49826">
                <text:p>64982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49826">
                <text:p>64982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649826">
                <text:p>64982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49826">
                <text:p>64982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49826">
                <text:p>64982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49826">
                <text:p>64982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649826">
                <text:p>64982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49826">
                <text:p>64982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649826">
                <text:p>64982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46929">
                <text:p>64692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46929">
                <text:p>64692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46929">
                <text:p>64692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46929">
                <text:p>64692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46929">
                <text:p>64692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46929">
                <text:p>64692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46929">
                <text:p>64692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646929">
                <text:p>64692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46929">
                <text:p>64692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46929">
                <text:p>64692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46929">
                <text:p>64692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646929">
                <text:p>64692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646929">
                <text:p>64692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646929">
                <text:p>64692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646929">
                <text:p>64692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44195">
                <text:p>64419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644195">
                <text:p>64419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644195">
                <text:p>64419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644195">
                <text:p>64419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644195">
                <text:p>64419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644195">
                <text:p>64419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644195">
                <text:p>64419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644195">
                <text:p>64419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644195">
                <text:p>64419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44195">
                <text:p>64419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644195">
                <text:p>64419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44195">
                <text:p>64419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44195">
                <text:p>64419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44195">
                <text:p>64419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644195">
                <text:p>64419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41750">
                <text:p>64175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41750">
                <text:p>64175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41750">
                <text:p>64175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41750">
                <text:p>64175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41750">
                <text:p>64175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641750">
                <text:p>64175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641750">
                <text:p>64175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641750">
                <text:p>64175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641750">
                <text:p>64175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641750">
                <text:p>64175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641750">
                <text:p>64175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641750">
                <text:p>64175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641750">
                <text:p>64175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641750">
                <text:p>64175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641750">
                <text:p>64175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639476">
                <text:p>63947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639476">
                <text:p>63947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639476">
                <text:p>63947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639476">
                <text:p>63947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39476">
                <text:p>63947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639476">
                <text:p>63947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639476">
                <text:p>63947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639476">
                <text:p>63947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639476">
                <text:p>63947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639476">
                <text:p>63947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639476">
                <text:p>63947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639476">
                <text:p>63947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639476">
                <text:p>63947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639476">
                <text:p>63947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639476">
                <text:p>63947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637189">
                <text:p>63718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637189">
                <text:p>63718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637189">
                <text:p>63718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637189">
                <text:p>63718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637189">
                <text:p>63718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637189">
                <text:p>63718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637189">
                <text:p>63718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637189">
                <text:p>63718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637189">
                <text:p>63718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637189">
                <text:p>63718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637189">
                <text:p>63718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637189">
                <text:p>63718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637189">
                <text:p>63718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637189">
                <text:p>63718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637189">
                <text:p>63718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634839">
                <text:p>63483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634839">
                <text:p>63483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634839">
                <text:p>63483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634839">
                <text:p>63483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634839">
                <text:p>63483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634839">
                <text:p>63483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634839">
                <text:p>63483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34839">
                <text:p>63483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34839">
                <text:p>63483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634839">
                <text:p>63483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634839">
                <text:p>63483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634839">
                <text:p>63483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634839">
                <text:p>63483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634839">
                <text:p>63483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634839">
                <text:p>63483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632570">
                <text:p>63257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632570">
                <text:p>63257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632570">
                <text:p>63257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632570">
                <text:p>63257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632570">
                <text:p>63257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632570">
                <text:p>63257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632570">
                <text:p>63257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632570">
                <text:p>63257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632570">
                <text:p>63257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632570">
                <text:p>63257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632570">
                <text:p>63257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632570">
                <text:p>63257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632570">
                <text:p>63257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632570">
                <text:p>63257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632570">
                <text:p>63257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630417">
                <text:p>63041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630417">
                <text:p>63041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630417">
                <text:p>63041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630417">
                <text:p>63041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630417">
                <text:p>63041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630417">
                <text:p>63041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630417">
                <text:p>63041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630417">
                <text:p>63041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630417">
                <text:p>63041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630417">
                <text:p>63041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630417">
                <text:p>63041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630417">
                <text:p>63041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630417">
                <text:p>63041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630417">
                <text:p>63041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630417">
                <text:p>63041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628198">
                <text:p>62819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628198">
                <text:p>62819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628198">
                <text:p>62819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28198">
                <text:p>62819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628198">
                <text:p>62819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28198">
                <text:p>62819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28198">
                <text:p>62819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628198">
                <text:p>62819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28198">
                <text:p>62819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628198">
                <text:p>62819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628198">
                <text:p>62819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628198">
                <text:p>62819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628198">
                <text:p>62819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628198">
                <text:p>62819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628198">
                <text:p>62819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626165">
                <text:p>62616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26165">
                <text:p>62616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626165">
                <text:p>62616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626165">
                <text:p>62616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626165">
                <text:p>62616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626165">
                <text:p>62616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626165">
                <text:p>62616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626165">
                <text:p>62616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626165">
                <text:p>62616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626165">
                <text:p>62616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626165">
                <text:p>62616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26165">
                <text:p>62616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626165">
                <text:p>62616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626165">
                <text:p>62616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26165">
                <text:p>62616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624042">
                <text:p>62404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624042">
                <text:p>62404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624042">
                <text:p>62404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624042">
                <text:p>62404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24042">
                <text:p>62404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624042">
                <text:p>62404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624042">
                <text:p>62404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24042">
                <text:p>62404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624042">
                <text:p>62404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24042">
                <text:p>62404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24042">
                <text:p>62404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624042">
                <text:p>62404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624042">
                <text:p>62404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24042">
                <text:p>62404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24042">
                <text:p>62404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21899">
                <text:p>62189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21899">
                <text:p>62189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21899">
                <text:p>62189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21899">
                <text:p>62189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621899">
                <text:p>62189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21899">
                <text:p>62189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21899">
                <text:p>62189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621899">
                <text:p>62189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21899">
                <text:p>62189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21899">
                <text:p>62189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621899">
                <text:p>62189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621899">
                <text:p>62189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621899">
                <text:p>62189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621899">
                <text:p>62189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21899">
                <text:p>62189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19826">
                <text:p>61982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619826">
                <text:p>61982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19826">
                <text:p>61982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19826">
                <text:p>61982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619826">
                <text:p>61982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619826">
                <text:p>61982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619826">
                <text:p>61982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19826">
                <text:p>61982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19826">
                <text:p>61982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19826">
                <text:p>61982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19826">
                <text:p>61982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619826">
                <text:p>61982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619826">
                <text:p>61982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19826">
                <text:p>61982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19826">
                <text:p>61982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617986">
                <text:p>61798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617986">
                <text:p>61798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17986">
                <text:p>61798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617986">
                <text:p>61798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17986">
                <text:p>61798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17986">
                <text:p>61798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17986">
                <text:p>61798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17986">
                <text:p>61798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17986">
                <text:p>61798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17986">
                <text:p>61798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617986">
                <text:p>61798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617986">
                <text:p>61798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17986">
                <text:p>61798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17986">
                <text:p>61798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617986">
                <text:p>61798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16068">
                <text:p>61606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16068">
                <text:p>61606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16068">
                <text:p>61606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616068">
                <text:p>61606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16068">
                <text:p>61606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16068">
                <text:p>61606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16068">
                <text:p>61606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616068">
                <text:p>61606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616068">
                <text:p>61606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16068">
                <text:p>61606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616068">
                <text:p>61606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616068">
                <text:p>61606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616068">
                <text:p>61606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616068">
                <text:p>61606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616068">
                <text:p>61606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614139">
                <text:p>61413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614139">
                <text:p>61413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614139">
                <text:p>61413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14139">
                <text:p>61413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614139">
                <text:p>61413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614139">
                <text:p>61413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14139">
                <text:p>61413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14139">
                <text:p>61413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14139">
                <text:p>61413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614139">
                <text:p>61413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14139">
                <text:p>61413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614139">
                <text:p>61413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614139">
                <text:p>61413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614139">
                <text:p>61413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614139">
                <text:p>61413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12424">
                <text:p>61242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612424">
                <text:p>61242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612424">
                <text:p>61242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612424">
                <text:p>61242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612424">
                <text:p>61242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612424">
                <text:p>61242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612424">
                <text:p>61242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612424">
                <text:p>61242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612424">
                <text:p>61242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612424">
                <text:p>61242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612424">
                <text:p>61242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612424">
                <text:p>61242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612424">
                <text:p>61242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612424">
                <text:p>61242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612424">
                <text:p>61242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610633">
                <text:p>61063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610633">
                <text:p>61063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610633">
                <text:p>61063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610633">
                <text:p>61063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610633">
                <text:p>61063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610633">
                <text:p>61063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610633">
                <text:p>61063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610633">
                <text:p>61063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610633">
                <text:p>61063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610633">
                <text:p>61063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610633">
                <text:p>61063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610633">
                <text:p>61063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610633">
                <text:p>61063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610633">
                <text:p>61063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610633">
                <text:p>61063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609017">
                <text:p>60901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609017">
                <text:p>60901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609017">
                <text:p>60901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609017">
                <text:p>60901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609017">
                <text:p>60901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609017">
                <text:p>60901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609017">
                <text:p>60901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609017">
                <text:p>60901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609017">
                <text:p>60901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609017">
                <text:p>60901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609017">
                <text:p>60901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609017">
                <text:p>609017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609017">
                <text:p>60901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609017">
                <text:p>60901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609017">
                <text:p>60901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607463">
                <text:p>60746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607463">
                <text:p>60746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607463">
                <text:p>60746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607463">
                <text:p>60746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607463">
                <text:p>60746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607463">
                <text:p>60746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607463">
                <text:p>60746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607463">
                <text:p>60746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607463">
                <text:p>60746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607463">
                <text:p>60746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607463">
                <text:p>60746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607463">
                <text:p>60746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607463">
                <text:p>60746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607463">
                <text:p>60746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607463">
                <text:p>60746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606033">
                <text:p>60603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606033">
                <text:p>60603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606033">
                <text:p>60603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606033">
                <text:p>60603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606033">
                <text:p>60603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606033">
                <text:p>60603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606033">
                <text:p>60603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606033">
                <text:p>60603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606033">
                <text:p>60603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606033">
                <text:p>60603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606033">
                <text:p>60603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606033">
                <text:p>60603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606033">
                <text:p>606033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606033">
                <text:p>60603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606033">
                <text:p>60603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604509">
                <text:p>60450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604509">
                <text:p>60450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604509">
                <text:p>60450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604509">
                <text:p>60450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604509">
                <text:p>60450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604509">
                <text:p>60450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604509">
                <text:p>60450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604509">
                <text:p>60450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604509">
                <text:p>60450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604509">
                <text:p>60450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604509">
                <text:p>60450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604509">
                <text:p>60450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604509">
                <text:p>60450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604509">
                <text:p>60450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604509">
                <text:p>60450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603040">
                <text:p>60304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603040">
                <text:p>60304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603040">
                <text:p>60304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603040">
                <text:p>60304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603040">
                <text:p>60304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603040">
                <text:p>60304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603040">
                <text:p>60304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603040">
                <text:p>60304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603040">
                <text:p>60304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603040">
                <text:p>60304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603040">
                <text:p>60304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603040">
                <text:p>60304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603040">
                <text:p>60304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603040">
                <text:p>60304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603040">
                <text:p>60304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601709">
                <text:p>60170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601709">
                <text:p>60170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601709">
                <text:p>60170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601709">
                <text:p>60170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601709">
                <text:p>60170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601709">
                <text:p>60170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601709">
                <text:p>60170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601709">
                <text:p>60170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601709">
                <text:p>60170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601709">
                <text:p>60170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601709">
                <text:p>60170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601709">
                <text:p>60170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601709">
                <text:p>60170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601709">
                <text:p>60170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601709">
                <text:p>60170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600454">
                <text:p>60045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600454">
                <text:p>60045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600454">
                <text:p>60045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600454">
                <text:p>60045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600454">
                <text:p>60045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600454">
                <text:p>60045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600454">
                <text:p>600454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600454">
                <text:p>60045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600454">
                <text:p>60045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600454">
                <text:p>60045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600454">
                <text:p>60045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600454">
                <text:p>600454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600454">
                <text:p>60045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600454">
                <text:p>60045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600454">
                <text:p>60045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599212">
                <text:p>59921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599212">
                <text:p>59921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599212">
                <text:p>59921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599212">
                <text:p>59921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599212">
                <text:p>59921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599212">
                <text:p>59921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599212">
                <text:p>59921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599212">
                <text:p>59921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599212">
                <text:p>59921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599212">
                <text:p>59921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599212">
                <text:p>59921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599212">
                <text:p>59921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599212">
                <text:p>59921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599212">
                <text:p>59921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599212">
                <text:p>59921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598055">
                <text:p>59805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598055">
                <text:p>59805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98055">
                <text:p>59805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98055">
                <text:p>59805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598055">
                <text:p>59805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598055">
                <text:p>59805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598055">
                <text:p>59805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598055">
                <text:p>59805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598055">
                <text:p>59805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598055">
                <text:p>59805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598055">
                <text:p>59805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598055">
                <text:p>59805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598055">
                <text:p>59805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98055">
                <text:p>59805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598055">
                <text:p>59805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596942">
                <text:p>59694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596942">
                <text:p>59694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596942">
                <text:p>59694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596942">
                <text:p>59694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596942">
                <text:p>596942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596942">
                <text:p>596942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596942">
                <text:p>596942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596942">
                <text:p>596942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596942">
                <text:p>59694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96942">
                <text:p>59694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596942">
                <text:p>59694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596942">
                <text:p>59694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596942">
                <text:p>59694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596942">
                <text:p>59694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596942">
                <text:p>59694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595884">
                <text:p>59588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595884">
                <text:p>59588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595884">
                <text:p>595884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595884">
                <text:p>59588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595884">
                <text:p>59588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595884">
                <text:p>595884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595884">
                <text:p>59588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595884">
                <text:p>59588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595884">
                <text:p>595884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595884">
                <text:p>59588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595884">
                <text:p>59588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595884">
                <text:p>59588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595884">
                <text:p>59588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595884">
                <text:p>59588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95884">
                <text:p>59588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94876">
                <text:p>59487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94876">
                <text:p>59487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94876">
                <text:p>59487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594876">
                <text:p>59487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94876">
                <text:p>59487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94876">
                <text:p>59487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594876">
                <text:p>594876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94876">
                <text:p>59487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594876">
                <text:p>594876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594876">
                <text:p>594876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594876">
                <text:p>59487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594876">
                <text:p>59487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594876">
                <text:p>594876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594876">
                <text:p>59487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594876">
                <text:p>59487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593958">
                <text:p>593958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593958">
                <text:p>593958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593958">
                <text:p>593958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593958">
                <text:p>59395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593958">
                <text:p>59395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593958">
                <text:p>593958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593958">
                <text:p>59395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593958">
                <text:p>593958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593958">
                <text:p>593958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593958">
                <text:p>59395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593958">
                <text:p>593958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593958">
                <text:p>593958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593958">
                <text:p>59395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593958">
                <text:p>59395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593958">
                <text:p>59395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593058">
                <text:p>59305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593058">
                <text:p>593058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593058">
                <text:p>59305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593058">
                <text:p>59305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593058">
                <text:p>59305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593058">
                <text:p>59305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593058">
                <text:p>593058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593058">
                <text:p>59305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593058">
                <text:p>593058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593058">
                <text:p>593058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593058">
                <text:p>59305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593058">
                <text:p>59305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593058">
                <text:p>59305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593058">
                <text:p>593058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593058">
                <text:p>593058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592072">
                <text:p>59207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592072">
                <text:p>59207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592072">
                <text:p>592072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592072">
                <text:p>592072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592072">
                <text:p>59207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592072">
                <text:p>592072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592072">
                <text:p>59207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592072">
                <text:p>592072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592072">
                <text:p>592072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592072">
                <text:p>59207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592072">
                <text:p>592072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592072">
                <text:p>592072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592072">
                <text:p>592072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592072">
                <text:p>59207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592072">
                <text:p>592072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591198">
                <text:p>591198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591198">
                <text:p>59119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591198">
                <text:p>59119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591198">
                <text:p>591198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591198">
                <text:p>59119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591198">
                <text:p>59119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591198">
                <text:p>59119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591198">
                <text:p>59119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591198">
                <text:p>591198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591198">
                <text:p>59119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591198">
                <text:p>59119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591198">
                <text:p>591198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591198">
                <text:p>591198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591198">
                <text:p>591198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591198">
                <text:p>59119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590355">
                <text:p>59035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590355">
                <text:p>59035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590355">
                <text:p>59035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590355">
                <text:p>59035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590355">
                <text:p>59035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590355">
                <text:p>59035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590355">
                <text:p>59035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590355">
                <text:p>59035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590355">
                <text:p>59035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590355">
                <text:p>59035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590355">
                <text:p>59035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590355">
                <text:p>59035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590355">
                <text:p>59035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590355">
                <text:p>59035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590355">
                <text:p>59035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589573">
                <text:p>589573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589573">
                <text:p>589573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589573">
                <text:p>589573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589573">
                <text:p>58957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589573">
                <text:p>589573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589573">
                <text:p>58957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589573">
                <text:p>58957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589573">
                <text:p>589573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589573">
                <text:p>58957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589573">
                <text:p>58957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589573">
                <text:p>589573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589573">
                <text:p>589573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589573">
                <text:p>58957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589573">
                <text:p>589573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589573">
                <text:p>589573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588804">
                <text:p>58880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588804">
                <text:p>588804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588804">
                <text:p>58880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588804">
                <text:p>588804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588804">
                <text:p>58880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588804">
                <text:p>58880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588804">
                <text:p>58880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588804">
                <text:p>588804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588804">
                <text:p>588804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588804">
                <text:p>588804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588804">
                <text:p>588804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588804">
                <text:p>588804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588804">
                <text:p>58880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588804">
                <text:p>588804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588804">
                <text:p>58880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588092">
                <text:p>588092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588092">
                <text:p>58809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588092">
                <text:p>588092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588092">
                <text:p>588092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588092">
                <text:p>588092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588092">
                <text:p>588092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588092">
                <text:p>58809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588092">
                <text:p>58809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588092">
                <text:p>588092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588092">
                <text:p>588092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588092">
                <text:p>588092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588092">
                <text:p>588092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588092">
                <text:p>588092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588092">
                <text:p>58809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588092">
                <text:p>58809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587375">
                <text:p>58737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587375">
                <text:p>58737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587375">
                <text:p>58737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587375">
                <text:p>58737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587375">
                <text:p>58737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587375">
                <text:p>58737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587375">
                <text:p>58737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587375">
                <text:p>58737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587375">
                <text:p>58737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587375">
                <text:p>58737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587375">
                <text:p>58737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587375">
                <text:p>58737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587375">
                <text:p>58737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587375">
                <text:p>58737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587375">
                <text:p>58737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586692">
                <text:p>586692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586692">
                <text:p>58669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586692">
                <text:p>586692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586692">
                <text:p>586692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586692">
                <text:p>586692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586692">
                <text:p>586692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586692">
                <text:p>58669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586692">
                <text:p>58669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586692">
                <text:p>58669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586692">
                <text:p>586692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586692">
                <text:p>586692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586692">
                <text:p>586692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586692">
                <text:p>586692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586692">
                <text:p>586692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586692">
                <text:p>586692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585986">
                <text:p>585986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585986">
                <text:p>585986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585986">
                <text:p>58598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585986">
                <text:p>585986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585986">
                <text:p>585986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585986">
                <text:p>585986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585986">
                <text:p>585986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585986">
                <text:p>585986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585986">
                <text:p>585986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585986">
                <text:p>585986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585986">
                <text:p>585986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585986">
                <text:p>585986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585986">
                <text:p>58598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585986">
                <text:p>585986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585986">
                <text:p>585986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585356">
                <text:p>585356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585356">
                <text:p>585356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585356">
                <text:p>585356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585356">
                <text:p>585356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585356">
                <text:p>585356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585356">
                <text:p>585356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585356">
                <text:p>585356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585356">
                <text:p>585356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585356">
                <text:p>585356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585356">
                <text:p>585356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585356">
                <text:p>58535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585356">
                <text:p>58535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585356">
                <text:p>585356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585356">
                <text:p>585356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585356">
                <text:p>585356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584729">
                <text:p>584729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584729">
                <text:p>58472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584729">
                <text:p>584729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584729">
                <text:p>584729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584729">
                <text:p>584729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584729">
                <text:p>584729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584729">
                <text:p>584729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584729">
                <text:p>58472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584729">
                <text:p>58472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584729">
                <text:p>58472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584729">
                <text:p>584729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584729">
                <text:p>584729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584729">
                <text:p>584729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584729">
                <text:p>584729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584729">
                <text:p>584729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584107">
                <text:p>584107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584107">
                <text:p>584107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584107">
                <text:p>584107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584107">
                <text:p>584107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584107">
                <text:p>584107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584107">
                <text:p>584107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584107">
                <text:p>584107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584107">
                <text:p>584107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584107">
                <text:p>584107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584107">
                <text:p>584107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584107">
                <text:p>584107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584107">
                <text:p>584107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584107">
                <text:p>584107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584107">
                <text:p>584107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584107">
                <text:p>584107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583544">
                <text:p>583544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583544">
                <text:p>583544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583544">
                <text:p>583544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583544">
                <text:p>583544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583544">
                <text:p>583544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583544">
                <text:p>583544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583544">
                <text:p>583544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583544">
                <text:p>583544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583544">
                <text:p>583544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583544">
                <text:p>583544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583544">
                <text:p>583544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583544">
                <text:p>583544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583544">
                <text:p>583544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583544">
                <text:p>583544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583544">
                <text:p>583544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583004">
                <text:p>58300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583004">
                <text:p>583004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583004">
                <text:p>583004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583004">
                <text:p>583004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583004">
                <text:p>583004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583004">
                <text:p>583004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583004">
                <text:p>583004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583004">
                <text:p>583004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583004">
                <text:p>583004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583004">
                <text:p>583004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583004">
                <text:p>58300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583004">
                <text:p>583004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583004">
                <text:p>583004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583004">
                <text:p>583004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583004">
                <text:p>583004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582444">
                <text:p>582444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582444">
                <text:p>582444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582444">
                <text:p>582444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582444">
                <text:p>582444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582444">
                <text:p>582444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582444">
                <text:p>58244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582444">
                <text:p>582444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582444">
                <text:p>582444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582444">
                <text:p>582444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582444">
                <text:p>58244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582444">
                <text:p>582444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582444">
                <text:p>582444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582444">
                <text:p>582444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582444">
                <text:p>582444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582444">
                <text:p>582444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581930">
                <text:p>58193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581930">
                <text:p>58193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581930">
                <text:p>58193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581930">
                <text:p>581930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581930">
                <text:p>58193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581930">
                <text:p>58193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581930">
                <text:p>581930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581930">
                <text:p>58193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581930">
                <text:p>581930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581930">
                <text:p>58193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581930">
                <text:p>581930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581930">
                <text:p>581930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581930">
                <text:p>58193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581930">
                <text:p>581930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581930">
                <text:p>58193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581404">
                <text:p>581404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581404">
                <text:p>581404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581404">
                <text:p>581404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581404">
                <text:p>58140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581404">
                <text:p>581404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581404">
                <text:p>581404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581404">
                <text:p>581404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581404">
                <text:p>581404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581404">
                <text:p>581404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581404">
                <text:p>581404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581404">
                <text:p>581404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581404">
                <text:p>581404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581404">
                <text:p>581404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581404">
                <text:p>581404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581404">
                <text:p>581404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580903">
                <text:p>580903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580903">
                <text:p>580903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580903">
                <text:p>580903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580903">
                <text:p>580903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580903">
                <text:p>580903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580903">
                <text:p>580903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580903">
                <text:p>580903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580903">
                <text:p>580903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580903">
                <text:p>580903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580903">
                <text:p>58090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580903">
                <text:p>58090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580903">
                <text:p>580903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580903">
                <text:p>58090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580903">
                <text:p>58090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580903">
                <text:p>5809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cm" svg:height="9.005cm" xlink:href=".." xlink:type="simple" chart:class="chart:bar" chart:style-name="ch1">
        <chart:legend chart:legend-position="end" svg:x="12.976cm" svg:y="3.954cm" style:legend-expansion="high" chart:style-name="ch2"/>
        <chart:plot-area chart:style-name="ch3" table:cell-range-address="thresholding_results.F1:thresholding_results.G1501" chart:data-source-has-labels="row" svg:x="0.319cm" svg:y="0.18cm" svg:width="12.338cm" svg:height="8.645cm">
          <chart:coordinate-region svg:x="1.681cm" svg:y="0.379cm" svg:width="10.963cm" svg:height="7.3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hresholding_results.F2:thresholding_results.F1501" chart:label-cell-address="thresholding_results.F1:thresholding_results.F1" chart:class="chart:bar">
            <chart:data-point chart:repeated="1500"/>
          </chart:series>
          <chart:series chart:style-name="ch8" chart:values-cell-range-address="thresholding_results.G2:thresholding_results.G1501" chart:label-cell-address="thresholding_results.G1:thresholding_results.G1" chart:class="chart:bar">
            <chart:data-point chart:repeated="1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false path</text:p>
                <draw:g>
                  <svg:desc>thresholding_results.F1:thresholding_results.F1</svg:desc>
                </draw:g>
              </table:table-cell>
              <table:table-cell office:value-type="string">
                <text:p> false obstacle</text:p>
                <draw:g>
                  <svg:desc>thresholding_results.G1:thresholding_result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483">
                <text:p>16483</text:p>
                <draw:g>
                  <svg:desc>thresholding_results.F2:thresholding_results.F1501</svg:desc>
                </draw:g>
              </table:table-cell>
              <table:table-cell office:value-type="float" office:value="563812">
                <text:p>563812</text:p>
                <draw:g>
                  <svg:desc>thresholding_results.G2:thresholding_results.G1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483">
                <text:p>16483</text:p>
              </table:table-cell>
              <table:table-cell office:value-type="float" office:value="563812">
                <text:p>5638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483">
                <text:p>16483</text:p>
              </table:table-cell>
              <table:table-cell office:value-type="float" office:value="563812">
                <text:p>5638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483">
                <text:p>16483</text:p>
              </table:table-cell>
              <table:table-cell office:value-type="float" office:value="563812">
                <text:p>563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483">
                <text:p>16483</text:p>
              </table:table-cell>
              <table:table-cell office:value-type="float" office:value="563812">
                <text:p>5638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483">
                <text:p>16483</text:p>
              </table:table-cell>
              <table:table-cell office:value-type="float" office:value="563812">
                <text:p>5638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483">
                <text:p>16483</text:p>
              </table:table-cell>
              <table:table-cell office:value-type="float" office:value="563812">
                <text:p>5638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483">
                <text:p>16483</text:p>
              </table:table-cell>
              <table:table-cell office:value-type="float" office:value="563812">
                <text:p>5638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483">
                <text:p>16483</text:p>
              </table:table-cell>
              <table:table-cell office:value-type="float" office:value="563812">
                <text:p>5638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483">
                <text:p>16483</text:p>
              </table:table-cell>
              <table:table-cell office:value-type="float" office:value="563812">
                <text:p>5638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483">
                <text:p>16483</text:p>
              </table:table-cell>
              <table:table-cell office:value-type="float" office:value="563812">
                <text:p>5638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483">
                <text:p>16483</text:p>
              </table:table-cell>
              <table:table-cell office:value-type="float" office:value="563812">
                <text:p>5638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483">
                <text:p>16483</text:p>
              </table:table-cell>
              <table:table-cell office:value-type="float" office:value="563812">
                <text:p>5638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483">
                <text:p>16483</text:p>
              </table:table-cell>
              <table:table-cell office:value-type="float" office:value="563812">
                <text:p>563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483">
                <text:p>16483</text:p>
              </table:table-cell>
              <table:table-cell office:value-type="float" office:value="563812">
                <text:p>5638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101">
                <text:p>21101</text:p>
              </table:table-cell>
              <table:table-cell office:value-type="float" office:value="563623">
                <text:p>5636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101">
                <text:p>21101</text:p>
              </table:table-cell>
              <table:table-cell office:value-type="float" office:value="563623">
                <text:p>5636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101">
                <text:p>21101</text:p>
              </table:table-cell>
              <table:table-cell office:value-type="float" office:value="563623">
                <text:p>5636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101">
                <text:p>21101</text:p>
              </table:table-cell>
              <table:table-cell office:value-type="float" office:value="563623">
                <text:p>5636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101">
                <text:p>21101</text:p>
              </table:table-cell>
              <table:table-cell office:value-type="float" office:value="563623">
                <text:p>5636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101">
                <text:p>21101</text:p>
              </table:table-cell>
              <table:table-cell office:value-type="float" office:value="563623">
                <text:p>5636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101">
                <text:p>21101</text:p>
              </table:table-cell>
              <table:table-cell office:value-type="float" office:value="563623">
                <text:p>5636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101">
                <text:p>21101</text:p>
              </table:table-cell>
              <table:table-cell office:value-type="float" office:value="563623">
                <text:p>5636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101">
                <text:p>21101</text:p>
              </table:table-cell>
              <table:table-cell office:value-type="float" office:value="563623">
                <text:p>5636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101">
                <text:p>21101</text:p>
              </table:table-cell>
              <table:table-cell office:value-type="float" office:value="563623">
                <text:p>5636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101">
                <text:p>21101</text:p>
              </table:table-cell>
              <table:table-cell office:value-type="float" office:value="563623">
                <text:p>5636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101">
                <text:p>21101</text:p>
              </table:table-cell>
              <table:table-cell office:value-type="float" office:value="563623">
                <text:p>5636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101">
                <text:p>21101</text:p>
              </table:table-cell>
              <table:table-cell office:value-type="float" office:value="563623">
                <text:p>5636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101">
                <text:p>21101</text:p>
              </table:table-cell>
              <table:table-cell office:value-type="float" office:value="563623">
                <text:p>5636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101">
                <text:p>21101</text:p>
              </table:table-cell>
              <table:table-cell office:value-type="float" office:value="563623">
                <text:p>5636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344">
                <text:p>26344</text:p>
              </table:table-cell>
              <table:table-cell office:value-type="float" office:value="563431">
                <text:p>5634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344">
                <text:p>26344</text:p>
              </table:table-cell>
              <table:table-cell office:value-type="float" office:value="563431">
                <text:p>5634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344">
                <text:p>26344</text:p>
              </table:table-cell>
              <table:table-cell office:value-type="float" office:value="563431">
                <text:p>5634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344">
                <text:p>26344</text:p>
              </table:table-cell>
              <table:table-cell office:value-type="float" office:value="563431">
                <text:p>5634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344">
                <text:p>26344</text:p>
              </table:table-cell>
              <table:table-cell office:value-type="float" office:value="563431">
                <text:p>5634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344">
                <text:p>26344</text:p>
              </table:table-cell>
              <table:table-cell office:value-type="float" office:value="563431">
                <text:p>5634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344">
                <text:p>26344</text:p>
              </table:table-cell>
              <table:table-cell office:value-type="float" office:value="563431">
                <text:p>5634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344">
                <text:p>26344</text:p>
              </table:table-cell>
              <table:table-cell office:value-type="float" office:value="563431">
                <text:p>5634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344">
                <text:p>26344</text:p>
              </table:table-cell>
              <table:table-cell office:value-type="float" office:value="563431">
                <text:p>5634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344">
                <text:p>26344</text:p>
              </table:table-cell>
              <table:table-cell office:value-type="float" office:value="563431">
                <text:p>5634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344">
                <text:p>26344</text:p>
              </table:table-cell>
              <table:table-cell office:value-type="float" office:value="563431">
                <text:p>5634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344">
                <text:p>26344</text:p>
              </table:table-cell>
              <table:table-cell office:value-type="float" office:value="563431">
                <text:p>5634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344">
                <text:p>26344</text:p>
              </table:table-cell>
              <table:table-cell office:value-type="float" office:value="563431">
                <text:p>5634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344">
                <text:p>26344</text:p>
              </table:table-cell>
              <table:table-cell office:value-type="float" office:value="563431">
                <text:p>5634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344">
                <text:p>26344</text:p>
              </table:table-cell>
              <table:table-cell office:value-type="float" office:value="563431">
                <text:p>5634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351">
                <text:p>32351</text:p>
              </table:table-cell>
              <table:table-cell office:value-type="float" office:value="563194">
                <text:p>5631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351">
                <text:p>32351</text:p>
              </table:table-cell>
              <table:table-cell office:value-type="float" office:value="563194">
                <text:p>5631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351">
                <text:p>32351</text:p>
              </table:table-cell>
              <table:table-cell office:value-type="float" office:value="563194">
                <text:p>5631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351">
                <text:p>32351</text:p>
              </table:table-cell>
              <table:table-cell office:value-type="float" office:value="563194">
                <text:p>5631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351">
                <text:p>32351</text:p>
              </table:table-cell>
              <table:table-cell office:value-type="float" office:value="563194">
                <text:p>5631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351">
                <text:p>32351</text:p>
              </table:table-cell>
              <table:table-cell office:value-type="float" office:value="563194">
                <text:p>5631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351">
                <text:p>32351</text:p>
              </table:table-cell>
              <table:table-cell office:value-type="float" office:value="563194">
                <text:p>5631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351">
                <text:p>32351</text:p>
              </table:table-cell>
              <table:table-cell office:value-type="float" office:value="563194">
                <text:p>5631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351">
                <text:p>32351</text:p>
              </table:table-cell>
              <table:table-cell office:value-type="float" office:value="563194">
                <text:p>5631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351">
                <text:p>32351</text:p>
              </table:table-cell>
              <table:table-cell office:value-type="float" office:value="563194">
                <text:p>5631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351">
                <text:p>32351</text:p>
              </table:table-cell>
              <table:table-cell office:value-type="float" office:value="563194">
                <text:p>5631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351">
                <text:p>32351</text:p>
              </table:table-cell>
              <table:table-cell office:value-type="float" office:value="563194">
                <text:p>5631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351">
                <text:p>32351</text:p>
              </table:table-cell>
              <table:table-cell office:value-type="float" office:value="563194">
                <text:p>5631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351">
                <text:p>32351</text:p>
              </table:table-cell>
              <table:table-cell office:value-type="float" office:value="563194">
                <text:p>5631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351">
                <text:p>32351</text:p>
              </table:table-cell>
              <table:table-cell office:value-type="float" office:value="563194">
                <text:p>5631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931">
                <text:p>38931</text:p>
              </table:table-cell>
              <table:table-cell office:value-type="float" office:value="562917">
                <text:p>5629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931">
                <text:p>38931</text:p>
              </table:table-cell>
              <table:table-cell office:value-type="float" office:value="562917">
                <text:p>5629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931">
                <text:p>38931</text:p>
              </table:table-cell>
              <table:table-cell office:value-type="float" office:value="562917">
                <text:p>5629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931">
                <text:p>38931</text:p>
              </table:table-cell>
              <table:table-cell office:value-type="float" office:value="562917">
                <text:p>5629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931">
                <text:p>38931</text:p>
              </table:table-cell>
              <table:table-cell office:value-type="float" office:value="562917">
                <text:p>5629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931">
                <text:p>38931</text:p>
              </table:table-cell>
              <table:table-cell office:value-type="float" office:value="562917">
                <text:p>5629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931">
                <text:p>38931</text:p>
              </table:table-cell>
              <table:table-cell office:value-type="float" office:value="562917">
                <text:p>5629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931">
                <text:p>38931</text:p>
              </table:table-cell>
              <table:table-cell office:value-type="float" office:value="562917">
                <text:p>5629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931">
                <text:p>38931</text:p>
              </table:table-cell>
              <table:table-cell office:value-type="float" office:value="562917">
                <text:p>5629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931">
                <text:p>38931</text:p>
              </table:table-cell>
              <table:table-cell office:value-type="float" office:value="562917">
                <text:p>5629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931">
                <text:p>38931</text:p>
              </table:table-cell>
              <table:table-cell office:value-type="float" office:value="562917">
                <text:p>5629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931">
                <text:p>38931</text:p>
              </table:table-cell>
              <table:table-cell office:value-type="float" office:value="562917">
                <text:p>5629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931">
                <text:p>38931</text:p>
              </table:table-cell>
              <table:table-cell office:value-type="float" office:value="562917">
                <text:p>5629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931">
                <text:p>38931</text:p>
              </table:table-cell>
              <table:table-cell office:value-type="float" office:value="562917">
                <text:p>5629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931">
                <text:p>38931</text:p>
              </table:table-cell>
              <table:table-cell office:value-type="float" office:value="562917">
                <text:p>5629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6107">
                <text:p>46107</text:p>
              </table:table-cell>
              <table:table-cell office:value-type="float" office:value="562587">
                <text:p>5625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6107">
                <text:p>46107</text:p>
              </table:table-cell>
              <table:table-cell office:value-type="float" office:value="562587">
                <text:p>5625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6107">
                <text:p>46107</text:p>
              </table:table-cell>
              <table:table-cell office:value-type="float" office:value="562587">
                <text:p>5625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6107">
                <text:p>46107</text:p>
              </table:table-cell>
              <table:table-cell office:value-type="float" office:value="562587">
                <text:p>5625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6107">
                <text:p>46107</text:p>
              </table:table-cell>
              <table:table-cell office:value-type="float" office:value="562587">
                <text:p>5625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6107">
                <text:p>46107</text:p>
              </table:table-cell>
              <table:table-cell office:value-type="float" office:value="562587">
                <text:p>5625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6107">
                <text:p>46107</text:p>
              </table:table-cell>
              <table:table-cell office:value-type="float" office:value="562587">
                <text:p>5625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6107">
                <text:p>46107</text:p>
              </table:table-cell>
              <table:table-cell office:value-type="float" office:value="562587">
                <text:p>5625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6107">
                <text:p>46107</text:p>
              </table:table-cell>
              <table:table-cell office:value-type="float" office:value="562587">
                <text:p>5625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107">
                <text:p>46107</text:p>
              </table:table-cell>
              <table:table-cell office:value-type="float" office:value="562587">
                <text:p>5625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107">
                <text:p>46107</text:p>
              </table:table-cell>
              <table:table-cell office:value-type="float" office:value="562587">
                <text:p>5625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6107">
                <text:p>46107</text:p>
              </table:table-cell>
              <table:table-cell office:value-type="float" office:value="562587">
                <text:p>5625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107">
                <text:p>46107</text:p>
              </table:table-cell>
              <table:table-cell office:value-type="float" office:value="562587">
                <text:p>5625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6107">
                <text:p>46107</text:p>
              </table:table-cell>
              <table:table-cell office:value-type="float" office:value="562587">
                <text:p>5625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107">
                <text:p>46107</text:p>
              </table:table-cell>
              <table:table-cell office:value-type="float" office:value="562587">
                <text:p>5625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3743">
                <text:p>53743</text:p>
              </table:table-cell>
              <table:table-cell office:value-type="float" office:value="562046">
                <text:p>5620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3743">
                <text:p>53743</text:p>
              </table:table-cell>
              <table:table-cell office:value-type="float" office:value="562046">
                <text:p>5620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743">
                <text:p>53743</text:p>
              </table:table-cell>
              <table:table-cell office:value-type="float" office:value="562046">
                <text:p>5620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3743">
                <text:p>53743</text:p>
              </table:table-cell>
              <table:table-cell office:value-type="float" office:value="562046">
                <text:p>5620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3743">
                <text:p>53743</text:p>
              </table:table-cell>
              <table:table-cell office:value-type="float" office:value="562046">
                <text:p>5620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743">
                <text:p>53743</text:p>
              </table:table-cell>
              <table:table-cell office:value-type="float" office:value="562046">
                <text:p>5620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3743">
                <text:p>53743</text:p>
              </table:table-cell>
              <table:table-cell office:value-type="float" office:value="562046">
                <text:p>5620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3743">
                <text:p>53743</text:p>
              </table:table-cell>
              <table:table-cell office:value-type="float" office:value="562046">
                <text:p>5620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3743">
                <text:p>53743</text:p>
              </table:table-cell>
              <table:table-cell office:value-type="float" office:value="562046">
                <text:p>5620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3743">
                <text:p>53743</text:p>
              </table:table-cell>
              <table:table-cell office:value-type="float" office:value="562046">
                <text:p>5620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3743">
                <text:p>53743</text:p>
              </table:table-cell>
              <table:table-cell office:value-type="float" office:value="562046">
                <text:p>5620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3743">
                <text:p>53743</text:p>
              </table:table-cell>
              <table:table-cell office:value-type="float" office:value="562046">
                <text:p>5620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3743">
                <text:p>53743</text:p>
              </table:table-cell>
              <table:table-cell office:value-type="float" office:value="562046">
                <text:p>5620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3743">
                <text:p>53743</text:p>
              </table:table-cell>
              <table:table-cell office:value-type="float" office:value="562046">
                <text:p>5620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3743">
                <text:p>53743</text:p>
              </table:table-cell>
              <table:table-cell office:value-type="float" office:value="562046">
                <text:p>5620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1918">
                <text:p>61918</text:p>
              </table:table-cell>
              <table:table-cell office:value-type="float" office:value="560797">
                <text:p>5607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1918">
                <text:p>61918</text:p>
              </table:table-cell>
              <table:table-cell office:value-type="float" office:value="560797">
                <text:p>5607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1918">
                <text:p>61918</text:p>
              </table:table-cell>
              <table:table-cell office:value-type="float" office:value="560797">
                <text:p>5607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1918">
                <text:p>61918</text:p>
              </table:table-cell>
              <table:table-cell office:value-type="float" office:value="560797">
                <text:p>5607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1918">
                <text:p>61918</text:p>
              </table:table-cell>
              <table:table-cell office:value-type="float" office:value="560797">
                <text:p>5607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1918">
                <text:p>61918</text:p>
              </table:table-cell>
              <table:table-cell office:value-type="float" office:value="560797">
                <text:p>5607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1918">
                <text:p>61918</text:p>
              </table:table-cell>
              <table:table-cell office:value-type="float" office:value="560797">
                <text:p>5607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1918">
                <text:p>61918</text:p>
              </table:table-cell>
              <table:table-cell office:value-type="float" office:value="560797">
                <text:p>5607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1918">
                <text:p>61918</text:p>
              </table:table-cell>
              <table:table-cell office:value-type="float" office:value="560797">
                <text:p>5607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1918">
                <text:p>61918</text:p>
              </table:table-cell>
              <table:table-cell office:value-type="float" office:value="560797">
                <text:p>5607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1918">
                <text:p>61918</text:p>
              </table:table-cell>
              <table:table-cell office:value-type="float" office:value="560797">
                <text:p>5607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1918">
                <text:p>61918</text:p>
              </table:table-cell>
              <table:table-cell office:value-type="float" office:value="560797">
                <text:p>5607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1918">
                <text:p>61918</text:p>
              </table:table-cell>
              <table:table-cell office:value-type="float" office:value="560797">
                <text:p>5607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1918">
                <text:p>61918</text:p>
              </table:table-cell>
              <table:table-cell office:value-type="float" office:value="560797">
                <text:p>5607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1918">
                <text:p>61918</text:p>
              </table:table-cell>
              <table:table-cell office:value-type="float" office:value="560797">
                <text:p>5607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0565">
                <text:p>70565</text:p>
              </table:table-cell>
              <table:table-cell office:value-type="float" office:value="558892">
                <text:p>5588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0565">
                <text:p>70565</text:p>
              </table:table-cell>
              <table:table-cell office:value-type="float" office:value="558892">
                <text:p>5588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0565">
                <text:p>70565</text:p>
              </table:table-cell>
              <table:table-cell office:value-type="float" office:value="558892">
                <text:p>5588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0565">
                <text:p>70565</text:p>
              </table:table-cell>
              <table:table-cell office:value-type="float" office:value="558892">
                <text:p>5588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0565">
                <text:p>70565</text:p>
              </table:table-cell>
              <table:table-cell office:value-type="float" office:value="558892">
                <text:p>5588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0565">
                <text:p>70565</text:p>
              </table:table-cell>
              <table:table-cell office:value-type="float" office:value="558892">
                <text:p>5588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0565">
                <text:p>70565</text:p>
              </table:table-cell>
              <table:table-cell office:value-type="float" office:value="558892">
                <text:p>5588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0565">
                <text:p>70565</text:p>
              </table:table-cell>
              <table:table-cell office:value-type="float" office:value="558892">
                <text:p>5588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0565">
                <text:p>70565</text:p>
              </table:table-cell>
              <table:table-cell office:value-type="float" office:value="558892">
                <text:p>5588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0565">
                <text:p>70565</text:p>
              </table:table-cell>
              <table:table-cell office:value-type="float" office:value="558892">
                <text:p>5588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0565">
                <text:p>70565</text:p>
              </table:table-cell>
              <table:table-cell office:value-type="float" office:value="558892">
                <text:p>5588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0565">
                <text:p>70565</text:p>
              </table:table-cell>
              <table:table-cell office:value-type="float" office:value="558892">
                <text:p>5588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0565">
                <text:p>70565</text:p>
              </table:table-cell>
              <table:table-cell office:value-type="float" office:value="558892">
                <text:p>5588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0565">
                <text:p>70565</text:p>
              </table:table-cell>
              <table:table-cell office:value-type="float" office:value="558892">
                <text:p>5588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0565">
                <text:p>70565</text:p>
              </table:table-cell>
              <table:table-cell office:value-type="float" office:value="558892">
                <text:p>5588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9487">
                <text:p>79487</text:p>
              </table:table-cell>
              <table:table-cell office:value-type="float" office:value="556057">
                <text:p>5560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9487">
                <text:p>79487</text:p>
              </table:table-cell>
              <table:table-cell office:value-type="float" office:value="556057">
                <text:p>5560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9487">
                <text:p>79487</text:p>
              </table:table-cell>
              <table:table-cell office:value-type="float" office:value="556057">
                <text:p>5560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9487">
                <text:p>79487</text:p>
              </table:table-cell>
              <table:table-cell office:value-type="float" office:value="556057">
                <text:p>5560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9487">
                <text:p>79487</text:p>
              </table:table-cell>
              <table:table-cell office:value-type="float" office:value="556057">
                <text:p>5560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9487">
                <text:p>79487</text:p>
              </table:table-cell>
              <table:table-cell office:value-type="float" office:value="556057">
                <text:p>5560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9487">
                <text:p>79487</text:p>
              </table:table-cell>
              <table:table-cell office:value-type="float" office:value="556057">
                <text:p>5560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9487">
                <text:p>79487</text:p>
              </table:table-cell>
              <table:table-cell office:value-type="float" office:value="556057">
                <text:p>5560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9487">
                <text:p>79487</text:p>
              </table:table-cell>
              <table:table-cell office:value-type="float" office:value="556057">
                <text:p>5560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9487">
                <text:p>79487</text:p>
              </table:table-cell>
              <table:table-cell office:value-type="float" office:value="556057">
                <text:p>5560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9487">
                <text:p>79487</text:p>
              </table:table-cell>
              <table:table-cell office:value-type="float" office:value="556057">
                <text:p>5560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9487">
                <text:p>79487</text:p>
              </table:table-cell>
              <table:table-cell office:value-type="float" office:value="556057">
                <text:p>5560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9487">
                <text:p>79487</text:p>
              </table:table-cell>
              <table:table-cell office:value-type="float" office:value="556057">
                <text:p>5560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9487">
                <text:p>79487</text:p>
              </table:table-cell>
              <table:table-cell office:value-type="float" office:value="556057">
                <text:p>5560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9487">
                <text:p>79487</text:p>
              </table:table-cell>
              <table:table-cell office:value-type="float" office:value="556057">
                <text:p>5560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8846">
                <text:p>88846</text:p>
              </table:table-cell>
              <table:table-cell office:value-type="float" office:value="551390">
                <text:p>55139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8846">
                <text:p>88846</text:p>
              </table:table-cell>
              <table:table-cell office:value-type="float" office:value="551390">
                <text:p>55139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8846">
                <text:p>88846</text:p>
              </table:table-cell>
              <table:table-cell office:value-type="float" office:value="551390">
                <text:p>55139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8846">
                <text:p>88846</text:p>
              </table:table-cell>
              <table:table-cell office:value-type="float" office:value="551390">
                <text:p>55139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8846">
                <text:p>88846</text:p>
              </table:table-cell>
              <table:table-cell office:value-type="float" office:value="551390">
                <text:p>55139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8846">
                <text:p>88846</text:p>
              </table:table-cell>
              <table:table-cell office:value-type="float" office:value="551390">
                <text:p>55139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8846">
                <text:p>88846</text:p>
              </table:table-cell>
              <table:table-cell office:value-type="float" office:value="551390">
                <text:p>55139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8846">
                <text:p>88846</text:p>
              </table:table-cell>
              <table:table-cell office:value-type="float" office:value="551390">
                <text:p>55139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8846">
                <text:p>88846</text:p>
              </table:table-cell>
              <table:table-cell office:value-type="float" office:value="551390">
                <text:p>55139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8846">
                <text:p>88846</text:p>
              </table:table-cell>
              <table:table-cell office:value-type="float" office:value="551390">
                <text:p>55139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8846">
                <text:p>88846</text:p>
              </table:table-cell>
              <table:table-cell office:value-type="float" office:value="551390">
                <text:p>55139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8846">
                <text:p>88846</text:p>
              </table:table-cell>
              <table:table-cell office:value-type="float" office:value="551390">
                <text:p>55139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8846">
                <text:p>88846</text:p>
              </table:table-cell>
              <table:table-cell office:value-type="float" office:value="551390">
                <text:p>55139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8846">
                <text:p>88846</text:p>
              </table:table-cell>
              <table:table-cell office:value-type="float" office:value="551390">
                <text:p>55139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8846">
                <text:p>88846</text:p>
              </table:table-cell>
              <table:table-cell office:value-type="float" office:value="551390">
                <text:p>55139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8355">
                <text:p>98355</text:p>
              </table:table-cell>
              <table:table-cell office:value-type="float" office:value="543643">
                <text:p>5436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8355">
                <text:p>98355</text:p>
              </table:table-cell>
              <table:table-cell office:value-type="float" office:value="543643">
                <text:p>5436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8355">
                <text:p>98355</text:p>
              </table:table-cell>
              <table:table-cell office:value-type="float" office:value="543643">
                <text:p>5436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8355">
                <text:p>98355</text:p>
              </table:table-cell>
              <table:table-cell office:value-type="float" office:value="543643">
                <text:p>5436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8355">
                <text:p>98355</text:p>
              </table:table-cell>
              <table:table-cell office:value-type="float" office:value="543643">
                <text:p>5436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8355">
                <text:p>98355</text:p>
              </table:table-cell>
              <table:table-cell office:value-type="float" office:value="543643">
                <text:p>5436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8355">
                <text:p>98355</text:p>
              </table:table-cell>
              <table:table-cell office:value-type="float" office:value="543643">
                <text:p>5436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8355">
                <text:p>98355</text:p>
              </table:table-cell>
              <table:table-cell office:value-type="float" office:value="543643">
                <text:p>5436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8355">
                <text:p>98355</text:p>
              </table:table-cell>
              <table:table-cell office:value-type="float" office:value="543643">
                <text:p>5436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8355">
                <text:p>98355</text:p>
              </table:table-cell>
              <table:table-cell office:value-type="float" office:value="543643">
                <text:p>5436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8355">
                <text:p>98355</text:p>
              </table:table-cell>
              <table:table-cell office:value-type="float" office:value="543643">
                <text:p>5436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8355">
                <text:p>98355</text:p>
              </table:table-cell>
              <table:table-cell office:value-type="float" office:value="543643">
                <text:p>5436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8355">
                <text:p>98355</text:p>
              </table:table-cell>
              <table:table-cell office:value-type="float" office:value="543643">
                <text:p>5436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8355">
                <text:p>98355</text:p>
              </table:table-cell>
              <table:table-cell office:value-type="float" office:value="543643">
                <text:p>5436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8355">
                <text:p>98355</text:p>
              </table:table-cell>
              <table:table-cell office:value-type="float" office:value="543643">
                <text:p>5436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8387">
                <text:p>108387</text:p>
              </table:table-cell>
              <table:table-cell office:value-type="float" office:value="529660">
                <text:p>52966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8387">
                <text:p>108387</text:p>
              </table:table-cell>
              <table:table-cell office:value-type="float" office:value="529660">
                <text:p>52966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8387">
                <text:p>108387</text:p>
              </table:table-cell>
              <table:table-cell office:value-type="float" office:value="529660">
                <text:p>52966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8387">
                <text:p>108387</text:p>
              </table:table-cell>
              <table:table-cell office:value-type="float" office:value="529660">
                <text:p>52966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8387">
                <text:p>108387</text:p>
              </table:table-cell>
              <table:table-cell office:value-type="float" office:value="529660">
                <text:p>52966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8387">
                <text:p>108387</text:p>
              </table:table-cell>
              <table:table-cell office:value-type="float" office:value="529660">
                <text:p>52966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8387">
                <text:p>108387</text:p>
              </table:table-cell>
              <table:table-cell office:value-type="float" office:value="529660">
                <text:p>52966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8387">
                <text:p>108387</text:p>
              </table:table-cell>
              <table:table-cell office:value-type="float" office:value="529660">
                <text:p>52966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8387">
                <text:p>108387</text:p>
              </table:table-cell>
              <table:table-cell office:value-type="float" office:value="529660">
                <text:p>52966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8387">
                <text:p>108387</text:p>
              </table:table-cell>
              <table:table-cell office:value-type="float" office:value="529660">
                <text:p>52966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8387">
                <text:p>108387</text:p>
              </table:table-cell>
              <table:table-cell office:value-type="float" office:value="529660">
                <text:p>52966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8387">
                <text:p>108387</text:p>
              </table:table-cell>
              <table:table-cell office:value-type="float" office:value="529660">
                <text:p>52966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8387">
                <text:p>108387</text:p>
              </table:table-cell>
              <table:table-cell office:value-type="float" office:value="529660">
                <text:p>52966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8387">
                <text:p>108387</text:p>
              </table:table-cell>
              <table:table-cell office:value-type="float" office:value="529660">
                <text:p>52966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8387">
                <text:p>108387</text:p>
              </table:table-cell>
              <table:table-cell office:value-type="float" office:value="529660">
                <text:p>52966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8437">
                <text:p>118437</text:p>
              </table:table-cell>
              <table:table-cell office:value-type="float" office:value="509313">
                <text:p>5093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8437">
                <text:p>118437</text:p>
              </table:table-cell>
              <table:table-cell office:value-type="float" office:value="509313">
                <text:p>5093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8437">
                <text:p>118437</text:p>
              </table:table-cell>
              <table:table-cell office:value-type="float" office:value="509313">
                <text:p>5093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8437">
                <text:p>118437</text:p>
              </table:table-cell>
              <table:table-cell office:value-type="float" office:value="509313">
                <text:p>5093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8437">
                <text:p>118437</text:p>
              </table:table-cell>
              <table:table-cell office:value-type="float" office:value="509313">
                <text:p>5093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8437">
                <text:p>118437</text:p>
              </table:table-cell>
              <table:table-cell office:value-type="float" office:value="509313">
                <text:p>5093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8437">
                <text:p>118437</text:p>
              </table:table-cell>
              <table:table-cell office:value-type="float" office:value="509313">
                <text:p>5093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8437">
                <text:p>118437</text:p>
              </table:table-cell>
              <table:table-cell office:value-type="float" office:value="509313">
                <text:p>5093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8437">
                <text:p>118437</text:p>
              </table:table-cell>
              <table:table-cell office:value-type="float" office:value="509313">
                <text:p>5093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8437">
                <text:p>118437</text:p>
              </table:table-cell>
              <table:table-cell office:value-type="float" office:value="509313">
                <text:p>50931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8437">
                <text:p>118437</text:p>
              </table:table-cell>
              <table:table-cell office:value-type="float" office:value="509313">
                <text:p>5093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8437">
                <text:p>118437</text:p>
              </table:table-cell>
              <table:table-cell office:value-type="float" office:value="509313">
                <text:p>5093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8437">
                <text:p>118437</text:p>
              </table:table-cell>
              <table:table-cell office:value-type="float" office:value="509313">
                <text:p>5093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8437">
                <text:p>118437</text:p>
              </table:table-cell>
              <table:table-cell office:value-type="float" office:value="509313">
                <text:p>5093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8437">
                <text:p>118437</text:p>
              </table:table-cell>
              <table:table-cell office:value-type="float" office:value="509313">
                <text:p>5093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8608">
                <text:p>128608</text:p>
              </table:table-cell>
              <table:table-cell office:value-type="float" office:value="481659">
                <text:p>4816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8608">
                <text:p>128608</text:p>
              </table:table-cell>
              <table:table-cell office:value-type="float" office:value="481659">
                <text:p>48165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8608">
                <text:p>128608</text:p>
              </table:table-cell>
              <table:table-cell office:value-type="float" office:value="481659">
                <text:p>4816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8608">
                <text:p>128608</text:p>
              </table:table-cell>
              <table:table-cell office:value-type="float" office:value="481659">
                <text:p>48165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8608">
                <text:p>128608</text:p>
              </table:table-cell>
              <table:table-cell office:value-type="float" office:value="481659">
                <text:p>4816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8608">
                <text:p>128608</text:p>
              </table:table-cell>
              <table:table-cell office:value-type="float" office:value="481659">
                <text:p>48165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8608">
                <text:p>128608</text:p>
              </table:table-cell>
              <table:table-cell office:value-type="float" office:value="481659">
                <text:p>48165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8608">
                <text:p>128608</text:p>
              </table:table-cell>
              <table:table-cell office:value-type="float" office:value="481659">
                <text:p>48165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8608">
                <text:p>128608</text:p>
              </table:table-cell>
              <table:table-cell office:value-type="float" office:value="481659">
                <text:p>48165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8608">
                <text:p>128608</text:p>
              </table:table-cell>
              <table:table-cell office:value-type="float" office:value="481659">
                <text:p>48165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8608">
                <text:p>128608</text:p>
              </table:table-cell>
              <table:table-cell office:value-type="float" office:value="481659">
                <text:p>4816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8608">
                <text:p>128608</text:p>
              </table:table-cell>
              <table:table-cell office:value-type="float" office:value="481659">
                <text:p>48165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8608">
                <text:p>128608</text:p>
              </table:table-cell>
              <table:table-cell office:value-type="float" office:value="481659">
                <text:p>48165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8608">
                <text:p>128608</text:p>
              </table:table-cell>
              <table:table-cell office:value-type="float" office:value="481659">
                <text:p>4816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8608">
                <text:p>128608</text:p>
              </table:table-cell>
              <table:table-cell office:value-type="float" office:value="481659">
                <text:p>4816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8918">
                <text:p>138918</text:p>
              </table:table-cell>
              <table:table-cell office:value-type="float" office:value="460734">
                <text:p>46073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8918">
                <text:p>138918</text:p>
              </table:table-cell>
              <table:table-cell office:value-type="float" office:value="460734">
                <text:p>46073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8918">
                <text:p>138918</text:p>
              </table:table-cell>
              <table:table-cell office:value-type="float" office:value="460734">
                <text:p>46073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8918">
                <text:p>138918</text:p>
              </table:table-cell>
              <table:table-cell office:value-type="float" office:value="460734">
                <text:p>46073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8918">
                <text:p>138918</text:p>
              </table:table-cell>
              <table:table-cell office:value-type="float" office:value="460734">
                <text:p>4607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8918">
                <text:p>138918</text:p>
              </table:table-cell>
              <table:table-cell office:value-type="float" office:value="460734">
                <text:p>4607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8918">
                <text:p>138918</text:p>
              </table:table-cell>
              <table:table-cell office:value-type="float" office:value="460734">
                <text:p>46073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8918">
                <text:p>138918</text:p>
              </table:table-cell>
              <table:table-cell office:value-type="float" office:value="460734">
                <text:p>46073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8918">
                <text:p>138918</text:p>
              </table:table-cell>
              <table:table-cell office:value-type="float" office:value="460734">
                <text:p>4607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8918">
                <text:p>138918</text:p>
              </table:table-cell>
              <table:table-cell office:value-type="float" office:value="460734">
                <text:p>4607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8918">
                <text:p>138918</text:p>
              </table:table-cell>
              <table:table-cell office:value-type="float" office:value="460734">
                <text:p>4607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8918">
                <text:p>138918</text:p>
              </table:table-cell>
              <table:table-cell office:value-type="float" office:value="460734">
                <text:p>4607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8918">
                <text:p>138918</text:p>
              </table:table-cell>
              <table:table-cell office:value-type="float" office:value="460734">
                <text:p>46073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8918">
                <text:p>138918</text:p>
              </table:table-cell>
              <table:table-cell office:value-type="float" office:value="460734">
                <text:p>4607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8918">
                <text:p>138918</text:p>
              </table:table-cell>
              <table:table-cell office:value-type="float" office:value="460734">
                <text:p>46073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9479">
                <text:p>149479</text:p>
              </table:table-cell>
              <table:table-cell office:value-type="float" office:value="439844">
                <text:p>43984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9479">
                <text:p>149479</text:p>
              </table:table-cell>
              <table:table-cell office:value-type="float" office:value="439844">
                <text:p>4398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9479">
                <text:p>149479</text:p>
              </table:table-cell>
              <table:table-cell office:value-type="float" office:value="439844">
                <text:p>43984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9479">
                <text:p>149479</text:p>
              </table:table-cell>
              <table:table-cell office:value-type="float" office:value="439844">
                <text:p>4398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9479">
                <text:p>149479</text:p>
              </table:table-cell>
              <table:table-cell office:value-type="float" office:value="439844">
                <text:p>4398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9479">
                <text:p>149479</text:p>
              </table:table-cell>
              <table:table-cell office:value-type="float" office:value="439844">
                <text:p>4398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9479">
                <text:p>149479</text:p>
              </table:table-cell>
              <table:table-cell office:value-type="float" office:value="439844">
                <text:p>4398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9479">
                <text:p>149479</text:p>
              </table:table-cell>
              <table:table-cell office:value-type="float" office:value="439844">
                <text:p>43984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9479">
                <text:p>149479</text:p>
              </table:table-cell>
              <table:table-cell office:value-type="float" office:value="439844">
                <text:p>4398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9479">
                <text:p>149479</text:p>
              </table:table-cell>
              <table:table-cell office:value-type="float" office:value="439844">
                <text:p>43984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9479">
                <text:p>149479</text:p>
              </table:table-cell>
              <table:table-cell office:value-type="float" office:value="439844">
                <text:p>4398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9479">
                <text:p>149479</text:p>
              </table:table-cell>
              <table:table-cell office:value-type="float" office:value="439844">
                <text:p>43984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9479">
                <text:p>149479</text:p>
              </table:table-cell>
              <table:table-cell office:value-type="float" office:value="439844">
                <text:p>4398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9479">
                <text:p>149479</text:p>
              </table:table-cell>
              <table:table-cell office:value-type="float" office:value="439844">
                <text:p>4398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9479">
                <text:p>149479</text:p>
              </table:table-cell>
              <table:table-cell office:value-type="float" office:value="439844">
                <text:p>43984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0284">
                <text:p>160284</text:p>
              </table:table-cell>
              <table:table-cell office:value-type="float" office:value="420311">
                <text:p>42031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0284">
                <text:p>160284</text:p>
              </table:table-cell>
              <table:table-cell office:value-type="float" office:value="420311">
                <text:p>42031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0284">
                <text:p>160284</text:p>
              </table:table-cell>
              <table:table-cell office:value-type="float" office:value="420311">
                <text:p>42031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0284">
                <text:p>160284</text:p>
              </table:table-cell>
              <table:table-cell office:value-type="float" office:value="420311">
                <text:p>4203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0284">
                <text:p>160284</text:p>
              </table:table-cell>
              <table:table-cell office:value-type="float" office:value="420311">
                <text:p>42031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0284">
                <text:p>160284</text:p>
              </table:table-cell>
              <table:table-cell office:value-type="float" office:value="420311">
                <text:p>42031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0284">
                <text:p>160284</text:p>
              </table:table-cell>
              <table:table-cell office:value-type="float" office:value="420311">
                <text:p>4203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0284">
                <text:p>160284</text:p>
              </table:table-cell>
              <table:table-cell office:value-type="float" office:value="420311">
                <text:p>4203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0284">
                <text:p>160284</text:p>
              </table:table-cell>
              <table:table-cell office:value-type="float" office:value="420311">
                <text:p>42031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0284">
                <text:p>160284</text:p>
              </table:table-cell>
              <table:table-cell office:value-type="float" office:value="420311">
                <text:p>42031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0284">
                <text:p>160284</text:p>
              </table:table-cell>
              <table:table-cell office:value-type="float" office:value="420311">
                <text:p>42031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0284">
                <text:p>160284</text:p>
              </table:table-cell>
              <table:table-cell office:value-type="float" office:value="420311">
                <text:p>42031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0284">
                <text:p>160284</text:p>
              </table:table-cell>
              <table:table-cell office:value-type="float" office:value="420311">
                <text:p>4203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0284">
                <text:p>160284</text:p>
              </table:table-cell>
              <table:table-cell office:value-type="float" office:value="420311">
                <text:p>4203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0284">
                <text:p>160284</text:p>
              </table:table-cell>
              <table:table-cell office:value-type="float" office:value="420311">
                <text:p>4203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1302">
                <text:p>171302</text:p>
              </table:table-cell>
              <table:table-cell office:value-type="float" office:value="399999">
                <text:p>3999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1302">
                <text:p>171302</text:p>
              </table:table-cell>
              <table:table-cell office:value-type="float" office:value="399999">
                <text:p>39999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1302">
                <text:p>171302</text:p>
              </table:table-cell>
              <table:table-cell office:value-type="float" office:value="399999">
                <text:p>39999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1302">
                <text:p>171302</text:p>
              </table:table-cell>
              <table:table-cell office:value-type="float" office:value="399999">
                <text:p>39999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1302">
                <text:p>171302</text:p>
              </table:table-cell>
              <table:table-cell office:value-type="float" office:value="399999">
                <text:p>39999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1302">
                <text:p>171302</text:p>
              </table:table-cell>
              <table:table-cell office:value-type="float" office:value="399999">
                <text:p>39999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1302">
                <text:p>171302</text:p>
              </table:table-cell>
              <table:table-cell office:value-type="float" office:value="399999">
                <text:p>39999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1302">
                <text:p>171302</text:p>
              </table:table-cell>
              <table:table-cell office:value-type="float" office:value="399999">
                <text:p>39999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1302">
                <text:p>171302</text:p>
              </table:table-cell>
              <table:table-cell office:value-type="float" office:value="399999">
                <text:p>39999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71302">
                <text:p>171302</text:p>
              </table:table-cell>
              <table:table-cell office:value-type="float" office:value="399999">
                <text:p>39999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1302">
                <text:p>171302</text:p>
              </table:table-cell>
              <table:table-cell office:value-type="float" office:value="399999">
                <text:p>39999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1302">
                <text:p>171302</text:p>
              </table:table-cell>
              <table:table-cell office:value-type="float" office:value="399999">
                <text:p>39999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1302">
                <text:p>171302</text:p>
              </table:table-cell>
              <table:table-cell office:value-type="float" office:value="399999">
                <text:p>39999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1302">
                <text:p>171302</text:p>
              </table:table-cell>
              <table:table-cell office:value-type="float" office:value="399999">
                <text:p>39999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1302">
                <text:p>171302</text:p>
              </table:table-cell>
              <table:table-cell office:value-type="float" office:value="399999">
                <text:p>39999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2581">
                <text:p>182581</text:p>
              </table:table-cell>
              <table:table-cell office:value-type="float" office:value="377858">
                <text:p>37785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2581">
                <text:p>182581</text:p>
              </table:table-cell>
              <table:table-cell office:value-type="float" office:value="377858">
                <text:p>37785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2581">
                <text:p>182581</text:p>
              </table:table-cell>
              <table:table-cell office:value-type="float" office:value="377858">
                <text:p>37785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2581">
                <text:p>182581</text:p>
              </table:table-cell>
              <table:table-cell office:value-type="float" office:value="377858">
                <text:p>37785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2581">
                <text:p>182581</text:p>
              </table:table-cell>
              <table:table-cell office:value-type="float" office:value="377858">
                <text:p>37785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2581">
                <text:p>182581</text:p>
              </table:table-cell>
              <table:table-cell office:value-type="float" office:value="377858">
                <text:p>37785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2581">
                <text:p>182581</text:p>
              </table:table-cell>
              <table:table-cell office:value-type="float" office:value="377858">
                <text:p>37785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2581">
                <text:p>182581</text:p>
              </table:table-cell>
              <table:table-cell office:value-type="float" office:value="377858">
                <text:p>37785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82581">
                <text:p>182581</text:p>
              </table:table-cell>
              <table:table-cell office:value-type="float" office:value="377858">
                <text:p>37785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82581">
                <text:p>182581</text:p>
              </table:table-cell>
              <table:table-cell office:value-type="float" office:value="377858">
                <text:p>37785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2581">
                <text:p>182581</text:p>
              </table:table-cell>
              <table:table-cell office:value-type="float" office:value="377858">
                <text:p>37785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2581">
                <text:p>182581</text:p>
              </table:table-cell>
              <table:table-cell office:value-type="float" office:value="377858">
                <text:p>37785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82581">
                <text:p>182581</text:p>
              </table:table-cell>
              <table:table-cell office:value-type="float" office:value="377858">
                <text:p>37785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82581">
                <text:p>182581</text:p>
              </table:table-cell>
              <table:table-cell office:value-type="float" office:value="377858">
                <text:p>3778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2581">
                <text:p>182581</text:p>
              </table:table-cell>
              <table:table-cell office:value-type="float" office:value="377858">
                <text:p>37785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93987">
                <text:p>193987</text:p>
              </table:table-cell>
              <table:table-cell office:value-type="float" office:value="354354">
                <text:p>35435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3987">
                <text:p>193987</text:p>
              </table:table-cell>
              <table:table-cell office:value-type="float" office:value="354354">
                <text:p>35435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3987">
                <text:p>193987</text:p>
              </table:table-cell>
              <table:table-cell office:value-type="float" office:value="354354">
                <text:p>35435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3987">
                <text:p>193987</text:p>
              </table:table-cell>
              <table:table-cell office:value-type="float" office:value="354354">
                <text:p>35435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93987">
                <text:p>193987</text:p>
              </table:table-cell>
              <table:table-cell office:value-type="float" office:value="354354">
                <text:p>35435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3987">
                <text:p>193987</text:p>
              </table:table-cell>
              <table:table-cell office:value-type="float" office:value="354354">
                <text:p>35435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3987">
                <text:p>193987</text:p>
              </table:table-cell>
              <table:table-cell office:value-type="float" office:value="354354">
                <text:p>35435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3987">
                <text:p>193987</text:p>
              </table:table-cell>
              <table:table-cell office:value-type="float" office:value="354354">
                <text:p>35435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3987">
                <text:p>193987</text:p>
              </table:table-cell>
              <table:table-cell office:value-type="float" office:value="354354">
                <text:p>35435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3987">
                <text:p>193987</text:p>
              </table:table-cell>
              <table:table-cell office:value-type="float" office:value="354354">
                <text:p>35435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3987">
                <text:p>193987</text:p>
              </table:table-cell>
              <table:table-cell office:value-type="float" office:value="354354">
                <text:p>35435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93987">
                <text:p>193987</text:p>
              </table:table-cell>
              <table:table-cell office:value-type="float" office:value="354354">
                <text:p>35435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3987">
                <text:p>193987</text:p>
              </table:table-cell>
              <table:table-cell office:value-type="float" office:value="354354">
                <text:p>35435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93987">
                <text:p>193987</text:p>
              </table:table-cell>
              <table:table-cell office:value-type="float" office:value="354354">
                <text:p>35435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93987">
                <text:p>193987</text:p>
              </table:table-cell>
              <table:table-cell office:value-type="float" office:value="354354">
                <text:p>35435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5623">
                <text:p>205623</text:p>
              </table:table-cell>
              <table:table-cell office:value-type="float" office:value="330187">
                <text:p>33018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5623">
                <text:p>205623</text:p>
              </table:table-cell>
              <table:table-cell office:value-type="float" office:value="330187">
                <text:p>33018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5623">
                <text:p>205623</text:p>
              </table:table-cell>
              <table:table-cell office:value-type="float" office:value="330187">
                <text:p>33018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5623">
                <text:p>205623</text:p>
              </table:table-cell>
              <table:table-cell office:value-type="float" office:value="330187">
                <text:p>33018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5623">
                <text:p>205623</text:p>
              </table:table-cell>
              <table:table-cell office:value-type="float" office:value="330187">
                <text:p>33018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5623">
                <text:p>205623</text:p>
              </table:table-cell>
              <table:table-cell office:value-type="float" office:value="330187">
                <text:p>33018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5623">
                <text:p>205623</text:p>
              </table:table-cell>
              <table:table-cell office:value-type="float" office:value="330187">
                <text:p>33018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5623">
                <text:p>205623</text:p>
              </table:table-cell>
              <table:table-cell office:value-type="float" office:value="330187">
                <text:p>33018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05623">
                <text:p>205623</text:p>
              </table:table-cell>
              <table:table-cell office:value-type="float" office:value="330187">
                <text:p>33018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5623">
                <text:p>205623</text:p>
              </table:table-cell>
              <table:table-cell office:value-type="float" office:value="330187">
                <text:p>33018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5623">
                <text:p>205623</text:p>
              </table:table-cell>
              <table:table-cell office:value-type="float" office:value="330187">
                <text:p>33018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5623">
                <text:p>205623</text:p>
              </table:table-cell>
              <table:table-cell office:value-type="float" office:value="330187">
                <text:p>33018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5623">
                <text:p>205623</text:p>
              </table:table-cell>
              <table:table-cell office:value-type="float" office:value="330187">
                <text:p>33018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5623">
                <text:p>205623</text:p>
              </table:table-cell>
              <table:table-cell office:value-type="float" office:value="330187">
                <text:p>33018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05623">
                <text:p>205623</text:p>
              </table:table-cell>
              <table:table-cell office:value-type="float" office:value="330187">
                <text:p>33018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17299">
                <text:p>217299</text:p>
              </table:table-cell>
              <table:table-cell office:value-type="float" office:value="306139">
                <text:p>30613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17299">
                <text:p>217299</text:p>
              </table:table-cell>
              <table:table-cell office:value-type="float" office:value="306139">
                <text:p>30613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17299">
                <text:p>217299</text:p>
              </table:table-cell>
              <table:table-cell office:value-type="float" office:value="306139">
                <text:p>30613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17299">
                <text:p>217299</text:p>
              </table:table-cell>
              <table:table-cell office:value-type="float" office:value="306139">
                <text:p>30613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17299">
                <text:p>217299</text:p>
              </table:table-cell>
              <table:table-cell office:value-type="float" office:value="306139">
                <text:p>30613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17299">
                <text:p>217299</text:p>
              </table:table-cell>
              <table:table-cell office:value-type="float" office:value="306139">
                <text:p>30613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17299">
                <text:p>217299</text:p>
              </table:table-cell>
              <table:table-cell office:value-type="float" office:value="306139">
                <text:p>30613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17299">
                <text:p>217299</text:p>
              </table:table-cell>
              <table:table-cell office:value-type="float" office:value="306139">
                <text:p>30613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17299">
                <text:p>217299</text:p>
              </table:table-cell>
              <table:table-cell office:value-type="float" office:value="306139">
                <text:p>30613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17299">
                <text:p>217299</text:p>
              </table:table-cell>
              <table:table-cell office:value-type="float" office:value="306139">
                <text:p>30613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17299">
                <text:p>217299</text:p>
              </table:table-cell>
              <table:table-cell office:value-type="float" office:value="306139">
                <text:p>30613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17299">
                <text:p>217299</text:p>
              </table:table-cell>
              <table:table-cell office:value-type="float" office:value="306139">
                <text:p>30613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17299">
                <text:p>217299</text:p>
              </table:table-cell>
              <table:table-cell office:value-type="float" office:value="306139">
                <text:p>30613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17299">
                <text:p>217299</text:p>
              </table:table-cell>
              <table:table-cell office:value-type="float" office:value="306139">
                <text:p>30613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17299">
                <text:p>217299</text:p>
              </table:table-cell>
              <table:table-cell office:value-type="float" office:value="306139">
                <text:p>30613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28762">
                <text:p>228762</text:p>
              </table:table-cell>
              <table:table-cell office:value-type="float" office:value="282489">
                <text:p>28248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28762">
                <text:p>228762</text:p>
              </table:table-cell>
              <table:table-cell office:value-type="float" office:value="282489">
                <text:p>28248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28762">
                <text:p>228762</text:p>
              </table:table-cell>
              <table:table-cell office:value-type="float" office:value="282489">
                <text:p>28248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28762">
                <text:p>228762</text:p>
              </table:table-cell>
              <table:table-cell office:value-type="float" office:value="282489">
                <text:p>28248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28762">
                <text:p>228762</text:p>
              </table:table-cell>
              <table:table-cell office:value-type="float" office:value="282489">
                <text:p>28248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28762">
                <text:p>228762</text:p>
              </table:table-cell>
              <table:table-cell office:value-type="float" office:value="282489">
                <text:p>28248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28762">
                <text:p>228762</text:p>
              </table:table-cell>
              <table:table-cell office:value-type="float" office:value="282489">
                <text:p>28248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28762">
                <text:p>228762</text:p>
              </table:table-cell>
              <table:table-cell office:value-type="float" office:value="282489">
                <text:p>28248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28762">
                <text:p>228762</text:p>
              </table:table-cell>
              <table:table-cell office:value-type="float" office:value="282489">
                <text:p>28248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28762">
                <text:p>228762</text:p>
              </table:table-cell>
              <table:table-cell office:value-type="float" office:value="282489">
                <text:p>28248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28762">
                <text:p>228762</text:p>
              </table:table-cell>
              <table:table-cell office:value-type="float" office:value="282489">
                <text:p>28248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28762">
                <text:p>228762</text:p>
              </table:table-cell>
              <table:table-cell office:value-type="float" office:value="282489">
                <text:p>28248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28762">
                <text:p>228762</text:p>
              </table:table-cell>
              <table:table-cell office:value-type="float" office:value="282489">
                <text:p>28248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28762">
                <text:p>228762</text:p>
              </table:table-cell>
              <table:table-cell office:value-type="float" office:value="282489">
                <text:p>28248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28762">
                <text:p>228762</text:p>
              </table:table-cell>
              <table:table-cell office:value-type="float" office:value="282489">
                <text:p>28248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40374">
                <text:p>240374</text:p>
              </table:table-cell>
              <table:table-cell office:value-type="float" office:value="258314">
                <text:p>2583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40374">
                <text:p>240374</text:p>
              </table:table-cell>
              <table:table-cell office:value-type="float" office:value="258314">
                <text:p>25831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40374">
                <text:p>240374</text:p>
              </table:table-cell>
              <table:table-cell office:value-type="float" office:value="258314">
                <text:p>25831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40374">
                <text:p>240374</text:p>
              </table:table-cell>
              <table:table-cell office:value-type="float" office:value="258314">
                <text:p>25831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40374">
                <text:p>240374</text:p>
              </table:table-cell>
              <table:table-cell office:value-type="float" office:value="258314">
                <text:p>25831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40374">
                <text:p>240374</text:p>
              </table:table-cell>
              <table:table-cell office:value-type="float" office:value="258314">
                <text:p>25831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40374">
                <text:p>240374</text:p>
              </table:table-cell>
              <table:table-cell office:value-type="float" office:value="258314">
                <text:p>25831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40374">
                <text:p>240374</text:p>
              </table:table-cell>
              <table:table-cell office:value-type="float" office:value="258314">
                <text:p>25831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40374">
                <text:p>240374</text:p>
              </table:table-cell>
              <table:table-cell office:value-type="float" office:value="258314">
                <text:p>25831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40374">
                <text:p>240374</text:p>
              </table:table-cell>
              <table:table-cell office:value-type="float" office:value="258314">
                <text:p>25831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40374">
                <text:p>240374</text:p>
              </table:table-cell>
              <table:table-cell office:value-type="float" office:value="258314">
                <text:p>25831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40374">
                <text:p>240374</text:p>
              </table:table-cell>
              <table:table-cell office:value-type="float" office:value="258314">
                <text:p>2583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40374">
                <text:p>240374</text:p>
              </table:table-cell>
              <table:table-cell office:value-type="float" office:value="258314">
                <text:p>25831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40374">
                <text:p>240374</text:p>
              </table:table-cell>
              <table:table-cell office:value-type="float" office:value="258314">
                <text:p>25831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40374">
                <text:p>240374</text:p>
              </table:table-cell>
              <table:table-cell office:value-type="float" office:value="258314">
                <text:p>25831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51998">
                <text:p>251998</text:p>
              </table:table-cell>
              <table:table-cell office:value-type="float" office:value="236075">
                <text:p>2360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51998">
                <text:p>251998</text:p>
              </table:table-cell>
              <table:table-cell office:value-type="float" office:value="236075">
                <text:p>23607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51998">
                <text:p>251998</text:p>
              </table:table-cell>
              <table:table-cell office:value-type="float" office:value="236075">
                <text:p>23607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51998">
                <text:p>251998</text:p>
              </table:table-cell>
              <table:table-cell office:value-type="float" office:value="236075">
                <text:p>23607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51998">
                <text:p>251998</text:p>
              </table:table-cell>
              <table:table-cell office:value-type="float" office:value="236075">
                <text:p>23607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51998">
                <text:p>251998</text:p>
              </table:table-cell>
              <table:table-cell office:value-type="float" office:value="236075">
                <text:p>2360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51998">
                <text:p>251998</text:p>
              </table:table-cell>
              <table:table-cell office:value-type="float" office:value="236075">
                <text:p>23607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51998">
                <text:p>251998</text:p>
              </table:table-cell>
              <table:table-cell office:value-type="float" office:value="236075">
                <text:p>2360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51998">
                <text:p>251998</text:p>
              </table:table-cell>
              <table:table-cell office:value-type="float" office:value="236075">
                <text:p>2360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51998">
                <text:p>251998</text:p>
              </table:table-cell>
              <table:table-cell office:value-type="float" office:value="236075">
                <text:p>2360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51998">
                <text:p>251998</text:p>
              </table:table-cell>
              <table:table-cell office:value-type="float" office:value="236075">
                <text:p>23607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51998">
                <text:p>251998</text:p>
              </table:table-cell>
              <table:table-cell office:value-type="float" office:value="236075">
                <text:p>2360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51998">
                <text:p>251998</text:p>
              </table:table-cell>
              <table:table-cell office:value-type="float" office:value="236075">
                <text:p>2360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51998">
                <text:p>251998</text:p>
              </table:table-cell>
              <table:table-cell office:value-type="float" office:value="236075">
                <text:p>23607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51998">
                <text:p>251998</text:p>
              </table:table-cell>
              <table:table-cell office:value-type="float" office:value="236075">
                <text:p>2360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63624">
                <text:p>263624</text:p>
              </table:table-cell>
              <table:table-cell office:value-type="float" office:value="215152">
                <text:p>21515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63624">
                <text:p>263624</text:p>
              </table:table-cell>
              <table:table-cell office:value-type="float" office:value="215152">
                <text:p>21515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63624">
                <text:p>263624</text:p>
              </table:table-cell>
              <table:table-cell office:value-type="float" office:value="215152">
                <text:p>21515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63624">
                <text:p>263624</text:p>
              </table:table-cell>
              <table:table-cell office:value-type="float" office:value="215152">
                <text:p>21515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63624">
                <text:p>263624</text:p>
              </table:table-cell>
              <table:table-cell office:value-type="float" office:value="215152">
                <text:p>21515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63624">
                <text:p>263624</text:p>
              </table:table-cell>
              <table:table-cell office:value-type="float" office:value="215152">
                <text:p>21515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63624">
                <text:p>263624</text:p>
              </table:table-cell>
              <table:table-cell office:value-type="float" office:value="215152">
                <text:p>21515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63624">
                <text:p>263624</text:p>
              </table:table-cell>
              <table:table-cell office:value-type="float" office:value="215152">
                <text:p>21515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63624">
                <text:p>263624</text:p>
              </table:table-cell>
              <table:table-cell office:value-type="float" office:value="215152">
                <text:p>21515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63624">
                <text:p>263624</text:p>
              </table:table-cell>
              <table:table-cell office:value-type="float" office:value="215152">
                <text:p>21515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63624">
                <text:p>263624</text:p>
              </table:table-cell>
              <table:table-cell office:value-type="float" office:value="215152">
                <text:p>21515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63624">
                <text:p>263624</text:p>
              </table:table-cell>
              <table:table-cell office:value-type="float" office:value="215152">
                <text:p>21515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63624">
                <text:p>263624</text:p>
              </table:table-cell>
              <table:table-cell office:value-type="float" office:value="215152">
                <text:p>21515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63624">
                <text:p>263624</text:p>
              </table:table-cell>
              <table:table-cell office:value-type="float" office:value="215152">
                <text:p>21515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63624">
                <text:p>263624</text:p>
              </table:table-cell>
              <table:table-cell office:value-type="float" office:value="215152">
                <text:p>2151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75354">
                <text:p>275354</text:p>
              </table:table-cell>
              <table:table-cell office:value-type="float" office:value="196992">
                <text:p>19699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75354">
                <text:p>275354</text:p>
              </table:table-cell>
              <table:table-cell office:value-type="float" office:value="196992">
                <text:p>19699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75354">
                <text:p>275354</text:p>
              </table:table-cell>
              <table:table-cell office:value-type="float" office:value="196992">
                <text:p>19699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75354">
                <text:p>275354</text:p>
              </table:table-cell>
              <table:table-cell office:value-type="float" office:value="196992">
                <text:p>19699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75354">
                <text:p>275354</text:p>
              </table:table-cell>
              <table:table-cell office:value-type="float" office:value="196992">
                <text:p>19699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75354">
                <text:p>275354</text:p>
              </table:table-cell>
              <table:table-cell office:value-type="float" office:value="196992">
                <text:p>19699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75354">
                <text:p>275354</text:p>
              </table:table-cell>
              <table:table-cell office:value-type="float" office:value="196992">
                <text:p>19699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75354">
                <text:p>275354</text:p>
              </table:table-cell>
              <table:table-cell office:value-type="float" office:value="196992">
                <text:p>19699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75354">
                <text:p>275354</text:p>
              </table:table-cell>
              <table:table-cell office:value-type="float" office:value="196992">
                <text:p>19699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75354">
                <text:p>275354</text:p>
              </table:table-cell>
              <table:table-cell office:value-type="float" office:value="196992">
                <text:p>19699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75354">
                <text:p>275354</text:p>
              </table:table-cell>
              <table:table-cell office:value-type="float" office:value="196992">
                <text:p>19699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75354">
                <text:p>275354</text:p>
              </table:table-cell>
              <table:table-cell office:value-type="float" office:value="196992">
                <text:p>19699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75354">
                <text:p>275354</text:p>
              </table:table-cell>
              <table:table-cell office:value-type="float" office:value="196992">
                <text:p>19699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75354">
                <text:p>275354</text:p>
              </table:table-cell>
              <table:table-cell office:value-type="float" office:value="196992">
                <text:p>19699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75354">
                <text:p>275354</text:p>
              </table:table-cell>
              <table:table-cell office:value-type="float" office:value="196992">
                <text:p>19699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86961">
                <text:p>286961</text:p>
              </table:table-cell>
              <table:table-cell office:value-type="float" office:value="182015">
                <text:p>18201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86961">
                <text:p>286961</text:p>
              </table:table-cell>
              <table:table-cell office:value-type="float" office:value="182015">
                <text:p>18201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86961">
                <text:p>286961</text:p>
              </table:table-cell>
              <table:table-cell office:value-type="float" office:value="182015">
                <text:p>18201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86961">
                <text:p>286961</text:p>
              </table:table-cell>
              <table:table-cell office:value-type="float" office:value="182015">
                <text:p>18201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86961">
                <text:p>286961</text:p>
              </table:table-cell>
              <table:table-cell office:value-type="float" office:value="182015">
                <text:p>18201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86961">
                <text:p>286961</text:p>
              </table:table-cell>
              <table:table-cell office:value-type="float" office:value="182015">
                <text:p>18201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86961">
                <text:p>286961</text:p>
              </table:table-cell>
              <table:table-cell office:value-type="float" office:value="182015">
                <text:p>18201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86961">
                <text:p>286961</text:p>
              </table:table-cell>
              <table:table-cell office:value-type="float" office:value="182015">
                <text:p>18201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86961">
                <text:p>286961</text:p>
              </table:table-cell>
              <table:table-cell office:value-type="float" office:value="182015">
                <text:p>18201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86961">
                <text:p>286961</text:p>
              </table:table-cell>
              <table:table-cell office:value-type="float" office:value="182015">
                <text:p>18201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86961">
                <text:p>286961</text:p>
              </table:table-cell>
              <table:table-cell office:value-type="float" office:value="182015">
                <text:p>18201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86961">
                <text:p>286961</text:p>
              </table:table-cell>
              <table:table-cell office:value-type="float" office:value="182015">
                <text:p>18201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86961">
                <text:p>286961</text:p>
              </table:table-cell>
              <table:table-cell office:value-type="float" office:value="182015">
                <text:p>18201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86961">
                <text:p>286961</text:p>
              </table:table-cell>
              <table:table-cell office:value-type="float" office:value="182015">
                <text:p>18201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86961">
                <text:p>286961</text:p>
              </table:table-cell>
              <table:table-cell office:value-type="float" office:value="182015">
                <text:p>18201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98574">
                <text:p>298574</text:p>
              </table:table-cell>
              <table:table-cell office:value-type="float" office:value="169632">
                <text:p>16963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98574">
                <text:p>298574</text:p>
              </table:table-cell>
              <table:table-cell office:value-type="float" office:value="169632">
                <text:p>16963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98574">
                <text:p>298574</text:p>
              </table:table-cell>
              <table:table-cell office:value-type="float" office:value="169632">
                <text:p>16963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98574">
                <text:p>298574</text:p>
              </table:table-cell>
              <table:table-cell office:value-type="float" office:value="169632">
                <text:p>16963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98574">
                <text:p>298574</text:p>
              </table:table-cell>
              <table:table-cell office:value-type="float" office:value="169632">
                <text:p>16963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98574">
                <text:p>298574</text:p>
              </table:table-cell>
              <table:table-cell office:value-type="float" office:value="169632">
                <text:p>16963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98574">
                <text:p>298574</text:p>
              </table:table-cell>
              <table:table-cell office:value-type="float" office:value="169632">
                <text:p>16963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98574">
                <text:p>298574</text:p>
              </table:table-cell>
              <table:table-cell office:value-type="float" office:value="169632">
                <text:p>16963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98574">
                <text:p>298574</text:p>
              </table:table-cell>
              <table:table-cell office:value-type="float" office:value="169632">
                <text:p>16963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98574">
                <text:p>298574</text:p>
              </table:table-cell>
              <table:table-cell office:value-type="float" office:value="169632">
                <text:p>16963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98574">
                <text:p>298574</text:p>
              </table:table-cell>
              <table:table-cell office:value-type="float" office:value="169632">
                <text:p>16963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98574">
                <text:p>298574</text:p>
              </table:table-cell>
              <table:table-cell office:value-type="float" office:value="169632">
                <text:p>16963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98574">
                <text:p>298574</text:p>
              </table:table-cell>
              <table:table-cell office:value-type="float" office:value="169632">
                <text:p>16963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98574">
                <text:p>298574</text:p>
              </table:table-cell>
              <table:table-cell office:value-type="float" office:value="169632">
                <text:p>16963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98574">
                <text:p>298574</text:p>
              </table:table-cell>
              <table:table-cell office:value-type="float" office:value="169632">
                <text:p>16963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10074">
                <text:p>310074</text:p>
              </table:table-cell>
              <table:table-cell office:value-type="float" office:value="159618">
                <text:p>15961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10074">
                <text:p>310074</text:p>
              </table:table-cell>
              <table:table-cell office:value-type="float" office:value="159618">
                <text:p>15961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10074">
                <text:p>310074</text:p>
              </table:table-cell>
              <table:table-cell office:value-type="float" office:value="159618">
                <text:p>15961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10074">
                <text:p>310074</text:p>
              </table:table-cell>
              <table:table-cell office:value-type="float" office:value="159618">
                <text:p>15961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10074">
                <text:p>310074</text:p>
              </table:table-cell>
              <table:table-cell office:value-type="float" office:value="159618">
                <text:p>15961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10074">
                <text:p>310074</text:p>
              </table:table-cell>
              <table:table-cell office:value-type="float" office:value="159618">
                <text:p>15961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10074">
                <text:p>310074</text:p>
              </table:table-cell>
              <table:table-cell office:value-type="float" office:value="159618">
                <text:p>15961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10074">
                <text:p>310074</text:p>
              </table:table-cell>
              <table:table-cell office:value-type="float" office:value="159618">
                <text:p>15961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10074">
                <text:p>310074</text:p>
              </table:table-cell>
              <table:table-cell office:value-type="float" office:value="159618">
                <text:p>15961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10074">
                <text:p>310074</text:p>
              </table:table-cell>
              <table:table-cell office:value-type="float" office:value="159618">
                <text:p>15961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10074">
                <text:p>310074</text:p>
              </table:table-cell>
              <table:table-cell office:value-type="float" office:value="159618">
                <text:p>15961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10074">
                <text:p>310074</text:p>
              </table:table-cell>
              <table:table-cell office:value-type="float" office:value="159618">
                <text:p>15961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10074">
                <text:p>310074</text:p>
              </table:table-cell>
              <table:table-cell office:value-type="float" office:value="159618">
                <text:p>15961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10074">
                <text:p>310074</text:p>
              </table:table-cell>
              <table:table-cell office:value-type="float" office:value="159618">
                <text:p>15961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10074">
                <text:p>310074</text:p>
              </table:table-cell>
              <table:table-cell office:value-type="float" office:value="159618">
                <text:p>15961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21517">
                <text:p>321517</text:p>
              </table:table-cell>
              <table:table-cell office:value-type="float" office:value="150891">
                <text:p>15089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21517">
                <text:p>321517</text:p>
              </table:table-cell>
              <table:table-cell office:value-type="float" office:value="150891">
                <text:p>15089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21517">
                <text:p>321517</text:p>
              </table:table-cell>
              <table:table-cell office:value-type="float" office:value="150891">
                <text:p>15089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21517">
                <text:p>321517</text:p>
              </table:table-cell>
              <table:table-cell office:value-type="float" office:value="150891">
                <text:p>15089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21517">
                <text:p>321517</text:p>
              </table:table-cell>
              <table:table-cell office:value-type="float" office:value="150891">
                <text:p>15089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21517">
                <text:p>321517</text:p>
              </table:table-cell>
              <table:table-cell office:value-type="float" office:value="150891">
                <text:p>15089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21517">
                <text:p>321517</text:p>
              </table:table-cell>
              <table:table-cell office:value-type="float" office:value="150891">
                <text:p>15089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21517">
                <text:p>321517</text:p>
              </table:table-cell>
              <table:table-cell office:value-type="float" office:value="150891">
                <text:p>15089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21517">
                <text:p>321517</text:p>
              </table:table-cell>
              <table:table-cell office:value-type="float" office:value="150891">
                <text:p>15089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21517">
                <text:p>321517</text:p>
              </table:table-cell>
              <table:table-cell office:value-type="float" office:value="150891">
                <text:p>15089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21517">
                <text:p>321517</text:p>
              </table:table-cell>
              <table:table-cell office:value-type="float" office:value="150891">
                <text:p>15089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21517">
                <text:p>321517</text:p>
              </table:table-cell>
              <table:table-cell office:value-type="float" office:value="150891">
                <text:p>15089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21517">
                <text:p>321517</text:p>
              </table:table-cell>
              <table:table-cell office:value-type="float" office:value="150891">
                <text:p>15089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21517">
                <text:p>321517</text:p>
              </table:table-cell>
              <table:table-cell office:value-type="float" office:value="150891">
                <text:p>15089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21517">
                <text:p>321517</text:p>
              </table:table-cell>
              <table:table-cell office:value-type="float" office:value="150891">
                <text:p>15089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32673">
                <text:p>332673</text:p>
              </table:table-cell>
              <table:table-cell office:value-type="float" office:value="142997">
                <text:p>14299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32673">
                <text:p>332673</text:p>
              </table:table-cell>
              <table:table-cell office:value-type="float" office:value="142997">
                <text:p>14299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32673">
                <text:p>332673</text:p>
              </table:table-cell>
              <table:table-cell office:value-type="float" office:value="142997">
                <text:p>14299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32673">
                <text:p>332673</text:p>
              </table:table-cell>
              <table:table-cell office:value-type="float" office:value="142997">
                <text:p>14299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32673">
                <text:p>332673</text:p>
              </table:table-cell>
              <table:table-cell office:value-type="float" office:value="142997">
                <text:p>14299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32673">
                <text:p>332673</text:p>
              </table:table-cell>
              <table:table-cell office:value-type="float" office:value="142997">
                <text:p>14299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32673">
                <text:p>332673</text:p>
              </table:table-cell>
              <table:table-cell office:value-type="float" office:value="142997">
                <text:p>14299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32673">
                <text:p>332673</text:p>
              </table:table-cell>
              <table:table-cell office:value-type="float" office:value="142997">
                <text:p>14299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32673">
                <text:p>332673</text:p>
              </table:table-cell>
              <table:table-cell office:value-type="float" office:value="142997">
                <text:p>14299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32673">
                <text:p>332673</text:p>
              </table:table-cell>
              <table:table-cell office:value-type="float" office:value="142997">
                <text:p>14299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32673">
                <text:p>332673</text:p>
              </table:table-cell>
              <table:table-cell office:value-type="float" office:value="142997">
                <text:p>14299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32673">
                <text:p>332673</text:p>
              </table:table-cell>
              <table:table-cell office:value-type="float" office:value="142997">
                <text:p>14299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32673">
                <text:p>332673</text:p>
              </table:table-cell>
              <table:table-cell office:value-type="float" office:value="142997">
                <text:p>14299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32673">
                <text:p>332673</text:p>
              </table:table-cell>
              <table:table-cell office:value-type="float" office:value="142997">
                <text:p>14299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32673">
                <text:p>332673</text:p>
              </table:table-cell>
              <table:table-cell office:value-type="float" office:value="142997">
                <text:p>14299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44034">
                <text:p>344034</text:p>
              </table:table-cell>
              <table:table-cell office:value-type="float" office:value="135199">
                <text:p>13519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44034">
                <text:p>344034</text:p>
              </table:table-cell>
              <table:table-cell office:value-type="float" office:value="135199">
                <text:p>13519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44034">
                <text:p>344034</text:p>
              </table:table-cell>
              <table:table-cell office:value-type="float" office:value="135199">
                <text:p>13519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44034">
                <text:p>344034</text:p>
              </table:table-cell>
              <table:table-cell office:value-type="float" office:value="135199">
                <text:p>13519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44034">
                <text:p>344034</text:p>
              </table:table-cell>
              <table:table-cell office:value-type="float" office:value="135199">
                <text:p>13519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44034">
                <text:p>344034</text:p>
              </table:table-cell>
              <table:table-cell office:value-type="float" office:value="135199">
                <text:p>13519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44034">
                <text:p>344034</text:p>
              </table:table-cell>
              <table:table-cell office:value-type="float" office:value="135199">
                <text:p>13519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44034">
                <text:p>344034</text:p>
              </table:table-cell>
              <table:table-cell office:value-type="float" office:value="135199">
                <text:p>13519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44034">
                <text:p>344034</text:p>
              </table:table-cell>
              <table:table-cell office:value-type="float" office:value="135199">
                <text:p>13519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44034">
                <text:p>344034</text:p>
              </table:table-cell>
              <table:table-cell office:value-type="float" office:value="135199">
                <text:p>13519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44034">
                <text:p>344034</text:p>
              </table:table-cell>
              <table:table-cell office:value-type="float" office:value="135199">
                <text:p>13519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44034">
                <text:p>344034</text:p>
              </table:table-cell>
              <table:table-cell office:value-type="float" office:value="135199">
                <text:p>13519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44034">
                <text:p>344034</text:p>
              </table:table-cell>
              <table:table-cell office:value-type="float" office:value="135199">
                <text:p>13519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44034">
                <text:p>344034</text:p>
              </table:table-cell>
              <table:table-cell office:value-type="float" office:value="135199">
                <text:p>13519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44034">
                <text:p>344034</text:p>
              </table:table-cell>
              <table:table-cell office:value-type="float" office:value="135199">
                <text:p>13519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54881">
                <text:p>354881</text:p>
              </table:table-cell>
              <table:table-cell office:value-type="float" office:value="127897">
                <text:p>12789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54881">
                <text:p>354881</text:p>
              </table:table-cell>
              <table:table-cell office:value-type="float" office:value="127897">
                <text:p>12789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54881">
                <text:p>354881</text:p>
              </table:table-cell>
              <table:table-cell office:value-type="float" office:value="127897">
                <text:p>12789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54881">
                <text:p>354881</text:p>
              </table:table-cell>
              <table:table-cell office:value-type="float" office:value="127897">
                <text:p>12789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54881">
                <text:p>354881</text:p>
              </table:table-cell>
              <table:table-cell office:value-type="float" office:value="127897">
                <text:p>12789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54881">
                <text:p>354881</text:p>
              </table:table-cell>
              <table:table-cell office:value-type="float" office:value="127897">
                <text:p>12789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54881">
                <text:p>354881</text:p>
              </table:table-cell>
              <table:table-cell office:value-type="float" office:value="127897">
                <text:p>12789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54881">
                <text:p>354881</text:p>
              </table:table-cell>
              <table:table-cell office:value-type="float" office:value="127897">
                <text:p>12789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54881">
                <text:p>354881</text:p>
              </table:table-cell>
              <table:table-cell office:value-type="float" office:value="127897">
                <text:p>12789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54881">
                <text:p>354881</text:p>
              </table:table-cell>
              <table:table-cell office:value-type="float" office:value="127897">
                <text:p>12789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54881">
                <text:p>354881</text:p>
              </table:table-cell>
              <table:table-cell office:value-type="float" office:value="127897">
                <text:p>12789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54881">
                <text:p>354881</text:p>
              </table:table-cell>
              <table:table-cell office:value-type="float" office:value="127897">
                <text:p>12789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54881">
                <text:p>354881</text:p>
              </table:table-cell>
              <table:table-cell office:value-type="float" office:value="127897">
                <text:p>12789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54881">
                <text:p>354881</text:p>
              </table:table-cell>
              <table:table-cell office:value-type="float" office:value="127897">
                <text:p>12789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54881">
                <text:p>354881</text:p>
              </table:table-cell>
              <table:table-cell office:value-type="float" office:value="127897">
                <text:p>12789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65617">
                <text:p>365617</text:p>
              </table:table-cell>
              <table:table-cell office:value-type="float" office:value="121514">
                <text:p>12151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65617">
                <text:p>365617</text:p>
              </table:table-cell>
              <table:table-cell office:value-type="float" office:value="121514">
                <text:p>12151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65617">
                <text:p>365617</text:p>
              </table:table-cell>
              <table:table-cell office:value-type="float" office:value="121514">
                <text:p>12151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65617">
                <text:p>365617</text:p>
              </table:table-cell>
              <table:table-cell office:value-type="float" office:value="121514">
                <text:p>12151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65617">
                <text:p>365617</text:p>
              </table:table-cell>
              <table:table-cell office:value-type="float" office:value="121514">
                <text:p>12151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65617">
                <text:p>365617</text:p>
              </table:table-cell>
              <table:table-cell office:value-type="float" office:value="121514">
                <text:p>12151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65617">
                <text:p>365617</text:p>
              </table:table-cell>
              <table:table-cell office:value-type="float" office:value="121514">
                <text:p>12151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65617">
                <text:p>365617</text:p>
              </table:table-cell>
              <table:table-cell office:value-type="float" office:value="121514">
                <text:p>12151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65617">
                <text:p>365617</text:p>
              </table:table-cell>
              <table:table-cell office:value-type="float" office:value="121514">
                <text:p>12151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65617">
                <text:p>365617</text:p>
              </table:table-cell>
              <table:table-cell office:value-type="float" office:value="121514">
                <text:p>12151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65617">
                <text:p>365617</text:p>
              </table:table-cell>
              <table:table-cell office:value-type="float" office:value="121514">
                <text:p>12151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65617">
                <text:p>365617</text:p>
              </table:table-cell>
              <table:table-cell office:value-type="float" office:value="121514">
                <text:p>12151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65617">
                <text:p>365617</text:p>
              </table:table-cell>
              <table:table-cell office:value-type="float" office:value="121514">
                <text:p>12151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65617">
                <text:p>365617</text:p>
              </table:table-cell>
              <table:table-cell office:value-type="float" office:value="121514">
                <text:p>12151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65617">
                <text:p>365617</text:p>
              </table:table-cell>
              <table:table-cell office:value-type="float" office:value="121514">
                <text:p>12151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76245">
                <text:p>376245</text:p>
              </table:table-cell>
              <table:table-cell office:value-type="float" office:value="115429">
                <text:p>11542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76245">
                <text:p>376245</text:p>
              </table:table-cell>
              <table:table-cell office:value-type="float" office:value="115429">
                <text:p>11542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76245">
                <text:p>376245</text:p>
              </table:table-cell>
              <table:table-cell office:value-type="float" office:value="115429">
                <text:p>11542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76245">
                <text:p>376245</text:p>
              </table:table-cell>
              <table:table-cell office:value-type="float" office:value="115429">
                <text:p>11542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76245">
                <text:p>376245</text:p>
              </table:table-cell>
              <table:table-cell office:value-type="float" office:value="115429">
                <text:p>11542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76245">
                <text:p>376245</text:p>
              </table:table-cell>
              <table:table-cell office:value-type="float" office:value="115429">
                <text:p>11542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76245">
                <text:p>376245</text:p>
              </table:table-cell>
              <table:table-cell office:value-type="float" office:value="115429">
                <text:p>11542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76245">
                <text:p>376245</text:p>
              </table:table-cell>
              <table:table-cell office:value-type="float" office:value="115429">
                <text:p>11542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76245">
                <text:p>376245</text:p>
              </table:table-cell>
              <table:table-cell office:value-type="float" office:value="115429">
                <text:p>11542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76245">
                <text:p>376245</text:p>
              </table:table-cell>
              <table:table-cell office:value-type="float" office:value="115429">
                <text:p>11542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76245">
                <text:p>376245</text:p>
              </table:table-cell>
              <table:table-cell office:value-type="float" office:value="115429">
                <text:p>11542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76245">
                <text:p>376245</text:p>
              </table:table-cell>
              <table:table-cell office:value-type="float" office:value="115429">
                <text:p>11542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76245">
                <text:p>376245</text:p>
              </table:table-cell>
              <table:table-cell office:value-type="float" office:value="115429">
                <text:p>11542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76245">
                <text:p>376245</text:p>
              </table:table-cell>
              <table:table-cell office:value-type="float" office:value="115429">
                <text:p>11542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76245">
                <text:p>376245</text:p>
              </table:table-cell>
              <table:table-cell office:value-type="float" office:value="115429">
                <text:p>11542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86542">
                <text:p>386542</text:p>
              </table:table-cell>
              <table:table-cell office:value-type="float" office:value="109601">
                <text:p>10960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86542">
                <text:p>386542</text:p>
              </table:table-cell>
              <table:table-cell office:value-type="float" office:value="109601">
                <text:p>10960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86542">
                <text:p>386542</text:p>
              </table:table-cell>
              <table:table-cell office:value-type="float" office:value="109601">
                <text:p>10960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86542">
                <text:p>386542</text:p>
              </table:table-cell>
              <table:table-cell office:value-type="float" office:value="109601">
                <text:p>10960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86542">
                <text:p>386542</text:p>
              </table:table-cell>
              <table:table-cell office:value-type="float" office:value="109601">
                <text:p>10960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86542">
                <text:p>386542</text:p>
              </table:table-cell>
              <table:table-cell office:value-type="float" office:value="109601">
                <text:p>10960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86542">
                <text:p>386542</text:p>
              </table:table-cell>
              <table:table-cell office:value-type="float" office:value="109601">
                <text:p>10960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86542">
                <text:p>386542</text:p>
              </table:table-cell>
              <table:table-cell office:value-type="float" office:value="109601">
                <text:p>10960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86542">
                <text:p>386542</text:p>
              </table:table-cell>
              <table:table-cell office:value-type="float" office:value="109601">
                <text:p>10960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86542">
                <text:p>386542</text:p>
              </table:table-cell>
              <table:table-cell office:value-type="float" office:value="109601">
                <text:p>10960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86542">
                <text:p>386542</text:p>
              </table:table-cell>
              <table:table-cell office:value-type="float" office:value="109601">
                <text:p>10960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86542">
                <text:p>386542</text:p>
              </table:table-cell>
              <table:table-cell office:value-type="float" office:value="109601">
                <text:p>10960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86542">
                <text:p>386542</text:p>
              </table:table-cell>
              <table:table-cell office:value-type="float" office:value="109601">
                <text:p>10960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86542">
                <text:p>386542</text:p>
              </table:table-cell>
              <table:table-cell office:value-type="float" office:value="109601">
                <text:p>10960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86542">
                <text:p>386542</text:p>
              </table:table-cell>
              <table:table-cell office:value-type="float" office:value="109601">
                <text:p>10960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96520">
                <text:p>396520</text:p>
              </table:table-cell>
              <table:table-cell office:value-type="float" office:value="104157">
                <text:p>10415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96520">
                <text:p>396520</text:p>
              </table:table-cell>
              <table:table-cell office:value-type="float" office:value="104157">
                <text:p>10415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96520">
                <text:p>396520</text:p>
              </table:table-cell>
              <table:table-cell office:value-type="float" office:value="104157">
                <text:p>10415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96520">
                <text:p>396520</text:p>
              </table:table-cell>
              <table:table-cell office:value-type="float" office:value="104157">
                <text:p>10415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96520">
                <text:p>396520</text:p>
              </table:table-cell>
              <table:table-cell office:value-type="float" office:value="104157">
                <text:p>10415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96520">
                <text:p>396520</text:p>
              </table:table-cell>
              <table:table-cell office:value-type="float" office:value="104157">
                <text:p>10415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96520">
                <text:p>396520</text:p>
              </table:table-cell>
              <table:table-cell office:value-type="float" office:value="104157">
                <text:p>10415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96520">
                <text:p>396520</text:p>
              </table:table-cell>
              <table:table-cell office:value-type="float" office:value="104157">
                <text:p>10415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96520">
                <text:p>396520</text:p>
              </table:table-cell>
              <table:table-cell office:value-type="float" office:value="104157">
                <text:p>10415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96520">
                <text:p>396520</text:p>
              </table:table-cell>
              <table:table-cell office:value-type="float" office:value="104157">
                <text:p>10415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96520">
                <text:p>396520</text:p>
              </table:table-cell>
              <table:table-cell office:value-type="float" office:value="104157">
                <text:p>10415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96520">
                <text:p>396520</text:p>
              </table:table-cell>
              <table:table-cell office:value-type="float" office:value="104157">
                <text:p>10415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96520">
                <text:p>396520</text:p>
              </table:table-cell>
              <table:table-cell office:value-type="float" office:value="104157">
                <text:p>10415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96520">
                <text:p>396520</text:p>
              </table:table-cell>
              <table:table-cell office:value-type="float" office:value="104157">
                <text:p>10415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96520">
                <text:p>396520</text:p>
              </table:table-cell>
              <table:table-cell office:value-type="float" office:value="104157">
                <text:p>10415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06388">
                <text:p>406388</text:p>
              </table:table-cell>
              <table:table-cell office:value-type="float" office:value="98700">
                <text:p>9870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06388">
                <text:p>406388</text:p>
              </table:table-cell>
              <table:table-cell office:value-type="float" office:value="98700">
                <text:p>9870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06388">
                <text:p>406388</text:p>
              </table:table-cell>
              <table:table-cell office:value-type="float" office:value="98700">
                <text:p>9870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06388">
                <text:p>406388</text:p>
              </table:table-cell>
              <table:table-cell office:value-type="float" office:value="98700">
                <text:p>9870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06388">
                <text:p>406388</text:p>
              </table:table-cell>
              <table:table-cell office:value-type="float" office:value="98700">
                <text:p>9870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06388">
                <text:p>406388</text:p>
              </table:table-cell>
              <table:table-cell office:value-type="float" office:value="98700">
                <text:p>9870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06388">
                <text:p>406388</text:p>
              </table:table-cell>
              <table:table-cell office:value-type="float" office:value="98700">
                <text:p>9870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06388">
                <text:p>406388</text:p>
              </table:table-cell>
              <table:table-cell office:value-type="float" office:value="98700">
                <text:p>9870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06388">
                <text:p>406388</text:p>
              </table:table-cell>
              <table:table-cell office:value-type="float" office:value="98700">
                <text:p>9870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06388">
                <text:p>406388</text:p>
              </table:table-cell>
              <table:table-cell office:value-type="float" office:value="98700">
                <text:p>9870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06388">
                <text:p>406388</text:p>
              </table:table-cell>
              <table:table-cell office:value-type="float" office:value="98700">
                <text:p>9870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06388">
                <text:p>406388</text:p>
              </table:table-cell>
              <table:table-cell office:value-type="float" office:value="98700">
                <text:p>9870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06388">
                <text:p>406388</text:p>
              </table:table-cell>
              <table:table-cell office:value-type="float" office:value="98700">
                <text:p>9870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06388">
                <text:p>406388</text:p>
              </table:table-cell>
              <table:table-cell office:value-type="float" office:value="98700">
                <text:p>9870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06388">
                <text:p>406388</text:p>
              </table:table-cell>
              <table:table-cell office:value-type="float" office:value="98700">
                <text:p>9870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16006">
                <text:p>416006</text:p>
              </table:table-cell>
              <table:table-cell office:value-type="float" office:value="93181">
                <text:p>9318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16006">
                <text:p>416006</text:p>
              </table:table-cell>
              <table:table-cell office:value-type="float" office:value="93181">
                <text:p>9318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16006">
                <text:p>416006</text:p>
              </table:table-cell>
              <table:table-cell office:value-type="float" office:value="93181">
                <text:p>9318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16006">
                <text:p>416006</text:p>
              </table:table-cell>
              <table:table-cell office:value-type="float" office:value="93181">
                <text:p>9318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16006">
                <text:p>416006</text:p>
              </table:table-cell>
              <table:table-cell office:value-type="float" office:value="93181">
                <text:p>9318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16006">
                <text:p>416006</text:p>
              </table:table-cell>
              <table:table-cell office:value-type="float" office:value="93181">
                <text:p>9318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16006">
                <text:p>416006</text:p>
              </table:table-cell>
              <table:table-cell office:value-type="float" office:value="93181">
                <text:p>9318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16006">
                <text:p>416006</text:p>
              </table:table-cell>
              <table:table-cell office:value-type="float" office:value="93181">
                <text:p>9318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16006">
                <text:p>416006</text:p>
              </table:table-cell>
              <table:table-cell office:value-type="float" office:value="93181">
                <text:p>9318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16006">
                <text:p>416006</text:p>
              </table:table-cell>
              <table:table-cell office:value-type="float" office:value="93181">
                <text:p>9318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16006">
                <text:p>416006</text:p>
              </table:table-cell>
              <table:table-cell office:value-type="float" office:value="93181">
                <text:p>9318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16006">
                <text:p>416006</text:p>
              </table:table-cell>
              <table:table-cell office:value-type="float" office:value="93181">
                <text:p>9318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16006">
                <text:p>416006</text:p>
              </table:table-cell>
              <table:table-cell office:value-type="float" office:value="93181">
                <text:p>9318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16006">
                <text:p>416006</text:p>
              </table:table-cell>
              <table:table-cell office:value-type="float" office:value="93181">
                <text:p>9318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16006">
                <text:p>416006</text:p>
              </table:table-cell>
              <table:table-cell office:value-type="float" office:value="93181">
                <text:p>9318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25361">
                <text:p>425361</text:p>
              </table:table-cell>
              <table:table-cell office:value-type="float" office:value="87534">
                <text:p>8753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25361">
                <text:p>425361</text:p>
              </table:table-cell>
              <table:table-cell office:value-type="float" office:value="87534">
                <text:p>8753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25361">
                <text:p>425361</text:p>
              </table:table-cell>
              <table:table-cell office:value-type="float" office:value="87534">
                <text:p>8753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25361">
                <text:p>425361</text:p>
              </table:table-cell>
              <table:table-cell office:value-type="float" office:value="87534">
                <text:p>8753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25361">
                <text:p>425361</text:p>
              </table:table-cell>
              <table:table-cell office:value-type="float" office:value="87534">
                <text:p>8753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25361">
                <text:p>425361</text:p>
              </table:table-cell>
              <table:table-cell office:value-type="float" office:value="87534">
                <text:p>8753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25361">
                <text:p>425361</text:p>
              </table:table-cell>
              <table:table-cell office:value-type="float" office:value="87534">
                <text:p>8753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25361">
                <text:p>425361</text:p>
              </table:table-cell>
              <table:table-cell office:value-type="float" office:value="87534">
                <text:p>8753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25361">
                <text:p>425361</text:p>
              </table:table-cell>
              <table:table-cell office:value-type="float" office:value="87534">
                <text:p>8753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25361">
                <text:p>425361</text:p>
              </table:table-cell>
              <table:table-cell office:value-type="float" office:value="87534">
                <text:p>8753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25361">
                <text:p>425361</text:p>
              </table:table-cell>
              <table:table-cell office:value-type="float" office:value="87534">
                <text:p>8753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25361">
                <text:p>425361</text:p>
              </table:table-cell>
              <table:table-cell office:value-type="float" office:value="87534">
                <text:p>8753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25361">
                <text:p>425361</text:p>
              </table:table-cell>
              <table:table-cell office:value-type="float" office:value="87534">
                <text:p>8753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25361">
                <text:p>425361</text:p>
              </table:table-cell>
              <table:table-cell office:value-type="float" office:value="87534">
                <text:p>8753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25361">
                <text:p>425361</text:p>
              </table:table-cell>
              <table:table-cell office:value-type="float" office:value="87534">
                <text:p>8753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34320">
                <text:p>434320</text:p>
              </table:table-cell>
              <table:table-cell office:value-type="float" office:value="82111">
                <text:p>8211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34320">
                <text:p>434320</text:p>
              </table:table-cell>
              <table:table-cell office:value-type="float" office:value="82111">
                <text:p>8211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34320">
                <text:p>434320</text:p>
              </table:table-cell>
              <table:table-cell office:value-type="float" office:value="82111">
                <text:p>8211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34320">
                <text:p>434320</text:p>
              </table:table-cell>
              <table:table-cell office:value-type="float" office:value="82111">
                <text:p>8211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34320">
                <text:p>434320</text:p>
              </table:table-cell>
              <table:table-cell office:value-type="float" office:value="82111">
                <text:p>8211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34320">
                <text:p>434320</text:p>
              </table:table-cell>
              <table:table-cell office:value-type="float" office:value="82111">
                <text:p>8211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34320">
                <text:p>434320</text:p>
              </table:table-cell>
              <table:table-cell office:value-type="float" office:value="82111">
                <text:p>8211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34320">
                <text:p>434320</text:p>
              </table:table-cell>
              <table:table-cell office:value-type="float" office:value="82111">
                <text:p>8211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34320">
                <text:p>434320</text:p>
              </table:table-cell>
              <table:table-cell office:value-type="float" office:value="82111">
                <text:p>8211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34320">
                <text:p>434320</text:p>
              </table:table-cell>
              <table:table-cell office:value-type="float" office:value="82111">
                <text:p>8211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34320">
                <text:p>434320</text:p>
              </table:table-cell>
              <table:table-cell office:value-type="float" office:value="82111">
                <text:p>8211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34320">
                <text:p>434320</text:p>
              </table:table-cell>
              <table:table-cell office:value-type="float" office:value="82111">
                <text:p>8211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34320">
                <text:p>434320</text:p>
              </table:table-cell>
              <table:table-cell office:value-type="float" office:value="82111">
                <text:p>8211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34320">
                <text:p>434320</text:p>
              </table:table-cell>
              <table:table-cell office:value-type="float" office:value="82111">
                <text:p>8211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34320">
                <text:p>434320</text:p>
              </table:table-cell>
              <table:table-cell office:value-type="float" office:value="82111">
                <text:p>8211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43034">
                <text:p>443034</text:p>
              </table:table-cell>
              <table:table-cell office:value-type="float" office:value="76937">
                <text:p>7693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43034">
                <text:p>443034</text:p>
              </table:table-cell>
              <table:table-cell office:value-type="float" office:value="76937">
                <text:p>7693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43034">
                <text:p>443034</text:p>
              </table:table-cell>
              <table:table-cell office:value-type="float" office:value="76937">
                <text:p>7693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43034">
                <text:p>443034</text:p>
              </table:table-cell>
              <table:table-cell office:value-type="float" office:value="76937">
                <text:p>7693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43034">
                <text:p>443034</text:p>
              </table:table-cell>
              <table:table-cell office:value-type="float" office:value="76937">
                <text:p>7693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43034">
                <text:p>443034</text:p>
              </table:table-cell>
              <table:table-cell office:value-type="float" office:value="76937">
                <text:p>7693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43034">
                <text:p>443034</text:p>
              </table:table-cell>
              <table:table-cell office:value-type="float" office:value="76937">
                <text:p>7693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43034">
                <text:p>443034</text:p>
              </table:table-cell>
              <table:table-cell office:value-type="float" office:value="76937">
                <text:p>7693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43034">
                <text:p>443034</text:p>
              </table:table-cell>
              <table:table-cell office:value-type="float" office:value="76937">
                <text:p>7693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43034">
                <text:p>443034</text:p>
              </table:table-cell>
              <table:table-cell office:value-type="float" office:value="76937">
                <text:p>7693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43034">
                <text:p>443034</text:p>
              </table:table-cell>
              <table:table-cell office:value-type="float" office:value="76937">
                <text:p>7693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43034">
                <text:p>443034</text:p>
              </table:table-cell>
              <table:table-cell office:value-type="float" office:value="76937">
                <text:p>7693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43034">
                <text:p>443034</text:p>
              </table:table-cell>
              <table:table-cell office:value-type="float" office:value="76937">
                <text:p>7693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43034">
                <text:p>443034</text:p>
              </table:table-cell>
              <table:table-cell office:value-type="float" office:value="76937">
                <text:p>7693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43034">
                <text:p>443034</text:p>
              </table:table-cell>
              <table:table-cell office:value-type="float" office:value="76937">
                <text:p>7693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51412">
                <text:p>451412</text:p>
              </table:table-cell>
              <table:table-cell office:value-type="float" office:value="71949">
                <text:p>7194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51412">
                <text:p>451412</text:p>
              </table:table-cell>
              <table:table-cell office:value-type="float" office:value="71949">
                <text:p>7194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51412">
                <text:p>451412</text:p>
              </table:table-cell>
              <table:table-cell office:value-type="float" office:value="71949">
                <text:p>7194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51412">
                <text:p>451412</text:p>
              </table:table-cell>
              <table:table-cell office:value-type="float" office:value="71949">
                <text:p>7194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51412">
                <text:p>451412</text:p>
              </table:table-cell>
              <table:table-cell office:value-type="float" office:value="71949">
                <text:p>7194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51412">
                <text:p>451412</text:p>
              </table:table-cell>
              <table:table-cell office:value-type="float" office:value="71949">
                <text:p>7194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51412">
                <text:p>451412</text:p>
              </table:table-cell>
              <table:table-cell office:value-type="float" office:value="71949">
                <text:p>7194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51412">
                <text:p>451412</text:p>
              </table:table-cell>
              <table:table-cell office:value-type="float" office:value="71949">
                <text:p>7194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51412">
                <text:p>451412</text:p>
              </table:table-cell>
              <table:table-cell office:value-type="float" office:value="71949">
                <text:p>7194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51412">
                <text:p>451412</text:p>
              </table:table-cell>
              <table:table-cell office:value-type="float" office:value="71949">
                <text:p>7194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51412">
                <text:p>451412</text:p>
              </table:table-cell>
              <table:table-cell office:value-type="float" office:value="71949">
                <text:p>7194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51412">
                <text:p>451412</text:p>
              </table:table-cell>
              <table:table-cell office:value-type="float" office:value="71949">
                <text:p>7194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51412">
                <text:p>451412</text:p>
              </table:table-cell>
              <table:table-cell office:value-type="float" office:value="71949">
                <text:p>7194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51412">
                <text:p>451412</text:p>
              </table:table-cell>
              <table:table-cell office:value-type="float" office:value="71949">
                <text:p>7194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51412">
                <text:p>451412</text:p>
              </table:table-cell>
              <table:table-cell office:value-type="float" office:value="71949">
                <text:p>7194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59252">
                <text:p>459252</text:p>
              </table:table-cell>
              <table:table-cell office:value-type="float" office:value="67140">
                <text:p>6714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59252">
                <text:p>459252</text:p>
              </table:table-cell>
              <table:table-cell office:value-type="float" office:value="67140">
                <text:p>6714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59252">
                <text:p>459252</text:p>
              </table:table-cell>
              <table:table-cell office:value-type="float" office:value="67140">
                <text:p>6714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59252">
                <text:p>459252</text:p>
              </table:table-cell>
              <table:table-cell office:value-type="float" office:value="67140">
                <text:p>6714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59252">
                <text:p>459252</text:p>
              </table:table-cell>
              <table:table-cell office:value-type="float" office:value="67140">
                <text:p>6714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59252">
                <text:p>459252</text:p>
              </table:table-cell>
              <table:table-cell office:value-type="float" office:value="67140">
                <text:p>6714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59252">
                <text:p>459252</text:p>
              </table:table-cell>
              <table:table-cell office:value-type="float" office:value="67140">
                <text:p>6714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59252">
                <text:p>459252</text:p>
              </table:table-cell>
              <table:table-cell office:value-type="float" office:value="67140">
                <text:p>6714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59252">
                <text:p>459252</text:p>
              </table:table-cell>
              <table:table-cell office:value-type="float" office:value="67140">
                <text:p>6714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59252">
                <text:p>459252</text:p>
              </table:table-cell>
              <table:table-cell office:value-type="float" office:value="67140">
                <text:p>6714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59252">
                <text:p>459252</text:p>
              </table:table-cell>
              <table:table-cell office:value-type="float" office:value="67140">
                <text:p>6714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59252">
                <text:p>459252</text:p>
              </table:table-cell>
              <table:table-cell office:value-type="float" office:value="67140">
                <text:p>6714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59252">
                <text:p>459252</text:p>
              </table:table-cell>
              <table:table-cell office:value-type="float" office:value="67140">
                <text:p>6714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59252">
                <text:p>459252</text:p>
              </table:table-cell>
              <table:table-cell office:value-type="float" office:value="67140">
                <text:p>6714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59252">
                <text:p>459252</text:p>
              </table:table-cell>
              <table:table-cell office:value-type="float" office:value="67140">
                <text:p>6714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67039">
                <text:p>467039</text:p>
              </table:table-cell>
              <table:table-cell office:value-type="float" office:value="62723">
                <text:p>6272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67039">
                <text:p>467039</text:p>
              </table:table-cell>
              <table:table-cell office:value-type="float" office:value="62723">
                <text:p>6272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67039">
                <text:p>467039</text:p>
              </table:table-cell>
              <table:table-cell office:value-type="float" office:value="62723">
                <text:p>6272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67039">
                <text:p>467039</text:p>
              </table:table-cell>
              <table:table-cell office:value-type="float" office:value="62723">
                <text:p>6272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67039">
                <text:p>467039</text:p>
              </table:table-cell>
              <table:table-cell office:value-type="float" office:value="62723">
                <text:p>6272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67039">
                <text:p>467039</text:p>
              </table:table-cell>
              <table:table-cell office:value-type="float" office:value="62723">
                <text:p>6272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67039">
                <text:p>467039</text:p>
              </table:table-cell>
              <table:table-cell office:value-type="float" office:value="62723">
                <text:p>6272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67039">
                <text:p>467039</text:p>
              </table:table-cell>
              <table:table-cell office:value-type="float" office:value="62723">
                <text:p>6272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67039">
                <text:p>467039</text:p>
              </table:table-cell>
              <table:table-cell office:value-type="float" office:value="62723">
                <text:p>6272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67039">
                <text:p>467039</text:p>
              </table:table-cell>
              <table:table-cell office:value-type="float" office:value="62723">
                <text:p>6272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67039">
                <text:p>467039</text:p>
              </table:table-cell>
              <table:table-cell office:value-type="float" office:value="62723">
                <text:p>6272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67039">
                <text:p>467039</text:p>
              </table:table-cell>
              <table:table-cell office:value-type="float" office:value="62723">
                <text:p>6272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67039">
                <text:p>467039</text:p>
              </table:table-cell>
              <table:table-cell office:value-type="float" office:value="62723">
                <text:p>6272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67039">
                <text:p>467039</text:p>
              </table:table-cell>
              <table:table-cell office:value-type="float" office:value="62723">
                <text:p>6272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67039">
                <text:p>467039</text:p>
              </table:table-cell>
              <table:table-cell office:value-type="float" office:value="62723">
                <text:p>6272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74429">
                <text:p>474429</text:p>
              </table:table-cell>
              <table:table-cell office:value-type="float" office:value="58791">
                <text:p>5879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74429">
                <text:p>474429</text:p>
              </table:table-cell>
              <table:table-cell office:value-type="float" office:value="58791">
                <text:p>5879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74429">
                <text:p>474429</text:p>
              </table:table-cell>
              <table:table-cell office:value-type="float" office:value="58791">
                <text:p>5879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74429">
                <text:p>474429</text:p>
              </table:table-cell>
              <table:table-cell office:value-type="float" office:value="58791">
                <text:p>5879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74429">
                <text:p>474429</text:p>
              </table:table-cell>
              <table:table-cell office:value-type="float" office:value="58791">
                <text:p>5879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74429">
                <text:p>474429</text:p>
              </table:table-cell>
              <table:table-cell office:value-type="float" office:value="58791">
                <text:p>5879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74429">
                <text:p>474429</text:p>
              </table:table-cell>
              <table:table-cell office:value-type="float" office:value="58791">
                <text:p>5879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74429">
                <text:p>474429</text:p>
              </table:table-cell>
              <table:table-cell office:value-type="float" office:value="58791">
                <text:p>5879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74429">
                <text:p>474429</text:p>
              </table:table-cell>
              <table:table-cell office:value-type="float" office:value="58791">
                <text:p>5879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74429">
                <text:p>474429</text:p>
              </table:table-cell>
              <table:table-cell office:value-type="float" office:value="58791">
                <text:p>5879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74429">
                <text:p>474429</text:p>
              </table:table-cell>
              <table:table-cell office:value-type="float" office:value="58791">
                <text:p>5879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74429">
                <text:p>474429</text:p>
              </table:table-cell>
              <table:table-cell office:value-type="float" office:value="58791">
                <text:p>5879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74429">
                <text:p>474429</text:p>
              </table:table-cell>
              <table:table-cell office:value-type="float" office:value="58791">
                <text:p>5879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74429">
                <text:p>474429</text:p>
              </table:table-cell>
              <table:table-cell office:value-type="float" office:value="58791">
                <text:p>5879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74429">
                <text:p>474429</text:p>
              </table:table-cell>
              <table:table-cell office:value-type="float" office:value="58791">
                <text:p>5879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81245">
                <text:p>481245</text:p>
              </table:table-cell>
              <table:table-cell office:value-type="float" office:value="54984">
                <text:p>5498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81245">
                <text:p>481245</text:p>
              </table:table-cell>
              <table:table-cell office:value-type="float" office:value="54984">
                <text:p>5498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81245">
                <text:p>481245</text:p>
              </table:table-cell>
              <table:table-cell office:value-type="float" office:value="54984">
                <text:p>5498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81245">
                <text:p>481245</text:p>
              </table:table-cell>
              <table:table-cell office:value-type="float" office:value="54984">
                <text:p>5498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81245">
                <text:p>481245</text:p>
              </table:table-cell>
              <table:table-cell office:value-type="float" office:value="54984">
                <text:p>5498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81245">
                <text:p>481245</text:p>
              </table:table-cell>
              <table:table-cell office:value-type="float" office:value="54984">
                <text:p>5498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81245">
                <text:p>481245</text:p>
              </table:table-cell>
              <table:table-cell office:value-type="float" office:value="54984">
                <text:p>5498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81245">
                <text:p>481245</text:p>
              </table:table-cell>
              <table:table-cell office:value-type="float" office:value="54984">
                <text:p>5498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81245">
                <text:p>481245</text:p>
              </table:table-cell>
              <table:table-cell office:value-type="float" office:value="54984">
                <text:p>5498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81245">
                <text:p>481245</text:p>
              </table:table-cell>
              <table:table-cell office:value-type="float" office:value="54984">
                <text:p>5498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81245">
                <text:p>481245</text:p>
              </table:table-cell>
              <table:table-cell office:value-type="float" office:value="54984">
                <text:p>5498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81245">
                <text:p>481245</text:p>
              </table:table-cell>
              <table:table-cell office:value-type="float" office:value="54984">
                <text:p>5498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81245">
                <text:p>481245</text:p>
              </table:table-cell>
              <table:table-cell office:value-type="float" office:value="54984">
                <text:p>5498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81245">
                <text:p>481245</text:p>
              </table:table-cell>
              <table:table-cell office:value-type="float" office:value="54984">
                <text:p>5498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81245">
                <text:p>481245</text:p>
              </table:table-cell>
              <table:table-cell office:value-type="float" office:value="54984">
                <text:p>5498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87763">
                <text:p>487763</text:p>
              </table:table-cell>
              <table:table-cell office:value-type="float" office:value="51363">
                <text:p>5136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87763">
                <text:p>487763</text:p>
              </table:table-cell>
              <table:table-cell office:value-type="float" office:value="51363">
                <text:p>5136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87763">
                <text:p>487763</text:p>
              </table:table-cell>
              <table:table-cell office:value-type="float" office:value="51363">
                <text:p>5136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87763">
                <text:p>487763</text:p>
              </table:table-cell>
              <table:table-cell office:value-type="float" office:value="51363">
                <text:p>5136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87763">
                <text:p>487763</text:p>
              </table:table-cell>
              <table:table-cell office:value-type="float" office:value="51363">
                <text:p>5136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87763">
                <text:p>487763</text:p>
              </table:table-cell>
              <table:table-cell office:value-type="float" office:value="51363">
                <text:p>5136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87763">
                <text:p>487763</text:p>
              </table:table-cell>
              <table:table-cell office:value-type="float" office:value="51363">
                <text:p>5136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87763">
                <text:p>487763</text:p>
              </table:table-cell>
              <table:table-cell office:value-type="float" office:value="51363">
                <text:p>5136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87763">
                <text:p>487763</text:p>
              </table:table-cell>
              <table:table-cell office:value-type="float" office:value="51363">
                <text:p>5136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87763">
                <text:p>487763</text:p>
              </table:table-cell>
              <table:table-cell office:value-type="float" office:value="51363">
                <text:p>5136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87763">
                <text:p>487763</text:p>
              </table:table-cell>
              <table:table-cell office:value-type="float" office:value="51363">
                <text:p>5136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87763">
                <text:p>487763</text:p>
              </table:table-cell>
              <table:table-cell office:value-type="float" office:value="51363">
                <text:p>5136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87763">
                <text:p>487763</text:p>
              </table:table-cell>
              <table:table-cell office:value-type="float" office:value="51363">
                <text:p>5136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87763">
                <text:p>487763</text:p>
              </table:table-cell>
              <table:table-cell office:value-type="float" office:value="51363">
                <text:p>5136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87763">
                <text:p>487763</text:p>
              </table:table-cell>
              <table:table-cell office:value-type="float" office:value="51363">
                <text:p>5136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94057">
                <text:p>494057</text:p>
              </table:table-cell>
              <table:table-cell office:value-type="float" office:value="47966">
                <text:p>4796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94057">
                <text:p>494057</text:p>
              </table:table-cell>
              <table:table-cell office:value-type="float" office:value="47966">
                <text:p>4796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94057">
                <text:p>494057</text:p>
              </table:table-cell>
              <table:table-cell office:value-type="float" office:value="47966">
                <text:p>4796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94057">
                <text:p>494057</text:p>
              </table:table-cell>
              <table:table-cell office:value-type="float" office:value="47966">
                <text:p>4796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94057">
                <text:p>494057</text:p>
              </table:table-cell>
              <table:table-cell office:value-type="float" office:value="47966">
                <text:p>4796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94057">
                <text:p>494057</text:p>
              </table:table-cell>
              <table:table-cell office:value-type="float" office:value="47966">
                <text:p>4796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94057">
                <text:p>494057</text:p>
              </table:table-cell>
              <table:table-cell office:value-type="float" office:value="47966">
                <text:p>4796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94057">
                <text:p>494057</text:p>
              </table:table-cell>
              <table:table-cell office:value-type="float" office:value="47966">
                <text:p>4796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94057">
                <text:p>494057</text:p>
              </table:table-cell>
              <table:table-cell office:value-type="float" office:value="47966">
                <text:p>4796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94057">
                <text:p>494057</text:p>
              </table:table-cell>
              <table:table-cell office:value-type="float" office:value="47966">
                <text:p>4796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94057">
                <text:p>494057</text:p>
              </table:table-cell>
              <table:table-cell office:value-type="float" office:value="47966">
                <text:p>4796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94057">
                <text:p>494057</text:p>
              </table:table-cell>
              <table:table-cell office:value-type="float" office:value="47966">
                <text:p>4796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94057">
                <text:p>494057</text:p>
              </table:table-cell>
              <table:table-cell office:value-type="float" office:value="47966">
                <text:p>4796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94057">
                <text:p>494057</text:p>
              </table:table-cell>
              <table:table-cell office:value-type="float" office:value="47966">
                <text:p>4796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94057">
                <text:p>494057</text:p>
              </table:table-cell>
              <table:table-cell office:value-type="float" office:value="47966">
                <text:p>4796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99960">
                <text:p>499960</text:p>
              </table:table-cell>
              <table:table-cell office:value-type="float" office:value="44797">
                <text:p>4479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99960">
                <text:p>499960</text:p>
              </table:table-cell>
              <table:table-cell office:value-type="float" office:value="44797">
                <text:p>4479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99960">
                <text:p>499960</text:p>
              </table:table-cell>
              <table:table-cell office:value-type="float" office:value="44797">
                <text:p>4479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99960">
                <text:p>499960</text:p>
              </table:table-cell>
              <table:table-cell office:value-type="float" office:value="44797">
                <text:p>4479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99960">
                <text:p>499960</text:p>
              </table:table-cell>
              <table:table-cell office:value-type="float" office:value="44797">
                <text:p>4479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99960">
                <text:p>499960</text:p>
              </table:table-cell>
              <table:table-cell office:value-type="float" office:value="44797">
                <text:p>4479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99960">
                <text:p>499960</text:p>
              </table:table-cell>
              <table:table-cell office:value-type="float" office:value="44797">
                <text:p>4479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99960">
                <text:p>499960</text:p>
              </table:table-cell>
              <table:table-cell office:value-type="float" office:value="44797">
                <text:p>4479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99960">
                <text:p>499960</text:p>
              </table:table-cell>
              <table:table-cell office:value-type="float" office:value="44797">
                <text:p>4479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99960">
                <text:p>499960</text:p>
              </table:table-cell>
              <table:table-cell office:value-type="float" office:value="44797">
                <text:p>4479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99960">
                <text:p>499960</text:p>
              </table:table-cell>
              <table:table-cell office:value-type="float" office:value="44797">
                <text:p>4479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99960">
                <text:p>499960</text:p>
              </table:table-cell>
              <table:table-cell office:value-type="float" office:value="44797">
                <text:p>4479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99960">
                <text:p>499960</text:p>
              </table:table-cell>
              <table:table-cell office:value-type="float" office:value="44797">
                <text:p>4479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99960">
                <text:p>499960</text:p>
              </table:table-cell>
              <table:table-cell office:value-type="float" office:value="44797">
                <text:p>4479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99960">
                <text:p>499960</text:p>
              </table:table-cell>
              <table:table-cell office:value-type="float" office:value="44797">
                <text:p>4479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05648">
                <text:p>505648</text:p>
              </table:table-cell>
              <table:table-cell office:value-type="float" office:value="41554">
                <text:p>4155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05648">
                <text:p>505648</text:p>
              </table:table-cell>
              <table:table-cell office:value-type="float" office:value="41554">
                <text:p>4155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05648">
                <text:p>505648</text:p>
              </table:table-cell>
              <table:table-cell office:value-type="float" office:value="41554">
                <text:p>4155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05648">
                <text:p>505648</text:p>
              </table:table-cell>
              <table:table-cell office:value-type="float" office:value="41554">
                <text:p>4155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05648">
                <text:p>505648</text:p>
              </table:table-cell>
              <table:table-cell office:value-type="float" office:value="41554">
                <text:p>4155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05648">
                <text:p>505648</text:p>
              </table:table-cell>
              <table:table-cell office:value-type="float" office:value="41554">
                <text:p>4155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05648">
                <text:p>505648</text:p>
              </table:table-cell>
              <table:table-cell office:value-type="float" office:value="41554">
                <text:p>4155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05648">
                <text:p>505648</text:p>
              </table:table-cell>
              <table:table-cell office:value-type="float" office:value="41554">
                <text:p>4155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05648">
                <text:p>505648</text:p>
              </table:table-cell>
              <table:table-cell office:value-type="float" office:value="41554">
                <text:p>4155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05648">
                <text:p>505648</text:p>
              </table:table-cell>
              <table:table-cell office:value-type="float" office:value="41554">
                <text:p>4155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05648">
                <text:p>505648</text:p>
              </table:table-cell>
              <table:table-cell office:value-type="float" office:value="41554">
                <text:p>4155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05648">
                <text:p>505648</text:p>
              </table:table-cell>
              <table:table-cell office:value-type="float" office:value="41554">
                <text:p>4155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05648">
                <text:p>505648</text:p>
              </table:table-cell>
              <table:table-cell office:value-type="float" office:value="41554">
                <text:p>4155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05648">
                <text:p>505648</text:p>
              </table:table-cell>
              <table:table-cell office:value-type="float" office:value="41554">
                <text:p>4155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05648">
                <text:p>505648</text:p>
              </table:table-cell>
              <table:table-cell office:value-type="float" office:value="41554">
                <text:p>4155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10850">
                <text:p>510850</text:p>
              </table:table-cell>
              <table:table-cell office:value-type="float" office:value="38626">
                <text:p>3862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10850">
                <text:p>510850</text:p>
              </table:table-cell>
              <table:table-cell office:value-type="float" office:value="38626">
                <text:p>3862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10850">
                <text:p>510850</text:p>
              </table:table-cell>
              <table:table-cell office:value-type="float" office:value="38626">
                <text:p>3862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10850">
                <text:p>510850</text:p>
              </table:table-cell>
              <table:table-cell office:value-type="float" office:value="38626">
                <text:p>3862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10850">
                <text:p>510850</text:p>
              </table:table-cell>
              <table:table-cell office:value-type="float" office:value="38626">
                <text:p>3862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10850">
                <text:p>510850</text:p>
              </table:table-cell>
              <table:table-cell office:value-type="float" office:value="38626">
                <text:p>3862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10850">
                <text:p>510850</text:p>
              </table:table-cell>
              <table:table-cell office:value-type="float" office:value="38626">
                <text:p>3862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10850">
                <text:p>510850</text:p>
              </table:table-cell>
              <table:table-cell office:value-type="float" office:value="38626">
                <text:p>3862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10850">
                <text:p>510850</text:p>
              </table:table-cell>
              <table:table-cell office:value-type="float" office:value="38626">
                <text:p>3862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10850">
                <text:p>510850</text:p>
              </table:table-cell>
              <table:table-cell office:value-type="float" office:value="38626">
                <text:p>3862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10850">
                <text:p>510850</text:p>
              </table:table-cell>
              <table:table-cell office:value-type="float" office:value="38626">
                <text:p>3862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10850">
                <text:p>510850</text:p>
              </table:table-cell>
              <table:table-cell office:value-type="float" office:value="38626">
                <text:p>3862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10850">
                <text:p>510850</text:p>
              </table:table-cell>
              <table:table-cell office:value-type="float" office:value="38626">
                <text:p>3862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10850">
                <text:p>510850</text:p>
              </table:table-cell>
              <table:table-cell office:value-type="float" office:value="38626">
                <text:p>3862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10850">
                <text:p>510850</text:p>
              </table:table-cell>
              <table:table-cell office:value-type="float" office:value="38626">
                <text:p>3862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15789">
                <text:p>515789</text:p>
              </table:table-cell>
              <table:table-cell office:value-type="float" office:value="35974">
                <text:p>3597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15789">
                <text:p>515789</text:p>
              </table:table-cell>
              <table:table-cell office:value-type="float" office:value="35974">
                <text:p>3597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15789">
                <text:p>515789</text:p>
              </table:table-cell>
              <table:table-cell office:value-type="float" office:value="35974">
                <text:p>3597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15789">
                <text:p>515789</text:p>
              </table:table-cell>
              <table:table-cell office:value-type="float" office:value="35974">
                <text:p>3597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15789">
                <text:p>515789</text:p>
              </table:table-cell>
              <table:table-cell office:value-type="float" office:value="35974">
                <text:p>3597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15789">
                <text:p>515789</text:p>
              </table:table-cell>
              <table:table-cell office:value-type="float" office:value="35974">
                <text:p>3597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515789">
                <text:p>515789</text:p>
              </table:table-cell>
              <table:table-cell office:value-type="float" office:value="35974">
                <text:p>3597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515789">
                <text:p>515789</text:p>
              </table:table-cell>
              <table:table-cell office:value-type="float" office:value="35974">
                <text:p>3597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15789">
                <text:p>515789</text:p>
              </table:table-cell>
              <table:table-cell office:value-type="float" office:value="35974">
                <text:p>3597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15789">
                <text:p>515789</text:p>
              </table:table-cell>
              <table:table-cell office:value-type="float" office:value="35974">
                <text:p>3597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15789">
                <text:p>515789</text:p>
              </table:table-cell>
              <table:table-cell office:value-type="float" office:value="35974">
                <text:p>3597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15789">
                <text:p>515789</text:p>
              </table:table-cell>
              <table:table-cell office:value-type="float" office:value="35974">
                <text:p>3597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15789">
                <text:p>515789</text:p>
              </table:table-cell>
              <table:table-cell office:value-type="float" office:value="35974">
                <text:p>3597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15789">
                <text:p>515789</text:p>
              </table:table-cell>
              <table:table-cell office:value-type="float" office:value="35974">
                <text:p>3597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15789">
                <text:p>515789</text:p>
              </table:table-cell>
              <table:table-cell office:value-type="float" office:value="35974">
                <text:p>3597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20575">
                <text:p>520575</text:p>
              </table:table-cell>
              <table:table-cell office:value-type="float" office:value="33538">
                <text:p>3353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20575">
                <text:p>520575</text:p>
              </table:table-cell>
              <table:table-cell office:value-type="float" office:value="33538">
                <text:p>3353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20575">
                <text:p>520575</text:p>
              </table:table-cell>
              <table:table-cell office:value-type="float" office:value="33538">
                <text:p>3353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20575">
                <text:p>520575</text:p>
              </table:table-cell>
              <table:table-cell office:value-type="float" office:value="33538">
                <text:p>3353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20575">
                <text:p>520575</text:p>
              </table:table-cell>
              <table:table-cell office:value-type="float" office:value="33538">
                <text:p>3353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20575">
                <text:p>520575</text:p>
              </table:table-cell>
              <table:table-cell office:value-type="float" office:value="33538">
                <text:p>3353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20575">
                <text:p>520575</text:p>
              </table:table-cell>
              <table:table-cell office:value-type="float" office:value="33538">
                <text:p>3353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20575">
                <text:p>520575</text:p>
              </table:table-cell>
              <table:table-cell office:value-type="float" office:value="33538">
                <text:p>3353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20575">
                <text:p>520575</text:p>
              </table:table-cell>
              <table:table-cell office:value-type="float" office:value="33538">
                <text:p>3353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20575">
                <text:p>520575</text:p>
              </table:table-cell>
              <table:table-cell office:value-type="float" office:value="33538">
                <text:p>3353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20575">
                <text:p>520575</text:p>
              </table:table-cell>
              <table:table-cell office:value-type="float" office:value="33538">
                <text:p>3353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520575">
                <text:p>520575</text:p>
              </table:table-cell>
              <table:table-cell office:value-type="float" office:value="33538">
                <text:p>3353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20575">
                <text:p>520575</text:p>
              </table:table-cell>
              <table:table-cell office:value-type="float" office:value="33538">
                <text:p>3353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20575">
                <text:p>520575</text:p>
              </table:table-cell>
              <table:table-cell office:value-type="float" office:value="33538">
                <text:p>3353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20575">
                <text:p>520575</text:p>
              </table:table-cell>
              <table:table-cell office:value-type="float" office:value="33538">
                <text:p>3353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25200">
                <text:p>525200</text:p>
              </table:table-cell>
              <table:table-cell office:value-type="float" office:value="31182">
                <text:p>3118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25200">
                <text:p>525200</text:p>
              </table:table-cell>
              <table:table-cell office:value-type="float" office:value="31182">
                <text:p>3118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25200">
                <text:p>525200</text:p>
              </table:table-cell>
              <table:table-cell office:value-type="float" office:value="31182">
                <text:p>3118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25200">
                <text:p>525200</text:p>
              </table:table-cell>
              <table:table-cell office:value-type="float" office:value="31182">
                <text:p>3118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25200">
                <text:p>525200</text:p>
              </table:table-cell>
              <table:table-cell office:value-type="float" office:value="31182">
                <text:p>3118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25200">
                <text:p>525200</text:p>
              </table:table-cell>
              <table:table-cell office:value-type="float" office:value="31182">
                <text:p>3118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25200">
                <text:p>525200</text:p>
              </table:table-cell>
              <table:table-cell office:value-type="float" office:value="31182">
                <text:p>3118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25200">
                <text:p>525200</text:p>
              </table:table-cell>
              <table:table-cell office:value-type="float" office:value="31182">
                <text:p>3118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25200">
                <text:p>525200</text:p>
              </table:table-cell>
              <table:table-cell office:value-type="float" office:value="31182">
                <text:p>3118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25200">
                <text:p>525200</text:p>
              </table:table-cell>
              <table:table-cell office:value-type="float" office:value="31182">
                <text:p>3118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25200">
                <text:p>525200</text:p>
              </table:table-cell>
              <table:table-cell office:value-type="float" office:value="31182">
                <text:p>3118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25200">
                <text:p>525200</text:p>
              </table:table-cell>
              <table:table-cell office:value-type="float" office:value="31182">
                <text:p>3118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525200">
                <text:p>525200</text:p>
              </table:table-cell>
              <table:table-cell office:value-type="float" office:value="31182">
                <text:p>3118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25200">
                <text:p>525200</text:p>
              </table:table-cell>
              <table:table-cell office:value-type="float" office:value="31182">
                <text:p>3118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525200">
                <text:p>525200</text:p>
              </table:table-cell>
              <table:table-cell office:value-type="float" office:value="31182">
                <text:p>3118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529549">
                <text:p>529549</text:p>
              </table:table-cell>
              <table:table-cell office:value-type="float" office:value="28986">
                <text:p>2898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529549">
                <text:p>529549</text:p>
              </table:table-cell>
              <table:table-cell office:value-type="float" office:value="28986">
                <text:p>2898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529549">
                <text:p>529549</text:p>
              </table:table-cell>
              <table:table-cell office:value-type="float" office:value="28986">
                <text:p>2898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29549">
                <text:p>529549</text:p>
              </table:table-cell>
              <table:table-cell office:value-type="float" office:value="28986">
                <text:p>2898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29549">
                <text:p>529549</text:p>
              </table:table-cell>
              <table:table-cell office:value-type="float" office:value="28986">
                <text:p>2898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29549">
                <text:p>529549</text:p>
              </table:table-cell>
              <table:table-cell office:value-type="float" office:value="28986">
                <text:p>2898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529549">
                <text:p>529549</text:p>
              </table:table-cell>
              <table:table-cell office:value-type="float" office:value="28986">
                <text:p>2898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29549">
                <text:p>529549</text:p>
              </table:table-cell>
              <table:table-cell office:value-type="float" office:value="28986">
                <text:p>2898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529549">
                <text:p>529549</text:p>
              </table:table-cell>
              <table:table-cell office:value-type="float" office:value="28986">
                <text:p>2898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529549">
                <text:p>529549</text:p>
              </table:table-cell>
              <table:table-cell office:value-type="float" office:value="28986">
                <text:p>2898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29549">
                <text:p>529549</text:p>
              </table:table-cell>
              <table:table-cell office:value-type="float" office:value="28986">
                <text:p>2898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529549">
                <text:p>529549</text:p>
              </table:table-cell>
              <table:table-cell office:value-type="float" office:value="28986">
                <text:p>2898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29549">
                <text:p>529549</text:p>
              </table:table-cell>
              <table:table-cell office:value-type="float" office:value="28986">
                <text:p>2898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29549">
                <text:p>529549</text:p>
              </table:table-cell>
              <table:table-cell office:value-type="float" office:value="28986">
                <text:p>2898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29549">
                <text:p>529549</text:p>
              </table:table-cell>
              <table:table-cell office:value-type="float" office:value="28986">
                <text:p>2898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533696">
                <text:p>533696</text:p>
              </table:table-cell>
              <table:table-cell office:value-type="float" office:value="27058">
                <text:p>2705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33696">
                <text:p>533696</text:p>
              </table:table-cell>
              <table:table-cell office:value-type="float" office:value="27058">
                <text:p>2705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33696">
                <text:p>533696</text:p>
              </table:table-cell>
              <table:table-cell office:value-type="float" office:value="27058">
                <text:p>2705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33696">
                <text:p>533696</text:p>
              </table:table-cell>
              <table:table-cell office:value-type="float" office:value="27058">
                <text:p>2705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33696">
                <text:p>533696</text:p>
              </table:table-cell>
              <table:table-cell office:value-type="float" office:value="27058">
                <text:p>2705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33696">
                <text:p>533696</text:p>
              </table:table-cell>
              <table:table-cell office:value-type="float" office:value="27058">
                <text:p>2705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33696">
                <text:p>533696</text:p>
              </table:table-cell>
              <table:table-cell office:value-type="float" office:value="27058">
                <text:p>2705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33696">
                <text:p>533696</text:p>
              </table:table-cell>
              <table:table-cell office:value-type="float" office:value="27058">
                <text:p>2705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33696">
                <text:p>533696</text:p>
              </table:table-cell>
              <table:table-cell office:value-type="float" office:value="27058">
                <text:p>2705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33696">
                <text:p>533696</text:p>
              </table:table-cell>
              <table:table-cell office:value-type="float" office:value="27058">
                <text:p>2705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533696">
                <text:p>533696</text:p>
              </table:table-cell>
              <table:table-cell office:value-type="float" office:value="27058">
                <text:p>2705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33696">
                <text:p>533696</text:p>
              </table:table-cell>
              <table:table-cell office:value-type="float" office:value="27058">
                <text:p>2705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533696">
                <text:p>533696</text:p>
              </table:table-cell>
              <table:table-cell office:value-type="float" office:value="27058">
                <text:p>2705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33696">
                <text:p>533696</text:p>
              </table:table-cell>
              <table:table-cell office:value-type="float" office:value="27058">
                <text:p>2705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33696">
                <text:p>533696</text:p>
              </table:table-cell>
              <table:table-cell office:value-type="float" office:value="27058">
                <text:p>2705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537558">
                <text:p>537558</text:p>
              </table:table-cell>
              <table:table-cell office:value-type="float" office:value="25229">
                <text:p>2522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37558">
                <text:p>537558</text:p>
              </table:table-cell>
              <table:table-cell office:value-type="float" office:value="25229">
                <text:p>2522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537558">
                <text:p>537558</text:p>
              </table:table-cell>
              <table:table-cell office:value-type="float" office:value="25229">
                <text:p>2522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537558">
                <text:p>537558</text:p>
              </table:table-cell>
              <table:table-cell office:value-type="float" office:value="25229">
                <text:p>2522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37558">
                <text:p>537558</text:p>
              </table:table-cell>
              <table:table-cell office:value-type="float" office:value="25229">
                <text:p>2522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537558">
                <text:p>537558</text:p>
              </table:table-cell>
              <table:table-cell office:value-type="float" office:value="25229">
                <text:p>2522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537558">
                <text:p>537558</text:p>
              </table:table-cell>
              <table:table-cell office:value-type="float" office:value="25229">
                <text:p>2522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537558">
                <text:p>537558</text:p>
              </table:table-cell>
              <table:table-cell office:value-type="float" office:value="25229">
                <text:p>2522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537558">
                <text:p>537558</text:p>
              </table:table-cell>
              <table:table-cell office:value-type="float" office:value="25229">
                <text:p>2522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537558">
                <text:p>537558</text:p>
              </table:table-cell>
              <table:table-cell office:value-type="float" office:value="25229">
                <text:p>2522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37558">
                <text:p>537558</text:p>
              </table:table-cell>
              <table:table-cell office:value-type="float" office:value="25229">
                <text:p>2522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537558">
                <text:p>537558</text:p>
              </table:table-cell>
              <table:table-cell office:value-type="float" office:value="25229">
                <text:p>2522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537558">
                <text:p>537558</text:p>
              </table:table-cell>
              <table:table-cell office:value-type="float" office:value="25229">
                <text:p>2522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537558">
                <text:p>537558</text:p>
              </table:table-cell>
              <table:table-cell office:value-type="float" office:value="25229">
                <text:p>2522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37558">
                <text:p>537558</text:p>
              </table:table-cell>
              <table:table-cell office:value-type="float" office:value="25229">
                <text:p>2522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541267">
                <text:p>541267</text:p>
              </table:table-cell>
              <table:table-cell office:value-type="float" office:value="23643">
                <text:p>2364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541267">
                <text:p>541267</text:p>
              </table:table-cell>
              <table:table-cell office:value-type="float" office:value="23643">
                <text:p>2364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541267">
                <text:p>541267</text:p>
              </table:table-cell>
              <table:table-cell office:value-type="float" office:value="23643">
                <text:p>2364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541267">
                <text:p>541267</text:p>
              </table:table-cell>
              <table:table-cell office:value-type="float" office:value="23643">
                <text:p>2364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541267">
                <text:p>541267</text:p>
              </table:table-cell>
              <table:table-cell office:value-type="float" office:value="23643">
                <text:p>2364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541267">
                <text:p>541267</text:p>
              </table:table-cell>
              <table:table-cell office:value-type="float" office:value="23643">
                <text:p>2364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541267">
                <text:p>541267</text:p>
              </table:table-cell>
              <table:table-cell office:value-type="float" office:value="23643">
                <text:p>2364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541267">
                <text:p>541267</text:p>
              </table:table-cell>
              <table:table-cell office:value-type="float" office:value="23643">
                <text:p>2364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541267">
                <text:p>541267</text:p>
              </table:table-cell>
              <table:table-cell office:value-type="float" office:value="23643">
                <text:p>2364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541267">
                <text:p>541267</text:p>
              </table:table-cell>
              <table:table-cell office:value-type="float" office:value="23643">
                <text:p>2364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541267">
                <text:p>541267</text:p>
              </table:table-cell>
              <table:table-cell office:value-type="float" office:value="23643">
                <text:p>2364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541267">
                <text:p>541267</text:p>
              </table:table-cell>
              <table:table-cell office:value-type="float" office:value="23643">
                <text:p>2364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541267">
                <text:p>541267</text:p>
              </table:table-cell>
              <table:table-cell office:value-type="float" office:value="23643">
                <text:p>2364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541267">
                <text:p>541267</text:p>
              </table:table-cell>
              <table:table-cell office:value-type="float" office:value="23643">
                <text:p>2364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541267">
                <text:p>541267</text:p>
              </table:table-cell>
              <table:table-cell office:value-type="float" office:value="23643">
                <text:p>2364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544878">
                <text:p>544878</text:p>
              </table:table-cell>
              <table:table-cell office:value-type="float" office:value="22175">
                <text:p>2217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544878">
                <text:p>544878</text:p>
              </table:table-cell>
              <table:table-cell office:value-type="float" office:value="22175">
                <text:p>2217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544878">
                <text:p>544878</text:p>
              </table:table-cell>
              <table:table-cell office:value-type="float" office:value="22175">
                <text:p>2217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544878">
                <text:p>544878</text:p>
              </table:table-cell>
              <table:table-cell office:value-type="float" office:value="22175">
                <text:p>2217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544878">
                <text:p>544878</text:p>
              </table:table-cell>
              <table:table-cell office:value-type="float" office:value="22175">
                <text:p>2217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544878">
                <text:p>544878</text:p>
              </table:table-cell>
              <table:table-cell office:value-type="float" office:value="22175">
                <text:p>2217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544878">
                <text:p>544878</text:p>
              </table:table-cell>
              <table:table-cell office:value-type="float" office:value="22175">
                <text:p>2217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544878">
                <text:p>544878</text:p>
              </table:table-cell>
              <table:table-cell office:value-type="float" office:value="22175">
                <text:p>2217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544878">
                <text:p>544878</text:p>
              </table:table-cell>
              <table:table-cell office:value-type="float" office:value="22175">
                <text:p>2217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544878">
                <text:p>544878</text:p>
              </table:table-cell>
              <table:table-cell office:value-type="float" office:value="22175">
                <text:p>2217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44878">
                <text:p>544878</text:p>
              </table:table-cell>
              <table:table-cell office:value-type="float" office:value="22175">
                <text:p>2217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44878">
                <text:p>544878</text:p>
              </table:table-cell>
              <table:table-cell office:value-type="float" office:value="22175">
                <text:p>2217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44878">
                <text:p>544878</text:p>
              </table:table-cell>
              <table:table-cell office:value-type="float" office:value="22175">
                <text:p>2217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544878">
                <text:p>544878</text:p>
              </table:table-cell>
              <table:table-cell office:value-type="float" office:value="22175">
                <text:p>2217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544878">
                <text:p>544878</text:p>
              </table:table-cell>
              <table:table-cell office:value-type="float" office:value="22175">
                <text:p>2217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548294">
                <text:p>548294</text:p>
              </table:table-cell>
              <table:table-cell office:value-type="float" office:value="20832">
                <text:p>2083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548294">
                <text:p>548294</text:p>
              </table:table-cell>
              <table:table-cell office:value-type="float" office:value="20832">
                <text:p>2083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548294">
                <text:p>548294</text:p>
              </table:table-cell>
              <table:table-cell office:value-type="float" office:value="20832">
                <text:p>2083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548294">
                <text:p>548294</text:p>
              </table:table-cell>
              <table:table-cell office:value-type="float" office:value="20832">
                <text:p>2083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548294">
                <text:p>548294</text:p>
              </table:table-cell>
              <table:table-cell office:value-type="float" office:value="20832">
                <text:p>2083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548294">
                <text:p>548294</text:p>
              </table:table-cell>
              <table:table-cell office:value-type="float" office:value="20832">
                <text:p>2083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548294">
                <text:p>548294</text:p>
              </table:table-cell>
              <table:table-cell office:value-type="float" office:value="20832">
                <text:p>2083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548294">
                <text:p>548294</text:p>
              </table:table-cell>
              <table:table-cell office:value-type="float" office:value="20832">
                <text:p>2083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548294">
                <text:p>548294</text:p>
              </table:table-cell>
              <table:table-cell office:value-type="float" office:value="20832">
                <text:p>2083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548294">
                <text:p>548294</text:p>
              </table:table-cell>
              <table:table-cell office:value-type="float" office:value="20832">
                <text:p>2083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548294">
                <text:p>548294</text:p>
              </table:table-cell>
              <table:table-cell office:value-type="float" office:value="20832">
                <text:p>2083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548294">
                <text:p>548294</text:p>
              </table:table-cell>
              <table:table-cell office:value-type="float" office:value="20832">
                <text:p>2083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548294">
                <text:p>548294</text:p>
              </table:table-cell>
              <table:table-cell office:value-type="float" office:value="20832">
                <text:p>2083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548294">
                <text:p>548294</text:p>
              </table:table-cell>
              <table:table-cell office:value-type="float" office:value="20832">
                <text:p>2083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548294">
                <text:p>548294</text:p>
              </table:table-cell>
              <table:table-cell office:value-type="float" office:value="20832">
                <text:p>2083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551392">
                <text:p>551392</text:p>
              </table:table-cell>
              <table:table-cell office:value-type="float" office:value="19574">
                <text:p>1957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551392">
                <text:p>551392</text:p>
              </table:table-cell>
              <table:table-cell office:value-type="float" office:value="19574">
                <text:p>1957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551392">
                <text:p>551392</text:p>
              </table:table-cell>
              <table:table-cell office:value-type="float" office:value="19574">
                <text:p>1957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551392">
                <text:p>551392</text:p>
              </table:table-cell>
              <table:table-cell office:value-type="float" office:value="19574">
                <text:p>1957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551392">
                <text:p>551392</text:p>
              </table:table-cell>
              <table:table-cell office:value-type="float" office:value="19574">
                <text:p>1957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551392">
                <text:p>551392</text:p>
              </table:table-cell>
              <table:table-cell office:value-type="float" office:value="19574">
                <text:p>1957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551392">
                <text:p>551392</text:p>
              </table:table-cell>
              <table:table-cell office:value-type="float" office:value="19574">
                <text:p>1957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551392">
                <text:p>551392</text:p>
              </table:table-cell>
              <table:table-cell office:value-type="float" office:value="19574">
                <text:p>1957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551392">
                <text:p>551392</text:p>
              </table:table-cell>
              <table:table-cell office:value-type="float" office:value="19574">
                <text:p>1957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551392">
                <text:p>551392</text:p>
              </table:table-cell>
              <table:table-cell office:value-type="float" office:value="19574">
                <text:p>1957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551392">
                <text:p>551392</text:p>
              </table:table-cell>
              <table:table-cell office:value-type="float" office:value="19574">
                <text:p>1957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551392">
                <text:p>551392</text:p>
              </table:table-cell>
              <table:table-cell office:value-type="float" office:value="19574">
                <text:p>1957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551392">
                <text:p>551392</text:p>
              </table:table-cell>
              <table:table-cell office:value-type="float" office:value="19574">
                <text:p>1957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551392">
                <text:p>551392</text:p>
              </table:table-cell>
              <table:table-cell office:value-type="float" office:value="19574">
                <text:p>1957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551392">
                <text:p>551392</text:p>
              </table:table-cell>
              <table:table-cell office:value-type="float" office:value="19574">
                <text:p>1957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554482">
                <text:p>554482</text:p>
              </table:table-cell>
              <table:table-cell office:value-type="float" office:value="18402">
                <text:p>1840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554482">
                <text:p>554482</text:p>
              </table:table-cell>
              <table:table-cell office:value-type="float" office:value="18402">
                <text:p>1840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554482">
                <text:p>554482</text:p>
              </table:table-cell>
              <table:table-cell office:value-type="float" office:value="18402">
                <text:p>1840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554482">
                <text:p>554482</text:p>
              </table:table-cell>
              <table:table-cell office:value-type="float" office:value="18402">
                <text:p>1840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554482">
                <text:p>554482</text:p>
              </table:table-cell>
              <table:table-cell office:value-type="float" office:value="18402">
                <text:p>1840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554482">
                <text:p>554482</text:p>
              </table:table-cell>
              <table:table-cell office:value-type="float" office:value="18402">
                <text:p>1840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554482">
                <text:p>554482</text:p>
              </table:table-cell>
              <table:table-cell office:value-type="float" office:value="18402">
                <text:p>1840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54482">
                <text:p>554482</text:p>
              </table:table-cell>
              <table:table-cell office:value-type="float" office:value="18402">
                <text:p>1840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554482">
                <text:p>554482</text:p>
              </table:table-cell>
              <table:table-cell office:value-type="float" office:value="18402">
                <text:p>1840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554482">
                <text:p>554482</text:p>
              </table:table-cell>
              <table:table-cell office:value-type="float" office:value="18402">
                <text:p>1840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554482">
                <text:p>554482</text:p>
              </table:table-cell>
              <table:table-cell office:value-type="float" office:value="18402">
                <text:p>1840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554482">
                <text:p>554482</text:p>
              </table:table-cell>
              <table:table-cell office:value-type="float" office:value="18402">
                <text:p>1840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554482">
                <text:p>554482</text:p>
              </table:table-cell>
              <table:table-cell office:value-type="float" office:value="18402">
                <text:p>1840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554482">
                <text:p>554482</text:p>
              </table:table-cell>
              <table:table-cell office:value-type="float" office:value="18402">
                <text:p>1840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554482">
                <text:p>554482</text:p>
              </table:table-cell>
              <table:table-cell office:value-type="float" office:value="18402">
                <text:p>1840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557454">
                <text:p>557454</text:p>
              </table:table-cell>
              <table:table-cell office:value-type="float" office:value="17359">
                <text:p>1735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57454">
                <text:p>557454</text:p>
              </table:table-cell>
              <table:table-cell office:value-type="float" office:value="17359">
                <text:p>1735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57454">
                <text:p>557454</text:p>
              </table:table-cell>
              <table:table-cell office:value-type="float" office:value="17359">
                <text:p>1735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557454">
                <text:p>557454</text:p>
              </table:table-cell>
              <table:table-cell office:value-type="float" office:value="17359">
                <text:p>1735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557454">
                <text:p>557454</text:p>
              </table:table-cell>
              <table:table-cell office:value-type="float" office:value="17359">
                <text:p>1735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557454">
                <text:p>557454</text:p>
              </table:table-cell>
              <table:table-cell office:value-type="float" office:value="17359">
                <text:p>1735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557454">
                <text:p>557454</text:p>
              </table:table-cell>
              <table:table-cell office:value-type="float" office:value="17359">
                <text:p>1735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557454">
                <text:p>557454</text:p>
              </table:table-cell>
              <table:table-cell office:value-type="float" office:value="17359">
                <text:p>1735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557454">
                <text:p>557454</text:p>
              </table:table-cell>
              <table:table-cell office:value-type="float" office:value="17359">
                <text:p>1735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557454">
                <text:p>557454</text:p>
              </table:table-cell>
              <table:table-cell office:value-type="float" office:value="17359">
                <text:p>1735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57454">
                <text:p>557454</text:p>
              </table:table-cell>
              <table:table-cell office:value-type="float" office:value="17359">
                <text:p>1735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557454">
                <text:p>557454</text:p>
              </table:table-cell>
              <table:table-cell office:value-type="float" office:value="17359">
                <text:p>1735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557454">
                <text:p>557454</text:p>
              </table:table-cell>
              <table:table-cell office:value-type="float" office:value="17359">
                <text:p>1735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557454">
                <text:p>557454</text:p>
              </table:table-cell>
              <table:table-cell office:value-type="float" office:value="17359">
                <text:p>1735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557454">
                <text:p>557454</text:p>
              </table:table-cell>
              <table:table-cell office:value-type="float" office:value="17359">
                <text:p>1735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560203">
                <text:p>560203</text:p>
              </table:table-cell>
              <table:table-cell office:value-type="float" office:value="16325">
                <text:p>1632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60203">
                <text:p>560203</text:p>
              </table:table-cell>
              <table:table-cell office:value-type="float" office:value="16325">
                <text:p>1632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560203">
                <text:p>560203</text:p>
              </table:table-cell>
              <table:table-cell office:value-type="float" office:value="16325">
                <text:p>1632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560203">
                <text:p>560203</text:p>
              </table:table-cell>
              <table:table-cell office:value-type="float" office:value="16325">
                <text:p>1632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560203">
                <text:p>560203</text:p>
              </table:table-cell>
              <table:table-cell office:value-type="float" office:value="16325">
                <text:p>1632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60203">
                <text:p>560203</text:p>
              </table:table-cell>
              <table:table-cell office:value-type="float" office:value="16325">
                <text:p>1632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560203">
                <text:p>560203</text:p>
              </table:table-cell>
              <table:table-cell office:value-type="float" office:value="16325">
                <text:p>1632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560203">
                <text:p>560203</text:p>
              </table:table-cell>
              <table:table-cell office:value-type="float" office:value="16325">
                <text:p>1632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560203">
                <text:p>560203</text:p>
              </table:table-cell>
              <table:table-cell office:value-type="float" office:value="16325">
                <text:p>1632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60203">
                <text:p>560203</text:p>
              </table:table-cell>
              <table:table-cell office:value-type="float" office:value="16325">
                <text:p>1632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60203">
                <text:p>560203</text:p>
              </table:table-cell>
              <table:table-cell office:value-type="float" office:value="16325">
                <text:p>1632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60203">
                <text:p>560203</text:p>
              </table:table-cell>
              <table:table-cell office:value-type="float" office:value="16325">
                <text:p>1632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60203">
                <text:p>560203</text:p>
              </table:table-cell>
              <table:table-cell office:value-type="float" office:value="16325">
                <text:p>1632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60203">
                <text:p>560203</text:p>
              </table:table-cell>
              <table:table-cell office:value-type="float" office:value="16325">
                <text:p>1632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60203">
                <text:p>560203</text:p>
              </table:table-cell>
              <table:table-cell office:value-type="float" office:value="16325">
                <text:p>1632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62907">
                <text:p>562907</text:p>
              </table:table-cell>
              <table:table-cell office:value-type="float" office:value="15412">
                <text:p>1541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62907">
                <text:p>562907</text:p>
              </table:table-cell>
              <table:table-cell office:value-type="float" office:value="15412">
                <text:p>1541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62907">
                <text:p>562907</text:p>
              </table:table-cell>
              <table:table-cell office:value-type="float" office:value="15412">
                <text:p>1541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562907">
                <text:p>562907</text:p>
              </table:table-cell>
              <table:table-cell office:value-type="float" office:value="15412">
                <text:p>1541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62907">
                <text:p>562907</text:p>
              </table:table-cell>
              <table:table-cell office:value-type="float" office:value="15412">
                <text:p>1541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62907">
                <text:p>562907</text:p>
              </table:table-cell>
              <table:table-cell office:value-type="float" office:value="15412">
                <text:p>1541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562907">
                <text:p>562907</text:p>
              </table:table-cell>
              <table:table-cell office:value-type="float" office:value="15412">
                <text:p>1541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562907">
                <text:p>562907</text:p>
              </table:table-cell>
              <table:table-cell office:value-type="float" office:value="15412">
                <text:p>1541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62907">
                <text:p>562907</text:p>
              </table:table-cell>
              <table:table-cell office:value-type="float" office:value="15412">
                <text:p>1541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562907">
                <text:p>562907</text:p>
              </table:table-cell>
              <table:table-cell office:value-type="float" office:value="15412">
                <text:p>1541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62907">
                <text:p>562907</text:p>
              </table:table-cell>
              <table:table-cell office:value-type="float" office:value="15412">
                <text:p>1541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562907">
                <text:p>562907</text:p>
              </table:table-cell>
              <table:table-cell office:value-type="float" office:value="15412">
                <text:p>1541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562907">
                <text:p>562907</text:p>
              </table:table-cell>
              <table:table-cell office:value-type="float" office:value="15412">
                <text:p>1541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562907">
                <text:p>562907</text:p>
              </table:table-cell>
              <table:table-cell office:value-type="float" office:value="15412">
                <text:p>1541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562907">
                <text:p>562907</text:p>
              </table:table-cell>
              <table:table-cell office:value-type="float" office:value="15412">
                <text:p>1541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565381">
                <text:p>565381</text:p>
              </table:table-cell>
              <table:table-cell office:value-type="float" office:value="14554">
                <text:p>1455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565381">
                <text:p>565381</text:p>
              </table:table-cell>
              <table:table-cell office:value-type="float" office:value="14554">
                <text:p>1455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65381">
                <text:p>565381</text:p>
              </table:table-cell>
              <table:table-cell office:value-type="float" office:value="14554">
                <text:p>1455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65381">
                <text:p>565381</text:p>
              </table:table-cell>
              <table:table-cell office:value-type="float" office:value="14554">
                <text:p>1455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65381">
                <text:p>565381</text:p>
              </table:table-cell>
              <table:table-cell office:value-type="float" office:value="14554">
                <text:p>14554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65381">
                <text:p>565381</text:p>
              </table:table-cell>
              <table:table-cell office:value-type="float" office:value="14554">
                <text:p>1455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65381">
                <text:p>565381</text:p>
              </table:table-cell>
              <table:table-cell office:value-type="float" office:value="14554">
                <text:p>1455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65381">
                <text:p>565381</text:p>
              </table:table-cell>
              <table:table-cell office:value-type="float" office:value="14554">
                <text:p>1455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65381">
                <text:p>565381</text:p>
              </table:table-cell>
              <table:table-cell office:value-type="float" office:value="14554">
                <text:p>1455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65381">
                <text:p>565381</text:p>
              </table:table-cell>
              <table:table-cell office:value-type="float" office:value="14554">
                <text:p>1455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65381">
                <text:p>565381</text:p>
              </table:table-cell>
              <table:table-cell office:value-type="float" office:value="14554">
                <text:p>14554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565381">
                <text:p>565381</text:p>
              </table:table-cell>
              <table:table-cell office:value-type="float" office:value="14554">
                <text:p>1455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565381">
                <text:p>565381</text:p>
              </table:table-cell>
              <table:table-cell office:value-type="float" office:value="14554">
                <text:p>1455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565381">
                <text:p>565381</text:p>
              </table:table-cell>
              <table:table-cell office:value-type="float" office:value="14554">
                <text:p>1455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65381">
                <text:p>565381</text:p>
              </table:table-cell>
              <table:table-cell office:value-type="float" office:value="14554">
                <text:p>1455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567707">
                <text:p>567707</text:p>
              </table:table-cell>
              <table:table-cell office:value-type="float" office:value="13782">
                <text:p>1378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567707">
                <text:p>567707</text:p>
              </table:table-cell>
              <table:table-cell office:value-type="float" office:value="13782">
                <text:p>1378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567707">
                <text:p>567707</text:p>
              </table:table-cell>
              <table:table-cell office:value-type="float" office:value="13782">
                <text:p>1378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567707">
                <text:p>567707</text:p>
              </table:table-cell>
              <table:table-cell office:value-type="float" office:value="13782">
                <text:p>1378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567707">
                <text:p>567707</text:p>
              </table:table-cell>
              <table:table-cell office:value-type="float" office:value="13782">
                <text:p>1378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567707">
                <text:p>567707</text:p>
              </table:table-cell>
              <table:table-cell office:value-type="float" office:value="13782">
                <text:p>1378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567707">
                <text:p>567707</text:p>
              </table:table-cell>
              <table:table-cell office:value-type="float" office:value="13782">
                <text:p>1378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567707">
                <text:p>567707</text:p>
              </table:table-cell>
              <table:table-cell office:value-type="float" office:value="13782">
                <text:p>1378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567707">
                <text:p>567707</text:p>
              </table:table-cell>
              <table:table-cell office:value-type="float" office:value="13782">
                <text:p>1378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567707">
                <text:p>567707</text:p>
              </table:table-cell>
              <table:table-cell office:value-type="float" office:value="13782">
                <text:p>1378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67707">
                <text:p>567707</text:p>
              </table:table-cell>
              <table:table-cell office:value-type="float" office:value="13782">
                <text:p>1378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567707">
                <text:p>567707</text:p>
              </table:table-cell>
              <table:table-cell office:value-type="float" office:value="13782">
                <text:p>1378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567707">
                <text:p>567707</text:p>
              </table:table-cell>
              <table:table-cell office:value-type="float" office:value="13782">
                <text:p>1378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567707">
                <text:p>567707</text:p>
              </table:table-cell>
              <table:table-cell office:value-type="float" office:value="13782">
                <text:p>1378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567707">
                <text:p>567707</text:p>
              </table:table-cell>
              <table:table-cell office:value-type="float" office:value="13782">
                <text:p>1378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569901">
                <text:p>569901</text:p>
              </table:table-cell>
              <table:table-cell office:value-type="float" office:value="13018">
                <text:p>1301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569901">
                <text:p>569901</text:p>
              </table:table-cell>
              <table:table-cell office:value-type="float" office:value="13018">
                <text:p>1301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569901">
                <text:p>569901</text:p>
              </table:table-cell>
              <table:table-cell office:value-type="float" office:value="13018">
                <text:p>1301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569901">
                <text:p>569901</text:p>
              </table:table-cell>
              <table:table-cell office:value-type="float" office:value="13018">
                <text:p>1301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569901">
                <text:p>569901</text:p>
              </table:table-cell>
              <table:table-cell office:value-type="float" office:value="13018">
                <text:p>1301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569901">
                <text:p>569901</text:p>
              </table:table-cell>
              <table:table-cell office:value-type="float" office:value="13018">
                <text:p>1301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569901">
                <text:p>569901</text:p>
              </table:table-cell>
              <table:table-cell office:value-type="float" office:value="13018">
                <text:p>1301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569901">
                <text:p>569901</text:p>
              </table:table-cell>
              <table:table-cell office:value-type="float" office:value="13018">
                <text:p>1301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569901">
                <text:p>569901</text:p>
              </table:table-cell>
              <table:table-cell office:value-type="float" office:value="13018">
                <text:p>1301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569901">
                <text:p>569901</text:p>
              </table:table-cell>
              <table:table-cell office:value-type="float" office:value="13018">
                <text:p>1301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569901">
                <text:p>569901</text:p>
              </table:table-cell>
              <table:table-cell office:value-type="float" office:value="13018">
                <text:p>1301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569901">
                <text:p>569901</text:p>
              </table:table-cell>
              <table:table-cell office:value-type="float" office:value="13018">
                <text:p>1301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569901">
                <text:p>569901</text:p>
              </table:table-cell>
              <table:table-cell office:value-type="float" office:value="13018">
                <text:p>1301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569901">
                <text:p>569901</text:p>
              </table:table-cell>
              <table:table-cell office:value-type="float" office:value="13018">
                <text:p>1301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569901">
                <text:p>569901</text:p>
              </table:table-cell>
              <table:table-cell office:value-type="float" office:value="13018">
                <text:p>1301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572075">
                <text:p>572075</text:p>
              </table:table-cell>
              <table:table-cell office:value-type="float" office:value="12368">
                <text:p>1236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572075">
                <text:p>572075</text:p>
              </table:table-cell>
              <table:table-cell office:value-type="float" office:value="12368">
                <text:p>1236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572075">
                <text:p>572075</text:p>
              </table:table-cell>
              <table:table-cell office:value-type="float" office:value="12368">
                <text:p>1236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572075">
                <text:p>572075</text:p>
              </table:table-cell>
              <table:table-cell office:value-type="float" office:value="12368">
                <text:p>1236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572075">
                <text:p>572075</text:p>
              </table:table-cell>
              <table:table-cell office:value-type="float" office:value="12368">
                <text:p>1236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572075">
                <text:p>572075</text:p>
              </table:table-cell>
              <table:table-cell office:value-type="float" office:value="12368">
                <text:p>1236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572075">
                <text:p>572075</text:p>
              </table:table-cell>
              <table:table-cell office:value-type="float" office:value="12368">
                <text:p>1236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572075">
                <text:p>572075</text:p>
              </table:table-cell>
              <table:table-cell office:value-type="float" office:value="12368">
                <text:p>1236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572075">
                <text:p>572075</text:p>
              </table:table-cell>
              <table:table-cell office:value-type="float" office:value="12368">
                <text:p>1236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572075">
                <text:p>572075</text:p>
              </table:table-cell>
              <table:table-cell office:value-type="float" office:value="12368">
                <text:p>1236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572075">
                <text:p>572075</text:p>
              </table:table-cell>
              <table:table-cell office:value-type="float" office:value="12368">
                <text:p>1236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572075">
                <text:p>572075</text:p>
              </table:table-cell>
              <table:table-cell office:value-type="float" office:value="12368">
                <text:p>12368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72075">
                <text:p>572075</text:p>
              </table:table-cell>
              <table:table-cell office:value-type="float" office:value="12368">
                <text:p>1236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72075">
                <text:p>572075</text:p>
              </table:table-cell>
              <table:table-cell office:value-type="float" office:value="12368">
                <text:p>1236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72075">
                <text:p>572075</text:p>
              </table:table-cell>
              <table:table-cell office:value-type="float" office:value="12368">
                <text:p>1236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74161">
                <text:p>574161</text:p>
              </table:table-cell>
              <table:table-cell office:value-type="float" office:value="11751">
                <text:p>1175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74161">
                <text:p>574161</text:p>
              </table:table-cell>
              <table:table-cell office:value-type="float" office:value="11751">
                <text:p>1175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74161">
                <text:p>574161</text:p>
              </table:table-cell>
              <table:table-cell office:value-type="float" office:value="11751">
                <text:p>1175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74161">
                <text:p>574161</text:p>
              </table:table-cell>
              <table:table-cell office:value-type="float" office:value="11751">
                <text:p>1175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74161">
                <text:p>574161</text:p>
              </table:table-cell>
              <table:table-cell office:value-type="float" office:value="11751">
                <text:p>1175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74161">
                <text:p>574161</text:p>
              </table:table-cell>
              <table:table-cell office:value-type="float" office:value="11751">
                <text:p>1175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74161">
                <text:p>574161</text:p>
              </table:table-cell>
              <table:table-cell office:value-type="float" office:value="11751">
                <text:p>1175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574161">
                <text:p>574161</text:p>
              </table:table-cell>
              <table:table-cell office:value-type="float" office:value="11751">
                <text:p>1175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574161">
                <text:p>574161</text:p>
              </table:table-cell>
              <table:table-cell office:value-type="float" office:value="11751">
                <text:p>1175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574161">
                <text:p>574161</text:p>
              </table:table-cell>
              <table:table-cell office:value-type="float" office:value="11751">
                <text:p>1175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574161">
                <text:p>574161</text:p>
              </table:table-cell>
              <table:table-cell office:value-type="float" office:value="11751">
                <text:p>1175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574161">
                <text:p>574161</text:p>
              </table:table-cell>
              <table:table-cell office:value-type="float" office:value="11751">
                <text:p>1175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574161">
                <text:p>574161</text:p>
              </table:table-cell>
              <table:table-cell office:value-type="float" office:value="11751">
                <text:p>1175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574161">
                <text:p>574161</text:p>
              </table:table-cell>
              <table:table-cell office:value-type="float" office:value="11751">
                <text:p>1175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574161">
                <text:p>574161</text:p>
              </table:table-cell>
              <table:table-cell office:value-type="float" office:value="11751">
                <text:p>1175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576074">
                <text:p>576074</text:p>
              </table:table-cell>
              <table:table-cell office:value-type="float" office:value="11169">
                <text:p>1116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576074">
                <text:p>576074</text:p>
              </table:table-cell>
              <table:table-cell office:value-type="float" office:value="11169">
                <text:p>1116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576074">
                <text:p>576074</text:p>
              </table:table-cell>
              <table:table-cell office:value-type="float" office:value="11169">
                <text:p>1116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576074">
                <text:p>576074</text:p>
              </table:table-cell>
              <table:table-cell office:value-type="float" office:value="11169">
                <text:p>1116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576074">
                <text:p>576074</text:p>
              </table:table-cell>
              <table:table-cell office:value-type="float" office:value="11169">
                <text:p>1116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576074">
                <text:p>576074</text:p>
              </table:table-cell>
              <table:table-cell office:value-type="float" office:value="11169">
                <text:p>1116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576074">
                <text:p>576074</text:p>
              </table:table-cell>
              <table:table-cell office:value-type="float" office:value="11169">
                <text:p>1116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576074">
                <text:p>576074</text:p>
              </table:table-cell>
              <table:table-cell office:value-type="float" office:value="11169">
                <text:p>1116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576074">
                <text:p>576074</text:p>
              </table:table-cell>
              <table:table-cell office:value-type="float" office:value="11169">
                <text:p>1116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576074">
                <text:p>576074</text:p>
              </table:table-cell>
              <table:table-cell office:value-type="float" office:value="11169">
                <text:p>1116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576074">
                <text:p>576074</text:p>
              </table:table-cell>
              <table:table-cell office:value-type="float" office:value="11169">
                <text:p>1116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576074">
                <text:p>576074</text:p>
              </table:table-cell>
              <table:table-cell office:value-type="float" office:value="11169">
                <text:p>1116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576074">
                <text:p>576074</text:p>
              </table:table-cell>
              <table:table-cell office:value-type="float" office:value="11169">
                <text:p>1116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576074">
                <text:p>576074</text:p>
              </table:table-cell>
              <table:table-cell office:value-type="float" office:value="11169">
                <text:p>1116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576074">
                <text:p>576074</text:p>
              </table:table-cell>
              <table:table-cell office:value-type="float" office:value="11169">
                <text:p>1116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577891">
                <text:p>577891</text:p>
              </table:table-cell>
              <table:table-cell office:value-type="float" office:value="10607">
                <text:p>10607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577891">
                <text:p>577891</text:p>
              </table:table-cell>
              <table:table-cell office:value-type="float" office:value="10607">
                <text:p>1060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577891">
                <text:p>577891</text:p>
              </table:table-cell>
              <table:table-cell office:value-type="float" office:value="10607">
                <text:p>1060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577891">
                <text:p>577891</text:p>
              </table:table-cell>
              <table:table-cell office:value-type="float" office:value="10607">
                <text:p>1060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77891">
                <text:p>577891</text:p>
              </table:table-cell>
              <table:table-cell office:value-type="float" office:value="10607">
                <text:p>1060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77891">
                <text:p>577891</text:p>
              </table:table-cell>
              <table:table-cell office:value-type="float" office:value="10607">
                <text:p>1060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77891">
                <text:p>577891</text:p>
              </table:table-cell>
              <table:table-cell office:value-type="float" office:value="10607">
                <text:p>1060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77891">
                <text:p>577891</text:p>
              </table:table-cell>
              <table:table-cell office:value-type="float" office:value="10607">
                <text:p>1060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77891">
                <text:p>577891</text:p>
              </table:table-cell>
              <table:table-cell office:value-type="float" office:value="10607">
                <text:p>1060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77891">
                <text:p>577891</text:p>
              </table:table-cell>
              <table:table-cell office:value-type="float" office:value="10607">
                <text:p>1060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77891">
                <text:p>577891</text:p>
              </table:table-cell>
              <table:table-cell office:value-type="float" office:value="10607">
                <text:p>1060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77891">
                <text:p>577891</text:p>
              </table:table-cell>
              <table:table-cell office:value-type="float" office:value="10607">
                <text:p>1060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77891">
                <text:p>577891</text:p>
              </table:table-cell>
              <table:table-cell office:value-type="float" office:value="10607">
                <text:p>1060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77891">
                <text:p>577891</text:p>
              </table:table-cell>
              <table:table-cell office:value-type="float" office:value="10607">
                <text:p>1060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577891">
                <text:p>577891</text:p>
              </table:table-cell>
              <table:table-cell office:value-type="float" office:value="10607">
                <text:p>1060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579643">
                <text:p>579643</text:p>
              </table:table-cell>
              <table:table-cell office:value-type="float" office:value="10097">
                <text:p>10097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579643">
                <text:p>579643</text:p>
              </table:table-cell>
              <table:table-cell office:value-type="float" office:value="10097">
                <text:p>1009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579643">
                <text:p>579643</text:p>
              </table:table-cell>
              <table:table-cell office:value-type="float" office:value="10097">
                <text:p>1009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579643">
                <text:p>579643</text:p>
              </table:table-cell>
              <table:table-cell office:value-type="float" office:value="10097">
                <text:p>1009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579643">
                <text:p>579643</text:p>
              </table:table-cell>
              <table:table-cell office:value-type="float" office:value="10097">
                <text:p>1009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579643">
                <text:p>579643</text:p>
              </table:table-cell>
              <table:table-cell office:value-type="float" office:value="10097">
                <text:p>1009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579643">
                <text:p>579643</text:p>
              </table:table-cell>
              <table:table-cell office:value-type="float" office:value="10097">
                <text:p>1009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579643">
                <text:p>579643</text:p>
              </table:table-cell>
              <table:table-cell office:value-type="float" office:value="10097">
                <text:p>1009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579643">
                <text:p>579643</text:p>
              </table:table-cell>
              <table:table-cell office:value-type="float" office:value="10097">
                <text:p>10097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579643">
                <text:p>579643</text:p>
              </table:table-cell>
              <table:table-cell office:value-type="float" office:value="10097">
                <text:p>1009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579643">
                <text:p>579643</text:p>
              </table:table-cell>
              <table:table-cell office:value-type="float" office:value="10097">
                <text:p>1009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579643">
                <text:p>579643</text:p>
              </table:table-cell>
              <table:table-cell office:value-type="float" office:value="10097">
                <text:p>1009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579643">
                <text:p>579643</text:p>
              </table:table-cell>
              <table:table-cell office:value-type="float" office:value="10097">
                <text:p>1009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579643">
                <text:p>579643</text:p>
              </table:table-cell>
              <table:table-cell office:value-type="float" office:value="10097">
                <text:p>1009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579643">
                <text:p>579643</text:p>
              </table:table-cell>
              <table:table-cell office:value-type="float" office:value="10097">
                <text:p>1009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581265">
                <text:p>581265</text:p>
              </table:table-cell>
              <table:table-cell office:value-type="float" office:value="9632">
                <text:p>963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581265">
                <text:p>581265</text:p>
              </table:table-cell>
              <table:table-cell office:value-type="float" office:value="9632">
                <text:p>963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81265">
                <text:p>581265</text:p>
              </table:table-cell>
              <table:table-cell office:value-type="float" office:value="9632">
                <text:p>963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81265">
                <text:p>581265</text:p>
              </table:table-cell>
              <table:table-cell office:value-type="float" office:value="9632">
                <text:p>963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581265">
                <text:p>581265</text:p>
              </table:table-cell>
              <table:table-cell office:value-type="float" office:value="9632">
                <text:p>963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581265">
                <text:p>581265</text:p>
              </table:table-cell>
              <table:table-cell office:value-type="float" office:value="9632">
                <text:p>963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581265">
                <text:p>581265</text:p>
              </table:table-cell>
              <table:table-cell office:value-type="float" office:value="9632">
                <text:p>963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581265">
                <text:p>581265</text:p>
              </table:table-cell>
              <table:table-cell office:value-type="float" office:value="9632">
                <text:p>963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581265">
                <text:p>581265</text:p>
              </table:table-cell>
              <table:table-cell office:value-type="float" office:value="9632">
                <text:p>963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581265">
                <text:p>581265</text:p>
              </table:table-cell>
              <table:table-cell office:value-type="float" office:value="9632">
                <text:p>963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581265">
                <text:p>581265</text:p>
              </table:table-cell>
              <table:table-cell office:value-type="float" office:value="9632">
                <text:p>963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581265">
                <text:p>581265</text:p>
              </table:table-cell>
              <table:table-cell office:value-type="float" office:value="9632">
                <text:p>963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581265">
                <text:p>581265</text:p>
              </table:table-cell>
              <table:table-cell office:value-type="float" office:value="9632">
                <text:p>963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81265">
                <text:p>581265</text:p>
              </table:table-cell>
              <table:table-cell office:value-type="float" office:value="9632">
                <text:p>963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581265">
                <text:p>581265</text:p>
              </table:table-cell>
              <table:table-cell office:value-type="float" office:value="9632">
                <text:p>963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582787">
                <text:p>582787</text:p>
              </table:table-cell>
              <table:table-cell office:value-type="float" office:value="9223">
                <text:p>922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582787">
                <text:p>582787</text:p>
              </table:table-cell>
              <table:table-cell office:value-type="float" office:value="9223">
                <text:p>922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582787">
                <text:p>582787</text:p>
              </table:table-cell>
              <table:table-cell office:value-type="float" office:value="9223">
                <text:p>922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582787">
                <text:p>582787</text:p>
              </table:table-cell>
              <table:table-cell office:value-type="float" office:value="9223">
                <text:p>922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582787">
                <text:p>582787</text:p>
              </table:table-cell>
              <table:table-cell office:value-type="float" office:value="9223">
                <text:p>922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582787">
                <text:p>582787</text:p>
              </table:table-cell>
              <table:table-cell office:value-type="float" office:value="9223">
                <text:p>922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582787">
                <text:p>582787</text:p>
              </table:table-cell>
              <table:table-cell office:value-type="float" office:value="9223">
                <text:p>9223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582787">
                <text:p>582787</text:p>
              </table:table-cell>
              <table:table-cell office:value-type="float" office:value="9223">
                <text:p>922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582787">
                <text:p>582787</text:p>
              </table:table-cell>
              <table:table-cell office:value-type="float" office:value="9223">
                <text:p>922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82787">
                <text:p>582787</text:p>
              </table:table-cell>
              <table:table-cell office:value-type="float" office:value="9223">
                <text:p>922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582787">
                <text:p>582787</text:p>
              </table:table-cell>
              <table:table-cell office:value-type="float" office:value="9223">
                <text:p>922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582787">
                <text:p>582787</text:p>
              </table:table-cell>
              <table:table-cell office:value-type="float" office:value="9223">
                <text:p>922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582787">
                <text:p>582787</text:p>
              </table:table-cell>
              <table:table-cell office:value-type="float" office:value="9223">
                <text:p>922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582787">
                <text:p>582787</text:p>
              </table:table-cell>
              <table:table-cell office:value-type="float" office:value="9223">
                <text:p>922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582787">
                <text:p>582787</text:p>
              </table:table-cell>
              <table:table-cell office:value-type="float" office:value="9223">
                <text:p>922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584245">
                <text:p>584245</text:p>
              </table:table-cell>
              <table:table-cell office:value-type="float" office:value="8823">
                <text:p>882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584245">
                <text:p>584245</text:p>
              </table:table-cell>
              <table:table-cell office:value-type="float" office:value="8823">
                <text:p>882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584245">
                <text:p>584245</text:p>
              </table:table-cell>
              <table:table-cell office:value-type="float" office:value="8823">
                <text:p>882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584245">
                <text:p>584245</text:p>
              </table:table-cell>
              <table:table-cell office:value-type="float" office:value="8823">
                <text:p>882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584245">
                <text:p>584245</text:p>
              </table:table-cell>
              <table:table-cell office:value-type="float" office:value="8823">
                <text:p>882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584245">
                <text:p>584245</text:p>
              </table:table-cell>
              <table:table-cell office:value-type="float" office:value="8823">
                <text:p>8823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584245">
                <text:p>584245</text:p>
              </table:table-cell>
              <table:table-cell office:value-type="float" office:value="8823">
                <text:p>882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584245">
                <text:p>584245</text:p>
              </table:table-cell>
              <table:table-cell office:value-type="float" office:value="8823">
                <text:p>882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584245">
                <text:p>584245</text:p>
              </table:table-cell>
              <table:table-cell office:value-type="float" office:value="8823">
                <text:p>882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584245">
                <text:p>584245</text:p>
              </table:table-cell>
              <table:table-cell office:value-type="float" office:value="8823">
                <text:p>882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584245">
                <text:p>584245</text:p>
              </table:table-cell>
              <table:table-cell office:value-type="float" office:value="8823">
                <text:p>8823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584245">
                <text:p>584245</text:p>
              </table:table-cell>
              <table:table-cell office:value-type="float" office:value="8823">
                <text:p>882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584245">
                <text:p>584245</text:p>
              </table:table-cell>
              <table:table-cell office:value-type="float" office:value="8823">
                <text:p>8823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584245">
                <text:p>584245</text:p>
              </table:table-cell>
              <table:table-cell office:value-type="float" office:value="8823">
                <text:p>882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84245">
                <text:p>584245</text:p>
              </table:table-cell>
              <table:table-cell office:value-type="float" office:value="8823">
                <text:p>882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85657">
                <text:p>585657</text:p>
              </table:table-cell>
              <table:table-cell office:value-type="float" office:value="8419">
                <text:p>841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85657">
                <text:p>585657</text:p>
              </table:table-cell>
              <table:table-cell office:value-type="float" office:value="8419">
                <text:p>8419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85657">
                <text:p>585657</text:p>
              </table:table-cell>
              <table:table-cell office:value-type="float" office:value="8419">
                <text:p>8419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585657">
                <text:p>585657</text:p>
              </table:table-cell>
              <table:table-cell office:value-type="float" office:value="8419">
                <text:p>841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85657">
                <text:p>585657</text:p>
              </table:table-cell>
              <table:table-cell office:value-type="float" office:value="8419">
                <text:p>841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85657">
                <text:p>585657</text:p>
              </table:table-cell>
              <table:table-cell office:value-type="float" office:value="8419">
                <text:p>841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585657">
                <text:p>585657</text:p>
              </table:table-cell>
              <table:table-cell office:value-type="float" office:value="8419">
                <text:p>841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85657">
                <text:p>585657</text:p>
              </table:table-cell>
              <table:table-cell office:value-type="float" office:value="8419">
                <text:p>841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585657">
                <text:p>585657</text:p>
              </table:table-cell>
              <table:table-cell office:value-type="float" office:value="8419">
                <text:p>841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585657">
                <text:p>585657</text:p>
              </table:table-cell>
              <table:table-cell office:value-type="float" office:value="8419">
                <text:p>841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585657">
                <text:p>585657</text:p>
              </table:table-cell>
              <table:table-cell office:value-type="float" office:value="8419">
                <text:p>8419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585657">
                <text:p>585657</text:p>
              </table:table-cell>
              <table:table-cell office:value-type="float" office:value="8419">
                <text:p>841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585657">
                <text:p>585657</text:p>
              </table:table-cell>
              <table:table-cell office:value-type="float" office:value="8419">
                <text:p>841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585657">
                <text:p>585657</text:p>
              </table:table-cell>
              <table:table-cell office:value-type="float" office:value="8419">
                <text:p>841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585657">
                <text:p>585657</text:p>
              </table:table-cell>
              <table:table-cell office:value-type="float" office:value="8419">
                <text:p>841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586972">
                <text:p>586972</text:p>
              </table:table-cell>
              <table:table-cell office:value-type="float" office:value="8022">
                <text:p>802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586972">
                <text:p>586972</text:p>
              </table:table-cell>
              <table:table-cell office:value-type="float" office:value="8022">
                <text:p>802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586972">
                <text:p>586972</text:p>
              </table:table-cell>
              <table:table-cell office:value-type="float" office:value="8022">
                <text:p>8022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586972">
                <text:p>586972</text:p>
              </table:table-cell>
              <table:table-cell office:value-type="float" office:value="8022">
                <text:p>8022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586972">
                <text:p>586972</text:p>
              </table:table-cell>
              <table:table-cell office:value-type="float" office:value="8022">
                <text:p>802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586972">
                <text:p>586972</text:p>
              </table:table-cell>
              <table:table-cell office:value-type="float" office:value="8022">
                <text:p>802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586972">
                <text:p>586972</text:p>
              </table:table-cell>
              <table:table-cell office:value-type="float" office:value="8022">
                <text:p>802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586972">
                <text:p>586972</text:p>
              </table:table-cell>
              <table:table-cell office:value-type="float" office:value="8022">
                <text:p>8022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586972">
                <text:p>586972</text:p>
              </table:table-cell>
              <table:table-cell office:value-type="float" office:value="8022">
                <text:p>802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586972">
                <text:p>586972</text:p>
              </table:table-cell>
              <table:table-cell office:value-type="float" office:value="8022">
                <text:p>8022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586972">
                <text:p>586972</text:p>
              </table:table-cell>
              <table:table-cell office:value-type="float" office:value="8022">
                <text:p>802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586972">
                <text:p>586972</text:p>
              </table:table-cell>
              <table:table-cell office:value-type="float" office:value="8022">
                <text:p>802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586972">
                <text:p>586972</text:p>
              </table:table-cell>
              <table:table-cell office:value-type="float" office:value="8022">
                <text:p>8022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586972">
                <text:p>586972</text:p>
              </table:table-cell>
              <table:table-cell office:value-type="float" office:value="8022">
                <text:p>8022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586972">
                <text:p>586972</text:p>
              </table:table-cell>
              <table:table-cell office:value-type="float" office:value="8022">
                <text:p>8022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588219">
                <text:p>588219</text:p>
              </table:table-cell>
              <table:table-cell office:value-type="float" office:value="7675">
                <text:p>767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588219">
                <text:p>588219</text:p>
              </table:table-cell>
              <table:table-cell office:value-type="float" office:value="7675">
                <text:p>767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588219">
                <text:p>588219</text:p>
              </table:table-cell>
              <table:table-cell office:value-type="float" office:value="7675">
                <text:p>767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588219">
                <text:p>588219</text:p>
              </table:table-cell>
              <table:table-cell office:value-type="float" office:value="7675">
                <text:p>767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588219">
                <text:p>588219</text:p>
              </table:table-cell>
              <table:table-cell office:value-type="float" office:value="7675">
                <text:p>767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588219">
                <text:p>588219</text:p>
              </table:table-cell>
              <table:table-cell office:value-type="float" office:value="7675">
                <text:p>767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588219">
                <text:p>588219</text:p>
              </table:table-cell>
              <table:table-cell office:value-type="float" office:value="7675">
                <text:p>767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588219">
                <text:p>588219</text:p>
              </table:table-cell>
              <table:table-cell office:value-type="float" office:value="7675">
                <text:p>767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588219">
                <text:p>588219</text:p>
              </table:table-cell>
              <table:table-cell office:value-type="float" office:value="7675">
                <text:p>767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588219">
                <text:p>588219</text:p>
              </table:table-cell>
              <table:table-cell office:value-type="float" office:value="7675">
                <text:p>767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588219">
                <text:p>588219</text:p>
              </table:table-cell>
              <table:table-cell office:value-type="float" office:value="7675">
                <text:p>767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588219">
                <text:p>588219</text:p>
              </table:table-cell>
              <table:table-cell office:value-type="float" office:value="7675">
                <text:p>767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588219">
                <text:p>588219</text:p>
              </table:table-cell>
              <table:table-cell office:value-type="float" office:value="7675">
                <text:p>767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588219">
                <text:p>588219</text:p>
              </table:table-cell>
              <table:table-cell office:value-type="float" office:value="7675">
                <text:p>767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588219">
                <text:p>588219</text:p>
              </table:table-cell>
              <table:table-cell office:value-type="float" office:value="7675">
                <text:p>767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589533">
                <text:p>589533</text:p>
              </table:table-cell>
              <table:table-cell office:value-type="float" office:value="7347">
                <text:p>734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589533">
                <text:p>589533</text:p>
              </table:table-cell>
              <table:table-cell office:value-type="float" office:value="7347">
                <text:p>7347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589533">
                <text:p>589533</text:p>
              </table:table-cell>
              <table:table-cell office:value-type="float" office:value="7347">
                <text:p>7347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589533">
                <text:p>589533</text:p>
              </table:table-cell>
              <table:table-cell office:value-type="float" office:value="7347">
                <text:p>7347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589533">
                <text:p>589533</text:p>
              </table:table-cell>
              <table:table-cell office:value-type="float" office:value="7347">
                <text:p>7347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589533">
                <text:p>589533</text:p>
              </table:table-cell>
              <table:table-cell office:value-type="float" office:value="7347">
                <text:p>7347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589533">
                <text:p>589533</text:p>
              </table:table-cell>
              <table:table-cell office:value-type="float" office:value="7347">
                <text:p>7347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589533">
                <text:p>589533</text:p>
              </table:table-cell>
              <table:table-cell office:value-type="float" office:value="7347">
                <text:p>7347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589533">
                <text:p>589533</text:p>
              </table:table-cell>
              <table:table-cell office:value-type="float" office:value="7347">
                <text:p>7347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589533">
                <text:p>589533</text:p>
              </table:table-cell>
              <table:table-cell office:value-type="float" office:value="7347">
                <text:p>7347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589533">
                <text:p>589533</text:p>
              </table:table-cell>
              <table:table-cell office:value-type="float" office:value="7347">
                <text:p>7347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589533">
                <text:p>589533</text:p>
              </table:table-cell>
              <table:table-cell office:value-type="float" office:value="7347">
                <text:p>7347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589533">
                <text:p>589533</text:p>
              </table:table-cell>
              <table:table-cell office:value-type="float" office:value="7347">
                <text:p>7347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589533">
                <text:p>589533</text:p>
              </table:table-cell>
              <table:table-cell office:value-type="float" office:value="7347">
                <text:p>7347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589533">
                <text:p>589533</text:p>
              </table:table-cell>
              <table:table-cell office:value-type="float" office:value="7347">
                <text:p>7347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590725">
                <text:p>590725</text:p>
              </table:table-cell>
              <table:table-cell office:value-type="float" office:value="7029">
                <text:p>7029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590725">
                <text:p>590725</text:p>
              </table:table-cell>
              <table:table-cell office:value-type="float" office:value="7029">
                <text:p>7029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590725">
                <text:p>590725</text:p>
              </table:table-cell>
              <table:table-cell office:value-type="float" office:value="7029">
                <text:p>7029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590725">
                <text:p>590725</text:p>
              </table:table-cell>
              <table:table-cell office:value-type="float" office:value="7029">
                <text:p>7029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590725">
                <text:p>590725</text:p>
              </table:table-cell>
              <table:table-cell office:value-type="float" office:value="7029">
                <text:p>702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590725">
                <text:p>590725</text:p>
              </table:table-cell>
              <table:table-cell office:value-type="float" office:value="7029">
                <text:p>702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590725">
                <text:p>590725</text:p>
              </table:table-cell>
              <table:table-cell office:value-type="float" office:value="7029">
                <text:p>7029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590725">
                <text:p>590725</text:p>
              </table:table-cell>
              <table:table-cell office:value-type="float" office:value="7029">
                <text:p>7029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590725">
                <text:p>590725</text:p>
              </table:table-cell>
              <table:table-cell office:value-type="float" office:value="7029">
                <text:p>702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590725">
                <text:p>590725</text:p>
              </table:table-cell>
              <table:table-cell office:value-type="float" office:value="7029">
                <text:p>7029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590725">
                <text:p>590725</text:p>
              </table:table-cell>
              <table:table-cell office:value-type="float" office:value="7029">
                <text:p>7029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590725">
                <text:p>590725</text:p>
              </table:table-cell>
              <table:table-cell office:value-type="float" office:value="7029">
                <text:p>7029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590725">
                <text:p>590725</text:p>
              </table:table-cell>
              <table:table-cell office:value-type="float" office:value="7029">
                <text:p>7029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590725">
                <text:p>590725</text:p>
              </table:table-cell>
              <table:table-cell office:value-type="float" office:value="7029">
                <text:p>702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590725">
                <text:p>590725</text:p>
              </table:table-cell>
              <table:table-cell office:value-type="float" office:value="7029">
                <text:p>7029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591872">
                <text:p>591872</text:p>
              </table:table-cell>
              <table:table-cell office:value-type="float" office:value="6725">
                <text:p>672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591872">
                <text:p>591872</text:p>
              </table:table-cell>
              <table:table-cell office:value-type="float" office:value="6725">
                <text:p>672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591872">
                <text:p>591872</text:p>
              </table:table-cell>
              <table:table-cell office:value-type="float" office:value="6725">
                <text:p>672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591872">
                <text:p>591872</text:p>
              </table:table-cell>
              <table:table-cell office:value-type="float" office:value="6725">
                <text:p>672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591872">
                <text:p>591872</text:p>
              </table:table-cell>
              <table:table-cell office:value-type="float" office:value="6725">
                <text:p>672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591872">
                <text:p>591872</text:p>
              </table:table-cell>
              <table:table-cell office:value-type="float" office:value="6725">
                <text:p>672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591872">
                <text:p>591872</text:p>
              </table:table-cell>
              <table:table-cell office:value-type="float" office:value="6725">
                <text:p>672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591872">
                <text:p>591872</text:p>
              </table:table-cell>
              <table:table-cell office:value-type="float" office:value="6725">
                <text:p>672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591872">
                <text:p>591872</text:p>
              </table:table-cell>
              <table:table-cell office:value-type="float" office:value="6725">
                <text:p>672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591872">
                <text:p>591872</text:p>
              </table:table-cell>
              <table:table-cell office:value-type="float" office:value="6725">
                <text:p>672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591872">
                <text:p>591872</text:p>
              </table:table-cell>
              <table:table-cell office:value-type="float" office:value="6725">
                <text:p>672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591872">
                <text:p>591872</text:p>
              </table:table-cell>
              <table:table-cell office:value-type="float" office:value="6725">
                <text:p>672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591872">
                <text:p>591872</text:p>
              </table:table-cell>
              <table:table-cell office:value-type="float" office:value="6725">
                <text:p>672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591872">
                <text:p>591872</text:p>
              </table:table-cell>
              <table:table-cell office:value-type="float" office:value="6725">
                <text:p>672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591872">
                <text:p>591872</text:p>
              </table:table-cell>
              <table:table-cell office:value-type="float" office:value="6725">
                <text:p>672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592959">
                <text:p>592959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592959">
                <text:p>592959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592959">
                <text:p>592959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592959">
                <text:p>592959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592959">
                <text:p>592959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592959">
                <text:p>592959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592959">
                <text:p>592959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592959">
                <text:p>592959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592959">
                <text:p>592959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592959">
                <text:p>592959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592959">
                <text:p>592959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592959">
                <text:p>592959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592959">
                <text:p>592959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592959">
                <text:p>592959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592959">
                <text:p>592959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594000">
                <text:p>594000</text:p>
              </table:table-cell>
              <table:table-cell office:value-type="float" office:value="6148">
                <text:p>614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594000">
                <text:p>594000</text:p>
              </table:table-cell>
              <table:table-cell office:value-type="float" office:value="6148">
                <text:p>614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594000">
                <text:p>594000</text:p>
              </table:table-cell>
              <table:table-cell office:value-type="float" office:value="6148">
                <text:p>614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594000">
                <text:p>594000</text:p>
              </table:table-cell>
              <table:table-cell office:value-type="float" office:value="6148">
                <text:p>6148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594000">
                <text:p>594000</text:p>
              </table:table-cell>
              <table:table-cell office:value-type="float" office:value="6148">
                <text:p>6148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594000">
                <text:p>594000</text:p>
              </table:table-cell>
              <table:table-cell office:value-type="float" office:value="6148">
                <text:p>6148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594000">
                <text:p>594000</text:p>
              </table:table-cell>
              <table:table-cell office:value-type="float" office:value="6148">
                <text:p>614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594000">
                <text:p>594000</text:p>
              </table:table-cell>
              <table:table-cell office:value-type="float" office:value="6148">
                <text:p>614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594000">
                <text:p>594000</text:p>
              </table:table-cell>
              <table:table-cell office:value-type="float" office:value="6148">
                <text:p>614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594000">
                <text:p>594000</text:p>
              </table:table-cell>
              <table:table-cell office:value-type="float" office:value="6148">
                <text:p>614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594000">
                <text:p>594000</text:p>
              </table:table-cell>
              <table:table-cell office:value-type="float" office:value="6148">
                <text:p>6148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594000">
                <text:p>594000</text:p>
              </table:table-cell>
              <table:table-cell office:value-type="float" office:value="6148">
                <text:p>614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594000">
                <text:p>594000</text:p>
              </table:table-cell>
              <table:table-cell office:value-type="float" office:value="6148">
                <text:p>6148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594000">
                <text:p>594000</text:p>
              </table:table-cell>
              <table:table-cell office:value-type="float" office:value="6148">
                <text:p>6148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594000">
                <text:p>594000</text:p>
              </table:table-cell>
              <table:table-cell office:value-type="float" office:value="6148">
                <text:p>6148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595004">
                <text:p>595004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595004">
                <text:p>595004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595004">
                <text:p>595004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595004">
                <text:p>595004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595004">
                <text:p>595004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595004">
                <text:p>595004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595004">
                <text:p>595004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595004">
                <text:p>595004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595004">
                <text:p>595004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595004">
                <text:p>595004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595004">
                <text:p>595004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595004">
                <text:p>595004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595004">
                <text:p>595004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595004">
                <text:p>595004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595004">
                <text:p>595004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595974">
                <text:p>595974</text:p>
              </table:table-cell>
              <table:table-cell office:value-type="float" office:value="5603">
                <text:p>5603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595974">
                <text:p>595974</text:p>
              </table:table-cell>
              <table:table-cell office:value-type="float" office:value="5603">
                <text:p>560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595974">
                <text:p>595974</text:p>
              </table:table-cell>
              <table:table-cell office:value-type="float" office:value="5603">
                <text:p>5603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595974">
                <text:p>595974</text:p>
              </table:table-cell>
              <table:table-cell office:value-type="float" office:value="5603">
                <text:p>5603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595974">
                <text:p>595974</text:p>
              </table:table-cell>
              <table:table-cell office:value-type="float" office:value="5603">
                <text:p>560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595974">
                <text:p>595974</text:p>
              </table:table-cell>
              <table:table-cell office:value-type="float" office:value="5603">
                <text:p>560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595974">
                <text:p>595974</text:p>
              </table:table-cell>
              <table:table-cell office:value-type="float" office:value="5603">
                <text:p>5603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595974">
                <text:p>595974</text:p>
              </table:table-cell>
              <table:table-cell office:value-type="float" office:value="5603">
                <text:p>560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595974">
                <text:p>595974</text:p>
              </table:table-cell>
              <table:table-cell office:value-type="float" office:value="5603">
                <text:p>5603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595974">
                <text:p>595974</text:p>
              </table:table-cell>
              <table:table-cell office:value-type="float" office:value="5603">
                <text:p>5603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595974">
                <text:p>595974</text:p>
              </table:table-cell>
              <table:table-cell office:value-type="float" office:value="5603">
                <text:p>560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595974">
                <text:p>595974</text:p>
              </table:table-cell>
              <table:table-cell office:value-type="float" office:value="5603">
                <text:p>5603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595974">
                <text:p>595974</text:p>
              </table:table-cell>
              <table:table-cell office:value-type="float" office:value="5603">
                <text:p>560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595974">
                <text:p>595974</text:p>
              </table:table-cell>
              <table:table-cell office:value-type="float" office:value="5603">
                <text:p>560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595974">
                <text:p>595974</text:p>
              </table:table-cell>
              <table:table-cell office:value-type="float" office:value="5603">
                <text:p>5603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596914">
                <text:p>596914</text:p>
              </table:table-cell>
              <table:table-cell office:value-type="float" office:value="5346">
                <text:p>5346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596914">
                <text:p>596914</text:p>
              </table:table-cell>
              <table:table-cell office:value-type="float" office:value="5346">
                <text:p>5346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596914">
                <text:p>596914</text:p>
              </table:table-cell>
              <table:table-cell office:value-type="float" office:value="5346">
                <text:p>5346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596914">
                <text:p>596914</text:p>
              </table:table-cell>
              <table:table-cell office:value-type="float" office:value="5346">
                <text:p>5346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596914">
                <text:p>596914</text:p>
              </table:table-cell>
              <table:table-cell office:value-type="float" office:value="5346">
                <text:p>534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596914">
                <text:p>596914</text:p>
              </table:table-cell>
              <table:table-cell office:value-type="float" office:value="5346">
                <text:p>5346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596914">
                <text:p>596914</text:p>
              </table:table-cell>
              <table:table-cell office:value-type="float" office:value="5346">
                <text:p>5346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596914">
                <text:p>596914</text:p>
              </table:table-cell>
              <table:table-cell office:value-type="float" office:value="5346">
                <text:p>5346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596914">
                <text:p>596914</text:p>
              </table:table-cell>
              <table:table-cell office:value-type="float" office:value="5346">
                <text:p>534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596914">
                <text:p>596914</text:p>
              </table:table-cell>
              <table:table-cell office:value-type="float" office:value="5346">
                <text:p>5346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596914">
                <text:p>596914</text:p>
              </table:table-cell>
              <table:table-cell office:value-type="float" office:value="5346">
                <text:p>5346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596914">
                <text:p>596914</text:p>
              </table:table-cell>
              <table:table-cell office:value-type="float" office:value="5346">
                <text:p>5346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596914">
                <text:p>596914</text:p>
              </table:table-cell>
              <table:table-cell office:value-type="float" office:value="5346">
                <text:p>5346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596914">
                <text:p>596914</text:p>
              </table:table-cell>
              <table:table-cell office:value-type="float" office:value="5346">
                <text:p>5346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596914">
                <text:p>596914</text:p>
              </table:table-cell>
              <table:table-cell office:value-type="float" office:value="5346">
                <text:p>5346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597856">
                <text:p>597856</text:p>
              </table:table-cell>
              <table:table-cell office:value-type="float" office:value="5110">
                <text:p>511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597856">
                <text:p>597856</text:p>
              </table:table-cell>
              <table:table-cell office:value-type="float" office:value="5110">
                <text:p>511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597856">
                <text:p>597856</text:p>
              </table:table-cell>
              <table:table-cell office:value-type="float" office:value="5110">
                <text:p>5110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597856">
                <text:p>597856</text:p>
              </table:table-cell>
              <table:table-cell office:value-type="float" office:value="5110">
                <text:p>511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597856">
                <text:p>597856</text:p>
              </table:table-cell>
              <table:table-cell office:value-type="float" office:value="5110">
                <text:p>511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597856">
                <text:p>597856</text:p>
              </table:table-cell>
              <table:table-cell office:value-type="float" office:value="5110">
                <text:p>511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597856">
                <text:p>597856</text:p>
              </table:table-cell>
              <table:table-cell office:value-type="float" office:value="5110">
                <text:p>511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597856">
                <text:p>597856</text:p>
              </table:table-cell>
              <table:table-cell office:value-type="float" office:value="5110">
                <text:p>511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597856">
                <text:p>597856</text:p>
              </table:table-cell>
              <table:table-cell office:value-type="float" office:value="5110">
                <text:p>511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597856">
                <text:p>597856</text:p>
              </table:table-cell>
              <table:table-cell office:value-type="float" office:value="5110">
                <text:p>511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597856">
                <text:p>597856</text:p>
              </table:table-cell>
              <table:table-cell office:value-type="float" office:value="5110">
                <text:p>511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597856">
                <text:p>597856</text:p>
              </table:table-cell>
              <table:table-cell office:value-type="float" office:value="5110">
                <text:p>511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597856">
                <text:p>597856</text:p>
              </table:table-cell>
              <table:table-cell office:value-type="float" office:value="5110">
                <text:p>511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597856">
                <text:p>597856</text:p>
              </table:table-cell>
              <table:table-cell office:value-type="float" office:value="5110">
                <text:p>511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597856">
                <text:p>597856</text:p>
              </table:table-cell>
              <table:table-cell office:value-type="float" office:value="5110">
                <text:p>5110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598734">
                <text:p>598734</text:p>
              </table:table-cell>
              <table:table-cell office:value-type="float" office:value="4862">
                <text:p>4862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598734">
                <text:p>598734</text:p>
              </table:table-cell>
              <table:table-cell office:value-type="float" office:value="4862">
                <text:p>4862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598734">
                <text:p>598734</text:p>
              </table:table-cell>
              <table:table-cell office:value-type="float" office:value="4862">
                <text:p>4862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598734">
                <text:p>598734</text:p>
              </table:table-cell>
              <table:table-cell office:value-type="float" office:value="4862">
                <text:p>4862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598734">
                <text:p>598734</text:p>
              </table:table-cell>
              <table:table-cell office:value-type="float" office:value="4862">
                <text:p>4862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598734">
                <text:p>598734</text:p>
              </table:table-cell>
              <table:table-cell office:value-type="float" office:value="4862">
                <text:p>486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598734">
                <text:p>598734</text:p>
              </table:table-cell>
              <table:table-cell office:value-type="float" office:value="4862">
                <text:p>4862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598734">
                <text:p>598734</text:p>
              </table:table-cell>
              <table:table-cell office:value-type="float" office:value="4862">
                <text:p>4862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598734">
                <text:p>598734</text:p>
              </table:table-cell>
              <table:table-cell office:value-type="float" office:value="4862">
                <text:p>4862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598734">
                <text:p>598734</text:p>
              </table:table-cell>
              <table:table-cell office:value-type="float" office:value="4862">
                <text:p>4862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598734">
                <text:p>598734</text:p>
              </table:table-cell>
              <table:table-cell office:value-type="float" office:value="4862">
                <text:p>4862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598734">
                <text:p>598734</text:p>
              </table:table-cell>
              <table:table-cell office:value-type="float" office:value="4862">
                <text:p>4862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598734">
                <text:p>598734</text:p>
              </table:table-cell>
              <table:table-cell office:value-type="float" office:value="4862">
                <text:p>4862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598734">
                <text:p>598734</text:p>
              </table:table-cell>
              <table:table-cell office:value-type="float" office:value="4862">
                <text:p>486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598734">
                <text:p>598734</text:p>
              </table:table-cell>
              <table:table-cell office:value-type="float" office:value="4862">
                <text:p>4862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599550">
                <text:p>599550</text:p>
              </table:table-cell>
              <table:table-cell office:value-type="float" office:value="4673">
                <text:p>4673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599550">
                <text:p>599550</text:p>
              </table:table-cell>
              <table:table-cell office:value-type="float" office:value="4673">
                <text:p>4673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599550">
                <text:p>599550</text:p>
              </table:table-cell>
              <table:table-cell office:value-type="float" office:value="4673">
                <text:p>4673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599550">
                <text:p>599550</text:p>
              </table:table-cell>
              <table:table-cell office:value-type="float" office:value="4673">
                <text:p>4673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599550">
                <text:p>599550</text:p>
              </table:table-cell>
              <table:table-cell office:value-type="float" office:value="4673">
                <text:p>4673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599550">
                <text:p>599550</text:p>
              </table:table-cell>
              <table:table-cell office:value-type="float" office:value="4673">
                <text:p>467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599550">
                <text:p>599550</text:p>
              </table:table-cell>
              <table:table-cell office:value-type="float" office:value="4673">
                <text:p>4673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599550">
                <text:p>599550</text:p>
              </table:table-cell>
              <table:table-cell office:value-type="float" office:value="4673">
                <text:p>4673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599550">
                <text:p>599550</text:p>
              </table:table-cell>
              <table:table-cell office:value-type="float" office:value="4673">
                <text:p>4673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599550">
                <text:p>599550</text:p>
              </table:table-cell>
              <table:table-cell office:value-type="float" office:value="4673">
                <text:p>4673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599550">
                <text:p>599550</text:p>
              </table:table-cell>
              <table:table-cell office:value-type="float" office:value="4673">
                <text:p>4673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599550">
                <text:p>599550</text:p>
              </table:table-cell>
              <table:table-cell office:value-type="float" office:value="4673">
                <text:p>4673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599550">
                <text:p>599550</text:p>
              </table:table-cell>
              <table:table-cell office:value-type="float" office:value="4673">
                <text:p>4673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599550">
                <text:p>599550</text:p>
              </table:table-cell>
              <table:table-cell office:value-type="float" office:value="4673">
                <text:p>4673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599550">
                <text:p>599550</text:p>
              </table:table-cell>
              <table:table-cell office:value-type="float" office:value="4673">
                <text:p>4673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600373">
                <text:p>600373</text:p>
              </table:table-cell>
              <table:table-cell office:value-type="float" office:value="4472">
                <text:p>4472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600373">
                <text:p>600373</text:p>
              </table:table-cell>
              <table:table-cell office:value-type="float" office:value="4472">
                <text:p>4472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600373">
                <text:p>600373</text:p>
              </table:table-cell>
              <table:table-cell office:value-type="float" office:value="4472">
                <text:p>4472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600373">
                <text:p>600373</text:p>
              </table:table-cell>
              <table:table-cell office:value-type="float" office:value="4472">
                <text:p>447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600373">
                <text:p>600373</text:p>
              </table:table-cell>
              <table:table-cell office:value-type="float" office:value="4472">
                <text:p>447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600373">
                <text:p>600373</text:p>
              </table:table-cell>
              <table:table-cell office:value-type="float" office:value="4472">
                <text:p>4472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600373">
                <text:p>600373</text:p>
              </table:table-cell>
              <table:table-cell office:value-type="float" office:value="4472">
                <text:p>4472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600373">
                <text:p>600373</text:p>
              </table:table-cell>
              <table:table-cell office:value-type="float" office:value="4472">
                <text:p>447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600373">
                <text:p>600373</text:p>
              </table:table-cell>
              <table:table-cell office:value-type="float" office:value="4472">
                <text:p>4472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600373">
                <text:p>600373</text:p>
              </table:table-cell>
              <table:table-cell office:value-type="float" office:value="4472">
                <text:p>4472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600373">
                <text:p>600373</text:p>
              </table:table-cell>
              <table:table-cell office:value-type="float" office:value="4472">
                <text:p>4472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600373">
                <text:p>600373</text:p>
              </table:table-cell>
              <table:table-cell office:value-type="float" office:value="4472">
                <text:p>4472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600373">
                <text:p>600373</text:p>
              </table:table-cell>
              <table:table-cell office:value-type="float" office:value="4472">
                <text:p>447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600373">
                <text:p>600373</text:p>
              </table:table-cell>
              <table:table-cell office:value-type="float" office:value="4472">
                <text:p>447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600373">
                <text:p>600373</text:p>
              </table:table-cell>
              <table:table-cell office:value-type="float" office:value="4472">
                <text:p>4472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601130">
                <text:p>601130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601130">
                <text:p>601130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601130">
                <text:p>601130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601130">
                <text:p>601130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601130">
                <text:p>601130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601130">
                <text:p>601130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601130">
                <text:p>601130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601130">
                <text:p>601130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601130">
                <text:p>601130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601130">
                <text:p>601130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601130">
                <text:p>601130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601130">
                <text:p>601130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601130">
                <text:p>601130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601130">
                <text:p>601130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601130">
                <text:p>601130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601858">
                <text:p>601858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601858">
                <text:p>601858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601858">
                <text:p>601858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601858">
                <text:p>601858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601858">
                <text:p>601858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601858">
                <text:p>601858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601858">
                <text:p>601858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601858">
                <text:p>601858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601858">
                <text:p>601858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601858">
                <text:p>601858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601858">
                <text:p>601858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601858">
                <text:p>601858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601858">
                <text:p>601858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601858">
                <text:p>601858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601858">
                <text:p>601858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602601">
                <text:p>602601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602601">
                <text:p>602601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602601">
                <text:p>602601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602601">
                <text:p>602601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602601">
                <text:p>602601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602601">
                <text:p>602601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602601">
                <text:p>602601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602601">
                <text:p>602601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602601">
                <text:p>602601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602601">
                <text:p>602601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602601">
                <text:p>602601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602601">
                <text:p>602601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602601">
                <text:p>602601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602601">
                <text:p>602601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602601">
                <text:p>602601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603276">
                <text:p>603276</text:p>
              </table:table-cell>
              <table:table-cell office:value-type="float" office:value="3746">
                <text:p>3746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603276">
                <text:p>603276</text:p>
              </table:table-cell>
              <table:table-cell office:value-type="float" office:value="3746">
                <text:p>3746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603276">
                <text:p>603276</text:p>
              </table:table-cell>
              <table:table-cell office:value-type="float" office:value="3746">
                <text:p>3746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603276">
                <text:p>603276</text:p>
              </table:table-cell>
              <table:table-cell office:value-type="float" office:value="3746">
                <text:p>3746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603276">
                <text:p>603276</text:p>
              </table:table-cell>
              <table:table-cell office:value-type="float" office:value="3746">
                <text:p>3746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603276">
                <text:p>603276</text:p>
              </table:table-cell>
              <table:table-cell office:value-type="float" office:value="3746">
                <text:p>3746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603276">
                <text:p>603276</text:p>
              </table:table-cell>
              <table:table-cell office:value-type="float" office:value="3746">
                <text:p>3746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603276">
                <text:p>603276</text:p>
              </table:table-cell>
              <table:table-cell office:value-type="float" office:value="3746">
                <text:p>3746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603276">
                <text:p>603276</text:p>
              </table:table-cell>
              <table:table-cell office:value-type="float" office:value="3746">
                <text:p>3746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603276">
                <text:p>603276</text:p>
              </table:table-cell>
              <table:table-cell office:value-type="float" office:value="3746">
                <text:p>3746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603276">
                <text:p>603276</text:p>
              </table:table-cell>
              <table:table-cell office:value-type="float" office:value="3746">
                <text:p>3746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603276">
                <text:p>603276</text:p>
              </table:table-cell>
              <table:table-cell office:value-type="float" office:value="3746">
                <text:p>3746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603276">
                <text:p>603276</text:p>
              </table:table-cell>
              <table:table-cell office:value-type="float" office:value="3746">
                <text:p>3746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603276">
                <text:p>603276</text:p>
              </table:table-cell>
              <table:table-cell office:value-type="float" office:value="3746">
                <text:p>3746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603276">
                <text:p>603276</text:p>
              </table:table-cell>
              <table:table-cell office:value-type="float" office:value="3746">
                <text:p>3746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603946">
                <text:p>603946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603946">
                <text:p>603946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603946">
                <text:p>603946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603946">
                <text:p>603946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603946">
                <text:p>603946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603946">
                <text:p>603946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603946">
                <text:p>603946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603946">
                <text:p>603946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603946">
                <text:p>603946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603946">
                <text:p>603946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603946">
                <text:p>603946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603946">
                <text:p>603946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603946">
                <text:p>603946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603946">
                <text:p>603946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603946">
                <text:p>603946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604589">
                <text:p>604589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604589">
                <text:p>604589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604589">
                <text:p>604589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604589">
                <text:p>604589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604589">
                <text:p>604589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604589">
                <text:p>604589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604589">
                <text:p>604589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604589">
                <text:p>604589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604589">
                <text:p>604589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604589">
                <text:p>604589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604589">
                <text:p>604589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604589">
                <text:p>604589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604589">
                <text:p>604589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604589">
                <text:p>604589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604589">
                <text:p>604589</text:p>
              </table:table-cell>
              <table:table-cell office:value-type="float" office:value="3460">
                <text:p>34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